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olodyazne, Krasne Pershe, Novomlynsk, Dvorichna, ...</text:span>
</text:h>
      <text:p text:style-name="P4">
Authors: liveuamap (Language: en)</text:p>
      <text:p text:style-name="P4">
Time: 2023-04-09T-36:39:00</text:p>
      <text:p text:style-name="P4">
Location: Svatove (Latitude:49.5388 Longtitude:37.89597)</text:p>
      <text:p text:style-name="P4">
Videos: []</text:p>
      <text:p text:style-name="P4">
Images: []</text:p>
      <text:p text:style-name="P4">
Tags: ["Russia"]</text:p>
      <text:p text:style-name="P4">
ID: 22554742</text:p>
      <!--METADATA-->
      <text:p text:style-name="P4">
At Kupiansk direction Russian army shelled Kolodyazne, Krasne Pershe,Novomlynsk, Dvorichna, Zapadne, Krokhmalne, Kindrashivka, Pischane andBerestove of Kharkiv region, - General Staff of Armed Forces of Ukraine saysin the morning report</text:p>
      <text:p text:style-name="P4">
News Collection Link: <text:a xlink:type="simple" xlink:href="https://liveuamap.com/en/2023/9-april-at-kupiansk-direction-russian-army-shelled-kolodyazne" text:style-name="Internet_20_link" text:visited-style-name="Visited_20_Internet_20_Link">
https://liveuamap.com/en/2023/9-april-at-kupiansk-direction-russian-army-shelled-kolodyazne</text:a>
</text:p>
      <text:p text:style-name="P4">
Source: <text:a xlink:type="simple" xlink:href="https://t.me/lumsrc/4447" text:style-name="Internet_20_link" text:visited-style-name="Visited_20_Internet_20_Link">
https://t.me/lumsrc/4447</text:a>
</text:p>
      <!--NEWS-->
      <text:h text:style-name="P10" text:outline-level="1">
<text:span text:style-name="T4">
At Bakhmut direction Russian army shelled Vasukivka, Minkivka, Zaliznyanske, Orikhovo-Vasyliv...</text:span>
</text:h>
      <text:p text:style-name="P4">
Authors: liveuamap (Language: en)</text:p>
      <text:p text:style-name="P4">
Time: 2023-04-09T-39:40:00</text:p>
      <text:p text:style-name="P4">
Location: Kostyantynivka (Latitude:48.54946 Longtitude:37.72602)</text:p>
      <text:p text:style-name="P4">
Videos: []</text:p>
      <text:p text:style-name="P4">
Images: []</text:p>
      <text:p text:style-name="P4">
Tags: ["Russia"]</text:p>
      <text:p text:style-name="P4">
ID: 22554732</text:p>
      <!--METADATA-->
      <text:p text:style-name="P4">
At Bakhmut direction Russian army shelled Vasukivka, Minkivka, Zaliznyanske,Orikhovo-Vasylivka, Markove, Hryhorivka, Bakhmut, Khromove, Chasiv Yar,Ivanivske, Stupochky, Bila Hora, Novodmytrivka and Druzhba of Donetsk region,- General Staff of Armed Forces of Ukraine says in the morning report</text:p>
      <text:p text:style-name="P4">
News Collection Link: <text:a xlink:type="simple" xlink:href="https://liveuamap.com/en/2023/9-april-at-bakhmut-direction-russian-army-shelled-vasukivka" text:style-name="Internet_20_link" text:visited-style-name="Visited_20_Internet_20_Link">
https://liveuamap.com/en/2023/9-april-at-bakhmut-direction-russian-army-shelled-vasukivka</text:a>
</text:p>
      <text:p text:style-name="P4">
Source: <text:a xlink:type="simple" xlink:href="https://t.me/lumsrc/4449" text:style-name="Internet_20_link" text:visited-style-name="Visited_20_Internet_20_Link">
https://t.me/lumsrc/4449</text:a>
</text:p>
      <!--NEWS-->
      <text:h text:style-name="P10" text:outline-level="1">
<text:span text:style-name="T4">
At Avdiyivka and Maryinka directions Russian army shelled Novokalynove, Kamyanka, Stepove, Or...</text:span>
</text:h>
      <text:p text:style-name="P4">
Authors: liveuamap (Language: en)</text:p>
      <text:p text:style-name="P4">
Time: 2023-04-09T-41:40:00</text:p>
      <text:p text:style-name="P4">
Location: Marinka, Donetsk Oblast (Latitude:47.86708 Longtitude:37.43557)</text:p>
      <text:p text:style-name="P4">
Videos: []</text:p>
      <text:p text:style-name="P4">
Images: []</text:p>
      <text:p text:style-name="P4">
Tags: ["Russia"]</text:p>
      <text:p text:style-name="P4">
ID: 22554729</text:p>
      <!--METADATA-->
      <text:p text:style-name="P4">
At Avdiyivka and Maryinka directions Russian army shelled Novokalynove,Kamyanka, Stepove, Orlivka, Lastochkyne, Avdiyivka, Syeverne, Netaylove,Karlivka, Krasnohorivka, Maryinka, Pobyeda and Paraskoviyivka of Donetskregion , - General Staff of Armed Forces of Ukraine says in the morning report</text:p>
      <text:p text:style-name="P4">
News Collection Link: <text:a xlink:type="simple" xlink:href="https://liveuamap.com/en/2023/9-april-at-avdiyivka-and-maryinka-directions-russian-army" text:style-name="Internet_20_link" text:visited-style-name="Visited_20_Internet_20_Link">
https://liveuamap.com/en/2023/9-april-at-avdiyivka-and-maryinka-directions-russian-army</text:a>
</text:p>
      <text:p text:style-name="P4">
Source: <text:a xlink:type="simple" xlink:href="https://t.me/lumsrc/4450" text:style-name="Internet_20_link" text:visited-style-name="Visited_20_Internet_20_Link">
https://t.me/lumsrc/4450</text:a>
</text:p>
      <!--NEWS-->
      <text:h text:style-name="P10" text:outline-level="1">
<text:span text:style-name="T4">
Sumska Oblast, Chernihivska Oblast(10:50). Red Alert: aerial threat. Sirens sounding. Take co...</text:span>
</text:h>
      <text:p text:style-name="P4">
Authors: liveuamap (Language: en)</text:p>
      <text:p text:style-name="P4">
Time: 2023-04-09T04:57:00</text:p>
      <text:p text:style-name="P4">
Location: Sumska Oblast (Latitude:51.00000000 Longtitude:34.00000000)</text:p>
      <text:p text:style-name="P4">
Videos: []</text:p>
      <text:p text:style-name="P4">
Images: []</text:p>
      <text:p text:style-name="P4">
Tags: ["Europe", "Central and Eastern Europe"]</text:p>
      <text:p text:style-name="P4">
ID: 22554816</text:p>
      <!--METADATA-->
      <text:p text:style-name="P4">
Sumska Oblast, Chernihivska Oblast(10:50). Red Alert: aerial threat. Sirenssounding. Take cover now!</text:p>
      <text:p text:style-name="P4">
News Collection Link: <text:a xlink:type="simple" xlink:href="https://liveuamap.com/en/2023/09-april-sumska-oblast-chernihivska-oblast105g" text:style-name="Internet_20_link" text:visited-style-name="Visited_20_Internet_20_Link">
https://liveuamap.com/en/2023/09-april-sumska-oblast-chernihivska-oblast105g</text:a>
</text:p>
      <text:p text:style-name="P4">
Source: <text:a xlink:type="simple" xlink:href="https://t.me/air_alert_ua/42810" text:style-name="Internet_20_link" text:visited-style-name="Visited_20_Internet_20_Link">
https://t.me/air_alert_ua/42810</text:a>
</text:p>
      <!--NEWS-->
      <text:h text:style-name="P10" text:outline-level="1">
<text:span text:style-name="T4">
Donetsk Oblast(11:39). Red Alert: aerial threat. Sirens sounding. Take cover now!</text:span>
</text:h>
      <text:p text:style-name="P4">
Authors: liveuamap (Language: en)</text:p>
      <text:p text:style-name="P4">
Time: 2023-04-09T05:39:00</text:p>
      <text:p text:style-name="P4">
Location: Donetsk Oblast (Latitude:48.72634 Longtitude:37.57752)</text:p>
      <text:p text:style-name="P4">
Videos: []</text:p>
      <text:p text:style-name="P4">
Images: []</text:p>
      <text:p text:style-name="P4">
Tags: ["Europe", "Central and Eastern Europe"]</text:p>
      <text:p text:style-name="P4">
ID: 22554821</text:p>
      <!--METADATA-->
      <text:p text:style-name="P4">
Donetsk Oblast(11:39). Red Alert: aerial threat. Sirens sounding. Take covernow!</text:p>
      <text:p text:style-name="P4">
News Collection Link: <text:a xlink:type="simple" xlink:href="https://liveuamap.com/en/2023/09-april-donetsk-oblast1139-red-alert-aerial-g" text:style-name="Internet_20_link" text:visited-style-name="Visited_20_Internet_20_Link">
https://liveuamap.com/en/2023/09-april-donetsk-oblast1139-red-alert-aerial-g</text:a>
</text:p>
      <text:p text:style-name="P4">
Source: <text:a xlink:type="simple" xlink:href="https://t.me/air_alert_ua/42813" text:style-name="Internet_20_link" text:visited-style-name="Visited_20_Internet_20_Link">
https://t.me/air_alert_ua/42813</text:a>
</text:p>
      <!--NEWS-->
      <text:h text:style-name="P10" text:outline-level="1">
<text:span text:style-name="T4">
Donetsk Oblast(14:05). Red Alert: aerial threat. Sirens sounding. Take cover now!</text:span>
</text:h>
      <text:p text:style-name="P4">
Authors: liveuamap (Language: en)</text:p>
      <text:p text:style-name="P4">
Time: 2023-04-09T08:06:00</text:p>
      <text:p text:style-name="P4">
Location: Donetsk Oblast (Latitude:48.72691 Longtitude:37.57922)</text:p>
      <text:p text:style-name="P4">
Videos: []</text:p>
      <text:p text:style-name="P4">
Images: []</text:p>
      <text:p text:style-name="P4">
Tags: ["Europe", "Central and Eastern Europe"]</text:p>
      <text:p text:style-name="P4">
ID: 22554834</text:p>
      <!--METADATA-->
      <text:p text:style-name="P4">
Donetsk Oblast(14:05). Red Alert: aerial threat. Sirens sounding. Take covernow!</text:p>
      <text:p text:style-name="P4">
News Collection Link: <text:a xlink:type="simple" xlink:href="https://liveuamap.com/en/2023/09-april-donetsk-oblast1405-red-alert-aerial-g" text:style-name="Internet_20_link" text:visited-style-name="Visited_20_Internet_20_Link">
https://liveuamap.com/en/2023/09-april-donetsk-oblast1405-red-alert-aerial-g</text:a>
</text:p>
      <text:p text:style-name="P4">
Source: <text:a xlink:type="simple" xlink:href="https://t.me/air_alert_ua/42815" text:style-name="Internet_20_link" text:visited-style-name="Visited_20_Internet_20_Link">
https://t.me/air_alert_ua/42815</text:a>
</text:p>
      <!--NEWS-->
      <text:h text:style-name="P10" text:outline-level="1">
<text:span text:style-name="T4">
Donetsk Oblast(15:06). Red Alert: aerial threat. Sirens sounding. Take cover now!</text:span>
</text:h>
      <text:p text:style-name="P4">
Authors: liveuamap (Language: en)</text:p>
      <text:p text:style-name="P4">
Time: 2023-04-09T09:07:00</text:p>
      <text:p text:style-name="P4">
Location: Donetsk Oblast (Latitude:48.72744 Longtitude:37.5781)</text:p>
      <text:p text:style-name="P4">
Videos: []</text:p>
      <text:p text:style-name="P4">
Images: []</text:p>
      <text:p text:style-name="P4">
Tags: ["Europe", "Central and Eastern Europe"]</text:p>
      <text:p text:style-name="P4">
ID: 22554836</text:p>
      <!--METADATA-->
      <text:p text:style-name="P4">
Donetsk Oblast(15:06). Red Alert: aerial threat. Sirens sounding. Take covernow!</text:p>
      <text:p text:style-name="P4">
News Collection Link: <text:a xlink:type="simple" xlink:href="https://liveuamap.com/en/2023/09-april-donetsk-oblast1506-red-alert-aerial-g" text:style-name="Internet_20_link" text:visited-style-name="Visited_20_Internet_20_Link">
https://liveuamap.com/en/2023/09-april-donetsk-oblast1506-red-alert-aerial-g</text:a>
</text:p>
      <text:p text:style-name="P4">
Source: <text:a xlink:type="simple" xlink:href="https://t.me/air_alert_ua/42817" text:style-name="Internet_20_link" text:visited-style-name="Visited_20_Internet_20_Link">
https://t.me/air_alert_ua/42817</text:a>
</text:p>
      <!--NEWS-->
      <text:h text:style-name="P10" text:outline-level="1">
<text:span text:style-name="T4">
Donetsk Oblast(17:00). Red Alert: aerial threat. Sirens sounding. Take cover now!</text:span>
</text:h>
      <text:p text:style-name="P4">
Authors: liveuamap (Language: en)</text:p>
      <text:p text:style-name="P4">
Time: 2023-04-09T11:01:00</text:p>
      <text:p text:style-name="P4">
Location: Donetsk Oblast (Latitude:48.72705 Longtitude:37.57835)</text:p>
      <text:p text:style-name="P4">
Videos: []</text:p>
      <text:p text:style-name="P4">
Images: []</text:p>
      <text:p text:style-name="P4">
Tags: ["Europe", "Central and Eastern Europe"]</text:p>
      <text:p text:style-name="P4">
ID: 22554839</text:p>
      <!--METADATA-->
      <text:p text:style-name="P4">
Donetsk Oblast(17:00). Red Alert: aerial threat. Sirens sounding. Take covernow!</text:p>
      <text:p text:style-name="P4">
News Collection Link: <text:a xlink:type="simple" xlink:href="https://liveuamap.com/en/2023/09-april-donetsk-oblast1700-red-alert-aerial-g" text:style-name="Internet_20_link" text:visited-style-name="Visited_20_Internet_20_Link">
https://liveuamap.com/en/2023/09-april-donetsk-oblast1700-red-alert-aerial-g</text:a>
</text:p>
      <text:p text:style-name="P4">
Source: <text:a xlink:type="simple" xlink:href="https://t.me/air_alert_ua/42819" text:style-name="Internet_20_link" text:visited-style-name="Visited_20_Internet_20_Link">
https://t.me/air_alert_ua/42819</text:a>
</text:p>
      <!--NEWS-->
      <text:h text:style-name="P10" text:outline-level="1">
<text:span text:style-name="T4">
Donetsk Oblast(19:15). Red Alert: aerial threat. Sirens sounding. Take cover now!</text:span>
</text:h>
      <text:p text:style-name="P4">
Authors: liveuamap (Language: en)</text:p>
      <text:p text:style-name="P4">
Time: 2023-04-09T13:17:00</text:p>
      <text:p text:style-name="P4">
Location: Donetsk Oblast (Latitude:48.72858 Longtitude:37.57749)</text:p>
      <text:p text:style-name="P4">
Videos: []</text:p>
      <text:p text:style-name="P4">
Images: []</text:p>
      <text:p text:style-name="P4">
Tags: ["Europe", "Central and Eastern Europe"]</text:p>
      <text:p text:style-name="P4">
ID: 22554873</text:p>
      <!--METADATA-->
      <text:p text:style-name="P4">
Donetsk Oblast(19:15). Red Alert: aerial threat. Sirens sounding. Take covernow!</text:p>
      <text:p text:style-name="P4">
News Collection Link: <text:a xlink:type="simple" xlink:href="https://liveuamap.com/en/2023/09-april-donetsk-oblast1915-red-alert-aerial-g" text:style-name="Internet_20_link" text:visited-style-name="Visited_20_Internet_20_Link">
https://liveuamap.com/en/2023/09-april-donetsk-oblast1915-red-alert-aerial-g</text:a>
</text:p>
      <text:p text:style-name="P4">
Source: <text:a xlink:type="simple" xlink:href="https://t.me/air_alert_ua/42821" text:style-name="Internet_20_link" text:visited-style-name="Visited_20_Internet_20_Link">
https://t.me/air_alert_ua/42821</text:a>
</text:p>
      <!--NEWS-->
      <text:h text:style-name="P10" text:outline-level="1">
<text:span text:style-name="T4">
Kherson, Khersonska Oblast(19:33). Red Alert: aerial threat. Sirens sounding. Take cover now!</text:span>
</text:h>
      <text:p text:style-name="P4">
Authors: liveuamap (Language: en)</text:p>
      <text:p text:style-name="P4">
Time: 2023-04-09T13:34:00</text:p>
      <text:p text:style-name="P4">
Location: Kherson (Latitude:46.65581000 Longtitude:32.61780000)</text:p>
      <text:p text:style-name="P4">
Videos: []</text:p>
      <text:p text:style-name="P4">
Images: []</text:p>
      <text:p text:style-name="P4">
Tags: ["Europe", "Central and Eastern Europe"]</text:p>
      <text:p text:style-name="P4">
ID: 22554876</text:p>
      <!--METADATA-->
      <text:p text:style-name="P4">
Kherson, Khersonska Oblast(19:33). Red Alert: aerial threat. Sirens sounding.Take cover now!</text:p>
      <text:p text:style-name="P4">
News Collection Link: <text:a xlink:type="simple" xlink:href="https://liveuamap.com/en/2023/09-april-kherson-khersonska-oblast1933-red-alg" text:style-name="Internet_20_link" text:visited-style-name="Visited_20_Internet_20_Link">
https://liveuamap.com/en/2023/09-april-kherson-khersonska-oblast1933-red-alg</text:a>
</text:p>
      <text:p text:style-name="P4">
Source: <text:a xlink:type="simple" xlink:href="https://t.me/air_alert_ua/42822" text:style-name="Internet_20_link" text:visited-style-name="Visited_20_Internet_20_Link">
https://t.me/air_alert_ua/42822</text:a>
</text:p>
      <!--NEWS-->
      <text:h text:style-name="P10" text:outline-level="1">
<text:span text:style-name="T4">
Mykolaiv, Mykolayivska Oblast(19:56). Red Alert: aerial threat. Sirens sounding. Take cover now!</text:span>
</text:h>
      <text:p text:style-name="P4">
Authors: liveuamap (Language: en)</text:p>
      <text:p text:style-name="P4">
Time: 2023-04-09T13:58:00</text:p>
      <text:p text:style-name="P4">
Location: Mykolaiv (Latitude:46.94866 Longtitude:32.00639)</text:p>
      <text:p text:style-name="P4">
Videos: []</text:p>
      <text:p text:style-name="P4">
Images: []</text:p>
      <text:p text:style-name="P4">
Tags: ["Europe", "Central and Eastern Europe"]</text:p>
      <text:p text:style-name="P4">
ID: 22554877</text:p>
      <!--METADATA-->
      <text:p text:style-name="P4">
Mykolaiv, Mykolayivska Oblast(19:56). Red Alert: aerial threat. Sirenssounding. Take cover now!</text:p>
      <text:p text:style-name="P4">
News Collection Link: <text:a xlink:type="simple" xlink:href="https://liveuamap.com/en/2023/09-april-mykolaiv-mykolayivska-oblast1956-redg" text:style-name="Internet_20_link" text:visited-style-name="Visited_20_Internet_20_Link">
https://liveuamap.com/en/2023/09-april-mykolaiv-mykolayivska-oblast1956-redg</text:a>
</text:p>
      <text:p text:style-name="P4">
Source: <text:a xlink:type="simple" xlink:href="https://t.me/air_alert_ua/42824" text:style-name="Internet_20_link" text:visited-style-name="Visited_20_Internet_20_Link">
https://t.me/air_alert_ua/42824</text:a>
</text:p>
      <!--NEWS-->
      <text:h text:style-name="P10" text:outline-level="1">
<text:span text:style-name="T4">
Zaporizka Oblast(20:29). Red Alert: aerial threat. Sirens sounding. Take cover now!</text:span>
</text:h>
      <text:p text:style-name="P4">
Authors: liveuamap (Language: en)</text:p>
      <text:p text:style-name="P4">
Time: 2023-04-09T14:31:00</text:p>
      <text:p text:style-name="P4">
Location: Zaporizka Oblast (Latitude:47.611001 Longtitude:35.765041)</text:p>
      <text:p text:style-name="P4">
Videos: []</text:p>
      <text:p text:style-name="P4">
Images: []</text:p>
      <text:p text:style-name="P4">
Tags: ["Europe", "Central and Eastern Europe"]</text:p>
      <text:p text:style-name="P4">
ID: 22554887</text:p>
      <!--METADATA-->
      <text:p text:style-name="P4">
Zaporizka Oblast(20:29). Red Alert: aerial threat. Sirens sounding. Take covernow!</text:p>
      <text:p text:style-name="P4">
News Collection Link: <text:a xlink:type="simple" xlink:href="https://liveuamap.com/en/2023/09-april-zaporizka-oblast2029-red-alert-aeriag" text:style-name="Internet_20_link" text:visited-style-name="Visited_20_Internet_20_Link">
https://liveuamap.com/en/2023/09-april-zaporizka-oblast2029-red-alert-aeriag</text:a>
</text:p>
      <text:p text:style-name="P4">
Source: <text:a xlink:type="simple" xlink:href="https://t.me/air_alert_ua/42825" text:style-name="Internet_20_link" text:visited-style-name="Visited_20_Internet_20_Link">
https://t.me/air_alert_ua/42825</text:a>
</text:p>
      <!--NEWS-->
      <text:h text:style-name="P10" text:outline-level="1">
<text:span text:style-name="T4">
Kharkiv, Kharkivska Oblast(20:54). Red Alert: aerial threat. Sirens sounding. Take cover now!</text:span>
</text:h>
      <text:p text:style-name="P4">
Authors: liveuamap (Language: en)</text:p>
      <text:p text:style-name="P4">
Time: 2023-04-09T14:56:00</text:p>
      <text:p text:style-name="P4">
Location: Kharkiv (Latitude:49.98081000 Longtitude:36.25272000)</text:p>
      <text:p text:style-name="P4">
Videos: []</text:p>
      <text:p text:style-name="P4">
Images: []</text:p>
      <text:p text:style-name="P4">
Tags: ["Europe", "Central and Eastern Europe"]</text:p>
      <text:p text:style-name="P4">
ID: 22554893</text:p>
      <!--METADATA-->
      <text:p text:style-name="P4">
Kharkiv, Kharkivska Oblast(20:54). Red Alert: aerial threat. Sirens sounding.Take cover now!</text:p>
      <text:p text:style-name="P4">
News Collection Link: <text:a xlink:type="simple" xlink:href="https://liveuamap.com/en/2023/09-april-kharkiv-kharkivska-oblast2054-red-alg" text:style-name="Internet_20_link" text:visited-style-name="Visited_20_Internet_20_Link">
https://liveuamap.com/en/2023/09-april-kharkiv-kharkivska-oblast2054-red-alg</text:a>
</text:p>
      <text:p text:style-name="P4">
Source: <text:a xlink:type="simple" xlink:href="https://t.me/air_alert_ua/42828" text:style-name="Internet_20_link" text:visited-style-name="Visited_20_Internet_20_Link">
https://t.me/air_alert_ua/42828</text:a>
</text:p>
      <!--NEWS-->
      <text:h text:style-name="P10" text:outline-level="1">
<text:span text:style-name="T4">
Donetsk Oblast(00:05). Red Alert: aerial threat. Sirens sounding. Take cover now!</text:span>
</text:h>
      <text:p text:style-name="P4">
Authors: liveuamap (Language: en)</text:p>
      <text:p text:style-name="P4">
Time: 2023-04-09T18:06:00</text:p>
      <text:p text:style-name="P4">
Location: Donetsk Oblast (Latitude:48.72665 Longtitude:37.57921)</text:p>
      <text:p text:style-name="P4">
Videos: []</text:p>
      <text:p text:style-name="P4">
Images: []</text:p>
      <text:p text:style-name="P4">
Tags: ["Europe", "Central and Eastern Europe"]</text:p>
      <text:p text:style-name="P4">
ID: 22554905</text:p>
      <!--METADATA-->
      <text:p text:style-name="P4">
Donetsk Oblast(00:05). Red Alert: aerial threat. Sirens sounding. Take covernow!</text:p>
      <text:p text:style-name="P4">
News Collection Link: <text:a xlink:type="simple" xlink:href="https://liveuamap.com/en/2023/09-april-donetsk-oblast0005-red-alert-aerial-g" text:style-name="Internet_20_link" text:visited-style-name="Visited_20_Internet_20_Link">
https://liveuamap.com/en/2023/09-april-donetsk-oblast0005-red-alert-aerial-g</text:a>
</text:p>
      <text:p text:style-name="P4">
Source: <text:a xlink:type="simple" xlink:href="https://t.me/air_alert_ua/42832" text:style-name="Internet_20_link" text:visited-style-name="Visited_20_Internet_20_Link">
https://t.me/air_alert_ua/42832</text:a>
</text:p>
      <!--NEWS-->
      <text:h text:style-name="P10" text:outline-level="1">
<text:span text:style-name="T4">
Sumska Oblast, Zaporizka Oblast, Dnipro, Dnipropetrovska Oblast(00:10). Red Alert: aerial thr...</text:span>
</text:h>
      <text:p text:style-name="P4">
Authors: liveuamap (Language: en)</text:p>
      <text:p text:style-name="P4">
Time: 2023-04-09T18:11:00</text:p>
      <text:p text:style-name="P4">
Location: Sumska Oblast (Latitude:50.99981 Longtitude:34.00105)</text:p>
      <text:p text:style-name="P4">
Videos: []</text:p>
      <text:p text:style-name="P4">
Images: []</text:p>
      <text:p text:style-name="P4">
Tags: ["Europe", "Central and Eastern Europe"]</text:p>
      <text:p text:style-name="P4">
ID: 22554906</text:p>
      <!--METADATA-->
      <text:p text:style-name="P4">
Sumska Oblast, Zaporizka Oblast, Dnipro, Dnipropetrovska Oblast(00:10). RedAlert: aerial threat. Sirens sounding. Take cover now!</text:p>
      <text:p text:style-name="P4">
News Collection Link: <text:a xlink:type="simple" xlink:href="https://liveuamap.com/en/2023/09-april-sumska-oblast-zaporizka-oblast-dniprg" text:style-name="Internet_20_link" text:visited-style-name="Visited_20_Internet_20_Link">
https://liveuamap.com/en/2023/09-april-sumska-oblast-zaporizka-oblast-dniprg</text:a>
</text:p>
      <text:p text:style-name="P4">
Source: <text:a xlink:type="simple" xlink:href="https://t.me/air_alert_ua/42835" text:style-name="Internet_20_link" text:visited-style-name="Visited_20_Internet_20_Link">
https://t.me/air_alert_ua/42835</text:a>
</text:p>
      <!--NEWS-->
      <text:h text:style-name="P10" text:outline-level="1">
<text:span text:style-name="T4">
Poltavska Oblast(00:11). Red Alert: aerial threat. Sirens sounding. Take cover now!</text:span>
</text:h>
      <text:p text:style-name="P4">
Authors: liveuamap (Language: en)</text:p>
      <text:p text:style-name="P4">
Time: 2023-04-09T18:12:00</text:p>
      <text:p text:style-name="P4">
Location: Poltavska Oblast (Latitude:49.47705000 Longtitude:33.81866000)</text:p>
      <text:p text:style-name="P4">
Videos: []</text:p>
      <text:p text:style-name="P4">
Images: []</text:p>
      <text:p text:style-name="P4">
Tags: ["Europe", "Central and Eastern Europe"]</text:p>
      <text:p text:style-name="P4">
ID: 22554907</text:p>
      <!--METADATA-->
      <text:p text:style-name="P4">
Poltavska Oblast(00:11). Red Alert: aerial threat. Sirens sounding. Take covernow!</text:p>
      <text:p text:style-name="P4">
News Collection Link: <text:a xlink:type="simple" xlink:href="https://liveuamap.com/en/2023/09-april-poltavska-oblast0011-red-alert-aeriag" text:style-name="Internet_20_link" text:visited-style-name="Visited_20_Internet_20_Link">
https://liveuamap.com/en/2023/09-april-poltavska-oblast0011-red-alert-aeriag</text:a>
</text:p>
      <text:p text:style-name="P4">
Source: <text:a xlink:type="simple" xlink:href="https://t.me/suspilnepoltava/10721" text:style-name="Internet_20_link" text:visited-style-name="Visited_20_Internet_20_Link">
https://t.me/suspilnepoltava/10721</text:a>
</text:p>
      <!--NEWS-->
      <text:h text:style-name="P10" text:outline-level="1">
<text:span text:style-name="T4">
Kharkiv, Kharkivska Oblast(00:12). Red Alert: aerial threat. Sirens sounding. Take cover now!</text:span>
</text:h>
      <text:p text:style-name="P4">
Authors: liveuamap (Language: en)</text:p>
      <text:p text:style-name="P4">
Time: 2023-04-09T18:14:00</text:p>
      <text:p text:style-name="P4">
Location: Kharkiv (Latitude:49.98103 Longtitude:36.25286)</text:p>
      <text:p text:style-name="P4">
Videos: []</text:p>
      <text:p text:style-name="P4">
Images: []</text:p>
      <text:p text:style-name="P4">
Tags: ["Europe", "Central and Eastern Europe"]</text:p>
      <text:p text:style-name="P4">
ID: 22554908</text:p>
      <!--METADATA-->
      <text:p text:style-name="P4">
Kharkiv, Kharkivska Oblast(00:12). Red Alert: aerial threat. Sirens sounding.Take cover now!</text:p>
      <text:p text:style-name="P4">
News Collection Link: <text:a xlink:type="simple" xlink:href="https://liveuamap.com/en/2023/09-april-kharkiv-kharkivska-oblast0012-red-alg" text:style-name="Internet_20_link" text:visited-style-name="Visited_20_Internet_20_Link">
https://liveuamap.com/en/2023/09-april-kharkiv-kharkivska-oblast0012-red-alg</text:a>
</text:p>
      <text:p text:style-name="P4">
Source: <text:a xlink:type="simple" xlink:href="https://t.me/air_alert_ua/42837" text:style-name="Internet_20_link" text:visited-style-name="Visited_20_Internet_20_Link">
https://t.me/air_alert_ua/42837</text:a>
</text:p>
      <!--NEWS-->
      <text:h text:style-name="P10" text:outline-level="1">
<text:span text:style-name="T4">
На Донеччині наші морпіхи ліквідовують ворога ударними дронами</text:span>
</text:h>
      <text:p text:style-name="P4">
Author: ['АРМІЯINFORM']</text:p>
      <text:p text:style-name="P4">
Time: 2023-04-09T94:00:00-04:00</text:p>
      <text:p text:style-name="P4">
Description: У Донецькій області аеророзвідники ліквідували ворожий спостережний пункт, розміщений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drony-2.jpg" text:style-name="Internet_20_link" text:visited-style-name="Visited_20_Internet_20_Link">
drony-2.jpg</text:a>
']</text:p>
      <text:p text:style-name="P4">
Tags: ['АЕРОРОЗВІДНИКИ', 'ДОНЕЦЬКА ОБЛАСТЬ']</text:p>
      <text:p text:style-name="P4">
Category: News</text:p>
      <!--METADATA-->
      <text:p text:style-name="P4">
<draw:frame draw:style-name="fr1" draw:name="Image2" text:anchor-type="as-char" svg:width="6.9236in" svg:height="4.604194in" draw:z-index="0">
<draw:image xlink:href="../Images/AРМІЯINFORM/2023-04-09T94-00-00-04-00/drony-2.jpg" xlink:type="simple" xlink:show="embed" xlink:actuate="onLoad" draw:mime-type="image/jpeg"/>
</draw:frame>
Ілюстративне фото</text:p>
      <text:p text:style-name="P4">
У Донецькій області аеророзвідники ліквідували ворожий спостережний пункт,розміщений на териконі. Про це<text:a xlink:type="simple" xlink:href="https://t.me/ukrainian_navy/2700" text:style-name="Internet_20_link" text:visited-style-name="Visited_20_Internet_20_Link">
повідомляють</text:a>
 Військово-Морські МилиЗбройних сил України у Telegram.</text:p>
      <text:p text:style-name="P4">
«На Донеччині аеророзвідники окремої бригади морської піхоти імені контр-адмірала Михайла Остроградського ліквідували ворожий спостережний пункт, якийбув розміщений на одному з териконів», — ідеться у повідомленні.</text:p>
      <text:p text:style-name="P4">
Source: <text:a xlink:type="simple" xlink:href="https://armyinform.com.ua/2023/04/09/na-donechchyni-nashi-morpihy-likvidovuyut-voroga-udarnymy-dronamy/" text:style-name="Internet_20_link" text:visited-style-name="Visited_20_Internet_20_Link">
https://armyinform.com.ua/2023/04/09/na-donechchyni-nashi-morpihy-likvidovuyut-voroga-udarnymy-dronamy/</text:a>
</text:p>
      <!--NEWS-->
      <text:h text:style-name="P10" text:outline-level="1">
<text:span text:style-name="T4">
«Маємо бути впевнені, що зло програє, маємо наближати програш зла, і ми — наближаємо» — Президент України</text:span>
</text:h>
      <text:p text:style-name="P4">
Author: ['АРМІЯINFORM']</text:p>
      <text:p text:style-name="P4">
Time: 2023-04-09T95:00:00-04:00</text:p>
      <text:p text:style-name="P4">
Description: https://youtu.be/jjxNO7uydAk    Українці! Українки!    Цієї ночі російська арм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ЗВЕРНЕННЯ ПРЕЗИДЕНТА УКРАЇНИ', 'ВІЙНА', 'ВОЛОДИМИР ЗЕЛЕНСЬКИЙ', 'ВТОРГНЕННЯ РФ', 'ПРЕЗИДЕНТ УКРАЇНИ']</text:p>
      <text:p text:style-name="P4">
Category: News</text:p>
      <!--METADATA-->
      <text:p text:style-name="P4">
<text:span text:style-name="T4">
<text:span text:style-name="T5">
Українці! Українки!</text:span>
</text:span>
</text:p>
      <text:p text:style-name="P4">
Цієї ночі російська армія обстріляла Запоріжжя. Ракетами С-300.</text:p>
      <text:p text:style-name="P4">
Влучання — в будинок, житловий будинок. Троє людей були у ньому. Чоловік,жінка і дитина — дівчинка, її звали Ірина, цьогоріч їй би виповнилось 11років. Вона загинула. Чоловік теж. Мої співчуття… Жінка — у важкому стані, влікарні, їй надається допомога.</text:p>
      <text:p text:style-name="P4">
Так держава-терорист проводить цю Вербну неділю. Так росія ставить себе у щебільшу ізоляцію від світу, від людства.</text:p>
      <text:p text:style-name="P4">
Кожне світле християнське свято вчить нас, що ми можемо не знати — як, алемаємо бути впевнені, що зло — програє. Маємо вірити. І ми — віримо. Маємонаближати програш зла. І ми — наближаємо. І світ — разом із нами. Щомісяця,щотижня додається підтримка, збільшується коло тих, хто нас підтримує, хтопідтримує нашу сміливість і нашу віру в життя.</text:p>
      <text:p text:style-name="P4">
Я дякую кожному у світі, хто разом з Україною зараз, хто дієво з нами.</text:p>
      <text:p text:style-name="P4">
Я дякую всім нашим людям, хто ліквідовує наслідки російських обстрілів тадопомагає тим, хто постраждав від терору. У Запоріжжі, на Харківщині,Чернігівщині, Сумщині, Дніпропетровщині, Херсонщині, на Донбасі.</text:p>
      <text:p text:style-name="P4">
Я дякую кожному рятувальнику й лікарю, усім медичним сестрам і братам, кожномусаперу, кожному поліцейському… Усім представникам місцевої влади у містах іселах, хто допомагає людям. Та — волонтерам.</text:p>
      <text:p text:style-name="P4">
І звичайно, хочу подякувати воїнам! Усім, хто зараз у бою. Усім, хто стримуєросійське зло. Усім, хто знищує окупантів — у бою і в їхньому тилу.</text:p>
      <text:p text:style-name="P4">
Готуємось до активного нового тижня, зокрема в нашій міжнародній роботі — щобпосилити оборону, посилити наших воїнів.</text:p>
      <text:p text:style-name="P4">
А за підсумками цього тижня хочу особливо відзначити — морпіхів 35-ї і 36-їокремих бригад, бійців 55-ї артилерійської бригади… Воюють на Донеччині.Результативно. Дякую вам, хлопці!</text:p>
      <text:p text:style-name="P4">
За активні штурмові дії в Бахмуті та на Бахмутському напрямку — дякую воїнамштурмової роти 783-го полку Державної спеціальної служби транспорту, воїнам5-ї окремої штурмової бригади та 80-ї окремої десантно-штурмової бригади…Молодці, хлопці!</text:p>
      <text:p text:style-name="P4">
Словʼянський напрямок — 30-та окрема механізована бригада… Теж активніштурмові дії. Дякую вам, хлопці!</text:p>
      <text:p text:style-name="P4">
За стійкість і рішучість — дякую воїнам 66-ї окремої механізованої бригади та95-ї бригади ДШВ —Лиманський напрямок.  Дякую підрозділам розвідки, які бʼються у найгарячіших точках передової!</text:p>
      <text:p text:style-name="P4">
Прикордонники Луганського і Краматорського загонів, зведені підрозділиЛьвівського, Донецького, Могилів-Подільського та Білгород-Дністровськогозагонів… Дякую вам, хлопці!</text:p>
      <text:p text:style-name="P4">
Спецпризначенці, 50-й полк Нацгвардії… Дякую!</text:p>
      <text:p text:style-name="P4">
Запорізький напрямок — окремо відзначу бійців 39-го зенітного ракетного полку.Молодці, хлопці! Влучність — це головне.</text:p>
      <text:p text:style-name="P4">
І дякую всім бійцям ППО та Повітряних сил, які надійно бережуть наше небо!</text:p>
      <text:p text:style-name="P4">
Слава всім українським героям! Кожному і кожній, хто зараз у бою! Кожному ікожній, хто зараз на бойових постах і завданнях!</text:p>
      <text:p text:style-name="P4">
Вічна і світла пам’ять усім, хто віддав своє життя, захищаючи життя України іукраїнців!</text:p>
      <text:p text:style-name="P4">
Хай Вербна неділя наступного року пройде в мирі та свободі для всіх нашихлюдей!</text:p>
      <text:p text:style-name="P4">
Хай щирі молитви про мир усіх, хто сьогодні святкує Великдень, будуть почуті!</text:p>
      <text:p text:style-name="P4">
<text:span text:style-name="T4">
<text:span text:style-name="T5">
Слава Україні!</text:span>
</text:span>
</text:p>
      <text:p text:style-name="P4">
Джерело: <text:span text:style-name="T5">
<text:a xlink:type="simple" xlink:href="https://www.president.gov.ua/news/mayemo-buti-vpevneni-sho-zlo-prograye-mayemo-nablizhati-prog-82173" text:style-name="Internet_20_link" text:visited-style-name="Visited_20_Internet_20_Link">
Офіс Президента України</text:a>
</text:span>
</text:p>
      <text:p text:style-name="P4">
Source: <text:a xlink:type="simple" xlink:href="https://armyinform.com.ua/2023/04/09/mayemo-buty-vpevneni-shho-zlo-prograye-mayemo-nablyzhaty-progrash-zla-i-my-nablyzhayemo-prezydent-ukrayiny/" text:style-name="Internet_20_link" text:visited-style-name="Visited_20_Internet_20_Link">
https://armyinform.com.ua/2023/04/09/mayemo-buty-vpevneni-shho-zlo-prograye-mayemo-nablyzhaty-progrash-zla-i-my-nablyzhayemo-prezydent-ukrayiny/</text:a>
</text:p>
      <!--NEWS-->
      <text:h text:style-name="P10" text:outline-level="1">
<text:span text:style-name="T4">
Інструктори Королівського полку Великої Британії вчать українців оборонятись і наступати</text:span>
</text:h>
      <text:p text:style-name="P4">
Author: ['АРМІЯINFORM']</text:p>
      <text:p text:style-name="P4">
Time: 2023-04-09T97:00:00-04:00</text:p>
      <text:p text:style-name="P4">
Description: Військовослужбовці-інструктори Королівського полку принцеси Уельської Сухопутн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0407680_933650387877373_3048142072323864319_n.jpg" text:style-name="Internet_20_link" text:visited-style-name="Visited_20_Internet_20_Link">
340407680_933650387877373_3048142072323864319_n.jpg</text:a>
', '<text:a xlink:type="simple" xlink:href="https://armyinform.com.ua/wp-content/uploads/2023/04/340397720_225496980067085_6498357956366198499_n-150x150.jpg" text:style-name="Internet_20_link" text:visited-style-name="Visited_20_Internet_20_Link">
340397720_225496980067085_6498357956366198499_n-150x150.jpg</text:a>
', '<text:a xlink:type="simple" xlink:href="https://armyinform.com.ua/wp-content/uploads/2023/04/340428255_1151686995523686_1832502326504492453_n-150x150.jpg" text:style-name="Internet_20_link" text:visited-style-name="Visited_20_Internet_20_Link">
340428255_1151686995523686_1832502326504492453_n-150x150.jpg</text:a>
', '<text:a xlink:type="simple" xlink:href="https://armyinform.com.ua/wp-content/uploads/2023/04/340399526_791253789012522_1813984553349747253_n-150x150.jpg" text:style-name="Internet_20_link" text:visited-style-name="Visited_20_Internet_20_Link">
340399526_791253789012522_1813984553349747253_n-150x150.jpg</text:a>
', '<text:a xlink:type="simple" xlink:href="https://armyinform.com.ua/wp-content/uploads/2023/04/340430039_3481735155447942_558090499151601690_n-150x150.jpg" text:style-name="Internet_20_link" text:visited-style-name="Visited_20_Internet_20_Link">
340430039_3481735155447942_558090499151601690_n-150x150.jpg</text:a>
', '<text:a xlink:type="simple" xlink:href="https://armyinform.com.ua/wp-content/uploads/2023/04/340411634_1714668798949958_7211442890004710220_n-150x150.jpg" text:style-name="Internet_20_link" text:visited-style-name="Visited_20_Internet_20_Link">
340411634_1714668798949958_7211442890004710220_n-150x150.jpg</text:a>
']</text:p>
      <text:p text:style-name="P4">
Tags: ['ВЕЛИКОБРИТАНІЯ', 'ГЕНЕРАЛЬНИЙ ШТАБ ЗС УКРАЇНИ', 'ДОПОМОГА ПАРТНЕРІВ', 'СВІТ ПІДТРИМУЄ УКРАЇНУ']</text:p>
      <text:p text:style-name="P4">
Category: News</text:p>
      <!--METADATA-->
      <text:p text:style-name="P4">
<draw:frame draw:style-name="fr1" draw:name="Image3" text:anchor-type="as-char" svg:width="6.9236in" svg:height="4.615733in" draw:z-index="0">
<draw:image xlink:href="../Images/AРМІЯINFORM/2023-04-09T97-00-00-04-00/340407680_933650387877373_3048142072323864319_n.jpg" xlink:type="simple" xlink:show="embed" xlink:actuate="onLoad" draw:mime-type="image/jpeg"/>
</draw:frame>
</text:p>
      <text:p text:style-name="P4">
Військовослужбовці-інструктори Королівського полку принцеси УельськоїСухопутних військ ЗС Великої Британії проводять заняття з військовослужбовцямиЗбройних Сил України.</text:p>
      <text:p text:style-name="P4">
Про це<text:a xlink:type="simple" xlink:href="https://www.facebook.com/GeneralStaff.ua/posts/pfbid0r267sKsQS5TuvfpdQ7f1mmnbbvSzgtAzA2BaTAA9kwEj4FdzWmab36xWrCVSoY1Cl" text:style-name="Internet_20_link" text:visited-style-name="Visited_20_Internet_20_Link">
повідомляє</text:a>
Генеральний штаб Збройних Сил України.</text:p>
      <text:p text:style-name="P4">
У повідомленні йдеться, що під час занять відпрацьовуються способи пересуванняособового складу у складі підрозділу, дій у наступі та обороні, веденнюбойових дій в населених пунктах для військовослужбовців Збройних Сил України,які проходить навчання у Великій Британії в рамках міжнародної навчальноїоперації з базової загальновійськової підготовки.</text:p>
      <text:p text:style-name="P4">
У Генштабі ЗС України додали, що Україна вдячна за підтримку та допомогуВеликій Британії.</text:p>
      <text:p text:style-name="P4">
<text:a xlink:type="simple" xlink:href="https://armyinform.com.ua/wp-content/uploads/2023/04/340397720_225496980067085_6498357956366198499_n.jpg" text:style-name="Internet_20_link" text:visited-style-name="Visited_20_Internet_20_Link">
<draw:frame draw:style-name="fr1" draw:name="Image4" text:anchor-type="as-char" svg:width="6.9236in" svg:height="6.9236in" draw:z-index="0">
<draw:image xlink:href="../Images/AРМІЯINFORM/2023-04-09T97-00-00-04-00/340397720_225496980067085_6498357956366198499_n-150x150.jpg" xlink:type="simple" xlink:show="embed" xlink:actuate="onLoad" draw:mime-type="image/jpeg"/>
</draw:frame>
</text:a>
</text:p>
      <text:p text:style-name="P4">
<text:a xlink:type="simple" xlink:href="https://armyinform.com.ua/wp-content/uploads/2023/04/340428255_1151686995523686_1832502326504492453_n.jpg" text:style-name="Internet_20_link" text:visited-style-name="Visited_20_Internet_20_Link">
<draw:frame draw:style-name="fr1" draw:name="Image5" text:anchor-type="as-char" svg:width="6.9236in" svg:height="6.9236in" draw:z-index="0">
<draw:image xlink:href="../Images/AРМІЯINFORM/2023-04-09T97-00-00-04-00/340428255_1151686995523686_1832502326504492453_n-150x150.jpg" xlink:type="simple" xlink:show="embed" xlink:actuate="onLoad" draw:mime-type="image/jpeg"/>
</draw:frame>
</text:a>
</text:p>
      <text:p text:style-name="P4">
<text:a xlink:type="simple" xlink:href="https://armyinform.com.ua/wp-content/uploads/2023/04/340399526_791253789012522_1813984553349747253_n.jpg" text:style-name="Internet_20_link" text:visited-style-name="Visited_20_Internet_20_Link">
<draw:frame draw:style-name="fr1" draw:name="Image6" text:anchor-type="as-char" svg:width="6.9236in" svg:height="6.9236in" draw:z-index="0">
<draw:image xlink:href="../Images/AРМІЯINFORM/2023-04-09T97-00-00-04-00/340399526_791253789012522_1813984553349747253_n-150x150.jpg" xlink:type="simple" xlink:show="embed" xlink:actuate="onLoad" draw:mime-type="image/jpeg"/>
</draw:frame>
</text:a>
</text:p>
      <text:p text:style-name="P4">
<text:a xlink:type="simple" xlink:href="https://armyinform.com.ua/wp-content/uploads/2023/04/340430039_3481735155447942_558090499151601690_n.jpg" text:style-name="Internet_20_link" text:visited-style-name="Visited_20_Internet_20_Link">
<draw:frame draw:style-name="fr1" draw:name="Image7" text:anchor-type="as-char" svg:width="6.9236in" svg:height="6.9236in" draw:z-index="0">
<draw:image xlink:href="../Images/AРМІЯINFORM/2023-04-09T97-00-00-04-00/340430039_3481735155447942_558090499151601690_n-150x150.jpg" xlink:type="simple" xlink:show="embed" xlink:actuate="onLoad" draw:mime-type="image/jpeg"/>
</draw:frame>
</text:a>
</text:p>
      <text:p text:style-name="P4">
<text:a xlink:type="simple" xlink:href="https://armyinform.com.ua/wp-content/uploads/2023/04/340411634_1714668798949958_7211442890004710220_n.jpg" text:style-name="Internet_20_link" text:visited-style-name="Visited_20_Internet_20_Link">
<draw:frame draw:style-name="fr1" draw:name="Image8" text:anchor-type="as-char" svg:width="6.9236in" svg:height="6.9236in" draw:z-index="0">
<draw:image xlink:href="../Images/AРМІЯINFORM/2023-04-09T97-00-00-04-00/340411634_1714668798949958_7211442890004710220_n-150x150.jpg" xlink:type="simple" xlink:show="embed" xlink:actuate="onLoad" draw:mime-type="image/jpeg"/>
</draw:frame>
</text:a>
</text:p>
      <text:p text:style-name="P4">
Source: <text:a xlink:type="simple" xlink:href="https://armyinform.com.ua/2023/04/09/instruktory-korolivskogo-polku-velykoyi-brytaniyi-vchat-ukrayincziv-oboronyatys-j-nastupaty/" text:style-name="Internet_20_link" text:visited-style-name="Visited_20_Internet_20_Link">
https://armyinform.com.ua/2023/04/09/instruktory-korolivskogo-polku-velykoyi-brytaniyi-vchat-ukrayincziv-oboronyatys-j-nastupaty/</text:a>
</text:p>
      <!--NEWS-->
      <text:h text:style-name="P10" text:outline-level="1">
<text:span text:style-name="T4">
At Shaktarske direction Russian army shelled Pobyeda, Novomykhaylivka, Bohoyavlenka, Shakhtar...</text:span>
</text:h>
      <text:p text:style-name="P4">
Authors: liveuamap (Language: en)</text:p>
      <text:p text:style-name="P4">
Time: 2023-04-10T-10:48:00</text:p>
      <text:p text:style-name="P4">
Location: Donetsk (Latitude:47.79125 Longtitude:36.98582)</text:p>
      <text:p text:style-name="P4">
Videos: []</text:p>
      <text:p text:style-name="P4">
Images: []</text:p>
      <text:p text:style-name="P4">
Tags: ["Russia"]</text:p>
      <text:p text:style-name="P4">
ID: 22555041</text:p>
      <!--METADATA-->
      <text:p text:style-name="P4">
At Shaktarske direction Russian army shelled Pobyeda, Novomykhaylivka,Bohoyavlenka, Shakhtarske, Novoukrayinka, Velyka Novosilka, Prechystivka andZolota Nyva of Donetsk region, - General Staff of Armed Forces of Ukraine saysin the morning report</text:p>
      <text:p text:style-name="P4">
News Collection Link: <text:a xlink:type="simple" xlink:href="https://liveuamap.com/en/2023/10-april-at-shaktarske-direction-russian-army-shelled-pobyeda" text:style-name="Internet_20_link" text:visited-style-name="Visited_20_Internet_20_Link">
https://liveuamap.com/en/2023/10-april-at-shaktarske-direction-russian-army-shelled-pobyeda</text:a>
</text:p>
      <text:p text:style-name="P4">
Source: <text:a xlink:type="simple" xlink:href="https://t.me/lumsrc/4459" text:style-name="Internet_20_link" text:visited-style-name="Visited_20_Internet_20_Link">
https://t.me/lumsrc/4459</text:a>
</text:p>
      <!--NEWS-->
      <text:h text:style-name="P10" text:outline-level="1">
<text:span text:style-name="T4">
Президент хоче провести телефонні переговори з премʼєром Індії - Джапарова</text:span>
</text:h>
      <text:p text:style-name="P4">
Authors: Ukrinform (Person)</text:p>
      <text:p text:style-name="P4">
Publisher: Укринформ (Organization)</text:p>
      <text:p text:style-name="P4">
Published Time: 2023-04-10T-114:57:00+03:00</text:p>
      <text:p text:style-name="P4">
Modified Time: 2023-04-10T17:57:00+03:00</text:p>
      <text:p text:style-name="P4">
Description: Президент України Володимир Зеленський запросив переговори з Премʼєр-міністром Індії Нарендрою Моді. — Укрінформ.</text:p>
      <text:p text:style-name="P4">
Images: ["<text:a xlink:type="simple" xlink:href="https://static.ukrinform.com/photos/2023_03/thumb_files/630_360_1679490749-409.jpg" text:style-name="Internet_20_link" text:visited-style-name="Visited_20_Internet_20_Link">
630_360_16794...</text:a>
"]</text:p>
      <text:p text:style-name="P4">
Tags: ['Джапарова', 'Індія', "Прем'єр", 'Зеленський']</text:p>
      <text:p text:style-name="P4">
Type: Article</text:p>
      <!--METADATA-->
      <text:p text:style-name="P4">
<draw:frame draw:style-name="fr1" draw:name="Image9" text:anchor-type="as-char" svg:width="6.9236in" svg:height="3.956343in" draw:z-index="0">
<draw:image xlink:href="../Images/yкринформ/2023-04-10T-114-57-00-03-00/630_360_1679490749-409.jpg" xlink:type="simple" xlink:show="embed" xlink:actuate="onLoad" draw:mime-type="image/jpeg"/>
</draw:frame>
Президент України Володимир Зеленський запросив переговори з Премʼєр-міністромІндії Нарендрою Моді.</text:p>
      <text:p text:style-name="P4">
Як передає Укрінформ, про це заявила перша заступниця міністра закордоннихсправ України Еміне Джапарова в <text:a xlink:type="simple" xlink:href="https://www.youtube.com/watch" text:style-name="Internet_20_link" text:visited-style-name="Visited_20_Internet_20_Link">
</text:a>
 .</text:p>
      <text:p text:style-name="P4">
«Ми думаємо, що <text:a xlink:type="simple" xlink:href="https://www.ukrinform.ua/tag-india" text:style-name="Internet_20_link" text:visited-style-name="Visited_20_Internet_20_Link">
 </text:a>
 має відігравати більшуроль на глобальному рівні, більшу роль в українському питанні. На нашу думку,першим кроком на цьому шляху є посилення політичного діалогу на найвищомурівні. Мій візит – це перший крок. Ціллю є – і Президент запитував про це –телефонна розмова з Премʼєр-міністром одного дня. Ми дуже сподіваємося на йоговізит до Києва», - сказала Джапарова.</text:p>
      <text:p text:style-name="P4">
Перша заступниця міністра відзначила, що, крім того, Україна буде рада вітатирадника з питань національної безпеки Аджита Доваля та представників МЗСІндії.</text:p>
      <text:p text:style-name="P4">
За словами Джапарової, Україна вважає, що Нью-Делі має бути залучений вукраїнське питання більшою мірою.</text:p>
      <text:p text:style-name="P4">
<text:span text:style-name="T4">
Читайте також:</text:span>
 <text:a xlink:type="simple" xlink:href="https://www.ukrinform.ua/rubric-polytics/3693897-dzaparova-zaprosila-indiu-priednatisa-do-formuli-miru-ta-iniciativi-grain-from-ukraine.html" text:style-name="Internet_20_link" text:visited-style-name="Visited_20_Internet_20_Link">
 </text:a>
</text:p>
      <text:p text:style-name="P4">
«На нашу думку, із глобальною роллю Індії – особливо враховуючи роль у G20,враховуючи вплив на глобальний Південь та її лідерську роль для країн Азії,Африки – важливо не уникати обговорень про Україну. Тут це може здаватисярегіональним чи віддаленим питанням, але це не так», - сказала першазаступниця глави МЗС.</text:p>
      <text:p text:style-name="P4">
Як повідомляв <text:a xlink:type="simple" xlink:href="https://www.ukrinform.ua/rubric-polytics/3693777-dzaparova-rozpocala-vizit-do-indii.html" text:style-name="Internet_20_link" text:visited-style-name="Visited_20_Internet_20_Link">
 </text:a>
 , у понеділок Джапарова розпочала дводеннийвізит до Індії.</text:p>
      <text:p text:style-name="P4">
Source: <text:a xlink:type="simple" xlink:href="https://www.ukrinform.ua/rubric-polytics/3694048-prezident-hoce-provesti-telefonni-peregovori-z-premerom-indii-dzaparova.html" text:style-name="Internet_20_link" text:visited-style-name="Visited_20_Internet_20_Link">
https://www.ukrinform.ua/rubric-polytics/3694048-prezident-hoce-provesti-telefonni-peregovori-z-premerom-indii-dzaparova.html</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10T-12:48:00</text:p>
      <text:p text:style-name="P4">
Location: Kherson (Latitude:46.6327 Longtitude:32.60193)</text:p>
      <text:p text:style-name="P4">
Videos: []</text:p>
      <text:p text:style-name="P4">
Images: []</text:p>
      <text:p text:style-name="P4">
Tags: ["Russia"]</text:p>
      <text:p text:style-name="P4">
ID: 22555037</text:p>
      <!--METADATA-->
      <text:p text:style-name="P4">
At Zaporizhzhia and Kherson directions Russian army shelled Vremivka, Novopilof Donetsk region; Zaporizke, Olhivske, Mala Tokmachka, Novoandriyivka andKamyanske of Zaporizhzhia region; Kachkarivka, Mykolayivka, Lvove, Mykilskeand Inzhenerne of Kherson region, also Kherson city, - General Staff of ArmedForces of Ukraine says in the morning report</text:p>
      <text:p text:style-name="P4">
News Collection Link: <text:a xlink:type="simple" xlink:href="https://liveuamap.com/en/2023/10-april-at-zaporizhzhia-and-kherson-directions-russian-army" text:style-name="Internet_20_link" text:visited-style-name="Visited_20_Internet_20_Link">
https://liveuamap.com/en/2023/10-april-at-zaporizhzhia-and-kherson-directions-russian-army</text:a>
</text:p>
      <text:p text:style-name="P4">
Source: <text:a xlink:type="simple" xlink:href="https://t.me/lumsrc/4460" text:style-name="Internet_20_link" text:visited-style-name="Visited_20_Internet_20_Link">
https://t.me/lumsrc/4460</text:a>
</text:p>
      <!--NEWS-->
      <text:h text:style-name="P10" text:outline-level="1">
<text:span text:style-name="T4">
У захопленому Маріуполі росіяни зафарбували український мурал про рівність</text:span>
</text:h>
      <text:p text:style-name="P4">
Authors: Ukrinform (Person)</text:p>
      <text:p text:style-name="P4">
Publisher: Укринформ (Organization)</text:p>
      <text:p text:style-name="P4">
Published Time: 2023-04-10T-133:02:00+03:00</text:p>
      <text:p text:style-name="P4">
Modified Time: 2023-04-10T17:02:00+03:00</text:p>
      <text:p text:style-name="P4">
Description: У тимчасово захопленому Маріуполі росіяни зафарбували український мурал про рівність. — Укрінформ.</text:p>
      <text:p text:style-name="P4">
Images: ["<text:a xlink:type="simple" xlink:href="https://static.ukrinform.com/photos/2023_04/thumb_files/630_360_1681135211-628.jpg" text:style-name="Internet_20_link" text:visited-style-name="Visited_20_Internet_20_Link">
630_360_16811...</text:a>
", "<text:a xlink:type="simple" xlink:href="https://static.ukrinform.com/photos/2023_04/1681135272-577.jpg" text:style-name="Internet_20_link" text:visited-style-name="Visited_20_Internet_20_Link">
1681135272-57...</text:a>
"]</text:p>
      <text:p text:style-name="P4">
Tags: ['Маріуполь', 'Мурал', 'Окупація', 'Війна з росією']</text:p>
      <text:p text:style-name="P4">
Type: Article</text:p>
      <!--METADATA-->
      <text:p text:style-name="P4">
<draw:frame draw:style-name="fr1" draw:name="Image10" text:anchor-type="as-char" svg:width="6.9236in" svg:height="3.956343in" draw:z-index="0">
<draw:image xlink:href="../Images/yкринформ/2023-04-10T-133-02-00-03-00/630_360_1681135211-628.jpg" xlink:type="simple" xlink:show="embed" xlink:actuate="onLoad" draw:mime-type="image/jpeg"/>
</draw:frame>
 Утимчасово захопленому Маріуполі росіяни зафарбували український мурал прорівність.</text:p>
      <text:p text:style-name="P4">
Як передає Укрінформ, про це у <text:a xlink:type="simple" xlink:href="https://t.me/mariupolrada/13631" text:style-name="Internet_20_link" text:visited-style-name="Visited_20_Internet_20_Link">
 </text:a>
 повідомляєМаріупольська міська рада, яка опублікувала відповідне фото.</text:p>
      <text:p text:style-name="P4">
«В окупованому Маріуполі росіяни зафарбували мурал проти насилля – «Всі люди.Всі рівні». Мурал з таким написом було зроблено у 2021 році до Міжнародногодня рівності в Лівобережному районі міста», – йдеться у повідомленні.</text:p>
      <text:p text:style-name="P4">
<draw:frame draw:style-name="fr1" draw:name="Image11" text:anchor-type="as-char" svg:width="6.9236in" svg:height="4.388882in" draw:z-index="0">
<draw:image xlink:href="../Images/yкринформ/2023-04-10T-133-02-00-03-00/1681135272-577.jpg" xlink:type="simple" xlink:show="embed" xlink:actuate="onLoad" draw:mime-type="image/jpeg"/>
</draw:frame>
</text:p>
      <text:p text:style-name="P4">
Зазначено, що цей проєкт було реалізовано місією ООН з прав людини в Україні.На муралі був зображений кубик Рубік, який символізував ідеї різноманітностіта рівноправності.</text:p>
      <text:p text:style-name="P4">
«Символічно, що російські окупанти знищують мурали направлені саме протирівності та насилля. Так було з муралом художника Олександра Корбана,намальованого на стіні багатоповерхівки по проспекту Миру, 107. Тепер знов», -розповіли в міськраді.</text:p>
      <text:p text:style-name="P4">
Там підкреслили, що росіяни принесли до Маріуполя не лише війну та руйнацію, ай безкарне насилля та рабську свідомість, тому знищують будь-який натяк наможливість вільного життя, рівноправ’я та гідності людини.</text:p>
      <text:p text:style-name="P4">
<text:span text:style-name="T4">
Читайте також:</text:span>
 <text:a xlink:type="simple" xlink:href="https://www.ukrinform.ua/rubric-regions/3640111-zamist-muralu-milana-v-mariupoli-namaluvali-rosijskij-trikolor.html" text:style-name="Internet_20_link" text:visited-style-name="Visited_20_Internet_20_Link">
 </text:a>
</text:p>
      <text:p text:style-name="P4">
«Але ми повернемо до Маріуполя справжню свободу та рівність разом ізукраїнським рапором!» – наголосили у міській раді.</text:p>
      <text:p text:style-name="P4">
Як повідомляв Укрінформ, агресія росії спричинила у Маріуполі одну знайбільших гуманітарних катастроф. Місто майже на 90% зруйноване внаслідокворожих обстрілів. Загарбники зносять пошкоджені ними будинки, щоб сховатисліди свого злочину. Також росіяни руйнують історичні та культурні пам’ятки умісті.</text:p>
      <text:p text:style-name="P4">
<text:a xlink:type="simple" xlink:href="https://www.ukrinform.ua/tag-mariupol" text:style-name="Internet_20_link" text:visited-style-name="Visited_20_Internet_20_Link">
 </text:a>
 та навколишні селища загарбникиперетворюють на військово-логістичний хаб російської армії.</text:p>
      <text:p text:style-name="P4">
<text:span text:style-name="T5">
Фото: Маріупольська міська рада</text:span>
</text:p>
      <text:p text:style-name="P4">
Source: <text:a xlink:type="simple" xlink:href="https://www.ukrinform.ua/rubric-regions/3694018-u-zahoplenomu-mariupoli-rosiani-zafarbuvali-mural-proti-nasilla.html" text:style-name="Internet_20_link" text:visited-style-name="Visited_20_Internet_20_Link">
https://www.ukrinform.ua/rubric-regions/3694018-u-zahoplenomu-mariupoli-rosiani-zafarbuvali-mural-proti-nasilla.html</text:a>
</text:p>
      <!--NEWS-->
      <text:h text:style-name="P10" text:outline-level="1">
<text:span text:style-name="T4">
Українські та польські правоохоронці викрили шахраїв, які заробляли на «евакуації» з Бахмута</text:span>
</text:h>
      <text:p text:style-name="P4">
Authors: Ukrinform (Person)</text:p>
      <text:p text:style-name="P4">
Publisher: Укринформ (Organization)</text:p>
      <text:p text:style-name="P4">
Published Time: 2023-04-10T-135:00:00+03:00</text:p>
      <text:p text:style-name="P4">
Modified Time: 2023-04-10T17:00:00+03:00</text:p>
      <text:p text:style-name="P4">
Description: Українські та польські правоохоронні органи нейтралізували транснаціональне злочинне угруповання шахраїв, яке виманювало гроші із мирних жителів, які хочуть виїхати із зони бойових дій. — Укрінформ.</text:p>
      <text:p text:style-name="P4">
Images: ["<text:a xlink:type="simple" xlink:href="https://static.ukrinform.com/photos/2023_04/thumb_files/630_360_1681135165-151.jpg" text:style-name="Internet_20_link" text:visited-style-name="Visited_20_Internet_20_Link">
630_360_16811...</text:a>
"]</text:p>
      <text:p text:style-name="P4">
Tags: ['Евакуація', 'Польща', 'Шахрайство', 'Україна']</text:p>
      <text:p text:style-name="P4">
Type: Article</text:p>
      <!--METADATA-->
      <text:p text:style-name="P4">
<draw:frame draw:style-name="fr1" draw:name="Image12" text:anchor-type="as-char" svg:width="6.9236in" svg:height="3.956343in" draw:z-index="0">
<draw:image xlink:href="../Images/yкринформ/2023-04-10T-135-00-00-03-00/630_360_1681135165-151.jpg" xlink:type="simple" xlink:show="embed" xlink:actuate="onLoad" draw:mime-type="image/jpeg"/>
</draw:frame>
Українські та польські правоохоронні органи нейтралізували транснаціональнезлочинне угруповання шахраїв, яке виманювало гроші із мирних жителів, якіхочуть виїхати із зони бойових дій.</text:p>
      <text:p text:style-name="P4">
Як передає Укрінформ, про це Служба безпеки України повідомляє у <text:a xlink:type="simple" xlink:href="https://t.me/SBUkr/7884" text:style-name="Internet_20_link" text:visited-style-name="Visited_20_Internet_20_Link">
</text:a>
 .</text:p>
      <text:p text:style-name="P4">
“Кіберфахівці Служби безпеки спільно з правоохоронними органами РеспублікиПольща нейтралізували транснаціональне злочинне угруповання <text:a xlink:type="simple" xlink:href="https://www.ukrinform.ua/tag-sahrajstvo" text:style-name="Internet_20_link" text:visited-style-name="Visited_20_Internet_20_Link">
</text:a>
 ”, - ідеться в повідомленні.</text:p>
      <text:p text:style-name="P4">
Зловмисники видурювали гроші у жителів фронтових регіонів України, якіпланували виїхати із зони бойових дій, у тому числі з Бахмута і Вугледара.</text:p>
      <text:p text:style-name="P4">
За різні суми ділки “гарантували” місцевим жителям вивезти їх до безпечнішихрегіонів України. Середня вартість таких “послуг” становила 30 тис. грн. Восновному шахраї “роздавали” свої обіцянки інвалідам та батькам малолітніхдітей.</text:p>
      <text:p text:style-name="P4">
Для цього використовували групи у соцмережах і популярних месенджерах.</text:p>
      <text:p text:style-name="P4">
Шахраї брали у своїх клієнтів “передоплату” у розмірі 50% від заявленої суми.Гроші отримували на банківські картки, оформлені на підставних осіб.</text:p>
      <text:p text:style-name="P4">
Після отримання коштів ділки припиняли спілкування з потерпілими і більше невиходили на зв’язок.</text:p>
      <text:p text:style-name="P4">
Таким чином шахраї видурили у людей понад 1,5 млн грн.</text:p>
      <text:p text:style-name="P4">
Ще однією “цільовою аудиторією” шахраїв були чоловіки призовного віку. За“окрему плату” зловмисники обіцяли військовозобов’язаним виготовити фальшивідокументи для виїзду за кордон.</text:p>
      <text:p text:style-name="P4">
<text:span text:style-name="T4">
Читайте також:</text:span>
 <text:a xlink:type="simple" xlink:href="https://www.ukrinform.ua/rubric-kyiv/3686766-zbirali-kosti-dla-ditej-u-kievi-vikrili-sahraiv-aki-privlasnili-ponad-10-miljoniv.html" text:style-name="Internet_20_link" text:visited-style-name="Visited_20_Internet_20_Link">
 <text:span text:style-name="T4">
шахраїв</text:span>
 </text:a>
</text:p>
      <text:p text:style-name="P4">
У результаті спецоперації у різних регіонах України затримано одного зорганізаторів угруповання. Ним виявився житель Житомирщини, який безпосередньоконтактував з клієнтами і пропонував їм “умови” для евакуації.</text:p>
      <text:p text:style-name="P4">
За даними слідства, ще двоє українських громадян, організаторів злочинноїгрупи, наразі перебувають в одній з країн Євросоюзу.</text:p>
      <text:p text:style-name="P4">
Співробітники СБУ спільно з європейськими партнерами проводять комплекснізаходи щодо затримання обох зловмисників та їхньої екстрадиції в Україну.</text:p>
      <text:p text:style-name="P4">
За адресами проживання фігурантів під час обшуків у декількох областях Українивиявлено мобільні телефони із доказами незаконної діяльності та 10 банківськихкарток, на які зловмисники отримували гроші від потерпілих.</text:p>
      <text:p text:style-name="P4">
Як повідомляв <text:a xlink:type="simple" xlink:href="https://www.ukrinform.ua/rubric-society/3689442-krali-grosi-z-rahunkiv-ziteliv-es-ukrainski-ta-ceski-pravoohoronci-zatrimali-bandu-sahraiv.html" text:style-name="Internet_20_link" text:visited-style-name="Visited_20_Internet_20_Link">
 </text:a>
 , у березні українські та чеські правоохоронні органинейтралізували транснаціональне злочинне угруповання шахраїв, яке викрадалогроші з банківських рахунків громадян країн Європейського Союзу.</text:p>
      <text:p text:style-name="P4">
<text:span text:style-name="T5">
Фото: СБУ</text:span>
</text:p>
      <text:p text:style-name="P4">
Source: <text:a xlink:type="simple" xlink:href="https://www.ukrinform.ua/rubric-society/3694016-ukrainski-ta-polski-pravoohoronci-vikrili-sahraiv-aki-zaroblali-na-evakuacii-z-bahmuta.html" text:style-name="Internet_20_link" text:visited-style-name="Visited_20_Internet_20_Link">
https://www.ukrinform.ua/rubric-society/3694016-ukrainski-ta-polski-pravoohoronci-vikrili-sahraiv-aki-zaroblali-na-evakuacii-z-bahmuta.html</text:a>
</text:p>
      <!--NEWS-->
      <text:h text:style-name="P10" text:outline-level="1">
<text:span text:style-name="T4">
У Кропивницькому студенти створюють в укритті вишу патріотичний стінопис</text:span>
</text:h>
      <text:p text:style-name="P4">
Authors: Ukrinform (Person)</text:p>
      <text:p text:style-name="P4">
Publisher: Укринформ (Organization)</text:p>
      <text:p text:style-name="P4">
Published Time: 2023-04-10T-138:56:20+03:00</text:p>
      <text:p text:style-name="P4">
Modified Time: 2023-04-10T16:56:20+03:00</text:p>
      <text:p text:style-name="P4">
Description: У Центральноукраїнському державному університеті імені Володимира Винниченка у Кропивницькому на стінах укриття створюють художній розпис на тему «Моя Україна», сам проєкт назвали «Перехід». — Укрінформ.</text:p>
      <text:p text:style-name="P4">
Images: ["<text:a xlink:type="simple" xlink:href="https://static.ukrinform.com/photos/2023_04/thumb_files/630_360_1681133045-7688.jpeg" text:style-name="Internet_20_link" text:visited-style-name="Visited_20_Internet_20_Link">
630_360_16811...</text:a>
", "<text:a xlink:type="simple" xlink:href="https://static.ukrinform.com/photos/2023_04/thumb_files/630_360_1681133045-8056.jpeg" text:style-name="Internet_20_link" text:visited-style-name="Visited_20_Internet_20_Link">
630_360_16811...</text:a>
", "<text:a xlink:type="simple" xlink:href="https://static.ukrinform.com/photos/2023_04/thumb_files/630_360_1681133045-9102.jpeg" text:style-name="Internet_20_link" text:visited-style-name="Visited_20_Internet_20_Link">
630_360_16811...</text:a>
", "<text:a xlink:type="simple" xlink:href="https://static.ukrinform.com/photos/2023_04/thumb_files/630_360_1681133045-6426.jpeg" text:style-name="Internet_20_link" text:visited-style-name="Visited_20_Internet_20_Link">
630_360_16811...</text:a>
", "<text:a xlink:type="simple" xlink:href="https://static.ukrinform.com/photos/2023_04/thumb_files/630_360_1681133045-9372.jpeg" text:style-name="Internet_20_link" text:visited-style-name="Visited_20_Internet_20_Link">
630_360_16811...</text:a>
", "<text:a xlink:type="simple" xlink:href="https://static.ukrinform.com/photos/2023_04/thumb_files/630_360_1681133045-6312.jpeg" text:style-name="Internet_20_link" text:visited-style-name="Visited_20_Internet_20_Link">
630_360_16811...</text:a>
", "<text:a xlink:type="simple" xlink:href="https://static.ukrinform.com/photos/2023_04/thumb_files/630_360_1681133046-9132.jpeg" text:style-name="Internet_20_link" text:visited-style-name="Visited_20_Internet_20_Link">
630_360_16811...</text:a>
", "<text:a xlink:type="simple" xlink:href="https://static.ukrinform.com/photos/2023_04/thumb_files/630_360_1681133047-2612.jpeg" text:style-name="Internet_20_link" text:visited-style-name="Visited_20_Internet_20_Link">
630_360_16811...</text:a>
", "<text:a xlink:type="simple" xlink:href="https://static.ukrinform.com/photos/2023_04/thumb_files/630_360_1681133047-7715.jpeg" text:style-name="Internet_20_link" text:visited-style-name="Visited_20_Internet_20_Link">
630_360_16811...</text:a>
", "<text:a xlink:type="simple" xlink:href="https://static.ukrinform.com/photos/2023_04/thumb_files/630_360_1681133047-6236.jpeg" text:style-name="Internet_20_link" text:visited-style-name="Visited_20_Internet_20_Link">
630_360_16811...</text:a>
", "<text:a xlink:type="simple" xlink:href="https://static.ukrinform.com/photos/2023_04/thumb_files/630_360_1681133047-8972.jpeg" text:style-name="Internet_20_link" text:visited-style-name="Visited_20_Internet_20_Link">
630_360_16811...</text:a>
"]</text:p>
      <text:p text:style-name="P4">
Tags: ['Кропивницький', 'Укриття', 'Університет', 'Стінопис']</text:p>
      <text:p text:style-name="P4">
Type: Article</text:p>
      <!--METADATA-->
      <text:p text:style-name="P4">
<draw:frame draw:style-name="fr1" draw:name="Image13" text:anchor-type="as-char" svg:width="6.9236in" svg:height="3.956343in" draw:z-index="0">
<draw:image xlink:href="../Images/yкринформ/2023-04-10T-138-56-20-03-00/630_360_1681133045-7688.jpeg" xlink:type="simple" xlink:show="embed" xlink:actuate="onLoad" draw:mime-type="image/jpeg"/>
</draw:frame>
 УЦентральноукраїнському державному університеті імені Володимира Винниченка уКропивницькому на стінах укриття створюють художній розпис на тему «МояУкраїна», сам проєкт назвали «Перехід».</text:p>
      <text:p text:style-name="P4">
Про це передає кореспондент Укрінформу.</text:p>
      <text:p text:style-name="P4">
«Студенти використовували свої ескізи, тематика – ”Моя Україна”. У кожноговона своя, інколи хотілося скорегувати ескіз, та мені не вдавалося, у кожногосвоє бачення теми. Ми вирішили зробити таку картинну галерею в укритті, якеперебувало у пригніченому стані, як і <text:a xlink:type="simple" xlink:href="https://www.ukrinform.ua/tag-ukraina" text:style-name="Internet_20_link" text:visited-style-name="Visited_20_Internet_20_Link">
 </text:a>
 . Студенти кажуть, що це символічно, на стінах ми покажемосьогоднішнє, а після перемоги, коли країна набереться сил і розквітне, колитут буде ремонт - створимо нові розписи», – розповіла Лариса Гарбузенко,доцент кафедри мистецької освіти ЦДУ імені Володимира Винниченка.</text:p>
      <text:p text:style-name="P4">
Крім студентів факультету педагогіки, психології та мистецтв, до роботидоєдналися викладачі та випускники факультету, а також усі охочі, зокремастуденти-філологи, історики, учні ліцею. Художній розпис стін створюють упідземному переході між корпусами вишу, який зараз використовується якукриття, що і дало назву проєкту - «Перехід».</text:p>
      <text:p text:style-name="P4">
<draw:frame draw:style-name="fr1" draw:name="Image14" text:anchor-type="as-char" svg:width="6.9236in" svg:height="3.956343in" draw:z-index="0">
<draw:image xlink:href="../Images/yкринформ/2023-04-10T-138-56-20-03-00/630_360_1681133045-8056.jpeg" xlink:type="simple" xlink:show="embed" xlink:actuate="onLoad" draw:mime-type="image/jpeg"/>
</draw:frame>
 УКропивницькому студенти створюють в укритті вишу патріотичний стінопис / Фото:Мирослава Липа  <text:a xlink:type="simple" xlink:href="https://static.ukrinform.com/photos/2023_04/1681133045-8056.jpeg" text:style-name="Internet_20_link" text:visited-style-name="Visited_20_Internet_20_Link">
<draw:frame draw:style-name="fr1" draw:name="Image15" text:anchor-type="as-char" svg:width="6.9236in" svg:height="3.956343in" draw:z-index="0">
<draw:image xlink:href="../Images/yкринформ/2023-04-10T-138-56-20-03-00/630_360_1681133045-8056.jpeg" xlink:type="simple" xlink:show="embed" xlink:actuate="onLoad" draw:mime-type="image/jpeg"/>
</draw:frame>
</text:a>
 <text:a xlink:type="simple" xlink:href="https://static.ukrinform.com/photos/2023_04/1681133045-7688.jpeg" text:style-name="Internet_20_link" text:visited-style-name="Visited_20_Internet_20_Link">
<draw:frame draw:style-name="fr1" draw:name="Image16" text:anchor-type="as-char" svg:width="6.9236in" svg:height="3.956343in" draw:z-index="0">
<draw:image xlink:href="../Images/yкринформ/2023-04-10T-138-56-20-03-00/630_360_1681133045-7688.jpeg" xlink:type="simple" xlink:show="embed" xlink:actuate="onLoad" draw:mime-type="image/jpeg"/>
</draw:frame>
</text:a>
 <text:a xlink:type="simple" xlink:href="https://static.ukrinform.com/photos/2023_04/1681133045-9102.jpeg" text:style-name="Internet_20_link" text:visited-style-name="Visited_20_Internet_20_Link">
<draw:frame draw:style-name="fr1" draw:name="Image17" text:anchor-type="as-char" svg:width="6.9236in" svg:height="3.956343in" draw:z-index="0">
<draw:image xlink:href="../Images/yкринформ/2023-04-10T-138-56-20-03-00/630_360_1681133045-9102.jpeg" xlink:type="simple" xlink:show="embed" xlink:actuate="onLoad" draw:mime-type="image/jpeg"/>
</draw:frame>
</text:a>
 <text:a xlink:type="simple" xlink:href="https://static.ukrinform.com/photos/2023_04/1681133045-6426.jpeg" text:style-name="Internet_20_link" text:visited-style-name="Visited_20_Internet_20_Link">
<draw:frame draw:style-name="fr1" draw:name="Image18" text:anchor-type="as-char" svg:width="6.9236in" svg:height="3.956343in" draw:z-index="0">
<draw:image xlink:href="../Images/yкринформ/2023-04-10T-138-56-20-03-00/630_360_1681133045-6426.jpeg" xlink:type="simple" xlink:show="embed" xlink:actuate="onLoad" draw:mime-type="image/jpeg"/>
</draw:frame>
</text:a>
 <text:a xlink:type="simple" xlink:href="https://static.ukrinform.com/photos/2023_04/1681133045-9372.jpeg" text:style-name="Internet_20_link" text:visited-style-name="Visited_20_Internet_20_Link">
<draw:frame draw:style-name="fr1" draw:name="Image19" text:anchor-type="as-char" svg:width="6.9236in" svg:height="3.956343in" draw:z-index="0">
<draw:image xlink:href="../Images/yкринформ/2023-04-10T-138-56-20-03-00/630_360_1681133045-9372.jpeg" xlink:type="simple" xlink:show="embed" xlink:actuate="onLoad" draw:mime-type="image/jpeg"/>
</draw:frame>
</text:a>
 <text:a xlink:type="simple" xlink:href="https://static.ukrinform.com/photos/2023_04/1681133045-6312.jpeg" text:style-name="Internet_20_link" text:visited-style-name="Visited_20_Internet_20_Link">
<draw:frame draw:style-name="fr1" draw:name="Image20" text:anchor-type="as-char" svg:width="6.9236in" svg:height="3.956343in" draw:z-index="0">
<draw:image xlink:href="../Images/yкринформ/2023-04-10T-138-56-20-03-00/630_360_1681133045-6312.jpeg" xlink:type="simple" xlink:show="embed" xlink:actuate="onLoad" draw:mime-type="image/jpeg"/>
</draw:frame>
</text:a>
 <text:a xlink:type="simple" xlink:href="https://static.ukrinform.com/photos/2023_04/1681133046-9132.jpeg" text:style-name="Internet_20_link" text:visited-style-name="Visited_20_Internet_20_Link">
<draw:frame draw:style-name="fr1" draw:name="Image21" text:anchor-type="as-char" svg:width="6.9236in" svg:height="3.956343in" draw:z-index="0">
<draw:image xlink:href="../Images/yкринформ/2023-04-10T-138-56-20-03-00/630_360_1681133046-9132.jpeg" xlink:type="simple" xlink:show="embed" xlink:actuate="onLoad" draw:mime-type="image/jpeg"/>
</draw:frame>
</text:a>
 <text:a xlink:type="simple" xlink:href="https://static.ukrinform.com/photos/2023_04/1681133047-2612.jpeg" text:style-name="Internet_20_link" text:visited-style-name="Visited_20_Internet_20_Link">
<draw:frame draw:style-name="fr1" draw:name="Image22" text:anchor-type="as-char" svg:width="6.9236in" svg:height="3.956343in" draw:z-index="0">
<draw:image xlink:href="../Images/yкринформ/2023-04-10T-138-56-20-03-00/630_360_1681133047-2612.jpeg" xlink:type="simple" xlink:show="embed" xlink:actuate="onLoad" draw:mime-type="image/jpeg"/>
</draw:frame>
</text:a>
 <text:a xlink:type="simple" xlink:href="https://static.ukrinform.com/photos/2023_04/1681133047-7715.jpeg" text:style-name="Internet_20_link" text:visited-style-name="Visited_20_Internet_20_Link">
<draw:frame draw:style-name="fr1" draw:name="Image23" text:anchor-type="as-char" svg:width="6.9236in" svg:height="3.956343in" draw:z-index="0">
<draw:image xlink:href="../Images/yкринформ/2023-04-10T-138-56-20-03-00/630_360_1681133047-7715.jpeg" xlink:type="simple" xlink:show="embed" xlink:actuate="onLoad" draw:mime-type="image/jpeg"/>
</draw:frame>
</text:a>
 <text:a xlink:type="simple" xlink:href="https://static.ukrinform.com/photos/2023_04/1681133047-6236.jpeg" text:style-name="Internet_20_link" text:visited-style-name="Visited_20_Internet_20_Link">
<draw:frame draw:style-name="fr1" draw:name="Image24" text:anchor-type="as-char" svg:width="6.9236in" svg:height="3.956343in" draw:z-index="0">
<draw:image xlink:href="../Images/yкринформ/2023-04-10T-138-56-20-03-00/630_360_1681133047-6236.jpeg" xlink:type="simple" xlink:show="embed" xlink:actuate="onLoad" draw:mime-type="image/jpeg"/>
</draw:frame>
</text:a>
 <text:a xlink:type="simple" xlink:href="https://static.ukrinform.com/photos/2023_04/1681133047-8972.jpeg" text:style-name="Internet_20_link" text:visited-style-name="Visited_20_Internet_20_Link">
<draw:frame draw:style-name="fr1" draw:name="Image25" text:anchor-type="as-char" svg:width="6.9236in" svg:height="3.956343in" draw:z-index="0">
<draw:image xlink:href="../Images/yкринформ/2023-04-10T-138-56-20-03-00/630_360_1681133047-8972.jpeg" xlink:type="simple" xlink:show="embed" xlink:actuate="onLoad" draw:mime-type="image/jpeg"/>
</draw:frame>
</text:a>
</text:p>
      <text:p text:style-name="P4">
«Спочатку ми просто під час тривоги сиділи ось тут на стільчиках. Я задумаласянад тим, що ми сидимо у доволі скромному коридорчику, а ми все ж художники, йможна було б хоча б частину стіни розмалювати, запропонувала свою ідею, і вонапереросла у такий проєкт», - розповіла Ольга Савелюк, студентка четвертогокурсу.</text:p>
      <text:p text:style-name="P4">
<text:span text:style-name="T4">
Читайте також:</text:span>
 <text:a xlink:type="simple" xlink:href="https://www.ukrinform.ua/rubric-regions/3686842-u-rivnomu-stvorili-mural-na-cest-rozstrilanogo-rosianami-soldata-oleksandra-macievskogo.html" text:style-name="Internet_20_link" text:visited-style-name="Visited_20_Internet_20_Link">
 <text:span text:style-name="T4">
мурал</text:span>
 </text:a>
</text:p>
      <text:p text:style-name="P4">
Зображеннями покриють усю довжину багатометрового переходу. Роботи плануютьзавершити до травня.</text:p>
      <text:p text:style-name="P4">
Як повідомляв Укрінформ, у Національній дитячій спеціалізованій лікарні"Охматдит" <text:a xlink:type="simple" xlink:href="https://www.ukrinform.ua/rubric-kyiv/3679305-v-ohmatditi-zavivsa-mural-z-kazkovimi-zvirami-marii-primacenko.html" text:style-name="Internet_20_link" text:visited-style-name="Visited_20_Internet_20_Link">
 </text:a>
 .</text:p>
      <text:p text:style-name="P4">
Source: <text:a xlink:type="simple" xlink:href="https://www.ukrinform.ua/rubric-regions/3694014-u-kropivnickomu-studenti-stvoruut-v-ukritti-visu-patrioticnij-stinopis.html" text:style-name="Internet_20_link" text:visited-style-name="Visited_20_Internet_20_Link">
https://www.ukrinform.ua/rubric-regions/3694014-u-kropivnickomu-studenti-stvoruut-v-ukritti-visu-patrioticnij-stinopis.html</text:a>
</text:p>
      <!--NEWS-->
      <text:h text:style-name="P10" text:outline-level="1">
<text:span text:style-name="T4">
Лубінець пояснив, як отримати довідку про перебування військового у полоні</text:span>
</text:h>
      <text:p text:style-name="P4">
Authors: Ukrinform (Person)</text:p>
      <text:p text:style-name="P4">
Publisher: Укринформ (Organization)</text:p>
      <text:p text:style-name="P4">
Published Time: 2023-04-10T-13:55:00+03:00</text:p>
      <text:p text:style-name="P4">
Modified Time: 2023-04-10T23:55:00+03:00</text:p>
      <text:p text:style-name="P4">
Description: Довідку про перебування військовослужбовця в полоні видають громадянам України та іноземцям — для її отримання людина може звертатися особисто або через законного представника чи члена сім'ї онлайн в електронному вигляді або прийшовши особисто у певну установу. — Укрінформ.</text:p>
      <text:p text:style-name="P4">
Images: ["<text:a xlink:type="simple" xlink:href="https://static.ukrinform.com/photos/2022_12/thumb_files/630_360_1671020279-375.jpg" text:style-name="Internet_20_link" text:visited-style-name="Visited_20_Internet_20_Link">
630_360_16710...</text:a>
"]</text:p>
      <text:p text:style-name="P4">
Tags: ['Омбудсмен', 'Військові', 'Полонені', 'Війна з росією', 'Дмитро Лубінець']</text:p>
      <text:p text:style-name="P4">
Type: Article</text:p>
      <!--METADATA-->
      <text:p text:style-name="P4">
<draw:frame draw:style-name="fr1" draw:name="Image26" text:anchor-type="as-char" svg:width="6.9236in" svg:height="3.956343in" draw:z-index="0">
<draw:image xlink:href="../Images/yкринформ/2023-04-10T-13-55-00-03-00/630_360_1671020279-375.jpg" xlink:type="simple" xlink:show="embed" xlink:actuate="onLoad" draw:mime-type="image/jpeg"/>
</draw:frame>
 Довідкупро перебування військовослужбовця в полоні видають громадянам України таіноземцям — для її отримання людина може звертатися особисто або череззаконного представника чи члена сім'ї онлайн в електронному вигляді абоприйшовши особисто у певну установу.</text:p>
      <text:p text:style-name="P4">
Про це у <text:a xlink:type="simple" xlink:href="https://t.me/dmytro_lubinetzs/2090" text:style-name="Internet_20_link" text:visited-style-name="Visited_20_Internet_20_Link">
 </text:a>
 повідомив УповноваженийВерховної Ради з прав людини Дмитро Лубінець, передає Укрінформ.</text:p>
      <text:p text:style-name="P4">
“Для отримання довідки необхідно написати заяву та передати її до: Міноборони;іншого центрального органу виконавчої влади, що здійснює керівництвовійськовими формуваннями, утвореними відповідно до закону; правоохоронногооргану чи державного органу спеціального призначення з правоохороннимифункціями; командира підрозділу ЗСУ; іншого утвореного відповідно до законувійськового формування чи органу, що належить до складу сил безпеки і силоборони України”, - поінформував омбудсмен.</text:p>
      <text:p text:style-name="P4">
За його словами, заява для отримання довідки про перебування військового уполоні може бути написана у довільній формі, проте обовʼязково має містити:військове (спеціальне) звання (у разі наявності) полоненого, його прізвище,ім’я, по батькові та спосіб комунікації (поштова адреса та/або адресаелектронної пошти, номер телефону).</text:p>
      <text:p text:style-name="P4">
<text:span text:style-name="T4">
Читайте також:</text:span>
 <text:a xlink:type="simple" xlink:href="https://www.ukrinform.ua/rubric-ato/3693114-koordstab-nagadav-kudi-peredavati-personalni-dani-polonenih-i-zniklih-bezvisti-vijskovih.html" text:style-name="Internet_20_link" text:visited-style-name="Visited_20_Internet_20_Link">
 </text:a>
</text:p>
      <text:p text:style-name="P4">
Серед даних, вказаних у цій заяві, обов'язково має бути і військовеформування, правоохоронний чи інший державний орган (із зазначеннямструктурного підрозділу, якщо така інформація відома), у штаті якогоперебувала особа на момент полону, та період перебування у місцях несвободивнаслідок <text:a xlink:type="simple" xlink:href="https://www.ukrinform.ua/tag-vijna-z-rosieu" text:style-name="Internet_20_link" text:visited-style-name="Visited_20_Internet_20_Link">
 </text:a>
 або інтернування унейтральних державах.</text:p>
      <text:p text:style-name="P4">
Як зазначив Лубінець, у разі відсутності у заяві зазначених відомостей особі,яка подала таку заяву, довідка не оформлюється, про що їй повідомляєтьсяписьмово.</text:p>
      <text:p text:style-name="P4">
“Довідка про перебування у полоні оформлюється протягом 30 календарних днів здня надходження заяви та може бути видана особисто або надіслана поштою”, -уточнив він.</text:p>
      <text:p text:style-name="P4">
Як повідомляв Укрінформ, 6 квітня Лубінець пояснив, <text:a xlink:type="simple" xlink:href="https://www.ukrinform.ua/rubric-society/3692211-lubinec-poasniv-na-aku-dopomogu-maut-pravo-ludi-z-timcasovou-nepracezdatnistu.html" text:style-name="Internet_20_link" text:visited-style-name="Visited_20_Internet_20_Link">
</text:a>
 .</text:p>
      <text:p text:style-name="P4">
Source: <text:a xlink:type="simple" xlink:href="https://www.ukrinform.ua/rubric-ato/3693781-lubinec-poasniv-ak-otrimati-dovidku-pro-perebuvanna-vijskovogo-u-poloni.html" text:style-name="Internet_20_link" text:visited-style-name="Visited_20_Internet_20_Link">
https://www.ukrinform.ua/rubric-ato/3693781-lubinec-poasniv-ak-otrimati-dovidku-pro-perebuvanna-vijskovogo-u-poloni.html</text:a>
</text:p>
      <!--NEWS-->
      <text:h text:style-name="P10" text:outline-level="1">
<text:span text:style-name="T4">
Укрнафта запрошує інвесторів до проєктів з розвідки та розробки родовищ</text:span>
</text:h>
      <text:p text:style-name="P4">
Authors: Ukrinform (Person)</text:p>
      <text:p text:style-name="P4">
Publisher: Укринформ (Organization)</text:p>
      <text:p text:style-name="P4">
Published Time: 2023-04-10T-142:52:00+03:00</text:p>
      <text:p text:style-name="P4">
Modified Time: 2023-04-10T16:52:00+03:00</text:p>
      <text:p text:style-name="P4">
Description: ПАТ «Укрнафта» запрошує інвесторів до співпраці в реалізації проєктів з розвідки та розробки родовищ. — Укрінформ.</text:p>
      <text:p text:style-name="P4">
Images: ["<text:a xlink:type="simple" xlink:href="https://static.ukrinform.com/photos/2023_04/thumb_files/630_360_1681134664-240.jpg" text:style-name="Internet_20_link" text:visited-style-name="Visited_20_Internet_20_Link">
630_360_16811...</text:a>
"]</text:p>
      <text:p text:style-name="P4">
Tags: ['Газ', 'нафта', 'Укрнафта', 'Родовище']</text:p>
      <text:p text:style-name="P4">
Type: Article</text:p>
      <!--METADATA-->
      <text:p text:style-name="P4">
<draw:frame draw:style-name="fr1" draw:name="Image27" text:anchor-type="as-char" svg:width="6.9236in" svg:height="3.956343in" draw:z-index="0">
<draw:image xlink:href="../Images/yкринформ/2023-04-10T-142-52-00-03-00/630_360_1681134664-240.jpg" xlink:type="simple" xlink:show="embed" xlink:actuate="onLoad" draw:mime-type="image/jpeg"/>
</draw:frame>
 ПАТ«Укрнафта» запрошує інвесторів до співпраці в реалізації проєктів з розвідкита розробки родовищ.</text:p>
      <text:p text:style-name="P4">
Як передає Укрінформ, про це повідомив очільник ПАТ «Укрнафта» СергійКорецький у <text:a xlink:type="simple" xlink:href="https://www.facebook.com/sergii.koretskyi.page/posts/pfbid026acP6ZEbWpgeXpxng2RymBEHXAdgwD2edZFZZx9GL8cuC3VQyCdJ4czSsoB1MzM7l" text:style-name="Internet_20_link" text:visited-style-name="Visited_20_Internet_20_Link">
</text:a>
.</text:p>
      <text:p text:style-name="P4">
«Наразі зростання видобутку – це амбіційна задача, в основі якої – серйознапланомірна робота, що потребує часу, значних інвестицій та партнерів, якідопоможуть впроваджувати сучасні технології. <text:a xlink:type="simple" xlink:href="https://www.ukrinform.ua/tag-ukrnafta" text:style-name="Internet_20_link" text:visited-style-name="Visited_20_Internet_20_Link">
 </text:a>
 запрошує таких потенційних партнерів до співпраці. Ми вже готуємопроєкти угод для потенційних інвесторів», – зазначив Корецький.</text:p>
      <text:p text:style-name="P4">
За його словами, йдеться про контракти за світовими практиками та зурахуванням норм українського законодавства, зокрема це угода про розподілпродукції (PSA, Product Sharing Agreement) та угода з надання послуг з ризиком(RSA, Risk Service Agreement). Щоб потенційні інвестори мали всі необхіднідані, створено Virtual Data Room, де кожна компанія, що хоче вкласти гроші урозвідку та розробку родовищ Укрнафти, зможе отримати вичерпну геолого-промислову інформацію про запропоновані родовища.</text:p>
      <text:p text:style-name="P4">
<text:span text:style-name="T4">
Читайте також:</text:span>
 <text:a xlink:type="simple" xlink:href="https://www.ukrinform.ua/rubric-economy/3692887-ukrnafta-planue-proburiti-pat-novih-sverdlovin-na-zahodi-ukraini.html" text:style-name="Internet_20_link" text:visited-style-name="Visited_20_Internet_20_Link">
 <text:span text:style-name="T4">
Укрнафта</text:span>
 </text:a>
</text:p>
      <text:p text:style-name="P4">
«Після завершення формування пакета підготовчих документів Укрнафта оголоситьвідкритий конкурс для інвесторів, які пройшли процедуру «комплайнс», наспільні проєкти з розвідки та розробки родовищ», – додав Корецький.</text:p>
      <text:p text:style-name="P4">
Як повідомлялося, ПАТ <text:a xlink:type="simple" xlink:href="https://www.ukrinform.ua/rubric-economy/3692035-ukrnafta-moze-vidnoviti-blizko-500-nediucih-sverdlovin.html" text:style-name="Internet_20_link" text:visited-style-name="Visited_20_Internet_20_Link">
 </text:a>
 .</text:p>
      <text:p text:style-name="P4">
<text:span text:style-name="T5">
Фото: Укрнафта</text:span>
</text:p>
      <text:p text:style-name="P4">
Source: <text:a xlink:type="simple" xlink:href="https://www.ukrinform.ua/rubric-economy/3694010-ukrnafta-zaprosue-investoriv-do-proektiv-z-rozvidki-ta-rozrobki-rodovis.html" text:style-name="Internet_20_link" text:visited-style-name="Visited_20_Internet_20_Link">
https://www.ukrinform.ua/rubric-economy/3694010-ukrnafta-zaprosue-investoriv-do-proektiv-z-rozvidki-ta-rozrobki-rodovis.html</text:a>
</text:p>
      <!--NEWS-->
      <text:h text:style-name="P10" text:outline-level="1">
<text:span text:style-name="T4">
Арсен Мірзоян став амбасадором штурмової бригади «Сталевий Кордон»</text:span>
</text:h>
      <text:p text:style-name="P4">
Authors: Ukrinform (Person)</text:p>
      <text:p text:style-name="P4">
Publisher: Укринформ (Organization)</text:p>
      <text:p text:style-name="P4">
Published Time: 2023-04-10T-15:37:00+03:00</text:p>
      <text:p text:style-name="P4">
Modified Time: 2023-04-10T23:37:00+03:00</text:p>
      <text:p text:style-name="P4">
Description: Заслужений артист України, співак Арсен Мірзоян став амбасадором штурмової бригади “Сталевий Кордон” (у складі “Гвардії наступу”). — Укрінформ.</text:p>
      <text:p text:style-name="P4">
Images: ["<text:a xlink:type="simple" xlink:href="https://static.ukrinform.com/photos/2023_04/thumb_files/630_360_1681136230-972.jpg" text:style-name="Internet_20_link" text:visited-style-name="Visited_20_Internet_20_Link">
630_360_16811...</text:a>
", "<text:a xlink:type="simple" xlink:href="https://static.ukrinform.com/photos/2023_04/1681136230-124.jpg" text:style-name="Internet_20_link" text:visited-style-name="Visited_20_Internet_20_Link">
1681136230-12...</text:a>
", "<text:a xlink:type="simple" xlink:href="https://static.ukrinform.com/photos/2023_04/1681136229-702.jpg" text:style-name="Internet_20_link" text:visited-style-name="Visited_20_Internet_20_Link">
1681136229-70...</text:a>
", "<text:a xlink:type="simple" xlink:href="https://static.ukrinform.com/photos/2023_04/1681136230-964.jpg" text:style-name="Internet_20_link" text:visited-style-name="Visited_20_Internet_20_Link">
1681136230-96...</text:a>
"]</text:p>
      <text:p text:style-name="P4">
Tags: ['Музика', 'ЗСУ', 'співак', 'Амбасадор']</text:p>
      <text:p text:style-name="P4">
Type: Article</text:p>
      <!--METADATA-->
      <text:p text:style-name="P4">
<draw:frame draw:style-name="fr1" draw:name="Image28" text:anchor-type="as-char" svg:width="6.9236in" svg:height="3.956343in" draw:z-index="0">
<draw:image xlink:href="../Images/yкринформ/2023-04-10T-15-37-00-03-00/630_360_1681136230-972.jpg" xlink:type="simple" xlink:show="embed" xlink:actuate="onLoad" draw:mime-type="image/jpeg"/>
</draw:frame>
Заслужений артист України, співак Арсен Мірзоян став амбасадором штурмовоїбригади “Сталевий Кордон” (у складі “Гвардії наступу”).</text:p>
      <text:p text:style-name="P4">
Про це поінформувала <text:a xlink:type="simple" xlink:href="https://dpsu.gov.ua/ua/news/%20video%20-arsen-mirzoyan-stav-abmasadorom-shturmovoi-brigadi-staleviy-kordon/" text:style-name="Internet_20_link" text:visited-style-name="Visited_20_Internet_20_Link">
 </text:a>
 , передаєУкрінформ.</text:p>
      <text:p text:style-name="P4">
“Під час відвідування одного з підрозділів 15 мобільного <text:a xlink:type="simple" xlink:href="https://www.ukrinform.ua/tag-prikordonniki" text:style-name="Internet_20_link" text:visited-style-name="Visited_20_Internet_20_Link">
</text:a>
 загону заслужений артист УкраїниАрсен Мірзоян та начальник штабу загону Костянтин Безпалько підписали угодупро амбасадорство. Відтепер Арсен, як амбасадор бригади, буде представляти“Сталевий Кордон” в українському та міжнародному медіапросторі”, - розповіли уДержприкордонслужбі.</text:p>
      <text:p text:style-name="P4">
<draw:frame draw:style-name="fr1" draw:name="Image29" text:anchor-type="as-char" svg:width="6.9236in" svg:height="5.198195in" draw:z-index="0">
<draw:image xlink:href="../Images/yкринформ/2023-04-10T-15-37-00-03-00/1681136230-124.jpg" xlink:type="simple" xlink:show="embed" xlink:actuate="onLoad" draw:mime-type="image/jpeg"/>
</draw:frame>
<draw:frame draw:style-name="fr1" draw:name="Image30" text:anchor-type="as-char" svg:width="6.9236in" svg:height="5.198195in" draw:z-index="0">
<draw:image xlink:href="../Images/yкринформ/2023-04-10T-15-37-00-03-00/1681136229-702.jpg" xlink:type="simple" xlink:show="embed" xlink:actuate="onLoad" draw:mime-type="image/jpeg"/>
</draw:frame>
<draw:frame draw:style-name="fr1" draw:name="Image31" text:anchor-type="as-char" svg:width="6.9236in" svg:height="5.198195in" draw:z-index="0">
<draw:image xlink:href="../Images/yкринформ/2023-04-10T-15-37-00-03-00/1681136230-964.jpg" xlink:type="simple" xlink:show="embed" xlink:actuate="onLoad" draw:mime-type="image/jpeg"/>
</draw:frame>
</text:p>
      <text:p text:style-name="P4">
<text:span text:style-name="T4">
Читайте також:</text:span>
 <text:a xlink:type="simple" xlink:href="https://www.ukrinform.ua/rubric-culture/3682760-jerry-heil-stala-ambasadorkou-proektu-zberezit-ukrainsku-kulturu.html" text:style-name="Internet_20_link" text:visited-style-name="Visited_20_Internet_20_Link">
 <text:span text:style-name="T4">
амбасадор</text:span>
 </text:a>
</text:p>
      <text:p text:style-name="P4">
Як повідомлялося, гурт <text:a xlink:type="simple" xlink:href="https://www.ukrinform.ua/rubric-culture/3694025-gurt-probass-hardi-stav-ambasadorom-sturmovoi-brigadi-spartan.html" text:style-name="Internet_20_link" text:visited-style-name="Visited_20_Internet_20_Link">
 </text:a>
 став амбасадором штурмової бригади “Спартан” (у складі “Гвардіїнаступу”).</text:p>
      <text:p text:style-name="P4">
<text:span text:style-name="T5">
Фото: dpsu.gov.ua</text:span>
</text:p>
      <text:p text:style-name="P4">
Source: <text:a xlink:type="simple" xlink:href="https://www.ukrinform.ua/rubric-culture/3694031-arsen-mirzoan-stav-ambasadorom-sturmovoi-brigadi-stalevij-kordon.html" text:style-name="Internet_20_link" text:visited-style-name="Visited_20_Internet_20_Link">
https://www.ukrinform.ua/rubric-culture/3694031-arsen-mirzoan-stav-ambasadorom-sturmovoi-brigadi-stalevij-kordon.html</text:a>
</text:p>
      <!--NEWS-->
      <text:h text:style-name="P10" text:outline-level="1">
<text:span text:style-name="T4">
Дрони, боєприпаси та антени: Німеччина передала Україні черговий пакет військової допомоги</text:span>
</text:h>
      <text:p text:style-name="P4">
Authors: Ukrinform (Person)</text:p>
      <text:p text:style-name="P4">
Publisher: Укринформ (Organization)</text:p>
      <text:p text:style-name="P4">
Published Time: 2023-04-10T-162:02:00+03:00</text:p>
      <text:p text:style-name="P4">
Modified Time: 2023-04-10T16:02:00+03:00</text:p>
      <text:p text:style-name="P4">
Description: Уряд ФРН передав Україні чергову партію військової допомоги, зокрема, антени, дрони та патрони. — Укрінформ.</text:p>
      <text:p text:style-name="P4">
Images: ["<text:a xlink:type="simple" xlink:href="https://static.ukrinform.com/photos/2022_12/thumb_files/630_360_1670417330-791.jpg" text:style-name="Internet_20_link" text:visited-style-name="Visited_20_Internet_20_Link">
630_360_16704...</text:a>
"]</text:p>
      <text:p text:style-name="P4">
Tags: ['Німеччина', 'Україна', 'допомога']</text:p>
      <text:p text:style-name="P4">
Type: Article</text:p>
      <!--METADATA-->
      <text:p text:style-name="P4">
<draw:frame draw:style-name="fr1" draw:name="Image32" text:anchor-type="as-char" svg:width="6.9236in" svg:height="3.956343in" draw:z-index="0">
<draw:image xlink:href="../Images/yкринформ/2023-04-10T-162-02-00-03-00/630_360_1670417330-791.jpg" xlink:type="simple" xlink:show="embed" xlink:actuate="onLoad" draw:mime-type="image/jpeg"/>
</draw:frame>
 Уряд ФРНпередав Україні чергову партію військової допомоги, зокрема, антени, дрони тапатрони.</text:p>
      <text:p text:style-name="P4">
Це випливає з оновленого переліку на <text:a xlink:type="simple" xlink:href="http://www.bundesregierung.de/breg-en/news/military-support-ukraine-2054992" text:style-name="Internet_20_link" text:visited-style-name="Visited_20_Internet_20_Link">
 </text:a>
 уряду, передає Укрінформ.</text:p>
      <text:p text:style-name="P4">
У новому пакеті - одна інженерна броньована машина DACHS (загалом їх передановже чотири), вісім вантажівок Zetros (раніше було передано 52), вісім системмобільних антен (загальна кількість сягнула 34), вісім дронів-розвідників(раніше було передано 26), а також 23 520 патронів калібру 40 мм (загальнакількість - 83 520).</text:p>
      <text:p text:style-name="P4">
Уся передана військова допомога – напряму від німецької промисловості.</text:p>
      <text:p text:style-name="P4">
У Генштабі ЗСУ <text:a xlink:type="simple" xlink:href="https://www.facebook.com/story.php" text:style-name="Internet_20_link" text:visited-style-name="Visited_20_Internet_20_Link">
</text:a>
, що Німеччина підтримує українських військових у тісній координації зі своїмипартнерами та союзниками.</text:p>
      <text:p text:style-name="P4">
<text:span text:style-name="T4">
Читайте також:</text:span>
 <text:a xlink:type="simple" xlink:href="https://www.ukrinform.ua/rubric-economy/3692221-nimeckij-vpk-perezivae-bum-cerez-agresiu-putina-bloomberg.html" text:style-name="Internet_20_link" text:visited-style-name="Visited_20_Internet_20_Link">
 <text:span text:style-name="T4">
ВПК</text:span>
 </text:a>
</text:p>
      <text:p text:style-name="P4">
Нагадаємо, <text:a xlink:type="simple" xlink:href="https://www.ukrinform.ua/tag-nimeccina" text:style-name="Internet_20_link" text:visited-style-name="Visited_20_Internet_20_Link">
 </text:a>
 є найбільшимпостачальником військової допомоги Україні в материковій частині Європи.Зокрема, Німеччина передала Україні <text:a xlink:type="simple" xlink:href="https://www.ukrinform.ua/rubric-ato/3688202-solc-pidtverdiv-nimeccina-peredala-ukraini-18-tankiv-leopard.html" text:style-name="Internet_20_link" text:visited-style-name="Visited_20_Internet_20_Link">
 </text:a>
.</text:p>
      <text:p text:style-name="P4">
Source: <text:a xlink:type="simple" xlink:href="https://www.ukrinform.ua/rubric-ato/3693983-droni-boepripasi-ta-anteni-nimeccina-peredala-ukraini-cergovij-paket-vijskovoi-dopomogi.html" text:style-name="Internet_20_link" text:visited-style-name="Visited_20_Internet_20_Link">
https://www.ukrinform.ua/rubric-ato/3693983-droni-boepripasi-ta-anteni-nimeccina-peredala-ukraini-cergovij-paket-vijskovoi-dopomogi.html</text:a>
</text:p>
      <!--NEWS-->
      <text:h text:style-name="P10" text:outline-level="1">
<text:span text:style-name="T4">
Зеленський про обмін полоненими: Сотня родин перед Пасхою отримала справжню радість</text:span>
</text:h>
      <text:p text:style-name="P4">
Authors: Ukrinform (Person)</text:p>
      <text:p text:style-name="P4">
Publisher: Укринформ (Organization)</text:p>
      <text:p text:style-name="P4">
Published Time: 2023-04-10T-17:20:00+03:00</text:p>
      <text:p text:style-name="P4">
Modified Time: 2023-04-10T23:20:00+03:00</text:p>
      <text:p text:style-name="P4">
Description: Сотня родин перед Пасхою отримала справжню радість, адже вдалося повернути додому ще 100 захисників і захисниць: 80 чоловіків і 20 жінок. — Укрінформ.</text:p>
      <text:p text:style-name="P4">
Images: ["<text:a xlink:type="simple" xlink:href="https://static.ukrinform.com/photos/2023_04/thumb_files/630_360_1681143069-409.jpg" text:style-name="Internet_20_link" text:visited-style-name="Visited_20_Internet_20_Link">
630_360_16811...</text:a>
"]</text:p>
      <text:p text:style-name="P4">
Tags: ['Обмін', 'Різдво', 'ЗСУ', 'Полонені', 'Зеленський']</text:p>
      <text:p text:style-name="P4">
Type: Article</text:p>
      <!--METADATA-->
      <text:p text:style-name="P4">
<draw:frame draw:style-name="fr1" draw:name="Image33" text:anchor-type="as-char" svg:width="6.9236in" svg:height="3.956343in" draw:z-index="0">
<draw:image xlink:href="../Images/yкринформ/2023-04-10T-17-20-00-03-00/630_360_1681143069-409.jpg" xlink:type="simple" xlink:show="embed" xlink:actuate="onLoad" draw:mime-type="image/jpeg"/>
</draw:frame>
 Сотняродин перед Пасхою отримала справжню радість, адже вдалося повернути додому ще100 захисників і захисниць: 80 чоловіків і 20 жінок.</text:p>
      <text:p text:style-name="P4">
Про це зазначив у своєму <text:a xlink:type="simple" xlink:href="https://youtu.be/mLlNZ-WkAeQ" text:style-name="Internet_20_link" text:visited-style-name="Visited_20_Internet_20_Link">
 </text:a>
 наприкінці 411 днявійни Президент Володимир Зеленський, коментуючи звільнення з російськогополону ста українських військових.</text:p>
      <text:p text:style-name="P4">
“Сьогодні – хороша новина від нашої команди, що займається обмінами. Вдалосяповернути додому ще 100 захисників і захисниць. 80 чоловіків і 20 жінок. Цеармійці, прикордонники, воїни Військово-Морських сил, нацгвардійці. Серед них,до речі, оборонці «Азовсталі». Це сотня родин, які перед Пасхою отрималисправжню радість”, - сказав він.</text:p>
      <text:p text:style-name="P4">
<text:span text:style-name="T4">
Читайте також:</text:span>
 <text:span text:style-name="T4">
<text:a xlink:type="simple" xlink:href="https://www.ukrinform.ua/rubric-ato/3694003-velikij-obmin-ukraina-povernula-dodomu-se-100-polonenih.html" text:style-name="Internet_20_link" text:visited-style-name="Visited_20_Internet_20_Link">
 </text:a>
 </text:span>
</text:p>
      <text:p text:style-name="P4">
Президент запевнив, що і надалі триватиме робота по звільненню в’язнів кремля.</text:p>
      <text:p text:style-name="P4">
“Я дякую всім у нашому Координаційному центрі ГУР, дякую кожному, хтозаймається переговорами й підготовкою обмінів: хлопці Буданова, Єрмак, Малюк,Лубінець... Молодці, хлопці! А особливо я вдячний усім, хто підтримує нашихлюдей після звільнення й дбає про лікування, про адаптацію. Це важливо”, -додав Зеленський.</text:p>
      <text:p text:style-name="P4">
Як повідомляв Укрінформ, 10 квітня Україна провела черговий великий обмінполоненими.</text:p>
      <text:p text:style-name="P4">
<text:span text:style-name="T4">
Читайте також:</text:span>
 <text:span text:style-name="T4">
<text:a xlink:type="simple" xlink:href="https://www.ukrinform.ua/rubric-ato/3694072-ak-ukraina-povertala-polonenih-pokazali-unikalni-kadri-z-obminu.html" text:style-name="Internet_20_link" text:visited-style-name="Visited_20_Internet_20_Link">
 </text:a>
 </text:span>
</text:p>
      <text:p text:style-name="P4">
Додому повернулися 100 українських захисників, серед яких - військові, моряки,прикордонники, нацгвардійці. Серед них є оборонці Маріуполя, «Азовсталі»,Гостомеля. Деякі люди отримали серйозні поранення, мають захворювання. Надалівони проходитимуть усю необхідну реабілітацію.</text:p>
      <text:p text:style-name="P4">
Станом на квітень від початку повномасштабного вторгнення рф Україна повернулаз російського <text:span text:style-name="T4">
<text:a xlink:type="simple" xlink:href="https://www.ukrinform.ua/tag-poloneni" text:style-name="Internet_20_link" text:visited-style-name="Visited_20_Internet_20_Link">
 </text:a>
 </text:span>
 2005 осіб.</text:p>
      <text:p text:style-name="P4">
Source: <text:a xlink:type="simple" xlink:href="https://www.ukrinform.ua/rubric-ato/3694165-zelenskij-pro-obmin-polonenimi-sotna-rodin-pered-pashou-otrimala-spravznu-radist.html" text:style-name="Internet_20_link" text:visited-style-name="Visited_20_Internet_20_Link">
https://www.ukrinform.ua/rubric-ato/3694165-zelenskij-pro-obmin-polonenimi-sotna-rodin-pered-pashou-otrimala-spravznu-radist.html</text:a>
</text:p>
      <!--NEWS-->
      <text:h text:style-name="P10" text:outline-level="1">
<text:span text:style-name="T4">
Подоляк розкритикував політику Twitter щодо висвітлення війни з рф</text:span>
</text:h>
      <text:p text:style-name="P4">
Authors: Ukrinform (Person)</text:p>
      <text:p text:style-name="P4">
Publisher: Укринформ (Organization)</text:p>
      <text:p text:style-name="P4">
Published Time: 2023-04-10T-19:11:00+03:00</text:p>
      <text:p text:style-name="P4">
Modified Time: 2023-04-10T23:11:00+03:00</text:p>
      <text:p text:style-name="P4">
Description: Радник Офісу президента України Михайло Подоляк розкритикував політику Twitter щодо висвітлення інформації про війну в Україні. — Укрінформ.</text:p>
      <text:p text:style-name="P4">
Images: ["<text:a xlink:type="simple" xlink:href="https://static.ukrinform.com/photos/2022_04/thumb_files/630_360_1650530083-444.jpg" text:style-name="Internet_20_link" text:visited-style-name="Visited_20_Internet_20_Link">
630_360_16505...</text:a>
"]</text:p>
      <text:p text:style-name="P4">
Tags: ['Ілон Маск', 'Twitter', 'Подоляк', 'Війна з росією']</text:p>
      <text:p text:style-name="P4">
Type: Article</text:p>
      <!--METADATA-->
      <text:p text:style-name="P4">
<draw:frame draw:style-name="fr1" draw:name="Image34" text:anchor-type="as-char" svg:width="6.9236in" svg:height="3.956343in" draw:z-index="0">
<draw:image xlink:href="../Images/yкринформ/2023-04-10T-19-11-00-03-00/630_360_1650530083-444.jpg" xlink:type="simple" xlink:show="embed" xlink:actuate="onLoad" draw:mime-type="image/jpeg"/>
</draw:frame>
 РадникОфісу президента України Михайло Подоляк розкритикував політику Twitter щодовисвітлення інформації про війну в Україні.</text:p>
      <text:p text:style-name="P4">
Як передає Укрінформ, про це він написав на свої <text:a xlink:type="simple" xlink:href="https://mobile.twitter.com/Podolyak_M/status/1645454877118676993" text:style-name="Internet_20_link" text:visited-style-name="Visited_20_Internet_20_Link">
</text:a>
 .</text:p>
      <text:p text:style-name="P4">
«Розблоковані акаунти російської влади, масштабування російських твітів про«вбий Україну» на фоні відвертої песимізації українців – це взагалі не просвободу слова… ## <text:a xlink:type="simple" xlink:href="https://www.ukrinform.ua/tag-twitter" text:style-name="Internet_20_link" text:visited-style-name="Visited_20_Internet_20_Link">
 </text:a>
 не бачить шкоди упоширенні пропаганди, яка прямо заохочує знищення України та масові вбивства.Може, ШІ краще промодерує?», - написав Подоляк.</text:p>
      <text:p text:style-name="P4">
<text:span text:style-name="T4">
Читайте також:</text:span>
 <text:a xlink:type="simple" xlink:href="https://www.ukrinform.ua/rubric-technology/3684146-tvitter-vidkrie-vihidnij-kod-rekomendacij-povidomlen-mask.html" text:style-name="Internet_20_link" text:visited-style-name="Visited_20_Internet_20_Link">
 </text:a>
</text:p>
      <text:p text:style-name="P4">
Як повідомляв <text:a xlink:type="simple" xlink:href="https://www.ukrinform.ua/rubric-technology/3693296-twitter-znav-obmezenna-na-oblikovi-zapisi-povazani-z-kremlem-zmi.html" text:style-name="Internet_20_link" text:visited-style-name="Visited_20_Internet_20_Link">
 </text:a>
 , компаніяTwitter зняла обмеження на облікові записи, пов’язані з кремлем, після того,як її придбав американський мільярдер Ілон Маск.</text:p>
      <text:p text:style-name="P4">
<text:span text:style-name="T5">
Фото: АА</text:span>
</text:p>
      <text:p text:style-name="P4">
Source: <text:a xlink:type="simple" xlink:href="https://www.ukrinform.ua/rubric-technology/3694166-podolak-rozkritikuvav-politiku-twitter-sodo-visvitlenna-vijni-z-rf.html" text:style-name="Internet_20_link" text:visited-style-name="Visited_20_Internet_20_Link">
https://www.ukrinform.ua/rubric-technology/3694166-podolak-rozkritikuvav-politiku-twitter-sodo-visvitlenna-vijni-z-rf.html</text:a>
</text:p>
      <!--NEWS-->
      <text:h text:style-name="P10" text:outline-level="1">
<text:span text:style-name="T4">
Гуменюк: Загарбники поступово усвідомлюють, що всюди, де Україна, їм не буде спокою</text:span>
</text:h>
      <text:p text:style-name="P4">
Authors: Ukrinform (Person)</text:p>
      <text:p text:style-name="P4">
Publisher: Укринформ (Organization)</text:p>
      <text:p text:style-name="P4">
Published Time: 2023-04-10T-21:05:00+03:00</text:p>
      <text:p text:style-name="P4">
Modified Time: 2023-04-10T23:05:00+03:00</text:p>
      <text:p text:style-name="P4">
Description: На півдні України загарбники продовжують відсуватися від лінії зіткнення для того, щоби максимально забезпечити відстань, недосяжну для українських засобів ураження. — Укрінформ.</text:p>
      <text:p text:style-name="P4">
Images: ["<text:a xlink:type="simple" xlink:href="https://static.ukrinform.com/photos/2022_04/thumb_files/630_360_1650300712-324.jpg" text:style-name="Internet_20_link" text:visited-style-name="Visited_20_Internet_20_Link">
630_360_16503...</text:a>
"]</text:p>
      <text:p text:style-name="P4">
Tags: ['Агресія РФ', 'Війна з росією', 'Південь України']</text:p>
      <text:p text:style-name="P4">
Type: Article</text:p>
      <!--METADATA-->
      <text:p text:style-name="P4">
<draw:frame draw:style-name="fr1" draw:name="Image35" text:anchor-type="as-char" svg:width="6.9236in" svg:height="3.956343in" draw:z-index="0">
<draw:image xlink:href="../Images/yкринформ/2023-04-10T-21-05-00-03-00/630_360_1650300712-324.jpg" xlink:type="simple" xlink:show="embed" xlink:actuate="onLoad" draw:mime-type="image/jpeg"/>
</draw:frame>
 На півдніУкраїни загарбники продовжують відсуватися від лінії зіткнення для того, щобимаксимально забезпечити відстань, недосяжну для українських засобів ураження.</text:p>
      <text:p text:style-name="P4">
Про це заявила керівниця Об’єднаного координаційного пресцентру Сил оборонипівдня Наталія Гуменюк в ефірі «Радіо Донбас.Реалії», передає Укрінформ ізпосиланням на <text:a xlink:type="simple" xlink:href="https://hromadske.ua/posts/na-pivdni-rosiyani-vidhodyat-vid-liniyi-zitknennya-na-vidstan-nedosyazhnu-dlya-zasobiv-urazhennya-gumenyuk" text:style-name="Internet_20_link" text:visited-style-name="Visited_20_Internet_20_Link">
 </text:a>
 .</text:p>
      <text:p text:style-name="P4">
Вона додала, що водночас українські захисники намагаються тримати вогневийконтроль над транспортними шляхами таким чином, щоб росіяни не могли нимискористатись, навіть для відступу на таку велику відстань.</text:p>
      <text:p text:style-name="P4">
«Тобто ми відстежуємо їхнє (росіян — ред.) просування, намагаємось припинитиїхній рух, зупинити не тільки колони підтяжки техніки і живої сили напередову, так і відступу», — зазначила Гуменюк.</text:p>
      <text:p text:style-name="P4">
<text:span text:style-name="T4">
Читайте також:</text:span>
 <text:span text:style-name="T4">
<text:a xlink:type="simple" xlink:href="https://www.ukrinform.ua/rubric-ato/3693958-rosia-moze-zastosuvati-proti-ukraini-novi-iranski-droni-miraj532-gumenuk.html" text:style-name="Internet_20_link" text:visited-style-name="Visited_20_Internet_20_Link">
 </text:a>
 </text:span>
</text:p>
      <text:p text:style-name="P4">
За її словами, зараз триває «потужний підготовчий етап», на якому українськізахисники нищать потужності окупантів: склади, скупчення техніки, місцядислокації особового складу.</text:p>
      <text:p text:style-name="P4">
«Вони, звісно, вираховують кілометраж так, щоб не бути ураженими нашимизасобами ураження, але виходячи з того, що сезон "бавовни" в Криму вжерозпочато, вони поступово усвідомлюють, що всюди, де Україна, їм не будеспокою», — наголосила Гуменюк.</text:p>
      <text:p text:style-name="P4">
<text:span text:style-name="T4">
Читайте також:</text:span>
 <text:span text:style-name="T4">
<text:a xlink:type="simple" xlink:href="https://www.ukrinform.ua/rubric-ato/3693461-na-hersonsini-rosiani-obstriluut-infrastrukturu-aka-dopomagae-regionu-vidnovluvatisa-gumenuk.html" text:style-name="Internet_20_link" text:visited-style-name="Visited_20_Internet_20_Link">
 </text:a>
 </text:span>
</text:p>
      <text:p text:style-name="P4">
Як раніше повідомляло агентство, на захопленій російськими військами частиніпівдня України _<text:span text:style-name="T4">
<text:a xlink:type="simple" xlink:href="https://www.ukrinform.ua/rubric-ato/3693162-nalakani-kontrnastupom-rosiani-formuut-zivi-siti-z-civilnih-gumenuk.html" text:style-name="Internet_20_link" text:visited-style-name="Visited_20_Internet_20_Link">
 </text:a>
 </text:span>
 _</text:p>
      <text:p text:style-name="P4">
Source: <text:a xlink:type="simple" xlink:href="https://www.ukrinform.ua/rubric-ato/3694164-gumenuk-zagarbniki-postupovo-usvidomluut-so-vsudi-de-ukraina-im-ne-bude-spokou.html" text:style-name="Internet_20_link" text:visited-style-name="Visited_20_Internet_20_Link">
https://www.ukrinform.ua/rubric-ato/3694164-gumenuk-zagarbniki-postupovo-usvidomluut-so-vsudi-de-ukraina-im-ne-bude-spokou.html</text:a>
</text:p>
      <!--NEWS-->
      <text:h text:style-name="P10" text:outline-level="1">
<text:span text:style-name="T4">
Онук Мохаммеда Алі проведе бій 20 травня</text:span>
</text:h>
      <text:p text:style-name="P4">
Authors: Ukrinform (Person)</text:p>
      <text:p text:style-name="P4">
Publisher: Укринформ (Organization)</text:p>
      <text:p text:style-name="P4">
Published Time: 2023-04-10T-23:00:16+03:00</text:p>
      <text:p text:style-name="P4">
Modified Time: 2023-04-10T23:00:16+03:00</text:p>
      <text:p text:style-name="P4">
Description: Бій відбудеться в андеркарді поєдинку Ломаченко – Гейні. — Укрінформ.</text:p>
      <text:p text:style-name="P4">
Images: ["<text:a xlink:type="simple" xlink:href="https://static.ukrinform.com/photos/2023_04/thumb_files/630_360_1681156754-804.jpg" text:style-name="Internet_20_link" text:visited-style-name="Visited_20_Internet_20_Link">
630_360_16811...</text:a>
"]</text:p>
      <text:p text:style-name="P4">
Tags: ['Бокс']</text:p>
      <text:p text:style-name="P4">
Type: Article</text:p>
      <!--METADATA-->
      <text:p text:style-name="P4">
<draw:frame draw:style-name="fr1" draw:name="Image36" text:anchor-type="as-char" svg:width="6.9236in" svg:height="3.956343in" draw:z-index="0">
<draw:image xlink:href="../Images/yкринформ/2023-04-10T-23-00-16-03-00/630_360_1681156754-804.jpg" xlink:type="simple" xlink:show="embed" xlink:actuate="onLoad" draw:mime-type="image/jpeg"/>
</draw:frame>
 Бійвідбудеться в андеркарді поєдинку Ломаченко – Гейні.</text:p>
      <text:p text:style-name="P4">
Американець Ніко Алі Волш (8-0, 5 КО), онук легендарного Мухаммеда Алі,проведе бій в андеркарді поєдинку між екс-чемпіоном у трьох вагових категоріяхВасилем Ломаченком і абсолютним чемпіоном у легкій вазі Девіном Гейні, <text:a xlink:type="simple" xlink:href="https://twitter.com/trboxing/status/1645473138585767941" text:style-name="Internet_20_link" text:visited-style-name="Visited_20_Internet_20_Link">
</text:a>
 Top Rank, передаєУкрінформ.</text:p>
      <text:p text:style-name="P4">
Для Ніко організатори запланували восьмираундовий бій. Суперник онукаМухаммеда Алі, який виступає в середній вазі, буде визначений пізніше.</text:p>
      <text:p text:style-name="P4">
Поєдинок відбудеться 20 травня в Лас-Вегасі.</text:p>
      <text:p text:style-name="P4">
Востаннє Ніко виходив у ринг у лютому цього року, тоді він нокаутував ЕдуардоАйала.</text:p>
      <text:p text:style-name="P4">
<text:span text:style-name="T4">
Читайте також:</text:span>
 <text:a xlink:type="simple" xlink:href="https://www.ukrinform.ua/rubric-sports/3694013-berincik-majze-ves-gonorar-vid-bou-z-mendi-a-viddav-na-zsu.html" text:style-name="Internet_20_link" text:visited-style-name="Visited_20_Internet_20_Link">
 <text:span text:style-name="T4">
Берінчик</text:span>
 </text:a>
</text:p>
      <text:p text:style-name="P4">
Як повідомляв Укрінформ, чемпіон EBU та WBO International у легкій вазі ДенисБерінчик (17-0, 9 КО) розповів, як допомагає українським військовим.</text:p>
      <text:p text:style-name="P4">
Фото: Getty Image</text:p>
      <text:p text:style-name="P4">
Source: <text:a xlink:type="simple" xlink:href="https://www.ukrinform.ua/rubric-sports/3694162-onuk-mohammeda-ali-provede-bij-20-travna.html" text:style-name="Internet_20_link" text:visited-style-name="Visited_20_Internet_20_Link">
https://www.ukrinform.ua/rubric-sports/3694162-onuk-mohammeda-ali-provede-bij-20-travna.html</text:a>
</text:p>
      <!--NEWS-->
      <text:h text:style-name="P10" text:outline-level="1">
<text:span text:style-name="T4">
росіяни атакували цивільний човен на Херсонщині - двоє поранених</text:span>
</text:h>
      <text:p text:style-name="P4">
Authors: Ukrinform (Person)</text:p>
      <text:p text:style-name="P4">
Publisher: Укринформ (Organization)</text:p>
      <text:p text:style-name="P4">
Published Time: 2023-04-10T-26:50:00+03:00</text:p>
      <text:p text:style-name="P4">
Modified Time: 2023-04-10T22:50:00+03:00</text:p>
      <text:p text:style-name="P4">
Description: На Херсонщині росіяни атакували човен з цивільними, двоє місцевих жителів отримали важкі поранення.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Херсонщина', 'Обстріл', 'Підводний човен', 'Війна з росією']</text:p>
      <text:p text:style-name="P4">
Type: Article</text:p>
      <!--METADATA-->
      <text:p text:style-name="P4">
<draw:frame draw:style-name="fr1" draw:name="Image37" text:anchor-type="as-char" svg:width="6.9236in" svg:height="3.956343in" draw:z-index="0">
<draw:image xlink:href="../Images/yкринформ/2023-04-10T-26-50-00-03-00/630_360_1667124180-530.jpg" xlink:type="simple" xlink:show="embed" xlink:actuate="onLoad" draw:mime-type="image/jpeg"/>
</draw:frame>
 НаХерсонщині росіяни атакували човен з цивільними, двоє місцевих жителівотримали важкі поранення.</text:p>
      <text:p text:style-name="P4">
Як передає Укрінформ, про це повідомляє голова Херсонської ОВА ОлександрПрокудін в <text:a xlink:type="simple" xlink:href="https://t.me/olexandrprokudin/254" text:style-name="Internet_20_link" text:visited-style-name="Visited_20_Internet_20_Link">
 </text:a>
 .</text:p>
      <text:p text:style-name="P4">
«В одному з населених пунктів Бериславської громади 20-річний хлопець та20-річна дівчина, нехтуючи обмеженнями щодо виходу маломірних плавзасобів,запровадженими в рамках воєнного стану, ігноруючи загрози <text:a xlink:type="simple" xlink:href="https://www.ukrinform.ua/tag-obstril" text:style-name="Internet_20_link" text:visited-style-name="Visited_20_Internet_20_Link">
</text:a>
 окупантами з лівого берега, спробуваливийти на човні в затоку», - написав він.</text:p>
      <text:p text:style-name="P4">
Човен негайно був атакований росіянами – з безпілотника на нього скинуторозривну гранату. Обидва місцевих жителі отримали важкі поранення і булитерміново евакуйовані нашими військовими до лікарні, де їм надається медичнадопомога.</text:p>
      <text:p text:style-name="P4">
<text:span text:style-name="T4">
Читайте також:</text:span>
 <text:a xlink:type="simple" xlink:href="https://www.ukrinform.ua/rubric-regions/3693575-rosiani-atakuvali-hersonsinu-kerovanimi-aviabombami.html" text:style-name="Internet_20_link" text:visited-style-name="Visited_20_Internet_20_Link">
 </text:a>
</text:p>
      <text:p text:style-name="P4">
«Звертаю увагу жителів Херсонщини, що обмеження використання водноготранспорту і будь-яких плавзасобів, в першу чергу спрямовані на збереженняваших життів. Не нехтуйте режимними правилами воєнного стану, не наражайте нанебезпеку ані себе, ані тих, хто рятуватиме вас», - додав Прокудін.</text:p>
      <text:p text:style-name="P4">
Як повідомляв Укрінформ, російська армія за добу атакувала <text:a xlink:type="simple" xlink:href="https://www.ukrinform.ua/rubric-regions/3693812-rosijska-armia-za-dobu-atakuvala-visim-oblastej-ukraini-zvedenna-ova.html" text:style-name="Internet_20_link" text:visited-style-name="Visited_20_Internet_20_Link">
</text:a>
 України.</text:p>
      <text:p text:style-name="P4">
Source: <text:a xlink:type="simple" xlink:href="https://www.ukrinform.ua/rubric-ato/3694158-rosiani-atakuvali-civilnij-coven-na-hersonsini-dvoe-poranenih.html" text:style-name="Internet_20_link" text:visited-style-name="Visited_20_Internet_20_Link">
https://www.ukrinform.ua/rubric-ato/3694158-rosiani-atakuvali-civilnij-coven-na-hersonsini-dvoe-poranenih.html</text:a>
</text:p>
      <!--NEWS-->
      <text:h text:style-name="P10" text:outline-level="1">
<text:span text:style-name="T4">
Термін «програш» має стати супутником терміну «агресор» - Президент</text:span>
</text:h>
      <text:p text:style-name="P4">
Authors: Ukrinform (Person)</text:p>
      <text:p text:style-name="P4">
Publisher: Укринформ (Organization)</text:p>
      <text:p text:style-name="P4">
Published Time: 2023-04-10T-28:43:00+03:00</text:p>
      <text:p text:style-name="P4">
Modified Time: 2023-04-10T22:43:00+03:00</text:p>
      <text:p text:style-name="P4">
Description: Термін «програш» має стати супутником терміну «агресор», і лише українська перемога це забезпечить. — Укрінформ.</text:p>
      <text:p text:style-name="P4">
Images: ["<text:a xlink:type="simple" xlink:href="https://static.ukrinform.com/photos/2023_04/thumb_files/630_360_1680700465-123.jpg" text:style-name="Internet_20_link" text:visited-style-name="Visited_20_Internet_20_Link">
630_360_16807...</text:a>
"]</text:p>
      <text:p text:style-name="P4">
Tags: None</text:p>
      <text:p text:style-name="P4">
Type: Article</text:p>
      <!--METADATA-->
      <text:p text:style-name="P4">
<draw:frame draw:style-name="fr1" draw:name="Image38" text:anchor-type="as-char" svg:width="6.9236in" svg:height="3.956343in" draw:z-index="0">
<draw:image xlink:href="../Images/yкринформ/2023-04-10T-28-43-00-03-00/630_360_1680700465-123.jpg" xlink:type="simple" xlink:show="embed" xlink:actuate="onLoad" draw:mime-type="image/jpeg"/>
</draw:frame>
 Термін«програш» має стати супутником терміну «агресор», і лише українська перемогаце забезпечить.</text:p>
      <text:p text:style-name="P4">
Про це у своєму зверненні сказав Президент України Володимир Зеленський,передає Укрінформ.</text:p>
      <text:p text:style-name="P4">
<text:span text:style-name="T4">
<text:span text:style-name="T5">
Бажаю здоров’я, шановні українці!</text:span>
 </text:span>
</text:p>
      <text:p text:style-name="P4">
Сьогодні – хороша новина від нашої команди, що займається обмінами. Вдалосяповернути додому ще 100 захисників і захисниць. 80 чоловіків і 20 жінок. Цеармійці, прикордонники, воїни Військово-Морських сил, нацгвардійці. Серед них,до речі, оборонці «Азовсталі».</text:p>
      <text:p text:style-name="P4">
Це сотня родин, які перед Пасхою отримали справжню радість. І, звичайно,продовжуємо працювати, щоб повернути всіх наших із російської неволі.Пам’ятаємо про кожного й кожну! І повернемо!</text:p>
      <text:p text:style-name="P4">
Я дякую всім у нашому Координаційному центрі ГУР, дякую кожному, хтозаймається переговорами й підготовкою обмінів: хлопці Буданова, Єрмак, Малюк,Лубінець... Молодці, хлопці!</text:p>
      <text:p text:style-name="P4">
А особливо я вдячний усім, хто підтримує наших людей після звільнення й дбаєпро лікування, про адаптацію. Це важливо.</text:p>
      <text:p text:style-name="P4">
Продовжуємо розширювати зовнішньополітичні можливості нашої держави. Сьогоднідомовились з Прем’єр-міністром Іраку про нову енергію наших міждержавнихвзаємин. Я поінформував пана Прем’єр-міністра про наші зусилля, щоб повернутимир і цілісність Україні, зокрема про нашу формулу миру. І я вдячний заготовність не просто шукати, а реально знайти, як зробити нашу співпрацюсильнішою.</text:p>
      <text:p text:style-name="P4">
Говорив сьогодні з Прем’єр-міністром Греції, переважно щодо наявних викликів.Розказав про безпекову ситуацію, ширше – про нашу активність заради поверненнямиру й захисту людей. Дякую Греції за готовність продовжувати наявну співпрацюта йти разом до більшого.</text:p>
      <text:p text:style-name="P4">
Зустрівся сьогодні з Річардом Бренсоном – дуже відомим британським підприємцемі давнім другом України. Він підтримує нас іще з 14-го року – і словом, іконкретною роботою. Зараз вирішив приєднатися до команди амбасадорів United24.Дякую за це!</text:p>
      <text:p text:style-name="P4">
Обговорили, як саме глобальний вплив пана Бренсона може допомагати нашомувідновленню, відбудові наших освітніх інституцій, залученню технологічноїдопомоги для України, зокрема, щоб проводити гуманітарне розмінування.</text:p>
      <text:p text:style-name="P4">
Маємо й чергові кроки в оборонній допомозі нашій державі від Німеччини, дякуюза них. Два тижні – і посилення від Німеччини по бронетехніці, ППО,боєприпасах, інженерних машинах, медицині...</text:p>
      <text:p text:style-name="P4">
Все, що посилює захист України від російського терору, все, що дає нашимвоїнам більше можливостей для активного руху, – все це захищає й кожного вкраїнах-партнерах, кожного у Європі, кожного у світі.</text:p>
      <text:p text:style-name="P4">
Термін «програш» має стати супутником терміну «агресор». І лише українськаперемога це забезпечить.</text:p>
      <text:p text:style-name="P4">
І я дякую всім, хто її реально наближає. Наближає в боях заради нашої держави– у Марʼїнці та в Бахмуті, під Авдіївкою та під Кремінною, на Запоріжжі йХерсонщині, на Харківщині та в міцності всього нашого прикордоння.</text:p>
      <text:p text:style-name="P4">
Виграти бій для України – це виграти бій і для себе. Варто про це пам’ятати.Завжди. А особливо тим, хто намагається вигравати лише для себе особисто. Ізовсім не на передовій.</text:p>
      <text:p text:style-name="P4">
Дякую всім, хто дбає про Україну!</text:p>
      <text:p text:style-name="P4">
Слава всім, хто зараз у бою, на бойовому чергуванні та на бойових завданнях!</text:p>
      <text:p text:style-name="P4">
<text:span text:style-name="T4">
<text:span text:style-name="T5">
Слава Україні!</text:span>
 </text:span>
</text:p>
      <text:p text:style-name="P4">
Source: <text:a xlink:type="simple" xlink:href="https://www.ukrinform.ua/rubric-ato/3694159-termin-progras-mae-stati-suputnikom-terminu-agresor-prezident.html" text:style-name="Internet_20_link" text:visited-style-name="Visited_20_Internet_20_Link">
https://www.ukrinform.ua/rubric-ato/3694159-termin-progras-mae-stati-suputnikom-terminu-agresor-prezident.html</text:a>
</text:p>
      <!--NEWS-->
      <text:h text:style-name="P10" text:outline-level="1">
<text:span text:style-name="T4">
At Kupiansk direction Russian army shelled Krasne Pershe, Novomlynsk, Dvorichna, Zapadne and ...</text:span>
</text:h>
      <text:p text:style-name="P4">
Authors: liveuamap (Language: en)</text:p>
      <text:p text:style-name="P4">
Time: 2023-04-10T-2:48:00</text:p>
      <text:p text:style-name="P4">
Location: Svatove (Latitude:49.38114 Longtitude:37.85408)</text:p>
      <text:p text:style-name="P4">
Videos: []</text:p>
      <text:p text:style-name="P4">
Images: []</text:p>
      <text:p text:style-name="P4">
Tags: ["Russia"]</text:p>
      <text:p text:style-name="P4">
ID: 22555049</text:p>
      <!--METADATA-->
      <text:p text:style-name="P4">
At Kupiansk direction Russian army shelled Krasne Pershe, Novomlynsk,Dvorichna, Zapadne and Pershotravneve of Kharkiv region, - General Staff ofArmed Forces of Ukraine says in the morning report</text:p>
      <text:p text:style-name="P4">
News Collection Link: <text:a xlink:type="simple" xlink:href="https://liveuamap.com/en/2023/10-april-at-kupiansk-direction-russian-army-shelled-krasne" text:style-name="Internet_20_link" text:visited-style-name="Visited_20_Internet_20_Link">
https://liveuamap.com/en/2023/10-april-at-kupiansk-direction-russian-army-shelled-krasne</text:a>
</text:p>
      <text:p text:style-name="P4">
Source: <text:a xlink:type="simple" xlink:href="https://t.me/lumsrc/4455" text:style-name="Internet_20_link" text:visited-style-name="Visited_20_Internet_20_Link">
https://t.me/lumsrc/4455</text:a>
</text:p>
      <!--NEWS-->
      <text:h text:style-name="P10" text:outline-level="1">
<text:span text:style-name="T4">
Британський бізнесмен Річард Бренсон став новим амбасадором United24 — Зеленський</text:span>
</text:h>
      <text:p text:style-name="P4">
Authors: Ukrinform (Person)</text:p>
      <text:p text:style-name="P4">
Publisher: Укринформ (Organization)</text:p>
      <text:p text:style-name="P4">
Published Time: 2023-04-10T-30:35:00+03:00</text:p>
      <text:p text:style-name="P4">
Modified Time: 2023-04-10T22:35:00+03:00</text:p>
      <text:p text:style-name="P4">
Description: Засновник компанії Virgin Group та неприбуткового фонду Virgin Unite, британський підприємець Річард Бренсон приєднався до команди амбасадорів фандрейзингової платформи United24. — Укрінформ.</text:p>
      <text:p text:style-name="P4">
Images: ["<text:a xlink:type="simple" xlink:href="https://static.ukrinform.com/photos/2023_04/thumb_files/630_360_1681154815-792.jpeg" text:style-name="Internet_20_link" text:visited-style-name="Visited_20_Internet_20_Link">
630_360_16811...</text:a>
", "<text:a xlink:type="simple" xlink:href="https://static.ukrinform.com/photos/2023_04/1681154815-428.jpeg" text:style-name="Internet_20_link" text:visited-style-name="Visited_20_Internet_20_Link">
1681154815-42...</text:a>
", "<text:a xlink:type="simple" xlink:href="https://static.ukrinform.com/photos/2023_04/1681154815-613.jpeg" text:style-name="Internet_20_link" text:visited-style-name="Visited_20_Internet_20_Link">
1681154815-61...</text:a>
"]</text:p>
      <text:p text:style-name="P4">
Tags: ['Зеленський', 'Бренсон', 'United24', 'Амбасадор']</text:p>
      <text:p text:style-name="P4">
Type: Article</text:p>
      <!--METADATA-->
      <text:p text:style-name="P4">
<draw:frame draw:style-name="fr1" draw:name="Image39" text:anchor-type="as-char" svg:width="6.9236in" svg:height="3.956343in" draw:z-index="0">
<draw:image xlink:href="../Images/yкринформ/2023-04-10T-30-35-00-03-00/630_360_1681154815-792.jpeg" xlink:type="simple" xlink:show="embed" xlink:actuate="onLoad" draw:mime-type="image/jpeg"/>
</draw:frame>
Засновник компанії Virgin Group та неприбуткового фонду Virgin Unite,британський підприємець Річард Бренсон приєднався до команди амбасадорівфандрейзингової платформи United24.</text:p>
      <text:p text:style-name="P4">
Про це повідомив Президент Володимир Зеленський за результатами зустрічі збізнесменом, передає Укрінформ із <text:a xlink:type="simple" xlink:href="https://www.president.gov.ua/news/volodimir-zelenskij-zustrivsya-z-richardom-brensonom-yakij-s-82181" text:style-name="Internet_20_link" text:visited-style-name="Visited_20_Internet_20_Link">
</text:a>
 на пресслужбу Глави держави.</text:p>
      <text:p text:style-name="P4">
«Я радий, що ви вирішили стати амбасадором United24. Дуже важливо, що до цієїплатформи долучаються нові відомі та впливові особистості. Одне з головнихзавдань – зберігати увагу світу до війни Росії проти України, яка триває вжепонад рік. Крім того, є дуже конкретні питання, щодо яких ми можемо працюватиразом», - сказав Зеленський.</text:p>
      <text:p text:style-name="P4">
<text:span text:style-name="T4">
Читайте також:</text:span>
 <text:span text:style-name="T4">
<text:a xlink:type="simple" xlink:href="https://www.ukrinform.ua/rubric-society/3692794-cerez-united24-zibrali-ponad-300-miljoniv-zelenskij.html" text:style-name="Internet_20_link" text:visited-style-name="Visited_20_Internet_20_Link">
 </text:a>
 </text:span>
</text:p>
      <text:p text:style-name="P4">
Глава держави подякував бізнесмену за потужні меседжі на підтримку України вчаси війни проти російського агресора.</text:p>
      <text:p text:style-name="P4">
<draw:frame draw:style-name="fr1" draw:name="Image40" text:anchor-type="as-char" svg:width="6.9236in" svg:height="4.617948in" draw:z-index="0">
<draw:image xlink:href="../Images/yкринформ/2023-04-10T-30-35-00-03-00/1681154815-428.jpeg" xlink:type="simple" xlink:show="embed" xlink:actuate="onLoad" draw:mime-type="image/jpeg"/>
</draw:frame>
</text:p>
      <text:p text:style-name="P4">
Президент також зазначив, що одним із пріоритетів сьогодні є відбудова нашоїкраїни, її інфраструктури, зокрема освітньої.</text:p>
      <text:p text:style-name="P4">
За його словами, українські заклади освіти потребують цифровізації таоснащення відповідним обладнанням, забезпечення бомбосховищами.</text:p>
      <text:p text:style-name="P4">
<text:span text:style-name="T4">
Читайте також:</text:span>
 <text:span text:style-name="T4">
<text:a xlink:type="simple" xlink:href="https://www.ukrinform.ua/rubric-society/3692472-united24-donori-z-usogo-svitu-pozertvuvali-na-pidtrimku-medicini-v-ukraini-ponad-13-milarda.html" text:style-name="Internet_20_link" text:visited-style-name="Visited_20_Internet_20_Link">
 </text:a>
 </text:span>
</text:p>
      <text:p text:style-name="P4">
Крім того, глава держави назвав одним із головних викликів для нашої країнирозмінування територій, що стали ареною інтенсивних бойових дій, для цьогоУкраїні потрібна відповідна допомога, зокрема технологічна.</text:p>
      <text:p text:style-name="P4">
Зеленський також звернув увагу Бренсона до проблеми масової незаконноїдепортації українських дітей до росії й необхідності тиску, зокремаінформаційного, на державу-агресора в цьому питанні.</text:p>
      <text:p text:style-name="P4">
Своєю чергою Бренсон розповів, що він захоплюється мужністю українськогонароду й для нього честь – стати амбасадором United24.</text:p>
      <text:p text:style-name="P4">
«Я з нетерпінням чекаю можливості використати глобальне охоплення та мережіVirgin Unite, щоб допомогти підтримати роботу United24 для народу України», –сказав він.</text:p>
      <text:p text:style-name="P4">
<draw:frame draw:style-name="fr1" draw:name="Image41" text:anchor-type="as-char" svg:width="6.9236in" svg:height="4.617948in" draw:z-index="0">
<draw:image xlink:href="../Images/yкринформ/2023-04-10T-30-35-00-03-00/1681154815-613.jpeg" xlink:type="simple" xlink:show="embed" xlink:actuate="onLoad" draw:mime-type="image/jpeg"/>
</draw:frame>
</text:p>
      <text:p text:style-name="P4">
<text:span text:style-name="T4">
Читайте також:</text:span>
 <text:span text:style-name="T4">
<text:a xlink:type="simple" xlink:href="https://www.ukrinform.ua/rubric-regions/3694147-u-borodanci-zaversili-proektuvanna-novogo-viddilenna-policii.html" text:style-name="Internet_20_link" text:visited-style-name="Visited_20_Internet_20_Link">
 </text:a>
 </text:span>
</text:p>
      <text:p text:style-name="P4">
За інформацією ОП, Річард Бренсон послідовно підтримує Україну з 2014 року,виступає за суверенітет і територіальну цілісність Української держави.</text:p>
      <text:p text:style-name="P4">
Як повідомляв Укрінформ, упродовж 11 місяців функціонування фандрейзинговоїплатформи <text:span text:style-name="T4">
<text:a xlink:type="simple" xlink:href="https://www.ukrinform.ua/tag-united24" text:style-name="Internet_20_link" text:visited-style-name="Visited_20_Internet_20_Link">
 </text:a>
 </text:span>
 на допомогу Українібільше 110 країн зібрали понад 300 млн доларів США.</text:p>
      <text:p text:style-name="P4">
<text:span text:style-name="T5">
Фото: ОП</text:span>
</text:p>
      <text:p text:style-name="P4">
Source: <text:a xlink:type="simple" xlink:href="https://www.ukrinform.ua/rubric-society/3694155-britanskij-biznesmen-ricard-brenson-stav-novim-ambasadorom-united24-zelenskij.html" text:style-name="Internet_20_link" text:visited-style-name="Visited_20_Internet_20_Link">
https://www.ukrinform.ua/rubric-society/3694155-britanskij-biznesmen-ricard-brenson-stav-novim-ambasadorom-united24-zelenskij.html</text:a>
</text:p>
      <!--NEWS-->
      <text:h text:style-name="P10" text:outline-level="1">
<text:span text:style-name="T4">
Юнацька збірна України з хокею обіграла Угорщину в контрольному матчі</text:span>
</text:h>
      <text:p text:style-name="P4">
Authors: Ukrinform (Person)</text:p>
      <text:p text:style-name="P4">
Publisher: Укринформ (Organization)</text:p>
      <text:p text:style-name="P4">
Published Time: 2023-04-10T-32:28:00+03:00</text:p>
      <text:p text:style-name="P4">
Modified Time: 2023-04-10T22:28:00+03:00</text:p>
      <text:p text:style-name="P4">
Description: Україна виграла з рахунком 3:0. — Укрінформ.</text:p>
      <text:p text:style-name="P4">
Images: ["<text:a xlink:type="simple" xlink:href="https://static.ukrinform.com/photos/2023_04/thumb_files/630_360_1681154684-519.jpg" text:style-name="Internet_20_link" text:visited-style-name="Visited_20_Internet_20_Link">
630_360_16811...</text:a>
"]</text:p>
      <text:p text:style-name="P4">
Tags: ['хокей']</text:p>
      <text:p text:style-name="P4">
Type: Article</text:p>
      <!--METADATA-->
      <text:p text:style-name="P4">
<draw:frame draw:style-name="fr1" draw:name="Image42" text:anchor-type="as-char" svg:width="6.9236in" svg:height="3.956343in" draw:z-index="0">
<draw:image xlink:href="../Images/yкринформ/2023-04-10T-32-28-00-03-00/630_360_1681154684-519.jpg" xlink:type="simple" xlink:show="embed" xlink:actuate="onLoad" draw:mime-type="image/jpeg"/>
</draw:frame>
 Українавиграла з рахунком 3:0.</text:p>
      <text:p text:style-name="P4">
Збірна України з хокею U-18 готується до чемпіонату світу у дивізіоні 1A,передає Укрінформ.</text:p>
      <text:p text:style-name="P4">
У рамках підготовки команда провела матч проти юнацької збірної Угорщини, якастане суперником на ЧС.</text:p>
      <text:p text:style-name="P4">
Україна виграла з рахунком 3:0 завдяки голам Шевчука, Ялового та Чепіля.</text:p>
      <text:p text:style-name="P4">
Минулого року Україна U-18 разом з Угорщиною підвищилася у класі з Дивізіону1B завдяки тому, що дивізіоном вище перейшли дві команди, а не одна.</text:p>
      <text:p text:style-name="P4">
<text:span text:style-name="T4">
Читайте також:</text:span>
 <text:a xlink:type="simple" xlink:href="https://www.ukrinform.ua/rubric-sports/3693662-zinoca-zbirna-ukraini-zaversila-vistupi-na-cs-z-hokeu.html" text:style-name="Internet_20_link" text:visited-style-name="Visited_20_Internet_20_Link">
 <text:span text:style-name="T4">
хокею</text:span>
 </text:a>
</text:p>
      <text:p text:style-name="P4">
Як повідомляв Укрінформ, на ЧС-2023 U18 у дивізіоні 1A суперниками Українибудуть Франція, Казахстан, Данія, Угорщина та Японія.</text:p>
      <text:p text:style-name="P4">
Фото: fhu.com.ua</text:p>
      <text:p text:style-name="P4">
Source: <text:a xlink:type="simple" xlink:href="https://www.ukrinform.ua/rubric-sports/3694154-unacka-zbirna-ukraini-z-hokeu-obigrala-ugorsinu-v-kontrolnomu-matci.html" text:style-name="Internet_20_link" text:visited-style-name="Visited_20_Internet_20_Link">
https://www.ukrinform.ua/rubric-sports/3694154-unacka-zbirna-ukraini-z-hokeu-obigrala-ugorsinu-v-kontrolnomu-matci.html</text:a>
</text:p>
      <!--NEWS-->
      <text:h text:style-name="P10" text:outline-level="1">
<text:span text:style-name="T4">
Букінгемський палац оприлюднив нові деталі коронації Чарльза III</text:span>
</text:h>
      <text:p text:style-name="P4">
Authors: Ukrinform (Person)</text:p>
      <text:p text:style-name="P4">
Publisher: Укринформ (Organization)</text:p>
      <text:p text:style-name="P4">
Published Time: 2023-04-10T-34:26:00+03:00</text:p>
      <text:p text:style-name="P4">
Modified Time: 2023-04-10T22:26:00+03:00</text:p>
      <text:p text:style-name="P4">
Description: У неділю Букінгемський палац оприлюднив додаткові подробиці майбутньої коронації короля Чарльза III, яка відбудеться у Лондоні менш ніж за місяць. — Укрінформ.</text:p>
      <text:p text:style-name="P4">
Images: ["<text:a xlink:type="simple" xlink:href="https://static.ukrinform.com/photos/2023_03/thumb_files/630_360_1678449083-765.jpg" text:style-name="Internet_20_link" text:visited-style-name="Visited_20_Internet_20_Link">
630_360_16784...</text:a>
"]</text:p>
      <text:p text:style-name="P4">
Tags: ['Британія', 'Чарльз ІІІ', 'Коронація']</text:p>
      <text:p text:style-name="P4">
Type: Article</text:p>
      <!--METADATA-->
      <text:p text:style-name="P4">
<draw:frame draw:style-name="fr1" draw:name="Image43" text:anchor-type="as-char" svg:width="6.9236in" svg:height="3.956343in" draw:z-index="0">
<draw:image xlink:href="../Images/yкринформ/2023-04-10T-34-26-00-03-00/630_360_1678449083-765.jpg" xlink:type="simple" xlink:show="embed" xlink:actuate="onLoad" draw:mime-type="image/jpeg"/>
</draw:frame>
 У неділюБукінгемський палац оприлюднив додаткові подробиці майбутньої коронації короляЧарльза III, яка відбудеться у Лондоні менш ніж за місяць.</text:p>
      <text:p text:style-name="P4">
Як передає Укрінформ, про це повідомляє <text:a xlink:type="simple" xlink:href="https://edition.cnn.com/2023/04/09/uk/king-charles-iii-coronation-route-carriages-regalia-intl-scli-gbr/index.html" text:style-name="Internet_20_link" text:visited-style-name="Visited_20_Internet_20_Link">
</text:a>
 .</text:p>
      <text:p text:style-name="P4">
У день коронації вулицями <text:a xlink:type="simple" xlink:href="https://www.ukrinform.ua/tag-london" text:style-name="Internet_20_link" text:visited-style-name="Visited_20_Internet_20_Link">
 </text:a>
 пройдутьдві процесії – коронація Чарльза III та парад у напрямку до Букінгемськогопалацу після історичної служби, де монарх і члени королівської родини вийдутьна балкон.</text:p>
      <text:p text:style-name="P4">
Також для майбутньої коронації було розроблено новий емодзі, який базується назображенні корони Святого Едуарда. Емодзі з’явиться у Твіттері, коли усвяткові дні у соціальній мережі запустять хештеги коронації.</text:p>
      <text:p text:style-name="P4">
Для поїздки на службу король Чарльз обрав автобус Dimond Jubilee State,використаний вперше у 2014 році під час церемонії відкриття Парламенту.</text:p>
      <text:p text:style-name="P4">
Після служби Чарльза та Каміллу перевезуть у кареті Gold State назад допалацу. Карета використовувалася під час кожної коронації починаючи з 1831року. Її висота сягає чотирьох метрів, довжина – понад сім метрів, а вагадорівнює чотирьом тоннам.</text:p>
      <text:p text:style-name="P4">
<text:span text:style-name="T4">
Читайте також:</text:span>
 <text:a xlink:type="simple" xlink:href="https://www.ukrinform.ua/rubric-world/3693353-u-britanii-pocali-drukuvati-banknoti-z-zobrazennam-carlza-iii.html" text:style-name="Internet_20_link" text:visited-style-name="Visited_20_Internet_20_Link">
 </text:a>
</text:p>
      <text:p text:style-name="P4">
У святкові дні також відбудеться музичний концерт у Віндзорському замку.</text:p>
      <text:p text:style-name="P4">
Серед королівських регалій, які символізують «обов’язки монарха», будутьпредставлені Імперська державна корона, яку наприкінці служби Чарльз обміняєна корону Святого Едуарда, дві срібні булави, чотири мечі, куля суверену тадва скіпетри.</text:p>
      <text:p text:style-name="P4">
Як повідомлялося, на церемонію коронації короля Великобританії Чарльза III <text:a xlink:type="simple" xlink:href="https://www.ukrinform.ua/rubric-world/3691690-na-koronaciu-carlza-iii-zaprosili-majze-dvi-tisaci-osib.html" text:style-name="Internet_20_link" text:visited-style-name="Visited_20_Internet_20_Link">
</text:a>
 .</text:p>
      <text:p text:style-name="P4">
<text:span text:style-name="T5">
Фото: The Royal Family</text:span>
</text:p>
      <text:p text:style-name="P4">
Source: <text:a xlink:type="simple" xlink:href="https://www.ukrinform.ua/rubric-world/3694153-bukingemskij-palac-opriludniv-novi-detali-koronacii-carlza-iii.html" text:style-name="Internet_20_link" text:visited-style-name="Visited_20_Internet_20_Link">
https://www.ukrinform.ua/rubric-world/3694153-bukingemskij-palac-opriludniv-novi-detali-koronacii-carlza-iii.html</text:a>
</text:p>
      <!--NEWS-->
      <text:h text:style-name="P10" text:outline-level="1">
<text:span text:style-name="T4">
У столиці вимкнули опалення для 95% житлових багатоповерхівок</text:span>
</text:h>
      <text:p text:style-name="P4">
Authors: Ukrinform (Person)</text:p>
      <text:p text:style-name="P4">
Publisher: Укринформ (Organization)</text:p>
      <text:p text:style-name="P4">
Published Time: 2023-04-10T-36:11:00+03:00</text:p>
      <text:p text:style-name="P4">
Modified Time: 2023-04-10T22:11:00+03:00</text:p>
      <text:p text:style-name="P4">
Description: У Києві вимкнули опалення для 95% житлових багатоповерхівок, решту вимикають за заявками управителів будинків. — Укрінформ.</text:p>
      <text:p text:style-name="P4">
Images: ["<text:a xlink:type="simple" xlink:href="https://static.ukrinform.com/photos/2018_11/thumb_files/630_360_1542107876-288.jpg" text:style-name="Internet_20_link" text:visited-style-name="Visited_20_Internet_20_Link">
630_360_15421...</text:a>
"]</text:p>
      <text:p text:style-name="P4">
Tags: ['Опалення', 'Опалювальний сезон', 'Київ']</text:p>
      <text:p text:style-name="P4">
Type: Article</text:p>
      <!--METADATA-->
      <text:p text:style-name="P4">
<draw:frame draw:style-name="fr1" draw:name="Image44" text:anchor-type="as-char" svg:width="6.9236in" svg:height="3.956343in" draw:z-index="0">
<draw:image xlink:href="../Images/yкринформ/2023-04-10T-36-11-00-03-00/630_360_1542107876-288.jpg" xlink:type="simple" xlink:show="embed" xlink:actuate="onLoad" draw:mime-type="image/jpeg"/>
</draw:frame>
 У Києвівимкнули опалення для 95% житлових багатоповерхівок, решту вимикають зазаявками управителів будинків.</text:p>
      <text:p text:style-name="P4">
Як передає Укрінформ, про це <text:a xlink:type="simple" xlink:href="https://kte.kmda.gov.ua/u-kyyevi-vymknuly-opalennya-dlya-95-zhytlovyh-bagatopoverhivok-reshtu-vymykayut-za-zayavkamy-upravyteliv-budynkiv/" text:style-name="Internet_20_link" text:visited-style-name="Visited_20_Internet_20_Link">
 </text:a>
 комунальне підприємство«Київтеплоенерго».</text:p>
      <text:p text:style-name="P4">
«КП «Київтеплоенерго» завершує згортання системи централізованого опаленнястолиці. Вже відключено 95% багатоповерхівок, що знаходяться в комунальномууправлінні», - ідеться в повідомленні.</text:p>
      <text:p text:style-name="P4">
<text:span text:style-name="T4">
Читайте також:</text:span>
 <text:span text:style-name="T4">
<text:a xlink:type="simple" xlink:href="https://www.ukrinform.ua/rubric-kyiv/3691837-u-stolici-opaluvalnij-sezon-zaversuetsa-8-kvitna-klicko.html" text:style-name="Internet_20_link" text:visited-style-name="Visited_20_Internet_20_Link">
 </text:a>
 </text:span>
</text:p>
      <text:p text:style-name="P4">
У Києві 8 квітня було розпочато згортання системи теплопостачання.Зазначається, що тепло вимикають поступово через особливості тепловоїінфраструктури столиці - інертність системи та розгалуженість трубопроводів,загальна довжина яких перевищує 2,7 тис. кілометрів.</text:p>
      <text:p text:style-name="P4">
«Заклади соціальної сфери - лікарні, школи, дитячі садки тощо - відключаютьсяза заявками керівників. Наразі опалювальний сезон вже завершено для 45%учбових та 7% медичних закладів», - сказано в повідомленні.</text:p>
      <text:p text:style-name="P4">
<text:span text:style-name="T4">
Читайте також:</text:span>
 <text:span text:style-name="T4">
<text:a xlink:type="simple" xlink:href="https://www.ukrinform.ua/rubric-regions/3691874-u-zitomiri-cerez-pogirsenna-pogodnih-umov-prodovzili-opaluvalnij-sezon.html" text:style-name="Internet_20_link" text:visited-style-name="Visited_20_Internet_20_Link">
 </text:a>
 </text:span>
</text:p>
      <text:p text:style-name="P4">
Як повідомляв Укрінформ, понад 60% котелень Київтеплоенерго оснащенігенераторами.</text:p>
      <text:p text:style-name="P4">
Source: <text:a xlink:type="simple" xlink:href="https://www.ukrinform.ua/rubric-kyiv/3694150-u-stolici-vimknuli-opalenna-dla-95-zitlovih-bagatopoverhivok.html" text:style-name="Internet_20_link" text:visited-style-name="Visited_20_Internet_20_Link">
https://www.ukrinform.ua/rubric-kyiv/3694150-u-stolici-vimknuli-opalenna-dla-95-zitlovih-bagatopoverhivok.html</text:a>
</text:p>
      <!--NEWS-->
      <text:h text:style-name="P10" text:outline-level="1">
<text:span text:style-name="T4">
Витік секретних файлів Пентагону не вплине на обсяги підтримки України – Держдеп</text:span>
</text:h>
      <text:p text:style-name="P4">
Authors: Ukrinform (Person)</text:p>
      <text:p text:style-name="P4">
Publisher: Укринформ (Organization)</text:p>
      <text:p text:style-name="P4">
Published Time: 2023-04-10T-39:54:00+03:00</text:p>
      <text:p text:style-name="P4">
Modified Time: 2023-04-10T21:54:00+03:00</text:p>
      <text:p text:style-name="P4">
Description: Витік документів Міноборони Сполучених Штатів щодо ситуації в Україні, в тому числі із грифами секретності, жодним чином не завадить США надалі надавати українській стороні всі види необхідної допомоги. — Укрінформ.</text:p>
      <text:p text:style-name="P4">
Images: ["<text:a xlink:type="simple" xlink:href="https://static.ukrinform.com/photos/2022_10/thumb_files/630_360_1665117915-570.jpg" text:style-name="Internet_20_link" text:visited-style-name="Visited_20_Internet_20_Link">
630_360_16651...</text:a>
"]</text:p>
      <text:p text:style-name="P4">
Tags: ['США', 'Україна', 'Держдеп', 'допомога']</text:p>
      <text:p text:style-name="P4">
Type: Article</text:p>
      <!--METADATA-->
      <text:p text:style-name="P4">
<draw:frame draw:style-name="fr1" draw:name="Image45" text:anchor-type="as-char" svg:width="6.9236in" svg:height="3.956343in" draw:z-index="0">
<draw:image xlink:href="../Images/yкринформ/2023-04-10T-39-54-00-03-00/630_360_1665117915-570.jpg" xlink:type="simple" xlink:show="embed" xlink:actuate="onLoad" draw:mime-type="image/jpeg"/>
</draw:frame>
 Витікдокументів Міноборони Сполучених Штатів щодо ситуації в Україні, в тому числііз грифами секретності, жодним чином не завадить США надалі надаватиукраїнській стороні всі види необхідної допомоги.</text:p>
      <text:p text:style-name="P4">
Про це заявив у понеділок під час брифінгу в Вашингтоні заступник речникаДерждепартаменту США Ведант Пател, передає власний кореспондент Укрінформу.</text:p>
      <text:p text:style-name="P4">
«Ми надалі забезпечуватимемо підтримку <text:a xlink:type="simple" xlink:href="https://www.ukrinform.ua/tag-ukraina" text:style-name="Internet_20_link" text:visited-style-name="Visited_20_Internet_20_Link">
 </text:a>
 на тлі жорстокої агресії рф стільки, скільки буде потрібно»,-зауважив представник Держдепу у відповідь на прохання прокоментувати, як витіксекретних даних може вплинути на поточні операції в Україні.</text:p>
      <text:p text:style-name="P4">
Він також підкреслив, що українське керівництво самостійно приймає рішеннящодо планування та проведення військових операцій.</text:p>
      <text:p text:style-name="P4">
<text:span text:style-name="T4">
Читайте також:</text:span>
 <text:a xlink:type="simple" xlink:href="https://www.ukrinform.ua/rubric-world/3694144-ssa-vzaemodiut-iz-souznikami-j-partnerami-sodo-vitoku-sekretnih-fajliv-derzdep.html" text:style-name="Internet_20_link" text:visited-style-name="Visited_20_Internet_20_Link">
 <text:span text:style-name="T4">
Держдеп</text:span>
 </text:a>
</text:p>
      <text:p text:style-name="P4">
Як повідомляв <text:a xlink:type="simple" xlink:href="https://www.ukrinform.ua/rubric-ato/3694131-zliti-dokumenti-pentagonu-ne-rozkrivaut-dannih-pro-kontrnastup-podolak.html" text:style-name="Internet_20_link" text:visited-style-name="Visited_20_Internet_20_Link">
 </text:a>
 , представник ОПУМихайло Подоляк у понеділок заявив, що поява в публічному доступі секретнихдокументів Пентагону не розкриває даних про контрнаступ ЗСУ.</text:p>
      <text:p text:style-name="P4">
Source: <text:a xlink:type="simple" xlink:href="https://www.ukrinform.ua/rubric-polytics/3694148-vitik-sekretnih-fajliv-pentagonu-ne-vpline-na-obsagi-pidtrimki-ukraini-derzdep.html" text:style-name="Internet_20_link" text:visited-style-name="Visited_20_Internet_20_Link">
https://www.ukrinform.ua/rubric-polytics/3694148-vitik-sekretnih-fajliv-pentagonu-ne-vpline-na-obsagi-pidtrimki-ukraini-derzdep.html</text:a>
</text:p>
      <!--NEWS-->
      <text:h text:style-name="P10" text:outline-level="1">
<text:span text:style-name="T4">
В Україні прогнозують дощі та пориви вітру, вдень до +17°</text:span>
</text:h>
      <text:p text:style-name="P4">
Authors: Ukrinform (Person)</text:p>
      <text:p text:style-name="P4">
Publisher: Укринформ (Organization)</text:p>
      <text:p text:style-name="P4">
Published Time: 2023-04-10T-41:52:00+03:00</text:p>
      <text:p text:style-name="P4">
Modified Time: 2023-04-10T21:52:00+03:00</text:p>
      <text:p text:style-name="P4">
Description: В Україні у вівторок дощ очікується у південних, центральних та східних областях, температура вночі 3-8° тепла, вдень 12-17°. — Укрінформ.</text:p>
      <text:p text:style-name="P4">
Images: ["<text:a xlink:type="simple" xlink:href="https://static.ukrinform.com/photos/2020_05/thumb_files/630_360_1590498150-136.jpg" text:style-name="Internet_20_link" text:visited-style-name="Visited_20_Internet_20_Link">
630_360_15904...</text:a>
"]</text:p>
      <text:p text:style-name="P4">
Tags: ['Дощ', 'Погода', 'Прогноз', 'Весна']</text:p>
      <text:p text:style-name="P4">
Type: Article</text:p>
      <!--METADATA-->
      <text:p text:style-name="P4">
<draw:frame draw:style-name="fr1" draw:name="Image46" text:anchor-type="as-char" svg:width="6.9236in" svg:height="3.956343in" draw:z-index="0">
<draw:image xlink:href="../Images/yкринформ/2023-04-10T-41-52-00-03-00/630_360_1590498150-136.jpg" xlink:type="simple" xlink:show="embed" xlink:actuate="onLoad" draw:mime-type="image/jpeg"/>
</draw:frame>
 В Україніу вівторок дощ очікується у південних, центральних та східних областях,температура вночі 3-8° тепла, вдень 12-17°.</text:p>
      <text:p text:style-name="P4">
Про це Укрінформу повідомили в Українському гідрометцентрі.</text:p>
      <text:p text:style-name="P4">
"У південній частині, вдень і в центральних та східних областях <text:a xlink:type="simple" xlink:href="https://www.ukrinform.ua/tag-dos" text:style-name="Internet_20_link" text:visited-style-name="Visited_20_Internet_20_Link">
</text:a>
 ; на решті території без істотних опадів.Вітер переважно північно-східний, 5-10 м/с, у південних та східних областяхмісцями пориви 15-20 м/с. Температура вночі 3-8° тепла, вдень 12-17°; вКарпатах вночі близько 0°, вдень 3-8° тепла", - йдеться в повідомленні.</text:p>
      <text:p text:style-name="P4">
У Києві та області 11 квітня без істотних опадів. Вітер північно-східний, 5-10м/с. У столиці температура вночі 4-6° тепла, вдень 13-15°; на Київщині вночі3-8° тепла, вдень 12-17°.</text:p>
      <text:p text:style-name="P4">
Синоптики прогнозують в Україні 12 квітня часом дощ, в Карпатах вночі з мокримснігом; 13 квітня у східних, південно-східних областях очікується помірний, нарешті території місцями невеликий дощ (у західних областях без опадів). 13квітня вночі та вранці місцями туман.</text:p>
      <text:p text:style-name="P4">
Вітер східний з переходом на північно-західний, 5-10 м/с, 12 квітня наЛівобережжі місцями пориви 15-20 м/с.</text:p>
      <text:p text:style-name="P4">
Температура вночі 4-9°, у західних областях 1-6° тепла; вдень 8-13°, на півдніта сході, 13 квітня в Україні 11-16°; в Карпатах вночі близько 0°, вдень 12квітня 3-8° тепла, 13 квітня 7-12°.</text:p>
      <text:p text:style-name="P4">
У Києві та області 12 квітня пройде помірний, 13 квітня місцями невеликий дощ.13 квітня вночі та вранці місцями туман. Вітер східний з переходом напівнічно-західний, 5-10 м/с. У столиці температура вночі 6-8° тепла, вдень 12квітня 9-11°, 13 квітня 13-15°, на Київщині вночі 4-9° тепла, вдень 12 квітня8-13°, 13 квітня 11-16°.</text:p>
      <text:p text:style-name="P4">
<text:span text:style-name="T4">
Читайте також:</text:span>
 <text:a xlink:type="simple" xlink:href="https://www.ukrinform.ua/rubric-regions/3693561-ratuvalniki-poperedzaut-pro-znacnu-lavinnu-nebezpeku-v-karpatah.html" text:style-name="Internet_20_link" text:visited-style-name="Visited_20_Internet_20_Link">
 <text:span text:style-name="T4">
лавинну</text:span>
 </text:a>
</text:p>
      <text:p text:style-name="P4">
Згідно з прогнозом, 14 квітня вночі на Лівобережжі, вдень на сході країнипройдуть помірні дощі; 15 квітня у західних, вдень і в північних областяхпомірні, у більшості центральних областей невеликі дощі; на решті територіїбез істотних опадів.</text:p>
      <text:p text:style-name="P4">
Температура вночі 4-10°, в Карпатах близько 0°; вдень 13-19° тепла, у західнихта східних областях 10-16°.</text:p>
      <text:p text:style-name="P4">
У Києві та області 14-15 без істотних опадів, лише вдень 15 квітня ймовірнийдощ. У столиці температура вночі 7-9° тепла; вдень 14 квітня 17-19°, 15 квітня15-17°; на Київщині вночі 4-9° тепла, вдень 14-19°.</text:p>
      <text:p text:style-name="P4">
Source: <text:a xlink:type="simple" xlink:href="https://www.ukrinform.ua/rubric-regions/3693946-v-ukraini-prognozuut-dosi-ta-porivi-vitru-vden-do-17.html" text:style-name="Internet_20_link" text:visited-style-name="Visited_20_Internet_20_Link">
https://www.ukrinform.ua/rubric-regions/3693946-v-ukraini-prognozuut-dosi-ta-porivi-vitru-vden-do-17.html</text:a>
</text:p>
      <!--NEWS-->
      <text:h text:style-name="P10" text:outline-level="1">
<text:span text:style-name="T4">
У Туреччині будують канал до стародавнього міста Ефес</text:span>
</text:h>
      <text:p text:style-name="P4">
Authors: Ukrinform (Person)</text:p>
      <text:p text:style-name="P4">
Publisher: Укринформ (Organization)</text:p>
      <text:p text:style-name="P4">
Published Time: 2023-04-10T-43:50:00+03:00</text:p>
      <text:p text:style-name="P4">
Modified Time: 2023-04-10T21:50:00+03:00</text:p>
      <text:p text:style-name="P4">
Description: Перший етап будівництва каналу, який з'єднає Егейське море і стародавнє античне місто Ефес, завершено на 99%. — Укрінформ.</text:p>
      <text:p text:style-name="P4">
Images: ["<text:a xlink:type="simple" xlink:href="https://static.ukrinform.com/photos/2023_04/thumb_files/630_360_1681128004-417.jpg" text:style-name="Internet_20_link" text:visited-style-name="Visited_20_Internet_20_Link">
630_360_16811...</text:a>
", "<text:a xlink:type="simple" xlink:href="https://static.ukrinform.com/photos/2023_04/1681128005-312.jpg" text:style-name="Internet_20_link" text:visited-style-name="Visited_20_Internet_20_Link">
1681128005-31...</text:a>
", "<text:a xlink:type="simple" xlink:href="https://static.ukrinform.com/photos/2023_04/1681128005-293.jpg" text:style-name="Internet_20_link" text:visited-style-name="Visited_20_Internet_20_Link">
1681128005-29...</text:a>
"]</text:p>
      <text:p text:style-name="P4">
Tags: ['Будівництво', 'Туреччина', 'Канал']</text:p>
      <text:p text:style-name="P4">
Type: Article</text:p>
      <!--METADATA-->
      <text:p text:style-name="P4">
<draw:frame draw:style-name="fr1" draw:name="Image47" text:anchor-type="as-char" svg:width="6.9236in" svg:height="3.956343in" draw:z-index="0">
<draw:image xlink:href="../Images/yкринформ/2023-04-10T-43-50-00-03-00/630_360_1681128004-417.jpg" xlink:type="simple" xlink:show="embed" xlink:actuate="onLoad" draw:mime-type="image/jpeg"/>
</draw:frame>
 Першийетап будівництва каналу, який з'єднає Егейське море і стародавнє античне містоЕфес, завершено на 99%.</text:p>
      <text:p text:style-name="P4">
Про це повідомляє Укрінформ із посиланням на <text:a xlink:type="simple" xlink:href="https://www.trthaber.com/haber/kultur-sanat/efes-antik-kanal-projesinin-ilk-etabinda-sona-dogru-759564.html" text:style-name="Internet_20_link" text:visited-style-name="Visited_20_Internet_20_Link">
</text:a>
 .</text:p>
      <text:p text:style-name="P4">
“Перший етап <text:a xlink:type="simple" xlink:href="https://www.ukrinform.ua/tag-budivnictvo" text:style-name="Internet_20_link" text:visited-style-name="Visited_20_Internet_20_Link">
 </text:a>
 , який має на метіпоєднати стародавнє місто Ефес разом із морем через 2500 років, завершено на99%. В рамках першої фази проєкту створено вхід до каналу між узбережжямПамучак і дорогою Ізмір-Кушадаси протяжністю 250 метрів і завширшки 100метрів”, - повідомив регіональний директор головного державного управліннягідротехнічних робіт (DSI) Саадеттін Джейлан.</text:p>
      <text:p text:style-name="P4">
<draw:frame draw:style-name="fr1" draw:name="Image48" text:anchor-type="as-char" svg:width="6.9236in" svg:height="3.89773in" draw:z-index="0">
<draw:image xlink:href="../Images/yкринформ/2023-04-10T-43-50-00-03-00/1681128005-312.jpg" xlink:type="simple" xlink:show="embed" xlink:actuate="onLoad" draw:mime-type="image/jpeg"/>
</draw:frame>
</text:p>
      <text:p text:style-name="P4">
За його словами, в рамках проєкту вже встановлено 1430 буронабивних паль,завершено роботу зі встановлення мармурового покриття площею 9 тисячквадратних метрів із запланованих 10 тисяч квадратних метрів.</text:p>
      <text:p text:style-name="P4">
<draw:frame draw:style-name="fr1" draw:name="Image49" text:anchor-type="as-char" svg:width="6.9236in" svg:height="4.615733in" draw:z-index="0">
<draw:image xlink:href="../Images/yкринформ/2023-04-10T-43-50-00-03-00/1681128005-293.jpg" xlink:type="simple" xlink:show="embed" xlink:actuate="onLoad" draw:mime-type="image/jpeg"/>
</draw:frame>
</text:p>
      <text:p text:style-name="P4">
Як повідомляв Укрінформ, про намір побудувати канал було оголошено наприкінці2021 року. За попереднім планом, реалізація проєкту має два етапи. Першийпередбачає будівництво вхідного каналу завдовжки 600 метрів, хвилерізу тапристані для яхт. На другому етапі територія від шосе Ізмір-Кушадаси до портуЕфес буде очищена та реорганізована відповідно до історичного вигляду. Післяреалізації проєкту античне місто буде зв’язане з морем, що дасть можливістьподорожувати до Ефеса на яхтах.</text:p>
      <text:p text:style-name="P4">
<text:span text:style-name="T4">
Читайте також:</text:span>
 <text:a xlink:type="simple" xlink:href="https://www.ukrinform.ua/rubric-economy/3661967-tureccina-pocala-novi-burovi-roboti-v-cornomu-mori.html" text:style-name="Internet_20_link" text:visited-style-name="Visited_20_Internet_20_Link">
 </text:a>
</text:p>
      <text:p text:style-name="P4">
Ефес - популярна туристична принада, відома в усьому світі. Ефес бувзаснований у 10-7 ст. до н.е. на узбережжі Егейського моря, території сучасноїтурецької провінції Ізмір. Місто унікальне тим, що будівлі тут дуже добрезбереглися і в результаті археологічних розкопок воно набуло первинноговигляду.</text:p>
      <text:p text:style-name="P4">
<text:span text:style-name="T5">
Фото: АА</text:span>
</text:p>
      <text:p text:style-name="P4">
Source: <text:a xlink:type="simple" xlink:href="https://www.ukrinform.ua/rubric-world/3693954-u-tureccini-buduut-kanal-do-starodavnogo-mista-efes.html" text:style-name="Internet_20_link" text:visited-style-name="Visited_20_Internet_20_Link">
https://www.ukrinform.ua/rubric-world/3693954-u-tureccini-buduut-kanal-do-starodavnogo-mista-efes.html</text:a>
</text:p>
      <!--NEWS-->
      <text:h text:style-name="P10" text:outline-level="1">
<text:span text:style-name="T4">
Зеленський звільнив керівників Обухівської і Фастівської РДА на Київщині</text:span>
</text:h>
      <text:p text:style-name="P4">
Authors: Ukrinform (Person)</text:p>
      <text:p text:style-name="P4">
Publisher: Укринформ (Organization)</text:p>
      <text:p text:style-name="P4">
Published Time: 2023-04-10T-45:47:00+03:00</text:p>
      <text:p text:style-name="P4">
Modified Time: 2023-04-10T21:47:00+03:00</text:p>
      <text:p text:style-name="P4">
Description: Президент Володимир Зеленський звільнив із посад голів Обухівської та Фастівської районних державних адміністрацій на Київщині. — Укрінформ.</text:p>
      <text:p text:style-name="P4">
Images: ["<text:a xlink:type="simple" xlink:href="https://static.ukrinform.com/photos/2022_09/thumb_files/630_360_1664387283-922.jpg" text:style-name="Internet_20_link" text:visited-style-name="Visited_20_Internet_20_Link">
630_360_16643...</text:a>
"]</text:p>
      <text:p text:style-name="P4">
Tags: ['Звільнення', 'Київщина', 'Зеленський']</text:p>
      <text:p text:style-name="P4">
Type: Article</text:p>
      <!--METADATA-->
      <text:p text:style-name="P4">
<draw:frame draw:style-name="fr1" draw:name="Image50" text:anchor-type="as-char" svg:width="6.9236in" svg:height="3.956343in" draw:z-index="0">
<draw:image xlink:href="../Images/yкринформ/2023-04-10T-45-47-00-03-00/630_360_1664387283-922.jpg" xlink:type="simple" xlink:show="embed" xlink:actuate="onLoad" draw:mime-type="image/jpeg"/>
</draw:frame>
 ПрезидентВолодимир Зеленський звільнив із посад голів Обухівської та Фастівськоїрайонних державних адміністрацій на Київщині.</text:p>
      <text:p text:style-name="P4">
Відповідні документи опубліковані на сайті глави держави, передає Укрінформ.</text:p>
      <text:p text:style-name="P4">
Так, розпорядженням <text:a xlink:type="simple" xlink:href="https://www.president.gov.ua/documents/652023-rp-46417" text:style-name="Internet_20_link" text:visited-style-name="Visited_20_Internet_20_Link">
</text:a>
 звільнено ОлександраГомона з посади голови Обухівської РДА Київської області, а розпорядженням <text:a xlink:type="simple" xlink:href="https://www.president.gov.ua/documents/652023-rp-46417" text:style-name="Internet_20_link" text:visited-style-name="Visited_20_Internet_20_Link">
</text:a>
 - Юрія Волкова зпосади голови Фастівської РДА.</text:p>
      <text:p text:style-name="P4">
Обох посадовців звільнено згідно з поданими ними заявами.</text:p>
      <text:p text:style-name="P4">
<text:span text:style-name="T4">
Читайте також:</text:span>
 <text:a xlink:type="simple" xlink:href="https://www.ukrinform.ua/rubric-regions/3689278-zelenskij-zvilniv-golovu-pavlogradskoi-rda.html" text:style-name="Internet_20_link" text:visited-style-name="Visited_20_Internet_20_Link">
 <text:span text:style-name="T4">
звільнив</text:span>
 </text:a>
</text:p>
      <text:p text:style-name="P4">
Як повідомлялося, <text:a xlink:type="simple" xlink:href="https://www.ukrinform.ua/rubric-regions/3694128-prezident-priznaciv-kravcenka-golovou-kiivskoi-oda.html" text:style-name="Internet_20_link" text:visited-style-name="Visited_20_Internet_20_Link">
 </text:a>
 .</text:p>
      <text:p text:style-name="P4">
Source: <text:a xlink:type="simple" xlink:href="https://www.ukrinform.ua/rubric-regions/3694146-zelenskij-zvilniv-kerivnikiv-obuhivskoi-i-fastivskoi-rda-na-kiivsini.html" text:style-name="Internet_20_link" text:visited-style-name="Visited_20_Internet_20_Link">
https://www.ukrinform.ua/rubric-regions/3694146-zelenskij-zvilniv-kerivnikiv-obuhivskoi-i-fastivskoi-rda-na-kiivsini.html</text:a>
</text:p>
      <!--NEWS-->
      <text:h text:style-name="P10" text:outline-level="1">
<text:span text:style-name="T4">
США взаємодіють із союзниками й партнерами щодо витоку секретних файлів - Держдеп</text:span>
</text:h>
      <text:p text:style-name="P4">
Authors: Ukrinform (Person)</text:p>
      <text:p text:style-name="P4">
Publisher: Укринформ (Organization)</text:p>
      <text:p text:style-name="P4">
Published Time: 2023-04-10T-47:42:00+03:00</text:p>
      <text:p text:style-name="P4">
Modified Time: 2023-04-10T21:42:00+03:00</text:p>
      <text:p text:style-name="P4">
Description: Сполучені Штати взаємодіють на високому рівні із союзними країнами й міжнародними партнерами у питаннях, пов’язаних з витоком у мережу чутливої розвідувальної інформації Міністерства оборони США. — Укрінформ.</text:p>
      <text:p text:style-name="P4">
Images: ["<text:a xlink:type="simple" xlink:href="https://static.ukrinform.com/photos/2022_10/thumb_files/630_360_1666031974-150.jpg" text:style-name="Internet_20_link" text:visited-style-name="Visited_20_Internet_20_Link">
630_360_16660...</text:a>
"]</text:p>
      <text:p text:style-name="P4">
Tags: ['Міноборони', 'Розвідка', 'США', 'Держдеп']</text:p>
      <text:p text:style-name="P4">
Type: Article</text:p>
      <!--METADATA-->
      <text:p text:style-name="P4">
<draw:frame draw:style-name="fr1" draw:name="Image51" text:anchor-type="as-char" svg:width="6.9236in" svg:height="3.956343in" draw:z-index="0">
<draw:image xlink:href="../Images/yкринформ/2023-04-10T-47-42-00-03-00/630_360_1666031974-150.jpg" xlink:type="simple" xlink:show="embed" xlink:actuate="onLoad" draw:mime-type="image/jpeg"/>
</draw:frame>
 СполученіШтати взаємодіють на високому рівні із союзними країнами й міжнароднимипартнерами у питаннях, пов’язаних з витоком у мережу чутливої розвідувальноїінформації Міністерства оборони США.</text:p>
      <text:p text:style-name="P4">
Про це заявив у понеділок під час брифінгу у Вашингтоні заступник речникаДерждепартаменту США Ведант Пател, повідомляє власний кореспондент Укрінформу.</text:p>
      <text:p text:style-name="P4">
«Представники влади <text:a xlink:type="simple" xlink:href="https://www.ukrinform.ua/tag-ssa" text:style-name="Internet_20_link" text:visited-style-name="Visited_20_Internet_20_Link">
 </text:a>
 в усіх міжвідомчихструктурах взаємодіють із союзниками й партнерами на високому рівні з цьогоприводу, щоб запевнити їх у нашій прихильності до збереження розвідданих, атакож у відданості нашим партнерським відносинам», - зауважив представникДерждепу.</text:p>
      <text:p text:style-name="P4">
Він нагадав, що Пентагон звернувся до Міністерства юстиції США, щоб відкритикримінальне провадження стосовно витоку розвідувальних даних. Крім того, зайого словами, у Пентагоні вжили негайних заходів для обмеження доступу досекретних файлів і наразі взаємодіють з іншими відомствами уряду США,пов’язаними з питаннями національної безпеки, для вивчення наслідків витокуінформації.</text:p>
      <text:p text:style-name="P4">
<text:span text:style-name="T4">
Читайте також:</text:span>
 <text:a xlink:type="simple" xlink:href="https://www.ukrinform.ua/rubric-technology/3694096-ukraina-rozirvala-ugodu-z-bilorussu-pro-spivpracu-v-galuzi-tehnicnogo-zahistu-informacii.html" text:style-name="Internet_20_link" text:visited-style-name="Visited_20_Internet_20_Link">
 <text:span text:style-name="T4">
інформації</text:span>
 </text:a>
</text:p>
      <text:p text:style-name="P4">
Як повідомляв Укрінформ, минулого тижня видання <text:a xlink:type="simple" xlink:href="https://www.nytimes.com/2023/04/06/us/politics/ukraine-war-plan-russia.html" text:style-name="Internet_20_link" text:visited-style-name="Visited_20_Internet_20_Link">
</text:a>
повідомило, що Пентагон розслідує витік секретних документів у соцмережі, якістосуються планів США й НАТО щодо запланованого контрнаступу ЗСУ. Тим часомГрупа розслідувачів <text:a xlink:type="simple" xlink:href="https://www.ukrinform.ua/rubric-world/3693674-u-bellingcat-vstanovili-persodzerela-zlitih-dokumentiv-pentagonu.html" text:style-name="Internet_20_link" text:visited-style-name="Visited_20_Internet_20_Link">
 </text:a>
 провела власне розслідування щодо пошуку першоджерел злитихдокументів Пентагону.</text:p>
      <text:p text:style-name="P4">
Source: <text:a xlink:type="simple" xlink:href="https://www.ukrinform.ua/rubric-world/3694144-ssa-vzaemodiut-iz-souznikami-j-partnerami-sodo-vitoku-sekretnih-fajliv-derzdep.html" text:style-name="Internet_20_link" text:visited-style-name="Visited_20_Internet_20_Link">
https://www.ukrinform.ua/rubric-world/3694144-ssa-vzaemodiut-iz-souznikami-j-partnerami-sodo-vitoku-sekretnih-fajliv-derzdep.html</text:a>
</text:p>
      <!--NEWS-->
      <text:h text:style-name="P10" text:outline-level="1">
<text:span text:style-name="T4">
У Бородянці завершили проєктування нового відділення поліції</text:span>
</text:h>
      <text:p text:style-name="P4">
Authors: Ukrinform (Person)</text:p>
      <text:p text:style-name="P4">
Publisher: Укринформ (Organization)</text:p>
      <text:p text:style-name="P4">
Published Time: 2023-04-10T-49:37:00+03:00</text:p>
      <text:p text:style-name="P4">
Modified Time: 2023-04-10T21:37:00+03:00</text:p>
      <text:p text:style-name="P4">
Description: Проєктування нового відділення поліції у Бородянці, яке буде збудоване коштом американського бізнесмена Говарда Баффета, вже завершено. — Укрінформ.</text:p>
      <text:p text:style-name="P4">
Images: ["<text:a xlink:type="simple" xlink:href="https://static.ukrinform.com/photos/2023_04/thumb_files/630_360_1681152484-714.jpg" text:style-name="Internet_20_link" text:visited-style-name="Visited_20_Internet_20_Link">
630_360_16811...</text:a>
"]</text:p>
      <text:p text:style-name="P4">
Tags: ['Поліція', 'Баффетт', 'Бородянка']</text:p>
      <text:p text:style-name="P4">
Type: Article</text:p>
      <!--METADATA-->
      <text:p text:style-name="P4">
<draw:frame draw:style-name="fr1" draw:name="Image52" text:anchor-type="as-char" svg:width="6.9236in" svg:height="3.956343in" draw:z-index="0">
<draw:image xlink:href="../Images/yкринформ/2023-04-10T-49-37-00-03-00/630_360_1681152484-714.jpg" xlink:type="simple" xlink:show="embed" xlink:actuate="onLoad" draw:mime-type="image/jpeg"/>
</draw:frame>
Проєктування нового відділення поліції у Бородянці, яке буде збудоване коштомамериканського бізнесмена Говарда Баффета, вже завершено.</text:p>
      <text:p text:style-name="P4">
Як передає Укрінформ, про це повідомив у <text:a xlink:type="simple" xlink:href="https://t.me/andrii_nebytov/1178" text:style-name="Internet_20_link" text:visited-style-name="Visited_20_Internet_20_Link">
 </text:a>
очільник поліції Київщини Андрій Нєбитов за підсумком візиту Баффета.</text:p>
      <text:p text:style-name="P4">
Зазначається, що на першій зустрічі з Говардом у листопаді минулого року ійого пропозицію допомогти поліції Київщини, бізнесмена попросили відновитизнищене окупантом поліцейське відділення в багатостраждальній <text:span text:style-name="T4">
<text:a xlink:type="simple" xlink:href="https://www.ukrinform.ua/tag-borodanka" text:style-name="Internet_20_link" text:visited-style-name="Visited_20_Internet_20_Link">
</text:a>
 </text:span>
 .</text:p>
      <text:p text:style-name="P4">
"Нова, сучасна, технологічна і зручна адміністративна будівля поліції - цевагомий крок для безпеки міста, і головне - поштовх для відновлення усіх сфержиття та соціально-економічного розвитку. Вже завершено проєктування, ісьогодні Говардом фактично наданий старт будівництву”, - йдеться уповідомленні.</text:p>
      <text:p text:style-name="P4">
<text:span text:style-name="T4">
Читайте також:</text:span>
 <text:span text:style-name="T4">
<text:a xlink:type="simple" xlink:href="https://www.ukrinform.ua/rubric-regions/3690622-u-borodanci-vstanovili-skulpturu-divcinka-pid-soncem-do-ricnici-deokupacii-kiivsini.html" text:style-name="Internet_20_link" text:visited-style-name="Visited_20_Internet_20_Link">
 </text:a>
 </text:span>
</text:p>
      <text:p text:style-name="P4">
Нєбитов також повідомив, що Київщину відвідав і відомий британський бізнесменРічард Бренсон.</text:p>
      <text:p text:style-name="P4">
“Закони Всесвіту: якщо є ті, хто несе зло і руйнування, завжди є ті, хтоприйдуть з добром і допомогою!” - написав очільник поліції Київщини.</text:p>
      <text:p text:style-name="P4">
<text:span text:style-name="T4">
Читайте також:</text:span>
 <text:span text:style-name="T4">
<text:a xlink:type="simple" xlink:href="https://www.ukrinform.ua/rubric-kyiv/3689933-u-kievi-prezentuvali-dokumentalni-knigi-pro-okupaciu-borodanki.html" text:style-name="Internet_20_link" text:visited-style-name="Visited_20_Internet_20_Link">
 </text:a>
 </text:span>
</text:p>
      <text:p text:style-name="P4">
Як повідомляв Укрінформ, у Бучі на Київщині стартувало будівництво першоїфабрики-кухні, а в Лозовій Харківської області підписали меморандум прореалізацію проєкту другої такої кухні.</text:p>
      <text:p text:style-name="P4">
Source: <text:a xlink:type="simple" xlink:href="https://www.ukrinform.ua/rubric-regions/3694147-u-borodanci-zaversili-proektuvanna-novogo-viddilenna-policii.html" text:style-name="Internet_20_link" text:visited-style-name="Visited_20_Internet_20_Link">
https://www.ukrinform.ua/rubric-regions/3694147-u-borodanci-zaversili-proektuvanna-novogo-viddilenna-policii.html</text:a>
</text:p>
      <!--NEWS-->
      <text:h text:style-name="P10" text:outline-level="1">
<text:span text:style-name="T4">
At Lyman direction Russian army shelled Novoselivske, Cherneschyna, Makiyivka, Nevske, Yampol...</text:span>
</text:h>
      <text:p text:style-name="P4">
Authors: liveuamap (Language: en)</text:p>
      <text:p text:style-name="P4">
Time: 2023-04-10T-4:48:00</text:p>
      <text:p text:style-name="P4">
Location: Donetsk (Latitude:48.75596 Longtitude:38.23723)</text:p>
      <text:p text:style-name="P4">
Videos: []</text:p>
      <text:p text:style-name="P4">
Images: []</text:p>
      <text:p text:style-name="P4">
Tags: ["Russia"]</text:p>
      <text:p text:style-name="P4">
ID: 22555045</text:p>
      <!--METADATA-->
      <text:p text:style-name="P4">
At Lyman direction Russian army shelled Novoselivske, Cherneschyna, Makiyivka,Nevske, Yampolivka, Bilohorivka of Luhansk region, also Kolodyazi, Torske,Siversk, Spirne and Berestove of Donetsk region, - General Staff of ArmedForces of Ukraine says in the morning report</text:p>
      <text:p text:style-name="P4">
News Collection Link: <text:a xlink:type="simple" xlink:href="https://liveuamap.com/en/2023/10-april-at-lyman-direction-russian-army-shelled-novoselivske" text:style-name="Internet_20_link" text:visited-style-name="Visited_20_Internet_20_Link">
https://liveuamap.com/en/2023/10-april-at-lyman-direction-russian-army-shelled-novoselivske</text:a>
</text:p>
      <text:p text:style-name="P4">
Source: <text:a xlink:type="simple" xlink:href="https://t.me/lumsrc/4456" text:style-name="Internet_20_link" text:visited-style-name="Visited_20_Internet_20_Link">
https://t.me/lumsrc/4456</text:a>
</text:p>
      <!--NEWS-->
      <text:h text:style-name="P10" text:outline-level="1">
<text:span text:style-name="T4">
росіяни протягом доби обстріляли п’ять громад Сумщини</text:span>
</text:h>
      <text:p text:style-name="P4">
Authors: Ukrinform (Person)</text:p>
      <text:p text:style-name="P4">
Publisher: Укринформ (Organization)</text:p>
      <text:p text:style-name="P4">
Published Time: 2023-04-10T-51:30:00+03:00</text:p>
      <text:p text:style-name="P4">
Modified Time: 2023-04-10T21:30:00+03:00</text:p>
      <text:p text:style-name="P4">
Description: російські війська у понеділок, 10 квітня, обстріляли п’ять територіальних громад Сумської області.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53" text:anchor-type="as-char" svg:width="6.9236in" svg:height="3.956343in" draw:z-index="0">
<draw:image xlink:href="../Images/yкринформ/2023-04-10T-51-30-00-03-00/630_360_1669987737-966.jpg" xlink:type="simple" xlink:show="embed" xlink:actuate="onLoad" draw:mime-type="image/jpeg"/>
</draw:frame>
 російськівійська у понеділок, 10 квітня, обстріляли п’ять територіальних громадСумської області.</text:p>
      <text:p text:style-name="P4">
Як передає Укрінформ, про це Сумська обласна військова адміністраціяповідомляє у <text:a xlink:type="simple" xlink:href="https://t.me/Sumy_news_ODA/15364" text:style-name="Internet_20_link" text:visited-style-name="Visited_20_Internet_20_Link">
 </text:a>
 .</text:p>
      <text:p text:style-name="P4">
«Протягом дня росіяни здійснили 9 <text:a xlink:type="simple" xlink:href="https://www.ukrinform.ua/tag-obstril" text:style-name="Internet_20_link" text:visited-style-name="Visited_20_Internet_20_Link">
 </text:a>
прикордонних громад - Білопільської, Хотінської, Великописарівської,Миропільської, Шалигинської. Зафіксовано 118 прильотів», - ідеться вповідомленні.</text:p>
      <text:p text:style-name="P4">
По Хотінській громаді з території рф був мінометний обстріл - 6 влучань.Пошкоджено лінію електропередач в одному із сіл громади.</text:p>
      <text:p text:style-name="P4">
По Великописарівській громаді росіяни здійснили обстріл з АГС - 10 пострілів.</text:p>
      <text:p text:style-name="P4">
Крім того, ворог скинув на територію Білопільської громади 34 міни та здійснив58 пострілів з АГС.</text:p>
      <text:p text:style-name="P4">
По Шалигинській громаді було зафіксовано 9 влучань з мінометів.</text:p>
      <text:p text:style-name="P4">
<text:span text:style-name="T4">
Читайте також:</text:span>
 <text:a xlink:type="simple" xlink:href="https://www.ukrinform.ua/rubric-ato/3693603-zsu-zbili-nad-sumsinou-rosijskij-bezpilotnik.html" text:style-name="Internet_20_link" text:visited-style-name="Visited_20_Internet_20_Link">
 <text:span text:style-name="T4">
Сумщино</text:span>
 </text:a>
</text:p>
      <text:p text:style-name="P4">
Також російські загарбники скинули одну міну на територію Миропільськоїгромади.</text:p>
      <text:p text:style-name="P4">
За повідомленнями військових, наразі оперативна обстановка на прикордонніСумщини контрольована. Формування ворожих наступальних угруповань поблизудержавного кордону не виявлено.</text:p>
      <text:p text:style-name="P4">
Як повідомляв Укрінформ, російська армія за добу атакувала <text:a xlink:type="simple" xlink:href="https://www.ukrinform.ua/rubric-regions/3693812-rosijska-armia-za-dobu-atakuvala-visim-oblastej-ukraini-zvedenna-ova.html" text:style-name="Internet_20_link" text:visited-style-name="Visited_20_Internet_20_Link">
</text:a>
 України.</text:p>
      <text:p text:style-name="P4">
Source: <text:a xlink:type="simple" xlink:href="https://www.ukrinform.ua/rubric-ato/3694140-rosiani-protagom-dobi-obstrilali-pat-gromad-sumsini.html" text:style-name="Internet_20_link" text:visited-style-name="Visited_20_Internet_20_Link">
https://www.ukrinform.ua/rubric-ato/3694140-rosiani-protagom-dobi-obstrilali-pat-gromad-sumsini.html</text:a>
</text:p>
      <!--NEWS-->
      <text:h text:style-name="P10" text:outline-level="1">
<text:span text:style-name="T4">
Виплати 30 тисяч захисникам стануть для уряду «задачею з зірочкою» - депутат</text:span>
</text:h>
      <text:p text:style-name="P4">
Authors: Ukrinform (Person)</text:p>
      <text:p text:style-name="P4">
Publisher: Укринформ (Organization)</text:p>
      <text:p text:style-name="P4">
Published Time: 2023-04-10T-53:28:47+03:00</text:p>
      <text:p text:style-name="P4">
Modified Time: 2023-04-10T21:28:47+03:00</text:p>
      <text:p text:style-name="P4">
Description: Задля забезпечення щомісячної додаткової виплати в розмірі 30 тисяч гривень українським захисникам, найімовірніше, доведеться ініціювати зміни до державного бюджету України. — Укрінформ.</text:p>
      <text:p text:style-name="P4">
Images: ["<text:a xlink:type="simple" xlink:href="https://static.ukrinform.com/photos/2022_10/thumb_files/630_360_1664962274-875.jpg" text:style-name="Internet_20_link" text:visited-style-name="Visited_20_Internet_20_Link">
630_360_16649...</text:a>
"]</text:p>
      <text:p text:style-name="P4">
Tags: ['Бюджет', 'Кабмін', 'Гроші', 'Військові']</text:p>
      <text:p text:style-name="P4">
Type: Article</text:p>
      <!--METADATA-->
      <text:p text:style-name="P4">
<draw:frame draw:style-name="fr1" draw:name="Image54" text:anchor-type="as-char" svg:width="6.9236in" svg:height="3.956343in" draw:z-index="0">
<draw:image xlink:href="../Images/yкринформ/2023-04-10T-53-28-47-03-00/630_360_1664962274-875.jpg" xlink:type="simple" xlink:show="embed" xlink:actuate="onLoad" draw:mime-type="image/jpeg"/>
</draw:frame>
 Задлязабезпечення щомісячної додаткової виплати в розмірі 30 тисяч гривеньукраїнським захисникам, найімовірніше, доведеться ініціювати зміни додержавного бюджету України.</text:p>
      <text:p text:style-name="P4">
Про це секретар Комітету Верховної Ради з питань національної безпеки, оборонита розвідки, народний депутат із парламентської фракції "Голос" Роман Костенкорозповів у коментарі Укрінформу.</text:p>
      <text:p text:style-name="P4">
Він нагадав, що парламент у понеділок ухвалив закон, в якому міститься правкапро повернення додаткових виплат у розмірі 30 тисяч гривеньвійськовослужбовцям, поліцейським та рятувальникам.</text:p>
      <text:p text:style-name="P4">
<text:span text:style-name="T4">
Читайте також:</text:span>
 <text:a xlink:type="simple" xlink:href="https://www.ukrinform.ua/rubric-society/3694029-30-tisac-dla-vijskovih-venislavskij-kaze-so-dla-doplat-potribni-dodatkovi-kosti-v-budzet.html" text:style-name="Internet_20_link" text:visited-style-name="Visited_20_Internet_20_Link">
 <text:span text:style-name="T4">
Веніславський</text:span>
 </text:a>
</text:p>
      <text:p text:style-name="P4">
Водночас Костенко зауважив, що ця правка містить положення, відповідно доякого заробітна плата працівників органів державної влади, місцевогосамоврядування, державних підприємств, членів уряду, народних депутатів неможе перевищувати десять мінімальних заробітних плат.</text:p>
      <text:p text:style-name="P4">
"Ніби логіка підказує, що ця правка про те, як ми зараз заберемо кошти убагатих чиновників, роздамо їх нашим захисникам і всі будуть задоволені… Однакце тільки на перший погляд", – підкреслив парламентарій.</text:p>
      <text:p text:style-name="P4">
За його словами, ці обмеження не покриють потребу в коштах на поверненнявиплат 30 тисяч військовим, поліцейським та рятувальникам. Посилаючись на даніаналітиків і колег по парламенту, Костенко зазначив, що такої економії невистачить, щоб покрити навіть 2% від необхідного обсягу коштів для доплатзахисникам.</text:p>
      <text:p text:style-name="P4">
<text:span text:style-name="T4">
Читайте також:</text:span>
 <text:a xlink:type="simple" xlink:href="https://www.ukrinform.ua/rubric-society/3693963-rada-pidtrimala-povernenna-viplat-30-tisac-dla-vijskovih-deputat.html" text:style-name="Internet_20_link" text:visited-style-name="Visited_20_Internet_20_Link">
 <text:span text:style-name="T4">
виплат</text:span>
 </text:a>
</text:p>
      <text:p text:style-name="P4">
"Тому повернення додаткових виплат – це, звичайно, добре для людей, але заразце стане для уряду "задачею із зірочкою", звідки взяти кошти. Тому, скоріше завсе, потрібно буде ініціювати зміни до Держбюджету. Ці кошти потрібно будедесь віднайти. А поки ми можемо зіштовхнутися з ситуацією, коли ми обмежилизарплати держслужбовцям та чиновникам, а військовослужбовцям, поліцейським ірятувальникам доплати не повернули", – підсумував народний депутат.</text:p>
      <text:p text:style-name="P4">
Як повідомлялося, <text:a xlink:type="simple" xlink:href="https://www.ukrinform.ua/tag-verhovna-rada" text:style-name="Internet_20_link" text:visited-style-name="Visited_20_Internet_20_Link">
 </text:a>
 10 квітняпід час розгляду законопроєкту "Про внесення змін до деяких законів Українищодо удосконалення правового регулювання питань, пов'язаних із здійсненнямзаходів правового режиму воєнного стану" (№8312) <text:a xlink:type="simple" xlink:href="https://www.ukrinform.ua/rubric-society/3693963-rada-pidtrimala-povernenna-viplat-30-tisac-dla-vijskovih-deputat.html" text:style-name="Internet_20_link" text:visited-style-name="Visited_20_Internet_20_Link">
</text:a>
 про повернення щомісячнихдодаткових виплат у розмірі 30 тисяч гривень для військовослужбовців,поліцейських та рятувальників незалежно від покладених на них завдань чирайонів проходження служби.</text:p>
      <text:p text:style-name="P4">
Член Комітету <text:a xlink:type="simple" xlink:href="https://www.ukrinform.ua/tag-verhovna-rada" text:style-name="Internet_20_link" text:visited-style-name="Visited_20_Internet_20_Link">
 </text:a>
 з питаньнаціональної безпеки, оборони та розвідки, представник Президента у парламентіФедір Веніславський заявив у коментарі Укрінформу, що для реалізації рішенняпро повернення щомісячної виплати в розмірі 30 тисяч гривень українськимзахисникам необхідно знайти додаткові джерела фінансування державного бюджетуУкраїни. За його словами, такі доплати можуть обійтися державі близькогоодного трильйона гривень на рік.</text:p>
      <text:p text:style-name="P4">
Source: <text:a xlink:type="simple" xlink:href="https://www.ukrinform.ua/rubric-society/3694142-viplati-30-tisac-zahisnikam-stanut-dla-uradu-zadaceu-z-zirockou-deputat.html" text:style-name="Internet_20_link" text:visited-style-name="Visited_20_Internet_20_Link">
https://www.ukrinform.ua/rubric-society/3694142-viplati-30-tisac-zahisnikam-stanut-dla-uradu-zadaceu-z-zirockou-deputat.html</text:a>
</text:p>
      <!--NEWS-->
      <text:h text:style-name="P10" text:outline-level="1">
<text:span text:style-name="T4">
Україні потрібно п'ять тисяч фахівців для розмінування – Резніков</text:span>
</text:h>
      <text:p text:style-name="P4">
Authors: Ukrinform (Person)</text:p>
      <text:p text:style-name="P4">
Publisher: Укринформ (Organization)</text:p>
      <text:p text:style-name="P4">
Published Time: 2023-04-10T-55:23:00+03:00</text:p>
      <text:p text:style-name="P4">
Modified Time: 2023-04-10T21:23:00+03:00</text:p>
      <text:p text:style-name="P4">
Description: Для розмінування українських територій потрібно близько п'яти тисяч фахівців, а також оператори з інших країн. — Укрінформ.</text:p>
      <text:p text:style-name="P4">
Images: ["<text:a xlink:type="simple" xlink:href="https://static.ukrinform.com/photos/2023_03/thumb_files/630_360_1678806536-855.jpg" text:style-name="Internet_20_link" text:visited-style-name="Visited_20_Internet_20_Link">
630_360_16788...</text:a>
"]</text:p>
      <text:p text:style-name="P4">
Tags: ['Розмінування', 'Україна', 'Резніков', 'Війна з росією']</text:p>
      <text:p text:style-name="P4">
Type: Article</text:p>
      <!--METADATA-->
      <text:p text:style-name="P4">
<draw:frame draw:style-name="fr1" draw:name="Image55" text:anchor-type="as-char" svg:width="6.9236in" svg:height="3.956343in" draw:z-index="0">
<draw:image xlink:href="../Images/yкринформ/2023-04-10T-55-23-00-03-00/630_360_1678806536-855.jpg" xlink:type="simple" xlink:show="embed" xlink:actuate="onLoad" draw:mime-type="image/jpeg"/>
</draw:frame>
 Длярозмінування українських територій потрібно близько п'яти тисяч фахівців, атакож оператори з інших країн.</text:p>
      <text:p text:style-name="P4">
Про це на брифінгу в Media Center Ukraine – Odesa розповів міністр оборониУкраїни Олексій Резніков, передає Укрінформ.</text:p>
      <text:p text:style-name="P4">
«В наших планах утворити потенціал як мінімум в п'ять тисяч українськихфахівців, які будуть займатися розмінуванням. Це не враховуючи фахівців зінших країн», - зазначив Резніков.</text:p>
      <text:p text:style-name="P4">
Він додав, що Україні на розмінування знадобиться близько 30 років, якщодержава рухатиметься темпами Хорватії, де й досі знаходять <text:a xlink:type="simple" xlink:href="https://www.ukrinform.ua/tag-mina" text:style-name="Internet_20_link" text:visited-style-name="Visited_20_Internet_20_Link">
</text:a>
 .</text:p>
      <text:p text:style-name="P4">
«Сучасні технології виявлення мін, наприклад дрони (водні, підводні, авіаційніта наземні), можуть скоротити цей процес, але все одно обсяг роботи дужевеликий. Це шалений виклик для відновлення України», - сказав Резніков.</text:p>
      <text:p text:style-name="P4">
<text:span text:style-name="T4">
Читайте також:</text:span>
 <text:a xlink:type="simple" xlink:href="https://www.ukrinform.ua/rubric-ato/3692864-u-minoboroni-rozpovili-ak-mozna-prisvidsiti-rozminuvanna-teritorii-ukraini.html" text:style-name="Internet_20_link" text:visited-style-name="Visited_20_Internet_20_Link">
 <text:span text:style-name="T4">
розмінування</text:span>
 </text:a>
</text:p>
      <text:p text:style-name="P4">
Міністр оборони підкреслив, що обладнання для розмінування в тому числі надаєДанія.</text:p>
      <text:p text:style-name="P4">
Як повідомлялося, розглядається <text:a xlink:type="simple" xlink:href="https://www.ukrinform.ua/rubric-ato/3694126-kolisnih-vijskovih-ssa-mozut-zaluciti-do-obslugovuvanna-ozbroenna-dla-ukraini.html" text:style-name="Internet_20_link" text:visited-style-name="Visited_20_Internet_20_Link">
 </text:a>
 до обслуговування переданих Україні міжнародними партнерамитанків та іншої військової техніки колишніх військовослужбовців США.</text:p>
      <text:p text:style-name="P4">
Source: <text:a xlink:type="simple" xlink:href="https://www.ukrinform.ua/rubric-vidbudova/3694139-ukraini-potribno-pat-tisac-fahivciv-dla-rozminuvanna-reznikov.html" text:style-name="Internet_20_link" text:visited-style-name="Visited_20_Internet_20_Link">
https://www.ukrinform.ua/rubric-vidbudova/3694139-ukraini-potribno-pat-tisac-fahivciv-dla-rozminuvanna-reznikov.html</text:a>
</text:p>
      <!--NEWS-->
      <text:h text:style-name="P10" text:outline-level="1">
<text:span text:style-name="T4">
Зеленський увів Камишіна до персонального складу Ставки</text:span>
</text:h>
      <text:p text:style-name="P4">
Authors: Ukrinform (Person)</text:p>
      <text:p text:style-name="P4">
Publisher: Укринформ (Organization)</text:p>
      <text:p text:style-name="P4">
Published Time: 2023-04-10T-57:21:00+03:00</text:p>
      <text:p text:style-name="P4">
Modified Time: 2023-04-10T21:21:00+03:00</text:p>
      <text:p text:style-name="P4">
Description: Президент Володимир Зеленський увів до складу Ставки Верховного Головнокомандувача міністра з питань стратегічних галузей промисловості України Олександра Камишіна. — Укрінформ.</text:p>
      <text:p text:style-name="P4">
Images: ["<text:a xlink:type="simple" xlink:href="https://static.ukrinform.com/photos/2022_09/thumb_files/630_360_1664387283-922.jpg" text:style-name="Internet_20_link" text:visited-style-name="Visited_20_Internet_20_Link">
630_360_16643...</text:a>
"]</text:p>
      <text:p text:style-name="P4">
Tags: ['Зеленський', 'Камишін']</text:p>
      <text:p text:style-name="P4">
Type: Article</text:p>
      <!--METADATA-->
      <text:p text:style-name="P4">
<draw:frame draw:style-name="fr1" draw:name="Image56" text:anchor-type="as-char" svg:width="6.9236in" svg:height="3.956343in" draw:z-index="0">
<draw:image xlink:href="../Images/yкринформ/2023-04-10T-57-21-00-03-00/630_360_1664387283-922.jpg" xlink:type="simple" xlink:show="embed" xlink:actuate="onLoad" draw:mime-type="image/jpeg"/>
</draw:frame>
 ПрезидентВолодимир Зеленський увів до складу Ставки Верховного Головнокомандувачаміністра з питань стратегічних галузей промисловості України ОлександраКамишіна.</text:p>
      <text:p text:style-name="P4">
Відповідний <text:a xlink:type="simple" xlink:href="https://www.president.gov.ua/documents/2052023-46421" text:style-name="Internet_20_link" text:visited-style-name="Visited_20_Internet_20_Link">
 </text:a>
опублікований на сайті Глави держави, передає Укрінформ.</text:p>
      <text:p text:style-name="P4">
"Увести до персонального складу Ставки Верховного Головнокомандувача КамишінаОлександра Миколайовича – міністра з питань стратегічних галузей промисловостіУкраїни", - зазначається в указі.</text:p>
      <text:p text:style-name="P4">
<text:span text:style-name="T4">
Читайте також:</text:span>
 <text:span text:style-name="T4">
<text:a xlink:type="simple" xlink:href="https://www.ukrinform.ua/rubric-polytics/3691424-prezident-uviv-kamisina-do-skladu-rnbo.html" text:style-name="Internet_20_link" text:visited-style-name="Visited_20_Internet_20_Link">
 </text:a>
 </text:span>
</text:p>
      <text:p text:style-name="P4">
Як повідомляв Укрінформ, Верховна Рада призначила Олександра Камишіна напосаду _<text:span text:style-name="T4">
<text:a xlink:type="simple" xlink:href="https://www.ukrinform.ua/rubric-polytics/3685304-rada-priznacila-kamisina-na-posadu-ministra-z-pitan-strategicnih-galuzej-promislovosti.html" text:style-name="Internet_20_link" text:visited-style-name="Visited_20_Internet_20_Link">
 </text:a>
 </text:span>
 _ Раніше високопосадовець очолював акціонернетовариство "Укрзалізниця".</text:p>
      <text:p text:style-name="P4">
Source: <text:a xlink:type="simple" xlink:href="https://www.ukrinform.ua/rubric-polytics/3694136-zelenskij-uviv-kamisina-do-personalnogo-skladu-stavki.html" text:style-name="Internet_20_link" text:visited-style-name="Visited_20_Internet_20_Link">
https://www.ukrinform.ua/rubric-polytics/3694136-zelenskij-uviv-kamisina-do-personalnogo-skladu-stavki.html</text:a>
</text:p>
      <!--NEWS-->
      <text:h text:style-name="P10" text:outline-level="1">
<text:span text:style-name="T4">
Луїш Каштру виграв перший трофей із «Ботафого»</text:span>
</text:h>
      <text:p text:style-name="P4">
Authors: Ukrinform (Person)</text:p>
      <text:p text:style-name="P4">
Publisher: Укринформ (Organization)</text:p>
      <text:p text:style-name="P4">
Published Time: 2023-04-10T-59:15:32+03:00</text:p>
      <text:p text:style-name="P4">
Modified Time: 2023-04-10T21:15:32+03:00</text:p>
      <text:p text:style-name="P4">
Description: Колишній коуч «Шахтаря» привів «самотню зірку» до перемоги у Кубку Ріо. — Укрінформ.</text:p>
      <text:p text:style-name="P4">
Images: ["<text:a xlink:type="simple" xlink:href="https://static.ukrinform.com/photos/2023_04/thumb_files/630_360_1681150452-855.jpg" text:style-name="Internet_20_link" text:visited-style-name="Visited_20_Internet_20_Link">
630_360_16811...</text:a>
"]</text:p>
      <text:p text:style-name="P4">
Tags: ['Футбол', 'Луїш Каштру']</text:p>
      <text:p text:style-name="P4">
Type: Article</text:p>
      <!--METADATA-->
      <text:p text:style-name="P4">
<draw:frame draw:style-name="fr1" draw:name="Image57" text:anchor-type="as-char" svg:width="6.9236in" svg:height="3.956343in" draw:z-index="0">
<draw:image xlink:href="../Images/yкринформ/2023-04-10T-59-15-32-03-00/630_360_1681150452-855.jpg" xlink:type="simple" xlink:show="embed" xlink:actuate="onLoad" draw:mime-type="image/jpeg"/>
</draw:frame>
 Колишнійкоуч «Шахтаря» привів «самотню зірку» до перемоги у Кубку Ріо.</text:p>
      <text:p text:style-name="P4">
«Ботафого» під керівництвом колишнього наставника «Шахтаря» Луїша Каштру ставпереможцем Кубка Ріо, <text:a xlink:type="simple" xlink:href="http://botafogo.com.br" text:style-name="Internet_20_link" text:visited-style-name="Visited_20_Internet_20_Link">
 </text:a>
 пресслужба клубу, передаєУкрінформ.</text:p>
      <text:p text:style-name="P4">
У фіналі «самотня зірка» з рахунком 5:2 обіграла «Аудакс Ріо».</text:p>
      <text:p text:style-name="P4">
Для Луїша Каштру цей трофей став першим разом із «Ботафого». Усього ж цякоманда перемагала в Кубку Ріо вісім разів в історії, що менше тільки, ніж у«Васко да Гама» (11 титулів) та «Фламенго» (9).</text:p>
      <text:p text:style-name="P4">
Завдяки перемозі у Кубку Ріо «Ботафого» гарантував собі участь в розіграшіКубка Бразилії-2024.</text:p>
      <text:p text:style-name="P4">
<text:span text:style-name="T4">
Читайте також:</text:span>
 <text:a xlink:type="simple" xlink:href="https://www.ukrinform.ua/rubric-sports/3693633-upl-dubl-orihovskogo-dopomig-kolosu-rozgromiti-metalist-1925.html" text:style-name="Internet_20_link" text:visited-style-name="Visited_20_Internet_20_Link">
 </text:a>
</text:p>
      <text:p text:style-name="P4">
Як повідомляв Укрінформ, донецький «Шахтар» проведе гру зі «Львовом» 12квітня.</text:p>
      <text:p text:style-name="P4">
Фото: botafogo.com.br</text:p>
      <text:p text:style-name="P4">
Source: <text:a xlink:type="simple" xlink:href="https://www.ukrinform.ua/rubric-sports/3694135-luis-kastru-vigrav-persij-trofej-iz-botafogo.html" text:style-name="Internet_20_link" text:visited-style-name="Visited_20_Internet_20_Link">
https://www.ukrinform.ua/rubric-sports/3694135-luis-kastru-vigrav-persij-trofej-iz-botafogo.html</text:a>
</text:p>
      <!--NEWS-->
      <text:h text:style-name="P10" text:outline-level="1">
<text:span text:style-name="T4">
«Злиті» документи Пентагону не розкривають данних про контрнаступ ЗСУ - Подоляк</text:span>
</text:h>
      <text:p text:style-name="P4">
Authors: Ukrinform (Person)</text:p>
      <text:p text:style-name="P4">
Publisher: Укринформ (Organization)</text:p>
      <text:p text:style-name="P4">
Published Time: 2023-04-10T-61:13:00+03:00</text:p>
      <text:p text:style-name="P4">
Modified Time: 2023-04-10T21:13:00+03:00</text:p>
      <text:p text:style-name="P4">
Description: Злиті в публічний простір документи Пентагону більше нагадують аналітичні оцінки й не містять оперативно-тактичних сценаріїв українського контрнаступу, оскільки підготовка до нього ще триває. — Укрінформ.</text:p>
      <text:p text:style-name="P4">
Images: ["<text:a xlink:type="simple" xlink:href="https://static.ukrinform.com/photos/2022_11/thumb_files/630_360_1669378255-230.jpg" text:style-name="Internet_20_link" text:visited-style-name="Visited_20_Internet_20_Link">
630_360_16693...</text:a>
"]</text:p>
      <text:p text:style-name="P4">
Tags: ['Пентагон', 'США', 'Україна', 'Подоляк', 'Контрнаступ', 'Єдині новини']</text:p>
      <text:p text:style-name="P4">
Type: Article</text:p>
      <!--METADATA-->
      <text:p text:style-name="P4">
<draw:frame draw:style-name="fr1" draw:name="Image58" text:anchor-type="as-char" svg:width="6.9236in" svg:height="3.956343in" draw:z-index="0">
<draw:image xlink:href="../Images/yкринформ/2023-04-10T-61-13-00-03-00/630_360_1669378255-230.jpg" xlink:type="simple" xlink:show="embed" xlink:actuate="onLoad" draw:mime-type="image/jpeg"/>
</draw:frame>
 Злиті впублічний простір документи Пентагону більше нагадують аналітичні оцінки й немістять оперативно-тактичних сценаріїв українського контрнаступу, оскількипідготовка до нього ще триває.</text:p>
      <text:p text:style-name="P4">
Про це заявив радник керівника Офісу Президента Михайло Подоляк в ефірітелемарафону "Єдині новини", повідомляє Укрінформ.</text:p>
      <text:p text:style-name="P4">
"Я не дуже розумію, чому всі говорять, що це (документи - ред.) проконтрнаступ, тому що стратегічно про контрнаступ всі говорять, але оперативно-тактичні дані, оперативно-тактичні сценарії абсолютно відсутні в публічномупросторі, їх просто фізично не може бути, тому що до контрнаступу ще тількиготуються, накопичення йде резерву, ресурсу і т.д. і говорити про те, що хтосьвже чітко розуміє, де, що і як робитиме Україна безпосередньо на полі бою, це,м'яко кажучи, дивно виглядає", - сказав Подоляк.</text:p>
      <text:p text:style-name="P4">
<text:span text:style-name="T4">
Читайте також:</text:span>
 <text:span text:style-name="T4">
<text:a xlink:type="simple" xlink:href="https://www.ukrinform.ua/rubric-world/3693674-u-bellingcat-vstanovili-persodzerela-zlitih-dokumentiv-pentagonu.html" text:style-name="Internet_20_link" text:visited-style-name="Visited_20_Internet_20_Link">
 </text:a>
 </text:span>
</text:p>
      <text:p text:style-name="P4">
За його словами, опубліковані документи "частково виглядають, як аналітичнідокументи" про ставлення до тієї чи іншої проблеми, наприклад, що Україні невистачає певних засобів ППО.</text:p>
      <text:p text:style-name="P4">
Водночас він підкреслив, що про потреби у зброї українська сторона і такпублічно говорить.</text:p>
      <text:p text:style-name="P4">
Радник очільника ОП вважає, що ці документи є "інформаційною складовою, якоюопікується російська федерація", і покликані дискредитувати відносини міжУкраїною й іншими партнерами чи між <text:span text:style-name="T4">
<text:a xlink:type="simple" xlink:href="https://www.ukrinform.ua/tag-ssa" text:style-name="Internet_20_link" text:visited-style-name="Visited_20_Internet_20_Link">
 </text:a>
 </text:span>
й іншими партнерами, включно з Україною; дати людям зрозуміти, що росія нібитоконтролює певні закриті інформаційні потоки, а також відволікти увагу.</text:p>
      <text:p text:style-name="P4">
"Це (витік - ред.) не плутає ніякі плани, бо вони розробляються, вони щеоперативно-тактично відпрацьовуються. З нашими партнерами внесемо певнікорективи щодо виключно кількості зброї, яка нам потрібно", - додав Подоляк.</text:p>
      <text:p text:style-name="P4">
<text:span text:style-name="T4">
Читайте також:</text:span>
 <text:span text:style-name="T4">
<text:a xlink:type="simple" xlink:href="https://www.ukrinform.ua/rubric-world/3693664-u-ssa-rozpocali-rozsliduvanna-pisla-novogo-vitoku-sekretnih-vijskovih-dokumentiv.html" text:style-name="Internet_20_link" text:visited-style-name="Visited_20_Internet_20_Link">
 </text:a>
 </text:span>
</text:p>
      <text:p text:style-name="P4">
Як повідомляв Укрінформ, видання New York Times опублікувало матеріал, у якомуйдеться про те, що _<text:span text:style-name="T4">
<text:a xlink:type="simple" xlink:href="https://www.ukrinform.ua/rubric-ato/3692686-nyt-pentagon-rozslidue-vitik-taemnih-dokumentiv-pro-pidgotovku-kontrnastupu-zsu.html" text:style-name="Internet_20_link" text:visited-style-name="Visited_20_Internet_20_Link">
 </text:a>
 </text:span>
 _ , які стосуються планів США й НАТО щодо контрнаступу ЗСУ.</text:p>
      <text:p text:style-name="P4">
Міністерство юстиції США розпочало розслідування витоку документівамериканської розвідки, які були опубліковані в соціальних мережах упродовжостанніх тижнів.</text:p>
      <text:p text:style-name="P4">
Source: <text:a xlink:type="simple" xlink:href="https://www.ukrinform.ua/rubric-ato/3694131-zliti-dokumenti-pentagonu-ne-rozkrivaut-dannih-pro-kontrnastup-podolak.html" text:style-name="Internet_20_link" text:visited-style-name="Visited_20_Internet_20_Link">
https://www.ukrinform.ua/rubric-ato/3694131-zliti-dokumenti-pentagonu-ne-rozkrivaut-dannih-pro-kontrnastup-podolak.html</text:a>
</text:p>
      <!--NEWS-->
      <text:h text:style-name="P10" text:outline-level="1">
<text:span text:style-name="T4">
Резніков: Чекаємо моменту, щоб повторити для кораблів рф історію з крейсером «москва»</text:span>
</text:h>
      <text:p text:style-name="P4">
Authors: Ukrinform (Person)</text:p>
      <text:p text:style-name="P4">
Publisher: Укринформ (Organization)</text:p>
      <text:p text:style-name="P4">
Published Time: 2023-04-10T-63:09:38+03:00</text:p>
      <text:p text:style-name="P4">
Modified Time: 2023-04-10T21:09:38+03:00</text:p>
      <text:p text:style-name="P4">
Description: російські військові і досі не знають всіх нюансів потоплення крейсера «москва» навесні минулого року, тож Україна може повторити вдалу атаку при слушній нагоді. — Укрінформ.</text:p>
      <text:p text:style-name="P4">
Images: ["<text:a xlink:type="simple" xlink:href="https://static.ukrinform.com/photos/2023_03/thumb_files/630_360_1678277232-607.jpg" text:style-name="Internet_20_link" text:visited-style-name="Visited_20_Internet_20_Link">
630_360_16782...</text:a>
"]</text:p>
      <text:p text:style-name="P4">
Tags: ['Міноборони', 'Корабель', 'Резніков', 'Війна з росією']</text:p>
      <text:p text:style-name="P4">
Type: Article</text:p>
      <!--METADATA-->
      <text:p text:style-name="P4">
<draw:frame draw:style-name="fr1" draw:name="Image59" text:anchor-type="as-char" svg:width="6.9236in" svg:height="3.956343in" draw:z-index="0">
<draw:image xlink:href="../Images/yкринформ/2023-04-10T-63-09-38-03-00/630_360_1678277232-607.jpg" xlink:type="simple" xlink:show="embed" xlink:actuate="onLoad" draw:mime-type="image/jpeg"/>
</draw:frame>
 російськівійськові і досі не знають всіх нюансів потоплення крейсера «москва» навесніминулого року, тож Україна може повторити вдалу атаку при слушній нагоді.</text:p>
      <text:p text:style-name="P4">
Про це на брифінгу в Media Center Ukraine – Odesa розповів міністр оборониУкраїни Олексій Резніков, передає Укрінформ.</text:p>
      <text:p text:style-name="P4">
«Деякі нюанси досі невідомі нашому ворогу, а це означає, що ми можемозапропонувати їм черговий сюрприз на морі. Чергову "бавовну", пов'язану зїхніми кораблями. Ми чекаємо слушного моменту, щоб повторити цю історію», -зазначив Резніков.</text:p>
      <text:p text:style-name="P4">
<text:span text:style-name="T4">
Читайте також:</text:span>
 <text:a xlink:type="simple" xlink:href="https://www.ukrinform.ua/rubric-ato/3694080-cas-pracue-na-ukrainu-i-pidgotovku-kontrnastupu-reznikov.html" text:style-name="Internet_20_link" text:visited-style-name="Visited_20_Internet_20_Link">
 <text:span text:style-name="T4">
Резніков</text:span>
 </text:a>
</text:p>
      <text:p text:style-name="P4">
Міністр оборони нагадав, що корабель такого рангу було потоплено вдруге за всюісторію військового флоту рф. Вперше флагман був затоплений під час російсько-японської війни, вдруге - під час російсько-української.</text:p>
      <text:p text:style-name="P4">
Також Резніков зазначив, що потоплений крейсер увійшов до переліку об'єктівЮНЕСКО, як підводна культурна спадщина <text:a xlink:type="simple" xlink:href="https://www.ukrinform.ua/tag-ukraina" text:style-name="Internet_20_link" text:visited-style-name="Visited_20_Internet_20_Link">
 </text:a>
 .</text:p>
      <text:p text:style-name="P4">
<text:span text:style-name="T4">
Читайте також:</text:span>
 <text:a xlink:type="simple" xlink:href="https://www.ukrinform.ua/rubric-ato/3693006-terminova-i-dovgostrokova-pidtrimka-so-ukraina-otrimae-vid-ssa.html" text:style-name="Internet_20_link" text:visited-style-name="Visited_20_Internet_20_Link">
 </text:a>
</text:p>
      <text:p text:style-name="P4">
«Я пропоную всім підтримати наших друзів тостом, якому я навчив міністрівоборони клубу Рамштайн. Він звучить так: «За російський військовий флот – додна», - пожартував Резніков.</text:p>
      <text:p text:style-name="P4">
Як повідомлялося, до літа Україна почне отримувати <text:a xlink:type="simple" xlink:href="https://www.ukrinform.ua/rubric-ato/3694082-dania-peredast-ukraini-100-tankiv-leopard.html" text:style-name="Internet_20_link" text:visited-style-name="Visited_20_Internet_20_Link">
</text:a>
 від Данії.</text:p>
      <text:p text:style-name="P4">
Source: <text:a xlink:type="simple" xlink:href="https://www.ukrinform.ua/rubric-ato/3694133-reznikov-cekaemo-momentu-sob-povtoriti-dla-korabliv-rf-istoriu-z-krejserom-moskva.html" text:style-name="Internet_20_link" text:visited-style-name="Visited_20_Internet_20_Link">
https://www.ukrinform.ua/rubric-ato/3694133-reznikov-cekaemo-momentu-sob-povtoriti-dla-korabliv-rf-istoriu-z-krejserom-moskva.html</text:a>
</text:p>
      <!--NEWS-->
      <text:h text:style-name="P10" text:outline-level="1">
<text:span text:style-name="T4">
Санду скликає національні збори на підтримку євроінтеграції</text:span>
</text:h>
      <text:p text:style-name="P4">
Authors: Ukrinform (Person)</text:p>
      <text:p text:style-name="P4">
Publisher: Укринформ (Organization)</text:p>
      <text:p text:style-name="P4">
Published Time: 2023-04-10T-65:07:00+03:00</text:p>
      <text:p text:style-name="P4">
Modified Time: 2023-04-10T21:07:00+03:00</text:p>
      <text:p text:style-name="P4">
Description: Президент Молдови Мая Санду у понеділок закликала громадян зібратися 21 травня на площі Великого національного зібрання у центрі столиці з метою підтримки європейської інтеграції Молдови. — Укрінформ.</text:p>
      <text:p text:style-name="P4">
Images: ["<text:a xlink:type="simple" xlink:href="https://static.ukrinform.com/photos/2022_10/thumb_files/630_360_1665078007-899.jpeg" text:style-name="Internet_20_link" text:visited-style-name="Visited_20_Internet_20_Link">
630_360_16650...</text:a>
"]</text:p>
      <text:p text:style-name="P4">
Tags: ['Євроінтеграція', 'Молдова', 'Санду']</text:p>
      <text:p text:style-name="P4">
Type: Article</text:p>
      <!--METADATA-->
      <text:p text:style-name="P4">
<draw:frame draw:style-name="fr1" draw:name="Image60" text:anchor-type="as-char" svg:width="6.9236in" svg:height="3.956343in" draw:z-index="0">
<draw:image xlink:href="../Images/yкринформ/2023-04-10T-65-07-00-03-00/630_360_1665078007-899.jpeg" xlink:type="simple" xlink:show="embed" xlink:actuate="onLoad" draw:mime-type="image/jpeg"/>
</draw:frame>
Президент Молдови Мая Санду у понеділок закликала громадян зібратися 21 травняна площі Великого національного зібрання у центрі столиці з метою підтримкиєвропейської інтеграції Молдови.</text:p>
      <text:p text:style-name="P4">
Як передає Укрінформ, про це повідомляє <text:a xlink:type="simple" xlink:href="https://newsmaker.md/rus/novosti/sandu-sobiraet-velikoe-natsionalnoe-sobranie-v-podderzhku-evrointegratsii-kogda-proydet-aktsiya/" text:style-name="Internet_20_link" text:visited-style-name="Visited_20_Internet_20_Link">
</text:a>
 .</text:p>
      <text:p text:style-name="P4">
«Давайте покажемо, що ми хочемо миру. Ми хочемо, щоб <text:a xlink:type="simple" xlink:href="https://www.ukrinform.ua/tag-evrosouz" text:style-name="Internet_20_link" text:visited-style-name="Visited_20_Internet_20_Link">
</text:a>
 став нашою домівкою», - сказала Сандупід час звернення до громадян Молдови.</text:p>
      <text:p text:style-name="P4">
Мая Санду закликала громадян країни зібратися 21 травня на центральній площіКишинева, щоб довести прагнення народу щодо вступу в Європейський Союз.</text:p>
      <text:p text:style-name="P4">
Вона нагадала про численні акції протесту в центрі Кишинева, і зазначила, що«ті, хто мріяли дестабілізувати ситуацію в Молдові, зазнали невдачі». Проте,за її словами, гроші на дестабілізацію ситуації все ще надходять.</text:p>
      <text:p text:style-name="P4">
<text:span text:style-name="T4">
Читайте також:</text:span>
 <text:a xlink:type="simple" xlink:href="https://www.ukrinform.ua/rubric-polytics/3690097-moldova-pidtrimue-ideu-spectribunalu-proti-rf-i-gotova-dopomogti-u-zbori-informacii-sandu.html" text:style-name="Internet_20_link" text:visited-style-name="Visited_20_Internet_20_Link">
 <text:span text:style-name="T4">
Санду</text:span>
 </text:a>
</text:p>
      <text:p text:style-name="P4">
Президент повідомила, що найближчим часом планує обговорити деталі майбутньогозібрання з громадянським суспільством і політичними силами.</text:p>
      <text:p text:style-name="P4">
Як повідомляв Укрінформ, солдати 22-го миротворчого батальйону «Блакитнішоломи» з 10 до 14 квітня проведуть навчання на полігонах Національної армії вМолдові, до яких залучать бронетранспортери «Піранья».</text:p>
      <text:p text:style-name="P4">
Source: <text:a xlink:type="simple" xlink:href="https://www.ukrinform.ua/rubric-world/3694130-sandu-sklikae-nacionalni-zbori-na-pidtrimku-evrointegracii.html" text:style-name="Internet_20_link" text:visited-style-name="Visited_20_Internet_20_Link">
https://www.ukrinform.ua/rubric-world/3694130-sandu-sklikae-nacionalni-zbori-na-pidtrimku-evrointegracii.html</text:a>
</text:p>
      <!--NEWS-->
      <text:h text:style-name="P10" text:outline-level="1">
<text:span text:style-name="T4">
At Bakhmut direction Russian army shelled Vasukivka, Zaliznyanske, Minkivka, Orikhovo-Vasyliv...</text:span>
</text:h>
      <text:p text:style-name="P4">
Authors: liveuamap (Language: en)</text:p>
      <text:p text:style-name="P4">
Time: 2023-04-10T-6:48:00</text:p>
      <text:p text:style-name="P4">
Location: Donetsk Oblast (Latitude:48.37005 Longtitude:37.88635)</text:p>
      <text:p text:style-name="P4">
Videos: []</text:p>
      <text:p text:style-name="P4">
Images: []</text:p>
      <text:p text:style-name="P4">
Tags: ["Russia"]</text:p>
      <text:p text:style-name="P4">
ID: 22555044</text:p>
      <!--METADATA-->
      <text:p text:style-name="P4">
At Bakhmut direction Russian army shelled Vasukivka, Zaliznyanske, Minkivka,Orikhovo-Vasylivka, Markove, Bakhmut, Khromove, Ivanivske, Chasiv Yar, BilaHora, Ozaryanivka, Druzhba and Zalizne of Donetsk region, - General Staff ofArmed Forces of Ukraine says in the morning report</text:p>
      <text:p text:style-name="P4">
News Collection Link: <text:a xlink:type="simple" xlink:href="https://liveuamap.com/en/2023/10-april-at-bakhmut-direction-russian-army-shelled-vasukivka" text:style-name="Internet_20_link" text:visited-style-name="Visited_20_Internet_20_Link">
https://liveuamap.com/en/2023/10-april-at-bakhmut-direction-russian-army-shelled-vasukivka</text:a>
</text:p>
      <text:p text:style-name="P4">
Source: <text:a xlink:type="simple" xlink:href="https://t.me/lumsrc/4457" text:style-name="Internet_20_link" text:visited-style-name="Visited_20_Internet_20_Link">
https://t.me/lumsrc/4457</text:a>
</text:p>
      <!--NEWS-->
      <text:h text:style-name="P10" text:outline-level="1">
<text:span text:style-name="T4">
At Avdiyivka and Maryinka directions Russian army shelled Novokalynove, Berdychi, Stepove, Av...</text:span>
</text:h>
      <text:p text:style-name="P4">
Authors: liveuamap (Language: en)</text:p>
      <text:p text:style-name="P4">
Time: 2023-04-10T-8:48:00</text:p>
      <text:p text:style-name="P4">
Location: Marinka, Donetsk Oblast (Latitude:47.94395 Longtitude:37.4929)</text:p>
      <text:p text:style-name="P4">
Videos: []</text:p>
      <text:p text:style-name="P4">
Images: []</text:p>
      <text:p text:style-name="P4">
Tags: ["Russia"]</text:p>
      <text:p text:style-name="P4">
ID: 22555043</text:p>
      <!--METADATA-->
      <text:p text:style-name="P4">
At Avdiyivka and Maryinka directions Russian army shelled Novokalynove,Berdychi, Stepove, Avdiyivka, Lastochkyne, Syeverne, Pervomayske,Krasnohorivka, Hostre, Heorhiyivka and Maryinka of Donetsk region, - GeneralStaff of Armed Forces of Ukraine says in the morning report</text:p>
      <text:p text:style-name="P4">
News Collection Link: <text:a xlink:type="simple" xlink:href="https://liveuamap.com/en/2023/10-april-at-avdiyivka-and-maryinka-directions-russian-army" text:style-name="Internet_20_link" text:visited-style-name="Visited_20_Internet_20_Link">
https://liveuamap.com/en/2023/10-april-at-avdiyivka-and-maryinka-directions-russian-army</text:a>
</text:p>
      <text:p text:style-name="P4">
Source: <text:a xlink:type="simple" xlink:href="https://t.me/lumsrc/4458" text:style-name="Internet_20_link" text:visited-style-name="Visited_20_Internet_20_Link">
https://t.me/lumsrc/4458</text:a>
</text:p>
      <!--NEWS-->
      <text:h text:style-name="P10" text:outline-level="1">
<text:span text:style-name="T4">
Унаслідок стрілянини в Луїсвіллі загинули п'ятеро людей</text:span>
</text:h>
      <text:p text:style-name="P4">
Authors: Ukrinform (Person)</text:p>
      <text:p text:style-name="P4">
Publisher: Укринформ (Organization)</text:p>
      <text:p text:style-name="P4">
Published Time: 2023-04-10T-94:06:00+03:00</text:p>
      <text:p text:style-name="P4">
Modified Time: 2023-04-10T19:06:00+03:00</text:p>
      <text:p text:style-name="P4">
Description: Унаслідок стрілянини у центрі американського міста Луїсвілл у штаті Кентуккі, яку відкрив невідомий, загинули п'ять осіб.</text:p>
      <text:p text:style-name="P4">
— Укрінформ.</text:p>
      <text:p text:style-name="P4">
Images: ["<text:a xlink:type="simple" xlink:href="https://static.ukrinform.com/photos/2019_08/thumb_files/630_360_1565003595-957.jpg" text:style-name="Internet_20_link" text:visited-style-name="Visited_20_Internet_20_Link">
630_360_15650...</text:a>
"]</text:p>
      <text:p text:style-name="P4">
Tags: ['США', 'Стрілянина', 'Загибель']</text:p>
      <text:p text:style-name="P4">
Type: Article</text:p>
      <!--METADATA-->
      <text:p text:style-name="P4">
<draw:frame draw:style-name="fr1" draw:name="Image61" text:anchor-type="as-char" svg:width="6.9236in" svg:height="3.956343in" draw:z-index="0">
<draw:image xlink:href="../Images/yкринформ/2023-04-10T-94-06-00-03-00/630_360_1565003595-957.jpg" xlink:type="simple" xlink:show="embed" xlink:actuate="onLoad" draw:mime-type="image/jpeg"/>
</draw:frame>
 Унаслідокстрілянини у центрі американського міста Луїсвілл у штаті Кентуккі, якувідкрив невідомий, загинули п'ять осіб.</text:p>
      <text:p text:style-name="P4">
Про це повідомила у <text:a xlink:type="simple" xlink:href="https://twitter.com/LMPD/status/1645436161937092609" text:style-name="Internet_20_link" text:visited-style-name="Visited_20_Internet_20_Link">
 </text:a>
місцева поліція, передає Укрінформ.</text:p>
      <text:p text:style-name="P4">
«Всього <text:a xlink:type="simple" xlink:href="https://www.ukrinform.ua/tag-zagibel" text:style-name="Internet_20_link" text:visited-style-name="Visited_20_Internet_20_Link">
 </text:a>
 п'ятеро осіб. Ще не меншешести людей доставлені в лікарні UL (Університету Луїсвілля - ред.). Небезпекидля населення більше немає. Підозрюваний стрілок нейтралізований», - зазначилив поліції.</text:p>
      <text:p text:style-name="P4">
На місце виїхав губернатор штату Енді Бішер.</text:p>
      <text:p text:style-name="P4">
<text:span text:style-name="T4">
Читайте також:</text:span>
 <text:a xlink:type="simple" xlink:href="https://www.ukrinform.ua/rubric-world/3693899-u-tureckomu-corumi-colovik-obstrilav-ludej-na-vihodi-z-meceti-e-poraneni.html" text:style-name="Internet_20_link" text:visited-style-name="Visited_20_Internet_20_Link">
 <text:span text:style-name="T4">
мечеті</text:span>
 </text:a>
</text:p>
      <text:p text:style-name="P4">
Президента Джо Байдена поінформували про стрілянину в Луїсвіллі, повідомивпредставник Білого дому <text:a xlink:type="simple" xlink:href="https://edition.cnn.com/us/live-news/louisville-kentucky-shooting-04-10-23/index.html" text:style-name="Internet_20_link" text:visited-style-name="Visited_20_Internet_20_Link">
 </text:a>
 .</text:p>
      <text:p text:style-name="P4">
Як повідомляв Укрінформ, поліція міста Луїсвілл у штаті Кентуккі повідомила упонеділок, що невідомий відкрив стрілянину по людях в 300 кварталі Іст-Мейн-стріт у центрі Луїсвілля, в результаті чого є постраждалі.</text:p>
      <text:p text:style-name="P4">
За даними ЗМІ, інцидент стався в Old National Bank.</text:p>
      <text:p text:style-name="P4">
Source: <text:a xlink:type="simple" xlink:href="https://www.ukrinform.ua/rubric-world/3694084-unaslidok-strilanini-v-luisvilli-zaginuli-patero-ludej.html" text:style-name="Internet_20_link" text:visited-style-name="Visited_20_Internet_20_Link">
https://www.ukrinform.ua/rubric-world/3694084-unaslidok-strilanini-v-luisvilli-zaginuli-patero-ludej.html</text:a>
</text:p>
      <!--NEWS-->
      <text:h text:style-name="P10" text:outline-level="1">
<text:span text:style-name="T4">
Commander of operative command East Syrsky visited Bakhmut frontline yesterday</text:span>
</text:h>
      <text:p text:style-name="P4">
Authors: liveuamap (Language: en)</text:p>
      <text:p text:style-name="P4">
Time: 2023-04-10T02:57:15</text:p>
      <text:p text:style-name="P4">
Location: Bakhmut (Latitude:48.59251 Longtitude:37.98265)</text:p>
      <text:p text:style-name="P4">
Videos: []</text:p>
      <text:p text:style-name="P4">
Images: ["<text:a xlink:type="simple" xlink:href="https://liveuamap.com/pics/2023/04/10/22555000_0.jpg" text:style-name="Internet_20_link" text:visited-style-name="Visited_20_Internet_20_Link">
22555000_0.jpg</text:a>
"]</text:p>
      <text:p text:style-name="P4">
Tags: []</text:p>
      <text:p text:style-name="P4">
ID: 22555000</text:p>
      <!--METADATA-->
      <text:p text:style-name="P4">
Commander of operative command East Syrsky visited Bakhmut frontline yesterday</text:p>
      <text:p text:style-name="P4">
<draw:frame draw:style-name="fr1" draw:name="Image62" text:anchor-type="as-char" svg:width="6.9236in" svg:height="4.612849in" draw:z-index="0">
<draw:image xlink:href="../Images/liveuamap/2023-04-10T02-57-15/22555000_0.jpg" xlink:type="simple" xlink:show="embed" xlink:actuate="onLoad" draw:mime-type="image/jpeg"/>
</draw:frame>
</text:p>
      <text:p text:style-name="P4">
News Collection Link: <text:a xlink:type="simple" xlink:href="https://liveuamap.com/en/2023/10-april-commander-of-operative-command-east-syrsky-visited" text:style-name="Internet_20_link" text:visited-style-name="Visited_20_Internet_20_Link">
https://liveuamap.com/en/2023/10-april-commander-of-operative-command-east-syrsky-visited</text:a>
</text:p>
      <text:p text:style-name="P4">
Source: <text:a xlink:type="simple" xlink:href="https://t.me/Tsaplienko/29618" text:style-name="Internet_20_link" text:visited-style-name="Visited_20_Internet_20_Link">
https://t.me/Tsaplienko/29618</text:a>
</text:p>
      <!--NEWS-->
      <text:h text:style-name="P10" text:outline-level="1">
<text:span text:style-name="T4">
Donetsk Oblast(09:03). Red Alert: aerial threat. Sirens sounding. Take cover now!</text:span>
</text:h>
      <text:p text:style-name="P4">
Authors: liveuamap (Language: en)</text:p>
      <text:p text:style-name="P4">
Time: 2023-04-10T03:04:00</text:p>
      <text:p text:style-name="P4">
Location: Donetsk Oblast (Latitude:48.72623 Longtitude:37.57716)</text:p>
      <text:p text:style-name="P4">
Videos: []</text:p>
      <text:p text:style-name="P4">
Images: []</text:p>
      <text:p text:style-name="P4">
Tags: ["Europe", "Central and Eastern Europe"]</text:p>
      <text:p text:style-name="P4">
ID: 22555002</text:p>
      <!--METADATA-->
      <text:p text:style-name="P4">
Donetsk Oblast(09:03). Red Alert: aerial threat. Sirens sounding. Take covernow!</text:p>
      <text:p text:style-name="P4">
News Collection Link: <text:a xlink:type="simple" xlink:href="https://liveuamap.com/en/2023/10-april-donetsk-oblast0903-red-alert-aerial-g" text:style-name="Internet_20_link" text:visited-style-name="Visited_20_Internet_20_Link">
https://liveuamap.com/en/2023/10-april-donetsk-oblast0903-red-alert-aerial-g</text:a>
</text:p>
      <text:p text:style-name="P4">
Source: <text:a xlink:type="simple" xlink:href="https://t.me/air_alert_ua/42845" text:style-name="Internet_20_link" text:visited-style-name="Visited_20_Internet_20_Link">
https://t.me/air_alert_ua/42845</text:a>
</text:p>
      <!--NEWS-->
      <text:h text:style-name="P10" text:outline-level="1">
<text:span text:style-name="T4">
Damage at hospital in Kherson as result of Russian shelling this morning</text:span>
</text:h>
      <text:p text:style-name="P4">
Authors: liveuamap (Language: en)</text:p>
      <text:p text:style-name="P4">
Time: 2023-04-10T03:46:00</text:p>
      <text:p text:style-name="P4">
Location: Kherson (Latitude:46.63659 Longtitude:32.62236)</text:p>
      <text:p text:style-name="P4">
Videos: []</text:p>
      <text:p text:style-name="P4">
Images: ["<text:a xlink:type="simple" xlink:href="https://liveuamap.com/pics/2023/04/10/22555005_0.jpg" text:style-name="Internet_20_link" text:visited-style-name="Visited_20_Internet_20_Link">
22555005_0.jpg</text:a>
", "<text:a xlink:type="simple" xlink:href="https://liveuamap.com/pics/2023/04/10/22555005_1.jpg" text:style-name="Internet_20_link" text:visited-style-name="Visited_20_Internet_20_Link">
22555005_1.jpg</text:a>
"]</text:p>
      <text:p text:style-name="P4">
Tags: []</text:p>
      <text:p text:style-name="P4">
ID: 22555005</text:p>
      <!--METADATA-->
      <text:p text:style-name="P4">
Damage at hospital in Kherson as result of Russian shelling this morning</text:p>
      <text:p text:style-name="P4">
<draw:frame draw:style-name="fr1" draw:name="Image63" text:anchor-type="as-char" svg:width="6.9236in" svg:height="9.262341in" draw:z-index="0">
<draw:image xlink:href="../Images/liveuamap/2023-04-10T03-46-00/22555005_0.jpg" xlink:type="simple" xlink:show="embed" xlink:actuate="onLoad" draw:mime-type="image/jpeg"/>
</draw:frame>
<draw:frame draw:style-name="fr1" draw:name="Image64" text:anchor-type="as-char" svg:width="5.625in" svg:height="10.0in" draw:z-index="0">
<draw:image xlink:href="../Images/liveuamap/2023-04-10T03-46-00/22555005_1.jpg" xlink:type="simple" xlink:show="embed" xlink:actuate="onLoad" draw:mime-type="image/jpeg"/>
</draw:frame>
</text:p>
      <text:p text:style-name="P4">
News Collection Link: <text:a xlink:type="simple" xlink:href="https://liveuamap.com/en/2023/10-april-damage-at-hospital-in-kherson-as-result-of-russian" text:style-name="Internet_20_link" text:visited-style-name="Visited_20_Internet_20_Link">
https://liveuamap.com/en/2023/10-april-damage-at-hospital-in-kherson-as-result-of-russian</text:a>
</text:p>
      <text:p text:style-name="P4">
Source: <text:a xlink:type="simple" xlink:href="https://t.me/hueviyherson/37752" text:style-name="Internet_20_link" text:visited-style-name="Visited_20_Internet_20_Link">
https://t.me/hueviyherson/37752</text:a>
</text:p>
      <!--NEWS-->
      <text:h text:style-name="P10" text:outline-level="1">
<text:span text:style-name="T4">
Zaporizka Oblast(10:01). Red Alert: aerial threat. Sirens sounding. Take cover now!</text:span>
</text:h>
      <text:p text:style-name="P4">
Authors: liveuamap (Language: en)</text:p>
      <text:p text:style-name="P4">
Time: 2023-04-10T04:02:00</text:p>
      <text:p text:style-name="P4">
Location: Zaporizka Oblast (Latitude:47.612021 Longtitude:35.765261)</text:p>
      <text:p text:style-name="P4">
Videos: []</text:p>
      <text:p text:style-name="P4">
Images: []</text:p>
      <text:p text:style-name="P4">
Tags: ["Europe", "Central and Eastern Europe"]</text:p>
      <text:p text:style-name="P4">
ID: 22555004</text:p>
      <!--METADATA-->
      <text:p text:style-name="P4">
Zaporizka Oblast(10:01). Red Alert: aerial threat. Sirens sounding. Take covernow!</text:p>
      <text:p text:style-name="P4">
News Collection Link: <text:a xlink:type="simple" xlink:href="https://liveuamap.com/en/2023/10-april-zaporizka-oblast1001-red-alert-aeriag" text:style-name="Internet_20_link" text:visited-style-name="Visited_20_Internet_20_Link">
https://liveuamap.com/en/2023/10-april-zaporizka-oblast1001-red-alert-aeriag</text:a>
</text:p>
      <text:p text:style-name="P4">
Source: <text:a xlink:type="simple" xlink:href="https://t.me/air_alert_ua/42846" text:style-name="Internet_20_link" text:visited-style-name="Visited_20_Internet_20_Link">
https://t.me/air_alert_ua/42846</text:a>
</text:p>
      <!--NEWS-->
      <text:h text:style-name="P10" text:outline-level="1">
<text:span text:style-name="T4">
At Sivershchyna and Slobozhanschyna directions Russian army shelled Yasna Polyana and Hremyac...</text:span>
</text:h>
      <text:p text:style-name="P4">
Authors: liveuamap (Language: en)</text:p>
      <text:p text:style-name="P4">
Time: 2023-04-10T04:48:00</text:p>
      <text:p text:style-name="P4">
Location: Vovchansk (Latitude:50.01447 Longtitude:37.91845)</text:p>
      <text:p text:style-name="P4">
Videos: []</text:p>
      <text:p text:style-name="P4">
Images: []</text:p>
      <text:p text:style-name="P4">
Tags: ["Russia"]</text:p>
      <text:p text:style-name="P4">
ID: 22555050</text:p>
      <!--METADATA-->
      <text:p text:style-name="P4">
At Sivershchyna and Slobozhanschyna directions Russian army shelled YasnaPolyana and Hremyach of Chernihiv region; Baranivka, Volfyne, Zapsillya andPopivka of Sumy region, also Veterynarne, Kozacha Lopan, Mala Danylivka,Hatysche, Ustynivka, Milove, Velykyy Burluk and Topoli of Kharkiv region, -General Staff of Armed Forces of Ukraine says in the morning report</text:p>
      <text:p text:style-name="P4">
News Collection Link: <text:a xlink:type="simple" xlink:href="https://liveuamap.com/en/2023/10-april-at-sivershchyna-and-slobozhanschyna-directions-russian" text:style-name="Internet_20_link" text:visited-style-name="Visited_20_Internet_20_Link">
https://liveuamap.com/en/2023/10-april-at-sivershchyna-and-slobozhanschyna-directions-russian</text:a>
</text:p>
      <text:p text:style-name="P4">
Source: <text:a xlink:type="simple" xlink:href="https://t.me/lumsrc/4454" text:style-name="Internet_20_link" text:visited-style-name="Visited_20_Internet_20_Link">
https://t.me/lumsrc/4454</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0T05:04:05</text:p>
      <text:p text:style-name="P4">
Location: Marinka, Donetsk Oblast (Latitude:47.94395 Longtitude:37.50097)</text:p>
      <text:p text:style-name="P4">
Videos: []</text:p>
      <text:p text:style-name="P4">
Images: []</text:p>
      <text:p text:style-name="P4">
Tags: ["Russia"]</text:p>
      <text:p text:style-name="P4">
ID: 22555036</text:p>
      <!--METADATA-->
      <text:p text:style-name="P4">
Russian forces conducting offensive actions at Lyman, Bakhmut, Avdiivka andMaryinka directions. Ukrainian military repelled 58 Russian attacks. Russianforces attempting to advance near Dibrova, Bakhmut, Bohdanivka and Khromove,Novokalynove, Berdychi, Avdiyivka, Syeverne, Vodyane and Maryinka, - GeneralStaff of Armed Forces of Ukraine says in the morning report</text:p>
      <text:p text:style-name="P4">
News Collection Link: <text:a xlink:type="simple" xlink:href="https://liveuamap.com/en/2023/10-april-russian-forces-conducting-offensive-actions-at-lyman" text:style-name="Internet_20_link" text:visited-style-name="Visited_20_Internet_20_Link">
https://liveuamap.com/en/2023/10-april-russian-forces-conducting-offensive-actions-at-lyman</text:a>
</text:p>
      <text:p text:style-name="P4">
Source: <text:a xlink:type="simple" xlink:href="https://t.me/lumsrc/4461" text:style-name="Internet_20_link" text:visited-style-name="Visited_20_Internet_20_Link">
https://t.me/lumsrc/4461</text:a>
</text:p>
      <!--NEWS-->
      <text:h text:style-name="P10" text:outline-level="1">
<text:span text:style-name="T4">
Sumska Oblast, Chernihivska Oblast(11:27). Red Alert: aerial threat. Sirens sounding. Take co...</text:span>
</text:h>
      <text:p text:style-name="P4">
Authors: liveuamap (Language: en)</text:p>
      <text:p text:style-name="P4">
Time: 2023-04-10T05:30:00</text:p>
      <text:p text:style-name="P4">
Location: Sumska Oblast (Latitude:51.00000000 Longtitude:34.00000000)</text:p>
      <text:p text:style-name="P4">
Videos: []</text:p>
      <text:p text:style-name="P4">
Images: []</text:p>
      <text:p text:style-name="P4">
Tags: ["Europe", "Central and Eastern Europe"]</text:p>
      <text:p text:style-name="P4">
ID: 22555051</text:p>
      <!--METADATA-->
      <text:p text:style-name="P4">
Sumska Oblast, Chernihivska Oblast(11:27). Red Alert: aerial threat. Sirenssounding. Take cover now!</text:p>
      <text:p text:style-name="P4">
News Collection Link: <text:a xlink:type="simple" xlink:href="https://liveuamap.com/en/2023/10-april-sumska-oblast-chernihivska-oblast112g" text:style-name="Internet_20_link" text:visited-style-name="Visited_20_Internet_20_Link">
https://liveuamap.com/en/2023/10-april-sumska-oblast-chernihivska-oblast112g</text:a>
</text:p>
      <text:p text:style-name="P4">
Source: <text:a xlink:type="simple" xlink:href="https://t.me/air_alert_ua/42850" text:style-name="Internet_20_link" text:visited-style-name="Visited_20_Internet_20_Link">
https://t.me/air_alert_ua/42850</text:a>
</text:p>
      <!--NEWS-->
      <text:h text:style-name="P10" text:outline-level="1">
<text:span text:style-name="T4">
Sumska Oblast(12:18). Red Alert: aerial threat. Sirens sounding. Take cover now!</text:span>
</text:h>
      <text:p text:style-name="P4">
Authors: liveuamap (Language: en)</text:p>
      <text:p text:style-name="P4">
Time: 2023-04-10T06:20:00</text:p>
      <text:p text:style-name="P4">
Location: Sumska Oblast (Latitude:51.0008 Longtitude:33.9989)</text:p>
      <text:p text:style-name="P4">
Videos: []</text:p>
      <text:p text:style-name="P4">
Images: []</text:p>
      <text:p text:style-name="P4">
Tags: ["Europe", "Central and Eastern Europe"]</text:p>
      <text:p text:style-name="P4">
ID: 22555063</text:p>
      <!--METADATA-->
      <text:p text:style-name="P4">
Sumska Oblast(12:18). Red Alert: aerial threat. Sirens sounding. Take covernow!</text:p>
      <text:p text:style-name="P4">
News Collection Link: <text:a xlink:type="simple" xlink:href="https://liveuamap.com/en/2023/10-april-sumska-oblast1218-red-alert-aerial-tg" text:style-name="Internet_20_link" text:visited-style-name="Visited_20_Internet_20_Link">
https://liveuamap.com/en/2023/10-april-sumska-oblast1218-red-alert-aerial-tg</text:a>
</text:p>
      <text:p text:style-name="P4">
Source: <text:a xlink:type="simple" xlink:href="https://t.me/air_alert_ua/42853" text:style-name="Internet_20_link" text:visited-style-name="Visited_20_Internet_20_Link">
https://t.me/air_alert_ua/42853</text:a>
</text:p>
      <!--NEWS-->
      <text:h text:style-name="P10" text:outline-level="1">
<text:span text:style-name="T4">
Donetsk Oblast(13:57). Red Alert: aerial threat. Sirens sounding. Take cover now!</text:span>
</text:h>
      <text:p text:style-name="P4">
Authors: liveuamap (Language: en)</text:p>
      <text:p text:style-name="P4">
Time: 2023-04-10T07:59:00</text:p>
      <text:p text:style-name="P4">
Location: Donetsk Oblast (Latitude:48.72689 Longtitude:37.57771)</text:p>
      <text:p text:style-name="P4">
Videos: []</text:p>
      <text:p text:style-name="P4">
Images: []</text:p>
      <text:p text:style-name="P4">
Tags: ["Europe", "Central and Eastern Europe"]</text:p>
      <text:p text:style-name="P4">
ID: 22555072</text:p>
      <!--METADATA-->
      <text:p text:style-name="P4">
Donetsk Oblast(13:57). Red Alert: aerial threat. Sirens sounding. Take covernow!</text:p>
      <text:p text:style-name="P4">
News Collection Link: <text:a xlink:type="simple" xlink:href="https://liveuamap.com/en/2023/10-april-donetsk-oblast1357-red-alert-aerial-g" text:style-name="Internet_20_link" text:visited-style-name="Visited_20_Internet_20_Link">
https://liveuamap.com/en/2023/10-april-donetsk-oblast1357-red-alert-aerial-g</text:a>
</text:p>
      <text:p text:style-name="P4">
Source: <text:a xlink:type="simple" xlink:href="https://t.me/air_alert_ua/42855" text:style-name="Internet_20_link" text:visited-style-name="Visited_20_Internet_20_Link">
https://t.me/air_alert_ua/42855</text:a>
</text:p>
      <!--NEWS-->
      <text:h text:style-name="P10" text:outline-level="1">
<text:span text:style-name="T4">
100 Ukrainian servicemen were released from Russian captivity</text:span>
</text:h>
      <text:p text:style-name="P4">
Authors: liveuamap (Language: en)</text:p>
      <text:p text:style-name="P4">
Time: 2023-04-10T09:42:09</text:p>
      <text:p text:style-name="P4">
Location: Kam'yans'ke,Zaporiz'ka oblast (Latitude:47.55151 Longtitude:35.3619)</text:p>
      <text:p text:style-name="P4">
Videos: []</text:p>
      <text:p text:style-name="P4">
Images: ["<text:a xlink:type="simple" xlink:href="https://liveuamap.com/pics/2023/04/10/22555074_1.jpg" text:style-name="Internet_20_link" text:visited-style-name="Visited_20_Internet_20_Link">
22555074_1.jpg</text:a>
", "<text:a xlink:type="simple" xlink:href="https://liveuamap.com/pics/2023/04/10/22555074_2.jpg" text:style-name="Internet_20_link" text:visited-style-name="Visited_20_Internet_20_Link">
22555074_2.jpg</text:a>
"]</text:p>
      <text:p text:style-name="P4">
Tags: ["Europe", "Central and Eastern Europe"]</text:p>
      <text:p text:style-name="P4">
ID: 22555074</text:p>
      <!--METADATA-->
      <text:p text:style-name="P4">
100 Ukrainian servicemen were released from Russian captivity</text:p>
      <text:p text:style-name="P4">
<draw:frame draw:style-name="fr1" draw:name="Image65" text:anchor-type="as-char" svg:width="6.9236in" svg:height="3.90318in" draw:z-index="0">
<draw:image xlink:href="../Images/liveuamap/2023-04-10T09-42-09/22555074_1.jpg" xlink:type="simple" xlink:show="embed" xlink:actuate="onLoad" draw:mime-type="image/jpeg"/>
</draw:frame>
<draw:frame draw:style-name="fr1" draw:name="Image66" text:anchor-type="as-char" svg:width="6.9236in" svg:height="3.894525in" draw:z-index="0">
<draw:image xlink:href="../Images/liveuamap/2023-04-10T09-42-09/22555074_2.jpg" xlink:type="simple" xlink:show="embed" xlink:actuate="onLoad" draw:mime-type="image/jpeg"/>
</draw:frame>
</text:p>
      <text:p text:style-name="P4">
News Collection Link: <text:a xlink:type="simple" xlink:href="https://liveuamap.com/en/2023/10-april-100-ukrainian-servicemen-were-released-from-russian" text:style-name="Internet_20_link" text:visited-style-name="Visited_20_Internet_20_Link">
https://liveuamap.com/en/2023/10-april-100-ukrainian-servicemen-were-released-from-russian</text:a>
</text:p>
      <text:p text:style-name="P4">
Source: <text:a xlink:type="simple" xlink:href="https://t.me/hromadske_ua/31391" text:style-name="Internet_20_link" text:visited-style-name="Visited_20_Internet_20_Link">
https://t.me/hromadske_ua/31391</text:a>
</text:p>
      <!--NEWS-->
      <text:h text:style-name="P10" text:outline-level="1">
<text:span text:style-name="T4">
У бібліотеках Німеччини з'явилася українська дитяча література</text:span>
</text:h>
      <text:p text:style-name="P4">
Authors: Ukrinform (Person)</text:p>
      <text:p text:style-name="P4">
Publisher: Укринформ (Organization)</text:p>
      <text:p text:style-name="P4">
Published Time: 2023-04-10T14:32:00+03:00</text:p>
      <text:p text:style-name="P4">
Modified Time: 2023-04-10T14:32:00+03:00</text:p>
      <text:p text:style-name="P4">
Description: У бібліотеках німецьких міст Філлінгену-Швенінгену та Фрайбургу з'явилася українська дитяча література в рамках акції «Українським дітям – українську книгу». — Укрінформ.</text:p>
      <text:p text:style-name="P4">
Images: ["<text:a xlink:type="simple" xlink:href="https://static.ukrinform.com/photos/2023_04/thumb_files/630_360_1681126319-794.jpg" text:style-name="Internet_20_link" text:visited-style-name="Visited_20_Internet_20_Link">
630_360_16811...</text:a>
"]</text:p>
      <text:p text:style-name="P4">
Tags: ['Бібліотека', 'Діти', 'Література', 'Німеччина']</text:p>
      <text:p text:style-name="P4">
Type: Article</text:p>
      <!--METADATA-->
      <text:p text:style-name="P4">
<draw:frame draw:style-name="fr1" draw:name="Image67" text:anchor-type="as-char" svg:width="6.9236in" svg:height="3.956343in" draw:z-index="0">
<draw:image xlink:href="../Images/yкринформ/2023-04-10T14-32-00-03-00/630_360_1681126319-794.jpg" xlink:type="simple" xlink:show="embed" xlink:actuate="onLoad" draw:mime-type="image/jpeg"/>
</draw:frame>
 Убібліотеках німецьких міст Філлінгену-Швенінгену та Фрайбургу з'явиласяукраїнська дитяча література в рамках акції «Українським дітям – українськукнигу».</text:p>
      <text:p text:style-name="P4">
Як передає Укрінформ, про це повідомляє пресслужба Міністерства культури таінформаційної політики в <text:a xlink:type="simple" xlink:href="https://t.me/mkipu/5516" text:style-name="Internet_20_link" text:visited-style-name="Visited_20_Internet_20_Link">
 </text:a>
 .</text:p>
      <text:p text:style-name="P4">
"Акція «Українським дітям – українську книгу» продовжує подорожувати світом.Цього разу якісна література українською – у <text:a xlink:type="simple" xlink:href="https://www.ukrinform.ua/tag-nimeccina" text:style-name="Internet_20_link" text:visited-style-name="Visited_20_Internet_20_Link">
 </text:a>
 . Тепер українці, які вимушено тут проживають, зможуть читатикнижки рідною мовою. Книжки доїхали за сприяння адміністрацій міст, якіспівпрацюють з українськими волонтерами, депутатами щодо покращення рівняжиття українців Шварцвальду", - йдеться у повідомленні.</text:p>
      <text:p text:style-name="P4">
<text:span text:style-name="T4">
Читайте також:</text:span>
 <text:a xlink:type="simple" xlink:href="https://www.ukrinform.ua/rubric-diaspora/3692260-u-budapesti-vidbulosa-vidkritta-ukrainskoi-knizkovoi-policki.html" text:style-name="Internet_20_link" text:visited-style-name="Visited_20_Internet_20_Link">
 </text:a>
</text:p>
      <text:p text:style-name="P4">
Як повідомлялося, благодійна акція «Українським дітям – українську книгу»започаткована Держкомтелерадіо спільно з Офісом Президента та МКІП у березні2022 року. Її мета – безкоштовне забезпечення дітей, які були змушеніпереселитися через війну росії проти України, підручниками, навчальнимипосібниками, художньою літературою.</text:p>
      <text:p text:style-name="P4">
<text:span text:style-name="T5">
Фото: МКІП</text:span>
</text:p>
      <text:p text:style-name="P4">
Source: <text:a xlink:type="simple" xlink:href="https://www.ukrinform.ua/rubric-culture/3693938-u-bibliotekah-nimeccini-zavilasa-ukrainska-ditaca-literatura.html" text:style-name="Internet_20_link" text:visited-style-name="Visited_20_Internet_20_Link">
https://www.ukrinform.ua/rubric-culture/3693938-u-bibliotekah-nimeccini-zavilasa-ukrainska-ditaca-literatura.html</text:a>
</text:p>
      <!--NEWS-->
      <text:h text:style-name="P10" text:outline-level="1">
<text:span text:style-name="T4">
Суд переніс розгляд апеляції митрополита Павла на 21 квітня</text:span>
</text:h>
      <text:p text:style-name="P4">
Authors: Ukrinform (Person)</text:p>
      <text:p text:style-name="P4">
Publisher: Укринформ (Organization)</text:p>
      <text:p text:style-name="P4">
Published Time: 2023-04-10T15:46:00+03:00</text:p>
      <text:p text:style-name="P4">
Modified Time: 2023-04-10T15:46:00+03:00</text:p>
      <text:p text:style-name="P4">
Description: Київський апеляційний суд переніс розгляд апеляції на обрання запобіжного заходу митрополиту Української православної церкви московського патріархату Павлу у вигляді домашнього арешту на 21 квітня. — Укрінформ.</text:p>
      <text:p text:style-name="P4">
Images: ["<text:a xlink:type="simple" xlink:href="https://static.ukrinform.com/photos/2023_04/thumb_files/630_360_1680434107-377.jpg" text:style-name="Internet_20_link" text:visited-style-name="Visited_20_Internet_20_Link">
630_360_16804...</text:a>
"]</text:p>
      <text:p text:style-name="P4">
Tags: ['Суд', 'Київська Лавра', 'Апеляція', 'Митрополит УПЦ МП Павло']</text:p>
      <text:p text:style-name="P4">
Type: Article</text:p>
      <!--METADATA-->
      <text:p text:style-name="P4">
<draw:frame draw:style-name="fr1" draw:name="Image68" text:anchor-type="as-char" svg:width="6.9236in" svg:height="3.956343in" draw:z-index="0">
<draw:image xlink:href="../Images/yкринформ/2023-04-10T15-46-00-03-00/630_360_1680434107-377.jpg" xlink:type="simple" xlink:show="embed" xlink:actuate="onLoad" draw:mime-type="image/jpeg"/>
</draw:frame>
 Київськийапеляційний суд переніс розгляд апеляції на обрання запобіжного заходумитрополиту Української православної церкви московського патріархату Павлу увигляді домашнього арешту на 21 квітня.</text:p>
      <text:p text:style-name="P4">
Про це Укрінформу повідомили у пресслужбі суду.</text:p>
      <text:p text:style-name="P4">
“(Засідання перенесли — ред.) на 21 квітня на 12-ту годину”, - поінформували упресслужбі.</text:p>
      <text:p text:style-name="P4">
Раніше у Київському апеляційному суді <text:a xlink:type="simple" xlink:href="https://www.kas.gov.ua/CourtPortal.WebSite/Home/Sprava/51153465234" text:style-name="Internet_20_link" text:visited-style-name="Visited_20_Internet_20_Link">
</text:a>
 , що розгляд цієїапеляції був призначений на 10 квітня.</text:p>
      <text:p text:style-name="P4">
<text:span text:style-name="T4">
Читайте також:</text:span>
 <text:a xlink:type="simple" xlink:href="https://www.ukrinform.ua/rubric-society/3692853-zahist-mitropolita-upc-mp-pavla-podav-apelaciu-na-domasnij-arest.html" text:style-name="Internet_20_link" text:visited-style-name="Visited_20_Internet_20_Link">
 <text:span text:style-name="T4">
Павла</text:span>
 </text:a>
</text:p>
      <text:p text:style-name="P4">
Як повідомлялося, 1 квітня Шевченківський районний суд Києва обрав запобіжнийзахід наміснику Києво-Печерської лаври митрополиту Української православноїцеркви московського патріархату Павлу у вигляді цілодобового домашнього арештуна 60 діб.</text:p>
      <text:p text:style-name="P4">
Адвокат Павла Микита Чекман подав апеляційну скаргу на обрання його клієнтузапобіжного заходу у вигляді домашнього арешту.</text:p>
      <text:p text:style-name="P4">
Служба безпеки України вранці 1 квітня вручила підозру наміснику <text:a xlink:type="simple" xlink:href="https://www.ukrinform.ua/tag-kiivska-lavra" text:style-name="Internet_20_link" text:visited-style-name="Visited_20_Internet_20_Link">
</text:a>
 митрополиту Українськоїправославної церкви (московського патріархату) Павлу (Лебедю). У його будинкупровели обшуки.</text:p>
      <text:p text:style-name="P4">
<text:span text:style-name="T4">
Читайте також:</text:span>
 <text:a xlink:type="simple" xlink:href="https://www.ukrinform.ua/rubric-society/3690557-sud-zaparkuvav-mersedes-na-dva-misaci-reakcia-socmerez-na-arest-mitropolita-upc-mp-pavla.html" text:style-name="Internet_20_link" text:visited-style-name="Visited_20_Internet_20_Link">
 </text:a>
</text:p>
      <text:p text:style-name="P4">
Підозрюваному інкримінується порушення рівноправності громадян залежно від їхрасової, національної, регіональної належності, релігійних переконань тавиправдовування, заперечення збройної агресії рф проти України, глорифікаціяучасників агресії.</text:p>
      <text:p text:style-name="P4">
Source: <text:a xlink:type="simple" xlink:href="https://www.ukrinform.ua/rubric-society/3693974-sud-perenis-rozglad-apelacii-mitropolita-pavla-na-21-kvitna.html" text:style-name="Internet_20_link" text:visited-style-name="Visited_20_Internet_20_Link">
https://www.ukrinform.ua/rubric-society/3693974-sud-perenis-rozglad-apelacii-mitropolita-pavla-na-21-kvitna.html</text:a>
</text:p>
      <!--NEWS-->
      <text:h text:style-name="P10" text:outline-level="1">
<text:span text:style-name="T4">
У Харкові на Великдень закриють всі кладовища</text:span>
</text:h>
      <text:p text:style-name="P4">
Authors: Ukrinform (Person)</text:p>
      <text:p text:style-name="P4">
Publisher: Укринформ (Organization)</text:p>
      <text:p text:style-name="P4">
Published Time: 2023-04-10T15:52:59+03:00</text:p>
      <text:p text:style-name="P4">
Modified Time: 2023-04-10T15:52:59+03:00</text:p>
      <text:p text:style-name="P4">
Description: У Харкові на Великдень будуть закриті для відвідування всі кладовища. — Укрінформ.</text:p>
      <text:p text:style-name="P4">
Images: ["<text:a xlink:type="simple" xlink:href="https://static.ukrinform.com/photos/2023_04/thumb_files/630_360_1681130981-693.jpg" text:style-name="Internet_20_link" text:visited-style-name="Visited_20_Internet_20_Link">
630_360_16811...</text:a>
", "<text:a xlink:type="simple" xlink:href="https://static.ukrinform.com/photos/2023_04/1681130981-265.jpg" text:style-name="Internet_20_link" text:visited-style-name="Visited_20_Internet_20_Link">
1681130981-26...</text:a>
"]</text:p>
      <text:p text:style-name="P4">
Tags: ['Великдень', 'Кладовище', 'Війна з росією']</text:p>
      <text:p text:style-name="P4">
Type: Article</text:p>
      <!--METADATA-->
      <text:p text:style-name="P4">
<draw:frame draw:style-name="fr1" draw:name="Image69" text:anchor-type="as-char" svg:width="6.9236in" svg:height="3.956343in" draw:z-index="0">
<draw:image xlink:href="../Images/yкринформ/2023-04-10T15-52-59-03-00/630_360_1681130981-693.jpg" xlink:type="simple" xlink:show="embed" xlink:actuate="onLoad" draw:mime-type="image/jpeg"/>
</draw:frame>
 У Харковіна Великдень будуть закриті для відвідування всі кладовища.</text:p>
      <text:p text:style-name="P4">
Про це повідомила пресслужба Харківської міської ради в <text:a xlink:type="simple" xlink:href="http://t.me/citykharkivua/28773" text:style-name="Internet_20_link" text:visited-style-name="Visited_20_Internet_20_Link">
</text:a>
 з посиланням на рішення КП «Ритуал»,передає Укрінформ.</text:p>
      <text:p text:style-name="P4">
<draw:frame draw:style-name="fr1" draw:name="Image70" text:anchor-type="as-char" svg:width="6.9236in" svg:height="4.949092in" draw:z-index="0">
<draw:image xlink:href="../Images/yкринформ/2023-04-10T15-52-59-03-00/1681130981-265.jpg" xlink:type="simple" xlink:show="embed" xlink:actuate="onLoad" draw:mime-type="image/jpeg"/>
</draw:frame>
</text:p>
      <text:p text:style-name="P4">
«Усі кладовища у місті <text:a xlink:type="simple" xlink:href="https://www.ukrinform.ua/tag-harkiv" text:style-name="Internet_20_link" text:visited-style-name="Visited_20_Internet_20_Link">
 </text:a>
 будуть закритідля відвідування на Великдень,16 квітня. Відповідне рішення було ухвалене зметою уникнення провокацій з боку ворога та убезпечення громадян віднепередбачуваних ракетних атак», - сказано у повідомленні.</text:p>
      <text:p text:style-name="P4">
<text:span text:style-name="T4">
Читайте також:</text:span>
 <text:a xlink:type="simple" xlink:href="https://www.ukrinform.ua/rubric-regions/3693902-na-kiivsini-komendantska-godina-na-velikden-lisaetsa-bez-zmin.html" text:style-name="Internet_20_link" text:visited-style-name="Visited_20_Internet_20_Link">
 <text:span text:style-name="T4">
Великдень</text:span>
 </text:a>
</text:p>
      <text:p text:style-name="P4">
За інформацією міськради, під час великодніх та поминальних днів територіяхарківських кладовищ патрулюватиметься співробітниками поліції. Такожполіцейські чергуватимуть на цвинтарях, вхід на які закритий для відвідуваннячерез можливу наявність вибухонебезпечних предметів. Це міське кладовище №15(вул. Володі Дубиніна), №16 (селище Кулиничі, вул. Сьомої Гвардійської Армії)та №17 (вул. Курочкіна Гора, 1).</text:p>
      <text:p text:style-name="P4">
<text:span text:style-name="T4">
Читайте також:</text:span>
 <text:a xlink:type="simple" xlink:href="https://www.ukrinform.ua/rubric-ato/3693939-ignat-pro-mozlivist-raketnih-obstriliv-na-velikden-oznaki-pidgotovki-e-zavzdi.html" text:style-name="Internet_20_link" text:visited-style-name="Visited_20_Internet_20_Link">
 <text:span text:style-name="T4">
Великдень</text:span>
 </text:a>
</text:p>
      <text:p text:style-name="P4">
Як повідомлялося, на Харківщині через мінну небезпеку <text:a xlink:type="simple" xlink:href="https://www.ukrinform.ua/rubric-regions/3692487-na-harkivsini-zaboronili-vidviduvati-ponad-750-kladovis.html" text:style-name="Internet_20_link" text:visited-style-name="Visited_20_Internet_20_Link">
</text:a>
 відвідування більш як 750 кладовищ.</text:p>
      <text:p text:style-name="P4">
Source: <text:a xlink:type="simple" xlink:href="https://www.ukrinform.ua/rubric-regions/3693976-u-harkovi-na-velikden-zakriut-vsi-kladovisa.html" text:style-name="Internet_20_link" text:visited-style-name="Visited_20_Internet_20_Link">
https://www.ukrinform.ua/rubric-regions/3693976-u-harkovi-na-velikden-zakriut-vsi-kladovisa.html</text:a>
</text:p>
      <!--NEWS-->
      <text:h text:style-name="P10" text:outline-level="1">
<text:span text:style-name="T4">
Статус переселенця мають 4,8 мільйона українців, серед них 1 мільйон дітей – Верещук</text:span>
</text:h>
      <text:p text:style-name="P4">
Authors: Ukrinform (Person)</text:p>
      <text:p text:style-name="P4">
Publisher: Укринформ (Organization)</text:p>
      <text:p text:style-name="P4">
Published Time: 2023-04-10T15:53:53+03:00</text:p>
      <text:p text:style-name="P4">
Modified Time: 2023-04-10T15:53:53+03:00</text:p>
      <text:p text:style-name="P4">
Description: В Україні офіційно статус внутрішньо переміщених осіб (ВПО) мають 4,8 млн громадян, 1 мільйон з яких - діти. — Укрінформ.</text:p>
      <text:p text:style-name="P4">
Images: ["<text:a xlink:type="simple" xlink:href="https://static.ukrinform.com/photos/2023_01/thumb_files/630_360_1673897824-865.png" text:style-name="Internet_20_link" text:visited-style-name="Visited_20_Internet_20_Link">
630_360_16738...</text:a>
"]</text:p>
      <text:p text:style-name="P4">
Tags: ['Переселенці', 'Верещук', 'Єдині новини']</text:p>
      <text:p text:style-name="P4">
Type: Article</text:p>
      <!--METADATA-->
      <text:p text:style-name="P4">
<draw:frame draw:style-name="fr1" draw:name="Image71" text:anchor-type="as-char" svg:width="6.9236in" svg:height="3.956343in" draw:z-index="0">
<draw:image xlink:href="../Images/yкринформ/2023-04-10T15-53-53-03-00/630_360_1673897824-865.png" xlink:type="simple" xlink:show="embed" xlink:actuate="onLoad" draw:mime-type="image/png"/>
</draw:frame>
 В Україніофіційно статус внутрішньо переміщених осіб (ВПО) мають 4,8 млн громадян, 1мільйон з яких - діти.</text:p>
      <text:p text:style-name="P4">
Про це віцепрем'єр-міністр - міністр з питань реінтеграції тимчасовоокупованих територій Ірина Верещук сказала в ефірі телемарафону «Єдиніновини», передає Укрінформ.</text:p>
      <text:p text:style-name="P4">
«Станом на 10 квітня, 4,8 млн зареєстрованих внутрішньо переміщених осіб.Усього ж майже 7 млн. До речі, з цих 4,8 млн ми обліковуємо 1 млн 100 тис.людей з тих, хто став ВПО двічі. Тобто, люди виїхали із Донецької таЛуганської областей, переселилися десь ближче та жили, наприклад, у Харкові чидесь на Донеччині, і зараз вдруге переїжджають», - сказала Верещук.</text:p>
      <text:p text:style-name="P4">
За її словами, поки що у влади немає можливості окремо виділили цю групуукраїнців. «Має бути окрема державна програма. Я обов’язково ініціюю розробкутакої програми, бо розумію, наскільки це важливо для людей», - додалавіцепрем'єр-міністр.</text:p>
      <text:p text:style-name="P4">
Верещук зазначила, що отримання статусу ВПО не обов'язкове. Кожен має правосам вирішувати, чи потрібна йому така довідка.</text:p>
      <text:p text:style-name="P4">
<text:span text:style-name="T4">
Читайте також:</text:span>
 <text:a xlink:type="simple" xlink:href="https://www.ukrinform.ua/rubric-society/3693615-avstria-prodovzila-diu-posvidcen-bizencam-z-ukraini.html" text:style-name="Internet_20_link" text:visited-style-name="Visited_20_Internet_20_Link">
 </text:a>
</text:p>
      <text:p text:style-name="P4">
Як повідомляв <text:a xlink:type="simple" xlink:href="https://www.ukrinform.ua/rubric-society/3692935-kabmin-shvaliv-strategiu-derzpolitiki-sodo-vnutrisnogo-peremisenna-do-2025-roku.html" text:style-name="Internet_20_link" text:visited-style-name="Visited_20_Internet_20_Link">
 </text:a>
, Кабінет Міністрів 7 квітня схвалив Стратегію державної політики щодовнутрішнього переміщення на період до 2025 року, а також відповіднийопераційний план. Нею передбачена державна підтримка ВПО на всіх етапах – відевакуації, у процесі соціальної адаптації на новому місці й до моментуповернення до місця постійного проживання.</text:p>
      <text:p text:style-name="P4">
Source: <text:a xlink:type="simple" xlink:href="https://www.ukrinform.ua/rubric-society/3693977-status-pereselenca-maut-48-miljona-ukrainciv-sered-nih-1-miljon-ditej-veresuk.html" text:style-name="Internet_20_link" text:visited-style-name="Visited_20_Internet_20_Link">
https://www.ukrinform.ua/rubric-society/3693977-status-pereselenca-maut-48-miljona-ukrainciv-sered-nih-1-miljon-ditej-veresuk.html</text:a>
</text:p>
      <!--NEWS-->
      <text:h text:style-name="P10" text:outline-level="1">
<text:span text:style-name="T4">
Радуцький вважає, медико-соціальні експертні комісії у нинішньому вигляді мають припинити існування</text:span>
</text:h>
      <text:p text:style-name="P4">
Authors: Ukrinform (Person)</text:p>
      <text:p text:style-name="P4">
Publisher: Укринформ (Organization)</text:p>
      <text:p text:style-name="P4">
Published Time: 2023-04-10T15:54:00+03:00</text:p>
      <text:p text:style-name="P4">
Modified Time: 2023-04-10T15:54:00+03:00</text:p>
      <text:p text:style-name="P4">
Description: Медико-соціальні експертні комісії у нинішньому вигляді мають припинити своє існування. — Укрінформ.</text:p>
      <text:p text:style-name="P4">
Images: ["<text:a xlink:type="simple" xlink:href="https://static.ukrinform.com/photos/2023_04/thumb_files/630_360_1681118168-359.jpg" text:style-name="Internet_20_link" text:visited-style-name="Visited_20_Internet_20_Link">
630_360_16811...</text:a>
"]</text:p>
      <text:p text:style-name="P4">
Tags: ['Реформа', 'Радуцький', 'МСЕК']</text:p>
      <text:p text:style-name="P4">
Type: Article</text:p>
      <!--METADATA-->
      <text:p text:style-name="P4">
<draw:frame draw:style-name="fr1" draw:name="Image72" text:anchor-type="as-char" svg:width="6.9236in" svg:height="3.956343in" draw:z-index="0">
<draw:image xlink:href="../Images/yкринформ/2023-04-10T15-54-00-03-00/630_360_1681118168-359.jpg" xlink:type="simple" xlink:show="embed" xlink:actuate="onLoad" draw:mime-type="image/jpeg"/>
</draw:frame>
 Медико-соціальні експертні комісії у нинішньому вигляді мають припинити своєіснування.</text:p>
      <text:p text:style-name="P4">
Таку думку голова Комітету Верховної Ради з питань здоров'я нації, медичноїдопомоги та медичного страхування Михайло Радуцький висловив в <text:a xlink:type="simple" xlink:href="https://www.ukrinform.ua/rubric-society/3693842-mihajlo-raduckij-golova-komitetu-vr-z-pitan-zdorova-nacii.html" text:style-name="Internet_20_link" text:visited-style-name="Visited_20_Internet_20_Link">
</text:a>
 .</text:p>
      <text:p text:style-name="P4">
“У нас, окрім військово-лікарських комісій (ВЛК), є ще одна біда під назвоюмедико-соціальна експертна комісія (МСЕК). Нам необхідно провести <text:a xlink:type="simple" xlink:href="https://www.ukrinform.ua/tag-reforma" text:style-name="Internet_20_link" text:visited-style-name="Visited_20_Internet_20_Link">
</text:a>
 , бо це абсурдно, коли людина безкінцівки має раз на рік проходити МСЕК”, - зазначив Радуцький.</text:p>
      <text:p text:style-name="P4">
На його думку, МСЕК – це найбільш корумпована система, яка тільки може бути,тому її необхідно перетворити в дієвіший механізм. “Нинішній МСЕК маєприпинити своє існування. Я вважаю, що це одна з найгірших спадщин РадянськогоСоюзу, яка залишились в Україні”, - підкреслив він.</text:p>
      <text:p text:style-name="P4">
<text:span text:style-name="T4">
Читайте також:</text:span>
 <text:a xlink:type="simple" xlink:href="https://www.ukrinform.ua/rubric-society/3693904-reformuvanna-vijskovolikarskih-komisij-trivatime-maksimum-do-kinca-roku-raduckij.html" text:style-name="Internet_20_link" text:visited-style-name="Visited_20_Internet_20_Link">
 </text:a>
</text:p>
      <text:p text:style-name="P4">
У цьому контексті Радуцький розповів, що для реформування ВЛК та МСЕК створенаробоча група при Кабінеті Міністрів.</text:p>
      <text:p text:style-name="P4">
Як повідомлялося, в Україні нині триває реформа діяльності військово-лікарських комісій.</text:p>
      <text:p text:style-name="P4">
Source: <text:a xlink:type="simple" xlink:href="https://www.ukrinform.ua/rubric-society/3693932-raduckij-vvazae-medikosocialni-ekspertni-komisii-u-ninisnomu-vigladi-maut-pripiniti-isnuvanna.html" text:style-name="Internet_20_link" text:visited-style-name="Visited_20_Internet_20_Link">
https://www.ukrinform.ua/rubric-society/3693932-raduckij-vvazae-medikosocialni-ekspertni-komisii-u-ninisnomu-vigladi-maut-pripiniti-isnuvanna.html</text:a>
</text:p>
      <!--NEWS-->
      <text:h text:style-name="P10" text:outline-level="1">
<text:span text:style-name="T4">
«Лестер» розпочав переговори з Рафаелем Бенітесом - ЗМІ</text:span>
</text:h>
      <text:p text:style-name="P4">
Authors: Ukrinform (Person)</text:p>
      <text:p text:style-name="P4">
Publisher: Укринформ (Organization)</text:p>
      <text:p text:style-name="P4">
Published Time: 2023-04-10T15:57:05+03:00</text:p>
      <text:p text:style-name="P4">
Modified Time: 2023-04-10T15:57:05+03:00</text:p>
      <text:p text:style-name="P4">
Description: Іспанський спеціаліст Рафаель Бенітес може очолити «Лестер». — Укрінформ.</text:p>
      <text:p text:style-name="P4">
Images: ["<text:a xlink:type="simple" xlink:href="https://static.ukrinform.com/photos/2023_04/thumb_files/630_360_1681131340-318.jpg" text:style-name="Internet_20_link" text:visited-style-name="Visited_20_Internet_20_Link">
630_360_16811...</text:a>
"]</text:p>
      <text:p text:style-name="P4">
Tags: ['Футбол', 'АПЛ']</text:p>
      <text:p text:style-name="P4">
Type: Article</text:p>
      <!--METADATA-->
      <text:p text:style-name="P4">
<draw:frame draw:style-name="fr1" draw:name="Image73" text:anchor-type="as-char" svg:width="6.9236in" svg:height="3.956343in" draw:z-index="0">
<draw:image xlink:href="../Images/yкринформ/2023-04-10T15-57-05-03-00/630_360_1681131340-318.jpg" xlink:type="simple" xlink:show="embed" xlink:actuate="onLoad" draw:mime-type="image/jpeg"/>
</draw:frame>
 Іспанськийспеціаліст Рафаель Бенітес може очолити «Лестер».</text:p>
      <text:p text:style-name="P4">
Про це футбольний інсайдет Фабріціо Романо повідомив у <text:a xlink:type="simple" xlink:href="https://twitter.com/FabrizioRomano/status/1645383123998212099" text:style-name="Internet_20_link" text:visited-style-name="Visited_20_Internet_20_Link">
</text:a>
 , передаєУкрінформ.</text:p>
      <text:p text:style-name="P4">
За даними джерела, сторони розпочали перемовини з цього приводу. Раніше в«Лестері» хотіли домовитись з Джессі Маршем, але він відмовився очолитикоманду.</text:p>
      <text:p text:style-name="P4">
Останнім місцем роботи 62-річного Бенітеса був «Евертон». Також він тренував«Далянь Іфан», «Ньюкасл», «Реал», «Наполі», «Челсі», «Інтер», «Ліверпуль»,«Валенсію», «Тенеріфе», «Естремадуру», «Осасуну», «Вальдяолід» та «Реал МадридКастілья».</text:p>
      <text:p text:style-name="P4">
Як тренер він вигравав Лігу чемпіонів, Кубок УЄФА та Лігу Європи, клубнийчемпіонат світу, Суперкубок УЄФА. 2 рази коуч перемагав у чемпіонаті Іспанії з«Валенсією».</text:p>
      <text:p text:style-name="P4">
<text:span text:style-name="T4">
Читайте також:</text:span>
 <text:a xlink:type="simple" xlink:href="https://www.ukrinform.ua/rubric-sports/3693756-ukrainskij-futbolist-kuharevic-zabiv-cergovij-mac-u-cempionati-sotlandii.html" text:style-name="Internet_20_link" text:visited-style-name="Visited_20_Internet_20_Link">
 <text:span text:style-name="T4">
футбол</text:span>
 </text:a>
</text:p>
      <text:p text:style-name="P4">
Як повідомлялося, з посади головного тренера «лисиць» був звільнений БренданРоджерс. Команда займає 19-те місце в АПЛ - 25 очок у 30 матчах.</text:p>
      <text:p text:style-name="P4">
Фото: Getty Images</text:p>
      <text:p text:style-name="P4">
Source: <text:a xlink:type="simple" xlink:href="https://www.ukrinform.ua/rubric-sports/3693980-lester-rozpocav-peregovori-z-rafaelem-benitesom-zmi.html" text:style-name="Internet_20_link" text:visited-style-name="Visited_20_Internet_20_Link">
https://www.ukrinform.ua/rubric-sports/3693980-lester-rozpocav-peregovori-z-rafaelem-benitesom-zmi.html</text:a>
</text:p>
      <!--NEWS-->
      <text:h text:style-name="P10" text:outline-level="1">
<text:span text:style-name="T4">
Церква московського патріархату у Трускавці вирішила перейти до ПЦУ</text:span>
</text:h>
      <text:p text:style-name="P4">
Authors: Ukrinform (Person)</text:p>
      <text:p text:style-name="P4">
Publisher: Укринформ (Organization)</text:p>
      <text:p text:style-name="P4">
Published Time: 2023-04-10T16:02:00+03:00</text:p>
      <text:p text:style-name="P4">
Modified Time: 2023-04-10T16:02:00+03:00</text:p>
      <text:p text:style-name="P4">
Description: Парафія церкви святого Іллі УПЦ МП у Трускавці подала звернення, щоб її прийняли у ПЦУ. — Укрінформ.</text:p>
      <text:p text:style-name="P4">
Images: ["<text:a xlink:type="simple" xlink:href="https://static.ukrinform.com/photos/2023_04/thumb_files/630_360_1681131569-395.jpg" text:style-name="Internet_20_link" text:visited-style-name="Visited_20_Internet_20_Link">
630_360_16811...</text:a>
"]</text:p>
      <text:p text:style-name="P4">
Tags: ['Церква', 'УПЦ МП', 'Трускавець', 'Православна церква України']</text:p>
      <text:p text:style-name="P4">
Type: Article</text:p>
      <!--METADATA-->
      <text:p text:style-name="P4">
<draw:frame draw:style-name="fr1" draw:name="Image74" text:anchor-type="as-char" svg:width="6.9236in" svg:height="3.956343in" draw:z-index="0">
<draw:image xlink:href="../Images/yкринформ/2023-04-10T16-02-00-03-00/630_360_1681131569-395.jpg" xlink:type="simple" xlink:show="embed" xlink:actuate="onLoad" draw:mime-type="image/jpeg"/>
</draw:frame>
 Парафіяцеркви святого Іллі УПЦ МП у Трускавці подала звернення, щоб її прийняли уПЦУ.</text:p>
      <text:p text:style-name="P4">
Про це в <text:a xlink:type="simple" xlink:href="https://t.me/kozytskyy_maksym_official/7679" text:style-name="Internet_20_link" text:visited-style-name="Visited_20_Internet_20_Link">
 </text:a>
 повідомив начальникЛьвівської ОВА Максим Козицький, передає Укрінформ.</text:p>
      <text:p text:style-name="P4">
«Громада вирішила звернутися до митрополита Львівського ПЦУ Макарія (Малетича)з проханням прийняти її в лоно <text:a xlink:type="simple" xlink:href="https://www.ukrinform.ua/tag-pravoslavna-cerkva-ukraini" text:style-name="Internet_20_link" text:visited-style-name="Visited_20_Internet_20_Link">
 </text:a>
 . Окреме звернення до митрополита Макарія з цього ж приводуподав настоятель парафії отець Олег Федак», - написав Козицький.</text:p>
      <text:p text:style-name="P4">
Очільник області зазначив, що перехід до Православної Церкви України парафіяухвалила напередодні, 9 квітня, на зборах релігійної громади.</text:p>
      <text:p text:style-name="P4">
Козицький нагадав, що в Україні церква відокремлена від держави. Томурелігійна громада кожного храму мoсковського патріархату має самостійноухвалити рішення про перехід у ПЦУ.</text:p>
      <text:p text:style-name="P4">
Для цього потрібно, спершу, опитати свою релігійну громаду про бажання бутичастиною ПЦУ. Далі на загальних зборах релігійної громади ухвалити рішення прозміну юрисдикційної приналежності. І на завершення - внести зміни у статут тазареєструвати їх у порядку, встановленому статтею 14 Закону України «Просвободу совісті та релігійних організацій».</text:p>
      <text:p text:style-name="P4">
<text:span text:style-name="T4">
Читайте також:</text:span>
 <text:a xlink:type="simple" xlink:href="https://www.ukrinform.ua/rubric-regions/3693918-na-hmelniccini-zareestruvali-statuti-se-sesti-religijnih-gromad-aki-perejsli-do-pcu.html" text:style-name="Internet_20_link" text:visited-style-name="Visited_20_Internet_20_Link">
 <text:span text:style-name="T4">
ПЦУ</text:span>
 </text:a>
</text:p>
      <text:p text:style-name="P4">
Як повідомляв <text:a xlink:type="simple" xlink:href="https://www.ukrinform.ua/rubric-regions/3692272-u-lvovi-rozpocali-demontaz-cerkvi-upc-mp.html" text:style-name="Internet_20_link" text:visited-style-name="Visited_20_Internet_20_Link">
 </text:a>
 , у Львові демонтували самовільнозведену церкву святого Володимира УПЦ МП. Окрім того, колишній храм УПЦ МП навулиці Тараса Бобанича тепер використовуватиме релігійна громада Православноїцеркви України, а приміщення на вул. Пекарська офіційно перейшло укористування Першого медоб'єднання. Там планують зробити реабілітаційний центрдля постраждалих від війни.</text:p>
      <text:p text:style-name="P4">
Source: <text:a xlink:type="simple" xlink:href="https://www.ukrinform.ua/rubric-regions/3693982-cerkva-moskovskogo-patriarhatu-u-truskavci-virisila-perejti-do-pcu.html" text:style-name="Internet_20_link" text:visited-style-name="Visited_20_Internet_20_Link">
https://www.ukrinform.ua/rubric-regions/3693982-cerkva-moskovskogo-patriarhatu-u-truskavci-virisila-perejti-do-pcu.html</text:a>
</text:p>
      <!--NEWS-->
      <text:h text:style-name="P10" text:outline-level="1">
<text:span text:style-name="T4">
У Києві ввели в експлуатацію відреставровану будівлю Річкового вокзалу</text:span>
</text:h>
      <text:p text:style-name="P4">
Authors: Ukrinform (Person)</text:p>
      <text:p text:style-name="P4">
Publisher: Укринформ (Organization)</text:p>
      <text:p text:style-name="P4">
Published Time: 2023-04-10T16:03:02+03:00</text:p>
      <text:p text:style-name="P4">
Modified Time: 2023-04-10T16:03:02+03:00</text:p>
      <text:p text:style-name="P4">
Description: Державна інспекція архітектури та містобудування України (ДІАМ) видала сертифікат про прийняття в експлуатацію реставрованої історичної будівлі Річкового вокзалу в Києві. — Укрінформ.</text:p>
      <text:p text:style-name="P4">
Images: ["<text:a xlink:type="simple" xlink:href="https://static.ukrinform.com/photos/2023_04/thumb_files/630_360_1681131586-969.jpg" text:style-name="Internet_20_link" text:visited-style-name="Visited_20_Internet_20_Link">
630_360_16811...</text:a>
"]</text:p>
      <text:p text:style-name="P4">
Tags: ['Архітектура', 'Київ', 'Реставрація']</text:p>
      <text:p text:style-name="P4">
Type: Article</text:p>
      <!--METADATA-->
      <text:p text:style-name="P4">
<draw:frame draw:style-name="fr1" draw:name="Image75" text:anchor-type="as-char" svg:width="6.9236in" svg:height="3.956343in" draw:z-index="0">
<draw:image xlink:href="../Images/yкринформ/2023-04-10T16-03-02-03-00/630_360_1681131586-969.jpg" xlink:type="simple" xlink:show="embed" xlink:actuate="onLoad" draw:mime-type="image/jpeg"/>
</draw:frame>
 Державнаінспекція архітектури та містобудування України (ДІАМ) видала сертифікат проприйняття в експлуатацію реставрованої історичної будівлі Річкового вокзалу вКиєві.</text:p>
      <text:p text:style-name="P4">
Про це повідомляється на сайті <text:a xlink:type="simple" xlink:href="https://diam.gov.ua/news/diam-pryiniala-v-ekspluatatsiiu-restavrovanu-budivliu-richkovoho-vokzalu-teper-tse-amerykanskyi-universytet-u-kyievi" text:style-name="Internet_20_link" text:visited-style-name="Visited_20_Internet_20_Link">
 </text:a>
 передає Укрінформ.</text:p>
      <text:p text:style-name="P4">
“Головні інспектори ДІАМ видали сертифікат про прийняття в експлуатаціюбудівлі Річкового вокзалу у Києві – основних приміщень Американськогоуніверситету у Києві (Амерікан Юніверсіті Київ (АЮК))”, - йдеться вповідомленні.</text:p>
      <text:p text:style-name="P4">
Зазначається, що історичну будівлю Річкового вокзалу, збудовану ще в 1961році, було відреставровано зі збереженням історичного фасаду та цінних панно.</text:p>
      <text:p text:style-name="P4">
Водночас всередині створено сучасний інтер’єр. Кампус Американськогоуніверситету має аудиторії, майданчики для зустрічей та спільної роботистудентів, конференц-зали, бібліотеку та інше.</text:p>
      <text:p text:style-name="P4">
<text:span text:style-name="T4">
Читайте також:</text:span>
 <text:a xlink:type="simple" xlink:href="https://www.ukrinform.ua/rubric-vidbudova/3686459-bezbarernist-e-obovazkovou-dla-vidbudovi-kubrakov.html" text:style-name="Internet_20_link" text:visited-style-name="Visited_20_Internet_20_Link">
 </text:a>
</text:p>
      <text:p text:style-name="P4">
«Поява таких сучасних освітніх закладів відкриває величезні можливості дляталановитої української молоді, адже якісь американської освіти не викликаєсумнівів. Дуже важливо, що в процесі реставрації були дотримані будівельнінорми, стандарти і правила. В результаті пам’ятка архітектури була не простозбережена, а й отримала нове життя», - заявив т.в.о. голови ДІАМ ОлександрНовицький.</text:p>
      <text:p text:style-name="P4">
Він нагадав, що Американський університет в <text:a xlink:type="simple" xlink:href="https://www.ukrinform.ua/tag-kiiv" text:style-name="Internet_20_link" text:visited-style-name="Visited_20_Internet_20_Link">
 </text:a>
 відкрили у 2022 році в партнерстві із Arizona State University (ASU) –одного із найбільших університетів Америки.</text:p>
      <text:p text:style-name="P4">
У вересні 2022 року перші студенти університету розпочали навчання в онлайн-режимі за трьома бакалаврськими програмами та двома магістерськими. Тепер,після введення будівлі в експлуатацію, університет зможе розпочати офлайн-навчання студентів, зазначили в ДІАМ.</text:p>
      <text:p text:style-name="P4">
<text:span text:style-name="T4">
Читайте також:</text:span>
 <text:a xlink:type="simple" xlink:href="https://www.ukrinform.ua/rubric-kyiv/3632929-na-andriivskij-cerkvi-vstanovili-tablicku-evropejskoi-premii-u-sferi-kulturnoi-spadsini.html" text:style-name="Internet_20_link" text:visited-style-name="Visited_20_Internet_20_Link">
 </text:a>
</text:p>
      <text:p text:style-name="P4">
Як повідомлялось, Річковий вокзал у вересні 2021 року здали в оренду новомунавчальному закладу - American University Kyiv.</text:p>
      <text:p text:style-name="P4">
Source: <text:a xlink:type="simple" xlink:href="https://www.ukrinform.ua/rubric-kyiv/3693984-u-kievi-vveli-v-ekspluataciu-vidrestavrovanu-budivlu-rickovogo-vokzalu.html" text:style-name="Internet_20_link" text:visited-style-name="Visited_20_Internet_20_Link">
https://www.ukrinform.ua/rubric-kyiv/3693984-u-kievi-vveli-v-ekspluataciu-vidrestavrovanu-budivlu-rickovogo-vokzalu.html</text:a>
</text:p>
      <!--NEWS-->
      <text:h text:style-name="P10" text:outline-level="1">
<text:span text:style-name="T4">
У Туреччині кількість жертв землетрусів зросла до 50 399</text:span>
</text:h>
      <text:p text:style-name="P4">
Authors: Ukrinform (Person)</text:p>
      <text:p text:style-name="P4">
Publisher: Укринформ (Organization)</text:p>
      <text:p text:style-name="P4">
Published Time: 2023-04-10T16:05:00+03:00</text:p>
      <text:p text:style-name="P4">
Modified Time: 2023-04-10T16:05:00+03:00</text:p>
      <text:p text:style-name="P4">
Description: Внаслідок землетрусів у провінції Кахраманмараш, які вразили 11 провінцій, загинуло 50 399 людей. Найбільше людських жертв зафіксовано в Хатаї. — Укрінформ.</text:p>
      <text:p text:style-name="P4">
Images: ["<text:a xlink:type="simple" xlink:href="https://static.ukrinform.com/photos/2023_02/thumb_files/630_360_1675753796-161.jpg" text:style-name="Internet_20_link" text:visited-style-name="Visited_20_Internet_20_Link">
630_360_16757...</text:a>
"]</text:p>
      <text:p text:style-name="P4">
Tags: ['Загибель', 'Землетрус', 'Туреччина']</text:p>
      <text:p text:style-name="P4">
Type: Article</text:p>
      <!--METADATA-->
      <text:p text:style-name="P4">
<draw:frame draw:style-name="fr1" draw:name="Image76" text:anchor-type="as-char" svg:width="6.9236in" svg:height="3.956343in" draw:z-index="0">
<draw:image xlink:href="../Images/yкринформ/2023-04-10T16-05-00-03-00/630_360_1675753796-161.jpg" xlink:type="simple" xlink:show="embed" xlink:actuate="onLoad" draw:mime-type="image/jpeg"/>
</draw:frame>
 Внаслідокземлетрусів у провінції Кахраманмараш, які вразили 11 провінцій, загинуло 50399 людей. Найбільше людських жертв зафіксовано в Хатаї.</text:p>
      <text:p text:style-name="P4">
Як повідомляє Укрінформ, про це в інтерв'ю телеканалу <text:a xlink:type="simple" xlink:href="https://www.cnnturk.com/turkiye/63-gun-depremde-olu-sayisi-ne-kadar-oldu-guncel-yarali-sayisi-kac-hangi-ilde-kac-bina-yikildi-kac-kisi-oldu" text:style-name="Internet_20_link" text:visited-style-name="Visited_20_Internet_20_Link">
</text:a>
 повідомивміністр внутрішніх справ Туреччини Сулейман Сойлу.</text:p>
      <text:p text:style-name="P4">
“Кількість загиблих зросла до 50 399 осіб”, - сказав міністр.</text:p>
      <text:p text:style-name="P4">
За його словами, ідентифікація загиблих триває, тому їх число ще можезмінитися.</text:p>
      <text:p text:style-name="P4">
Зазначається також, що найбільша кількість смертей внаслідок землетрусу булазафіксована в провінції Хатай, що на південному сході Туреччини, на кордоні зСирією.</text:p>
      <text:p text:style-name="P4">
<text:span text:style-name="T4">
Читайте також:</text:span>
 <text:a xlink:type="simple" xlink:href="https://www.ukrinform.ua/rubric-world/3691685-u-zoni-zemletrusu-v-tureccini-zveli-700-tisac-nametiv-ta-kontejneriv.html" text:style-name="Internet_20_link" text:visited-style-name="Visited_20_Internet_20_Link">
 <text:span text:style-name="T4">
Туреччин</text:span>
 </text:a>
</text:p>
      <text:p text:style-name="P4">
Як повідомляв Укрінформ, у зоні землетрусу на сході та південному сходіТуреччини звели 700 тисяч одиниць тимчасового житла - 650 тисяч наметів та 50тисяч контейнерів. До робіт з очищення територій залучено 13 тисяч вантажівок.</text:p>
      <text:p text:style-name="P4">
6 лютого на південному сході <text:a xlink:type="simple" xlink:href="https://www.ukrinform.ua/tag-tureccina" text:style-name="Internet_20_link" text:visited-style-name="Visited_20_Internet_20_Link">
 </text:a>
сталися два землетруси: в районі Пазарджик провінції Кахраманмараш -магнітудою 7,7 та в районі Ельбістан тієї ж провінції — магнітудою 7,6.</text:p>
      <text:p text:style-name="P4">
<text:span text:style-name="T5">
Фото: АА</text:span>
</text:p>
      <text:p text:style-name="P4">
Source: <text:a xlink:type="simple" xlink:href="https://www.ukrinform.ua/rubric-world/3693985-u-tureccini-kilkist-zertv-zemletrusiv-zrosla-do-50-399.html" text:style-name="Internet_20_link" text:visited-style-name="Visited_20_Internet_20_Link">
https://www.ukrinform.ua/rubric-world/3693985-u-tureccini-kilkist-zertv-zemletrusiv-zrosla-do-50-399.html</text:a>
</text:p>
      <!--NEWS-->
      <text:h text:style-name="P10" text:outline-level="1">
<text:span text:style-name="T4">
У Курську услід за Бєлгородом скасували парад на 9 травня - росЗМІ</text:span>
</text:h>
      <text:p text:style-name="P4">
Authors: Ukrinform (Person)</text:p>
      <text:p text:style-name="P4">
Publisher: Укринформ (Organization)</text:p>
      <text:p text:style-name="P4">
Published Time: 2023-04-10T16:09:00+03:00</text:p>
      <text:p text:style-name="P4">
Modified Time: 2023-04-10T16:09:00+03:00</text:p>
      <text:p text:style-name="P4">
Description: У російському Курську з міркувань безпеки не проводитимуть парад 9 травня. — Укрінформ.</text:p>
      <text:p text:style-name="P4">
Images: ["<text:a xlink:type="simple" xlink:href="https://static.ukrinform.com/photos/2017_05/thumb_files/630_360_1494944007-3692.jpg" text:style-name="Internet_20_link" text:visited-style-name="Visited_20_Internet_20_Link">
630_360_14949...</text:a>
"]</text:p>
      <text:p text:style-name="P4">
Tags: ['Парад', 'Безпека', 'Війна з росією', 'Бєлгород']</text:p>
      <text:p text:style-name="P4">
Type: Article</text:p>
      <!--METADATA-->
      <text:p text:style-name="P4">
<draw:frame draw:style-name="fr1" draw:name="Image77" text:anchor-type="as-char" svg:width="6.9236in" svg:height="3.956343in" draw:z-index="0">
<draw:image xlink:href="../Images/yкринформ/2023-04-10T16-09-00-03-00/630_360_1494944007-3692.jpg" xlink:type="simple" xlink:show="embed" xlink:actuate="onLoad" draw:mime-type="image/jpeg"/>
</draw:frame>
 Уросійському Курську з міркувань безпеки не проводитимуть парад 9 травня.</text:p>
      <text:p text:style-name="P4">
Як передає Укрінформ, про це повідомляє <text:a xlink:type="simple" xlink:href="https://t.me/kursk_time/12998" text:style-name="Internet_20_link" text:visited-style-name="Visited_20_Internet_20_Link">
 </text:a>
"Курські вісті".</text:p>
      <text:p text:style-name="P4">
«9 травня у Курській області не проводитимуть <text:a xlink:type="simple" xlink:href="https://www.ukrinform.ua/tag-parad" text:style-name="Internet_20_link" text:visited-style-name="Visited_20_Internet_20_Link">
</text:a>
 перемоги, повідомив голова регіону РоманСтаровойт на щотижневій планірці. Про можливість проведення акції "Безсмертнийполк" оголосять пізніше», - йдеться у повідомленні.</text:p>
      <text:p text:style-name="P4">
Минулого тижня <text:a xlink:type="simple" xlink:href="https://www.svoboda.org/a/kursk-sledom-za-belgorodom-otmenil-parad-pobedy-9-maya/32357100.html" text:style-name="Internet_20_link" text:visited-style-name="Visited_20_Internet_20_Link">
 </text:a>
 . Губернатор регіону В'ячеславГладков оголосив, що не хоче "провокувати супротивника великою кількістютехніки та військовослужбовців у центрі Бєлгорода".</text:p>
      <text:p text:style-name="P4">
Торік 9 травня парад у Бєлгороді також не проводили.</text:p>
      <text:p text:style-name="P4">
<text:span text:style-name="T4">
Читайте також:</text:span>
 <text:a xlink:type="simple" xlink:href="https://www.ukrinform.ua/rubric-world/3667864-pivnicna-korea-na-vijskovomu-paradi-prodemonstruvala-rekordnu-kilkist-raket.html" text:style-name="Internet_20_link" text:visited-style-name="Visited_20_Internet_20_Link">
 <text:span text:style-name="T4">
парад</text:span>
 </text:a>
</text:p>
      <text:p text:style-name="P4">
У прикордонних з Україною російських регіонах, Курській, Бєлгородській,Брянській областях, регулярно відбуваються різні інциденти.</text:p>
      <text:p text:style-name="P4">
Source: <text:a xlink:type="simple" xlink:href="https://www.ukrinform.ua/rubric-world/3693986-u-kursku-uslid-za-bilgorodom-skasuvali-parad-na-9-travna-roszmi.html" text:style-name="Internet_20_link" text:visited-style-name="Visited_20_Internet_20_Link">
https://www.ukrinform.ua/rubric-world/3693986-u-kursku-uslid-za-bilgorodom-skasuvali-parad-na-9-travna-roszmi.html</text:a>
</text:p>
      <!--NEWS-->
      <text:h text:style-name="P10" text:outline-level="1">
<text:span text:style-name="T4">
У Києві презентували проєкт «Книги на фронт»</text:span>
</text:h>
      <text:p text:style-name="P4">
Authors: Ukrinform (Person)</text:p>
      <text:p text:style-name="P4">
Publisher: Укринформ (Organization)</text:p>
      <text:p text:style-name="P4">
Published Time: 2023-04-10T16:11:01+03:00</text:p>
      <text:p text:style-name="P4">
Modified Time: 2023-04-10T16:11:01+03:00</text:p>
      <text:p text:style-name="P4">
Description: У Києві презентували проєкт «Книги на фронт», який передбачає збір та передачу книг для українських захисників. — Укрінформ.</text:p>
      <text:p text:style-name="P4">
Images: ["<text:a xlink:type="simple" xlink:href="https://static.ukrinform.com/photos/2023_04/thumb_files/630_360_1681131694-616.jpg" text:style-name="Internet_20_link" text:visited-style-name="Visited_20_Internet_20_Link">
630_360_16811...</text:a>
", "<text:a xlink:type="simple" xlink:href="https://static.ukrinform.com/photos/2023_04/1681131695-100.jpg" text:style-name="Internet_20_link" text:visited-style-name="Visited_20_Internet_20_Link">
1681131695-10...</text:a>
", "<text:a xlink:type="simple" xlink:href="https://static.ukrinform.com/photos/2023_04/1681131696-927.jpg" text:style-name="Internet_20_link" text:visited-style-name="Visited_20_Internet_20_Link">
1681131696-92...</text:a>
", "<text:a xlink:type="simple" xlink:href="https://static.ukrinform.com/photos/2023_04/1681131695-883.jpg" text:style-name="Internet_20_link" text:visited-style-name="Visited_20_Internet_20_Link">
1681131695-88...</text:a>
", "<text:a xlink:type="simple" xlink:href="https://static.ukrinform.com/photos/2023_04/1681132108-790.jpg" text:style-name="Internet_20_link" text:visited-style-name="Visited_20_Internet_20_Link">
1681132108-79...</text:a>
"]</text:p>
      <text:p text:style-name="P4">
Tags: ['Книги', 'Ткаченко', 'Військові', 'МКІП ', 'Культурний десант']</text:p>
      <text:p text:style-name="P4">
Type: Article</text:p>
      <!--METADATA-->
      <text:p text:style-name="P4">
<draw:frame draw:style-name="fr1" draw:name="Image78" text:anchor-type="as-char" svg:width="6.9236in" svg:height="3.956343in" draw:z-index="0">
<draw:image xlink:href="../Images/yкринформ/2023-04-10T16-11-01-03-00/630_360_1681131694-616.jpg" xlink:type="simple" xlink:show="embed" xlink:actuate="onLoad" draw:mime-type="image/jpeg"/>
</draw:frame>
 У Києвіпрезентували проєкт «Книги на фронт», який передбачає збір та передачу книгдля українських захисників.</text:p>
      <text:p text:style-name="P4">
Презентація проєкту відбулася в Медіацентрі Україна – Укрінформ.</text:p>
      <text:p text:style-name="P4">
"Ми від початку війни започаткували проєкт щодо постачання книг як нашихпереселенцям, так і нашим дітям. Понад мільйон книжок було передано. Але ми водин момент зрозуміли, що книжка на фронт є також надзвичайно актуальноюпотребою", - сказав під час презентації міністр культури та інформаційноїполітики Олександр Ткаченко.</text:p>
      <text:p text:style-name="P4">
<draw:frame draw:style-name="fr1" draw:name="Image79" text:anchor-type="as-char" svg:width="6.9236in" svg:height="4.615733in" draw:z-index="0">
<draw:image xlink:href="../Images/yкринформ/2023-04-10T16-11-01-03-00/1681131695-100.jpg" xlink:type="simple" xlink:show="embed" xlink:actuate="onLoad" draw:mime-type="image/jpeg"/>
</draw:frame>
</text:p>
      <text:p text:style-name="P4">
Він зазначив, що до проєкту вже долучилися такі українські мережі книгарень:"Клуб сімейного дозвілля", "КМ-Букс", "Моя книжкова полиця". За його словами,в цих книгарнях можна буде придбати книжки, а також там будуть окремі полички,куди можна буде їх потім покласти для передачі українським військовим.</text:p>
      <text:p text:style-name="P4">
<text:span text:style-name="T4">
Читайте також:</text:span>
 <text:a xlink:type="simple" xlink:href="https://www.ukrinform.ua/rubric-culture/3690269-tkacenko-razom-iz-kulturnim-desantom-vidvidav-zahisnikiv-doneccini.html" text:style-name="Internet_20_link" text:visited-style-name="Visited_20_Internet_20_Link">
 <text:span text:style-name="T4">
Культурним</text:span>
 <text:span text:style-name="T4">
десант</text:span>
</text:a>
</text:p>
      <text:p text:style-name="P4">
Міністр закликав книжкові мережі та українців долучатися до акції.</text:p>
      <text:p text:style-name="P4">
Очільник громадської організації «Культурний десант» Коля Сєрга зазначив, щоукраїнські захисники хочуть читати абсолютно різну літературу.</text:p>
      <text:p text:style-name="P4">
<draw:frame draw:style-name="fr1" draw:name="Image80" text:anchor-type="as-char" svg:width="6.9236in" svg:height="4.615733in" draw:z-index="0">
<draw:image xlink:href="../Images/yкринформ/2023-04-10T16-11-01-03-00/1681131696-927.jpg" xlink:type="simple" xlink:show="embed" xlink:actuate="onLoad" draw:mime-type="image/jpeg"/>
</draw:frame>
</text:p>
      <text:p text:style-name="P4">
"Коли ми запускали проєкт, то спочатку ми хотіли взяти команду психологів, щобвони надали свої рекомендації, які книжки краще читати. І нам дуже крутийпсихолог сказала, що тут точно не потрібні ніякі списки, і хай те, що людивідчувають, те і відправляють", - сказав Сєрга.</text:p>
      <text:p text:style-name="P4">
Генерал-майор, начальник Головного управління морально-психологічногозабезпечення Збройних сил України Владислав Клочков наголосив, що українцімають бути читаючою нацією. "Військовослужбовці на сьогодні - це і кандидатинаук, і доктора філософії. Це розумні, освічені люди, які мають таку потребу",- сказав він.</text:p>
      <text:p text:style-name="P4">
<draw:frame draw:style-name="fr1" draw:name="Image81" text:anchor-type="as-char" svg:width="6.9236in" svg:height="4.615733in" draw:z-index="0">
<draw:image xlink:href="../Images/yкринформ/2023-04-10T16-11-01-03-00/1681131695-883.jpg" xlink:type="simple" xlink:show="embed" xlink:actuate="onLoad" draw:mime-type="image/jpeg"/>
</draw:frame>
</text:p>
      <text:p text:style-name="P4">
Щоб долучитися до акції, необхідно придбати будь-яку книгу в тих книгарнях,які стали партнерами проєкту, та залишити її на спеціальній поличці. Також вкнигу можна вкласти листівку з побажаннями для <text:a xlink:type="simple" xlink:href="https://www.ukrinform.ua/tag-vijskovi" text:style-name="Internet_20_link" text:visited-style-name="Visited_20_Internet_20_Link">
</text:a>
 . Крім того, можна додати своїконтакти для подальшого листування.</text:p>
      <text:p text:style-name="P4">
<draw:frame draw:style-name="fr1" draw:name="Image82" text:anchor-type="as-char" svg:width="6.9236in" svg:height="4.615733in" draw:z-index="0">
<draw:image xlink:href="../Images/yкринформ/2023-04-10T16-11-01-03-00/1681132108-790.jpg" xlink:type="simple" xlink:show="embed" xlink:actuate="onLoad" draw:mime-type="image/jpeg"/>
</draw:frame>
</text:p>
      <text:p text:style-name="P4">
Як повідомлялося, книга «ЙБН БЛД РСН» з історіями 67 авторів про війну, виданаписьменником Мартином Якубом, <text:a xlink:type="simple" xlink:href="https://www.ukrinform.ua/rubric-culture/3693926-kniga-pro-vijnu-martina-akuba-zibrala-ponad-piv-miljona-griven-dla-zsu.html" text:style-name="Internet_20_link" text:visited-style-name="Visited_20_Internet_20_Link">
 </text:a>
 .</text:p>
      <text:p text:style-name="P4">
<text:span text:style-name="T5">
Фото: Павла Багмута</text:span>
</text:p>
      <text:p text:style-name="P4">
Source: <text:a xlink:type="simple" xlink:href="https://www.ukrinform.ua/rubric-culture/3693987-u-kievi-prezentuvali-proekt-knigi-na-front.html" text:style-name="Internet_20_link" text:visited-style-name="Visited_20_Internet_20_Link">
https://www.ukrinform.ua/rubric-culture/3693987-u-kievi-prezentuvali-proekt-knigi-na-front.html</text:a>
</text:p>
      <!--NEWS-->
      <text:h text:style-name="P10" text:outline-level="1">
<text:span text:style-name="T4">
Держагентство відновлення трансформувало Служби автодоріг в областях</text:span>
</text:h>
      <text:p text:style-name="P4">
Authors: Ukrinform (Person)</text:p>
      <text:p text:style-name="P4">
Publisher: Укринформ (Organization)</text:p>
      <text:p text:style-name="P4">
Published Time: 2023-04-10T16:18:00+03:00</text:p>
      <text:p text:style-name="P4">
Modified Time: 2023-04-10T16:18:00+03:00</text:p>
      <text:p text:style-name="P4">
Description: Державне агентство відновлення та розвитку інфраструктури України трансформувало Служби автомобільних доріг в областях у Служби відновлення та розвитку інфраструктури. — Укрінформ.</text:p>
      <text:p text:style-name="P4">
Images: ["<text:a xlink:type="simple" xlink:href="https://static.ukrinform.com/photos/2019_07/thumb_files/630_360_1562061154-4514.jpeg" text:style-name="Internet_20_link" text:visited-style-name="Visited_20_Internet_20_Link">
630_360_15620...</text:a>
"]</text:p>
      <text:p text:style-name="P4">
Tags: ['Дороги', 'Інфраструктура', 'Відбудова']</text:p>
      <text:p text:style-name="P4">
Type: Article</text:p>
      <!--METADATA-->
      <text:p text:style-name="P4">
<draw:frame draw:style-name="fr1" draw:name="Image83" text:anchor-type="as-char" svg:width="6.9236in" svg:height="3.956343in" draw:z-index="0">
<draw:image xlink:href="../Images/yкринформ/2023-04-10T16-18-00-03-00/630_360_1562061154-4514.jpeg" xlink:type="simple" xlink:show="embed" xlink:actuate="onLoad" draw:mime-type="image/jpeg"/>
</draw:frame>
 Державнеагентство відновлення та розвитку інфраструктури України трансформувало Службиавтомобільних доріг в областях у Служби відновлення та розвиткуінфраструктури.</text:p>
      <text:p text:style-name="P4">
Про це повідомляє Укрінформ з посиланням на пресслужбу відомства у <text:a xlink:type="simple" xlink:href="https://www.facebook.com/agency.for.restoration/posts/pfbid02hWnZhtUMQ2nujaWvsxyceucaFFamANSQQZJ8VsbnYyftKVGWRNicifbAipFRPrEgl" text:style-name="Internet_20_link" text:visited-style-name="Visited_20_Internet_20_Link">
</text:a>
.</text:p>
      <text:p text:style-name="P4">
"Служби автомобільних доріг в областях трансформовано в Служби відновлення тарозвитку інфраструктури. Вони відповідатимуть за реалізацію проєктів <text:a xlink:type="simple" xlink:href="https://www.ukrinform.ua/tag-budivnictvo" text:style-name="Internet_20_link" text:visited-style-name="Visited_20_Internet_20_Link">
</text:a>
 , профінансованих за коштидержавного бюджету або міжнародної донорської допомоги на обласному рівні", -йдеться в повідомленні.</text:p>
      <text:p text:style-name="P4">
У зону відповідальності Служб відновлення та розвитку інфраструктури входять:транспортна інфраструктура, будівництво і реконструкція житлових об’єктів,об’єктів соціальної сфери, громадського призначення, ЖКГ, енергетичноїінфраструктури, захисних споруд тощо.</text:p>
      <text:p text:style-name="P4">
Зазначається, що нині служби відновлення вже працюють над збором та аналізомінформації про спричинені руйнування та потреби у відновленні в кожній окремовзятій області. Також вони продовжують забезпечувати логістику на деокупованихтериторіях: розчищення доріг від наслідків бойових дій, зведення тимчасовихпереправ та капітальну відбудову мостів.</text:p>
      <text:p text:style-name="P4">
Вони є структурними підрозділами Агентства відновлення та забезпечуютьекспертизу, нагляд, прозорі та ефективні процедури закупівель в межах проєктіву регіонах. Крім цього, як йдеться в повідомленні, “24 Служби є головнимипомічниками органів місцевого самоврядування і допомагатимуть їм готуватипроєкти відновлення та післявоєнної відбудови”.</text:p>
      <text:p text:style-name="P4">
<text:span text:style-name="T4">
Читайте також:</text:span>
 <text:a xlink:type="simple" xlink:href="https://www.ukrinform.ua/rubric-vidbudova/3692380-minvidnovlenna-pracue-nad-zaprovadzennam-prozorih-umov-dla-efektivnoi-vidbudovi.html" text:style-name="Internet_20_link" text:visited-style-name="Visited_20_Internet_20_Link">
 <text:span text:style-name="T4">
відбудови</text:span>
 </text:a>
</text:p>
      <text:p text:style-name="P4">
Обласні підрозділи Державного агентства відновлення та розвитку інфраструктурикеруються процедурами, принципами та підходами, які затверджує Агентство.Зокрема, в кожній Службі створюються Антикорупційні офіси для впровадженнянайкращих антикорупційних практик та внутрішнього контролю за їх дотриманням.</text:p>
      <text:p text:style-name="P4">
Як повідомлялось, 24 березня уряд погодив передачу об’єктів державноївласності пунктів пропуску через державний кордон для автомобільногосполучення до сфери управління Державного агентства відновлення та розвиткуінфраструктури.</text:p>
      <text:p text:style-name="P4">
Source: <text:a xlink:type="simple" xlink:href="https://www.ukrinform.ua/rubric-vidbudova/3693990-derzagentstvo-vidnovlenna-transformuvalo-sluzbi-avtodorig-v-oblastah.html" text:style-name="Internet_20_link" text:visited-style-name="Visited_20_Internet_20_Link">
https://www.ukrinform.ua/rubric-vidbudova/3693990-derzagentstvo-vidnovlenna-transformuvalo-sluzbi-avtodorig-v-oblastah.html</text:a>
</text:p>
      <!--NEWS-->
      <text:h text:style-name="P10" text:outline-level="1">
<text:span text:style-name="T4">
Рада закликала країни НАТО прискорити вступ України до Альянсу</text:span>
</text:h>
      <text:p text:style-name="P4">
Authors: Ukrinform (Person)</text:p>
      <text:p text:style-name="P4">
Publisher: Укринформ (Organization)</text:p>
      <text:p text:style-name="P4">
Published Time: 2023-04-10T16:20:28+03:00</text:p>
      <text:p text:style-name="P4">
Modified Time: 2023-04-10T16:20:28+03:00</text:p>
      <text:p text:style-name="P4">
Description: Верховна Рада звертається до держав-членів Організації Північноатлантичного договору (НАТО) та Парламентської асамблеї НАТО щодо прискорення вступу України в Альянсі. — Укрінформ.</text:p>
      <text:p text:style-name="P4">
Images: ["<text:a xlink:type="simple" xlink:href="https://static.ukrinform.com/photos/2019_09/thumb_files/630_360_1568631176-145.jpg" text:style-name="Internet_20_link" text:visited-style-name="Visited_20_Internet_20_Link">
630_360_15686...</text:a>
"]</text:p>
      <text:p text:style-name="P4">
Tags: ['НАТО', 'Україна', 'Верховна Рада']</text:p>
      <text:p text:style-name="P4">
Type: Article</text:p>
      <!--METADATA-->
      <text:p text:style-name="P4">
<draw:frame draw:style-name="fr1" draw:name="Image84" text:anchor-type="as-char" svg:width="6.9236in" svg:height="3.956343in" draw:z-index="0">
<draw:image xlink:href="../Images/yкринформ/2023-04-10T16-20-28-03-00/630_360_1568631176-145.jpg" xlink:type="simple" xlink:show="embed" xlink:actuate="onLoad" draw:mime-type="image/jpeg"/>
</draw:frame>
 ВерховнаРада звертається до держав-членів Організації Північноатлантичного договору(НАТО) та Парламентської асамблеї НАТО щодо прискорення вступу України вАльянсі.</text:p>
      <text:p text:style-name="P4">
Про це в <text:a xlink:type="simple" xlink:href="http://Про це в Телеграмі повідомив народний депутат ізпарламентської фракції " text:style-name="Internet_20_link" text:visited-style-name="Visited_20_Internet_20_Link">
 </text:a>
повідомив народний депутат із парламентської фракції "Голос" Ярослав Железняк,передає Укрінформ.</text:p>
      <text:p text:style-name="P4">
Він уточнив, що за відповідну постанову <text:a xlink:type="simple" xlink:href="http://itd.rada.gov.ua/billInfo/Bills/Card/41739" text:style-name="Internet_20_link" text:visited-style-name="Visited_20_Internet_20_Link">
</text:a>
 проголосували 352депутати.</text:p>
      <text:p text:style-name="P4">
Згідно з текстом звернення, український парламент звертається з проханням додержав-членів <text:a xlink:type="simple" xlink:href="https://www.ukrinform.ua/tag-nato" text:style-name="Internet_20_link" text:visited-style-name="Visited_20_Internet_20_Link">
 </text:a>
 і надалі підтримуватиполітику "відкритих дверей" щодо України.</text:p>
      <text:p text:style-name="P4">
Верховна Рада також просить держави-члени НАТО та Парламентську асамблею НАТОпідтримати обґрунтовану за нинішніх надзвичайних обставин потребу України унабутті членства в Альянсі.</text:p>
      <text:p text:style-name="P4">
Окрім того, ВРУ закликає парламенти держав-членів НАТО ухвалити відповіднірішення, підтвердивши свою провідну роль у підтримці приєднання України доОрганізації Північноатлантичного договору; звернутися до урядів, з якимиУкраїнська держава розпочала відповідний переговорний процес, із пропозицієющодо ухвалення заяв про підтримку євроатлантичних прагнень України; сприятиухваленню під час весняної сесії ПА НАТО у Люксембурзі важливих рішень,спрямованих на наближення України до майбутнього членства в НАТО, схвалившивідповідну Декларацію про підтримку України; закликати уряди своїх державпідтримати заявку України на членство в НАТО та розпочати планування процесуприєднання України до Організації Північноатлантичного договору.</text:p>
      <text:p text:style-name="P4">
Водночас український парламент звертається з проханням напередодніВільнюського саміту НАТО посприяти формуванню в державах-членах ОрганізаціїПівнічноатлантичного договору спільного бачення модальностей і часових межвступу України до НАТО, а також уповноважити уряди своїх держав на вжиття всіхзаходів для скликання у межах Вільнюського саміту НАТО засідання КомісіїУкраїна – НАТО на рівні лідерів за участю Президента України ВолодимираЗеленського.</text:p>
      <text:p text:style-name="P4">
<text:span text:style-name="T4">
Читайте також:</text:span>
 <text:a xlink:type="simple" xlink:href="https://www.ukrinform.ua/rubric-polytics/3692072-stoltenberg-nazvav-dvi-peredumovi-dla-clenstva-ukraini-v-nato.html" text:style-name="Internet_20_link" text:visited-style-name="Visited_20_Internet_20_Link">
 <text:span text:style-name="T4">
Столтенберг</text:span>
 </text:a>
</text:p>
      <text:p text:style-name="P4">
Як повідомляв Укрінформ, 30 вересня 2022 року Президент Володимир Зеленський,Голова Верховної Ради Руслан Стефанчук та Прем'єр-міністр Денис Шмигальпідписали заявку України на вступ до НАТО у пришвидшеному порядку.</text:p>
      <text:p text:style-name="P4">
Source: <text:a xlink:type="simple" xlink:href="https://www.ukrinform.ua/rubric-polytics/3693991-rada-zaklikala-kraini-nato-priskoriti-vstup-ukraini-do-alansu.html" text:style-name="Internet_20_link" text:visited-style-name="Visited_20_Internet_20_Link">
https://www.ukrinform.ua/rubric-polytics/3693991-rada-zaklikala-kraini-nato-priskoriti-vstup-ukraini-do-alansu.html</text:a>
</text:p>
      <!--NEWS-->
      <text:h text:style-name="P10" text:outline-level="1">
<text:span text:style-name="T4">
Президент Бразилії їде до Китаю – говоритиме про війну в Україні</text:span>
</text:h>
      <text:p text:style-name="P4">
Authors: Ukrinform (Person)</text:p>
      <text:p text:style-name="P4">
Publisher: Укринформ (Organization)</text:p>
      <text:p text:style-name="P4">
Published Time: 2023-04-10T16:20:38+03:00</text:p>
      <text:p text:style-name="P4">
Modified Time: 2023-04-10T16:20:38+03:00</text:p>
      <text:p text:style-name="P4">
Description: Цього тижня президент Бразилії Луїс Інасіо Лула да Сілва зустрінеться зі своїм китайським колегою Сі Цзіньпіном для переговорів щодо торгівлі між країнами, а також розв`язаної росією війни в Україні. — Укрінформ.</text:p>
      <text:p text:style-name="P4">
Images: ["<text:a xlink:type="simple" xlink:href="https://static.ukrinform.com/photos/2016_03/thumb_files/630_360_1457097747-9021-luis-inasio-lula-da-silva.jpg" text:style-name="Internet_20_link" text:visited-style-name="Visited_20_Internet_20_Link">
630_360_14570...</text:a>
"]</text:p>
      <text:p text:style-name="P4">
Tags: ['Бразилія', 'Китай', 'Президент', 'Візит', 'Війна з росією']</text:p>
      <text:p text:style-name="P4">
Type: Article</text:p>
      <!--METADATA-->
      <text:p text:style-name="P4">
<draw:frame draw:style-name="fr1" draw:name="Image85" text:anchor-type="as-char" svg:width="6.9236in" svg:height="3.956343in" draw:z-index="0">
<draw:image xlink:href="../Images/yкринформ/2023-04-10T16-20-38-03-00/630_360_1457097747-9021-luis-inasio-lula-da-silva.jpg" xlink:type="simple" xlink:show="embed" xlink:actuate="onLoad" draw:mime-type="image/jpeg"/>
</draw:frame>
 Цього тижня президент Бразилії Луїс Інасіо Лула да Сілвазустрінеться зі своїм китайським колегою Сі Цзіньпіном для переговорів щодоторгівлі між країнами, а також розв`язаної росією війни в Україні.</text:p>
      <text:p text:style-name="P4">
Про це заявив глава МЗС Бразилії Мауро Вієйра, передає Укрінформ із посиланнямна <text:a xlink:type="simple" xlink:href="https://www.theguardian.com/world/live/2023/apr/10/russia-ukraine-war-live-pentagon-assesses-impact-of-apparent-intelligence-leak-zelenskiy-condemns-palm-sunday-shelling#top-of-blog" text:style-name="Internet_20_link" text:visited-style-name="Visited_20_Internet_20_Link">
 </text:a>
 .</text:p>
      <text:p text:style-name="P4">
"Міністр закордонних справ Бразилії Мауро Вієйра заявив журналістам, що двалідери «говоритимуть про війну в Україні»", - йдеться у повідомленні.</text:p>
      <text:p text:style-name="P4">
Очікується, що президент Бразилії прибуде до Китаю у вівторок, 11 квітня. Зкитайським лідером Сі Цзіньпіном він зустрінеться в п’ятницю, 14 квітня.</text:p>
      <text:p text:style-name="P4">
<text:span text:style-name="T4">
Читайте також:</text:span>
 <text:a xlink:type="simple" xlink:href="https://www.ukrinform.ua/rubric-world/3693071-blinken-zaklikav-kitaj-perekonati-rosiu-povazati-suverenitet-ukraini.html" text:style-name="Internet_20_link" text:visited-style-name="Visited_20_Internet_20_Link">
 <text:span text:style-name="T4">
Китай</text:span>
 </text:a>
</text:p>
      <text:p text:style-name="P4">
В ході зустрічі Лула сподівається просувати свою пропозицію про посередницькіпереговори щодо припинення розв`язаної росією війни в Україні.</text:p>
      <text:p text:style-name="P4">
Бразильський лідер запропонував створити групу країн для посередництва уприпиненні <text:a xlink:type="simple" xlink:href="https://www.ukrinform.ua/tag-vijna-z-rosieu" text:style-name="Internet_20_link" text:visited-style-name="Visited_20_Internet_20_Link">
 </text:a>
 в Україні.</text:p>
      <text:p text:style-name="P4">
Торік Лула зазнав критики за слова про те, що Президент України ВолодимирЗеленський і глава кремля володимир путін нібито несуть однаковувідповідальність за війну в Україні. Він також відмовився приєднатися дозахідних країн у наданні зброї Україні для захисту від агресії.</text:p>
      <text:p text:style-name="P4">
<text:span text:style-name="T4">
Читайте також:</text:span>
 <text:a xlink:type="simple" xlink:href="https://www.ukrinform.ua/rubric-world/3692639-pidtrimka-kitaem-rosijskoi-vijni-derzdep-zaavlae-pro-spilnu-poziciu-ssa-i-francii.html" text:style-name="Internet_20_link" text:visited-style-name="Visited_20_Internet_20_Link">
 </text:a>
</text:p>
      <text:p text:style-name="P4">
Як повідомляв Укрінформ, днями <text:a xlink:type="simple" xlink:href="https://www.ukrinform.ua/rubric-crimea/3692790-prezident-brazilii-proponue-ukraini-vidmovitisa-vid-krimu-dla-dosagnenna-miru.html" text:style-name="Internet_20_link" text:visited-style-name="Visited_20_Internet_20_Link">
 </text:a>
 .</text:p>
      <text:p text:style-name="P4">
В МЗС України відповіли, що <text:a xlink:type="simple" xlink:href="https://www.ukrinform.ua/rubric-crimea/3692837-u-mzs-vidpovili-prezidentu-brazilii-ukraina-ne-torgue-svoimi-teritoriami.html" text:style-name="Internet_20_link" text:visited-style-name="Visited_20_Internet_20_Link">
 </text:a>
 і не вбачає жодної причини поступатися хоча б сантиметромукраїнської землі. Президент Володимир Зеленський заявив, що деокупаціяукраїнського Криму від російських загарбників є безальтернативною.</text:p>
      <text:p text:style-name="P4">
Source: <text:a xlink:type="simple" xlink:href="https://www.ukrinform.ua/rubric-world/3693992-prezident-brazilii-ide-do-kitau-govoritime-pro-vijnu-v-ukraini.html" text:style-name="Internet_20_link" text:visited-style-name="Visited_20_Internet_20_Link">
https://www.ukrinform.ua/rubric-world/3693992-prezident-brazilii-ide-do-kitau-govoritime-pro-vijnu-v-ukraini.html</text:a>
</text:p>
      <!--NEWS-->
      <text:h text:style-name="P10" text:outline-level="1">
<text:span text:style-name="T4">
На Чернігівщині відкрили міст через Десну, зруйнований на початку вторгнення рф</text:span>
</text:h>
      <text:p text:style-name="P4">
Authors: Ukrinform (Person)</text:p>
      <text:p text:style-name="P4">
Publisher: Укринформ (Organization)</text:p>
      <text:p text:style-name="P4">
Published Time: 2023-04-10T16:26:00+03:00</text:p>
      <text:p text:style-name="P4">
Modified Time: 2023-04-10T16:26:00+03:00</text:p>
      <text:p text:style-name="P4">
Description: На Чернігівщині 10 квітня відкрили міст через річку Десну, який був зруйнований на початку повномасштабного вторгнення рф. Рух дозволено усім видам транспорту, у тому числі вантажному. — Укрінформ.</text:p>
      <text:p text:style-name="P4">
Images: ["<text:a xlink:type="simple" xlink:href="https://static.ukrinform.com/photos/2023_04/thumb_files/630_360_1681133168-942.jpg" text:style-name="Internet_20_link" text:visited-style-name="Visited_20_Internet_20_Link">
630_360_16811...</text:a>
"]</text:p>
      <text:p text:style-name="P4">
Tags: ['Міст', 'Чернігівщина', 'Відбудова']</text:p>
      <text:p text:style-name="P4">
Type: Article</text:p>
      <!--METADATA-->
      <text:p text:style-name="P4">
<draw:frame draw:style-name="fr1" draw:name="Image86" text:anchor-type="as-char" svg:width="6.9236in" svg:height="3.956343in" draw:z-index="0">
<draw:image xlink:href="../Images/yкринформ/2023-04-10T16-26-00-03-00/630_360_1681133168-942.jpg" xlink:type="simple" xlink:show="embed" xlink:actuate="onLoad" draw:mime-type="image/jpeg"/>
</draw:frame>
 НаЧернігівщині 10 квітня відкрили міст через річку Десну, який був зруйнованийна початку повномасштабного вторгнення рф. Рух дозволено усім видамтранспорту, у тому числі вантажному.</text:p>
      <text:p text:style-name="P4">
Про це повідомляє у <text:a xlink:type="simple" xlink:href="https://www.facebook.com/Che.ukravtodor/posts/pfbid06kzBw2qM9KzbhthWtzaVTorJFi4VLxMM8HDz8NA6JPB4ZXBMgkPeDTkcmzUL9QsCl" text:style-name="Internet_20_link" text:visited-style-name="Visited_20_Internet_20_Link">
</text:a>
Служба відновлення та розвитку інфраструктури у Чернігівській області, передаєУкрінформ.</text:p>
      <text:p text:style-name="P4">
Як зазначається у повідомленні, уперше з лютого 2022 року від Чернігова до <text:a xlink:type="simple" xlink:href="https://www.ukrinform.ua/tag-kiiv" text:style-name="Internet_20_link" text:visited-style-name="Visited_20_Internet_20_Link">
</text:a>
 можна буде доїхати зручною короткоюдорогою за дві години. Донині водіям доводилося витрачати вдвічі більше часуна об’їзд дорогою Р-69 Київ – Вишгород – Десна – Чернігів через зруйнованіпереправи навколо Чернігова.</text:p>
      <text:p text:style-name="P4">
Відсьогодні транспорт може у два боки проїхати готовою половиною мосту черезДесну. На другому проїзді роботи тривають, його буде відкрито згодом.</text:p>
      <text:p text:style-name="P4">
«Цей міст через Десну є одним із пріоритетних інфраструктурних об’єктів напівночі країни. Моя повага усій команді, яка більш ніж пів року у режимі 24/7відновлювала міст через Десну. Ефективна співпраця замовника, підрядника таобласної військової адміністрації доводить, що Україна може реалізуватискладні проєкти відновлення навіть під час війни. Вже цієї весни Агентствовідновлення презентує портфель невідкладних проєктів 2023 року, який мистворили на основі запитів органів місцевого самоврядування. Частина з нихбуде реалізована саме на Чернігівщині» – сказав Мустафа Найєм, головаДержавного агентства відновлення та розвитку інфраструктури України.</text:p>
      <text:p text:style-name="P4">
<text:span text:style-name="T4">
Читайте також:</text:span>
 <text:a xlink:type="simple" xlink:href="https://www.ukrinform.ua/rubric-vidbudova/3691086-vidnovlenna-cernigovsini-zelenskij-pokazav-vicekancleru-frn-ak-remontuut-mist-cerez-desnu.html" text:style-name="Internet_20_link" text:visited-style-name="Visited_20_Internet_20_Link">
 </text:a>
</text:p>
      <text:p text:style-name="P4">
Повідомляється також, що відновлення підірваного мосту через Десну змоглирозпочати у другій половині 2022 року.</text:p>
      <text:p text:style-name="P4">
Через бойові дії транспортна інфраструктура Чернігівської області зазналаістотних руйнувань. Пошкоджено 680 км доріг державного значення та 27 мостів.Агентство відновлення забезпечило функціонування близько 20 тимчасовихпереправ. Нині вони забезпечують логістичні зв'язки Чернігівщини з сусіднімиобластями. Також більш як 10 мостів відновлюють капітально.</text:p>
      <text:p text:style-name="P4">
Source: <text:a xlink:type="simple" xlink:href="https://www.ukrinform.ua/rubric-vidbudova/3693995-na-cernigivsini-vidkrili-mist-cerez-desnu-zrujnovanij-na-pocatku-vtorgnenna-rf.html" text:style-name="Internet_20_link" text:visited-style-name="Visited_20_Internet_20_Link">
https://www.ukrinform.ua/rubric-vidbudova/3693995-na-cernigivsini-vidkrili-mist-cerez-desnu-zrujnovanij-na-pocatku-vtorgnenna-rf.html</text:a>
</text:p>
      <!--NEWS-->
      <text:h text:style-name="P10" text:outline-level="1">
<text:span text:style-name="T4">
Поплавський заявив, що йде з посади ректора університету культури</text:span>
</text:h>
      <text:p text:style-name="P4">
Authors: Ukrinform (Person)</text:p>
      <text:p text:style-name="P4">
Publisher: Укринформ (Organization)</text:p>
      <text:p text:style-name="P4">
Published Time: 2023-04-10T16:27:02+03:00</text:p>
      <text:p text:style-name="P4">
Modified Time: 2023-04-10T16:27:02+03:00</text:p>
      <text:p text:style-name="P4">
Description: Шоумен Михайло Поплавський йде з посади ректора Київського національного університету культури і мистецтва (КНУКіМ) та планує очолити Вчену раду навчального закладу. — Укрінформ.</text:p>
      <text:p text:style-name="P4">
Images: ["<text:a xlink:type="simple" xlink:href="https://static.ukrinform.com/photos/2023_04/thumb_files/630_360_1681133207-923.jpg" text:style-name="Internet_20_link" text:visited-style-name="Visited_20_Internet_20_Link">
630_360_16811...</text:a>
"]</text:p>
      <text:p text:style-name="P4">
Tags: ['Культура', 'Михайло Поплавський', 'Університет']</text:p>
      <text:p text:style-name="P4">
Type: Article</text:p>
      <!--METADATA-->
      <text:p text:style-name="P4">
<draw:frame draw:style-name="fr1" draw:name="Image87" text:anchor-type="as-char" svg:width="6.9236in" svg:height="3.956343in" draw:z-index="0">
<draw:image xlink:href="../Images/yкринформ/2023-04-10T16-27-02-03-00/630_360_1681133207-923.jpg" xlink:type="simple" xlink:show="embed" xlink:actuate="onLoad" draw:mime-type="image/jpeg"/>
</draw:frame>
 ШоуменМихайло Поплавський йде з посади ректора Київського національного університетукультури і мистецтва (КНУКіМ) та планує очолити Вчену раду навчальногозакладу.</text:p>
      <text:p text:style-name="P4">
Про це він заявив в <text:a xlink:type="simple" xlink:href="http://www.instagram.com/reel/Cq0x2prqle4/" text:style-name="Internet_20_link" text:visited-style-name="Visited_20_Internet_20_Link">
</text:a>
 ,повідомляє Укрінформ.</text:p>
      <text:p text:style-name="Quotations">

<text:p text:style-name="P4">
<text:a xlink:type="simple" xlink:href="https://www.instagram.com/reel/Cq0x2prqle4/" text:style-name="Internet_20_link" text:visited-style-name="Visited_20_Internet_20_Link">
&gt;
 </text:a>
&gt;
 <text:a xlink:type="simple" xlink:href="https://www.instagram.com/reel/Cq0x2prqle4/" text:style-name="Internet_20_link" text:visited-style-name="Visited_20_Internet_20_Link">
&gt;
 </text:a>
&gt;
&gt;
 <text:a xlink:type="simple" xlink:href="https://www.instagram.com/reel/Cq0x2prqle4/" text:style-name="Internet_20_link" text:visited-style-name="Visited_20_Internet_20_Link">
&gt;
 </text:a>
</text:p>

</text:p>
      <text:p text:style-name="P4">
"Головне для кожного артиста: своєчасно піти зі сцени під аплодисменти! Я хочупередати повноваження молодому ректору і бути головою Вченої ради,допомагати", - наголосив шоумен.</text:p>
      <text:p text:style-name="P4">
Поплавський також зазначив, що 21 квітня - 30 років, як він очолює КНУКіМ.</text:p>
      <text:p text:style-name="P4">
<text:span text:style-name="T4">
Читайте також:</text:span>
 <text:a xlink:type="simple" xlink:href="https://www.ukrinform.ua/rubric-society/3658803-u-kievi-eksrektor-universitetu-narahuvav-sobi-premij-na-13-miljona-jomu-ogolosili-pidozru.html" text:style-name="Internet_20_link" text:visited-style-name="Visited_20_Internet_20_Link">
 </text:a>
</text:p>
      <text:p text:style-name="P4">
Михайло Поплавський очолив Університет культури в 1993 році, ставшинаймолодшим ректором в Україні.</text:p>
      <text:p text:style-name="P4">
Source: <text:a xlink:type="simple" xlink:href="https://www.ukrinform.ua/rubric-culture/3693996-poplavskij-zaaviv-so-jde-z-posadi-rektora-universitetu-kulturi.html" text:style-name="Internet_20_link" text:visited-style-name="Visited_20_Internet_20_Link">
https://www.ukrinform.ua/rubric-culture/3693996-poplavskij-zaaviv-so-jde-z-posadi-rektora-universitetu-kulturi.html</text:a>
</text:p>
      <!--NEWS-->
      <text:h text:style-name="P10" text:outline-level="1">
<text:span text:style-name="T4">
Помер гітарист гурту АВВА</text:span>
</text:h>
      <text:p text:style-name="P4">
Authors: Ukrinform (Person)</text:p>
      <text:p text:style-name="P4">
Publisher: Укринформ (Organization)</text:p>
      <text:p text:style-name="P4">
Published Time: 2023-04-10T16:31:11+03:00</text:p>
      <text:p text:style-name="P4">
Modified Time: 2023-04-10T16:31:11+03:00</text:p>
      <text:p text:style-name="P4">
Description: Гітарист шведського музичного попгурту «АВВА» Лассе Велландер помер після короткої боротьби із раком, повідомила його родина. — Укрінформ.</text:p>
      <text:p text:style-name="P4">
Images: ["<text:a xlink:type="simple" xlink:href="https://static.ukrinform.com/photos/2023_04/thumb_files/630_360_1681133324-225.jpg" text:style-name="Internet_20_link" text:visited-style-name="Visited_20_Internet_20_Link">
630_360_16811...</text:a>
"]</text:p>
      <text:p text:style-name="P4">
Tags: ['Музика', 'Смерть', 'АВВА']</text:p>
      <text:p text:style-name="P4">
Type: Article</text:p>
      <!--METADATA-->
      <text:p text:style-name="P4">
<draw:frame draw:style-name="fr1" draw:name="Image88" text:anchor-type="as-char" svg:width="6.9236in" svg:height="3.956343in" draw:z-index="0">
<draw:image xlink:href="../Images/yкринформ/2023-04-10T16-31-11-03-00/630_360_1681133324-225.jpg" xlink:type="simple" xlink:show="embed" xlink:actuate="onLoad" draw:mime-type="image/jpeg"/>
</draw:frame>
 Гітаристшведського музичного попгурту «АВВА» Лассе Велландер помер після короткоїборотьби із раком, повідомила його родина.</text:p>
      <text:p text:style-name="P4">
Як передає Укрінформ, про це повідомляє <text:a xlink:type="simple" xlink:href="https://edition.cnn.com/2023/04/10/entertainment/lasse-wellander-abba-dies-intl-scli/index.html" text:style-name="Internet_20_link" text:visited-style-name="Visited_20_Internet_20_Link">
</text:a>
.</text:p>
      <text:p text:style-name="P4">
«Нещодавно Лассе захворів на рак і вранці у Страсну п’ятницю (7 квітня - ред.)помер в оточенні своїх близьких», - йдеться у заяві, опублікованій на сторінцігітариста у Фейсбуці у неділю.</text:p>
      <text:p text:style-name="P4">
Гітарист вперше провів музичну сесію із легендарним гуртом «АВВА» в жовтні1974 року, коли були записані пісні «Intermezzo No.1» та «Crazy World».</text:p>
      <text:p text:style-name="P4">
Незабаром Велландер став головним гітаристом і гастролював із гуртом у 1975,1977, 1979 та 1980 роках.</text:p>
      <text:p text:style-name="P4">
Він з’являвся у кількох альбомах гурту, зокрема у концептуальному альбомі«Chess», двох альбомах «Gemini» та у саундтреках до двох частин фільму «MammaMia», а також в альбомі «Voyage», який було випущено у листопаді 2021 року.</text:p>
      <text:p text:style-name="P4">
За свою кар’єру Велландер випустив сім студійних альбомів, два з яких увійшлидо 40 найкращих альбомів, повідомляється на вебсайті «АВВА».</text:p>
      <text:p text:style-name="P4">
У 2005 році він отримав Меморіальну нагороду Альбіна Хагстрьома (The AlbinHagström Memorial Award) від Шведської королівської академії музики, а у 2018році – престижну спеціальну нагороду Спілки музикантів <text:a xlink:type="simple" xlink:href="https://www.ukrinform.ua/tag-svecia" text:style-name="Internet_20_link" text:visited-style-name="Visited_20_Internet_20_Link">
</text:a>
 «Studioräven Award».</text:p>
      <text:p text:style-name="P4">
Як повідомляв Укрінформ, помер 81-річний актор Майкл Лернер, який отримавномінацію «Оскар» як найкращий актор другого плану за роль у психологічнійкомедії «Бартон Фінк».</text:p>
      <text:p text:style-name="P4">
Source: <text:a xlink:type="simple" xlink:href="https://www.ukrinform.ua/rubric-culture/3693997-pomer-gitarist-gurtu-avva.html" text:style-name="Internet_20_link" text:visited-style-name="Visited_20_Internet_20_Link">
https://www.ukrinform.ua/rubric-culture/3693997-pomer-gitarist-gurtu-avva.html</text:a>
</text:p>
      <!--NEWS-->
      <text:h text:style-name="P10" text:outline-level="1">
<text:span text:style-name="T4">
У Підмосков’ї масштабна пожежа - горить склад із пластиком</text:span>
</text:h>
      <text:p text:style-name="P4">
Authors: Ukrinform (Person)</text:p>
      <text:p text:style-name="P4">
Publisher: Укринформ (Organization)</text:p>
      <text:p text:style-name="P4">
Published Time: 2023-04-10T16:32:00+03:00</text:p>
      <text:p text:style-name="P4">
Modified Time: 2023-04-10T16:32:00+03:00</text:p>
      <text:p text:style-name="P4">
Description: У підмосковному Красногорську горить склад із вторинною сировиною пластику, площа займання становить 1,4 тисячі квадратних метрів. — Укрінформ.</text:p>
      <text:p text:style-name="P4">
Images: ["<text:a xlink:type="simple" xlink:href="https://static.ukrinform.com/photos/2023_04/thumb_files/630_360_1681133410-778.jpg" text:style-name="Internet_20_link" text:visited-style-name="Visited_20_Internet_20_Link">
630_360_16811...</text:a>
", "<text:a xlink:type="simple" xlink:href="https://static.ukrinform.com/photos/2023_04/1681133410-674.jpg" text:style-name="Internet_20_link" text:visited-style-name="Visited_20_Internet_20_Link">
1681133410-67...</text:a>
", "<text:a xlink:type="simple" xlink:href="https://static.ukrinform.com/photos/2023_04/1681133410-778.jpg" text:style-name="Internet_20_link" text:visited-style-name="Visited_20_Internet_20_Link">
1681133410-77...</text:a>
"]</text:p>
      <text:p text:style-name="P4">
Tags: ['Москва', 'Пожежа', 'росія']</text:p>
      <text:p text:style-name="P4">
Type: Article</text:p>
      <!--METADATA-->
      <text:p text:style-name="P4">
<draw:frame draw:style-name="fr1" draw:name="Image89" text:anchor-type="as-char" svg:width="6.9236in" svg:height="3.956343in" draw:z-index="0">
<draw:image xlink:href="../Images/yкринформ/2023-04-10T16-32-00-03-00/630_360_1681133410-778.jpg" xlink:type="simple" xlink:show="embed" xlink:actuate="onLoad" draw:mime-type="image/jpeg"/>
</draw:frame>
 Упідмосковному Красногорську горить склад із вторинною сировиною пластику,площа займання становить 1,4 тисячі квадратних метрів.</text:p>
      <text:p text:style-name="P4">
Як передає Укрінформ, про це повідомляє російське <text:a xlink:type="simple" xlink:href="https://ria.ru/20230201/sklad-1849093237.html" text:style-name="Internet_20_link" text:visited-style-name="Visited_20_Internet_20_Link">
</text:a>
 з посиланням на пресслужбуМНС рф.</text:p>
      <text:p text:style-name="P4">
«Надійшло повідомлення про спалах на складі за адресою: міський округКрасногорськ, селище Нахабіне, будинок 1, будівля 1. За попередніми даними,всередині знаходиться вторинна сировина пластику», - йдеться в повідомленні.</text:p>
      <text:p text:style-name="P4">
<draw:frame draw:style-name="fr1" draw:name="Image90" text:anchor-type="as-char" svg:width="4.609375in" svg:height="10.0in" draw:z-index="0">
<draw:image xlink:href="../Images/yкринформ/2023-04-10T16-32-00-03-00/1681133410-674.jpg" xlink:type="simple" xlink:show="embed" xlink:actuate="onLoad" draw:mime-type="image/jpeg"/>
</draw:frame>
</text:p>
      <text:p text:style-name="P4">
За даними відомства, площа горіння – 1,4 тисячі квадратних метрів. Причину <text:a xlink:type="simple" xlink:href="https://www.ukrinform.ua/tag-pozeza" text:style-name="Internet_20_link" text:visited-style-name="Visited_20_Internet_20_Link">
</text:a>
 встановлюють.</text:p>
      <text:p text:style-name="P4">
<text:span text:style-name="T4">
Читайте також:</text:span>
 <text:a xlink:type="simple" xlink:href="https://www.ukrinform.ua/rubric-world/3693083-na-aviazavodi-u-voronezi-prolunav-vibuh.html" text:style-name="Internet_20_link" text:visited-style-name="Visited_20_Internet_20_Link">
 <text:span text:style-name="T4">
Ворон</text:span>
 </text:a>
</text:p>
      <text:p text:style-name="P4">
<draw:frame draw:style-name="fr1" draw:name="Image91" text:anchor-type="as-char" svg:width="6.9236in" svg:height="9.231467in" draw:z-index="0">
<draw:image xlink:href="../Images/yкринформ/2023-04-10T16-32-00-03-00/1681133410-778.jpg" xlink:type="simple" xlink:show="embed" xlink:actuate="onLoad" draw:mime-type="image/jpeg"/>
</draw:frame>
</text:p>
      <text:p text:style-name="P4">
Як повідомляв <text:a xlink:type="simple" xlink:href="https://www.ukrinform.ua/rubric-world/3686818-u-rf-stalasa-velika-pozeza-u-naukovovirobnicomu-kompleksi.html" text:style-name="Internet_20_link" text:visited-style-name="Visited_20_Internet_20_Link">
 </text:a>
 , наприкінці березня, умісті Араміль Свердловської області рф сталася пожежа в будівлі науково-виробничого комплексу ВМП, де виробляються особливі лакофарбові матеріали.</text:p>
      <text:p text:style-name="P4">
<text:span text:style-name="T5">
Фото: соцмережі</text:span>
</text:p>
      <text:p text:style-name="P4">
Source: <text:a xlink:type="simple" xlink:href="https://www.ukrinform.ua/rubric-world/3694000-u-pidmoskovi-masstabna-pozeza-gorit-sklad-iz-plastikom.html" text:style-name="Internet_20_link" text:visited-style-name="Visited_20_Internet_20_Link">
https://www.ukrinform.ua/rubric-world/3694000-u-pidmoskovi-masstabna-pozeza-gorit-sklad-iz-plastikom.html</text:a>
</text:p>
      <!--NEWS-->
      <text:h text:style-name="P10" text:outline-level="1">
<text:span text:style-name="T4">
Великий обмін: Україна повернула додому ще 100 полонених</text:span>
</text:h>
      <text:p text:style-name="P4">
Authors: Ukrinform (Person)</text:p>
      <text:p text:style-name="P4">
Publisher: Укринформ (Organization)</text:p>
      <text:p text:style-name="P4">
Published Time: 2023-04-10T16:38:00+03:00</text:p>
      <text:p text:style-name="P4">
Modified Time: 2023-04-10T16:38:00+03:00</text:p>
      <text:p text:style-name="P4">
Description: Україна провела черговий великий обмін полоненими. — Укрінформ.</text:p>
      <text:p text:style-name="P4">
Images: ["<text:a xlink:type="simple" xlink:href="https://static.ukrinform.com/photos/2023_04/thumb_files/630_360_1681133811-881.jpg" text:style-name="Internet_20_link" text:visited-style-name="Visited_20_Internet_20_Link">
630_360_16811...</text:a>
", "<text:a xlink:type="simple" xlink:href="https://static.ukrinform.com/photos/2023_04/1681133811-359.jpg" text:style-name="Internet_20_link" text:visited-style-name="Visited_20_Internet_20_Link">
1681133811-35...</text:a>
"]</text:p>
      <text:p text:style-name="P4">
Tags: ['Азовсталь', 'Обмін', 'Полонені', 'Єрмак']</text:p>
      <text:p text:style-name="P4">
Type: Article</text:p>
      <!--METADATA-->
      <text:p text:style-name="P4">
<draw:frame draw:style-name="fr1" draw:name="Image92" text:anchor-type="as-char" svg:width="6.9236in" svg:height="3.956343in" draw:z-index="0">
<draw:image xlink:href="../Images/yкринформ/2023-04-10T16-38-00-03-00/630_360_1681133811-881.jpg" xlink:type="simple" xlink:show="embed" xlink:actuate="onLoad" draw:mime-type="image/jpeg"/>
</draw:frame>
 Українапровела черговий великий обмін полоненими.</text:p>
      <text:p text:style-name="P4">
Про це повідомив у <text:a xlink:type="simple" xlink:href="https://t.me/ermaka2022/2414" text:style-name="Internet_20_link" text:visited-style-name="Visited_20_Internet_20_Link">
 </text:a>
 керівник Офісу ПрезидентаУкраїни Андрій Єрмак, передає Укрінформ.</text:p>
      <text:p text:style-name="P4">
_Відео:<text:a xlink:type="simple" xlink:href="https://t.me/ermaka2022/2414" text:style-name="Internet_20_link" text:visited-style-name="Visited_20_Internet_20_Link">
 </text:a>
 _</text:p>
      <text:p text:style-name="P4">
«Повертаємо додому 100 наших людей - це <text:a xlink:type="simple" xlink:href="https://www.ukrinform.ua/tag-vijskovi" text:style-name="Internet_20_link" text:visited-style-name="Visited_20_Internet_20_Link">
 </text:a>
 , моряки, прикордонники, нацгвардійці. Серед них є оборонціМаріуполя, «Азовсталі», Гостомеля. Деякі люди отримали серйозні поранення,мають захворювання. Зробимо все необхідне, щоб кожен з них отримав всюнеобхідну допомогу», - зазначив він.</text:p>
      <text:p text:style-name="P4">
<draw:frame draw:style-name="fr1" draw:name="Image93" text:anchor-type="as-char" svg:width="6.9236in" svg:height="3.89773in" draw:z-index="0">
<draw:image xlink:href="../Images/yкринформ/2023-04-10T16-38-00-03-00/1681133811-359.jpg" xlink:type="simple" xlink:show="embed" xlink:actuate="onLoad" draw:mime-type="image/jpeg"/>
</draw:frame>
</text:p>
      <text:p text:style-name="P4">
Єрмак заявив, що це був непростий обмін та висловив подяку всій команді.“Координаційному штабу з питань поводження із військовополоненими за те, щокожен робить те, що часто багатьом може здаватися неможливим. Робить своюроботу, дуже важливу сьогодні”.</text:p>
      <text:p text:style-name="P4">
<text:span text:style-name="T4">
Читайте також:</text:span>
 <text:a xlink:type="simple" xlink:href="https://www.ukrinform.ua/rubric-ato/3693128-derzorgani-pracuut-nad-posukom-mehanizmiv-povernenna-civilnih-iz-rosijskogo-polonu-lubinec.html" text:style-name="Internet_20_link" text:visited-style-name="Visited_20_Internet_20_Link">
 </text:a>
</text:p>
      <text:p text:style-name="P4">
“Особливо радий повідомити чудову новину про обмін родичам звільнених з полонулюдей. Вони довго чекали своїх чоловіків, жінок, батьків вдома. Очікування -це завжди дуже складний та нервовий процес. Наші - вдома. І ми повернемо всіх.Бо люди - головна цінність України”, - підкреслив він.</text:p>
      <text:p text:style-name="P4">
Пресслужба Міністерства внутрішніх справ поінформувала у <text:a xlink:type="simple" xlink:href="https://twitter.com/MVS_UA/status/1645426798094692354" text:style-name="Internet_20_link" text:visited-style-name="Visited_20_Internet_20_Link">
</text:a>
 , що середвійськових, яких повернули з полону, є 24 нацгвардійці та 22 прикордонників —службовців системи МВС. "Це оборонці Маріуполя, Азовсталі, Гостомеля, Чонгара,острова Зміїний, ЗАЕС та ЧАЕС", - зазначили в МВС України.</text:p>
      <text:p text:style-name="P4">
У Міністерстві з питань реінтеграції тимчасово окупованих територій також <text:a xlink:type="simple" xlink:href="https://t.me/minre_ua/3057" text:style-name="Internet_20_link" text:visited-style-name="Visited_20_Internet_20_Link">
</text:a>
 , що в процесі зустрічі звільнених воїнів бралиучасть представники Національного інформаційного бюро, які передали прапори,мобільні телефони та інші речі першої необхідності.</text:p>
      <text:p text:style-name="P4">
"З досвіду минулих обмінів відомо: перше, про що мріють звільнені оборонці, –взяти до рук прапор України. Тому сьогодні наші звільнені захисники отрималитакі прапори, підготовлені для них НІБ разом з Мінреінтеграції. А такожпакунки з речами першої необхідності: мобільним телефоном, одягом і взуттям,засобами гігієни та гарячим чаєм у термосах", - зауважили в міністерстві.</text:p>
      <text:p text:style-name="P4">
Крім того, НІБ надає визволеним з російського полону особам первинну допомогу,зокрема у відновленні документів, банківських рахунків і сім-карт, такожзабезпечує супровід для отримання ними одноразової грошової допомоги у розмірі100 тис. грн від держави.</text:p>
      <text:p text:style-name="P4">
Як повідомляв Укрінформ, станом на квітень від початку повномасштабноговторгнення рф Україна повернула з російського полону 2005 осіб.</text:p>
      <text:p text:style-name="P4">
<text:span text:style-name="T5">
Фото: Андрій Єрмак/Телеграм</text:span>
</text:p>
      <text:p text:style-name="P4">
Source: <text:a xlink:type="simple" xlink:href="https://www.ukrinform.ua/rubric-ato/3694003-velikij-obmin-ukraina-povernula-dodomu-se-100-polonenih.html" text:style-name="Internet_20_link" text:visited-style-name="Visited_20_Internet_20_Link">
https://www.ukrinform.ua/rubric-ato/3694003-velikij-obmin-ukraina-povernula-dodomu-se-100-polonenih.html</text:a>
</text:p>
      <!--NEWS-->
      <text:h text:style-name="P10" text:outline-level="1">
<text:span text:style-name="T4">
У Силах оборони назвали найскладніші напрямки фронту</text:span>
</text:h>
      <text:p text:style-name="P4">
Authors: Ukrinform (Person)</text:p>
      <text:p text:style-name="P4">
Publisher: Укринформ (Organization)</text:p>
      <text:p text:style-name="P4">
Published Time: 2023-04-10T16:39:37+03:00</text:p>
      <text:p text:style-name="P4">
Modified Time: 2023-04-10T16:39:37+03:00</text:p>
      <text:p text:style-name="P4">
Description: Найскладнішими ділянками для Сил оборони на фронті залишаються Лиманський, Авдіївський, Бахмутський та Мар’їнський напрямки. — Укрінформ.</text:p>
      <text:p text:style-name="P4">
Images: ["<text:a xlink:type="simple" xlink:href="https://static.ukrinform.com/photos/2023_03/thumb_files/630_360_1680240754-664.jpg" text:style-name="Internet_20_link" text:visited-style-name="Visited_20_Internet_20_Link">
630_360_16802...</text:a>
"]</text:p>
      <text:p text:style-name="P4">
Tags: ['Нацгвардія', 'Схід України', 'Війна з росією', 'Єдині новини']</text:p>
      <text:p text:style-name="P4">
Type: Article</text:p>
      <!--METADATA-->
      <text:p text:style-name="P4">
<draw:frame draw:style-name="fr1" draw:name="Image94" text:anchor-type="as-char" svg:width="6.9236in" svg:height="3.956343in" draw:z-index="0">
<draw:image xlink:href="../Images/yкринформ/2023-04-10T16-39-37-03-00/630_360_1680240754-664.jpg" xlink:type="simple" xlink:show="embed" xlink:actuate="onLoad" draw:mime-type="image/jpeg"/>
</draw:frame>
Найскладнішими ділянками для Сил оборони на фронті залишаються Лиманський,Авдіївський, Бахмутський та Мар’їнський напрямки.</text:p>
      <text:p text:style-name="P4">
Про це в ефірі загальнонаціонального телемарафону “Єдині новини” сказав речникНацгвардії України Руслан Музичук, передає кореспондент Укрінформу.</text:p>
      <text:p text:style-name="P4">
“Зараз найскладнішою ситуація залишається на Донеччині і <text:a xlink:type="simple" xlink:href="https://www.ukrinform.ua/tag-lugansina" text:style-name="Internet_20_link" text:visited-style-name="Visited_20_Internet_20_Link">
</text:a>
 , де ворог концентрує значнізусилля, щоб пробувати просуватися уперед. Зокрема, це Лиманський,Авдіївський, Бахмутський і Мар’їнський напрямки. І дійсно, тут застосовуютьсядуже великі сили (росіян — ред.), у тому числі й авіаудари”, - заявив він.</text:p>
      <text:p text:style-name="P4">
Речник Нацгвардії зазначив, що, зокрема, на Бахмутському напрямку впродовжостанніх тижнів рф використовує вже не лише “вагнерівців”, а й перекидаєпідготовлені підрозділи спецпризначенців, десантно-штурмові підрозділи.</text:p>
      <text:p text:style-name="P4">
<text:span text:style-name="T4">
Читайте також:</text:span>
 <text:a xlink:type="simple" xlink:href="https://www.ukrinform.ua/rubric-ato/3692159-cerevatij-rosiani-vikoristovuut-na-bahmutskomu-napramku-vdoskonaleni-aviabombi-fab500.html" text:style-name="Internet_20_link" text:visited-style-name="Visited_20_Internet_20_Link">
 <text:span text:style-name="T4">
Череватий</text:span>
 </text:a>
</text:p>
      <text:p text:style-name="P4">
“Що стосується, наприклад, боїв вже у місті, то ворог застосовує тактикуповного руйнування споруд, певних наших укріппозицій - по суті, їх повністюрозбирають, щоб пробувати просуватися. Але наші військовослужбовці роблять усенеобхідне, щоб стримувати ці атаки. І на інших напрямках вони також ефективновиконують ці задачі”, - сказав Музичук.</text:p>
      <text:p text:style-name="P4">
<text:span text:style-name="T4">
Читайте також:</text:span>
 <text:a xlink:type="simple" xlink:href="https://www.ukrinform.ua/rubric-ato/3692584-danilov-pro-bahmut-akso-pocnemo-vse-zdavati-dokotimosa-do-kordoniv-na-zahidnij-ukraini.html" text:style-name="Internet_20_link" text:visited-style-name="Visited_20_Internet_20_Link">
 </text:a>
</text:p>
      <text:p text:style-name="P4">
Як повідомлялося, на Авдіївському напрямку <text:a xlink:type="simple" xlink:href="https://www.ukrinform.ua/rubric-ato/3693898-na-avdiivskomu-napramku-zsu-znisili-rosijskij-mi24.html" text:style-name="Internet_20_link" text:visited-style-name="Visited_20_Internet_20_Link">
</text:a>
 російський вертоліт Мі-24.</text:p>
      <text:p text:style-name="P4">
Source: <text:a xlink:type="simple" xlink:href="https://www.ukrinform.ua/rubric-ato/3694002-u-silah-oboroni-nazvali-najskladnisi-napramki-frontu.html" text:style-name="Internet_20_link" text:visited-style-name="Visited_20_Internet_20_Link">
https://www.ukrinform.ua/rubric-ato/3694002-u-silah-oboroni-nazvali-najskladnisi-napramki-frontu.html</text:a>
</text:p>
      <!--NEWS-->
      <text:h text:style-name="P10" text:outline-level="1">
<text:span text:style-name="T4">
Китай завершив триденні військові навчання поблизу Тайваню</text:span>
</text:h>
      <text:p text:style-name="P4">
Authors: Ukrinform (Person)</text:p>
      <text:p text:style-name="P4">
Publisher: Укринформ (Organization)</text:p>
      <text:p text:style-name="P4">
Published Time: 2023-04-10T16:41:17+03:00</text:p>
      <text:p text:style-name="P4">
Modified Time: 2023-04-10T16:41:17+03:00</text:p>
      <text:p text:style-name="P4">
Description: Китай завершив триденні військові навчання довкола Тайваню, під час яких сили Східного військового округу Народно-визвольної армії Китаю (НВАК) відпрацьовували завдання ракетних ударів по цілях на острові та блокування його морського і повітряного простору. — Укрінформ.</text:p>
      <text:p text:style-name="P4">
Images: ["<text:a xlink:type="simple" xlink:href="https://static.ukrinform.com/photos/2023_04/thumb_files/630_360_1681134009-399.jpg" text:style-name="Internet_20_link" text:visited-style-name="Visited_20_Internet_20_Link">
630_360_16811...</text:a>
"]</text:p>
      <text:p text:style-name="P4">
Tags: ['Китай', 'Тайвань', 'Військові навчання']</text:p>
      <text:p text:style-name="P4">
Type: Article</text:p>
      <!--METADATA-->
      <text:p text:style-name="P4">
<draw:frame draw:style-name="fr1" draw:name="Image95" text:anchor-type="as-char" svg:width="6.9236in" svg:height="3.956343in" draw:z-index="0">
<draw:image xlink:href="../Images/yкринформ/2023-04-10T16-41-17-03-00/630_360_1681134009-399.jpg" xlink:type="simple" xlink:show="embed" xlink:actuate="onLoad" draw:mime-type="image/jpeg"/>
</draw:frame>
 Китайзавершив триденні військові навчання довкола Тайваню, під час яких силиСхідного військового округу Народно-визвольної армії Китаю (НВАК)відпрацьовували завдання ракетних ударів по цілях на острові та блокуванняйого морського і повітряного простору.</text:p>
      <text:p text:style-name="P4">
Про це повідомляє <text:a xlink:type="simple" xlink:href="http://www.reuters.com/world/asia-pacific/japan-following-chinas-taiwan-drills-with-great-interest-2023-04-10/" text:style-name="Internet_20_link" text:visited-style-name="Visited_20_Internet_20_Link">
 </text:a>
 , передаєУкрінформ.</text:p>
      <text:p text:style-name="P4">
Китайські військові заявили, що «успішно завершили» навчання та «всебічноперевірили» можливості підрозділів діяти в реальних бойових умовах,наголосивши на готовності «рішуче придушувати будь-які форми сепаратизмунезалежності Тайваню та іноземного втручання».</text:p>
      <text:p text:style-name="P4">
Державне телебачення <text:a xlink:type="simple" xlink:href="https://www.ukrinform.ua/tag-kitaj" text:style-name="Internet_20_link" text:visited-style-name="Visited_20_Internet_20_Link">
 </text:a>
 розповіло, щобойові кораблі на чолі з авіаносцем «Шаньдун» та літаки НВАК, у тому числібомбардувальники H-6, здатні нести ядерну зброю, відпрацьовували «спільні діїзі встановлення всебічної блокади острова».</text:p>
      <text:p text:style-name="P4">
У міністерстві оборони Тайваню заявили, що, станом на ранок понеділка, виявилидовкола острова 11 китайських бойових кораблів та 59 літаків, із яких 39порушили серединну лінію Тайванської протоки, що вважається розмежувальною міждвома сторонами, та увійшли в зону розпізнавання ППО Тайваню.</text:p>
      <text:p text:style-name="P4">
В уряді Японії, коментуючи навчання НВАК навколо острова, зазначили, щостежать за маневрами «з великим інтересом» та наголосили на важливостізбереження миру і стабільності в Тайванській протоці.</text:p>
      <text:p text:style-name="P4">
У Європейському Союзі в понеділок висловили стурбованість військовиминавчаннями Китаю навколо Тайваню й заявили, що статус острова не можназмінювати силою, оскільки будь-яка ескалація ситуації або застосування силитам матиме величезні глобальні наслідки.</text:p>
      <text:p text:style-name="P4">
<text:span text:style-name="T4">
Читайте також:</text:span>
 <text:a xlink:type="simple" xlink:href="https://www.ukrinform.ua/rubric-world/3693930-ssa-napravili-raketnij-esminec-u-pivdennokitajske-more-na-tli-navcan-knr-bila-tajvanu.html" text:style-name="Internet_20_link" text:visited-style-name="Visited_20_Internet_20_Link">
 <text:span text:style-name="T4">
Тайваню</text:span>
 </text:a>
</text:p>
      <text:p text:style-name="P4">
Як повідомляв Укрінформ, Міністерство оборони КНР підтвердило, що військовіармії Китаю в ході навчань <text:a xlink:type="simple" xlink:href="https://www.ukrinform.ua/rubric-world/3693718-kitaj-pidtverdzue-imitaciu-raketnih-udariv-po-klucovih-cilah-na-tajvani.html" text:style-name="Internet_20_link" text:visited-style-name="Visited_20_Internet_20_Link">
 </text:a>
 і навколишніх водах.</text:p>
      <text:p text:style-name="P4">
Фото: Getty Images</text:p>
      <text:p text:style-name="P4">
Source: <text:a xlink:type="simple" xlink:href="https://www.ukrinform.ua/rubric-world/3694004-kitaj-zaversiv-tridenni-vijskovi-navcanna-poblizu-tajvanu.html" text:style-name="Internet_20_link" text:visited-style-name="Visited_20_Internet_20_Link">
https://www.ukrinform.ua/rubric-world/3694004-kitaj-zaversiv-tridenni-vijskovi-navcanna-poblizu-tajvanu.html</text:a>
</text:p>
      <!--NEWS-->
      <text:h text:style-name="P10" text:outline-level="1">
<text:span text:style-name="T4">
У Мелітополі зрадникам і колаборантам заборонили виїжджати за межі міста</text:span>
</text:h>
      <text:p text:style-name="P4">
Authors: Ukrinform (Person)</text:p>
      <text:p text:style-name="P4">
Publisher: Укринформ (Organization)</text:p>
      <text:p text:style-name="P4">
Published Time: 2023-04-10T16:45:00+03:00</text:p>
      <text:p text:style-name="P4">
Modified Time: 2023-04-10T16:45:00+03:00</text:p>
      <text:p text:style-name="P4">
Description: У тимчасово захопленому Мелітополі зростає паніка серед зрадників і колаборантів. Їх змушують писати розписки і забороняють виїжджати за межі міста. — Укрінформ.</text:p>
      <text:p text:style-name="P4">
Images: ["<text:a xlink:type="simple" xlink:href="https://static.ukrinform.com/photos/2019_03/thumb_files/630_360_1552330633-461.jpg" text:style-name="Internet_20_link" text:visited-style-name="Visited_20_Internet_20_Link">
630_360_15523...</text:a>
"]</text:p>
      <text:p text:style-name="P4">
Tags: ['Мелітополь', 'Заборона', 'Колаборант', 'Війна з росією']</text:p>
      <text:p text:style-name="P4">
Type: Article</text:p>
      <!--METADATA-->
      <text:p text:style-name="P4">
<draw:frame draw:style-name="fr1" draw:name="Image96" text:anchor-type="as-char" svg:width="6.9236in" svg:height="3.956343in" draw:z-index="0">
<draw:image xlink:href="../Images/yкринформ/2023-04-10T16-45-00-03-00/630_360_1552330633-461.jpg" xlink:type="simple" xlink:show="embed" xlink:actuate="onLoad" draw:mime-type="image/jpeg"/>
</draw:frame>
 Утимчасово захопленому Мелітополі зростає паніка серед зрадників іколаборантів. Їх змушують писати розписки і забороняють виїжджати за межіміста.</text:p>
      <text:p text:style-name="P4">
Про це повідомляє в <text:a xlink:type="simple" xlink:href="https://t.me/ivan_fedorov_melitopol/1691" text:style-name="Internet_20_link" text:visited-style-name="Visited_20_Internet_20_Link">
 </text:a>
Мелітопольський міський голова Іван Федоров, передає Укрінформ.</text:p>
      <text:p text:style-name="P4">
“Паніка посилюється тим, що минулого тижня було звільнено 4-х колаборантів,які погодилися співпрацювати з ворогом. Наприклад, після того, як вибухнулаавтівка Зубарєва, йому за 3 години знайшли заміну і представили нового головуфейкової окупаційної влади в Якимівці. Також призначили нового голову вПриазовську, нового голову в Кирилівку, і тенденція продовжується”, -розповідає міський голова.</text:p>
      <text:p text:style-name="P4">
За словами Федорова, зрадники не потрібні нікому, тому ворог починає зачищатисвої лави.</text:p>
      <text:p text:style-name="P4">
<text:span text:style-name="T4">
Читайте також:</text:span>
 <text:a xlink:type="simple" xlink:href="https://www.ukrinform.ua/rubric-regions/3690943-partizani-melitopola-vzali-na-sebe-vidpovidalnist-za-pidriv-avto-kolaboranta-zubareva.html" text:style-name="Internet_20_link" text:visited-style-name="Visited_20_Internet_20_Link">
 </text:a>
</text:p>
      <text:p text:style-name="P4">
“Сьогодні ворог взяв розписки з усіх колаборантів і забороняє їм виїжджатинавіть за межі міста”, - поінформував законно обраний міський голова.</text:p>
      <text:p text:style-name="P4">
За даними Центру національного спротиву, російські загарбники забирають удеяких колаборантів закордонні паспорти.</text:p>
      <text:p text:style-name="P4">
Як повідомляв Укрінформ, <text:a xlink:type="simple" xlink:href="https://www.ukrinform.ua/rubric-regions/3691887-spivpracuvati-z-vorogom-pogodilis-700-meskanciv-melitopolskogo-rajonu-mer.html" text:style-name="Internet_20_link" text:visited-style-name="Visited_20_Internet_20_Link">
 </text:a>
 однак серед представників міської влади на бікворога перейшло не більш як 10 людей.</text:p>
      <text:p text:style-name="P4">
Source: <text:a xlink:type="simple" xlink:href="https://www.ukrinform.ua/rubric-regions/3694006-u-melitopoli-zradnikam-i-kolaborantam-zaboronili-viizdzati-za-mezi-mista.html" text:style-name="Internet_20_link" text:visited-style-name="Visited_20_Internet_20_Link">
https://www.ukrinform.ua/rubric-regions/3694006-u-melitopoli-zradnikam-i-kolaborantam-zaboronili-viizdzati-za-mezi-mista.html</text:a>
</text:p>
      <!--NEWS-->
      <text:h text:style-name="P10" text:outline-level="1">
<text:span text:style-name="T4">
«Україна готова до нової сторінки»: Зеленський поговорив з прем'єром Іраку</text:span>
</text:h>
      <text:p text:style-name="P4">
Authors: Ukrinform (Person)</text:p>
      <text:p text:style-name="P4">
Publisher: Укринформ (Organization)</text:p>
      <text:p text:style-name="P4">
Published Time: 2023-04-10T16:51:24+03:00</text:p>
      <text:p text:style-name="P4">
Modified Time: 2023-04-10T16:51:24+03:00</text:p>
      <text:p text:style-name="P4">
Description: Президент Володимир Зеленський обговорив з прем'єр-міністром Іраку Мухаммадом Шіа Ас-Судані активізацію міждержавної взаємодії та українську формулу миру. — Укрінформ.</text:p>
      <text:p text:style-name="P4">
Images: ["<text:a xlink:type="simple" xlink:href="https://static.ukrinform.com/photos/2022_06/thumb_files/630_360_1655321433-213.jpeg" text:style-name="Internet_20_link" text:visited-style-name="Visited_20_Internet_20_Link">
630_360_16553...</text:a>
"]</text:p>
      <text:p text:style-name="P4">
Tags: ['Ірак', "Прем'єр", 'Зеленський']</text:p>
      <text:p text:style-name="P4">
Type: Article</text:p>
      <!--METADATA-->
      <text:p text:style-name="P4">
<draw:frame draw:style-name="fr1" draw:name="Image97" text:anchor-type="as-char" svg:width="6.9236in" svg:height="3.956343in" draw:z-index="0">
<draw:image xlink:href="../Images/yкринформ/2023-04-10T16-51-24-03-00/630_360_1655321433-213.jpeg" xlink:type="simple" xlink:show="embed" xlink:actuate="onLoad" draw:mime-type="image/jpeg"/>
</draw:frame>
 ПрезидентВолодимир Зеленський обговорив з прем'єр-міністром Іраку Мухаммадом Шіа Ас-Судані активізацію міждержавної взаємодії та українську формулу миру.</text:p>
      <text:p text:style-name="P4">
Про це глава держави повідомив у <text:a xlink:type="simple" xlink:href="http://twitter.com/ZelenskyyUa/status/1645417474358140928" text:style-name="Internet_20_link" text:visited-style-name="Visited_20_Internet_20_Link">
</text:a>
 , передаєУкрінформ.</text:p>
      <text:p text:style-name="P4">
"Провів телефонну розмову з Прем'єр-міністром Іраку Мухаммадом Шіа Ас-Судані.Відзначив, що Україна готова до нової сторінки двосторонньої співпраці.Домовилися активізувати всі наявні механізми взаємодії та започаткувати нові.Обговорили також українську формулу миру", – зазначив Зеленський.</text:p>
      <text:p text:style-name="P4">
<text:span text:style-name="T4">
Читайте також:</text:span>
 <text:a xlink:type="simple" xlink:href="https://www.ukrinform.ua/rubric-polytics/3693102-povaga-u-miznarodni-vidnosini-povernetsa-koli-ukraina-poverne-krim-zelenskij.html" text:style-name="Internet_20_link" text:visited-style-name="Visited_20_Internet_20_Link">
 <text:span text:style-name="T4">
Зеленський</text:span>
 </text:a>
</text:p>
      <text:p text:style-name="P4">
Як повідомляв Укрінформ, Міністерство закордонних справ України на початкуберезня оголосило зовнішній набір кандидатур на 10 дипломатичних, консульськихта адміністративно-технічних посад в закордонних дипломатичних установахУкраїни в Австрії, Анголі, Гані, Іраку, Саудівській Аравії, Пакистані,Сенегалі, <text:a xlink:type="simple" xlink:href="https://www.ukrinform.ua/tag-ssa" text:style-name="Internet_20_link" text:visited-style-name="Visited_20_Internet_20_Link">
 </text:a>
 , Таджикистані таТуркменістані.</text:p>
      <text:p text:style-name="P4">
Source: <text:a xlink:type="simple" xlink:href="https://www.ukrinform.ua/rubric-polytics/3694007-ukraina-gotova-do-novoi-storinki-zelenskij-pogovoriv-z-premerom-iraku.html" text:style-name="Internet_20_link" text:visited-style-name="Visited_20_Internet_20_Link">
https://www.ukrinform.ua/rubric-polytics/3694007-ukraina-gotova-do-novoi-storinki-zelenskij-pogovoriv-z-premerom-iraku.html</text:a>
</text:p>
      <!--NEWS-->
      <text:h text:style-name="P10" text:outline-level="1">
<text:span text:style-name="T4">
Українське Дунайське пароплавство оголосило конкурс на користування танкером</text:span>
</text:h>
      <text:p text:style-name="P4">
Authors: Ukrinform (Person)</text:p>
      <text:p text:style-name="P4">
Publisher: Укринформ (Organization)</text:p>
      <text:p text:style-name="P4">
Published Time: 2023-04-10T16:51:57+03:00</text:p>
      <text:p text:style-name="P4">
Modified Time: 2023-04-10T16:51:57+03:00</text:p>
      <text:p text:style-name="P4">
Description: ПрАТ «Українське Дунайське пароплавство» виставило на е-торги право на користування танкером для навантаження та перевезення дизельного пального або олії. — Укрінформ.</text:p>
      <text:p text:style-name="P4">
Images: ["<text:a xlink:type="simple" xlink:href="https://static.ukrinform.com/photos/2023_04/thumb_files/630_360_1681134513-639.jpg" text:style-name="Internet_20_link" text:visited-style-name="Visited_20_Internet_20_Link">
630_360_16811...</text:a>
", "<text:a xlink:type="simple" xlink:href="https://static.ukrinform.com/photos/2023_04/1681134506-524.jpg" text:style-name="Internet_20_link" text:visited-style-name="Visited_20_Internet_20_Link">
1681134506-52...</text:a>
", "<text:a xlink:type="simple" xlink:href="https://static.ukrinform.com/photos/2023_04/1681134556-651.jpg" text:style-name="Internet_20_link" text:visited-style-name="Visited_20_Internet_20_Link">
1681134556-65...</text:a>
"]</text:p>
      <text:p text:style-name="P4">
Tags: ['Конкурс', 'Українське Дунайське пароплавство', 'танкер']</text:p>
      <text:p text:style-name="P4">
Type: Article</text:p>
      <!--METADATA-->
      <text:p text:style-name="P4">
<draw:frame draw:style-name="fr1" draw:name="Image98" text:anchor-type="as-char" svg:width="6.9236in" svg:height="3.956343in" draw:z-index="0">
<draw:image xlink:href="../Images/yкринформ/2023-04-10T16-51-57-03-00/630_360_1681134513-639.jpg" xlink:type="simple" xlink:show="embed" xlink:actuate="onLoad" draw:mime-type="image/jpeg"/>
</draw:frame>
 ПрАТ«Українське Дунайське пароплавство» виставило на е-торги право на користуваннятанкером для навантаження та перевезення дизельного пального або олії.</text:p>
      <text:p text:style-name="P4">
Про це повідомила пресслужба підприємства у <text:a xlink:type="simple" xlink:href="https://www.facebook.com/UkrainianDanubeShippingCompay/posts/pfbid02EGdCUFaAyfehy79Kt6ARUFJ2rMwZXqyViMXde9i6pV2rr7zc6tHedNPvqVou6G4Cl" text:style-name="Internet_20_link" text:visited-style-name="Visited_20_Internet_20_Link">
</text:a>
, передає Укрінформ.</text:p>
      <text:p text:style-name="P4">
«Передача морського флоту або інших активів УДП у користування тепервідбувається лише на <text:a xlink:type="simple" xlink:href="https://www.ukrinform.ua/tag-konkurs" text:style-name="Internet_20_link" text:visited-style-name="Visited_20_Internet_20_Link">
 </text:a>
 основі черезпрозорі аукціони. Зокрема, наступного тижня запланований конкурс на морськийтанкер для перевезення дизпалива або рослинної олії», - йдеться вповідомленні.</text:p>
      <text:p text:style-name="P4">
<draw:frame draw:style-name="fr1" draw:name="Image99" text:anchor-type="as-char" svg:width="6.9236in" svg:height="4.837866in" draw:z-index="0">
<draw:image xlink:href="../Images/yкринформ/2023-04-10T16-51-57-03-00/1681134506-524.jpg" xlink:type="simple" xlink:show="embed" xlink:actuate="onLoad" draw:mime-type="image/jpeg"/>
</draw:frame>
</text:p>
      <text:p text:style-name="P4">
Як зауважили в компанії, танкер може працювати лише в українських портах, томуостаннім часом здебільшого слугував складом для накопичення. Саме томупароплавству доцільно передавати судно у користування оператору, якийспеціалізовано займається логістикою наливних вантажів.</text:p>
      <text:p text:style-name="P4">
Дедвейт судна становить 3 309 т, вантажомісткість – 3 425 кубометрів.</text:p>
      <text:p text:style-name="P4">
<draw:frame draw:style-name="fr1" draw:name="Image100" text:anchor-type="as-char" svg:width="6.9236in" svg:height="4.282174in" draw:z-index="0">
<draw:image xlink:href="../Images/yкринформ/2023-04-10T16-51-57-03-00/1681134556-651.jpg" xlink:type="simple" xlink:show="embed" xlink:actuate="onLoad" draw:mime-type="image/jpeg"/>
</draw:frame>
</text:p>
      <text:p text:style-name="P4">
Наголошується, що торги відбудуться на електронній платформі Prozorro.Продажі.</text:p>
      <text:p text:style-name="P4">
Стартова ціна аукціону відповідає умовам, на яких судно орендувалось минулогороку, і становить 2,74 млн грн.</text:p>
      <text:p text:style-name="P4">
<text:span text:style-name="T4">
Читайте також:</text:span>
 <text:a xlink:type="simple" xlink:href="https://www.ukrinform.ua/rubric-economy/3685505-ukrainske-dunajske-paroplavstvo-pogodilo-perejmenuvanna-12-suden.html" text:style-name="Internet_20_link" text:visited-style-name="Visited_20_Internet_20_Link">
 <text:span text:style-name="T4">
Українське</text:span>
 <text:span text:style-name="T4">
дунайське</text:span>
 <text:span text:style-name="T4">
пароплавство</text:span>
</text:a>
</text:p>
      <text:p text:style-name="P4">
Як повідомлялося, ПрАТ «Українське дунайське пароплавство» в січні - березні2023 року перевезло близько 70 тис. т продукції гірничо-металургійногокомплексу.</text:p>
      <text:p text:style-name="P4">
<text:span text:style-name="T5">
Фото: Українське Дунайське пароплавство</text:span>
</text:p>
      <text:p text:style-name="P4">
Source: <text:a xlink:type="simple" xlink:href="https://www.ukrinform.ua/rubric-economy/3694008-ukrainske-dunajske-paroplavstvo-ogolosilo-konkurs-na-koristuvanna-tankerom.html" text:style-name="Internet_20_link" text:visited-style-name="Visited_20_Internet_20_Link">
https://www.ukrinform.ua/rubric-economy/3694008-ukrainske-dunajske-paroplavstvo-ogolosilo-konkurs-na-koristuvanna-tankerom.html</text:a>
</text:p>
      <!--NEWS-->
      <text:h text:style-name="P10" text:outline-level="1">
<text:span text:style-name="T4">
Рада звільнила від ввізного мита і ПДВ товари оборонного призначення</text:span>
</text:h>
      <text:p text:style-name="P4">
Authors: Ukrinform (Person)</text:p>
      <text:p text:style-name="P4">
Publisher: Укринформ (Organization)</text:p>
      <text:p text:style-name="P4">
Published Time: 2023-04-10T16:52:00+03:00</text:p>
      <text:p text:style-name="P4">
Modified Time: 2023-04-10T16:52:00+03:00</text:p>
      <text:p text:style-name="P4">
Description: Верховна Рада ухвалила два закони, які тимчасово звільняють від ПДВ та мита операції із ввезення товарів для більш оперативного задоволення потреб оборонних структур, а також ефективної та своєчасної відсічі агресору. — Укрінформ.</text:p>
      <text:p text:style-name="P4">
Images: ["<text:a xlink:type="simple" xlink:href="https://static.ukrinform.com/photos/2021_11/thumb_files/630_360_1635842496-3968.jpeg" text:style-name="Internet_20_link" text:visited-style-name="Visited_20_Internet_20_Link">
630_360_16358...</text:a>
"]</text:p>
      <text:p text:style-name="P4">
Tags: ['Імпорт', 'Мито', 'ПДВ', 'Воєнний стан', 'Верховна Рада']</text:p>
      <text:p text:style-name="P4">
Type: Article</text:p>
      <!--METADATA-->
      <text:p text:style-name="P4">
<draw:frame draw:style-name="fr1" draw:name="Image101" text:anchor-type="as-char" svg:width="6.9236in" svg:height="3.956343in" draw:z-index="0">
<draw:image xlink:href="../Images/yкринформ/2023-04-10T16-52-00-03-00/630_360_1635842496-3968.jpeg" xlink:type="simple" xlink:show="embed" xlink:actuate="onLoad" draw:mime-type="image/jpeg"/>
</draw:frame>
 ВерховнаРада ухвалила два закони, які тимчасово звільняють від ПДВ та мита операції ізввезення товарів для більш оперативного задоволення потреб оборонних структур,а також ефективної та своєчасної відсічі агресору.</text:p>
      <text:p text:style-name="P4">
Відповідні законопроєкти №9061 та №9062 підтримали в цілому 317 та 316народних депутатів, передає Укрінформ із посиланням на <text:a xlink:type="simple" xlink:href="https://t.me/yzheleznyak/3845" text:style-name="Internet_20_link" text:visited-style-name="Visited_20_Internet_20_Link">
</text:a>
 парламентарія Ярослава Железняка.</text:p>
      <text:p text:style-name="P4">
Документами звільняються від оподаткування ввізним митом товари та податком надодану вартість - операції із ввезення товарів, поміщених у митний режимпереробки за межами митної території України, та/або продуктів їх переробки,які повертаються на митну територію України у митному режимі <text:a xlink:type="simple" xlink:href="https://www.ukrinform.ua/tag-import" text:style-name="Internet_20_link" text:visited-style-name="Visited_20_Internet_20_Link">
</text:a>
 після ремонту та/або обслуговування,якщо такі товари належать Міністерству оборони, ЗСУ, а також іншим військовимформуванням.</text:p>
      <text:p text:style-name="P4">
<text:span text:style-name="T4">
Читайте також:</text:span>
 <text:a xlink:type="simple" xlink:href="https://www.ukrinform.ua/rubric-polytics/3693991-rada-zaklikala-kraini-nato-priskoriti-vstup-ukraini-do-alansu.html" text:style-name="Internet_20_link" text:visited-style-name="Visited_20_Internet_20_Link">
 <text:span text:style-name="T4">
Рада</text:span>
 </text:a>
</text:p>
      <text:p text:style-name="P4">
Закони дозволять підвищити ефективність реалізації зовнішньоекономічнихпроєктів з забезпечення критичних потреб Сил оборони в озброєнні, військовійтехніці та боєприпасах.</text:p>
      <text:p text:style-name="P4">
<text:span text:style-name="T4">
Читайте також:</text:span>
 <text:a xlink:type="simple" xlink:href="https://www.ukrinform.ua/rubric-technology/3689715-urad-sprostiv-proceduru-vvezenna-komplektuucih-dla-bezpilotnikiv-v-ukrainu.html" text:style-name="Internet_20_link" text:visited-style-name="Visited_20_Internet_20_Link">
 <text:span text:style-name="T4">
безпілотників</text:span>
 </text:a>
</text:p>
      <text:p text:style-name="P4">
Як повідомлялось, у березні 2023 року Кабінет Міністрів ухвалив постанову,якою спростив на час воєнного стану процедуру ввезення в Україну комплектуючихдля безпілотників.</text:p>
      <text:p text:style-name="P4">
Source: <text:a xlink:type="simple" xlink:href="https://www.ukrinform.ua/rubric-economy/3694009-rada-zvilnila-vid-vviznogo-mita-i-pdv-tovari-oboronnogo-priznacenna.html" text:style-name="Internet_20_link" text:visited-style-name="Visited_20_Internet_20_Link">
https://www.ukrinform.ua/rubric-economy/3694009-rada-zvilnila-vid-vviznogo-mita-i-pdv-tovari-oboronnogo-priznacenna.html</text:a>
</text:p>
      <!--NEWS-->
      <text:h text:style-name="P10" text:outline-level="1">
<text:span text:style-name="T4">
Берінчик: Майже весь гонорар від бою з Менді я віддав на ЗСУ</text:span>
</text:h>
      <text:p text:style-name="P4">
Authors: Ukrinform (Person)</text:p>
      <text:p text:style-name="P4">
Publisher: Укринформ (Organization)</text:p>
      <text:p text:style-name="P4">
Published Time: 2023-04-10T16:54:27+03:00</text:p>
      <text:p text:style-name="P4">
Modified Time: 2023-04-10T16:54:27+03:00</text:p>
      <text:p text:style-name="P4">
Description: Чемпіон EBU та WBO International у легкій вазі Денис Берінчик (17-0, 9 КО) розповів, як допомагає українським військовим. — Укрінформ.</text:p>
      <text:p text:style-name="P4">
Images: ["<text:a xlink:type="simple" xlink:href="https://static.ukrinform.com/photos/2023_04/thumb_files/630_360_1681134793-592.jpg" text:style-name="Internet_20_link" text:visited-style-name="Visited_20_Internet_20_Link">
630_360_16811...</text:a>
"]</text:p>
      <text:p text:style-name="P4">
Tags: ['Бокс']</text:p>
      <text:p text:style-name="P4">
Type: Article</text:p>
      <!--METADATA-->
      <text:p text:style-name="P4">
<draw:frame draw:style-name="fr1" draw:name="Image102" text:anchor-type="as-char" svg:width="6.9236in" svg:height="3.956343in" draw:z-index="0">
<draw:image xlink:href="../Images/yкринформ/2023-04-10T16-54-27-03-00/630_360_1681134793-592.jpg" xlink:type="simple" xlink:show="embed" xlink:actuate="onLoad" draw:mime-type="image/jpeg"/>
</draw:frame>
 ЧемпіонEBU та WBO International у легкій вазі Денис Берінчик (17-0, 9 КО) розповів,як допомагає українським військовим.</text:p>
      <text:p text:style-name="P4">
Як передає Укрінформ, з <text:a xlink:type="simple" xlink:href="https://sportarena.com/uk/boxing/berinchik-majzhe-ves-gonorar-vid-boyu-z-mendi-ya/" text:style-name="Internet_20_link" text:visited-style-name="Visited_20_Internet_20_Link">
 </text:a>
 на Sportarena.</text:p>
      <text:p text:style-name="P4">
«На початку війни країна була в небезпеці, кожен кинув свої справи та пішов доармії, почав допомагати, займатися волонтерством. Там де йдуть бойові дії,хлопці мені казали, що я потрібний їм у рингу: «Берінчик, ти вже непоганогасив росіян, тепер наша черга, тож їдь». Потім уже вишикувалася логістика,тому зараз я воюю вже грошима: генератори, мавікі, допомога загиблим, комусьна ремонт щось, когось індивідуально знаю. Так і було, майже весь гонорар відбою з Менді я віддав на ЗСУ. І до бою я все віддав на війну. Хотів купити собіякийсь маєток, але віддав усі гроші заради перемоги. Є бригади, які япідтримую. Зараз я їжджу на передову як волонтер», - сказав Берінчик.</text:p>
      <text:p text:style-name="P4">
<text:span text:style-name="T4">
Читайте також:</text:span>
 <text:a xlink:type="simple" xlink:href="https://www.ukrinform.ua/rubric-sports/3693359-usik-ocolue-rejting-zurnalu-the-ring-nezalezno-vid-vagovoi-kategorii.html" text:style-name="Internet_20_link" text:visited-style-name="Visited_20_Internet_20_Link">
 </text:a>
</text:p>
      <text:p text:style-name="P4">
Як повідомлялося, у грудні минулого року Берінчик переміг Івана Мендіодноголосним рішенням суддів.</text:p>
      <text:p text:style-name="P4">
Фото: K2Promotions Ukraine</text:p>
      <text:p text:style-name="P4">
Source: <text:a xlink:type="simple" xlink:href="https://www.ukrinform.ua/rubric-sports/3694013-berincik-majze-ves-gonorar-vid-bou-z-mendi-a-viddav-na-zsu.html" text:style-name="Internet_20_link" text:visited-style-name="Visited_20_Internet_20_Link">
https://www.ukrinform.ua/rubric-sports/3694013-berincik-majze-ves-gonorar-vid-bou-z-mendi-a-viddav-na-zsu.html</text:a>
</text:p>
      <!--NEWS-->
      <text:h text:style-name="P10" text:outline-level="1">
<text:span text:style-name="T4">
У Кропивницькому студенти створюють в укритті вишу патріотичний стінопис</text:span>
</text:h>
      <text:p text:style-name="P4">
Authors: Ukrinform (Person)</text:p>
      <text:p text:style-name="P4">
Publisher: Укринформ (Organization)</text:p>
      <text:p text:style-name="P4">
Published Time: 2023-04-10T16:56:20+03:00</text:p>
      <text:p text:style-name="P4">
Modified Time: 2023-04-10T16:56:20+03:00</text:p>
      <text:p text:style-name="P4">
Description: У Центральноукраїнському державному університеті імені Володимира Винниченка у Кропивницькому на стінах укриття створюють художній розпис на тему «Моя Україна», сам проєкт назвали «Перехід». — Укрінформ.</text:p>
      <text:p text:style-name="P4">
Images: ["<text:a xlink:type="simple" xlink:href="https://static.ukrinform.com/photos/2023_04/thumb_files/630_360_1681133045-7688.jpeg" text:style-name="Internet_20_link" text:visited-style-name="Visited_20_Internet_20_Link">
630_360_16811...</text:a>
", "<text:a xlink:type="simple" xlink:href="https://static.ukrinform.com/photos/2023_04/thumb_files/630_360_1681133045-8056.jpeg" text:style-name="Internet_20_link" text:visited-style-name="Visited_20_Internet_20_Link">
630_360_16811...</text:a>
", "<text:a xlink:type="simple" xlink:href="https://static.ukrinform.com/photos/2023_04/thumb_files/630_360_1681133045-9102.jpeg" text:style-name="Internet_20_link" text:visited-style-name="Visited_20_Internet_20_Link">
630_360_16811...</text:a>
", "<text:a xlink:type="simple" xlink:href="https://static.ukrinform.com/photos/2023_04/thumb_files/630_360_1681133045-6426.jpeg" text:style-name="Internet_20_link" text:visited-style-name="Visited_20_Internet_20_Link">
630_360_16811...</text:a>
", "<text:a xlink:type="simple" xlink:href="https://static.ukrinform.com/photos/2023_04/thumb_files/630_360_1681133045-9372.jpeg" text:style-name="Internet_20_link" text:visited-style-name="Visited_20_Internet_20_Link">
630_360_16811...</text:a>
", "<text:a xlink:type="simple" xlink:href="https://static.ukrinform.com/photos/2023_04/thumb_files/630_360_1681133045-6312.jpeg" text:style-name="Internet_20_link" text:visited-style-name="Visited_20_Internet_20_Link">
630_360_16811...</text:a>
", "<text:a xlink:type="simple" xlink:href="https://static.ukrinform.com/photos/2023_04/thumb_files/630_360_1681133046-9132.jpeg" text:style-name="Internet_20_link" text:visited-style-name="Visited_20_Internet_20_Link">
630_360_16811...</text:a>
", "<text:a xlink:type="simple" xlink:href="https://static.ukrinform.com/photos/2023_04/thumb_files/630_360_1681133047-2612.jpeg" text:style-name="Internet_20_link" text:visited-style-name="Visited_20_Internet_20_Link">
630_360_16811...</text:a>
", "<text:a xlink:type="simple" xlink:href="https://static.ukrinform.com/photos/2023_04/thumb_files/630_360_1681133047-7715.jpeg" text:style-name="Internet_20_link" text:visited-style-name="Visited_20_Internet_20_Link">
630_360_16811...</text:a>
", "<text:a xlink:type="simple" xlink:href="https://static.ukrinform.com/photos/2023_04/thumb_files/630_360_1681133047-6236.jpeg" text:style-name="Internet_20_link" text:visited-style-name="Visited_20_Internet_20_Link">
630_360_16811...</text:a>
", "<text:a xlink:type="simple" xlink:href="https://static.ukrinform.com/photos/2023_04/thumb_files/630_360_1681133047-8972.jpeg" text:style-name="Internet_20_link" text:visited-style-name="Visited_20_Internet_20_Link">
630_360_16811...</text:a>
"]</text:p>
      <text:p text:style-name="P4">
Tags: ['Кропивницький', 'Укриття', 'Університет', 'Стінопис']</text:p>
      <text:p text:style-name="P4">
Type: Article</text:p>
      <!--METADATA-->
      <text:p text:style-name="P4">
<draw:frame draw:style-name="fr1" draw:name="Image103" text:anchor-type="as-char" svg:width="6.9236in" svg:height="3.956343in" draw:z-index="0">
<draw:image xlink:href="../Images/yкринформ/2023-04-10T16-56-20-03-00/630_360_1681133045-7688.jpeg" xlink:type="simple" xlink:show="embed" xlink:actuate="onLoad" draw:mime-type="image/jpeg"/>
</draw:frame>
 УЦентральноукраїнському державному університеті імені Володимира Винниченка уКропивницькому на стінах укриття створюють художній розпис на тему «МояУкраїна», сам проєкт назвали «Перехід».</text:p>
      <text:p text:style-name="P4">
Про це передає кореспондент Укрінформу.</text:p>
      <text:p text:style-name="P4">
«Студенти використовували свої ескізи, тематика – ”Моя Україна”. У кожноговона своя, інколи хотілося скорегувати ескіз, та мені не вдавалося, у кожногосвоє бачення теми. Ми вирішили зробити таку картинну галерею в укритті, якеперебувало у пригніченому стані, як і <text:a xlink:type="simple" xlink:href="https://www.ukrinform.ua/tag-ukraina" text:style-name="Internet_20_link" text:visited-style-name="Visited_20_Internet_20_Link">
 </text:a>
 . Студенти кажуть, що це символічно, на стінах ми покажемосьогоднішнє, а після перемоги, коли країна набереться сил і розквітне, колитут буде ремонт - створимо нові розписи», – розповіла Лариса Гарбузенко,доцент кафедри мистецької освіти ЦДУ імені Володимира Винниченка.</text:p>
      <text:p text:style-name="P4">
Крім студентів факультету педагогіки, психології та мистецтв, до роботидоєдналися викладачі та випускники факультету, а також усі охочі, зокремастуденти-філологи, історики, учні ліцею. Художній розпис стін створюють упідземному переході між корпусами вишу, який зараз використовується якукриття, що і дало назву проєкту - «Перехід».</text:p>
      <text:p text:style-name="P4">
<draw:frame draw:style-name="fr1" draw:name="Image104" text:anchor-type="as-char" svg:width="6.9236in" svg:height="3.956343in" draw:z-index="0">
<draw:image xlink:href="../Images/yкринформ/2023-04-10T16-56-20-03-00/630_360_1681133045-8056.jpeg" xlink:type="simple" xlink:show="embed" xlink:actuate="onLoad" draw:mime-type="image/jpeg"/>
</draw:frame>
 УКропивницькому студенти створюють в укритті вишу патріотичний стінопис / Фото:Мирослава Липа  <text:a xlink:type="simple" xlink:href="https://static.ukrinform.com/photos/2023_04/1681133045-8056.jpeg" text:style-name="Internet_20_link" text:visited-style-name="Visited_20_Internet_20_Link">
<draw:frame draw:style-name="fr1" draw:name="Image105" text:anchor-type="as-char" svg:width="6.9236in" svg:height="3.956343in" draw:z-index="0">
<draw:image xlink:href="../Images/yкринформ/2023-04-10T16-56-20-03-00/630_360_1681133045-8056.jpeg" xlink:type="simple" xlink:show="embed" xlink:actuate="onLoad" draw:mime-type="image/jpeg"/>
</draw:frame>
</text:a>
 <text:a xlink:type="simple" xlink:href="https://static.ukrinform.com/photos/2023_04/1681133045-7688.jpeg" text:style-name="Internet_20_link" text:visited-style-name="Visited_20_Internet_20_Link">
<draw:frame draw:style-name="fr1" draw:name="Image106" text:anchor-type="as-char" svg:width="6.9236in" svg:height="3.956343in" draw:z-index="0">
<draw:image xlink:href="../Images/yкринформ/2023-04-10T16-56-20-03-00/630_360_1681133045-7688.jpeg" xlink:type="simple" xlink:show="embed" xlink:actuate="onLoad" draw:mime-type="image/jpeg"/>
</draw:frame>
</text:a>
 <text:a xlink:type="simple" xlink:href="https://static.ukrinform.com/photos/2023_04/1681133045-9102.jpeg" text:style-name="Internet_20_link" text:visited-style-name="Visited_20_Internet_20_Link">
<draw:frame draw:style-name="fr1" draw:name="Image107" text:anchor-type="as-char" svg:width="6.9236in" svg:height="3.956343in" draw:z-index="0">
<draw:image xlink:href="../Images/yкринформ/2023-04-10T16-56-20-03-00/630_360_1681133045-9102.jpeg" xlink:type="simple" xlink:show="embed" xlink:actuate="onLoad" draw:mime-type="image/jpeg"/>
</draw:frame>
</text:a>
 <text:a xlink:type="simple" xlink:href="https://static.ukrinform.com/photos/2023_04/1681133045-6426.jpeg" text:style-name="Internet_20_link" text:visited-style-name="Visited_20_Internet_20_Link">
<draw:frame draw:style-name="fr1" draw:name="Image108" text:anchor-type="as-char" svg:width="6.9236in" svg:height="3.956343in" draw:z-index="0">
<draw:image xlink:href="../Images/yкринформ/2023-04-10T16-56-20-03-00/630_360_1681133045-6426.jpeg" xlink:type="simple" xlink:show="embed" xlink:actuate="onLoad" draw:mime-type="image/jpeg"/>
</draw:frame>
</text:a>
 <text:a xlink:type="simple" xlink:href="https://static.ukrinform.com/photos/2023_04/1681133045-9372.jpeg" text:style-name="Internet_20_link" text:visited-style-name="Visited_20_Internet_20_Link">
<draw:frame draw:style-name="fr1" draw:name="Image109" text:anchor-type="as-char" svg:width="6.9236in" svg:height="3.956343in" draw:z-index="0">
<draw:image xlink:href="../Images/yкринформ/2023-04-10T16-56-20-03-00/630_360_1681133045-9372.jpeg" xlink:type="simple" xlink:show="embed" xlink:actuate="onLoad" draw:mime-type="image/jpeg"/>
</draw:frame>
</text:a>
 <text:a xlink:type="simple" xlink:href="https://static.ukrinform.com/photos/2023_04/1681133045-6312.jpeg" text:style-name="Internet_20_link" text:visited-style-name="Visited_20_Internet_20_Link">
<draw:frame draw:style-name="fr1" draw:name="Image110" text:anchor-type="as-char" svg:width="6.9236in" svg:height="3.956343in" draw:z-index="0">
<draw:image xlink:href="../Images/yкринформ/2023-04-10T16-56-20-03-00/630_360_1681133045-6312.jpeg" xlink:type="simple" xlink:show="embed" xlink:actuate="onLoad" draw:mime-type="image/jpeg"/>
</draw:frame>
</text:a>
 <text:a xlink:type="simple" xlink:href="https://static.ukrinform.com/photos/2023_04/1681133046-9132.jpeg" text:style-name="Internet_20_link" text:visited-style-name="Visited_20_Internet_20_Link">
<draw:frame draw:style-name="fr1" draw:name="Image111" text:anchor-type="as-char" svg:width="6.9236in" svg:height="3.956343in" draw:z-index="0">
<draw:image xlink:href="../Images/yкринформ/2023-04-10T16-56-20-03-00/630_360_1681133046-9132.jpeg" xlink:type="simple" xlink:show="embed" xlink:actuate="onLoad" draw:mime-type="image/jpeg"/>
</draw:frame>
</text:a>
 <text:a xlink:type="simple" xlink:href="https://static.ukrinform.com/photos/2023_04/1681133047-2612.jpeg" text:style-name="Internet_20_link" text:visited-style-name="Visited_20_Internet_20_Link">
<draw:frame draw:style-name="fr1" draw:name="Image112" text:anchor-type="as-char" svg:width="6.9236in" svg:height="3.956343in" draw:z-index="0">
<draw:image xlink:href="../Images/yкринформ/2023-04-10T16-56-20-03-00/630_360_1681133047-2612.jpeg" xlink:type="simple" xlink:show="embed" xlink:actuate="onLoad" draw:mime-type="image/jpeg"/>
</draw:frame>
</text:a>
 <text:a xlink:type="simple" xlink:href="https://static.ukrinform.com/photos/2023_04/1681133047-7715.jpeg" text:style-name="Internet_20_link" text:visited-style-name="Visited_20_Internet_20_Link">
<draw:frame draw:style-name="fr1" draw:name="Image113" text:anchor-type="as-char" svg:width="6.9236in" svg:height="3.956343in" draw:z-index="0">
<draw:image xlink:href="../Images/yкринформ/2023-04-10T16-56-20-03-00/630_360_1681133047-7715.jpeg" xlink:type="simple" xlink:show="embed" xlink:actuate="onLoad" draw:mime-type="image/jpeg"/>
</draw:frame>
</text:a>
 <text:a xlink:type="simple" xlink:href="https://static.ukrinform.com/photos/2023_04/1681133047-6236.jpeg" text:style-name="Internet_20_link" text:visited-style-name="Visited_20_Internet_20_Link">
<draw:frame draw:style-name="fr1" draw:name="Image114" text:anchor-type="as-char" svg:width="6.9236in" svg:height="3.956343in" draw:z-index="0">
<draw:image xlink:href="../Images/yкринформ/2023-04-10T16-56-20-03-00/630_360_1681133047-6236.jpeg" xlink:type="simple" xlink:show="embed" xlink:actuate="onLoad" draw:mime-type="image/jpeg"/>
</draw:frame>
</text:a>
 <text:a xlink:type="simple" xlink:href="https://static.ukrinform.com/photos/2023_04/1681133047-8972.jpeg" text:style-name="Internet_20_link" text:visited-style-name="Visited_20_Internet_20_Link">
<draw:frame draw:style-name="fr1" draw:name="Image115" text:anchor-type="as-char" svg:width="6.9236in" svg:height="3.956343in" draw:z-index="0">
<draw:image xlink:href="../Images/yкринформ/2023-04-10T16-56-20-03-00/630_360_1681133047-8972.jpeg" xlink:type="simple" xlink:show="embed" xlink:actuate="onLoad" draw:mime-type="image/jpeg"/>
</draw:frame>
</text:a>
</text:p>
      <text:p text:style-name="P4">
«Спочатку ми просто під час тривоги сиділи ось тут на стільчиках. Я задумаласянад тим, що ми сидимо у доволі скромному коридорчику, а ми все ж художники, йможна було б хоча б частину стіни розмалювати, запропонувала свою ідею, і вонапереросла у такий проєкт», - розповіла Ольга Савелюк, студентка четвертогокурсу.</text:p>
      <text:p text:style-name="P4">
<text:span text:style-name="T4">
Читайте також:</text:span>
 <text:a xlink:type="simple" xlink:href="https://www.ukrinform.ua/rubric-regions/3686842-u-rivnomu-stvorili-mural-na-cest-rozstrilanogo-rosianami-soldata-oleksandra-macievskogo.html" text:style-name="Internet_20_link" text:visited-style-name="Visited_20_Internet_20_Link">
 <text:span text:style-name="T4">
мурал</text:span>
 </text:a>
</text:p>
      <text:p text:style-name="P4">
Зображеннями покриють усю довжину багатометрового переходу. Роботи плануютьзавершити до травня.</text:p>
      <text:p text:style-name="P4">
Як повідомляв Укрінформ, у Національній дитячій спеціалізованій лікарні"Охматдит" <text:a xlink:type="simple" xlink:href="https://www.ukrinform.ua/rubric-kyiv/3679305-v-ohmatditi-zavivsa-mural-z-kazkovimi-zvirami-marii-primacenko.html" text:style-name="Internet_20_link" text:visited-style-name="Visited_20_Internet_20_Link">
 </text:a>
 .</text:p>
      <text:p text:style-name="P4">
Source: <text:a xlink:type="simple" xlink:href="https://www.ukrinform.ua/rubric-regions/3694014-u-kropivnickomu-studenti-stvoruut-v-ukritti-visu-patrioticnij-stinopis.html" text:style-name="Internet_20_link" text:visited-style-name="Visited_20_Internet_20_Link">
https://www.ukrinform.ua/rubric-regions/3694014-u-kropivnickomu-studenti-stvoruut-v-ukritti-visu-patrioticnij-stinopis.html</text:a>
</text:p>
      <!--NEWS-->
      <text:h text:style-name="P10" text:outline-level="1">
<text:span text:style-name="T4">
Українські та польські правоохоронці викрили шахраїв, які заробляли на «евакуації» з Бахмута</text:span>
</text:h>
      <text:p text:style-name="P4">
Authors: Ukrinform (Person)</text:p>
      <text:p text:style-name="P4">
Publisher: Укринформ (Organization)</text:p>
      <text:p text:style-name="P4">
Published Time: 2023-04-10T17:00:00+03:00</text:p>
      <text:p text:style-name="P4">
Modified Time: 2023-04-10T17:00:00+03:00</text:p>
      <text:p text:style-name="P4">
Description: Українські та польські правоохоронні органи нейтралізували транснаціональне злочинне угруповання шахраїв, яке виманювало гроші із мирних жителів, які хочуть виїхати із зони бойових дій. — Укрінформ.</text:p>
      <text:p text:style-name="P4">
Images: ["<text:a xlink:type="simple" xlink:href="https://static.ukrinform.com/photos/2023_04/thumb_files/630_360_1681135165-151.jpg" text:style-name="Internet_20_link" text:visited-style-name="Visited_20_Internet_20_Link">
630_360_16811...</text:a>
"]</text:p>
      <text:p text:style-name="P4">
Tags: ['Евакуація', 'Польща', 'Шахрайство', 'Україна']</text:p>
      <text:p text:style-name="P4">
Type: Article</text:p>
      <!--METADATA-->
      <text:p text:style-name="P4">
<draw:frame draw:style-name="fr1" draw:name="Image116" text:anchor-type="as-char" svg:width="6.9236in" svg:height="3.956343in" draw:z-index="0">
<draw:image xlink:href="../Images/yкринформ/2023-04-10T17-00-00-03-00/630_360_1681135165-151.jpg" xlink:type="simple" xlink:show="embed" xlink:actuate="onLoad" draw:mime-type="image/jpeg"/>
</draw:frame>
 Українськіта польські правоохоронні органи нейтралізували транснаціональне злочиннеугруповання шахраїв, яке виманювало гроші із мирних жителів, які хочутьвиїхати із зони бойових дій.</text:p>
      <text:p text:style-name="P4">
Як передає Укрінформ, про це Служба безпеки України повідомляє у <text:a xlink:type="simple" xlink:href="https://t.me/SBUkr/7884" text:style-name="Internet_20_link" text:visited-style-name="Visited_20_Internet_20_Link">
</text:a>
 .</text:p>
      <text:p text:style-name="P4">
“Кіберфахівці Служби безпеки спільно з правоохоронними органами РеспублікиПольща нейтралізували транснаціональне злочинне угруповання <text:a xlink:type="simple" xlink:href="https://www.ukrinform.ua/tag-sahrajstvo" text:style-name="Internet_20_link" text:visited-style-name="Visited_20_Internet_20_Link">
</text:a>
 ”, - ідеться в повідомленні.</text:p>
      <text:p text:style-name="P4">
Зловмисники видурювали гроші у жителів фронтових регіонів України, якіпланували виїхати із зони бойових дій, у тому числі з Бахмута і Вугледара.</text:p>
      <text:p text:style-name="P4">
За різні суми ділки “гарантували” місцевим жителям вивезти їх до безпечнішихрегіонів України. Середня вартість таких “послуг” становила 30 тис. грн. Восновному шахраї “роздавали” свої обіцянки інвалідам та батькам малолітніхдітей.</text:p>
      <text:p text:style-name="P4">
Для цього використовували групи у соцмережах і популярних месенджерах.</text:p>
      <text:p text:style-name="P4">
Шахраї брали у своїх клієнтів “передоплату” у розмірі 50% від заявленої суми.Гроші отримували на банківські картки, оформлені на підставних осіб.</text:p>
      <text:p text:style-name="P4">
Після отримання коштів ділки припиняли спілкування з потерпілими і більше невиходили на зв’язок.</text:p>
      <text:p text:style-name="P4">
Таким чином шахраї видурили у людей понад 1,5 млн грн.</text:p>
      <text:p text:style-name="P4">
Ще однією “цільовою аудиторією” шахраїв були чоловіки призовного віку. За“окрему плату” зловмисники обіцяли військовозобов’язаним виготовити фальшивідокументи для виїзду за кордон.</text:p>
      <text:p text:style-name="P4">
<text:span text:style-name="T4">
Читайте також:</text:span>
 <text:a xlink:type="simple" xlink:href="https://www.ukrinform.ua/rubric-kyiv/3686766-zbirali-kosti-dla-ditej-u-kievi-vikrili-sahraiv-aki-privlasnili-ponad-10-miljoniv.html" text:style-name="Internet_20_link" text:visited-style-name="Visited_20_Internet_20_Link">
 <text:span text:style-name="T4">
шахраїв</text:span>
 </text:a>
</text:p>
      <text:p text:style-name="P4">
У результаті спецоперації у різних регіонах України затримано одного зорганізаторів угруповання. Ним виявився житель Житомирщини, який безпосередньоконтактував з клієнтами і пропонував їм “умови” для евакуації.</text:p>
      <text:p text:style-name="P4">
За даними слідства, ще двоє українських громадян, організаторів злочинноїгрупи, наразі перебувають в одній з країн Євросоюзу.</text:p>
      <text:p text:style-name="P4">
Співробітники СБУ спільно з європейськими партнерами проводять комплекснізаходи щодо затримання обох зловмисників та їхньої екстрадиції в Україну.</text:p>
      <text:p text:style-name="P4">
За адресами проживання фігурантів під час обшуків у декількох областях Українивиявлено мобільні телефони із доказами незаконної діяльності та 10 банківськихкарток, на які зловмисники отримували гроші від потерпілих.</text:p>
      <text:p text:style-name="P4">
Як повідомляв <text:a xlink:type="simple" xlink:href="https://www.ukrinform.ua/rubric-society/3689442-krali-grosi-z-rahunkiv-ziteliv-es-ukrainski-ta-ceski-pravoohoronci-zatrimali-bandu-sahraiv.html" text:style-name="Internet_20_link" text:visited-style-name="Visited_20_Internet_20_Link">
 </text:a>
 , у березні українські та чеські правоохоронні органинейтралізували транснаціональне злочинне угруповання шахраїв, яке викрадалогроші з банківських рахунків громадян країн Європейського Союзу.</text:p>
      <text:p text:style-name="P4">
<text:span text:style-name="T5">
Фото: СБУ</text:span>
</text:p>
      <text:p text:style-name="P4">
Source: <text:a xlink:type="simple" xlink:href="https://www.ukrinform.ua/rubric-society/3694016-ukrainski-ta-polski-pravoohoronci-vikrili-sahraiv-aki-zaroblali-na-evakuacii-z-bahmuta.html" text:style-name="Internet_20_link" text:visited-style-name="Visited_20_Internet_20_Link">
https://www.ukrinform.ua/rubric-society/3694016-ukrainski-ta-polski-pravoohoronci-vikrili-sahraiv-aki-zaroblali-na-evakuacii-z-bahmuta.html</text:a>
</text:p>
      <!--NEWS-->
      <text:h text:style-name="P10" text:outline-level="1">
<text:span text:style-name="T4">
У захопленому Маріуполі росіяни зафарбували український мурал про рівність</text:span>
</text:h>
      <text:p text:style-name="P4">
Authors: Ukrinform (Person)</text:p>
      <text:p text:style-name="P4">
Publisher: Укринформ (Organization)</text:p>
      <text:p text:style-name="P4">
Published Time: 2023-04-10T17:02:00+03:00</text:p>
      <text:p text:style-name="P4">
Modified Time: 2023-04-10T17:02:00+03:00</text:p>
      <text:p text:style-name="P4">
Description: У тимчасово захопленому Маріуполі росіяни зафарбували український мурал про рівність. — Укрінформ.</text:p>
      <text:p text:style-name="P4">
Images: ["<text:a xlink:type="simple" xlink:href="https://static.ukrinform.com/photos/2023_04/thumb_files/630_360_1681135211-628.jpg" text:style-name="Internet_20_link" text:visited-style-name="Visited_20_Internet_20_Link">
630_360_16811...</text:a>
", "<text:a xlink:type="simple" xlink:href="https://static.ukrinform.com/photos/2023_04/1681135272-577.jpg" text:style-name="Internet_20_link" text:visited-style-name="Visited_20_Internet_20_Link">
1681135272-57...</text:a>
"]</text:p>
      <text:p text:style-name="P4">
Tags: ['Маріуполь', 'Мурал', 'Окупація', 'Війна з росією']</text:p>
      <text:p text:style-name="P4">
Type: Article</text:p>
      <!--METADATA-->
      <text:p text:style-name="P4">
<draw:frame draw:style-name="fr1" draw:name="Image117" text:anchor-type="as-char" svg:width="6.9236in" svg:height="3.956343in" draw:z-index="0">
<draw:image xlink:href="../Images/yкринформ/2023-04-10T17-02-00-03-00/630_360_1681135211-628.jpg" xlink:type="simple" xlink:show="embed" xlink:actuate="onLoad" draw:mime-type="image/jpeg"/>
</draw:frame>
 Утимчасово захопленому Маріуполі росіяни зафарбували український мурал прорівність.</text:p>
      <text:p text:style-name="P4">
Як передає Укрінформ, про це у <text:a xlink:type="simple" xlink:href="https://t.me/mariupolrada/13631" text:style-name="Internet_20_link" text:visited-style-name="Visited_20_Internet_20_Link">
 </text:a>
 повідомляєМаріупольська міська рада, яка опублікувала відповідне фото.</text:p>
      <text:p text:style-name="P4">
«В окупованому Маріуполі росіяни зафарбували мурал проти насилля – «Всі люди.Всі рівні». Мурал з таким написом було зроблено у 2021 році до Міжнародногодня рівності в Лівобережному районі міста», – йдеться у повідомленні.</text:p>
      <text:p text:style-name="P4">
<draw:frame draw:style-name="fr1" draw:name="Image118" text:anchor-type="as-char" svg:width="6.9236in" svg:height="4.388882in" draw:z-index="0">
<draw:image xlink:href="../Images/yкринформ/2023-04-10T17-02-00-03-00/1681135272-577.jpg" xlink:type="simple" xlink:show="embed" xlink:actuate="onLoad" draw:mime-type="image/jpeg"/>
</draw:frame>
</text:p>
      <text:p text:style-name="P4">
Зазначено, що цей проєкт було реалізовано місією ООН з прав людини в Україні.На муралі був зображений кубик Рубік, який символізував ідеї різноманітностіта рівноправності.</text:p>
      <text:p text:style-name="P4">
«Символічно, що російські окупанти знищують мурали направлені саме протирівності та насилля. Так було з муралом художника Олександра Корбана,намальованого на стіні багатоповерхівки по проспекту Миру, 107. Тепер знов», -розповіли в міськраді.</text:p>
      <text:p text:style-name="P4">
Там підкреслили, що росіяни принесли до Маріуполя не лише війну та руйнацію, ай безкарне насилля та рабську свідомість, тому знищують будь-який натяк наможливість вільного життя, рівноправ’я та гідності людини.</text:p>
      <text:p text:style-name="P4">
<text:span text:style-name="T4">
Читайте також:</text:span>
 <text:a xlink:type="simple" xlink:href="https://www.ukrinform.ua/rubric-regions/3640111-zamist-muralu-milana-v-mariupoli-namaluvali-rosijskij-trikolor.html" text:style-name="Internet_20_link" text:visited-style-name="Visited_20_Internet_20_Link">
 </text:a>
</text:p>
      <text:p text:style-name="P4">
«Але ми повернемо до Маріуполя справжню свободу та рівність разом ізукраїнським рапором!» – наголосили у міській раді.</text:p>
      <text:p text:style-name="P4">
Як повідомляв Укрінформ, агресія росії спричинила у Маріуполі одну знайбільших гуманітарних катастроф. Місто майже на 90% зруйноване внаслідокворожих обстрілів. Загарбники зносять пошкоджені ними будинки, щоб сховатисліди свого злочину. Також росіяни руйнують історичні та культурні пам’ятки умісті.</text:p>
      <text:p text:style-name="P4">
<text:a xlink:type="simple" xlink:href="https://www.ukrinform.ua/tag-mariupol" text:style-name="Internet_20_link" text:visited-style-name="Visited_20_Internet_20_Link">
 </text:a>
 та навколишні селища загарбникиперетворюють на військово-логістичний хаб російської армії.</text:p>
      <text:p text:style-name="P4">
<text:span text:style-name="T5">
Фото: Маріупольська міська рада</text:span>
</text:p>
      <text:p text:style-name="P4">
Source: <text:a xlink:type="simple" xlink:href="https://www.ukrinform.ua/rubric-regions/3694018-u-zahoplenomu-mariupoli-rosiani-zafarbuvali-mural-proti-nasilla.html" text:style-name="Internet_20_link" text:visited-style-name="Visited_20_Internet_20_Link">
https://www.ukrinform.ua/rubric-regions/3694018-u-zahoplenomu-mariupoli-rosiani-zafarbuvali-mural-proti-nasilla.html</text:a>
</text:p>
      <!--NEWS-->
      <text:h text:style-name="P10" text:outline-level="1">
<text:span text:style-name="T4">
Інфляція у березні становила 1,5%</text:span>
</text:h>
      <text:p text:style-name="P4">
Authors: Ukrinform (Person)</text:p>
      <text:p text:style-name="P4">
Publisher: Укринформ (Organization)</text:p>
      <text:p text:style-name="P4">
Published Time: 2023-04-10T17:06:04+03:00</text:p>
      <text:p text:style-name="P4">
Modified Time: 2023-04-10T17:06:04+03:00</text:p>
      <text:p text:style-name="P4">
Description: Інфляція на споживчому ринку України у березні 2023 року порівняно з лютим становила 1,5%, з початку року – 3%, порівняно з березнем 2022 року - 21,3%. — Укрінформ.</text:p>
      <text:p text:style-name="P4">
Images: ["<text:a xlink:type="simple" xlink:href="https://static.ukrinform.com/photos/2017_04/thumb_files/630_360_1491045797-7789.jpg" text:style-name="Internet_20_link" text:visited-style-name="Visited_20_Internet_20_Link">
630_360_14910...</text:a>
"]</text:p>
      <text:p text:style-name="P4">
Tags: ['Економіка', 'Інфляція', 'Україна', 'Держстат']</text:p>
      <text:p text:style-name="P4">
Type: Article</text:p>
      <!--METADATA-->
      <text:p text:style-name="P4">
<draw:frame draw:style-name="fr1" draw:name="Image119" text:anchor-type="as-char" svg:width="6.9236in" svg:height="3.956343in" draw:z-index="0">
<draw:image xlink:href="../Images/yкринформ/2023-04-10T17-06-04-03-00/630_360_1491045797-7789.jpg" xlink:type="simple" xlink:show="embed" xlink:actuate="onLoad" draw:mime-type="image/jpeg"/>
</draw:frame>
 Інфляціяна споживчому ринку України у березні 2023 року порівняно з лютим становила1,5%, з початку року – 3%, порівняно з березнем 2022 року - 21,3%.</text:p>
      <text:p text:style-name="P4">
Як передає Укрінформ, про це повідомили в <text:a xlink:type="simple" xlink:href="http://www.ukrstat.gov.ua/" text:style-name="Internet_20_link" text:visited-style-name="Visited_20_Internet_20_Link">
 </text:a>
</text:p>
      <text:p text:style-name="P4">
" <text:a xlink:type="simple" xlink:href="https://www.ukrinform.ua/tag-inflacia" text:style-name="Internet_20_link" text:visited-style-name="Visited_20_Internet_20_Link">
 </text:a>
 на споживчому ринку в березні2023 р. порівняно із лютим 2023 р. становила 1,5%, з початку року – 3,0%.Базова інфляція в березні 2023 р. порівняно із лютим 2023 р. становила 1,3%, зпочатку року – 2,5%", - йдеться в повідомленні.</text:p>
      <text:p text:style-name="P4">
Зазначається, що на споживчому ринку в березні ціни на продукти харчування табезалкогольні напої зросли на 2,2%. Найбільше (на 17,3%) подорожчали овочі. На1,8–0,4% зросли ціни на яйця, безалкогольні напої, м'ясо та м'ясопродукти,хліб, макаронні вироби, молоко та молочні продукти, масло, цукор, фрукти, рибута продукти з риби. Водночас на 2,3–0,2% подешевшали рис, продукти переробкизернових, соняшникова олія, сало. Одяг і взуття подорожчали на 12,5%, у томучислі одяг – на 12,5%, взуття – на 12,4%.</text:p>
      <text:p text:style-name="P4">
Зростання цін у сфері охорони здоров’я на 0,6% відбулося в першу чергу зарахунок подорожчання амбулаторних послуг на 0,8%.</text:p>
      <text:p text:style-name="P4">
Ціни на транспорт знизилися на 0,9% через здешевлення палива та мастил на3,0%. Водночас на 5,3% подорожчав проїзд у залізничному пасажирськомутранспорті.</text:p>
      <text:p text:style-name="P4">
<text:span text:style-name="T4">
Читайте також:</text:span>
 <text:a xlink:type="simple" xlink:href="https://www.ukrinform.ua/rubric-economy/3692326-nacbank-poasniv-pricini-spovilnenna-inflacii-v-ukraini.html" text:style-name="Internet_20_link" text:visited-style-name="Visited_20_Internet_20_Link">
 </text:a>
</text:p>
      <text:p text:style-name="P4">
Як повідомляв Укрінформ, за оцінками Мінекономіки, рівень інфляції на кінець2023 року становитиме 24%.</text:p>
      <text:p text:style-name="P4">
<text:span text:style-name="T5">
Фото: НБУ</text:span>
</text:p>
      <text:p text:style-name="P4">
Source: <text:a xlink:type="simple" xlink:href="https://www.ukrinform.ua/rubric-economy/3694021-inflacia-u-berezni-stanovila-15.html" text:style-name="Internet_20_link" text:visited-style-name="Visited_20_Internet_20_Link">
https://www.ukrinform.ua/rubric-economy/3694021-inflacia-u-berezni-stanovila-15.html</text:a>
</text:p>
      <!--NEWS-->
      <text:h text:style-name="P10" text:outline-level="1">
<text:span text:style-name="T4">
Гурт PROBASS ∆ HARDI став амбасадором штурмової бригади «Спартан»</text:span>
</text:h>
      <text:p text:style-name="P4">
Authors: Ukrinform (Person)</text:p>
      <text:p text:style-name="P4">
Publisher: Укринформ (Organization)</text:p>
      <text:p text:style-name="P4">
Published Time: 2023-04-10T17:11:00+03:00</text:p>
      <text:p text:style-name="P4">
Modified Time: 2023-04-10T17:11:00+03:00</text:p>
      <text:p text:style-name="P4">
Description: Гурт PROBASS ∆ HARDI, відомий за хітом «Доброго вечора, ми з України», став амбасадором штурмової бригади МВС «Спартан». — Укрінформ.</text:p>
      <text:p text:style-name="P4">
Images: ["<text:a xlink:type="simple" xlink:href="https://static.ukrinform.com/photos/2023_04/thumb_files/630_360_1681135881-248.jpg" text:style-name="Internet_20_link" text:visited-style-name="Visited_20_Internet_20_Link">
630_360_16811...</text:a>
"]</text:p>
      <text:p text:style-name="P4">
Tags: ['Музика', 'Військові', 'Амбасадор']</text:p>
      <text:p text:style-name="P4">
Type: Article</text:p>
      <!--METADATA-->
      <text:p text:style-name="P4">
<draw:frame draw:style-name="fr1" draw:name="Image120" text:anchor-type="as-char" svg:width="6.9236in" svg:height="3.956343in" draw:z-index="0">
<draw:image xlink:href="../Images/yкринформ/2023-04-10T17-11-00-03-00/630_360_1681135881-248.jpg" xlink:type="simple" xlink:show="embed" xlink:actuate="onLoad" draw:mime-type="image/jpeg"/>
</draw:frame>
 ГуртPROBASS ∆ HARDI, відомий за хітом «Доброго вечора, ми з України», ставамбасадором штурмової бригади МВС «Спартан».</text:p>
      <text:p text:style-name="P4">
Про це повідомила <text:a xlink:type="simple" xlink:href="https://kharkivoda.gov.ua/news/120456" text:style-name="Internet_20_link" text:visited-style-name="Visited_20_Internet_20_Link">
 </text:a>
 , передаєУкрінформ.</text:p>
      <text:p text:style-name="P4">
«Відтепер PROBASS ∆ HARDI – офіційні представники штурмової бригади «Спартан».Це дасть змогу популяризовувати патріотизм серед молоді та приділити більшеуваги гвардійцям «Спартану» в медійному середовищі», - зазначив командир 3бригади Нацгвардії Вадим Гладков.</text:p>
      <text:p text:style-name="P4">
Офіційне підписання меморандуму про співпрацю відбулося в Харкові.</text:p>
      <text:p text:style-name="P4">
«Підписання цього меморандуму дасть нам можливість стати більш впізнаваними.Це популяризація штурмової бригади «Спартан» як на всеукраїнському, так і наміжнародному рівні. Досі є люди, які не розуміють різниці між відомствами.Тому функція роз'яснювальної роботи тут також присутня. До того ж підтримкагурту неабияк підіймає морально-психологічний стан наших <text:a xlink:type="simple" xlink:href="https://www.ukrinform.ua/tag-vijskovi" text:style-name="Internet_20_link" text:visited-style-name="Visited_20_Internet_20_Link">
</text:a>
 », – зауважив Гладков.</text:p>
      <text:p text:style-name="P4">
Після підписання меморандуму воїни «Гвардії Наступу» та музиканти розписалисиньо-жовтий стяг. Прапор планують продати на аукціоні, а отримані коштиспрямувати на оснащення гвардійців. «З молотка» підуть і бойові трофеї, якіпередали воїни «Спартану» артистам.</text:p>
      <text:p text:style-name="P4">
«Для нас це велика честь! Підписання меморандуму спростить збір коштів тазакупівлю усього необхідного для наших воїнів. Концерти й аукціонипроводитимемо як в Україні, так і за кордоном. До речі, практика проведенняаукціонів дуже ефективна. Якщо на концерт не кожен може потрапити, тодолучитися до аукціону можуть усі охочі», – зазначив фронтмен гурт у PROBASS ∆HARDI Артем Ткаченко.</text:p>
      <text:p text:style-name="P4">
<text:span text:style-name="T4">
Читайте також:</text:span>
 <text:a xlink:type="simple" xlink:href="https://www.ukrinform.ua/rubric-culture/3689514-gurt-kalush-orchestra-stav-ambasadorom-sturmovoi-brigadi-policii-lut.html" text:style-name="Internet_20_link" text:visited-style-name="Visited_20_Internet_20_Link">
 <text:span text:style-name="T4">
амбасадор</text:span>
 </text:a>
</text:p>
      <text:p text:style-name="P4">
Набір до штурмових бригад «Гвардії Наступу» триває. Бійці «Спартану»комплектуються та проходять вишкіл саме на Харківщині.</text:p>
      <text:p text:style-name="P4">
Як повідомлялося, <text:a xlink:type="simple" xlink:href="https://www.ukrinform.ua/rubric-ato/3667822-funkcia-gvardii-nastupu-zabezpecuvati-svidkist-nastupu-zsu.html" text:style-name="Internet_20_link" text:visited-style-name="Visited_20_Internet_20_Link">
 </text:a>
 .</text:p>
      <text:p text:style-name="P4">
<text:span text:style-name="T5">
Фото: kharkivoda.gov.ua</text:span>
</text:p>
      <text:p text:style-name="P4">
Source: <text:a xlink:type="simple" xlink:href="https://www.ukrinform.ua/rubric-culture/3694025-gurt-probass-hardi-stav-ambasadorom-sturmovoi-brigadi-spartan.html" text:style-name="Internet_20_link" text:visited-style-name="Visited_20_Internet_20_Link">
https://www.ukrinform.ua/rubric-culture/3694025-gurt-probass-hardi-stav-ambasadorom-sturmovoi-brigadi-spartan.html</text:a>
</text:p>
      <!--NEWS-->
      <text:h text:style-name="P10" text:outline-level="1">
<text:span text:style-name="T4">
На Луганщині прикордонники збили два ворожі розвідувальні безпілотники</text:span>
</text:h>
      <text:p text:style-name="P4">
Authors: Ukrinform (Person)</text:p>
      <text:p text:style-name="P4">
Publisher: Укринформ (Organization)</text:p>
      <text:p text:style-name="P4">
Published Time: 2023-04-10T17:11:44+03:00</text:p>
      <text:p text:style-name="P4">
Modified Time: 2023-04-10T17:11:44+03:00</text:p>
      <text:p text:style-name="P4">
Description: У Луганській області військовослужбовці Державної прикордонної служби України упродовж двох днів збили два розвідувальні безпілотні літальні апарати росіян. — Укрінформ.</text:p>
      <text:p text:style-name="P4">
Images: ["<text:a xlink:type="simple" xlink:href="https://static.ukrinform.com/photos/2023_04/thumb_files/630_360_1681135665-108.jpeg" text:style-name="Internet_20_link" text:visited-style-name="Visited_20_Internet_20_Link">
630_360_16811...</text:a>
", "<text:a xlink:type="simple" xlink:href="https://static.ukrinform.com/photos/2023_04/1681135664-131.jpeg" text:style-name="Internet_20_link" text:visited-style-name="Visited_20_Internet_20_Link">
1681135664-13...</text:a>
"]</text:p>
      <text:p text:style-name="P4">
Tags: ['Безпілотник', 'Прикордонники', 'Війна з росією']</text:p>
      <text:p text:style-name="P4">
Type: Article</text:p>
      <!--METADATA-->
      <text:p text:style-name="P4">
<draw:frame draw:style-name="fr1" draw:name="Image121" text:anchor-type="as-char" svg:width="6.9236in" svg:height="3.956343in" draw:z-index="0">
<draw:image xlink:href="../Images/yкринформ/2023-04-10T17-11-44-03-00/630_360_1681135665-108.jpeg" xlink:type="simple" xlink:show="embed" xlink:actuate="onLoad" draw:mime-type="image/jpeg"/>
</draw:frame>
 УЛуганській області військовослужбовці Державної прикордонної служби Україниупродовж двох днів збили два розвідувальні безпілотні літальні апарати росіян.</text:p>
      <text:p text:style-name="P4">
Про це поінформувала <text:a xlink:type="simple" xlink:href="https://dpsu.gov.ua/ua/news/na-luganshchini-prikordonniki-zbili-dva-rozviduvalni-bpla-okupantiv/" text:style-name="Internet_20_link" text:visited-style-name="Visited_20_Internet_20_Link">
 </text:a>
 , передає Укрінформ.</text:p>
      <text:p text:style-name="P4">
<draw:frame draw:style-name="fr1" draw:name="Image122" text:anchor-type="as-char" svg:width="6.9236in" svg:height="5.1927in" draw:z-index="0">
<draw:image xlink:href="../Images/yкринформ/2023-04-10T17-11-44-03-00/1681135664-131.jpeg" xlink:type="simple" xlink:show="embed" xlink:actuate="onLoad" draw:mime-type="image/jpeg"/>
</draw:frame>
</text:p>
      <text:p text:style-name="P4">
“Для протидії розвідувальним польотам БПЛА ворожих сил прикордонники активнозастосовують антидронові розрахунки. Упродовж двох днів один з прикордоннихпідрозділів на східному фронті знешкодив два безпілотних літальних апаратиросійсько-окупаційних військ”, - розповіли у пресслужбі.</text:p>
      <text:p text:style-name="P4">
Уточнюється, що при цьому бійці Держприкордонслужби ефективно використовуютьяк засоби РЕБ, так і стрілецьку <text:a xlink:type="simple" xlink:href="https://www.ukrinform.ua/tag-zbroa" text:style-name="Internet_20_link" text:visited-style-name="Visited_20_Internet_20_Link">
 </text:a>
 .</text:p>
      <text:p text:style-name="P4">
“Так, сьогодні одного повітряного шпигуна приземлили із застосуваннямапаратного комплексу придушення каналів управління БПЛА. А учора в інший дрон-розвідник поцілили зі стрілецької зброї”, - поінформували у ДПСУ.</text:p>
      <text:p text:style-name="P4">
<text:span text:style-name="T4">
Читайте також:</text:span>
 <text:a xlink:type="simple" xlink:href="https://www.ukrinform.ua/rubric-ato/3693958-rosia-moze-zastosuvati-proti-ukraini-novi-iranski-droni-miraj532-gumenuk.html" text:style-name="Internet_20_link" text:visited-style-name="Visited_20_Internet_20_Link">
 </text:a>
</text:p>
      <text:p text:style-name="P4">
Як повідомлялося, 7 квітня у ДПСУ заявили, що аеророзвідка Державноїприкордонної служби України знищила склад боєкомплекту та УРАЛ із російськимивійськовими.</text:p>
      <text:p text:style-name="P4">
Source: <text:a xlink:type="simple" xlink:href="https://www.ukrinform.ua/rubric-ato/3694024-na-lugansini-prikordonniki-zbili-dva-vorozi-rozviduvalni-bezpilotniki.html" text:style-name="Internet_20_link" text:visited-style-name="Visited_20_Internet_20_Link">
https://www.ukrinform.ua/rubric-ato/3694024-na-lugansini-prikordonniki-zbili-dva-vorozi-rozviduvalni-bezpilotniki.html</text:a>
</text:p>
      <!--NEWS-->
      <text:h text:style-name="P10" text:outline-level="1">
<text:span text:style-name="T4">
У Києві чоловік обстріляв торговельний кіоск, йому оголосили підозру</text:span>
</text:h>
      <text:p text:style-name="P4">
Authors: Ukrinform (Person)</text:p>
      <text:p text:style-name="P4">
Publisher: Укринформ (Organization)</text:p>
      <text:p text:style-name="P4">
Published Time: 2023-04-10T17:15:10+03:00</text:p>
      <text:p text:style-name="P4">
Modified Time: 2023-04-10T17:15:10+03:00</text:p>
      <text:p text:style-name="P4">
Description: У Солом’янському районі Києва чоловік обстріляв торговельний кіоск, у якому перебували люди, зловмиснику оголошена підозра. — Укрінформ.</text:p>
      <text:p text:style-name="P4">
Images: ["<text:a xlink:type="simple" xlink:href="https://static.ukrinform.com/photos/2018_01/thumb_files/630_360_1514814140-4618.jpg" text:style-name="Internet_20_link" text:visited-style-name="Visited_20_Internet_20_Link">
630_360_15148...</text:a>
", "<text:a xlink:type="simple" xlink:href="https://static.ukrinform.com/photos/2023_04/1681135798-461.jpg" text:style-name="Internet_20_link" text:visited-style-name="Visited_20_Internet_20_Link">
1681135798-46...</text:a>
", "<text:a xlink:type="simple" xlink:href="https://static.ukrinform.com/photos/2023_04/1681135812-984.jpg" text:style-name="Internet_20_link" text:visited-style-name="Visited_20_Internet_20_Link">
1681135812-98...</text:a>
", "<text:a xlink:type="simple" xlink:href="https://static.ukrinform.com/photos/2023_04/1681135878-102.jpg" text:style-name="Internet_20_link" text:visited-style-name="Visited_20_Internet_20_Link">
1681135878-10...</text:a>
"]</text:p>
      <text:p text:style-name="P4">
Tags: ['Арешт', 'Стрілянина', 'Київ']</text:p>
      <text:p text:style-name="P4">
Type: Article</text:p>
      <!--METADATA-->
      <text:p text:style-name="P4">
<draw:frame draw:style-name="fr1" draw:name="Image123" text:anchor-type="as-char" svg:width="6.9236in" svg:height="3.956343in" draw:z-index="0">
<draw:image xlink:href="../Images/yкринформ/2023-04-10T17-15-10-03-00/630_360_1514814140-4618.jpg" xlink:type="simple" xlink:show="embed" xlink:actuate="onLoad" draw:mime-type="image/jpeg"/>
</draw:frame>
 УСолом’янському районі Києва чоловік обстріляв торговельний кіоск, у якомуперебували люди, зловмиснику оголошена підозра.</text:p>
      <text:p text:style-name="P4">
Як передає Укрінформ, про це поліція Києва повідомила у <text:a xlink:type="simple" xlink:href="https://www.facebook.com/UA.KyivPolice/posts/pfbid0nBJQP7rGQEiEjhtWzT7caXzUia116xxcHJcWLojMmdx6tV6RRRB3HFLKRYK5fSyql" text:style-name="Internet_20_link" text:visited-style-name="Visited_20_Internet_20_Link">
</text:a>
.</text:p>
      <text:p text:style-name="P4">
Подія відбулася на вулиці Солом’янська. Встановлено, що між фігурантом іпродавцем виник словесний конфлікт, після чого правопорушник пішов. Черездекілька хвилин він повернувся уже зі зброєю.</text:p>
      <text:p text:style-name="P4">
<draw:frame draw:style-name="fr1" draw:name="Image124" text:anchor-type="as-char" svg:width="6.9236in" svg:height="4.570858in" draw:z-index="0">
<draw:image xlink:href="../Images/yкринформ/2023-04-10T17-15-10-03-00/1681135798-461.jpg" xlink:type="simple" xlink:show="embed" xlink:actuate="onLoad" draw:mime-type="image/jpeg"/>
</draw:frame>
</text:p>
      <text:p text:style-name="P4">
Зловмисник нецензурно висловлювався на адресу опонента та здійснив кількапострілів у кіоск. Ніхто з відвідувачів не постраждав.</text:p>
      <text:p text:style-name="P4">
Правоохоронці опитали свідків злочину й оглянули місце події, звідки вилучилитри патрони та дві гільзи калібру 7,62, також встановили особу нападника йадресу його проживання.</text:p>
      <text:p text:style-name="P4">
<draw:frame draw:style-name="fr1" draw:name="Image125" text:anchor-type="as-char" svg:width="6.9236in" svg:height="4.609323in" draw:z-index="0">
<draw:image xlink:href="../Images/yкринформ/2023-04-10T17-15-10-03-00/1681135812-984.jpg" xlink:type="simple" xlink:show="embed" xlink:actuate="onLoad" draw:mime-type="image/jpeg"/>
</draw:frame>
</text:p>
      <text:p text:style-name="P4">
За силової підтримки спецпризначенців Корпусу оперативно-раптової дії (КОРД)поліцейські провели <text:a xlink:type="simple" xlink:href="https://www.ukrinform.ua/tag-obsuk" text:style-name="Internet_20_link" text:visited-style-name="Visited_20_Internet_20_Link">
 </text:a>
 у квартирі49-річного чоловіка. Правопорушника слідчі затримали, з його оселі вилучилизброю, набої та одяг, у якому був скоєний злочин.</text:p>
      <text:p text:style-name="P4">
<text:span text:style-name="T4">
Читайте також:</text:span>
 <text:a xlink:type="simple" xlink:href="https://www.ukrinform.ua/rubric-regions/3667163-kinuv-u-ludej-bojovu-granatu-meskancu-krasnogorivki-povidomili-pro-pidozru.html" text:style-name="Internet_20_link" text:visited-style-name="Visited_20_Internet_20_Link">
 <text:span text:style-name="T4">
Кинув</text:span>
 <text:span text:style-name="T4">
людей</text:span>
 <text:span text:style-name="T4">
бойову</text:span>
 <text:span text:style-name="T4">
гранату</text:span>
 <text:span text:style-name="T4">
мешканцю</text:span>
<text:span text:style-name="T4">
Красногорівки</text:span>
 <text:span text:style-name="T4">
повідомили</text:span>
 <text:span text:style-name="T4">
про</text:span>
 <text:span text:style-name="T4">
підозру</text:span>
</text:a>
</text:p>
      <text:p text:style-name="P4">
Кримінальне провадження розпочате за ч. 4 ст. 296 (хуліганство, вчинене іззастосуванням вогнепальної або холодної зброї чи іншого предмета, спеціальнопристосованого або заздалегідь заготовленого для заподіяння тілеснихушкоджень) Кримінального кодексу України.</text:p>
      <text:p text:style-name="P4">
Затриманому оголошена підозра. Йому загрожує від трьох до семи роківпозбавлення волі.</text:p>
      <text:p text:style-name="P4">
<draw:frame draw:style-name="fr1" draw:name="Image126" text:anchor-type="as-char" svg:width="6.9236in" svg:height="7.61596in" draw:z-index="0">
<draw:image xlink:href="../Images/yкринформ/2023-04-10T17-15-10-03-00/1681135878-102.jpg" xlink:type="simple" xlink:show="embed" xlink:actuate="onLoad" draw:mime-type="image/jpeg"/>
</draw:frame>
</text:p>
      <text:p text:style-name="P4">
Найближчим часом суд обере зловмиснику запобіжний захід.</text:p>
      <text:p text:style-name="P4">
Як повідомляв Укрінформ, у Броварах Київської області <text:a xlink:type="simple" xlink:href="https://www.ukrinform.ua/rubric-regions/3668981-napad-na-prodavcinu-na-kiivsini-u-agresora-v-naplicniku-znajsli-granati-ta-dva-avtomati.html" text:style-name="Internet_20_link" text:visited-style-name="Visited_20_Internet_20_Link">
</text:a>
 . Уйого наплічнику виявили дев’ять гранат, пістолет і два автомати.</text:p>
      <text:p text:style-name="P4">
Source: <text:a xlink:type="simple" xlink:href="https://www.ukrinform.ua/rubric-kyiv/3694028-u-kievi-colovik-obstrilav-torgovelnij-kiosk-jomu-ogolosili-pidozru.html" text:style-name="Internet_20_link" text:visited-style-name="Visited_20_Internet_20_Link">
https://www.ukrinform.ua/rubric-kyiv/3694028-u-kievi-colovik-obstrilav-torgovelnij-kiosk-jomu-ogolosili-pidozru.html</text:a>
</text:p>
      <!--NEWS-->
      <text:h text:style-name="P10" text:outline-level="1">
<text:span text:style-name="T4">
30 тисяч для військових: Веніславський каже, що для доплат треба шукати гроші</text:span>
</text:h>
      <text:p text:style-name="P4">
Authors: Ukrinform (Person)</text:p>
      <text:p text:style-name="P4">
Publisher: Укринформ (Organization)</text:p>
      <text:p text:style-name="P4">
Published Time: 2023-04-10T17:16:00+03:00</text:p>
      <text:p text:style-name="P4">
Modified Time: 2023-04-10T17:16:00+03:00</text:p>
      <text:p text:style-name="P4">
Description: Для реалізації рішення про повернення щомісячної виплати в розмірі 30 тисяч гривень українським захисникам необхідно знайти додаткові джерела фінансування державного бюджету України. — Укрінформ.</text:p>
      <text:p text:style-name="P4">
Images: ["<text:a xlink:type="simple" xlink:href="https://static.ukrinform.com/photos/2022_11/thumb_files/630_360_1667911141-535.jpg" text:style-name="Internet_20_link" text:visited-style-name="Visited_20_Internet_20_Link">
630_360_16679...</text:a>
"]</text:p>
      <text:p text:style-name="P4">
Tags: ['Бюджет', 'Гроші', 'Військові', 'Веніславський']</text:p>
      <text:p text:style-name="P4">
Type: Article</text:p>
      <!--METADATA-->
      <text:p text:style-name="P4">
<draw:frame draw:style-name="fr1" draw:name="Image127" text:anchor-type="as-char" svg:width="6.9236in" svg:height="3.956343in" draw:z-index="0">
<draw:image xlink:href="../Images/yкринформ/2023-04-10T17-16-00-03-00/630_360_1667911141-535.jpg" xlink:type="simple" xlink:show="embed" xlink:actuate="onLoad" draw:mime-type="image/jpeg"/>
</draw:frame>
 Дляреалізації рішення про повернення щомісячної виплати в розмірі 30 тисячгривень українським захисникам необхідно знайти додаткові джерела фінансуваннядержавного бюджету України.</text:p>
      <text:p text:style-name="P4">
Про це член Комітету Верховної Ради з питань національної безпеки, оборони тарозвідки, представник Президента у парламенті Федір Веніславський заявив укоментарі Укрінформу.</text:p>
      <text:p text:style-name="P4">
“Наразі дуже складно робити якісь прогнози щодо реалізації відповідногорішення. Воно ухвалене та потребує підпису Президента. Будемо дивитися, якерішення ухвалить Президент”, — сказав Веніславський.</text:p>
      <text:p text:style-name="P4">
<text:span text:style-name="T4">
Читайте також:</text:span>
 <text:a xlink:type="simple" xlink:href="https://www.ukrinform.ua/rubric-society/3676871-opriludnili-rozmiri-zarplat-vijskovih-u-2023-roci.html" text:style-name="Internet_20_link" text:visited-style-name="Visited_20_Internet_20_Link">
 </text:a>
</text:p>
      <text:p text:style-name="P4">
Він підкреслив, що повернення виплат для захисників потребує великих видатківіз державного бюджету. “Було дуже багато дискусій, коли ми скасовували цівиплати. Повернути їх — це означає, що держава має знайти близького 1трильйона гривень на рік”, — додав народний депутат, зауваживши, що заразнепросто знайти джерело таких додаткових надходжень до держбюджету.</text:p>
      <text:p text:style-name="P4">
“Ми всі за те, щоб повернути виплати, але треба знайти джерела. Будемодумати...”, — підсумував він.</text:p>
      <text:p text:style-name="P4">
Як повідомляв Укрінформ, <text:a xlink:type="simple" xlink:href="https://www.ukrinform.ua/tag-verhovna-rada" text:style-name="Internet_20_link" text:visited-style-name="Visited_20_Internet_20_Link">
 </text:a>
 10квітня під час розгляду законопроєкту "Про внесення змін до деяких законівУкраїни щодо удосконалення правового регулювання питань, пов'язаних ізздійсненням заходів правового режиму воєнного стану" (№8312) <text:a xlink:type="simple" xlink:href="https://www.ukrinform.ua/rubric-society/3693963-rada-pidtrimala-povernenna-viplat-30-tisac-dla-vijskovih-deputat.html" text:style-name="Internet_20_link" text:visited-style-name="Visited_20_Internet_20_Link">
</text:a>
 про повернення щомісячнихдодаткових виплат у розмірі 30 тисяч гривень для військовослужбовців,поліцейських та працівників Державної служби з надзвичайних ситуацій незалежновід покладених на них завдань чи районів проходження служби.</text:p>
      <text:p text:style-name="P4">
Source: <text:a xlink:type="simple" xlink:href="https://www.ukrinform.ua/rubric-society/3694029-30-tisac-dla-vijskovih-venislavskij-kaze-so-dla-doplat-potribni-dodatkovi-kosti-v-budzet.html" text:style-name="Internet_20_link" text:visited-style-name="Visited_20_Internet_20_Link">
https://www.ukrinform.ua/rubric-society/3694029-30-tisac-dla-vijskovih-venislavskij-kaze-so-dla-doplat-potribni-dodatkovi-kosti-v-budzet.html</text:a>
</text:p>
      <!--NEWS-->
      <text:h text:style-name="P10" text:outline-level="1">
<text:span text:style-name="T4">
У Калуші ввели в обіг марку Укрпошти «Kalush Orchestra»</text:span>
</text:h>
      <text:p text:style-name="P4">
Authors: Ukrinform (Person)</text:p>
      <text:p text:style-name="P4">
Publisher: Укринформ (Organization)</text:p>
      <text:p text:style-name="P4">
Published Time: 2023-04-10T17:19:00+03:00</text:p>
      <text:p text:style-name="P4">
Modified Time: 2023-04-10T17:19:00+03:00</text:p>
      <text:p text:style-name="P4">
Description: У місті Калуші на Івано-Франківщині 10 квітня урочисто ввели в обіг марку Укрпошти «Kalush Orchestra». — Укрінформ.</text:p>
      <text:p text:style-name="P4">
Images: ["<text:a xlink:type="simple" xlink:href="https://static.ukrinform.com/photos/2023_04/thumb_files/630_360_1681135388-3087.jpeg" text:style-name="Internet_20_link" text:visited-style-name="Visited_20_Internet_20_Link">
630_360_16811...</text:a>
", "<text:a xlink:type="simple" xlink:href="https://static.ukrinform.com/photos/2023_04/thumb_files/630_360_1681135387-9425.jpeg" text:style-name="Internet_20_link" text:visited-style-name="Visited_20_Internet_20_Link">
630_360_16811...</text:a>
", "<text:a xlink:type="simple" xlink:href="https://static.ukrinform.com/photos/2023_04/thumb_files/630_360_1681135387-5332.jpeg" text:style-name="Internet_20_link" text:visited-style-name="Visited_20_Internet_20_Link">
630_360_16811...</text:a>
", "<text:a xlink:type="simple" xlink:href="https://static.ukrinform.com/photos/2023_04/thumb_files/630_360_1681135387-5573.jpeg" text:style-name="Internet_20_link" text:visited-style-name="Visited_20_Internet_20_Link">
630_360_16811...</text:a>
", "<text:a xlink:type="simple" xlink:href="https://static.ukrinform.com/photos/2023_04/thumb_files/630_360_1681135387-2626.jpeg" text:style-name="Internet_20_link" text:visited-style-name="Visited_20_Internet_20_Link">
630_360_16811...</text:a>
", "<text:a xlink:type="simple" xlink:href="https://static.ukrinform.com/photos/2023_04/thumb_files/630_360_1681135387-7570.jpeg" text:style-name="Internet_20_link" text:visited-style-name="Visited_20_Internet_20_Link">
630_360_16811...</text:a>
", "<text:a xlink:type="simple" xlink:href="https://static.ukrinform.com/photos/2023_04/thumb_files/630_360_1681135387-8554.jpeg" text:style-name="Internet_20_link" text:visited-style-name="Visited_20_Internet_20_Link">
630_360_16811...</text:a>
", "<text:a xlink:type="simple" xlink:href="https://static.ukrinform.com/photos/2023_04/thumb_files/630_360_1681135388-2895.jpeg" text:style-name="Internet_20_link" text:visited-style-name="Visited_20_Internet_20_Link">
630_360_16811...</text:a>
", "<text:a xlink:type="simple" xlink:href="https://static.ukrinform.com/photos/2023_04/thumb_files/630_360_1681135388-3055.jpeg" text:style-name="Internet_20_link" text:visited-style-name="Visited_20_Internet_20_Link">
630_360_16811...</text:a>
", "<text:a xlink:type="simple" xlink:href="https://static.ukrinform.com/photos/2023_04/1681135388-2895.jpeg" text:style-name="Internet_20_link" text:visited-style-name="Visited_20_Internet_20_Link">
1681135388-28...</text:a>
"]</text:p>
      <text:p text:style-name="P4">
Tags: ['Івано-Франківщина', 'Марка', 'Калуш', 'Kalush Orchestra']</text:p>
      <text:p text:style-name="P4">
Type: Article</text:p>
      <!--METADATA-->
      <text:p text:style-name="P4">
<draw:frame draw:style-name="fr1" draw:name="Image128" text:anchor-type="as-char" svg:width="6.9236in" svg:height="3.956343in" draw:z-index="0">
<draw:image xlink:href="../Images/yкринформ/2023-04-10T17-19-00-03-00/630_360_1681135388-3087.jpeg" xlink:type="simple" xlink:show="embed" xlink:actuate="onLoad" draw:mime-type="image/jpeg"/>
</draw:frame>
 У містіКалуші на Івано-Франківщині 10 квітня урочисто ввели в обіг марку Укрпошти«Kalush Orchestra».</text:p>
      <text:p text:style-name="P4">
Про це у <text:a xlink:type="simple" xlink:href="https://www.facebook.com/naida.andrii/posts/pfbid02ZXdHENeABQS1uo2H6dMw2o91DQNz9Q2Ne6RWwBQ2BRz7VpCjNU5RnhKiKFk7QdVBl" text:style-name="Internet_20_link" text:visited-style-name="Visited_20_Internet_20_Link">
</text:a>
повідомив Калуський міський голова Андрій Найда, передає Укрінформ.</text:p>
      <text:p text:style-name="P4">
«У Калуші відбулося офіційне введення в обіг нової поштової марки від Укрпошти«Kalush Orchestra», – повідомив Найда.</text:p>
      <text:p text:style-name="P4">
Він зауважив, що варіантів для місця проведення погашення марки було кілька,та Калуш (місто, де народився лідер гурту Олег Псюк) переміг.</text:p>
      <text:p text:style-name="P4">
«Незабаром буде рік відтоді, як калушанин Олег Псюк та гурт не тільки здобувперемогу на Міжнародному конкурсі «Євробачення-2022», а й закликав світ напорятунок сотень українських військових у Маріуполі, «Азовсталі». А тіпереживання і відчуття гордості за наш Kalush ми сьогодні пережили знову…Підписання перших марок здійснив Ігор Смілянський, очільник <text:a xlink:type="simple" xlink:href="https://www.ukrinform.ua/tag-ukrposta" text:style-name="Internet_20_link" text:visited-style-name="Visited_20_Internet_20_Link">
</text:a>
 . До такої події долучився лідергурту Олег Псюк, КилимМен, така честь випала й мені», – додав Найда.</text:p>
      <text:p text:style-name="P4">
<text:span text:style-name="T4">
Читайте також:</text:span>
 <text:a xlink:type="simple" xlink:href="https://www.ukrinform.ua/rubric-culture/3689514-gurt-kalush-orchestra-stav-ambasadorom-sturmovoi-brigadi-policii-lut.html" text:style-name="Internet_20_link" text:visited-style-name="Visited_20_Internet_20_Link">
 <text:span text:style-name="T4">
Kalush</text:span>
 </text:a>
</text:p>
      <text:p text:style-name="P4">
Зазначається, що номінал однієї марки – 15 грн. Тираж – 780 тис. одиниць. Домарки випущено також конверт «Перший день», немаркований художній конверт тахудожню листівку.</text:p>
      <text:p text:style-name="P4">
Дизайн марки належить Святославу Романчаку, художниця конвертів – ОлесяВакуленко, дизайн листівки – Юрій Сосницький.</text:p>
      <text:p text:style-name="P4">
<draw:frame draw:style-name="fr1" draw:name="Image129" text:anchor-type="as-char" svg:width="6.9236in" svg:height="3.956343in" draw:z-index="0">
<draw:image xlink:href="../Images/yкринформ/2023-04-10T17-19-00-03-00/630_360_1681135387-9425.jpeg" xlink:type="simple" xlink:show="embed" xlink:actuate="onLoad" draw:mime-type="image/jpeg"/>
</draw:frame>
 У Калушіурочисто ввели в обіг марку Укрпошти «Kalush Orchestra» / Фото: Андрій Найда.Facebook  <text:a xlink:type="simple" xlink:href="https://static.ukrinform.com/photos/2023_04/1681135387-9425.jpeg" text:style-name="Internet_20_link" text:visited-style-name="Visited_20_Internet_20_Link">
<draw:frame draw:style-name="fr1" draw:name="Image130" text:anchor-type="as-char" svg:width="6.9236in" svg:height="3.956343in" draw:z-index="0">
<draw:image xlink:href="../Images/yкринформ/2023-04-10T17-19-00-03-00/630_360_1681135387-9425.jpeg" xlink:type="simple" xlink:show="embed" xlink:actuate="onLoad" draw:mime-type="image/jpeg"/>
</draw:frame>
</text:a>
 <text:a xlink:type="simple" xlink:href="https://static.ukrinform.com/photos/2023_04/1681135387-5332.jpeg" text:style-name="Internet_20_link" text:visited-style-name="Visited_20_Internet_20_Link">
<draw:frame draw:style-name="fr1" draw:name="Image131" text:anchor-type="as-char" svg:width="6.9236in" svg:height="3.956343in" draw:z-index="0">
<draw:image xlink:href="../Images/yкринформ/2023-04-10T17-19-00-03-00/630_360_1681135387-5332.jpeg" xlink:type="simple" xlink:show="embed" xlink:actuate="onLoad" draw:mime-type="image/jpeg"/>
</draw:frame>
</text:a>
 <text:a xlink:type="simple" xlink:href="https://static.ukrinform.com/photos/2023_04/1681135387-5573.jpeg" text:style-name="Internet_20_link" text:visited-style-name="Visited_20_Internet_20_Link">
<draw:frame draw:style-name="fr1" draw:name="Image132" text:anchor-type="as-char" svg:width="6.9236in" svg:height="3.956343in" draw:z-index="0">
<draw:image xlink:href="../Images/yкринформ/2023-04-10T17-19-00-03-00/630_360_1681135387-5573.jpeg" xlink:type="simple" xlink:show="embed" xlink:actuate="onLoad" draw:mime-type="image/jpeg"/>
</draw:frame>
</text:a>
 <text:a xlink:type="simple" xlink:href="https://static.ukrinform.com/photos/2023_04/1681135387-2626.jpeg" text:style-name="Internet_20_link" text:visited-style-name="Visited_20_Internet_20_Link">
<draw:frame draw:style-name="fr1" draw:name="Image133" text:anchor-type="as-char" svg:width="6.9236in" svg:height="3.956343in" draw:z-index="0">
<draw:image xlink:href="../Images/yкринформ/2023-04-10T17-19-00-03-00/630_360_1681135387-2626.jpeg" xlink:type="simple" xlink:show="embed" xlink:actuate="onLoad" draw:mime-type="image/jpeg"/>
</draw:frame>
</text:a>
 <text:a xlink:type="simple" xlink:href="https://static.ukrinform.com/photos/2023_04/1681135387-7570.jpeg" text:style-name="Internet_20_link" text:visited-style-name="Visited_20_Internet_20_Link">
<draw:frame draw:style-name="fr1" draw:name="Image134" text:anchor-type="as-char" svg:width="6.9236in" svg:height="3.956343in" draw:z-index="0">
<draw:image xlink:href="../Images/yкринформ/2023-04-10T17-19-00-03-00/630_360_1681135387-7570.jpeg" xlink:type="simple" xlink:show="embed" xlink:actuate="onLoad" draw:mime-type="image/jpeg"/>
</draw:frame>
</text:a>
 <text:a xlink:type="simple" xlink:href="https://static.ukrinform.com/photos/2023_04/1681135387-8554.jpeg" text:style-name="Internet_20_link" text:visited-style-name="Visited_20_Internet_20_Link">
<draw:frame draw:style-name="fr1" draw:name="Image135" text:anchor-type="as-char" svg:width="6.9236in" svg:height="3.956343in" draw:z-index="0">
<draw:image xlink:href="../Images/yкринформ/2023-04-10T17-19-00-03-00/630_360_1681135387-8554.jpeg" xlink:type="simple" xlink:show="embed" xlink:actuate="onLoad" draw:mime-type="image/jpeg"/>
</draw:frame>
</text:a>
 <text:a xlink:type="simple" xlink:href="https://static.ukrinform.com/photos/2023_04/1681135388-3087.jpeg" text:style-name="Internet_20_link" text:visited-style-name="Visited_20_Internet_20_Link">
<draw:frame draw:style-name="fr1" draw:name="Image136" text:anchor-type="as-char" svg:width="6.9236in" svg:height="3.956343in" draw:z-index="0">
<draw:image xlink:href="../Images/yкринформ/2023-04-10T17-19-00-03-00/630_360_1681135388-3087.jpeg" xlink:type="simple" xlink:show="embed" xlink:actuate="onLoad" draw:mime-type="image/jpeg"/>
</draw:frame>
</text:a>
 <text:a xlink:type="simple" xlink:href="https://static.ukrinform.com/photos/2023_04/1681135388-2895.jpeg" text:style-name="Internet_20_link" text:visited-style-name="Visited_20_Internet_20_Link">
<draw:frame draw:style-name="fr1" draw:name="Image137" text:anchor-type="as-char" svg:width="6.9236in" svg:height="3.956343in" draw:z-index="0">
<draw:image xlink:href="../Images/yкринформ/2023-04-10T17-19-00-03-00/630_360_1681135388-2895.jpeg" xlink:type="simple" xlink:show="embed" xlink:actuate="onLoad" draw:mime-type="image/jpeg"/>
</draw:frame>
</text:a>
 <text:a xlink:type="simple" xlink:href="https://static.ukrinform.com/photos/2023_04/1681135388-3055.jpeg" text:style-name="Internet_20_link" text:visited-style-name="Visited_20_Internet_20_Link">
<draw:frame draw:style-name="fr1" draw:name="Image138" text:anchor-type="as-char" svg:width="6.9236in" svg:height="3.956343in" draw:z-index="0">
<draw:image xlink:href="../Images/yкринформ/2023-04-10T17-19-00-03-00/630_360_1681135388-3055.jpeg" xlink:type="simple" xlink:show="embed" xlink:actuate="onLoad" draw:mime-type="image/jpeg"/>
</draw:frame>
</text:a>
</text:p>
      <text:p text:style-name="P4">
Відтепер купити марку можна у відділеннях «Укрпошти» по всій країні.</text:p>
      <text:p text:style-name="P4">
Також у Калуші оголосили старт аукціону, лотами якого є презентована тапогашена спеціальним штемпелем поштова марка «Kalush Orchestra» з автографамита фірмова рожева панама. Зібрані кошти з продажу будуть направлені на потребиштурмової бригади «Лють», амбасадорами якої нещодавно став гурт «KalushOrchestra».</text:p>
      <text:p text:style-name="P4">
<draw:frame draw:style-name="fr1" draw:name="Image139" text:anchor-type="as-char" svg:width="6.9236in" svg:height="4.615733in" draw:z-index="0">
<draw:image xlink:href="../Images/yкринформ/2023-04-10T17-19-00-03-00/1681135388-2895.jpeg" xlink:type="simple" xlink:show="embed" xlink:actuate="onLoad" draw:mime-type="image/jpeg"/>
</draw:frame>
</text:p>
      <text:p text:style-name="P4">
Як повідомляв Укрінформ, Укрпошта до річниці повномасштабної війни росії протиУкраїни <text:a xlink:type="simple" xlink:href="https://www.ukrinform.ua/rubric-society/3674726-ukrposta-vvela-v-obig-postovu-marku-ptn-pnh.html" text:style-name="Internet_20_link" text:visited-style-name="Visited_20_Internet_20_Link">
 </text:a>
 .</text:p>
      <text:p text:style-name="P4">
Source: <text:a xlink:type="simple" xlink:href="https://www.ukrinform.ua/rubric-regions/3694032-u-kalusi-vveli-v-obig-marku-ukrposti-kalush-orchestra.html" text:style-name="Internet_20_link" text:visited-style-name="Visited_20_Internet_20_Link">
https://www.ukrinform.ua/rubric-regions/3694032-u-kalusi-vveli-v-obig-marku-ukrposti-kalush-orchestra.html</text:a>
</text:p>
      <!--NEWS-->
      <text:h text:style-name="P10" text:outline-level="1">
<text:span text:style-name="T4">
Укрпошта через війну з рф зазнала понад €34 мільйони збитків</text:span>
</text:h>
      <text:p text:style-name="P4">
Authors: Ukrinform (Person)</text:p>
      <text:p text:style-name="P4">
Publisher: Укринформ (Organization)</text:p>
      <text:p text:style-name="P4">
Published Time: 2023-04-10T17:30:00+03:00</text:p>
      <text:p text:style-name="P4">
Modified Time: 2023-04-10T17:30:00+03:00</text:p>
      <text:p text:style-name="P4">
Description: Станом на 10 квітня АТ «Укрпошта» через війну зазнала збитків на понад 34 млн євро. Приблизно 30% відділень не підлягають відновленню, втрачено частину автопарку. — Укрінформ.</text:p>
      <text:p text:style-name="P4">
Images: ["<text:a xlink:type="simple" xlink:href="https://static.ukrinform.com/photos/2022_11/thumb_files/630_360_1667907922-855.jpg" text:style-name="Internet_20_link" text:visited-style-name="Visited_20_Internet_20_Link">
630_360_16679...</text:a>
"]</text:p>
      <text:p text:style-name="P4">
Tags: ['Укрпошта', 'Збитки', 'Війна з росією']</text:p>
      <text:p text:style-name="P4">
Type: Article</text:p>
      <!--METADATA-->
      <text:p text:style-name="P4">
<draw:frame draw:style-name="fr1" draw:name="Image140" text:anchor-type="as-char" svg:width="6.9236in" svg:height="3.956343in" draw:z-index="0">
<draw:image xlink:href="../Images/yкринформ/2023-04-10T17-30-00-03-00/630_360_1667907922-855.jpg" xlink:type="simple" xlink:show="embed" xlink:actuate="onLoad" draw:mime-type="image/jpeg"/>
</draw:frame>
 Станом на10 квітня АТ «Укрпошта» через війну зазнала збитків на понад 34 млн євро.Приблизно 30% відділень не підлягають відновленню, втрачено частину автопарку.</text:p>
      <text:p text:style-name="P4">
Про це повідомив генеральний директор Укрпошти Ігор Смілянський, передаєУкрінформ із посиланням на <text:a xlink:type="simple" xlink:href="https://www.ukrposhta.ua/ua/news/57886-ukrposhta-popovnju-avtopark-44-novi-mashini-budut-dostavljati-vantazhi-po-vsij-ukraini" text:style-name="Internet_20_link" text:visited-style-name="Visited_20_Internet_20_Link">
</text:a>
 .</text:p>
      <text:p text:style-name="P4">
«Станом на зараз <text:a xlink:type="simple" xlink:href="https://www.ukrinform.ua/tag-ukrposta" text:style-name="Internet_20_link" text:visited-style-name="Visited_20_Internet_20_Link">
 </text:a>
 через війну росіїзазнала збитків на понад 34 млн євро. Приблизно 30% відділень не підлягаютьвідновленню, втрачено частину автопарку. Проте якщо відсутність приміщення миможемо компенсувати роботою пересувних відділень, то втрата машин, щоперевозять відправлення по Україні, є критичною і потребує швидкої заміни», -зазначив він.</text:p>
      <text:p text:style-name="P4">
За словами Смілянського, за рік війни Укрпошта втратила значну частину свогоавтопарку на сході та півдні, який забезпечував доставку для мільйонів людейнавіть у найвіддаленіших селах.</text:p>
      <text:p text:style-name="P4">
<text:span text:style-name="T4">
Читайте також:</text:span>
 <text:a xlink:type="simple" xlink:href="https://www.ukrinform.ua/rubric-economy/3691734-ukrposta-zapustila-persu-avtomatizovanu-liniu-sortuvanna-posilok.html" text:style-name="Internet_20_link" text:visited-style-name="Visited_20_Internet_20_Link">
 <text:span text:style-name="T4">
Укрпошта</text:span>
 </text:a>
</text:p>
      <text:p text:style-name="P4">
Він нагадав, що напередодні компанія вже придбала 44 вантажівками ISUZU NQR 90вантажопідйомністю 4,53 т, які допоможуть доставляти вантажі по всій Україні.</text:p>
      <text:p text:style-name="P4">
Як повідомлялось, Укрпошта розпочала оновлення автопарку кілька років тому.Зокрема, в березні 2021-го компанія найбільшу на ринку України закупівлю 1860авто для пересувних відділень. Станом на 2023 рік автопарк Укрпошти нараховуєблизько 2860 машин, з них 1788 працюють у режимі пересувних відділеньпоштового зв’язку.</text:p>
      <text:p text:style-name="P4">
Source: <text:a xlink:type="simple" xlink:href="https://www.ukrinform.ua/rubric-economy/3694034-ukrposta-cerez-vijnu-z-rf-zaznala-ponad-34-miljoni-zbitkiv.html" text:style-name="Internet_20_link" text:visited-style-name="Visited_20_Internet_20_Link">
https://www.ukrinform.ua/rubric-economy/3694034-ukrposta-cerez-vijnu-z-rf-zaznala-ponad-34-miljoni-zbitkiv.html</text:a>
</text:p>
      <!--NEWS-->
      <text:h text:style-name="P10" text:outline-level="1">
<text:span text:style-name="T4">
У МЗС Китаю розповіли про результати переговорів Макрона та Сі щодо «кризи в Україні»</text:span>
</text:h>
      <text:p text:style-name="P4">
Authors: Ukrinform (Person)</text:p>
      <text:p text:style-name="P4">
Publisher: Укринформ (Organization)</text:p>
      <text:p text:style-name="P4">
Published Time: 2023-04-10T17:31:00+03:00</text:p>
      <text:p text:style-name="P4">
Modified Time: 2023-04-10T17:31:00+03:00</text:p>
      <text:p text:style-name="P4">
Description: Голова КНР Сі Цзіньпін та президент Франції Еммануель Макрон домовились продовжувати активний діалог стосовно «кризи в Україні» та відігравати конструктивну роль у сприянні мирним переговорам і її політичному врегулюванню. — Укрінформ.</text:p>
      <text:p text:style-name="P4">
Images: ["<text:a xlink:type="simple" xlink:href="https://static.ukrinform.com/photos/2023_04/thumb_files/630_360_1680884731-167.png" text:style-name="Internet_20_link" text:visited-style-name="Visited_20_Internet_20_Link">
630_360_16808...</text:a>
"]</text:p>
      <text:p text:style-name="P4">
Tags: ['Китай', 'Макрон', 'Сі Цзіньпін', 'Війна з росією']</text:p>
      <text:p text:style-name="P4">
Type: Article</text:p>
      <!--METADATA-->
      <text:p text:style-name="P4">
<draw:frame draw:style-name="fr1" draw:name="Image141" text:anchor-type="as-char" svg:width="6.9236in" svg:height="3.956343in" draw:z-index="0">
<draw:image xlink:href="../Images/yкринформ/2023-04-10T17-31-00-03-00/630_360_1680884731-167.png" xlink:type="simple" xlink:show="embed" xlink:actuate="onLoad" draw:mime-type="image/png"/>
</draw:frame>
 Голова КНРСі Цзіньпін та президент Франції Еммануель Макрон домовились продовжуватиактивний діалог стосовно «кризи в Україні» та відігравати конструктивну роль усприянні мирним переговорам і її політичному врегулюванню.</text:p>
      <text:p text:style-name="P4">
Як передає кореспондент Укрінформу, про це сьогодні під час брифінгу заявивречник МЗС КНР Ван Веньбінь, коментуючи результати візиту французького лідерадо Китаю.</text:p>
      <text:p text:style-name="P4">
«Президенти провели поглиблений обмін думками стосовно «кризи в Україні» йдомовились активізувати спілкування та відігравати конструктивну роль усприянні мирним переговорам і політичному врегулюванню кризи», - сказав Ван.</text:p>
      <text:p text:style-name="P4">
<text:span text:style-name="T4">
Читайте також:</text:span>
 <text:a xlink:type="simple" xlink:href="https://www.ukrinform.ua/rubric-world/3693071-blinken-zaklikav-kitaj-perekonati-rosiu-povazati-suverenitet-ukraini.html" text:style-name="Internet_20_link" text:visited-style-name="Visited_20_Internet_20_Link">
 </text:a>
</text:p>
      <text:p text:style-name="P4">
Він також прокоментував заяву президента Бразилії Луїса Інасіо Лула да Сілви,який 11 квітня прибуде до КНР із візитом, про його готовність взяти участь упосередницьких зусиллях для припинення війни в Україні разом із китайськоюстороною.</text:p>
      <text:p text:style-name="P4">
За словами речника, позиція Китаю щодо «української кризи» є «послідовною тачіткою», викладена у відомому документі і складається з 12 принципів, яківключають повагу до суверенітету всіх країн, відмову від менталітету холодноївійни, припинення бойових дій і відновлення мирних переговорів.</text:p>
      <text:p text:style-name="P4">
«Основна позиція полягає в сприянні переговорам про мир. <text:a xlink:type="simple" xlink:href="https://www.ukrinform.ua/tag-kitaj" text:style-name="Internet_20_link" text:visited-style-name="Visited_20_Internet_20_Link">
</text:a>
 заохочує та підтримує всі зусилля, якісприяють політичному врегулюванню кризи в Україні, і готовий працювати зБразилією та іншими членами міжнародного співтовариства, щоб продовжувативідігравати конструктивну роль для політичного врегулювання «кризи в Україні»,- зазначив Ван.</text:p>
      <text:p text:style-name="P4">
Як повідомляв Укрінформ, голова КНР Сі Цзіньпін у ході тристоронньої зустрічіз президентом Європейської комісії Урсулою фон дер Ляєн та президентом ФранціїЕммануелем Макроном <text:a xlink:type="simple" xlink:href="https://www.ukrinform.ua/rubric-polytics/3692591-pozicia-kitau-sodo-ukraini-zvoditsa-do-pidtrimki-peregovoriv-pro-mir-si-czinpin.html" text:style-name="Internet_20_link" text:visited-style-name="Visited_20_Internet_20_Link">
 </text:a>
 .</text:p>
      <text:p text:style-name="P4">
Source: <text:a xlink:type="simple" xlink:href="https://www.ukrinform.ua/rubric-world/3694045-u-mzs-kitau-rozpovili-pro-rezultati-peregovoriv-makrona-ta-si-pro-krizu-v-ukraini.html" text:style-name="Internet_20_link" text:visited-style-name="Visited_20_Internet_20_Link">
https://www.ukrinform.ua/rubric-world/3694045-u-mzs-kitau-rozpovili-pro-rezultati-peregovoriv-makrona-ta-si-pro-krizu-v-ukraini.html</text:a>
</text:p>
      <!--NEWS-->
      <text:h text:style-name="P10" text:outline-level="1">
<text:span text:style-name="T4">
Клімкін розкритикував заяву Макрона про «європейську стратегічну автономію»</text:span>
</text:h>
      <text:p text:style-name="P4">
Authors: Ukrinform (Person)</text:p>
      <text:p text:style-name="P4">
Publisher: Укринформ (Organization)</text:p>
      <text:p text:style-name="P4">
Published Time: 2023-04-10T17:34:44+03:00</text:p>
      <text:p text:style-name="P4">
Modified Time: 2023-04-10T17:34:44+03:00</text:p>
      <text:p text:style-name="P4">
Description: Колишній міністр закордонних справ Павло Клімкін вважає, що заяви президента Франції Еммануеля Макрона після візиту в Китай про «європейську стратегічну автономію» так само шкодять трансатлантичній солідарності, як і його слова про «смерть мозку» НАТО. — Укрінформ.</text:p>
      <text:p text:style-name="P4">
Images: ["<text:a xlink:type="simple" xlink:href="https://static.ukrinform.com/photos/2019_07/thumb_files/630_360_1564418290-224.jpg" text:style-name="Internet_20_link" text:visited-style-name="Visited_20_Internet_20_Link">
630_360_15644...</text:a>
"]</text:p>
      <text:p text:style-name="P4">
Tags: ['Китай', 'Клімкін', 'Макрон', 'США']</text:p>
      <text:p text:style-name="P4">
Type: Article</text:p>
      <!--METADATA-->
      <text:p text:style-name="P4">
<draw:frame draw:style-name="fr1" draw:name="Image142" text:anchor-type="as-char" svg:width="6.9236in" svg:height="3.956343in" draw:z-index="0">
<draw:image xlink:href="../Images/yкринформ/2023-04-10T17-34-44-03-00/630_360_1564418290-224.jpg" xlink:type="simple" xlink:show="embed" xlink:actuate="onLoad" draw:mime-type="image/jpeg"/>
</draw:frame>
 Колишнійміністр закордонних справ Павло Клімкін вважає, що заяви президента ФранціїЕммануеля Макрона після візиту в Китай про «європейську стратегічну автономію»так само шкодять трансатлантичній солідарності, як і його слова про «смертьмозку» НАТО.</text:p>
      <text:p text:style-name="P4">
Таку думку дипломат висловив у <text:a xlink:type="simple" xlink:href="http://www.facebook.com/pavloklimkin.ua/posts/pfbid0beAGmkiMQNibyZFmsPss3W4kyPagLvPnfbECywwEqNo9f8gua9wQQW9p3jpKUjidl" text:style-name="Internet_20_link" text:visited-style-name="Visited_20_Internet_20_Link">
</text:a>
, передає Укрінформ.</text:p>
      <text:p text:style-name="P4">
Клімкін зазначив, що сподівання Макрона на те, йому вдасться вплинути напозицію Китаю і особисто на Сі через персональну харизму і контакти, схоже,були марними, бо « <text:a xlink:type="simple" xlink:href="https://www.ukrinform.ua/tag-kitaj" text:style-name="Internet_20_link" text:visited-style-name="Visited_20_Internet_20_Link">
 </text:a>
 - це система».</text:p>
      <text:p text:style-name="P4">
«А от Сі, схоже, вдалося вплинути на позицію Макрона: він заговорив проважливість «виваженої» позиції стосовно Тайваню, що має відрізнятися як відамериканської, так і від китайської. Далі Макрон знову почав говорити про«європейську стратегічну автономію», що, звісно, бальзам для китайських вух,адже в Пекіні зовсім не хочуть мати своїм суперником колективний Захід,Сполучених Штатів їм і так більш ніж достатньо», - зауважив ексміністр.</text:p>
      <text:p text:style-name="P4">
У цьому контексті Клімкін нагадав, що колись Макрон сказав про «смерть мозку»НАТО.</text:p>
      <text:p text:style-name="P4">
«Наша війна з рф наочно всім показала, що без США і НАТО ніяк, тому «смертьмозку», як на мене, це про "європейську автономію". Пацієнта, звісно, можнаспробувати оживити, але точно не за рахунок трансатлантичної солідарності. Вцій війні Захід показав, що може робити квантові стрибки, але тільки коли вінєдиний в своїй стратегії та волі. Візит Макрона в Китай явно не ставзміцненням цієї солідарності, він став демонстрацією французької особливості»,- зазначив дипломат.</text:p>
      <text:p text:style-name="P4">
Насамкінець він зауважив, що його зачепили слова Макрона, що Україна, напевно,не пріоритет для китайської дипломатії.</text:p>
      <text:p text:style-name="P4">
«Як на мене, однією з цілей його візиту мало б бути зробити нас пріоритетом,звісно, в широкому сенсі», - резюмував Клімкін.</text:p>
      <text:p text:style-name="P4">
<text:span text:style-name="T4">
Читайте також:</text:span>
 <text:a xlink:type="simple" xlink:href="https://www.ukrinform.ua/rubric-world/3692943-si-czinpin-shilav-makrona-do-protistoanna-z-ssa-reuters.html" text:style-name="Internet_20_link" text:visited-style-name="Visited_20_Internet_20_Link">
 <text:span text:style-name="T4">
Макрон</text:span>
 </text:a>
</text:p>
      <text:p text:style-name="P4">
Як повідомлялося, президент Франції Еммануель Макрон після повернення зтриденного державного візиту до КНР <text:a xlink:type="simple" xlink:href="https://www.ukrinform.ua/rubric-world/3693720-makron-evropa-ne-povinna-nasliduvati-politiku-ssa-ci-kitau-sodo-tajvanu.html" text:style-name="Internet_20_link" text:visited-style-name="Visited_20_Internet_20_Link">
 </text:a>
 , що Європа не зацікавлена в ескалації кризи навколо Тайваню іповинна дотримуватися власної стратегії у відносинах із островом, незалежноїяк від Сполучених Штатів, так і від Китаю.</text:p>
      <text:p text:style-name="P4">
Source: <text:a xlink:type="simple" xlink:href="https://www.ukrinform.ua/rubric-polytics/3694035-klimkin-rozkritikuvav-zaavu-makrona-pro-evropejsku-strategicnu-avtonomiu.html" text:style-name="Internet_20_link" text:visited-style-name="Visited_20_Internet_20_Link">
https://www.ukrinform.ua/rubric-polytics/3694035-klimkin-rozkritikuvav-zaavu-makrona-pro-evropejsku-strategicnu-avtonomiu.html</text:a>
</text:p>
      <!--NEWS-->
      <text:h text:style-name="P10" text:outline-level="1">
<text:span text:style-name="T4">
Відчуженням землі в університету Карпенка-Карого: Апеляційний суд підтримав позицію МКІП</text:span>
</text:h>
      <text:p text:style-name="P4">
Authors: Ukrinform (Person)</text:p>
      <text:p text:style-name="P4">
Publisher: Укринформ (Organization)</text:p>
      <text:p text:style-name="P4">
Published Time: 2023-04-10T17:41:16+03:00</text:p>
      <text:p text:style-name="P4">
Modified Time: 2023-04-10T17:41:16+03:00</text:p>
      <text:p text:style-name="P4">
Description: Апеляційний суд підтримав позицію Міністерства культури та інформаційної політики щодо неприпустимості відчуження земельної ділянки у Київського національного університету театру, кіно і телебачення імені Івана Карпенка-Карого. — Укрінформ.</text:p>
      <text:p text:style-name="P4">
Images: ["<text:a xlink:type="simple" xlink:href="https://static.ukrinform.com/photos/2023_03/thumb_files/630_360_1677837257-885.jpeg" text:style-name="Internet_20_link" text:visited-style-name="Visited_20_Internet_20_Link">
630_360_16778...</text:a>
"]</text:p>
      <text:p text:style-name="P4">
Tags: ['Суд', 'Земля', 'Київ', 'МКІП ', 'Університет ім. Карпенка-Карого']</text:p>
      <text:p text:style-name="P4">
Type: Article</text:p>
      <!--METADATA-->
      <text:p text:style-name="P4">
<draw:frame draw:style-name="fr1" draw:name="Image143" text:anchor-type="as-char" svg:width="6.9236in" svg:height="3.956343in" draw:z-index="0">
<draw:image xlink:href="../Images/yкринформ/2023-04-10T17-41-16-03-00/630_360_1677837257-885.jpeg" xlink:type="simple" xlink:show="embed" xlink:actuate="onLoad" draw:mime-type="image/jpeg"/>
</draw:frame>
Апеляційний суд підтримав позицію Міністерства культури та інформаційноїполітики щодо неприпустимості відчуження земельної ділянки у Київськогонаціонального університету театру, кіно і телебачення імені Івана Карпенка-Карого.</text:p>
      <text:p text:style-name="P4">
Як передає Укрінформ, про це повідомляє <text:a xlink:type="simple" xlink:href="https://mkip.gov.ua/news/8941.html" text:style-name="Internet_20_link" text:visited-style-name="Visited_20_Internet_20_Link">
</text:a>
</text:p>
      <text:p text:style-name="P4">
“Тиждень розпочався з перемоги в боротьбі проти можливого рейдерськогозахоплення майна Київського національного університету театру, кіно ітелебачення імені І. К. Карпенко-Карого та земельної ділянки, на якійрозташовані навчальні корпуси Інституту екранних мистецтв за адресою: вул.Євгена Коновальця, 18”, - ідеться у повідомленні.</text:p>
      <text:p text:style-name="P4">
Північний апеляційний господарський суд Києва задовольнив апеляційну скаргуОфісу генерального прокурора, Міністерства культури та інформаційної політики,Київського національного університету театру, кіно і телебачення імені І. К.Карпенко-Карого, ДП "Українська студія хронікально – документальних фільмів",Державного агентства України з питань кіно, <text:a xlink:type="simple" xlink:href="https://www.ukrinform.ua/tag-fdmu" text:style-name="Internet_20_link" text:visited-style-name="Visited_20_Internet_20_Link">
 </text:a>
 та Київської міської державної адміністрації.</text:p>
      <text:p text:style-name="P4">
Так, договір про інвестування реконструкцій Української студії хронікально-документальних фільмів з надбудовою головного корпусу для офісних приміщень табудівництва жилого комплексу визнаний недійсним.</text:p>
      <text:p text:style-name="P4">
<text:span text:style-name="T4">
Читайте також:</text:span>
 <text:a xlink:type="simple" xlink:href="https://www.ukrinform.ua/rubric-kyiv/3692730-sud-povernuv-gromadi-kieva-tvorci-majsterni-na-podoli.html" text:style-name="Internet_20_link" text:visited-style-name="Visited_20_Internet_20_Link">
 </text:a>
</text:p>
      <text:p text:style-name="P4">
"Таке рішення є блискучим показником спільних дій МКІП, Офісу генпрокурора тауніверситету", - зазначили у міністерстві.</text:p>
      <text:p text:style-name="P4">
Як повідомляв Укрінформ, апеляційний суд <text:a xlink:type="simple" xlink:href="https://www.ukrinform.ua/rubric-kyiv/3677636-sud-rozglane-spravu-pro-nezakonne-vidcuzenna-dilanki-v-universitetu-karpenkakarogo-tkacenko.html" text:style-name="Internet_20_link" text:visited-style-name="Visited_20_Internet_20_Link">
 </text:a>
 у Київського національногоуніверситету театру, кіно і телебачення імені Івана Карпенка-Карого.</text:p>
      <text:p text:style-name="P4">
Source: <text:a xlink:type="simple" xlink:href="https://www.ukrinform.ua/rubric-kyiv/3694037-vidcuzennam-zemli-v-universitetu-karpenkakarogo-apelacijnij-sud-pidtrimav-poziciu-mkip.html" text:style-name="Internet_20_link" text:visited-style-name="Visited_20_Internet_20_Link">
https://www.ukrinform.ua/rubric-kyiv/3694037-vidcuzennam-zemli-v-universitetu-karpenkakarogo-apelacijnij-sud-pidtrimav-poziciu-mkip.html</text:a>
</text:p>
      <!--NEWS-->
      <text:h text:style-name="P10" text:outline-level="1">
<text:span text:style-name="T4">
Україна передала росії ще п’ятьох важкопоранених полонених</text:span>
</text:h>
      <text:p text:style-name="P4">
Authors: Ukrinform (Person)</text:p>
      <text:p text:style-name="P4">
Publisher: Укринформ (Organization)</text:p>
      <text:p text:style-name="P4">
Published Time: 2023-04-10T17:48:00+03:00</text:p>
      <text:p text:style-name="P4">
Modified Time: 2023-04-10T17:48:00+03:00</text:p>
      <text:p text:style-name="P4">
Description: Україна передала державі-агресору ще п’ятьох важкопоранених полонених росіян без жодних умов для російської сторони. — Укрінформ.</text:p>
      <text:p text:style-name="P4">
Images: ["<text:a xlink:type="simple" xlink:href="https://static.ukrinform.com/photos/2023_04/thumb_files/630_360_1681138038-498.jpg" text:style-name="Internet_20_link" text:visited-style-name="Visited_20_Internet_20_Link">
630_360_16811...</text:a>
", "<text:a xlink:type="simple" xlink:href="https://static.ukrinform.com/photos/2023_04/1681137888-295.jpg" text:style-name="Internet_20_link" text:visited-style-name="Visited_20_Internet_20_Link">
1681137888-29...</text:a>
"]</text:p>
      <text:p text:style-name="P4">
Tags: ['Поранені', 'Полонені', 'Війна з росією']</text:p>
      <text:p text:style-name="P4">
Type: Article</text:p>
      <!--METADATA-->
      <text:p text:style-name="P4">
<draw:frame draw:style-name="fr1" draw:name="Image144" text:anchor-type="as-char" svg:width="6.9236in" svg:height="3.956343in" draw:z-index="0">
<draw:image xlink:href="../Images/yкринформ/2023-04-10T17-48-00-03-00/630_360_1681138038-498.jpg" xlink:type="simple" xlink:show="embed" xlink:actuate="onLoad" draw:mime-type="image/jpeg"/>
</draw:frame>
 Українапередала державі-агресору ще п’ятьох важкопоранених полонених росіян безжодних умов для російської сторони.</text:p>
      <text:p text:style-name="P4">
Як передає Укрінформ, про це ​Координаційний штаб з питань поводження звійськовополоненими повідомив у <text:a xlink:type="simple" xlink:href="http://t.me/Koord_shtab/822" text:style-name="Internet_20_link" text:visited-style-name="Visited_20_Internet_20_Link">
 </text:a>
 .</text:p>
      <text:p text:style-name="P4">
“Згідно з нормами Женевських конвенцій українська сторона репатріювала натериторію держави-агресорки ще п’ятьох важкопоранених полонених окупантів, втому числі єдину жінку, яка перебувала в українському полоні”, - ідеться вповідомленні.</text:p>
      <text:p text:style-name="P4">
Стан полонених вдалося стабілізувати, щоб вони стали придатними длятранспортування.</text:p>
      <text:p text:style-name="P4">
У Кооордштабі зауважили, що репатріація, як і передбачає міжнароднегуманітарне право, відбулася без жодних умов для російської сторони.</text:p>
      <text:p text:style-name="P4">
Крім того, у Рамадан – священний місяць для всіх мусульман, Україна передаладвох військовополонених мусульман, які воювали у складі армії загарбника. Цебуло зроблено на підтвердження української пропозиції державі-агресоруобміняти мусульман "всіх на всіх" з обох сторін на знак поваги до культури ітрадицій.</text:p>
      <text:p text:style-name="P4">
<draw:frame draw:style-name="fr1" draw:name="Image145" text:anchor-type="as-char" svg:width="6.9236in" svg:height="3.89773in" draw:z-index="0">
<draw:image xlink:href="../Images/yкринформ/2023-04-10T17-48-00-03-00/1681137888-295.jpg" xlink:type="simple" xlink:show="embed" xlink:actuate="onLoad" draw:mime-type="image/jpeg"/>
</draw:frame>
</text:p>
      <text:p text:style-name="P4">
У Кооордштабі підкреслили, що в місцях утримання в <text:a xlink:type="simple" xlink:href="https://www.ukrinform.ua/tag-rosia" text:style-name="Internet_20_link" text:visited-style-name="Visited_20_Internet_20_Link">
</text:a>
 та на тимчасово захоплених територіяхзараз перебуває значно більше поранених військовополонених, яких держава-агресор згідно з Женевськими конвенціями має негайно повернути без попередніхумов.</text:p>
      <text:p text:style-name="P4">
<text:span text:style-name="T4">
Читайте також:</text:span>
 <text:a xlink:type="simple" xlink:href="https://www.ukrinform.ua/rubric-ato/3694003-velikij-obmin-ukraina-povernula-dodomu-se-100-polonenih.html" text:style-name="Internet_20_link" text:visited-style-name="Visited_20_Internet_20_Link">
 <text:span text:style-name="T4">
полонени</text:span>
 </text:a>
</text:p>
      <text:p text:style-name="P4">
Як повідомляв Укрінформ, наприкінці березня <text:a xlink:type="simple" xlink:href="https://www.ukrinform.ua/rubric-ato/3686853-ukraina-peredala-rosii-usih-vazkoporanenih-polonenih-akih-mozna-transportuvati-kordstab.html" text:style-name="Internet_20_link" text:visited-style-name="Visited_20_Internet_20_Link">
</text:a>
 усіхважкопоранених, захоплених в полон з початку широкомасштабного вторгнення,стан яких дозволяв транспортування.</text:p>
      <text:p text:style-name="P4">
<text:span text:style-name="T5">
Фото з сайту АрміяInform</text:span>
</text:p>
      <text:p text:style-name="P4">
Source: <text:a xlink:type="simple" xlink:href="https://www.ukrinform.ua/rubric-ato/3694041-ukraina-peredala-rosii-se-patoh-vazkoporanenih-polonenih.html" text:style-name="Internet_20_link" text:visited-style-name="Visited_20_Internet_20_Link">
https://www.ukrinform.ua/rubric-ato/3694041-ukraina-peredala-rosii-se-patoh-vazkoporanenih-polonenih.html</text:a>
</text:p>
      <!--NEWS-->
      <text:h text:style-name="P10" text:outline-level="1">
<text:span text:style-name="T4">
США розпочинають щорічні навчання з ядерного стримування</text:span>
</text:h>
      <text:p text:style-name="P4">
Authors: Ukrinform (Person)</text:p>
      <text:p text:style-name="P4">
Publisher: Укринформ (Organization)</text:p>
      <text:p text:style-name="P4">
Published Time: 2023-04-10T17:53:00+03:00</text:p>
      <text:p text:style-name="P4">
Modified Time: 2023-04-10T17:53:00+03:00</text:p>
      <text:p text:style-name="P4">
Description: Стратегічне командування США розпочне 11 квітня щорічні навчання з ядерного командування та контролю Global Thunder.  — Укрінформ.</text:p>
      <text:p text:style-name="P4">
Images: ["<text:a xlink:type="simple" xlink:href="https://static.ukrinform.com/photos/2016_09/thumb_files/630_360_1473724540-7879-ssa-voennye-filippiny.jpg" text:style-name="Internet_20_link" text:visited-style-name="Visited_20_Internet_20_Link">
630_360_14737...</text:a>
"]</text:p>
      <text:p text:style-name="P4">
Tags: ['Британія', 'США', 'Військові навчання', 'Військові']</text:p>
      <text:p text:style-name="P4">
Type: Article</text:p>
      <!--METADATA-->
      <text:p text:style-name="P4">
<draw:frame draw:style-name="fr1" draw:name="Image146" text:anchor-type="as-char" svg:width="6.9236in" svg:height="3.956343in" draw:z-index="0">
<draw:image xlink:href="../Images/yкринформ/2023-04-10T17-53-00-03-00/630_360_1473724540-7879-ssa-voennye-filippiny.jpg" xlink:type="simple" xlink:show="embed" xlink:actuate="onLoad" draw:mime-type="image/jpeg"/>
</draw:frame>
 Стратегічне командування США розпочне 11 квітня щорічнінавчання з ядерного командування та контролю Global Thunder.</text:p>
      <text:p text:style-name="P4">
Як передає Укрінформ, про це повідомляється на <text:a xlink:type="simple" xlink:href="https://www.stratcom.mil/Media/News/News-Article-View/Article/3356644/us-strategic-command-commences-annual-nuclear-command-and-control-exercise/" text:style-name="Internet_20_link" text:visited-style-name="Visited_20_Internet_20_Link">
</text:a>
 .</text:p>
      <text:p text:style-name="P4">
«Метою Global Thunder 23 (GT23) є посилення ядерної готовності та гарантуваннябезпечних, захищених та надійних сил стратегічного стримування», - йдеться уповідомленні.</text:p>
      <text:p text:style-name="P4">
До навчань GT23 залучають персонал усього Стратегічного командування Збройнихсил <text:a xlink:type="simple" xlink:href="https://www.ukrinform.ua/tag-ssa" text:style-name="Internet_20_link" text:visited-style-name="Visited_20_Internet_20_Link">
 </text:a>
 , включаючи його складові і підлегліпідрозділи. Також до навчань будуть залучені союзники і партнери США, зокремаперсонал Великої Британії.</text:p>
      <text:p text:style-name="P4">
У командуванні зазначають, що це щорічні навчання і що вони не є відповіддю надії будь-якої країни чи інших суб’єктів.</text:p>
      <text:p text:style-name="P4">
У Стратегічного командування є глобальні обов’язки, які визначаються планомєдиного командування. Вони включають стратегічне стримування, ядерні операції,спільні операції з використанням електромагнітного спектру, глобальні удари,протиракетну оборону, а також аналіз і цілепокладання.</text:p>
      <text:p text:style-name="P4">
«Як і в попередні роки, Global Thunder 23 включатиме збільшення польотівбомбардувальників під час навчань», - зазначили у командуванні.</text:p>
      <text:p text:style-name="P4">
<text:span text:style-name="T4">
Читайте також:</text:span>
 <text:a xlink:type="simple" xlink:href="https://www.ukrinform.ua/rubric-world/3694004-kitaj-zaversiv-tridenni-vijskovi-navcanna-poblizu-tajvanu.html" text:style-name="Internet_20_link" text:visited-style-name="Visited_20_Internet_20_Link">
 <text:span text:style-name="T4">
навчання</text:span>
 </text:a>
</text:p>
      <text:p text:style-name="P4">
Як повідомляв Укрінформ, військово-морські сили США у понеділок направилиесмінець із керованими ракетами USS Milius у Південно-Китайське море дляпроведення операції з підтримання свободи судноплавства у міжнародних водах, уяких Китай нарощує свою військову активність.</text:p>
      <text:p text:style-name="P4">
<text:span text:style-name="T5">
Фото ілюстративне</text:span>
</text:p>
      <text:p text:style-name="P4">
Source: <text:a xlink:type="simple" xlink:href="https://www.ukrinform.ua/rubric-world/3694043-ssa-rozpocinaut-soricni-navcanna-z-adernogo-strimuvanna.html" text:style-name="Internet_20_link" text:visited-style-name="Visited_20_Internet_20_Link">
https://www.ukrinform.ua/rubric-world/3694043-ssa-rozpocinaut-soricni-navcanna-z-adernogo-strimuvanna.html</text:a>
</text:p>
      <!--NEWS-->
      <text:h text:style-name="P10" text:outline-level="1">
<text:span text:style-name="T4">
Рада пропонує включити до обов'язкових предметів на ДПА історію України та іноземні мови</text:span>
</text:h>
      <text:p text:style-name="P4">
Authors: Ukrinform (Person)</text:p>
      <text:p text:style-name="P4">
Publisher: Укринформ (Organization)</text:p>
      <text:p text:style-name="P4">
Published Time: 2023-04-10T17:54:54+03:00</text:p>
      <text:p text:style-name="P4">
Modified Time: 2023-04-10T17:54:54+03:00</text:p>
      <text:p text:style-name="P4">
Description: Верховна Рада ухвалила в першому читанні законопроєкт, який передбачає включення до переліку обов'язкових предметів для проходження державної підсумкової атестації історію України та іноземні мови, окрім російської мови. — Укрінформ.</text:p>
      <text:p text:style-name="P4">
Images: ["<text:a xlink:type="simple" xlink:href="https://static.ukrinform.com/photos/2023_02/thumb_files/630_360_1676292462-419.png" text:style-name="Internet_20_link" text:visited-style-name="Visited_20_Internet_20_Link">
630_360_16762...</text:a>
"]</text:p>
      <text:p text:style-name="P4">
Tags: ['Освіта', 'Законопроєкт', 'Верховна Рада', 'Державна підсумкова атестація']</text:p>
      <text:p text:style-name="P4">
Type: Article</text:p>
      <!--METADATA-->
      <text:p text:style-name="P4">
<draw:frame draw:style-name="fr1" draw:name="Image147" text:anchor-type="as-char" svg:width="6.9236in" svg:height="3.956343in" draw:z-index="0">
<draw:image xlink:href="../Images/yкринформ/2023-04-10T17-54-54-03-00/630_360_1676292462-419.png" xlink:type="simple" xlink:show="embed" xlink:actuate="onLoad" draw:mime-type="image/png"/>
</draw:frame>
 ВерховнаРада ухвалила в першому читанні законопроєкт, який передбачає включення допереліку обов'язкових предметів для проходження державної підсумковоїатестації історію України та іноземні мови, окрім російської мови.</text:p>
      <text:p text:style-name="P4">
Про підтримку законопроєкту <text:a xlink:type="simple" xlink:href="https://itd.rada.gov.ua/billInfo/Bills/Card/41409" text:style-name="Internet_20_link" text:visited-style-name="Visited_20_Internet_20_Link">
</text:a>
 "Про внесення змін доЗакону України "Про повну загальну середню освіту" щодо обов’язковихрезультатів навчання" за основу Голова ВР Руслан Стефанчук повідомив у <text:a xlink:type="simple" xlink:href="https://www.facebook.com/stefanchuk.official/posts/pfbid0dbXBZMmWtedcDAkTHXfrzztwjDZ7XGksSy8oqrNTzCuZVAgbJujhUL2J9yXrjJn5l" text:style-name="Internet_20_link" text:visited-style-name="Visited_20_Internet_20_Link">
</text:a>
, передає Укрінформ.</text:p>
      <text:p text:style-name="P4">
Так, згідно з текстом документу, планується встановити, що на кожному рівніповної загальної середньої освіти обов’язковій перевірці під час державноїпідсумкової атестації підлягають не лише результати навчання з державної мовита математики, а й результати навчання з <text:a xlink:type="simple" xlink:href="https://www.ukrinform.ua/tag-istoria" text:style-name="Internet_20_link" text:visited-style-name="Visited_20_Internet_20_Link">
 </text:a>
 України та іноземної мови, крім мови держави, визнаної парламентомдержавою-агресором або державою-окупантом, тобто російської.</text:p>
      <text:p text:style-name="P4">
При цьому пропонується встановити, що державні стандарти мають передбачативільне володіння українською мовою, необхідний рівень математичноїкомпетентності, знання історії України, володіння іноземною мовою, крімросійської, всіма учнями закладів освіти, які завершують здобуття повноїзагальної середньої освіти.</text:p>
      <text:p text:style-name="P4">
<text:span text:style-name="T4">
Читайте також:</text:span>
 <text:a xlink:type="simple" xlink:href="https://www.ukrinform.ua/rubric-society/3691955-osvitnij-komitet-vr-proponue-povernuti-derzavnu-pidsumkovu-atestaciu.html" text:style-name="Internet_20_link" text:visited-style-name="Visited_20_Internet_20_Link">
 <text:span text:style-name="T4">
Освітній</text:span>
 <text:span text:style-name="T4">
комітет</text:span>
 <text:span text:style-name="T4">
пропонує</text:span>
 <text:span text:style-name="T4">
повернути</text:span>
<text:span text:style-name="T4">
державну</text:span>
 <text:span text:style-name="T4">
підсумкову</text:span>
 <text:span text:style-name="T4">
атестацію</text:span>
 </text:a>
</text:p>
      <text:p text:style-name="P4">
Як повідомляв Укрінформ, Верховна Рада в лютому ухвалила закон №8228-1, якимпродовжила на 2023 рік термін скасування державної підсумкової атестації длявипускників 11 класів та зовнішнього незалежного оцінювання як конкурсногокритерію доступу до освітніх послуг.</text:p>
      <text:p text:style-name="P4">
Вступне випробування для здобуття вищої освіти проводитиметься у форматінаціонального мультипредметного тесту, в якому є два обов’язкові предмети:українська мова та математика. Третім предметом на вибір, за пропозицією МОН,може бути: історія України, іноземна мова, фізика, хімія, біологія.</text:p>
      <text:p text:style-name="P4">
ДПА для учнів 4 та 9 класів у 2023 році також скасовано.</text:p>
      <text:p text:style-name="P4">
Source: <text:a xlink:type="simple" xlink:href="https://www.ukrinform.ua/rubric-society/3694046-rada-proponue-vkluciti-do-obovazkovih-predmetiv-na-dpa-istoriu-ukraini-ta-inozemni-movi.html" text:style-name="Internet_20_link" text:visited-style-name="Visited_20_Internet_20_Link">
https://www.ukrinform.ua/rubric-society/3694046-rada-proponue-vkluciti-do-obovazkovih-predmetiv-na-dpa-istoriu-ukraini-ta-inozemni-movi.html</text:a>
</text:p>
      <!--NEWS-->
      <text:h text:style-name="P10" text:outline-level="1">
<text:span text:style-name="T4">
У столичних школах і дитсадках посилюють охорону</text:span>
</text:h>
      <text:p text:style-name="P4">
Authors: Ukrinform (Person)</text:p>
      <text:p text:style-name="P4">
Publisher: Укринформ (Organization)</text:p>
      <text:p text:style-name="P4">
Published Time: 2023-04-10T17:57:00+03:00</text:p>
      <text:p text:style-name="P4">
Modified Time: 2023-04-10T17:57:00+03:00</text:p>
      <text:p text:style-name="P4">
Description: Понад 450 закладів освіти в Києві будуть забезпечені додатковими заходами безпеки. — Укрінформ.</text:p>
      <text:p text:style-name="P4">
Images: ["<text:a xlink:type="simple" xlink:href="https://static.ukrinform.com/photos/2023_04/thumb_files/630_360_1681138309-851.jpg" text:style-name="Internet_20_link" text:visited-style-name="Visited_20_Internet_20_Link">
630_360_16811...</text:a>
"]</text:p>
      <text:p text:style-name="P4">
Tags: ['КМДА', 'Школа', 'охорона']</text:p>
      <text:p text:style-name="P4">
Type: Article</text:p>
      <!--METADATA-->
      <text:p text:style-name="P4">
<draw:frame draw:style-name="fr1" draw:name="Image148" text:anchor-type="as-char" svg:width="6.9236in" svg:height="3.956343in" draw:z-index="0">
<draw:image xlink:href="../Images/yкринформ/2023-04-10T17-57-00-03-00/630_360_1681138309-851.jpg" xlink:type="simple" xlink:show="embed" xlink:actuate="onLoad" draw:mime-type="image/jpeg"/>
</draw:frame>
 Понад 450закладів освіти в Києві будуть забезпечені додатковими заходами безпеки.</text:p>
      <text:p text:style-name="P4">
Про це повідомила пресслужба <text:a xlink:type="simple" xlink:href="http://kyivcity.gov.ua/news/bilshe_450_zakladiv_osviti_v_kiyevi_budut_zabezpecheni_dodatkovimi_zakhodami_bezpeki/" text:style-name="Internet_20_link" text:visited-style-name="Visited_20_Internet_20_Link">
</text:a>
, передає Укрінформ.</text:p>
      <text:p text:style-name="P4">
“Департамент освіти і науки, Департамент муніципальної безпеки, комунальнаорганізація «Муніципальна охорона» та Управління поліції охорони в Києвіпідписали угоду про співпрацю для посилення безпеки у понад 450 столичнихзакладів освіти”, - йдеться в повідомленні.</text:p>
      <text:p text:style-name="P4">
Заступник голови КМДА Валентин Мондриївський зазначив, що міська влада Києвапоступово забезпечує охороною школи і садочки, організовує відеонаглядприлеглих територій, облаштовує заклади тривожними кнопками.</text:p>
      <text:p text:style-name="P4">
За його словами, на сьогодні вже більше ніж у половині закладів середньоїосвіти організовано пости «Муніципальної охорони», і процес підбору фахівців,які будуть працювати на охороні освітянських об’єктів, продовжується.</text:p>
      <text:p text:style-name="P4">
<text:span text:style-name="T4">
Читайте також:</text:span>
 <text:a xlink:type="simple" xlink:href="https://www.ukrinform.ua/rubric-society/3668831-zelenska-hocemo-sob-ukrainski-diti-buli-pokolinnam-peremogi-a-ne-vijni.html" text:style-name="Internet_20_link" text:visited-style-name="Visited_20_Internet_20_Link">
 </text:a>
</text:p>
      <text:p text:style-name="P4">
“Враховуючи, що з кожним днем до освітніх закладів Києва повертається всебільше дітей, ми маємо вже зараз забезпечити їх безпечне перебування вбудівлях і на прилеглих територіях. Крім того, завдяки зовнішньомувідеонагляду будуть забезпечені додаткові заходи охорони і для територійнавколо освітянських будівель, що також є важливим для безпеки всього міста»,– заявив Мондриївський.</text:p>
      <text:p text:style-name="P4">
Він зазначив, що підписання угоди про співпрацю – це результат багаторічноїроботи із забезпечення безпеки в закладах освіти в Києві.</text:p>
      <text:p text:style-name="P4">
«Ми поступово реалізуємо безпекову програму в школах та садочках: забезпечуємонадійні укриття в закладах освіти, облаштовуємо відеонагляд і, головне,підключаємо до охорони муніципальні та державні охоронні структури”, -підкреслив заступник голови <text:a xlink:type="simple" xlink:href="https://www.ukrinform.ua/tag-kmda" text:style-name="Internet_20_link" text:visited-style-name="Visited_20_Internet_20_Link">
 </text:a>
 .</text:p>
      <text:p text:style-name="P4">
Мондриївський додав, що заклади освіти охоронятимуть комунальна організація«Муніципальна охорона» у співпраці з державною Поліцією охорони. Також поліціявиїжджатиме до закладів освіти в разі спрацювання тривожної кнопки.</text:p>
      <text:p text:style-name="P4">
<text:span text:style-name="T4">
Читайте також:</text:span>
 <text:a xlink:type="simple" xlink:href="https://www.ukrinform.ua/rubric-society/3673526-v-ukraini-rozpocinaetsa-ukrainskosvejcarskij-proekt-dopomogi-ditam-aki-postrazdali-vid-vijni.html" text:style-name="Internet_20_link" text:visited-style-name="Visited_20_Internet_20_Link">
 </text:a>
</text:p>
      <text:p text:style-name="P4">
Як повідомлялося, у шкільних бомбосховищах Києва можна розмістити <text:a xlink:type="simple" xlink:href="https://www.ukrinform.ua/rubric-kyiv/3643862-v-ukrittah-kiivskih-skil-mozna-rozmistiti-do-152-tisac-ludej.html" text:style-name="Internet_20_link" text:visited-style-name="Visited_20_Internet_20_Link">
</text:a>
 . Місткість укриттів у комунальнихзакладах дошкільної освіти становить понад 37 тисяч осіб.</text:p>
      <text:p text:style-name="P4">
Source: <text:a xlink:type="simple" xlink:href="https://www.ukrinform.ua/rubric-kyiv/3694047-u-stolicnih-skolah-i-ditsadkah-posiluut-ohoronu.html" text:style-name="Internet_20_link" text:visited-style-name="Visited_20_Internet_20_Link">
https://www.ukrinform.ua/rubric-kyiv/3694047-u-stolicnih-skolah-i-ditsadkah-posiluut-ohoronu.html</text:a>
</text:p>
      <!--NEWS-->
      <text:h text:style-name="P10" text:outline-level="1">
<text:span text:style-name="T4">
росіяни обстрілюють транспорт, який рухається в бік Бахмута – Маляр</text:span>
</text:h>
      <text:p text:style-name="P4">
Authors: Ukrinform (Person)</text:p>
      <text:p text:style-name="P4">
Publisher: Укринформ (Organization)</text:p>
      <text:p text:style-name="P4">
Published Time: 2023-04-10T18:05:00+03:00</text:p>
      <text:p text:style-name="P4">
Modified Time: 2023-04-10T18:05:00+03:00</text:p>
      <text:p text:style-name="P4">
Description: російські війська обстрілюють транспорт, який рухається у бік Бахмута, попри те, що звідти нині намагаються виїхати цивільні. — Укрінформ.</text:p>
      <text:p text:style-name="P4">
Images: ["<text:a xlink:type="simple" xlink:href="https://static.ukrinform.com/photos/2023_02/thumb_files/630_360_1677152977-764.jpg" text:style-name="Internet_20_link" text:visited-style-name="Visited_20_Internet_20_Link">
630_360_16771...</text:a>
"]</text:p>
      <text:p text:style-name="P4">
Tags: ['Бахмут', 'Війна з росією', 'Ганна Маляр', 'Єдині новини']</text:p>
      <text:p text:style-name="P4">
Type: Article</text:p>
      <!--METADATA-->
      <text:p text:style-name="P4">
<draw:frame draw:style-name="fr1" draw:name="Image149" text:anchor-type="as-char" svg:width="6.9236in" svg:height="3.956343in" draw:z-index="0">
<draw:image xlink:href="../Images/yкринформ/2023-04-10T18-05-00-03-00/630_360_1677152977-764.jpg" xlink:type="simple" xlink:show="embed" xlink:actuate="onLoad" draw:mime-type="image/jpeg"/>
</draw:frame>
 російськівійська обстрілюють транспорт, який рухається у бік Бахмута, попри те, щозвідти нині намагаються виїхати цивільні.</text:p>
      <text:p text:style-name="P4">
Як передає Укрінформ, про це заступник міністра оборони України Ганна Малярзаявила в ефірі телемарафону «Єдині новини».</text:p>
      <text:p text:style-name="P4">
«На сьогодні по-звірячому вони це роблять. Навіть <text:a xlink:type="simple" xlink:href="https://www.ukrinform.ua/tag-transport" text:style-name="Internet_20_link" text:visited-style-name="Visited_20_Internet_20_Link">
</text:a>
 , який рухається в бік Бахмута -вони туди прицільно стріляють, хоча там ще люди, які залишилися та заразнамагаються покинути місто. росіяни от таким чином це роблять. Вони збільшиликількість артилерійного вогню по Бахмуту і продовжують використовувати активноавіацію», - сказала Маляр.</text:p>
      <text:p text:style-name="P4">
Вона підтвердила надану командувачем Сухопутних військ Збройних сил Українигенерал-полковником Олександром Сирським інформацію про те, що в боях заБахмут Донецької області російські загарбники перейшли до «сирійської» тактикивипаленої землі. «Ослабли підрозділи вагнера, і тому він (ворог - ред.)застосовує сьогодні і десантно-штурмові загони свої, і спецпризначенців. Це зтого, що нам видно. Ворог там фактично використовує техніку випаленої землі»,- сказала представниця Міноборони.</text:p>
      <text:p text:style-name="P4">
<text:span text:style-name="T4">
Читайте також:</text:span>
 <text:a xlink:type="simple" xlink:href="https://www.ukrinform.ua/rubric-ato/3693558-cerevatij-zabezpecenna-vijskovih-u-bahmuti-trivae-popri-pidriv-mostu-na-hromove.html" text:style-name="Internet_20_link" text:visited-style-name="Visited_20_Internet_20_Link">
 <text:span text:style-name="T4">
Бахмут</text:span>
 </text:a>
</text:p>
      <text:p text:style-name="P4">
Як повідомлялося, на Бахмутському напрямку росіяни продовжують вестинаступальні дії, намагаючись узяти Бахмут під повний контроль, триваютьзапеклі бої. Протягом доби ворог вів безуспішні наступальні дії в районі насхід від Богданівки та біля Хромового. 9 квітня Сирський відвідав найгарячішіділянки фронту на Бахмутському напрямку, де заслухав командирів військовихчастин й угруповань щодо ходу оборони та проблемних питань, які потребуютьнегайного вирішення.</text:p>
      <text:p text:style-name="P4">
Source: <text:a xlink:type="simple" xlink:href="https://www.ukrinform.ua/rubric-ato/3694053-rosiani-obstriluut-transport-akij-ruhaetsa-v-bik-bahmuta-malar.html" text:style-name="Internet_20_link" text:visited-style-name="Visited_20_Internet_20_Link">
https://www.ukrinform.ua/rubric-ato/3694053-rosiani-obstriluut-transport-akij-ruhaetsa-v-bik-bahmuta-malar.html</text:a>
</text:p>
      <!--NEWS-->
      <text:h text:style-name="P10" text:outline-level="1">
<text:span text:style-name="T4">
Тіагу Сілва відновився від травми і повернувся до тренувань</text:span>
</text:h>
      <text:p text:style-name="P4">
Authors: Ukrinform (Person)</text:p>
      <text:p text:style-name="P4">
Publisher: Укринформ (Organization)</text:p>
      <text:p text:style-name="P4">
Published Time: 2023-04-10T18:07:51+03:00</text:p>
      <text:p text:style-name="P4">
Modified Time: 2023-04-10T18:07:51+03:00</text:p>
      <text:p text:style-name="P4">
Description: Захисник «Челсі» Тіагу Сілва відновився від травми коліна, яку отримав наприкінці лютого у матчі з «Тоттенгемом» (0:2). — Укрінформ.</text:p>
      <text:p text:style-name="P4">
Images: ["<text:a xlink:type="simple" xlink:href="https://static.ukrinform.com/photos/2023_04/thumb_files/630_360_1681139189-657.jpeg" text:style-name="Internet_20_link" text:visited-style-name="Visited_20_Internet_20_Link">
630_360_16811...</text:a>
"]</text:p>
      <text:p text:style-name="P4">
Tags: ['Челсі', 'Футбол']</text:p>
      <text:p text:style-name="P4">
Type: Article</text:p>
      <!--METADATA-->
      <text:p text:style-name="P4">
<draw:frame draw:style-name="fr1" draw:name="Image150" text:anchor-type="as-char" svg:width="6.9236in" svg:height="3.956343in" draw:z-index="0">
<draw:image xlink:href="../Images/yкринформ/2023-04-10T18-07-51-03-00/630_360_1681139189-657.jpeg" xlink:type="simple" xlink:show="embed" xlink:actuate="onLoad" draw:mime-type="image/jpeg"/>
</draw:frame>
 Захисник«Челсі» Тіагу Сілва відновився від травми коліна, яку отримав наприкінцілютого у матчі з «Тоттенгемом» (0:2).</text:p>
      <text:p text:style-name="P4">
Про це повідомив футбольний інсайдер Фарбіціо Романо в <text:a xlink:type="simple" xlink:href="https://twitter.com/FabrizioRomano/status/1645416526210555905" text:style-name="Internet_20_link" text:visited-style-name="Visited_20_Internet_20_Link">
</text:a>
, передає Укрінформ.</text:p>
      <text:p text:style-name="P4">
За його інформацією, бразилець сьогодні, 10 квітня, повернувся до тренувань.</text:p>
      <text:p text:style-name="P4">
У середу, 12 квітня, «Челсі» зіграє перший матч 1/4 фіналу Ліги чемпіонів з«Реалом». Гра розпочнеться о 22.00.</text:p>
      <text:p text:style-name="P4">
У нинішньому сезоні на рахунку Сілви 2 асисти у 27 матчах.</text:p>
      <text:p text:style-name="P4">
<text:span text:style-name="T4">
Читайте також:</text:span>
 <text:a xlink:type="simple" xlink:href="https://www.ukrinform.ua/rubric-sports/3693352-apl-celsi-mudrika-postupivsa-vulvergemptonu-prodovzivsi-bezvigrasnu-seriu.html" text:style-name="Internet_20_link" text:visited-style-name="Visited_20_Internet_20_Link">
 </text:a>
</text:p>
      <text:p text:style-name="P4">
Як повідомлялося, «Челсі» посідає 11 сходинку в ВПЛ, маючи в активі 39 очокпісля 30 матчів.</text:p>
      <text:p text:style-name="P4">
Фото: BB</text:p>
      <text:p text:style-name="P4">
Source: <text:a xlink:type="simple" xlink:href="https://www.ukrinform.ua/rubric-sports/3694055-tiagu-silva-vidnovivsa-vid-travmi-i-povernuvsa-do-trenuvan.html" text:style-name="Internet_20_link" text:visited-style-name="Visited_20_Internet_20_Link">
https://www.ukrinform.ua/rubric-sports/3694055-tiagu-silva-vidnovivsa-vid-travmi-i-povernuvsa-do-trenuvan.html</text:a>
</text:p>
      <!--NEWS-->
      <text:h text:style-name="P10" text:outline-level="1">
<text:span text:style-name="T4">
У Туреччині поставили на озброєння перший у світі корабель для використання ударних БПЛА</text:span>
</text:h>
      <text:p text:style-name="P4">
Authors: Ukrinform (Person)</text:p>
      <text:p text:style-name="P4">
Publisher: Укринформ (Organization)</text:p>
      <text:p text:style-name="P4">
Published Time: 2023-04-10T18:09:00+03:00</text:p>
      <text:p text:style-name="P4">
Modified Time: 2023-04-10T18:09:00+03:00</text:p>
      <text:p text:style-name="P4">
Description: У Туреччині поставили на озброєння Військово-морських сил новий флагман - десантний корабель TCG Anadolu, перший військовий корабель у світі, призначений для дислокації та використання ударних БПЛА. — Укрінформ.</text:p>
      <text:p text:style-name="P4">
Images: ["<text:a xlink:type="simple" xlink:href="https://static.ukrinform.com/photos/2023_04/thumb_files/630_360_1681139347-738.jpg" text:style-name="Internet_20_link" text:visited-style-name="Visited_20_Internet_20_Link">
630_360_16811...</text:a>
", "<text:a xlink:type="simple" xlink:href="https://static.ukrinform.com/photos/2023_04/1681139348-210.jpg" text:style-name="Internet_20_link" text:visited-style-name="Visited_20_Internet_20_Link">
1681139348-21...</text:a>
", "<text:a xlink:type="simple" xlink:href="https://static.ukrinform.com/photos/2023_04/1681139348-189.jpg" text:style-name="Internet_20_link" text:visited-style-name="Visited_20_Internet_20_Link">
1681139348-18...</text:a>
"]</text:p>
      <text:p text:style-name="P4">
Tags: ['Безпілотник', 'Корабель', 'Туреччина', 'Флот']</text:p>
      <text:p text:style-name="P4">
Type: Article</text:p>
      <!--METADATA-->
      <text:p text:style-name="P4">
<draw:frame draw:style-name="fr1" draw:name="Image151" text:anchor-type="as-char" svg:width="6.9236in" svg:height="3.956343in" draw:z-index="0">
<draw:image xlink:href="../Images/yкринформ/2023-04-10T18-09-00-03-00/630_360_1681139347-738.jpg" xlink:type="simple" xlink:show="embed" xlink:actuate="onLoad" draw:mime-type="image/jpeg"/>
</draw:frame>
 УТуреччині поставили на озброєння Військово-морських сил новий флагман -десантний корабель TCG Anadolu, перший військовий корабель у світі,призначений для дислокації та використання ударних БПЛА.</text:p>
      <text:p text:style-name="P4">
Про це заявив президент Реджеп Тайіп Ердоган, <text:a xlink:type="simple" xlink:href="https://www.trthaber.com/haber/gundem/cumhurbaskani-erdogan-savunmada-oyun-degistirici-ulke-olacagiz-759660.html" text:style-name="Internet_20_link" text:visited-style-name="Visited_20_Internet_20_Link">
</text:a>
 на церемонії введення в дію найбільшоговійськового корабля країни, повідомляє кореспондент Укрінформу.</text:p>
      <text:p text:style-name="P4">
«Флагман турецьких ВМС, десантний <text:a xlink:type="simple" xlink:href="https://www.ukrinform.ua/tag-korabel" text:style-name="Internet_20_link" text:visited-style-name="Visited_20_Internet_20_Link">
 </text:a>
TCG Anadolu – предмет гордості для всієї Туреччини... Завдяки кораблю TCGAnadolu, Туреччина увійде до світових лідерів у сфері технологій, систем ірішень, що змінюють ситуацію на місцях… Той факт, що Туреччина є однією з 10країн, які проєктують, розробляють, будують і обслуговують власні кораблі, неє пустими словами, а досягнення, яким можна пишатися», - сказав Ердоган.</text:p>
      <text:p text:style-name="Quotations">

<text:p text:style-name="P4">
[TCG Anadolu] Cumhurbaşkanı Erdoğan: Bu gemimiz gerektiğinde dünyanın her&gt;
 köşesinde askeri ve insani operasyon yürütebilmemize imkan sağlayacak&gt;
 özelliklere sahip. <text:a xlink:type="simple" xlink:href="https://t.co/GHkV3rCjWT" text:style-name="Internet_20_link" text:visited-style-name="Visited_20_Internet_20_Link">
 </text:a>
 <text:a xlink:type="simple" xlink:href="https://t.co/Hf3DCYdsHQ" text:style-name="Internet_20_link" text:visited-style-name="Visited_20_Internet_20_Link">
 </text:a>
&gt;
&gt;
 — TRT Haber Canlı (@trthabercanli) <text:a xlink:type="simple" xlink:href="https://twitter.com/trthabercanli/status/1645397173545193472" text:style-name="Internet_20_link" text:visited-style-name="Visited_20_Internet_20_Link">
&gt;
 </text:a>
</text:p>

</text:p>
      <text:p text:style-name="P4">
Президент Туреччини наголосив, що десантний корабель TCG Anadolu має всіможливості для використання у військових та гуманітарних операціях у будь-якійточці світу, чисельність десанту для перекидання цим кораблем - батальйон.</text:p>
      <text:p text:style-name="Quotations">

<text:p text:style-name="P4">
Cumhurbaşkanı Erdoğan: Sirkeci’de TCG Anadolu gemimizi halkımıza açacağız.&gt;
 Halkımız gelsin TCG Anadolu gemimizi gezsin. <text:a xlink:type="simple" xlink:href="https://t.co/GHkV3rCjWT" text:style-name="Internet_20_link" text:visited-style-name="Visited_20_Internet_20_Link">
 </text:a>
 <text:a xlink:type="simple" xlink:href="https://t.co/epBc7grS7W" text:style-name="Internet_20_link" text:visited-style-name="Visited_20_Internet_20_Link">
&gt;
 </text:a>
&gt;
&gt;
 — TRT Haber Canlı (@trthabercanli) <text:a xlink:type="simple" xlink:href="https://twitter.com/trthabercanli/status/1645400487393411077" text:style-name="Internet_20_link" text:visited-style-name="Visited_20_Internet_20_Link">
&gt;
 </text:a>
</text:p>

</text:p>
      <text:p text:style-name="P4">
Корабель може транспортувати 94 одиниць техніки, у тому числі 13 танків, 27бронетранспортерів-амфібій та 6 БТР. На палубі можуть розміщуватися 10вертольотів та 11 ударних БПЛА. Ангар судна розрахований ще на 19 вертольотівта 30 бойових БПЛА.</text:p>
      <text:p text:style-name="P4">
<draw:frame draw:style-name="fr1" draw:name="Image152" text:anchor-type="as-char" svg:width="6.9236in" svg:height="4.523786in" draw:z-index="0">
<draw:image xlink:href="../Images/yкринформ/2023-04-10T18-09-00-03-00/1681139348-210.jpg" xlink:type="simple" xlink:show="embed" xlink:actuate="onLoad" draw:mime-type="image/jpeg"/>
</draw:frame>
</text:p>
      <text:p text:style-name="P4">
<draw:frame draw:style-name="fr1" draw:name="Image153" text:anchor-type="as-char" svg:width="6.9236in" svg:height="3.89773in" draw:z-index="0">
<draw:image xlink:href="../Images/yкринформ/2023-04-10T18-09-00-03-00/1681139348-189.jpg" xlink:type="simple" xlink:show="embed" xlink:actuate="onLoad" draw:mime-type="image/jpeg"/>
</draw:frame>
</text:p>
      <text:p text:style-name="P4">
“Такі БПЛА як KIZILELMA, Hürjet, Bayraktar TB2 зможуть приземлятися та злітатиз цього корабля. Він має можливості для проведення військових операцій у будь-якому куточку світу. З цим кораблем, рівень технологій вітчизняноговиробництва на якому досягає 70%, ми зможемо легко досягати кризовихрегіонів”, - сказав президент.</text:p>
      <text:p text:style-name="P4">
<text:span text:style-name="T4">
Читайте також:</text:span>
 <text:a xlink:type="simple" xlink:href="https://www.ukrinform.ua/rubric-world/3688711-u-tureccini-vperse-proveli-strilbi-krilatou-raketou-z-morskogo-drona.html" text:style-name="Internet_20_link" text:visited-style-name="Visited_20_Internet_20_Link">
 <text:span text:style-name="T4">
Туреччині</text:span>
 </text:a>
</text:p>
      <text:p text:style-name="P4">
Як повідомляв Укрінформ, TCG Anadolu має довжину 231 метр і ширину 32 метри таможе діяти як легкий авіаносець. При максимально допустимій водотоннажності 27436 тонн судно може рухатися з максимальною швидкістю не менше 20,5 вузлів іекономічною швидкістю 16 вузлів. Корабель був спущений на воду в травні 2019року, почав проходити морські приймальні випробування в червні 2022 року. Длярозміщення на базі TCG Anadolu своїх безпілотників, компанія Baykar Makinaрозробила бойовий БПЛА Bayraktar TB3.</text:p>
      <text:p text:style-name="P4">
<text:span text:style-name="T5">
Фото: DHA</text:span>
</text:p>
      <text:p text:style-name="P4">
Source: <text:a xlink:type="simple" xlink:href="https://www.ukrinform.ua/rubric-world/3694057-u-tureccini-postavili-na-ozbroenna-persij-u-sviti-korabel-dla-vikoristanna-udarnih-bpla.html" text:style-name="Internet_20_link" text:visited-style-name="Visited_20_Internet_20_Link">
https://www.ukrinform.ua/rubric-world/3694057-u-tureccini-postavili-na-ozbroenna-persij-u-sviti-korabel-dla-vikoristanna-udarnih-bpla.html</text:a>
</text:p>
      <!--NEWS-->
      <text:h text:style-name="P10" text:outline-level="1">
<text:span text:style-name="T4">
Блінкен вирушає до Західної Європи та Азії, говоритиме й про Україну</text:span>
</text:h>
      <text:p text:style-name="P4">
Authors: Ukrinform (Person)</text:p>
      <text:p text:style-name="P4">
Publisher: Укринформ (Organization)</text:p>
      <text:p text:style-name="P4">
Published Time: 2023-04-10T18:12:37+03:00</text:p>
      <text:p text:style-name="P4">
Modified Time: 2023-04-10T18:12:37+03:00</text:p>
      <text:p text:style-name="P4">
Description: Глава Держдепартаменту США Ентоні Блінкен у вівторок вирушає у міжнародне турне, під час якого відвідає разом із президентом Джо Байденом Британію й Ірландію, після чого вирушить до країн Азії, де візьме участь, зокрема, в засіданні G7 у Японії. — Укрінформ.</text:p>
      <text:p text:style-name="P4">
Images: ["<text:a xlink:type="simple" xlink:href="https://static.ukrinform.com/photos/2022_10/thumb_files/630_360_1666808912-523.jpg" text:style-name="Internet_20_link" text:visited-style-name="Visited_20_Internet_20_Link">
630_360_16668...</text:a>
"]</text:p>
      <text:p text:style-name="P4">
Tags: ['Британія', 'Ірландія', 'Велика сімка', 'Блінкен']</text:p>
      <text:p text:style-name="P4">
Type: Article</text:p>
      <!--METADATA-->
      <text:p text:style-name="P4">
<draw:frame draw:style-name="fr1" draw:name="Image154" text:anchor-type="as-char" svg:width="6.9236in" svg:height="3.956343in" draw:z-index="0">
<draw:image xlink:href="../Images/yкринформ/2023-04-10T18-12-37-03-00/630_360_1666808912-523.jpg" xlink:type="simple" xlink:show="embed" xlink:actuate="onLoad" draw:mime-type="image/jpeg"/>
</draw:frame>
 ГлаваДерждепартаменту США Ентоні Блінкен у вівторок вирушає у міжнародне турне, підчас якого відвідає разом із президентом Джо Байденом Британію й Ірландію,після чого вирушить до країн Азії, де візьме участь, зокрема, в засіданні G7 уЯпонії.</text:p>
      <text:p text:style-name="P4">
Про це йдеться в <text:a xlink:type="simple" xlink:href="http://www.state.gov/secretary-blinkens-trip-to-the-united-kingdom-ireland-vietnam-and-japan/" text:style-name="Internet_20_link" text:visited-style-name="Visited_20_Internet_20_Link">
 </text:a>
 Держдепартаменту США, оприлюдненомув понеділок, передає Укрінформ.</text:p>
      <text:p text:style-name="P4">
«Державний секретар Ентоні Блінкен впродовж 11-18 квітня 2023 року відвідаєСполучене Королівство, Ірландію, В’єтнам і Японію», - зазначається вповідомленні.</text:p>
      <text:p text:style-name="P4">
У Великій Британії й Ірландії глава американської дипломатії супроводжуватимепрезидента <text:a xlink:type="simple" xlink:href="http://www.state.gov/secretary-blinkens-trip-to-the-united-kingdom-ireland-vietnam-and-japan/" text:style-name="Internet_20_link" text:visited-style-name="Visited_20_Internet_20_Link">
 </text:a>
 , який перебуватиме там в період 11-14квітня на чолі державної делегації. Очікується, що ситуація навколо вторгненнярф в Україну буде однією з головних тем зустрічей.</text:p>
      <text:p text:style-name="P4">
Після цього держсекретар Блінкен відправиться до Ханоя, В’єтнам, де обговоритьпитання всеосяжного партнерства та стабільності в Індійсько-Тихоокеанськомурегіоні.</text:p>
      <text:p text:style-name="P4">
Одним із важливих пунктів перебування глави Держдепартаменту США в Азії станейого участь у міністерській зустрічі G7 в Каруїзаві, Японія. Там вінобговорить разом з колегами перспективи розв’язання низки глобальних проблем,«у тому числі війни росії проти України, ядерне роззброєння танерозповсюдження, продовольство та енергетику, а також безпеку та просуванняпозитивного бачення вільного та відкритого Індо-Тихоокеанського регіону».</text:p>
      <text:p text:style-name="P4">
<text:span text:style-name="T4">
Читайте також:</text:span>
 <text:a xlink:type="simple" xlink:href="https://www.ukrinform.ua/rubric-world/3693239-peregovori-ne-povinni-stati-ratifikacieu-zahoplenna-rf-teritorij-v-ukraini-blinken.html" text:style-name="Internet_20_link" text:visited-style-name="Visited_20_Internet_20_Link">
 <text:span text:style-name="T4">
Блінкен</text:span>
 </text:a>
</text:p>
      <text:p text:style-name="P4">
Як повідомляв Укрінформ, Байден 11 квітня у Північній Ірландії <text:a xlink:type="simple" xlink:href="https://www.ukrinform.ua/rubric-world/3693451-sunak-zustrinetsa-z-bajdenom-u-pivnicnij-irlandii.html" text:style-name="Internet_20_link" text:visited-style-name="Visited_20_Internet_20_Link">
</text:a>
 у заходах з нагоди 25-ї річниці підписання мирноїугоди Страсної п'ятниці. Там з ним зустрінеться прем'єр-міністр ВеликоїБританії Ріші Сунак.</text:p>
      <text:p text:style-name="P4">
Белфастська угода або Страсноп'ятнична угода — мирна угода з метою припиненняконфлікту в Північній Ірландії, укладена 10 квітня 1998 року між урядамиРеспубліки Ірландії та Великої Британії, закріплена головними партіямиПівнічної Ірландії.</text:p>
      <text:p text:style-name="P4">
Фото: Andrew Harrer/Bloomberg</text:p>
      <text:p text:style-name="P4">
Source: <text:a xlink:type="simple" xlink:href="https://www.ukrinform.ua/rubric-world/3694059-blinken-virusae-do-zahidnoi-evropi-ta-azii-govoritime-j-pro-ukrainu.html" text:style-name="Internet_20_link" text:visited-style-name="Visited_20_Internet_20_Link">
https://www.ukrinform.ua/rubric-world/3694059-blinken-virusae-do-zahidnoi-evropi-ta-azii-govoritime-j-pro-ukrainu.html</text:a>
</text:p>
      <!--NEWS-->
      <text:h text:style-name="P10" text:outline-level="1">
<text:span text:style-name="T4">
Сили оборони збили на прикордонні два російські безпілотники</text:span>
</text:h>
      <text:p text:style-name="P4">
Authors: Ukrinform (Person)</text:p>
      <text:p text:style-name="P4">
Publisher: Укринформ (Organization)</text:p>
      <text:p text:style-name="P4">
Published Time: 2023-04-10T18:13:00+03:00</text:p>
      <text:p text:style-name="P4">
Modified Time: 2023-04-10T18:13:00+03:00</text:p>
      <text:p text:style-name="P4">
Description: Сили оборони Сіверщини у понеділок, 10 квітня, знищили два російські безпілотні літальні апарати. — Укрінформ.</text:p>
      <text:p text:style-name="P4">
Images: ["<text:a xlink:type="simple" xlink:href="https://static.ukrinform.com/photos/2017_12/thumb_files/630_360_1514550897-3853.jpg" text:style-name="Internet_20_link" text:visited-style-name="Visited_20_Internet_20_Link">
630_360_15145...</text:a>
"]</text:p>
      <text:p text:style-name="P4">
Tags: ['Безпілотник', 'Сумщина', 'Чернігівщина']</text:p>
      <text:p text:style-name="P4">
Type: Article</text:p>
      <!--METADATA-->
      <text:p text:style-name="P4">
<draw:frame draw:style-name="fr1" draw:name="Image155" text:anchor-type="as-char" svg:width="6.9236in" svg:height="3.956343in" draw:z-index="0">
<draw:image xlink:href="../Images/yкринформ/2023-04-10T18-13-00-03-00/630_360_1514550897-3853.jpg" xlink:type="simple" xlink:show="embed" xlink:actuate="onLoad" draw:mime-type="image/jpeg"/>
</draw:frame>
 Силиоборони Сіверщини у понеділок, 10 квітня, знищили два російські безпілотнілітальні апарати.</text:p>
      <text:p text:style-name="P4">
Як передає Укрінформ, про це оперативне командування «Північ» повідомляє у <text:a xlink:type="simple" xlink:href="https://t.me/ok_pivnich1/1738" text:style-name="Internet_20_link" text:visited-style-name="Visited_20_Internet_20_Link">
</text:a>
 .</text:p>
      <text:p text:style-name="P4">
«Два БпЛА, ймовірно «Орлан-10», збили 10 квітня підрозділи з Сил оборониСіверщини. Один на прикордонні Чернігівщини, інший - Сумщини», - ідеться вповідомленні.</text:p>
      <text:p text:style-name="P4">
<text:span text:style-name="T4">
Читайте також:</text:span>
 <text:a xlink:type="simple" xlink:href="https://www.ukrinform.ua/rubric-ato/3694024-na-lugansini-prikordonniki-zbili-dva-vorozi-rozviduvalni-bezpilotniki.html" text:style-name="Internet_20_link" text:visited-style-name="Visited_20_Internet_20_Link">
 <text:span text:style-name="T4">
безпілот</text:span>
 </text:a>
</text:p>
      <text:p text:style-name="P4">
Роботу ще одного <text:a xlink:type="simple" xlink:href="https://www.ukrinform.ua/tag-bezpilotnik" text:style-name="Internet_20_link" text:visited-style-name="Visited_20_Internet_20_Link">
 </text:a>
 на Сумщинівдалося подавити за допомогою засобів РЕБ.</text:p>
      <text:p text:style-name="P4">
Як повідомляв Укрінформ, 10 квітня на Авдіївському напрямку Збройні силиУкраїни <text:a xlink:type="simple" xlink:href="https://www.ukrinform.ua/rubric-ato/3693898-na-avdiivskomu-napramku-zsu-znisili-rosijskij-mi24.html" text:style-name="Internet_20_link" text:visited-style-name="Visited_20_Internet_20_Link">
 </text:a>
 російський бойовий гелікоптер Мі-24.</text:p>
      <text:p text:style-name="P4">
<text:span text:style-name="T5">
Фото ілюстративне</text:span>
</text:p>
      <text:p text:style-name="P4">
Source: <text:a xlink:type="simple" xlink:href="https://www.ukrinform.ua/rubric-ato/3694060-sili-oboroni-zbili-na-prikordonni-dva-rosijski-bezpilotniki.html" text:style-name="Internet_20_link" text:visited-style-name="Visited_20_Internet_20_Link">
https://www.ukrinform.ua/rubric-ato/3694060-sili-oboroni-zbili-na-prikordonni-dva-rosijski-bezpilotniki.html</text:a>
</text:p>
      <!--NEWS-->
      <text:h text:style-name="P10" text:outline-level="1">
<text:span text:style-name="T4">
Після Великодня яйця здешевшають на 20-40% – Мінагрополітики</text:span>
</text:h>
      <text:p text:style-name="P4">
Authors: Ukrinform (Person)</text:p>
      <text:p text:style-name="P4">
Publisher: Укринформ (Organization)</text:p>
      <text:p text:style-name="P4">
Published Time: 2023-04-10T18:13:14+03:00</text:p>
      <text:p text:style-name="P4">
Modified Time: 2023-04-10T18:13:14+03:00</text:p>
      <text:p text:style-name="P4">
Description: Перший заступник міністра аграрної політики та продовольства Тарас Висоцький прогнозує, що після 16 квітня ціни на яйця в Україні знизяться на 20-40%. — Укрінформ.</text:p>
      <text:p text:style-name="P4">
Images: ["<text:a xlink:type="simple" xlink:href="https://static.ukrinform.com/photos/2021_02/thumb_files/630_360_1613039804-807.jpg" text:style-name="Internet_20_link" text:visited-style-name="Visited_20_Internet_20_Link">
630_360_16130...</text:a>
"]</text:p>
      <text:p text:style-name="P4">
Tags: ['Ціни', 'Великдень', 'Яйця', 'Єдині новини']</text:p>
      <text:p text:style-name="P4">
Type: Article</text:p>
      <!--METADATA-->
      <text:p text:style-name="P4">
<draw:frame draw:style-name="fr1" draw:name="Image156" text:anchor-type="as-char" svg:width="6.9236in" svg:height="3.956343in" draw:z-index="0">
<draw:image xlink:href="../Images/yкринформ/2023-04-10T18-13-14-03-00/630_360_1613039804-807.jpg" xlink:type="simple" xlink:show="embed" xlink:actuate="onLoad" draw:mime-type="image/jpeg"/>
</draw:frame>
 Першийзаступник міністра аграрної політики та продовольства Тарас Висоцькийпрогнозує, що після 16 квітня ціни на яйця в Україні знизяться на 20-40%.</text:p>
      <text:p text:style-name="P4">
Як повідомляє кореспондент Укрінформу, про це він сказав в ефірі телемарафону«Єдині новини».</text:p>
      <text:p text:style-name="P4">
"Буквально після <text:a xlink:type="simple" xlink:href="https://www.ukrinform.ua/tag-velikden" text:style-name="Internet_20_link" text:visited-style-name="Visited_20_Internet_20_Link">
 </text:a>
 вже піде тренд назниження, який триватиме майже до середини літа, і таких дорогих яєць длянаших споживачів вже не буде", - заявив Висоцький.</text:p>
      <text:p text:style-name="P4">
Він додав, що на падіння цін вплине стабілізація української енергосистеми іте, що виробники яєць постійно збільшують кількість курей для нарощуванняобсягів виробництва.</text:p>
      <text:p text:style-name="P4">
"Ми наразі бачимо, що це (здешевлення - авт.) буде від 20-40% залежно відтого, яка буде подальша ситуація на ринку кормів. Поки що вона виглядаєпозитивною", - уточнив заступник міністра.</text:p>
      <text:p text:style-name="P4">
<text:span text:style-name="T4">
Читайте також:</text:span>
 <text:a xlink:type="simple" xlink:href="https://www.ukrinform.ua/rubric-economy/3694021-inflacia-u-berezni-stanovila-15.html" text:style-name="Internet_20_link" text:visited-style-name="Visited_20_Internet_20_Link">
 </text:a>
</text:p>
      <text:p text:style-name="P4">
Як повідомляв Укрінформ, із вересня 2022 року в Україні зростають ціни накурячі яйця. Станом на кінець березня 2023 року середня ціна за десяток яєцьзалежно від виробника коливається в межах 65-75 грн, при цьому на початкуосені минулого року вона становила 30 грн.</text:p>
      <text:p text:style-name="P4">
Source: <text:a xlink:type="simple" xlink:href="https://www.ukrinform.ua/rubric-economy/3694061-pisla-velikodna-ajca-zdesevsaut-na-2040-minagropolitiki.html" text:style-name="Internet_20_link" text:visited-style-name="Visited_20_Internet_20_Link">
https://www.ukrinform.ua/rubric-economy/3694061-pisla-velikodna-ajca-zdesevsaut-na-2040-minagropolitiki.html</text:a>
</text:p>
      <!--NEWS-->
      <text:h text:style-name="P10" text:outline-level="1">
<text:span text:style-name="T4">
Каррагер розкритикував Зінченка за помилку в матчі з «Ліверпулем»</text:span>
</text:h>
      <text:p text:style-name="P4">
Authors: Ukrinform (Person)</text:p>
      <text:p text:style-name="P4">
Publisher: Укринформ (Organization)</text:p>
      <text:p text:style-name="P4">
Published Time: 2023-04-10T18:14:49+03:00</text:p>
      <text:p text:style-name="P4">
Modified Time: 2023-04-10T18:14:49+03:00</text:p>
      <text:p text:style-name="P4">
Description: Колишній захисник збірної Англії Джеймі Каррагер прокоментував результативну помилку Олександра Зінченка наприкінці вчорашнього матчу проти «Ліверпуля» (2:2). — Укрінформ.</text:p>
      <text:p text:style-name="P4">
Images: ["<text:a xlink:type="simple" xlink:href="https://static.ukrinform.com/photos/2023_04/thumb_files/630_360_1681139617-295.jpg" text:style-name="Internet_20_link" text:visited-style-name="Visited_20_Internet_20_Link">
630_360_16811...</text:a>
"]</text:p>
      <text:p text:style-name="P4">
Tags: ['Арсенал', 'Футбол', 'Зінченко', 'АПЛ']</text:p>
      <text:p text:style-name="P4">
Type: Article</text:p>
      <!--METADATA-->
      <text:p text:style-name="P4">
<draw:frame draw:style-name="fr1" draw:name="Image157" text:anchor-type="as-char" svg:width="6.9236in" svg:height="3.956343in" draw:z-index="0">
<draw:image xlink:href="../Images/yкринформ/2023-04-10T18-14-49-03-00/630_360_1681139617-295.jpg" xlink:type="simple" xlink:show="embed" xlink:actuate="onLoad" draw:mime-type="image/jpeg"/>
</draw:frame>
 Колишнійзахисник збірної Англії Джеймі Каррагер прокоментував результативну помилкуОлександра Зінченка наприкінці вчорашнього матчу проти «Ліверпуля» (2:2).</text:p>
      <text:p text:style-name="P4">
Як передає Укрінформ, з <text:a xlink:type="simple" xlink:href="https://www.football.london/arsenal-fc/news/oleksandr-zinchenko-tears-arsenal-liverpool-26665216" text:style-name="Internet_20_link" text:visited-style-name="Visited_20_Internet_20_Link">
 </text:a>
 на FootballLondon.</text:p>
      <text:p text:style-name="P4">
«Я не можу припинити думати про Зінченко. На кону чемпіонський титул, ти маєшбути агресивнішим. Не можна допускати такого. Зінченко має грати більшінтенсивно. А він наче на тренуванні і не хоче, аби йому прокинули м’яч поміжніг», - сказав Каррагер.</text:p>
      <text:p text:style-name="P4">
Як повідомлялося, «Арсенал» зіграв внічию з «Ліверпулем» (2:2). Один з голівпідопічні Юргена Клоппа забили через помилку українського захисника ОлександраЗінченка.</text:p>
      <text:p text:style-name="P4">
<text:span text:style-name="T4">
Читайте також:</text:span>
 <text:a xlink:type="simple" xlink:href="https://www.ukrinform.ua/rubric-sports/3693684-apl-liverpul-zigrav-vniciu-z-arsenalom.html" text:style-name="Internet_20_link" text:visited-style-name="Visited_20_Internet_20_Link">
 <text:span text:style-name="T4">
Арсенал</text:span>
 </text:a>
</text:p>
      <text:p text:style-name="P4">
Як повідомляв Укрінформ, «Арсенал» очолює АПЛ, маючи в активі 73 пункти після30 матчів.</text:p>
      <text:p text:style-name="P4">
Фото: Getty Images</text:p>
      <text:p text:style-name="P4">
Source: <text:a xlink:type="simple" xlink:href="https://www.ukrinform.ua/rubric-sports/3694062-karrager-rozkritikuvav-zincenka-za-pomilku-v-matci-z-liverpulem.html" text:style-name="Internet_20_link" text:visited-style-name="Visited_20_Internet_20_Link">
https://www.ukrinform.ua/rubric-sports/3694062-karrager-rozkritikuvav-zincenka-za-pomilku-v-matci-z-liverpulem.html</text:a>
</text:p>
      <!--NEWS-->
      <text:h text:style-name="P10" text:outline-level="1">
<text:span text:style-name="T4">
МЗС КНР: Тайванське питання є виключно внутрішньою справою Китаю</text:span>
</text:h>
      <text:p text:style-name="P4">
Authors: Ukrinform (Person)</text:p>
      <text:p text:style-name="P4">
Publisher: Укринформ (Organization)</text:p>
      <text:p text:style-name="P4">
Published Time: 2023-04-10T18:16:00+03:00</text:p>
      <text:p text:style-name="P4">
Modified Time: 2023-04-10T18:16:00+03:00</text:p>
      <text:p text:style-name="P4">
Description: Тайванське питання є виключно внутрішньою справою Китаю, і всі країни повинні продовжувати дотримуватися принципу «одного Китаю» як домінуючого консенсусу міжнародної спільноти. — Укрінформ.</text:p>
      <text:p text:style-name="P4">
Images: ["<text:a xlink:type="simple" xlink:href="https://static.ukrinform.com/photos/2022_02/thumb_files/630_360_1645011625-545.jpeg" text:style-name="Internet_20_link" text:visited-style-name="Visited_20_Internet_20_Link">
630_360_16450...</text:a>
"]</text:p>
      <text:p text:style-name="P4">
Tags: ['Китай', 'МЗС', 'Тайвань']</text:p>
      <text:p text:style-name="P4">
Type: Article</text:p>
      <!--METADATA-->
      <text:p text:style-name="P4">
<draw:frame draw:style-name="fr1" draw:name="Image158" text:anchor-type="as-char" svg:width="6.9236in" svg:height="3.956343in" draw:z-index="0">
<draw:image xlink:href="../Images/yкринформ/2023-04-10T18-16-00-03-00/630_360_1645011625-545.jpeg" xlink:type="simple" xlink:show="embed" xlink:actuate="onLoad" draw:mime-type="image/jpeg"/>
</draw:frame>
Тайванське питання є виключно внутрішньою справою Китаю, і всі країни повинніпродовжувати дотримуватися принципу «одного Китаю» як домінуючого консенсусуміжнародної спільноти.</text:p>
      <text:p text:style-name="P4">
Про це в понеділок під час брифінгу заявив речник МЗС КНР Ван Веньбінь,передає кореспондент Укрінформу.</text:p>
      <text:p text:style-name="P4">
«Тайванське питання є виключно внутрішньою справою Китаю. Принцип «одногоКитаю» є домінуючим консенсусом міжнародної спільноти та основною нормоюміжнародних відносин», - сказав Ван, коментуючи заяву президента ФранціїЕммануеля Макрона про те, що Європа не повинна наслідувати політику США чиКитаю щодо Тайваню.</text:p>
      <text:p text:style-name="P4">
Речник зауважив, що найбільшою загрозою миру в Тайванській протоці є«сепаратистська діяльність «за незалежність Тайваню» та висловив сподівання,що всі країни «чітко зрозуміють, про що насправді йдеться у тайванськомупитанні, та продовжуватимуть дотримуватись принципу «одного Китаю».</text:p>
      <text:p text:style-name="P4">
У відповідь на питання, як <text:a xlink:type="simple" xlink:href="https://www.ukrinform.ua/tag-kitaj" text:style-name="Internet_20_link" text:visited-style-name="Visited_20_Internet_20_Link">
 </text:a>
 ,позиціонуючи себе силою глобального миру, може завоювати довіру міжнародноїспільноти, якщо погрожує Тайваню військовими навчаннями поблизу острова,речник відповів, що «не бачить логіки» в такому питанні і вважає його«позбавленим сенсу».</text:p>
      <text:p text:style-name="P4">
Він повторив заяву китайських військових стосовно навчань, що вони є «суворимпопередженням сепаратистським силам «незалежності Тайваню» щодо їхньоїпровокаційної діяльності та змови із зовнішніми силами, а також необхіднимкроком для «захисту національного суверенітету та територіальної цілісностіКитаю».</text:p>
      <text:p text:style-name="P4">
<text:span text:style-name="T4">
Читайте також:</text:span>
 <text:a xlink:type="simple" xlink:href="https://www.ukrinform.ua/rubric-world/3693718-kitaj-pidtverdzue-imitaciu-raketnih-udariv-po-klucovih-cilah-na-tajvani.html" text:style-name="Internet_20_link" text:visited-style-name="Visited_20_Internet_20_Link">
 </text:a>
</text:p>
      <text:p text:style-name="P4">
Як повідомляв Укрінформ, <text:a xlink:type="simple" xlink:href="https://www.ukrinform.ua/rubric-world/3694004-kitaj-zaversiv-tridenni-vijskovi-navcanna-poblizu-tajvanu.html" text:style-name="Internet_20_link" text:visited-style-name="Visited_20_Internet_20_Link">
 </text:a>
, під час яких сили Східного військового округу Народно-визвольної армії Китаю(НВАК) відпрацьовували завдання ракетних ударів по цілях на острові таблокування його морського і повітряного простору.</text:p>
      <text:p text:style-name="P4">
Source: <text:a xlink:type="simple" xlink:href="https://www.ukrinform.ua/rubric-world/3694044-mzs-knr-tajvanske-pitanna-e-viklucno-vnutrisnou-spravou-kitau.html" text:style-name="Internet_20_link" text:visited-style-name="Visited_20_Internet_20_Link">
https://www.ukrinform.ua/rubric-world/3694044-mzs-knr-tajvanske-pitanna-e-viklucno-vnutrisnou-spravou-kitau.html</text:a>
</text:p>
      <!--NEWS-->
      <text:h text:style-name="P10" text:outline-level="1">
<text:span text:style-name="T4">
Засудженій у Криму громадянській журналістці Данилович обмежили доступ до матеріалів її справи</text:span>
</text:h>
      <text:p text:style-name="P4">
Authors: Ukrinform (Person)</text:p>
      <text:p text:style-name="P4">
Publisher: Укринформ (Organization)</text:p>
      <text:p text:style-name="P4">
Published Time: 2023-04-10T18:18:21+03:00</text:p>
      <text:p text:style-name="P4">
Modified Time: 2023-04-10T18:18:21+03:00</text:p>
      <text:p text:style-name="P4">
Description: Засудженій громадянській журналістці з Криму Ірині Данилович обмежили доступ до матеріалів її кримінальної справи. Таке рішення виніс підконтрольний рф міський суд Феодосії. — Укрінформ.</text:p>
      <text:p text:style-name="P4">
Images: ["<text:a xlink:type="simple" xlink:href="https://static.ukrinform.com/photos/2023_01/thumb_files/630_360_1674133700-459.png" text:style-name="Internet_20_link" text:visited-style-name="Visited_20_Internet_20_Link">
630_360_16741...</text:a>
"]</text:p>
      <text:p text:style-name="P4">
Tags: ['Крим', 'Суд', 'Журналіст', 'Ірина Данилович']</text:p>
      <text:p text:style-name="P4">
Type: Article</text:p>
      <!--METADATA-->
      <text:p text:style-name="P4">
<draw:frame draw:style-name="fr1" draw:name="Image159" text:anchor-type="as-char" svg:width="6.9236in" svg:height="3.956343in" draw:z-index="0">
<draw:image xlink:href="../Images/yкринформ/2023-04-10T18-18-21-03-00/630_360_1674133700-459.png" xlink:type="simple" xlink:show="embed" xlink:actuate="onLoad" draw:mime-type="image/png"/>
</draw:frame>
 Засудженійгромадянській журналістці з Криму Ірині Данилович обмежили доступ доматеріалів її кримінальної справи. Таке рішення виніс підконтрольний рфміський суд Феодосії.</text:p>
      <text:p text:style-name="P4">
Про це повідомив кореспондентові Крим.Реалії батько журналістки БроніславДанилович, передає Укрінформ із посиланням на <text:a xlink:type="simple" xlink:href="https://ua.krymr.com/a/news-danylovych-sud-krym/32357134.html" text:style-name="Internet_20_link" text:visited-style-name="Visited_20_Internet_20_Link">
 </text:a>
.</text:p>
      <text:p text:style-name="P4">
“Громадянській журналістці Ірині Данилович обмежили можливість ознайомитися зпротоколами засідань суду в її кримінальній справі, а також готуватизаперечення на них”, - йдеться в повідомленні.</text:p>
      <text:p text:style-name="P4">
Суддя Наталія Кулинська вирішила закінчити процес ознайомлення та передалакримінальну справу до апеляційної інстанції 7 квітня. Дата розгляду скарги навирок наразі не призначена.</text:p>
      <text:p text:style-name="P4">
За словами батька журналістки, стан здоров'я Ірини залишається незадовільним.Він стверджує, що російська суддя затягувала медичне обстеження його доньки.</text:p>
      <text:p text:style-name="P4">
Ірина Данилович оголошувала 21 березня цього року сухе голодування черезненадання їй у Сімферопольському СІЗО медичної допомоги. Пізніше стало відомо,що вона припинила голодування.</text:p>
      <text:p text:style-name="P4">
<text:span text:style-name="T4">
Читайте також:</text:span>
 <text:a xlink:type="simple" xlink:href="https://www.ukrinform.ua/rubric-crimea/3686283-mzs-zasudilo-negumanne-stavlenna-rosijskih-okupantiv-do-zurnalistki-danilovic.html" text:style-name="Internet_20_link" text:visited-style-name="Visited_20_Internet_20_Link">
 </text:a>
</text:p>
      <text:p text:style-name="P4">
Журналістку підозрювали у незаконних діях з вибуховими речовинами чивибуховими пристроями (ч. 1 ст. 222.1 КК росії). Повідомлялося, що фсб росіїзвинуватила Ірину Данилович у виготовленні вибухового пристрою з медичнимиголками.</text:p>
      <text:p text:style-name="P4">
російський суд у <text:a xlink:type="simple" xlink:href="https://www.ukrinform.ua/tag-krim" text:style-name="Internet_20_link" text:visited-style-name="Visited_20_Internet_20_Link">
 </text:a>
 засудив громадянськужурналістку та медсестру Ірину Данилович до семи років позбавлення волі.</text:p>
      <text:p text:style-name="P4">
Прокуратура АР Крим розпочала кримінальне провадження за фактом незаконнихобшуків та затримання Ірини Данилович. А громадські організації Українивимагали звільнення громадянської активістки Данилович.</text:p>
      <text:p text:style-name="P4">
Як повідомляв Укрінформ, у березні правозахисні та громадські організації <text:a xlink:type="simple" xlink:href="https://www.ukrinform.ua/rubric-crimea/3686002-pravozahisniki-zaklikaut-negajno-gospitalizuvati-ta-zvilniti-gromadansku-zurnalistku-danilovic.html" text:style-name="Internet_20_link" text:visited-style-name="Visited_20_Internet_20_Link">
</text:a>
 ,звільнити її та припинити політично мотивоване переслідування за її громадськута журналістську діяльність.</text:p>
      <text:p text:style-name="P4">
<text:span text:style-name="T5">
Фото: КримSOS</text:span>
</text:p>
      <text:p text:style-name="P4">
Source: <text:a xlink:type="simple" xlink:href="https://www.ukrinform.ua/rubric-crimea/3694063-zasudzenij-u-krimu-gromadanskij-zurnalistci-danilovic-obmezili-dostup-do-materialiv-ii-spravi.html" text:style-name="Internet_20_link" text:visited-style-name="Visited_20_Internet_20_Link">
https://www.ukrinform.ua/rubric-crimea/3694063-zasudzenij-u-krimu-gromadanskij-zurnalistci-danilovic-obmezili-dostup-do-materialiv-ii-spravi.html</text:a>
</text:p>
      <!--NEWS-->
      <text:h text:style-name="P10" text:outline-level="1">
<text:span text:style-name="T4">
аерофлот через санкції вперше вимушений відправити свій Airbus на ремонт до Ірану</text:span>
</text:h>
      <text:p text:style-name="P4">
Authors: Ukrinform (Person)</text:p>
      <text:p text:style-name="P4">
Publisher: Укринформ (Organization)</text:p>
      <text:p text:style-name="P4">
Published Time: 2023-04-10T18:27:53+03:00</text:p>
      <text:p text:style-name="P4">
Modified Time: 2023-04-10T18:27:53+03:00</text:p>
      <text:p text:style-name="P4">
Description: російська авіакомпанія "аерофлот" на тлі західних санкцій уперше в історії відправила свій літак Airbus на ремонт до Ірану. — Укрінформ.</text:p>
      <text:p text:style-name="P4">
Images: ["<text:a xlink:type="simple" xlink:href="https://static.ukrinform.com/photos/2023_04/thumb_files/630_360_1681140282-285.jpg" text:style-name="Internet_20_link" text:visited-style-name="Visited_20_Internet_20_Link">
630_360_16811...</text:a>
"]</text:p>
      <text:p text:style-name="P4">
Tags: ['Airbus', 'Іран', 'Санкції', 'росія', 'Аерофлот', 'Ремонт']</text:p>
      <text:p text:style-name="P4">
Type: Article</text:p>
      <!--METADATA-->
      <text:p text:style-name="P4">
<draw:frame draw:style-name="fr1" draw:name="Image160" text:anchor-type="as-char" svg:width="6.9236in" svg:height="3.956343in" draw:z-index="0">
<draw:image xlink:href="../Images/yкринформ/2023-04-10T18-27-53-03-00/630_360_1681140282-285.jpg" xlink:type="simple" xlink:show="embed" xlink:actuate="onLoad" draw:mime-type="image/jpeg"/>
</draw:frame>
 російськаавіакомпанія "аерофлот" на тлі західних санкцій уперше в історії відправиласвій літак Airbus на ремонт до Ірану.</text:p>
      <text:p text:style-name="P4">
Як передає Укрінформ, про це пише <text:a xlink:type="simple" xlink:href="http://www.rbc.ru/business/10/04/2023/6433e50f9a794734270374a3" text:style-name="Internet_20_link" text:visited-style-name="Visited_20_Internet_20_Link">
</text:a>
із посиланням на три джерела.</text:p>
      <text:p text:style-name="P4">
«5 квітня широкофюзеляжний лайнер Airbus A330-300 із реєстраційним номеромRA-73700 перелетів до Тегерана, де повітряне судно обслужать технічні фахівцінайбільшого іранського перевізника Mahan Air… Можливість технічногообслуговування в Ірані аерофлот обговорював кілька місяців», - йдеться уповідомленні.</text:p>
      <text:p text:style-name="P4">
<text:span text:style-name="T4">
Читайте також:</text:span>
 <text:a xlink:type="simple" xlink:href="https://www.ukrinform.ua/rubric-world/3634112-aviakompania-rossia-planue-vidstoroniti-vid-roboti-tretinu-svoih-pilotiv-airbus.html" text:style-name="Internet_20_link" text:visited-style-name="Visited_20_Internet_20_Link">
 </text:a>
</text:p>
      <text:p text:style-name="P4">
При цьому "ключове завдання відправки першого A330 на ремонт у Mahan Air -обслуговування стійок шасі літака". Раніше для цих цілей аерофлотвикористовував потужності інших провайдерів, зокрема гонконгської HAECO.Влітку 2021 року перевізник підписав нову довгострокову угоду з обслуговуваннята капітального ремонту компонентів літаків із цією компанією. Проте масштабніміжнародні санкції зачепили, зокрема, й послуги ремонту та постачаннязапчастин російським перевізникам.</text:p>
      <text:p text:style-name="P4">
<text:span text:style-name="T4">
Читайте також:</text:span>
 <text:a xlink:type="simple" xlink:href="https://www.ukrinform.ua/rubric-world/3663685-tureccina-pripinae-obslugovuvanna-litakiv-aviakompanij-rf-bilorusi-ta-iranu.html" text:style-name="Internet_20_link" text:visited-style-name="Visited_20_Internet_20_Link">
 </text:a>
</text:p>
      <text:p text:style-name="P4">
Як зазначає видання, "аерофлот" - найбільша російська авіакомпанія, в паркуякої на 1 квітня було 178 літаків виробництва Airbus і Boeing.</text:p>
      <text:p text:style-name="P4">
У 2022 році після введення санкцій в <text:a xlink:type="simple" xlink:href="https://www.ukrinform.ua/tag-rosia" text:style-name="Internet_20_link" text:visited-style-name="Visited_20_Internet_20_Link">
 </text:a>
зупинили польоти дев’ять місцевих авіакомпаній, у чотирьох із них росавіаціяпризупинила основний документ - сертифікат експлуатанта, у ще однієї -сертифікат був анульований.</text:p>
      <text:p text:style-name="P4">
Source: <text:a xlink:type="simple" xlink:href="https://www.ukrinform.ua/rubric-world/3694065-aeroflot-cerez-sankcii-vperse-vimusenij-vidpraviti-svij-airbus-na-remont-do-iranu.html" text:style-name="Internet_20_link" text:visited-style-name="Visited_20_Internet_20_Link">
https://www.ukrinform.ua/rubric-world/3694065-aeroflot-cerez-sankcii-vperse-vimusenij-vidpraviti-svij-airbus-na-remont-do-iranu.html</text:a>
</text:p>
      <!--NEWS-->
      <text:h text:style-name="P10" text:outline-level="1">
<text:span text:style-name="T4">
НАБУ оголосило в розшук ексочільника Фонду держмайна Сенниченка</text:span>
</text:h>
      <text:p text:style-name="P4">
Authors: Ukrinform (Person)</text:p>
      <text:p text:style-name="P4">
Publisher: Укринформ (Organization)</text:p>
      <text:p text:style-name="P4">
Published Time: 2023-04-10T18:28:18+03:00</text:p>
      <text:p text:style-name="P4">
Modified Time: 2023-04-10T18:28:18+03:00</text:p>
      <text:p text:style-name="P4">
Description: Національне антикорупційне бюро України оголосило в розшук сімох фігурантів справи щодо махінацій з майном ФДМУ на чолі з ексочільником відомства Дмитром Сенниченком. — Укрінформ.</text:p>
      <text:p text:style-name="P4">
Images: ["<text:a xlink:type="simple" xlink:href="https://static.ukrinform.com/photos/2020_01/thumb_files/630_360_1579710775-439.jpg" text:style-name="Internet_20_link" text:visited-style-name="Visited_20_Internet_20_Link">
630_360_15797...</text:a>
"]</text:p>
      <text:p text:style-name="P4">
Tags: ['ФДМУ', 'НАБУ', 'Розшук', 'Сенниченко']</text:p>
      <text:p text:style-name="P4">
Type: Article</text:p>
      <!--METADATA-->
      <text:p text:style-name="P4">
<draw:frame draw:style-name="fr1" draw:name="Image161" text:anchor-type="as-char" svg:width="6.9236in" svg:height="3.956343in" draw:z-index="0">
<draw:image xlink:href="../Images/yкринформ/2023-04-10T18-28-18-03-00/630_360_1579710775-439.jpg" xlink:type="simple" xlink:show="embed" xlink:actuate="onLoad" draw:mime-type="image/jpeg"/>
</draw:frame>
Національне антикорупційне бюро України оголосило в розшук сімох фігурантівсправи щодо махінацій з майном ФДМУ на чолі з ексочільником відомства ДмитромСенниченком.</text:p>
      <text:p text:style-name="P4">
Про це НАБУ повідомило у <text:a xlink:type="simple" xlink:href="https://t.me/nab_ukraine/1727" text:style-name="Internet_20_link" text:visited-style-name="Visited_20_Internet_20_Link">
 </text:a>
 , передаєУкрінформ.</text:p>
      <text:p text:style-name="P4">
Як зазначається, <text:a xlink:type="simple" xlink:href="https://www.ukrinform.ua/tag-nabu" text:style-name="Internet_20_link" text:visited-style-name="Visited_20_Internet_20_Link">
 </text:a>
 розшукує СенниченкаДмитра Володимировича, Гмиріна Андрія Анатолійовича, Присяжнюка ПавлаВасильовича, Парсентьєва Миколу Миколайовича, Горбуненка Олександра Ігоровича,Сомова Артура Юлійовича і Колота Володимира Васильовича.</text:p>
      <text:p text:style-name="P4">
“Усі вони входять до складу злочинної організації, яка причетна до заволодінняпонад пів мільярда грн коштів АТ «Одеський припортовий завод» та АТ «Об’єднанагірничо-хімічна компанія»”, - йдеться в повідомленні.</text:p>
      <text:p text:style-name="P4">
<text:span text:style-name="T4">
Читайте також:</text:span>
 <text:a xlink:type="simple" xlink:href="https://www.ukrinform.ua/rubric-society/3687054-sud-obrav-zapobiznij-zahid-ucasniku-ugrupuvanna-ake-ocoluvav-kolisnij-golova-fondu-derzmajna.html" text:style-name="Internet_20_link" text:visited-style-name="Visited_20_Internet_20_Link">
 </text:a>
</text:p>
      <text:p text:style-name="P4">
Як вказують у бюро, очолював угруповання ексголова Фонду державного майнаУкраїни, який тричі виступав викривачем корупції, подаючи відповідні заяви доНАБУ. “Насправді ж він усував «конкурентів» на підприємствах зі сфери ФДМУ,аби заробляти могла лише підконтрольна злочинній організації компанія”, -додали у відомстві.</text:p>
      <text:p text:style-name="P4">
Як повідомлялося, 22 березня колишньому голові Фонду держмайна Сенниченкуоголосили <text:a xlink:type="simple" xlink:href="https://www.ukrinform.ua/rubric-economy/3686008-sprava-na-500-miljoniv-eksgolovu-fondu-derzmajna-pidozruut-u-stvorenni-zlocinnogo-ugrupuvanna.html" text:style-name="Internet_20_link" text:visited-style-name="Visited_20_Internet_20_Link">
 </text:a>
 у створенні злочинного угрупування, яке протягом 2019 – 2021років заволоділо понад 500 млн грн коштів великих держпідприємств, серед якихнайпотужніше хімічне підприємство України АТ «Одеський припортовий завод» таодин з найбільших у світі виробників титанової сировини АТ «Об’єднана гірничо-хімічна компанія».</text:p>
      <text:p text:style-name="P4">
<text:span text:style-name="T4">
Читайте також:</text:span>
 <text:a xlink:type="simple" xlink:href="https://www.ukrinform.ua/rubric-economy/3686008-sprava-na-500-miljoniv-eksgolovu-fondu-derzmajna-pidozruut-u-stvorenni-zlocinnogo-ugrupuvanna.html" text:style-name="Internet_20_link" text:visited-style-name="Visited_20_Internet_20_Link">
 </text:a>
</text:p>
      <text:p text:style-name="P4">
Крім того, підозри оголосили ще 9 фігурантам справи: співорганізатору злочину– наближеній до голови ФДМУ особі, раднику голови ФДМУ, двом особам, які урізні періоди виконували обов’язки директора АТ «Одеський припортовий завод»,в.о. керівника АТ «Об’єднана гірничо-хімічна компанія», двом власникам ТОВ –переможцю аукціону на «ОПЗ», двом особам – співучасникам злочину.</text:p>
      <text:p text:style-name="P4">
Згідно з матеріалами справи, у період з листопада 2019 по березень 2020 рокуголова Фонду створив злочинну організацію, метою якої було встановленняконтролю над найважливішими об’єктами управління ФДМУ в добувній, переробній,паливно-енергетичній та інших галузях економіки держави.</text:p>
      <text:p text:style-name="P4">
Злочинний план полягав у призначенні в органи управління державних підприємствлише керованих осіб, які б забезпечили реалізацію сировини, надання послуг,використання державних ресурсів виключно в інтересах членів злочинноїорганізації. Для цього контрольоване головою ФМДУ керівництво державнихпідприємств укладало відповідні договори із підконтрольними злочинцямкомпаніями на умовах, які не відповідали інтересам держави, однак дозволялинеправомірно збагатитись злочинцям.</text:p>
      <text:p text:style-name="P4">
Source: <text:a xlink:type="simple" xlink:href="https://www.ukrinform.ua/rubric-economy/3694066-nabu-ogolosilo-v-rozsuk-eksocilnika-fondu-derzmajna-sennicenka.html" text:style-name="Internet_20_link" text:visited-style-name="Visited_20_Internet_20_Link">
https://www.ukrinform.ua/rubric-economy/3694066-nabu-ogolosilo-v-rozsuk-eksocilnika-fondu-derzmajna-sennicenka.html</text:a>
</text:p>
      <!--NEWS-->
      <text:h text:style-name="P10" text:outline-level="1">
<text:span text:style-name="T4">
Туреччина збільшить бюджет оборонних проєктів до $75 мільярдів – Ердоган</text:span>
</text:h>
      <text:p text:style-name="P4">
Authors: Ukrinform (Person)</text:p>
      <text:p text:style-name="P4">
Publisher: Укринформ (Organization)</text:p>
      <text:p text:style-name="P4">
Published Time: 2023-04-10T18:52:00+03:00</text:p>
      <text:p text:style-name="P4">
Modified Time: 2023-04-10T18:52:00+03:00</text:p>
      <text:p text:style-name="P4">
Description: Туреччина збільшить бюджет проєктів оборонної промисловості країни з понад 60 до 75 млрд доларів США. — Укрінформ.</text:p>
      <text:p text:style-name="P4">
Images: ["<text:a xlink:type="simple" xlink:href="https://static.ukrinform.com/photos/2022_10/thumb_files/630_360_1665088903-350.jpeg" text:style-name="Internet_20_link" text:visited-style-name="Visited_20_Internet_20_Link">
630_360_16650...</text:a>
"]</text:p>
      <text:p text:style-name="P4">
Tags: ['Ердоган', 'Оборона', 'Туреччина']</text:p>
      <text:p text:style-name="P4">
Type: Article</text:p>
      <!--METADATA-->
      <text:p text:style-name="P4">
<draw:frame draw:style-name="fr1" draw:name="Image162" text:anchor-type="as-char" svg:width="6.9236in" svg:height="3.956343in" draw:z-index="0">
<draw:image xlink:href="../Images/yкринформ/2023-04-10T18-52-00-03-00/630_360_1665088903-350.jpeg" xlink:type="simple" xlink:show="embed" xlink:actuate="onLoad" draw:mime-type="image/jpeg"/>
</draw:frame>
 Туреччиназбільшить бюджет проєктів оборонної промисловості країни з понад 60 до 75 млрддоларів США.</text:p>
      <text:p text:style-name="P4">
Про це повідомив президент Реджеп Таїп Ердоган у понеділок у Стамбулі нацеремонії введення в дію найбільшого військового корабля країни, повідомляєвласкор Укрінформу.</text:p>
      <text:p text:style-name="P4">
“20 років тому, коли ми прийшли до влади, бюджет оборонних проєктів Туреччинистановив 5,5 млрд доларів, тоді як сьогодні ми говоримо вже про цифру понад 60млрд доларів. Єдиного підприємства в ОПК немає. Багато компаній працюють урізних галузях. Зараз ми збільшуємо бюджет оборонної промисловості до 75мільярдів доларів за рахунок проєктів, тендерний процес яких триває”, - сказавЕрдоган.</text:p>
      <text:p text:style-name="P4">
За його словами, експорт оборонної галузі <text:a xlink:type="simple" xlink:href="https://www.ukrinform.ua/tag-tureccina" text:style-name="Internet_20_link" text:visited-style-name="Visited_20_Internet_20_Link">
 </text:a>
 досяг рекордного рівня 4,4 млрд доларів США.</text:p>
      <text:p text:style-name="P4">
“Рівень імпортозаміщення в оборонному секторі взагалі знаходиться на рівні 80відсотків. Все це – показники успіхів сучасної Туреччини», - наголосивпрезидент Туреччини.</text:p>
      <text:p text:style-name="P4">
Він зазначив, що кількість оборонних проєктів у Туреччині за останнідесятиліття зросла з 62 до 750, а кількість компаній у сфері ВПК сягнула 2700.</text:p>
      <text:p text:style-name="P4">
<text:span text:style-name="T4">
Читайте також:</text:span>
 <text:a xlink:type="simple" xlink:href="https://www.ukrinform.ua/rubric-world/3694057-u-tureccini-postavili-na-ozbroenna-persij-u-sviti-korabel-dla-vikoristanna-udarnih-bpla.html" text:style-name="Internet_20_link" text:visited-style-name="Visited_20_Internet_20_Link">
 <text:span text:style-name="T4">
Туреччині</text:span>
 </text:a>
</text:p>
      <text:p text:style-name="P4">
Як повідомляв Укрінформ, минулого року валовий внутрішній продукт (ВВП)Туреччини досяг 15 трильйонів турецьких лір (905,5 мільярда доларів). У 2022році ВВП з розрахунку на душу населення становило 176 589 турецьких лір (10655 доларів США).</text:p>
      <text:p text:style-name="P4">
Source: <text:a xlink:type="simple" xlink:href="https://www.ukrinform.ua/rubric-world/3694079-tureccina-zbilsit-budzet-oboronnih-proektiv-do-75-milardiv-erdogan.html" text:style-name="Internet_20_link" text:visited-style-name="Visited_20_Internet_20_Link">
https://www.ukrinform.ua/rubric-world/3694079-tureccina-zbilsit-budzet-oboronnih-proektiv-do-75-milardiv-erdogan.html</text:a>
</text:p>
      <!--NEWS-->
      <text:h text:style-name="P10" text:outline-level="1">
<text:span text:style-name="T4">
Час працює на Україну і підготовку контрнаступу - Резніков</text:span>
</text:h>
      <text:p text:style-name="P4">
Authors: Ukrinform (Person)</text:p>
      <text:p text:style-name="P4">
Publisher: Укринформ (Organization)</text:p>
      <text:p text:style-name="P4">
Published Time: 2023-04-10T18:53:51+03:00</text:p>
      <text:p text:style-name="P4">
Modified Time: 2023-04-10T18:53:51+03:00</text:p>
      <text:p text:style-name="P4">
Description: "Повзучий" наступ росії все більше утруднюється, плани захопити Донецьку та Луганську області зазнають невдачі, колосальні втрати знижують потенціал армії рф. В цей же час Україна має можливість підготуватися до контрнаступу. — Укрінформ.</text:p>
      <text:p text:style-name="P4">
Images: ["<text:a xlink:type="simple" xlink:href="https://static.ukrinform.com/photos/2023_03/thumb_files/630_360_1677842583-533.jpg" text:style-name="Internet_20_link" text:visited-style-name="Visited_20_Internet_20_Link">
630_360_16778...</text:a>
"]</text:p>
      <text:p text:style-name="P4">
Tags: ['Міноборони', 'Резніков', 'Війна з росією', 'Контрнаступ']</text:p>
      <text:p text:style-name="P4">
Type: Article</text:p>
      <!--METADATA-->
      <text:p text:style-name="P4">
<draw:frame draw:style-name="fr1" draw:name="Image163" text:anchor-type="as-char" svg:width="6.9236in" svg:height="3.956343in" draw:z-index="0">
<draw:image xlink:href="../Images/yкринформ/2023-04-10T18-53-51-03-00/630_360_1677842583-533.jpg" xlink:type="simple" xlink:show="embed" xlink:actuate="onLoad" draw:mime-type="image/jpeg"/>
</draw:frame>
 "Повзучий"наступ росії все більше утруднюється, плани захопити Донецьку та Луганськуобласті зазнають невдачі, колосальні втрати знижують потенціал армії рф. В цейже час Україна має можливість підготуватися до контрнаступу.</text:p>
      <text:p text:style-name="P4">
Як передає Укрінформ, про це міністр оборони Олексій Резніков сказав вінтерв’ю литовському національному інформагентству, повідомляє <text:a xlink:type="simple" xlink:href="https://www.delfi.lt/ru/news/politics/ministr-oborony-ukrainy-rossijskoe-nastuplenie-terpit-neudachu-my-nanosim-im-kolossalnyj-uron.d" text:style-name="Internet_20_link" text:visited-style-name="Visited_20_Internet_20_Link">
</text:a>
 .</text:p>
      <text:p text:style-name="P4">
«Тактику "повзучого" наступу росіяни там (під Бахмутом, - ред.) використовуютьуже понад пів року і зазнають величезних втрат. Це означає, що, якби не булотих втрат, вони могли б використати весь свій потенціал проти нас на іншійлінії оборони чи іншому місці фронту. В якомусь менш укріпленому та захищеномумісці. А тепер ми щодня завдаємо їм величезних збитків, тримаємо їх, по суті,у лещатах… Мрії та плани кремля якнайшвидше вийти на кордони Донецької таЛуганської областей зазнають краху», - сказав Резніков, обґрунтовуючи те, щоЗСУ продовжує оборону Бахмута.</text:p>
      <text:p text:style-name="P4">
<text:span text:style-name="T4">
Читайте також:</text:span>
 <text:a xlink:type="simple" xlink:href="https://www.ukrinform.ua/rubric-ato/3694053-rosiani-obstriluut-transport-akij-ruhaetsa-v-bik-bahmuta-malar.html" text:style-name="Internet_20_link" text:visited-style-name="Visited_20_Internet_20_Link">
 <text:span text:style-name="T4">
Бахмута</text:span>
 </text:a>
</text:p>
      <text:p text:style-name="P4">
За його словами, те, що росіянам не вдається досягти успіху до неодноразовозаявлених дат плану наступу, "означає, що вони програють і психологічно, і тамвтрачають не лише живу силу, а й техніку та боєприпаси".</text:p>
      <text:p text:style-name="P4">
Резніков вважає, що зараз час має для України "вирішальне значення в ходіпідготовки до контрнаступу". Крім того, цей час працює на користь України ще йтому, що "як ми бачимо, щодалі, то більше прискорюються відцентрові процесивсередині російського режиму". За його словами, "між різними вежами кремлявідбувається конфлікт".</text:p>
      <text:p text:style-name="P4">
Водночас, як сказав Резніков, за даними <text:a xlink:type="simple" xlink:href="https://www.ukrinform.ua/tag-rozvidka" text:style-name="Internet_20_link" text:visited-style-name="Visited_20_Internet_20_Link">
 </text:a>
 , керівництво російського режиму готове мобілізувати і принести вжертву навіть 3 мільйони людей. При цьому логіка кремля така: по-перше, давнялінія російської влади: Баби ще понароджують. «По-друге, за даними нашоїрозвідки, багато вищих представників кремля підкріплюють свої стратегічнірозрахунки та планування наступною логікою: "Ми не пошкодуємо ні одного, нітрьох мільйонів, тому що за рахунок тих втрат ми приєднаємо половину України здвадцятьма мільйонами і таким чином компенсуємо ці втрати”», - додав міністр.</text:p>
      <text:p text:style-name="P4">
<text:span text:style-name="T4">
Читайте також:</text:span>
 <text:a xlink:type="simple" xlink:href="https://www.ukrinform.ua/rubric-ato/3693966-danilov-pro-ukrainskij-kontrnastup-ne-cekaemo-carivnih-dat-diemo-spokijno.html" text:style-name="Internet_20_link" text:visited-style-name="Visited_20_Internet_20_Link">
 <text:span text:style-name="T4">
Данілов</text:span>
 </text:a>
</text:p>
      <text:p text:style-name="P4">
Крім того, Резніков заявив, що цю війну "не вдасться "заморозити" жоднимипереговорами".</text:p>
      <text:p text:style-name="P4">
Інтерв'ю було взято у міністра оборони України Олексія Резнікова в Україні,коли він минулого тижня зустрічався з міністром оборони Литви АрвідасомАнушаускасом.</text:p>
      <text:p text:style-name="P4">
Source: <text:a xlink:type="simple" xlink:href="https://www.ukrinform.ua/rubric-ato/3694080-cas-pracue-na-ukrainu-i-pidgotovku-kontrnastupu-reznikov.html" text:style-name="Internet_20_link" text:visited-style-name="Visited_20_Internet_20_Link">
https://www.ukrinform.ua/rubric-ato/3694080-cas-pracue-na-ukrainu-i-pidgotovku-kontrnastupu-reznikov.html</text:a>
</text:p>
      <!--NEWS-->
      <text:h text:style-name="P10" text:outline-level="1">
<text:span text:style-name="T4">
Франція в ООН: Поставки зброї в Україну продовжаться попри спроби рф їх зірвати</text:span>
</text:h>
      <text:p text:style-name="P4">
Authors: Ukrinform (Person)</text:p>
      <text:p text:style-name="P4">
Publisher: Укринформ (Organization)</text:p>
      <text:p text:style-name="P4">
Published Time: 2023-04-10T18:57:48+03:00</text:p>
      <text:p text:style-name="P4">
Modified Time: 2023-04-10T18:57:48+03:00</text:p>
      <text:p text:style-name="P4">
Description: Міжнародна спільнота продовжуватиме оборонну підтримку України на всіх законних підставах, незважаючи на грубі спроби москви маніпулювати порядком денним в ООН, а також російські цинічні обвинувачення у начебто порушеннях чинних договорів. — Укрінформ.</text:p>
      <text:p text:style-name="P4">
Images: ["<text:a xlink:type="simple" xlink:href="https://static.ukrinform.com/photos/2023_04/thumb_files/630_360_1681142241-120.jpg" text:style-name="Internet_20_link" text:visited-style-name="Visited_20_Internet_20_Link">
630_360_16811...</text:a>
"]</text:p>
      <text:p text:style-name="P4">
Tags: ['Франція', 'Україна', 'Радбез ООН', 'Війна з росією']</text:p>
      <text:p text:style-name="P4">
Type: Article</text:p>
      <!--METADATA-->
      <text:p text:style-name="P4">
<draw:frame draw:style-name="fr1" draw:name="Image164" text:anchor-type="as-char" svg:width="6.9236in" svg:height="3.956343in" draw:z-index="0">
<draw:image xlink:href="../Images/yкринформ/2023-04-10T18-57-48-03-00/630_360_1681142241-120.jpg" xlink:type="simple" xlink:show="embed" xlink:actuate="onLoad" draw:mime-type="image/jpeg"/>
</draw:frame>
 Міжнароднаспільнота продовжуватиме оборонну підтримку України на всіх законнихпідставах, незважаючи на грубі спроби москви маніпулювати порядком денним вООН, а також російські цинічні обвинувачення у начебто порушеннях чиннихдоговорів.</text:p>
      <text:p text:style-name="P4">
З такою заявою виступив у понеділок представник делегації Франції при ООНАлександр Ольмедо, передає власний кореспондент Укрінформу.</text:p>
      <text:p text:style-name="P4">
«Якщо Україна сьогодні і потребує зброї, то це тому, що <text:a xlink:type="simple" xlink:href="https://www.ukrinform.ua/tag-rosia" text:style-name="Internet_20_link" text:visited-style-name="Visited_20_Internet_20_Link">
</text:a>
 розпочала цю війну, тому що передвторгненням розмістила на кордонах з Україною масиви військової техніки»,-наголосив представник Франції.</text:p>
      <text:p text:style-name="P4">
Він нагадав, що саме <text:a xlink:type="simple" xlink:href="https://www.ukrinform.ua/tag-rosia" text:style-name="Internet_20_link" text:visited-style-name="Visited_20_Internet_20_Link">
 </text:a>
 порушує резолюціїРадбезу, бо закуповує зброю у країн, які перебувають під міжнародним ембарго,зокрема, Ірану й Північної Кореї. Крім того, рф піддає бомбардуванням цивільненаселення й інфраструктуру в порушення Міжнародного гуманітарного права.</text:p>
      <text:p text:style-name="P4">
Ольмедо назвав скликане росією засідання Ради Безпеки ООН з метою розглядупорушень міжнародних договорів щодо поставок зброї «грубою спробоюманіпуляції».</text:p>
      <text:p text:style-name="P4">
«Дивно бачити, як росію непокоять наслідки агресивної війни, яку вона самапочала, і за яку несе повну відповідальність», - додав дипломат.</text:p>
      <text:p text:style-name="P4">
Представник Франції запевнив, що його країна, а також весь Євросоюз далізабезпечуватиме Україну всією необхідною підтримкою.</text:p>
      <text:p text:style-name="P4">
«Ця підтримка спрямована виключно на те, щоб Україна змогла реалізувати правона законну самооборону, зберегти свій суверенітет, територіальну цілісність інезалежність. Це принципи, закріплені в Міжнародному праві й Статуті ООН»,-підкреслив французький представник.</text:p>
      <text:p text:style-name="P4">
<text:span text:style-name="T4">
Читайте також:</text:span>
 <text:a xlink:type="simple" xlink:href="https://www.ukrinform.ua/rubric-world/3691671-britania-zablokuvala-vistup-v-radbezi-oon-rosianki-aka-mae-order-na-arest-vid-mks.html" text:style-name="Internet_20_link" text:visited-style-name="Visited_20_Internet_20_Link">
 <text:span text:style-name="T4">
Радбез</text:span>
 </text:a>
</text:p>
      <text:p text:style-name="P4">
Як повідомляв Укрінформ, під час <text:a xlink:type="simple" xlink:href="https://www.ukrinform.ua/rubric-world/3694067-stati-rozvincali-v-oon-rosijski-fejki-sodo-problemi-posirenna-zbroi-v-ukraini.html" text:style-name="Internet_20_link" text:visited-style-name="Visited_20_Internet_20_Link">
 </text:a>
 у Нью-Йорку США розвінчали спроби російської делегаціїпоширити брехливі наративи про начебто порушення міжнародних договорівкраїнами, які надають Україні оборонне обладнання в умовах агресії рф.</text:p>
      <text:p text:style-name="P4">
Source: <text:a xlink:type="simple" xlink:href="https://www.ukrinform.ua/rubric-world/3694081-francia-v-oon-postavki-zbroi-v-ukrainu-prodovzatsa-popri-sprobi-rf-ih-zirvati.html" text:style-name="Internet_20_link" text:visited-style-name="Visited_20_Internet_20_Link">
https://www.ukrinform.ua/rubric-world/3694081-francia-v-oon-postavki-zbroi-v-ukrainu-prodovzatsa-popri-sprobi-rf-ih-zirvati.html</text:a>
</text:p>
      <!--NEWS-->
      <text:h text:style-name="P10" text:outline-level="1">
<text:span text:style-name="T4">
Данія передасть Україні 100 танків Leopard</text:span>
</text:h>
      <text:p text:style-name="P4">
Authors: Ukrinform (Person)</text:p>
      <text:p text:style-name="P4">
Publisher: Укринформ (Organization)</text:p>
      <text:p text:style-name="P4">
Published Time: 2023-04-10T19:05:00+03:00</text:p>
      <text:p text:style-name="P4">
Modified Time: 2023-04-10T19:05:00+03:00</text:p>
      <text:p text:style-name="P4">
Description: До літа Україна почне отримувати танки Leopard-1 від Данії. — Укрінформ.</text:p>
      <text:p text:style-name="P4">
Images: ["<text:a xlink:type="simple" xlink:href="https://static.ukrinform.com/photos/2023_01/thumb_files/630_360_1674507878-657.jpg" text:style-name="Internet_20_link" text:visited-style-name="Visited_20_Internet_20_Link">
630_360_16745...</text:a>
", "<text:a xlink:type="simple" xlink:href="https://static.ukrinform.com/photos/2023_04/1681143933-293.jpg" text:style-name="Internet_20_link" text:visited-style-name="Visited_20_Internet_20_Link">
1681143933-29...</text:a>
"]</text:p>
      <text:p text:style-name="P4">
Tags: ['Данія', 'Україна', ' танк Leopard']</text:p>
      <text:p text:style-name="P4">
Type: Article</text:p>
      <!--METADATA-->
      <text:p text:style-name="P4">
<draw:frame draw:style-name="fr1" draw:name="Image165" text:anchor-type="as-char" svg:width="6.9236in" svg:height="3.956343in" draw:z-index="0">
<draw:image xlink:href="../Images/yкринформ/2023-04-10T19-05-00-03-00/630_360_1674507878-657.jpg" xlink:type="simple" xlink:show="embed" xlink:actuate="onLoad" draw:mime-type="image/jpeg"/>
</draw:frame>
 До літаУкраїна почне отримувати танки Leopard-1 від Данії.</text:p>
      <text:p text:style-name="P4">
Про це під час брифінгу міністрів оборони Данії та України в в Media CenterUkraine – Odesa розповів виконуючий обов'язки міністра оборони королівстваДанія Троелс Лунд Поулсен, передає Укрінформ.</text:p>
      <text:p text:style-name="P4">
«Ми почнемо поставки Leopard в Україну до літа. Заглядаючи наперед,сподіваюся, що буде можливо передати близько 100 <text:a xlink:type="simple" xlink:href="https://www.ukrinform.ua/tag-tank" text:style-name="Internet_20_link" text:visited-style-name="Visited_20_Internet_20_Link">
</text:a>
 Леопард - 1, це стане значною допомогоюдля української армії», - заявив Поулсен.</text:p>
      <text:p text:style-name="P4">
Також в.о. міністра оборони зазначив, що наступного місяця Україна можеотримати артилерійські установки CAESAR, на яких вже навчаються українськівійськові на данських полігонах.</text:p>
      <text:p text:style-name="P4">
«Найближчим часом ми почуємо, як леопарди гарчать з данським акцентом», -резюмував міністр оборони України Олексій Резніков.</text:p>
      <text:p text:style-name="P4">
<draw:frame draw:style-name="fr1" draw:name="Image166" text:anchor-type="as-char" svg:width="6.9236in" svg:height="4.615733in" draw:z-index="0">
<draw:image xlink:href="../Images/yкринформ/2023-04-10T19-05-00-03-00/1681143933-293.jpg" xlink:type="simple" xlink:show="embed" xlink:actuate="onLoad" draw:mime-type="image/jpeg"/>
</draw:frame>
</text:p>
      <text:p text:style-name="P4">
<text:span text:style-name="T4">
Читайте також:</text:span>
 <text:a xlink:type="simple" xlink:href="https://www.ukrinform.ua/rubric-ato/3693983-droni-boepripasi-ta-anteni-nimeccina-peredala-ukraini-cergovij-paket-vijskovoi-dopomogi.html" text:style-name="Internet_20_link" text:visited-style-name="Visited_20_Internet_20_Link">
 <text:span text:style-name="T4">
Німеччин</text:span>
 </text:a>
</text:p>
      <text:p text:style-name="P4">
Як повідомлялося, міністр оборони Олексій Резніков <text:a xlink:type="simple" xlink:href="https://www.ukrinform.ua/rubric-ato/3689114-reznikov-sprostuvav-informaciu-zmi-sodo-postavki-litakiv-mirage.html" text:style-name="Internet_20_link" text:visited-style-name="Visited_20_Internet_20_Link">
</text:a>
 про домовленості щодо отриманняУкраїною французьких літаків Mirage.</text:p>
      <text:p text:style-name="P4">
Source: <text:a xlink:type="simple" xlink:href="https://www.ukrinform.ua/rubric-ato/3694082-dania-peredast-ukraini-100-tankiv-leopard.html" text:style-name="Internet_20_link" text:visited-style-name="Visited_20_Internet_20_Link">
https://www.ukrinform.ua/rubric-ato/3694082-dania-peredast-ukraini-100-tankiv-leopard.html</text:a>
</text:p>
      <!--NEWS-->
      <text:h text:style-name="P10" text:outline-level="1">
<text:span text:style-name="T4">
Ольга Савчук: У нас дуже хороша команда, я б назвала цей склад ідеальним</text:span>
</text:h>
      <text:p text:style-name="P4">
Authors: Ukrinform (Person)</text:p>
      <text:p text:style-name="P4">
Publisher: Укринформ (Organization)</text:p>
      <text:p text:style-name="P4">
Published Time: 2023-04-10T19:06:00+03:00</text:p>
      <text:p text:style-name="P4">
Modified Time: 2023-04-10T19:06:00+03:00</text:p>
      <text:p text:style-name="P4">
Description: Капітан жіночої збірної України з тенісу розповіла про підготовку команди до матчу Кубка Біллі Джин Кінг проти команди Чехії. — Укрінформ.</text:p>
      <text:p text:style-name="P4">
Images: ["<text:a xlink:type="simple" xlink:href="https://static.ukrinform.com/photos/2023_04/thumb_files/630_360_1681142635-468.jpg" text:style-name="Internet_20_link" text:visited-style-name="Visited_20_Internet_20_Link">
630_360_16811...</text:a>
"]</text:p>
      <text:p text:style-name="P4">
Tags: ['Теніс']</text:p>
      <text:p text:style-name="P4">
Type: Article</text:p>
      <!--METADATA-->
      <text:p text:style-name="P4">
<draw:frame draw:style-name="fr1" draw:name="Image167" text:anchor-type="as-char" svg:width="6.9236in" svg:height="3.956343in" draw:z-index="0">
<draw:image xlink:href="../Images/yкринформ/2023-04-10T19-06-00-03-00/630_360_1681142635-468.jpg" xlink:type="simple" xlink:show="embed" xlink:actuate="onLoad" draw:mime-type="image/jpeg"/>
</draw:frame>
 Капітанжіночої збірної України з тенісу розповіла про підготовку команди до матчуКубка Біллі Джин Кінг проти команди Чехії.</text:p>
      <text:p text:style-name="P4">
Вона розповіла про це ексклюзивно в коментарі кореспонденту Укрінформу.</text:p>
      <text:p text:style-name="P4">
«Зараз всі наші дівчата у хорошій формі, вони підіймаються у рейтингу WTA. Унас дуже хороша команда, я б назвала цей склад ідеальним: всі дівчата молоді,всі грають на дуже високому рівні, всі дуже швидко прогресують. На рахунокчешок, звісно, у них неймовірний досвід, вони багато разів вигравали БілліДжин Кінг Кап, але їх теж можна обіграти. Коли ти граєш Біллі Джин Кінг Кап –це абсолютно інша гра, абсолютно інші емоції і передбачити результат дужескладно. Я впевнена, що кожна з наших дівчат налаштована на перемогу, ізробить для цього все, що в своїх силах», - сказала Савчук.</text:p>
      <text:p text:style-name="P4">
У складі української збірної на матч заявлені Марта Костюк, Даяна Ястремська,Катаріна Завацька та Людмила Кіченок. За Чехію зіграють Барбора Крейчикова,Маркета Вондроушова, Кароліна Мухова, Лінда Носкова і Сара Бейлек.</text:p>
      <text:p text:style-name="P4">
Команда, яка здобуде перемогу в цій зустрічі, зіграє на початку листопада уфінальному турнірі Кубка Біллі Джин Кінг.</text:p>
      <text:p text:style-name="P4">
<text:span text:style-name="T4">
Читайте також:</text:span>
 <text:a xlink:type="simple" xlink:href="https://www.ukrinform.ua/rubric-sports/3683890-cehia-nazvala-sklad-na-matc-iz-ukrainou-u-kubku-billi-dzin-king.html" text:style-name="Internet_20_link" text:visited-style-name="Visited_20_Internet_20_Link">
 <text:span text:style-name="T4">
Біллі</text:span>
 <text:span text:style-name="T4">
Джин</text:span>
 </text:a>
</text:p>
      <text:p text:style-name="P4">
Як повідомляв Укрінформ, поєдинок збірної України проти команди Чехіївідбудеться 14-15 квітня на ґрунтовому корті в Анталії.</text:p>
      <text:p text:style-name="P4">
Фото: Maya Carter</text:p>
      <text:p text:style-name="P4">
Source: <text:a xlink:type="simple" xlink:href="https://www.ukrinform.ua/rubric-sports/3694083-olga-savcuk-u-nas-duze-horosa-komanda-a-b-nazvala-cej-sklad-idealnim.html" text:style-name="Internet_20_link" text:visited-style-name="Visited_20_Internet_20_Link">
https://www.ukrinform.ua/rubric-sports/3694083-olga-savcuk-u-nas-duze-horosa-komanda-a-b-nazvala-cej-sklad-idealnim.html</text:a>
</text:p>
      <!--NEWS-->
      <text:h text:style-name="P10" text:outline-level="1">
<text:span text:style-name="T4">
Україна розірвала угоду з росією про порядок перетину кордону</text:span>
</text:h>
      <text:p text:style-name="P4">
Authors: Ukrinform (Person)</text:p>
      <text:p text:style-name="P4">
Publisher: Укринформ (Organization)</text:p>
      <text:p text:style-name="P4">
Published Time: 2023-04-10T19:07:32+03:00</text:p>
      <text:p text:style-name="P4">
Modified Time: 2023-04-10T19:07:32+03:00</text:p>
      <text:p text:style-name="P4">
Description: Верховна Рада припинила дію угоди між Кабінетом Міністрів України та урядом російської федерації про порядок перетину українсько-російського державного кордону жителями прикордонних регіонів двох держав. — Укрінформ.</text:p>
      <text:p text:style-name="P4">
Images: ["<text:a xlink:type="simple" xlink:href="https://static.ukrinform.com/photos/2021_10/thumb_files/630_360_1633088541-487.jpg" text:style-name="Internet_20_link" text:visited-style-name="Visited_20_Internet_20_Link">
630_360_16330...</text:a>
"]</text:p>
      <text:p text:style-name="P4">
Tags: ['росія', 'Кордон', 'Верховна Рада']</text:p>
      <text:p text:style-name="P4">
Type: Article</text:p>
      <!--METADATA-->
      <text:p text:style-name="P4">
<draw:frame draw:style-name="fr1" draw:name="Image168" text:anchor-type="as-char" svg:width="6.9236in" svg:height="3.956343in" draw:z-index="0">
<draw:image xlink:href="../Images/yкринформ/2023-04-10T19-07-32-03-00/630_360_1633088541-487.jpg" xlink:type="simple" xlink:show="embed" xlink:actuate="onLoad" draw:mime-type="image/jpeg"/>
</draw:frame>
 ВерховнаРада припинила дію угоди між Кабінетом Міністрів України та урядом російськоїфедерації про порядок перетину українсько-російського державного кордонужителями прикордонних регіонів двох держав.</text:p>
      <text:p text:style-name="P4">
Про це народний депутат із фракції “Голос” Ярослав Железняк повідомив у <text:a xlink:type="simple" xlink:href="https://t.me/yzheleznyak/3843" text:style-name="Internet_20_link" text:visited-style-name="Visited_20_Internet_20_Link">
</text:a>
 , передає Укрінформ.</text:p>
      <text:p text:style-name="P4">
Він уточнив, що за відповідний закон <text:a xlink:type="simple" xlink:href="https://itd.rada.gov.ua/billInfo/Bills/Card/40983" text:style-name="Internet_20_link" text:visited-style-name="Visited_20_Internet_20_Link">
</text:a>
 проголосували 283парламентарії.</text:p>
      <text:p text:style-name="P4">
Документ передбачає припинення дії угоди між урядами України та рф про порядокперетину українсько-російського <text:a xlink:type="simple" xlink:href="https://www.ukrinform.ua/tag-kordon" text:style-name="Internet_20_link" text:visited-style-name="Visited_20_Internet_20_Link">
 </text:a>
жителями прикордонних регіонів України та росії від 18 жовтня 2011 року.</text:p>
      <text:p text:style-name="P4">
<text:span text:style-name="T4">
Читайте також:</text:span>
 <text:a xlink:type="simple" xlink:href="https://www.ukrinform.ua/rubric-world/3693565-latvia-pobudue-se-ponad-60-kilometriv-parkanu-na-kordoni-z-bilorussu.html" text:style-name="Internet_20_link" text:visited-style-name="Visited_20_Internet_20_Link">
 <text:span text:style-name="T4">
кордон</text:span>
 </text:a>
</text:p>
      <text:p text:style-name="P4">
Підкреслюється, що припинення дії угоди сприятиме посиленню державногоконтролю в’їзду та перебування в Україні громадян рф в умовах загрознаціональній безпеці Української держави.</text:p>
      <text:p text:style-name="P4">
Окрім того, український парламент 288 голосами ухвалив закон <text:a xlink:type="simple" xlink:href="https://itd.rada.gov.ua/billInfo/Bills/Card/41114" text:style-name="Internet_20_link" text:visited-style-name="Visited_20_Internet_20_Link">
</text:a>
 “Про вихід з угоди пропроведення узгодженої політики у визначенні транспортних тарифів”.</text:p>
      <text:p text:style-name="P4">
<text:span text:style-name="T4">
Читайте також:</text:span>
 <text:a xlink:type="simple" xlink:href="https://www.ukrinform.ua/rubric-ato/3676295-u-dpsu-rozpovili-naviso-rozsiruut-do-dvoh-kilometriv-smugu-na-kordoni-z-rf-ta-bilorussu.html" text:style-name="Internet_20_link" text:visited-style-name="Visited_20_Internet_20_Link">
 </text:a>
</text:p>
      <text:p text:style-name="P4">
Згідно з документом, Україна виходить з угоди про проведення узгодженоїполітики у визначенні транспортних тарифів, вчиненої 17 січня 1997 року умоскві, ратифікованої із застереженням Законом України від 10 лютого 1998року.</text:p>
      <text:p text:style-name="P4">
Як повідомляв Укрінформ, 24 лютого 2022 року російська федерація розпочалановий етап війни проти України – повномасштабне вторгнення.</text:p>
      <text:p text:style-name="P4">
Source: <text:a xlink:type="simple" xlink:href="https://www.ukrinform.ua/rubric-polytics/3694085-ukraina-rozirvala-ugodu-z-rosieu-pro-poradok-peretinu-kordonu.html" text:style-name="Internet_20_link" text:visited-style-name="Visited_20_Internet_20_Link">
https://www.ukrinform.ua/rubric-polytics/3694085-ukraina-rozirvala-ugodu-z-rosieu-pro-poradok-peretinu-kordonu.html</text:a>
</text:p>
      <!--NEWS-->
      <text:h text:style-name="P10" text:outline-level="1">
<text:span text:style-name="T4">
Україні вдалося повернути з полону рф вже 2 105 осіб – Лубінець</text:span>
</text:h>
      <text:p text:style-name="P4">
Authors: Ukrinform (Person)</text:p>
      <text:p text:style-name="P4">
Publisher: Укринформ (Organization)</text:p>
      <text:p text:style-name="P4">
Published Time: 2023-04-10T19:12:00+03:00</text:p>
      <text:p text:style-name="P4">
Modified Time: 2023-04-10T19:12:00+03:00</text:p>
      <text:p text:style-name="P4">
Description: Україні вдалося повернути з російського полону вже 2105 громадян. — Укрінформ.</text:p>
      <text:p text:style-name="P4">
Images: ["<text:a xlink:type="simple" xlink:href="https://static.ukrinform.com/photos/2023_04/thumb_files/630_360_1681143069-409.jpg" text:style-name="Internet_20_link" text:visited-style-name="Visited_20_Internet_20_Link">
630_360_16811...</text:a>
"]</text:p>
      <text:p text:style-name="P4">
Tags: ['Обмін', 'Полонені', 'Дмитро Лубінець']</text:p>
      <text:p text:style-name="P4">
Type: Article</text:p>
      <!--METADATA-->
      <text:p text:style-name="P4">
<draw:frame draw:style-name="fr1" draw:name="Image169" text:anchor-type="as-char" svg:width="6.9236in" svg:height="3.956343in" draw:z-index="0">
<draw:image xlink:href="../Images/yкринформ/2023-04-10T19-12-00-03-00/630_360_1681143069-409.jpg" xlink:type="simple" xlink:show="embed" xlink:actuate="onLoad" draw:mime-type="image/jpeg"/>
</draw:frame>
 Українівдалося повернути з російського полону вже 2105 громадян.</text:p>
      <text:p text:style-name="P4">
Про це в ефірі телемарафону «Єдині новини» сказав Уповноважений Верховної Радиз прав людини Дмитро Лубінець, передає Укрінформ.</text:p>
      <text:p text:style-name="P4">
«(Ця кількість становить — ред.) 2105 осіб, це разом із сьогоднішнім обміном»,- зазначив він.</text:p>
      <text:p text:style-name="P4">
Уповноважений ВР підтвердив, що в української влади є орієнтовні дані про те,скільки наших співгромадян перебувають у полоні рф, але публічно цю кількістьне називають.</text:p>
      <text:p text:style-name="P4">
«Це нам допомагає — те, що ми публічно не повідомляємо цифри. Ні щодо тих,кого ми тримаємо на своїй території — російських військовополонених, ні тих,кого рф тримає у себе у полоні. Це робиться свідомо, у тому числі для того,щоб більш ефективно повертати наших додому», - запевнив омбудсмен.</text:p>
      <text:p text:style-name="P4">
Лубінець закликав людей не шукати у тому, що цифри щодо наших співгромадян уполоні не озвучуються українською владою, «зради»: «її тут точно немає».</text:p>
      <text:p text:style-name="P4">
«Ми знаємо про кожного, хто знаходиться у полоні — як військового, так іцивільного», - сказав він.</text:p>
      <text:p text:style-name="P4">
Також Лубінець зазначив, що стан звільнених з полону рф у понеділок осіб євкрай важким.</text:p>
      <text:p text:style-name="P4">
«Тут йдеться і про фізичний стан. Серед них є і важкопоранені, є ті, хтовтратили дуже багато кілограмів ваги, є і ті, хто знаходиться у важкомупсихологічному стані. І це все — свідчення того, що рф продовжує тримати нашихвійськовополонених у непристосованих умовах, інколи не надаючи елементарного —достатньо їжі чи води», - сказав омбудсмен.</text:p>
      <text:p text:style-name="P4">
У <text:a xlink:type="simple" xlink:href="http://www.facebook.com/dmytro.lubinets/posts/pfbid0TYtJJ8Ft3PQuTwwhtSCSoTH3kFt23DbzwvfdPZbXwgHcLmroNGY1b3cadJAB1MWel" text:style-name="Internet_20_link" text:visited-style-name="Visited_20_Internet_20_Link">
</text:a>
Лубінець повідомив, що у рамках обміну, який відбувся 10 квітня, набатьківщину повернулися 20 захисниць і 80 захисників. Наймолодшому звизволених — 19 років.</text:p>
      <text:p text:style-name="P4">
<text:span text:style-name="T4">
Читайте також:</text:span>
 <text:a xlink:type="simple" xlink:href="https://www.ukrinform.ua/rubric-ato/3694072-ak-ukraina-povertala-polonenih-pokazali-unikalni-kadri-z-obminu.html" text:style-name="Internet_20_link" text:visited-style-name="Visited_20_Internet_20_Link">
 <text:span text:style-name="T4">
обмін</text:span>
 </text:a>
</text:p>
      <text:p text:style-name="P4">
Як повідомлялося, 10 квітня Україна здійснила черговий обмінвійськовополонених, <text:a xlink:type="simple" xlink:href="https://www.ukrinform.ua/rubric-ato/3694003-velikij-obmin-ukraina-povernula-dodomu-se-100-polonenih.html" text:style-name="Internet_20_link" text:visited-style-name="Visited_20_Internet_20_Link">
 </text:a>
 .</text:p>
      <text:p text:style-name="P4">
За інформацією МВС, із 100 осіб, яких вдалося повернути з полону росії упонеділок, 24 особи є військовослужбовцями Нацгвардії України, 22 -прикордонниками.</text:p>
      <text:p text:style-name="P4">
Source: <text:a xlink:type="simple" xlink:href="https://www.ukrinform.ua/rubric-society/3694087-ukraini-vdalosa-povernuti-z-polonu-rf-vze-2-105-osib-lubinec.html" text:style-name="Internet_20_link" text:visited-style-name="Visited_20_Internet_20_Link">
https://www.ukrinform.ua/rubric-society/3694087-ukraini-vdalosa-povernuti-z-polonu-rf-vze-2-105-osib-lubinec.html</text:a>
</text:p>
      <!--NEWS-->
      <text:h text:style-name="P10" text:outline-level="1">
<text:span text:style-name="T4">
Рада має пришвидшити ухвалення законопроєкту про заборону російських церков – Потураєв</text:span>
</text:h>
      <text:p text:style-name="P4">
Authors: Ukrinform (Person)</text:p>
      <text:p text:style-name="P4">
Publisher: Укринформ (Organization)</text:p>
      <text:p text:style-name="P4">
Published Time: 2023-04-10T19:14:00+03:00</text:p>
      <text:p text:style-name="P4">
Modified Time: 2023-04-10T19:14:00+03:00</text:p>
      <text:p text:style-name="P4">
Description: Голова Комітету Верховної Ради з питань гуманітарної та інформаційної політики Микита Потураєв вважає за необхідне пришвидшити процес ухвалення урядового законопроєкту щодо заборони діяльності в Україні релігійних організацій із центром управління в державі-агресорі. — Укрінформ.</text:p>
      <text:p text:style-name="P4">
Images: ["<text:a xlink:type="simple" xlink:href="https://static.ukrinform.com/photos/2023_04/thumb_files/630_360_1681143779-920.jpg" text:style-name="Internet_20_link" text:visited-style-name="Visited_20_Internet_20_Link">
630_360_16811...</text:a>
"]</text:p>
      <text:p text:style-name="P4">
Tags: ['УПЦ МП', 'Верховна Рада', 'Потураєв', 'Війна з росією']</text:p>
      <text:p text:style-name="P4">
Type: Article</text:p>
      <!--METADATA-->
      <text:p text:style-name="P4">
<draw:frame draw:style-name="fr1" draw:name="Image170" text:anchor-type="as-char" svg:width="6.9236in" svg:height="3.956343in" draw:z-index="0">
<draw:image xlink:href="../Images/yкринформ/2023-04-10T19-14-00-03-00/630_360_1681143779-920.jpg" xlink:type="simple" xlink:show="embed" xlink:actuate="onLoad" draw:mime-type="image/jpeg"/>
</draw:frame>
 ГоловаКомітету Верховної Ради з питань гуманітарної та інформаційної політики МикитаПотураєв вважає за необхідне пришвидшити процес ухвалення урядовогозаконопроєкту щодо заборони діяльності в Україні релігійних організацій ізцентром управління в державі-агресорі.</text:p>
      <text:p text:style-name="P4">
Про це він сказав під час брифінгу у Медіацентрі “Україна - Укрінформ”.</text:p>
      <text:p text:style-name="P4">
“Ми не ведемо боротьбу з <text:a xlink:type="simple" xlink:href="https://www.ukrinform.ua/tag-religia" text:style-name="Internet_20_link" text:visited-style-name="Visited_20_Internet_20_Link">
 </text:a>
 . Ми неведемо боротьбу з вірянами. Це взагалі не є предметом жодного іззаконопроєктів, які зареєстровані зараз у Верховній Раді (йдеться прозаконопроєкти, спрямовані на заборону діяльності релігійних організацій ізцентром управління в рф – ред.)”, – наголосив Потураєв.</text:p>
      <text:p text:style-name="P4">
Він зазначив, що Україна цими законопроєктами фіксує, що релігійніорганізації, які знаходяться на території держави-агресора, які “фактичнозрощені з правлячою так званою російською федерацією диктатурою”, не можутьмати жодних відносин з українськими релігійними організаціями.</text:p>
      <text:p text:style-name="P4">
“Я вважаю, що оптимально пришвидшити процес ухвалення законопроєкту, який буврозроблений саме Кабінетом Міністрів (№8371 "Про внесення змін до деякихзаконів України щодо діяльності в Україні релігійних організацій"). Чому? Томущо там йдеться про всі релігійні організації, а не якусь конкретну”, –підкреслив народний депутат.</text:p>
      <text:p text:style-name="P4">
На його переконання, ухвалення відповідного документу – це спільне бажанняукраїнського народу встановити таку умову в законодавстві, щоб українськірелігійні організації не мали жодних зв'язків з тими, хто підтримує війну тагеноцид в Україні, прикриваючись світовими релігіями.</text:p>
      <text:p text:style-name="P4">
<text:span text:style-name="T4">
Читайте також:</text:span>
 <text:a xlink:type="simple" xlink:href="https://www.ukrinform.ua/rubric-society/3692556-castinu-spiguniv-z-upc-mp-obminali-na-ukrainskih-branciv-danilov.html" text:style-name="Internet_20_link" text:visited-style-name="Visited_20_Internet_20_Link">
 <text:span text:style-name="T4">
УПЦ</text:span>
 </text:a>
</text:p>
      <text:p text:style-name="P4">
“Зволікання з розглядом цього проєкту закону тільки веде до загостреннясуспільно-політичної ситуації в країні. Верховна Рада має зібратися з силою, змужністю та ухвалити відповідне рішення. Я вважаю, що тут не має бути жоднихполітичних конкуренцій. Сподіваємось, що пiсля Великодня Верховна Рада цейзаконопроєкт розгляне в першому читанні”, – підсумував голова гуманітарногопарламентського комітету.</text:p>
      <text:p text:style-name="P4">
Як повідомляв Укрінформ, Кабінет Міністрів у січні 2023 року зареєстрував уВерховній Раді законопроєкт №8371 щодо діяльності в Україні релігійнихорганізацій, згідно з яким може бути припинена діяльність УПЦ (МП).Законопроєкт спрямований на забезпечення духовної незалежності, недопущеннярозколу в суспільстві за релігійною ознакою, сприяння консолідаціїукраїнського суспільства та захист національних інтересів.</text:p>
      <text:p text:style-name="P4">
Source: <text:a xlink:type="simple" xlink:href="https://www.ukrinform.ua/rubric-polytics/3694092-rada-mae-prisvidsiti-uhvalenna-zakonoproektu-pro-zaboronu-rosijskih-cerkov-poturaev.html" text:style-name="Internet_20_link" text:visited-style-name="Visited_20_Internet_20_Link">
https://www.ukrinform.ua/rubric-polytics/3694092-rada-mae-prisvidsiti-uhvalenna-zakonoproektu-pro-zaboronu-rosijskih-cerkov-poturaev.html</text:a>
</text:p>
      <!--NEWS-->
      <text:h text:style-name="P10" text:outline-level="1">
<text:span text:style-name="T4">
Рада підтримала зміни до угоди про уникнення подвійного оподаткування між Україною та Катаром</text:span>
</text:h>
      <text:p text:style-name="P4">
Authors: Ukrinform (Person)</text:p>
      <text:p text:style-name="P4">
Publisher: Укринформ (Organization)</text:p>
      <text:p text:style-name="P4">
Published Time: 2023-04-10T19:22:32+03:00</text:p>
      <text:p text:style-name="P4">
Modified Time: 2023-04-10T19:22:32+03:00</text:p>
      <text:p text:style-name="P4">
Description: Верховна Рада 10 квітня ратифікувала протокол між урядом України та урядом Держави Катар про внесення змін до Угоди про уникнення подвійного оподаткування та запобігання податковим ухиленням стосовно податків на доходи. — Укрінформ.</text:p>
      <text:p text:style-name="P4">
Images: ["<text:a xlink:type="simple" xlink:href="https://static.ukrinform.com/photos/2018_08/thumb_files/630_360_1533714830-2378.jpg" text:style-name="Internet_20_link" text:visited-style-name="Visited_20_Internet_20_Link">
630_360_15337...</text:a>
"]</text:p>
      <text:p text:style-name="P4">
Tags: ['Економіка', 'Катар', 'Податки', 'Україна']</text:p>
      <text:p text:style-name="P4">
Type: Article</text:p>
      <!--METADATA-->
      <text:p text:style-name="P4">
<draw:frame draw:style-name="fr1" draw:name="Image171" text:anchor-type="as-char" svg:width="6.9236in" svg:height="3.956343in" draw:z-index="0">
<draw:image xlink:href="../Images/yкринформ/2023-04-10T19-22-32-03-00/630_360_1533714830-2378.jpg" xlink:type="simple" xlink:show="embed" xlink:actuate="onLoad" draw:mime-type="image/jpeg"/>
</draw:frame>
 ВерховнаРада 10 квітня ратифікувала протокол між урядом України та урядом ДержавиКатар про внесення змін до Угоди про уникнення подвійного оподаткування тазапобігання податковим ухиленням стосовно податків на доходи.</text:p>
      <text:p text:style-name="P4">
Як передає Укрінформ, про це повідомляє <text:a xlink:type="simple" xlink:href="http://www.mof.gov.ua/uk/news/parlament_ratifikuvav_protokol_pro_vnesennia_zmin_do_ugodi_pro_uniknennia_podviinogo_opodatkuvannia_mizh_ukrainoiu_ta_katarom-3933" text:style-name="Internet_20_link" text:visited-style-name="Visited_20_Internet_20_Link">
</text:a>
</text:p>
      <text:p text:style-name="P4">
"Положення цього Протоколу повністю відповідають Модельній конвенціїОрганізації економічного співробітництва та розвитку щодо податків на доходи ікапітал", - ідеться в повідомленні.</text:p>
      <text:p text:style-name="P4">
Протокол передбачає нову редакцію преамбули угоди - щодо недопущення створенняможливостей для повного звільнення від оподаткування або пільговогооподаткування за рахунок зловживання положеннями угод про уникнення подвійногооподаткування.</text:p>
      <text:p text:style-name="P4">
Також передбачається розширення положень статті 25 угоди, відповідно до якоїбудь-яка домовленість, досягнута компетентними органами договірних держав,повинна виконуватись незалежно від будь-яких обмежень у часі, передбаченихнаціональним законодавством.</text:p>
      <text:p text:style-name="P4">
Статтю 26 угоди доповнено положенням, яким передбачено розширення можливостейкомпетентних органів договірних держав використовувати отриману інформацію здозволу компетентного органу договірної держави.</text:p>
      <text:p text:style-name="P4">
Крім того, у новій редакції викладено статтю 28 документа, яка обмежуєможливості застосування пільгових положень угоди, якщо основною метою єотримання таких пільг.</text:p>
      <text:p text:style-name="P4">
Такі зміни дозволять Україні виконати рекомендації ОЕСР щодо боротьби зрозмиванням податкової бази та виведенням прибутку з-під оподаткування тасприятимуть покращенню процедур взаємного узгодження, недопущенню зловживанняположеннями угоди.</text:p>
      <text:p text:style-name="P4">
<text:span text:style-name="T4">
Читайте також:</text:span>
 <text:a xlink:type="simple" xlink:href="https://www.ukrinform.ua/rubric-economy/3687273-katarski-investori-popri-vijnu-ne-planuut-iti-z-ukrainskogo-rinku-mzs.html" text:style-name="Internet_20_link" text:visited-style-name="Visited_20_Internet_20_Link">
 <text:span text:style-name="T4">
Катар</text:span>
 </text:a>
</text:p>
      <text:p text:style-name="P4">
Як повідомлялося, спеціальний представник України з питань Близького Сходу таАфрики Максим Субх на початку березня представив у <text:a xlink:type="simple" xlink:href="https://www.ukrinform.ua/tag-katar" text:style-name="Internet_20_link" text:visited-style-name="Visited_20_Internet_20_Link">
</text:a>
 «Інвестиційне меню України в галузіпромисловості» та окреслив можливості залучення катарських інвестицій.</text:p>
      <text:p text:style-name="P4">
Source: <text:a xlink:type="simple" xlink:href="https://www.ukrinform.ua/rubric-economy/3694090-rada-pidtrimala-zmini-do-ugodi-pro-uniknenna-podvijnogo-opodatkuvanna-miz-ukrainou-ta-katarom.html" text:style-name="Internet_20_link" text:visited-style-name="Visited_20_Internet_20_Link">
https://www.ukrinform.ua/rubric-economy/3694090-rada-pidtrimala-zmini-do-ugodi-pro-uniknenna-podvijnogo-opodatkuvanna-miz-ukrainou-ta-katarom.html</text:a>
</text:p>
      <!--NEWS-->
      <text:h text:style-name="P10" text:outline-level="1">
<text:span text:style-name="T4">
Оборонна співпраця і ситуація на фронті: Зеленський провів розмову з прем'єром Греції</text:span>
</text:h>
      <text:p text:style-name="P4">
Authors: Ukrinform (Person)</text:p>
      <text:p text:style-name="P4">
Publisher: Укринформ (Organization)</text:p>
      <text:p text:style-name="P4">
Published Time: 2023-04-10T19:26:00+03:00</text:p>
      <text:p text:style-name="P4">
Modified Time: 2023-04-10T19:26:00+03:00</text:p>
      <text:p text:style-name="P4">
Description: Президент Володимир Зеленський обговорив з Прем'єр-міністром Греції Кіріакосом Міцотакісом ситуацію на фронті та актуальні оборонні виклики перед Україною. — Укрінформ.</text:p>
      <text:p text:style-name="P4">
Images: ["<text:a xlink:type="simple" xlink:href="https://static.ukrinform.com/photos/2023_02/thumb_files/630_360_1677256603-986.jpeg" text:style-name="Internet_20_link" text:visited-style-name="Visited_20_Internet_20_Link">
630_360_16772...</text:a>
"]</text:p>
      <text:p text:style-name="P4">
Tags: ['Греція', 'Оборона', 'Зеленський', 'Війна з росією']</text:p>
      <text:p text:style-name="P4">
Type: Article</text:p>
      <!--METADATA-->
      <text:p text:style-name="P4">
<draw:frame draw:style-name="fr1" draw:name="Image172" text:anchor-type="as-char" svg:width="6.9236in" svg:height="3.956343in" draw:z-index="0">
<draw:image xlink:href="../Images/yкринформ/2023-04-10T19-26-00-03-00/630_360_1677256603-986.jpeg" xlink:type="simple" xlink:show="embed" xlink:actuate="onLoad" draw:mime-type="image/jpeg"/>
</draw:frame>
 ПрезидентВолодимир Зеленський обговорив з Прем'єр-міністром Греції КіріакосомМіцотакісом ситуацію на фронті та актуальні оборонні виклики перед Україною.</text:p>
      <text:p text:style-name="P4">
Про це глава держави повідомив у <text:a xlink:type="simple" xlink:href="https://t.me/V_Zelenskiy_official/5817" text:style-name="Internet_20_link" text:visited-style-name="Visited_20_Internet_20_Link">
 </text:a>
 ,передає Укрінформ.</text:p>
      <text:p text:style-name="P4">
"Поговорив телефоном із Прем'єр-міністром Греції Кіріакосом Міцотакісом.Розповів про ситуацію на полі бою та про актуальні оборонні виклики передУкраїною. Домовилися продовжувати безпекове співробітництво", - зазначив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polytics/3694007-ukraina-gotova-do-novoi-storinki-zelenskij-pogovoriv-z-premerom-iraku.html" text:style-name="Internet_20_link" text:visited-style-name="Visited_20_Internet_20_Link">
 <text:span text:style-name="T4">
Зеленський</text:span>
 </text:a>
</text:p>
      <text:p text:style-name="P4">
Як повідомлялося, Греція раніше висловила готовність передати Україні ще однупартію БМП-1, артилерійські снаряди та боєприпаси до стрілецького озброєння.</text:p>
      <text:p text:style-name="P4">
Міністр оборони Олексій Резніков 6 квітня відвідав Афіни в рамках зустрічей зофіційними особами країн НАТО.</text:p>
      <text:p text:style-name="P4">
<text:span text:style-name="T5">
Фото: ОП</text:span>
</text:p>
      <text:p text:style-name="P4">
Source: <text:a xlink:type="simple" xlink:href="https://www.ukrinform.ua/rubric-polytics/3694094-oboronna-spivpraca-i-situacia-na-fronti-zelenskij-proviv-rozmovu-z-premerom-grecii.html" text:style-name="Internet_20_link" text:visited-style-name="Visited_20_Internet_20_Link">
https://www.ukrinform.ua/rubric-polytics/3694094-oboronna-spivpraca-i-situacia-na-fronti-zelenskij-proviv-rozmovu-z-premerom-grecii.html</text:a>
</text:p>
      <!--NEWS-->
      <text:h text:style-name="P10" text:outline-level="1">
<text:span text:style-name="T4">
Україна розірвала угоду з білоруссю про співпрацю в галузі технічного захисту інформації</text:span>
</text:h>
      <text:p text:style-name="P4">
Authors: Ukrinform (Person)</text:p>
      <text:p text:style-name="P4">
Publisher: Укринформ (Organization)</text:p>
      <text:p text:style-name="P4">
Published Time: 2023-04-10T19:28:00+03:00</text:p>
      <text:p text:style-name="P4">
Modified Time: 2023-04-10T19:28:00+03:00</text:p>
      <text:p text:style-name="P4">
Description: Верховна Рада ухвалила закон, який передбачає припинення дії угоди між Кабінетом Міністрів України та урядом республіки білорусь про співробітництво в галузі технічного захисту інформації та протоколу про внесення змін до відповідної угоди. — Укрінформ.</text:p>
      <text:p text:style-name="P4">
Images: ["<text:a xlink:type="simple" xlink:href="https://static.ukrinform.com/photos/2018_01/thumb_files/630_360_1515582518-4639.jpg" text:style-name="Internet_20_link" text:visited-style-name="Visited_20_Internet_20_Link">
630_360_15155...</text:a>
"]</text:p>
      <text:p text:style-name="P4">
Tags: ['білорусь', 'Україна', 'Угода', 'Війна з росією']</text:p>
      <text:p text:style-name="P4">
Type: Article</text:p>
      <!--METADATA-->
      <text:p text:style-name="P4">
<draw:frame draw:style-name="fr1" draw:name="Image173" text:anchor-type="as-char" svg:width="6.9236in" svg:height="3.956343in" draw:z-index="0">
<draw:image xlink:href="../Images/yкринформ/2023-04-10T19-28-00-03-00/630_360_1515582518-4639.jpg" xlink:type="simple" xlink:show="embed" xlink:actuate="onLoad" draw:mime-type="image/jpeg"/>
</draw:frame>
 ВерховнаРада ухвалила закон, який передбачає припинення дії угоди між КабінетомМіністрів України та урядом республіки білорусь про співробітництво в галузітехнічного захисту інформації та протоколу про внесення змін до відповідноїугоди.</text:p>
      <text:p text:style-name="P4">
Про це народний депутат із фракції “Голос” Ярослав Железняк повідомив у <text:a xlink:type="simple" xlink:href="https://t.me/yzheleznyak/3843" text:style-name="Internet_20_link" text:visited-style-name="Visited_20_Internet_20_Link">
</text:a>
 , передає Укрінформ.</text:p>
      <text:p text:style-name="P4">
За його словами, відповідний закон (№0179) підтримали 288 парламентаріїв.</text:p>
      <text:p text:style-name="P4">
Так, припиняється дія угоди між урядами України та <text:a xlink:type="simple" xlink:href="https://www.ukrinform.ua/tag-bilorus" text:style-name="Internet_20_link" text:visited-style-name="Visited_20_Internet_20_Link">
</text:a>
 про співробітництво в галузітехнічного захисту інформації, вчиненої в Мінську 22 січня 2003 року, а такождії протоколу між урядами країн про внесення змін до відповідної угоди,вчиненого в Мінську 29 вересня 2014 року.</text:p>
      <text:p text:style-name="P4">
Угода визначала юридичні та організаційні засади забезпечення технічногозахисту інформації, проведення консультацій і обміну досвідом із вдосконаленнязабезпечення технічного захисту інформації, а також здійснення співробітництвав галузі розробки і використання нормативно-правових актів у галузі технічногозахисту інформації, надання послуг з питань контролю за станом технічногозахисту інформації. Протоколом було внесено зміни до статті 1 угоди тавизначено адміністрацію Держспецзв’язку уповноваженим зі сторони Україниорганом.</text:p>
      <text:p text:style-name="P4">
<text:span text:style-name="T4">
Читайте також:</text:span>
 <text:a xlink:type="simple" xlink:href="https://www.ukrinform.ua/rubric-polytics/3694085-ukraina-rozirvala-ugodu-z-rosieu-pro-poradok-peretinu-kordonu.html" text:style-name="Internet_20_link" text:visited-style-name="Visited_20_Internet_20_Link">
 <text:span text:style-name="T4">
угоду</text:span>
 </text:a>
</text:p>
      <text:p text:style-name="P4">
Дію угоди та протоколу припинено, тому що виконання зобов’язань відповідно доних українською стороною несе загрозу національним інтересам України, оскількине гарантує дотримання білоруською стороною своїх зобов’язань щодо вживаннянеобхідних заходів технічного захисту інформації.</text:p>
      <text:p text:style-name="P4">
Як повідомлялося, білорусь пасивно підтримала російську федерацію уповномасштабній війні проти України, надаючи російській армії свою територію,інфраструктуру та військову техніку. Натомість білоруська армія не беребезпосередньої участі у війні, хоча володимир путін активно схиляє до цьогоолександра лукашенка.</text:p>
      <text:p text:style-name="P4">
Source: <text:a xlink:type="simple" xlink:href="https://www.ukrinform.ua/rubric-technology/3694096-ukraina-rozirvala-ugodu-z-bilorussu-pro-spivpracu-v-galuzi-tehnicnogo-zahistu-informacii.html" text:style-name="Internet_20_link" text:visited-style-name="Visited_20_Internet_20_Link">
https://www.ukrinform.ua/rubric-technology/3694096-ukraina-rozirvala-ugodu-z-bilorussu-pro-spivpracu-v-galuzi-tehnicnogo-zahistu-informacii.html</text:a>
</text:p>
      <!--NEWS-->
      <text:h text:style-name="P10" text:outline-level="1">
<text:span text:style-name="T4">
Журналіст: Степановський – головний кандидат на пост тренера чоловічої збірної України з баскетболу</text:span>
</text:h>
      <text:p text:style-name="P4">
Authors: Ukrinform (Person)</text:p>
      <text:p text:style-name="P4">
Publisher: Укринформ (Organization)</text:p>
      <text:p text:style-name="P4">
Published Time: 2023-04-10T19:31:28+03:00</text:p>
      <text:p text:style-name="P4">
Modified Time: 2023-04-10T19:31:28+03:00</text:p>
      <text:p text:style-name="P4">
Description: Степановський входив до тренерського штабу Айнарса Багатскіса. — Укрінформ.</text:p>
      <text:p text:style-name="P4">
Images: ["<text:a xlink:type="simple" xlink:href="https://static.ukrinform.com/photos/2023_04/thumb_files/630_360_1681144226-216.jpg" text:style-name="Internet_20_link" text:visited-style-name="Visited_20_Internet_20_Link">
630_360_16811...</text:a>
"]</text:p>
      <text:p text:style-name="P4">
Tags: ['Баскетбол']</text:p>
      <text:p text:style-name="P4">
Type: Article</text:p>
      <!--METADATA-->
      <text:p text:style-name="P4">
<draw:frame draw:style-name="fr1" draw:name="Image174" text:anchor-type="as-char" svg:width="6.9236in" svg:height="3.956343in" draw:z-index="0">
<draw:image xlink:href="../Images/yкринформ/2023-04-10T19-31-28-03-00/630_360_1681144226-216.jpg" xlink:type="simple" xlink:show="embed" xlink:actuate="onLoad" draw:mime-type="image/jpeg"/>
</draw:frame>
Степановський входив до тренерського штабу Айнарса Багатскіса.</text:p>
      <text:p text:style-name="P4">
Українець Віталій Степановський головний претендент на пост тренера збірноїУкраїни з баскетболу, <text:a xlink:type="simple" xlink:href="https://t.me/proshutabasketball/2208" text:style-name="Internet_20_link" text:visited-style-name="Visited_20_Internet_20_Link">
 </text:a>
 журналістОлександр Прошута, передає Укрінформ.</text:p>
      <text:p text:style-name="P4">
Федерація баскетболу України зупинила свій вибір на кандидатуріСтепановського, тренер вже дав свою згоду, перші особи українського баскетболутакож схвалили його кандидатуру.</text:p>
      <text:p text:style-name="P4">
Виконком ФБУ, запланований на 11 квітня, має затвердити призначення.</text:p>
      <text:p text:style-name="P4">
41-річний Степановський останні 1,5 року працює в Румунії – цього сезону вінвивів «Крайову» в плей-офф LNBM з 7-го місця. В Україні тренер двічі бувчемпіоном з «Хіміком», один раз у якості асистента Карліса Муйжнієкса, такожна його рахунку срібло і бронза Суперліги.</text:p>
      <text:p text:style-name="P4">
Степановський входив до тренерського штабу Айнарса Багатскіса у відборі наЄвробаскет-2021 та ЧС-2023.</text:p>
      <text:p text:style-name="P4">
Також під його керівництвом студентська збірна України виграла «срібло» наУніверсіаді-2019.</text:p>
      <text:p text:style-name="P4">
<text:span text:style-name="T4">
Читайте також:</text:span>
 <text:a xlink:type="simple" xlink:href="https://www.ukrinform.ua/rubric-sports/3691060-bagatskis-bacu-stepanovskogo-v-roli-golovnogo-trenera-zbirnoi.html" text:style-name="Internet_20_link" text:visited-style-name="Visited_20_Internet_20_Link">
 <text:span text:style-name="T4">
Багатскіс</text:span>
 </text:a>
</text:p>
      <text:p text:style-name="P4">
Як повідомляв Укрінформ, до цього збірну України очолював Айнарс Багатскіс,який покинув свою посаду після завершення кваліфікації на ЧС-2023, на якийукраїнська збірна не відібралась.</text:p>
      <text:p text:style-name="P4">
Фото: fbu.ua</text:p>
      <text:p text:style-name="P4">
Source: <text:a xlink:type="simple" xlink:href="https://www.ukrinform.ua/rubric-sports/3694097-zurnalist-stepanovskij-golovnij-kandidat-na-post-trenera-colovicoi-zbirnoi-ukraini-z-basketbolu.html" text:style-name="Internet_20_link" text:visited-style-name="Visited_20_Internet_20_Link">
https://www.ukrinform.ua/rubric-sports/3694097-zurnalist-stepanovskij-golovnij-kandidat-na-post-trenera-colovicoi-zbirnoi-ukraini-z-basketbolu.html</text:a>
</text:p>
      <!--NEWS-->
      <text:h text:style-name="P10" text:outline-level="1">
<text:span text:style-name="T4">
росія порушує санкції, які сама ухвалювала в ООН проти Ірану й Північної Кореї – Британія</text:span>
</text:h>
      <text:p text:style-name="P4">
Authors: Ukrinform (Person)</text:p>
      <text:p text:style-name="P4">
Publisher: Укринформ (Organization)</text:p>
      <text:p text:style-name="P4">
Published Time: 2023-04-10T19:34:19+03:00</text:p>
      <text:p text:style-name="P4">
Modified Time: 2023-04-10T19:34:19+03:00</text:p>
      <text:p text:style-name="P4">
Description: Велика Британія звинуватила росію в порушенні санкцій Радбезу ООН, які москва сама погоджувала та голосувала в Раді безпеки, пов’язані зі збройним ембарго для Ірану й Північної Кореї. — Укрінформ.</text:p>
      <text:p text:style-name="P4">
Images: ["<text:a xlink:type="simple" xlink:href="https://static.ukrinform.com/photos/2023_04/thumb_files/630_360_1681144408-582.jpg" text:style-name="Internet_20_link" text:visited-style-name="Visited_20_Internet_20_Link">
630_360_16811...</text:a>
"]</text:p>
      <text:p text:style-name="P4">
Tags: ['Британія', 'росія', 'Радбез ООН']</text:p>
      <text:p text:style-name="P4">
Type: Article</text:p>
      <!--METADATA-->
      <text:p text:style-name="P4">
<draw:frame draw:style-name="fr1" draw:name="Image175" text:anchor-type="as-char" svg:width="6.9236in" svg:height="3.956343in" draw:z-index="0">
<draw:image xlink:href="../Images/yкринформ/2023-04-10T19-34-19-03-00/630_360_1681144408-582.jpg" xlink:type="simple" xlink:show="embed" xlink:actuate="onLoad" draw:mime-type="image/jpeg"/>
</draw:frame>
 ВеликаБританія звинуватила росію в порушенні санкцій Радбезу ООН, які москва самапогоджувала та голосувала в Раді безпеки, пов’язані зі збройним ембарго дляІрану й Північної Кореї.</text:p>
      <text:p text:style-name="P4">
Про це заявила в понеділок представниця делегації Сполученого Королівства приООН Матільда О’Келлі, передає власний кореспондент Укрінформу.</text:p>
      <text:p text:style-name="P4">
«Рішення <text:a xlink:type="simple" xlink:href="https://www.ukrinform.ua/tag-rosia" text:style-name="Internet_20_link" text:visited-style-name="Visited_20_Internet_20_Link">
 </text:a>
 розв’язати незаконну війнупроти ні в чому не винної країни несе в собі загрози фундаментальним принципамРади безпеки. І в той час, як росія отримує зброю для своєї війни, вонапорушує ті самі санкції ООН, які вона ухвалювала проти таких держав, як Іран іПівнічна Корея», - зауважила британська дипломатка.</text:p>
      <text:p text:style-name="P4">
Вона наголосила, що широкі наслідки російської війни серйозно вплинули такожна продовольчі ціни й сировину, що створює ризики для появи нових конфліктів.</text:p>
      <text:p text:style-name="P4">
У цьому зв’язку представниця Британії виступила із закликом до інших країнвідмовитися від допомоги російським військовим та пов’язаним із ними силам.</text:p>
      <text:p text:style-name="P4">
«Озброєння держави-агресора підживлює глобальну нестабільність», - зауважилаО’Келлі.</text:p>
      <text:p text:style-name="P4">
Водночас, за її словами, щоби захистити принципи статуту ООН, держави світумають допомогти Україні захистити свій суверенітет і територіальну цілісність.</text:p>
      <text:p text:style-name="P4">
<text:span text:style-name="T4">
Читайте також:</text:span>
 <text:a xlink:type="simple" xlink:href="https://www.ukrinform.ua/rubric-world/3694081-francia-v-oon-postavki-zbroi-v-ukrainu-prodovzatsa-popri-sprobi-rf-ih-zirvati.html" text:style-name="Internet_20_link" text:visited-style-name="Visited_20_Internet_20_Link">
 <text:span text:style-name="T4">
ООН</text:span>
 </text:a>
</text:p>
      <text:p text:style-name="P4">
Як повідомляв Укрінформ, росія, яка у квітні головує в Раді безпеки ООН, впонеділок скликала засідання на тему ризиків від порушення договорів проекспорт озброєнь та військового обладнання.</text:p>
      <text:p text:style-name="P4">
Source: <text:a xlink:type="simple" xlink:href="https://www.ukrinform.ua/rubric-world/3694098-rosia-porusue-sankcii-aki-sama-uhvaluvala-v-oon-proti-iranu-j-pivnicnoi-korei-britania.html" text:style-name="Internet_20_link" text:visited-style-name="Visited_20_Internet_20_Link">
https://www.ukrinform.ua/rubric-world/3694098-rosia-porusue-sankcii-aki-sama-uhvaluvala-v-oon-proti-iranu-j-pivnicnoi-korei-britania.html</text:a>
</text:p>
      <!--NEWS-->
      <text:h text:style-name="P10" text:outline-level="1">
<text:span text:style-name="T4">
У Північній Ірландії молодики напали на поліцейських під час параду</text:span>
</text:h>
      <text:p text:style-name="P4">
Authors: Ukrinform (Person)</text:p>
      <text:p text:style-name="P4">
Publisher: Укринформ (Organization)</text:p>
      <text:p text:style-name="P4">
Published Time: 2023-04-10T19:38:00+03:00</text:p>
      <text:p text:style-name="P4">
Modified Time: 2023-04-10T19:38:00+03:00</text:p>
      <text:p text:style-name="P4">
Description: Кілька людей у масках напали на поліцію із запальними бомбами та іншими предметами під час параду проти мирної угоди Страсної п’ятниці в ірландському місті Лондондеррі, за день до візиту президента США Джо Байдена. — Укрінформ.</text:p>
      <text:p text:style-name="P4">
Images: ["<text:a xlink:type="simple" xlink:href="https://static.ukrinform.com/photos/2023_04/thumb_files/630_360_1681144583-841.jpg" text:style-name="Internet_20_link" text:visited-style-name="Visited_20_Internet_20_Link">
630_360_16811...</text:a>
"]</text:p>
      <text:p text:style-name="P4">
Tags: ['Напад', 'Парад', 'Поліція', 'Північна Ірландія']</text:p>
      <text:p text:style-name="P4">
Type: Article</text:p>
      <!--METADATA-->
      <text:p text:style-name="P4">
<draw:frame draw:style-name="fr1" draw:name="Image176" text:anchor-type="as-char" svg:width="6.9236in" svg:height="3.956343in" draw:z-index="0">
<draw:image xlink:href="../Images/yкринформ/2023-04-10T19-38-00-03-00/630_360_1681144583-841.jpg" xlink:type="simple" xlink:show="embed" xlink:actuate="onLoad" draw:mime-type="image/jpeg"/>
</draw:frame>
 Кількалюдей у масках напали на поліцію із запальними бомбами та іншими предметамипід час параду проти мирної угоди Страсної п’ятниці в ірландському містіЛондондеррі, за день до візиту президента США Джо Байдена.</text:p>
      <text:p text:style-name="P4">
Як передає Укрінформ, про це повідомляє <text:a xlink:type="simple" xlink:href="https://www.reuters.com/world/uk/petrol-bombs-thrown-northern-irish-police-eve-biden-visit-2023-04-10/" text:style-name="Internet_20_link" text:visited-style-name="Visited_20_Internet_20_Link">
</text:a>
 .</text:p>
      <text:p text:style-name="P4">
«Наші офіцери зазнали нападу в Креггані з використанням бензинових бомб таінших предметів, кинутих в їх автомобіль під час відвідування Великоднього <text:a xlink:type="simple" xlink:href="https://www.ukrinform.ua/tag-parad" text:style-name="Internet_20_link" text:visited-style-name="Visited_20_Internet_20_Link">
</text:a>
 », - йдеться у заяві поліції,оприлюдненій у понеділок.</text:p>
      <text:p text:style-name="P4">
На фотографії агентства видно, як четверо молодих людей у районі Крегганкидають запальні шашки в броньовану поліцейську машину, охоплену вогнем зодного боку.</text:p>
      <text:p text:style-name="P4">
Наразі про постраждалих повідомлень не було.</text:p>
      <text:p text:style-name="P4">
<text:span text:style-name="T4">
Читайте також:</text:span>
 <text:a xlink:type="simple" xlink:href="https://www.ukrinform.ua/rubric-world/3694084-unaslidok-strilanini-v-luisvilli-zaginuli-patero-ludej.html" text:style-name="Internet_20_link" text:visited-style-name="Visited_20_Internet_20_Link">
 </text:a>
</text:p>
      <text:p text:style-name="P4">
У понеділок виповнюється 25 років з дня підписання угоди Страсної п’ятниці,яка поклала край тридцятирічному сектантському кровопролиттю в ПівнічнійІрландії.</text:p>
      <text:p text:style-name="P4">
Як повідомляв <text:a xlink:type="simple" xlink:href="https://www.ukrinform.ua/rubric-world/3693451-sunak-zustrinetsa-z-bajdenom-u-pivnicnij-irlandii.html" text:style-name="Internet_20_link" text:visited-style-name="Visited_20_Internet_20_Link">
 </text:a>
 , прем'єр-міністр ВеликоїБританії Ріші Сунак зустрінеться з президентом США Джо Байденом у ПівнічнійІрландії, коли останній прибуде туди для участі в заходах із нагоди 25-їрічниці підписання мирної угоди Страсної п'ятниці.</text:p>
      <text:p text:style-name="P4">
Source: <text:a xlink:type="simple" xlink:href="https://www.ukrinform.ua/rubric-world/3694100-u-pivnicnij-irlandii-molodiki-napali-na-policejskih-pid-cas-paradu.html" text:style-name="Internet_20_link" text:visited-style-name="Visited_20_Internet_20_Link">
https://www.ukrinform.ua/rubric-world/3694100-u-pivnicnij-irlandii-molodiki-napali-na-policejskih-pid-cas-paradu.html</text:a>
</text:p>
      <!--NEWS-->
      <text:h text:style-name="P10" text:outline-level="1">
<text:span text:style-name="T4">
Ердоган не планує відвідувати москву, як і путін їхати в Туреччину – Чавушоглу</text:span>
</text:h>
      <text:p text:style-name="P4">
Authors: Ukrinform (Person)</text:p>
      <text:p text:style-name="P4">
Publisher: Укринформ (Organization)</text:p>
      <text:p text:style-name="P4">
Published Time: 2023-04-10T19:56:42+03:00</text:p>
      <text:p text:style-name="P4">
Modified Time: 2023-04-10T19:56:42+03:00</text:p>
      <text:p text:style-name="P4">
Description: Президент Туреччини Редежеп Таїп Ердоган не має наміру їхати в москву, так само як президент рф володимир путін не має планів відвідувати Туреччину. — Укрінформ.</text:p>
      <text:p text:style-name="P4">
Images: ["<text:a xlink:type="simple" xlink:href="https://static.ukrinform.com/photos/2022_03/thumb_files/630_360_1647525137-562.jpg" text:style-name="Internet_20_link" text:visited-style-name="Visited_20_Internet_20_Link">
630_360_16475...</text:a>
"]</text:p>
      <text:p text:style-name="P4">
Tags: ['Ердоган', 'путін', 'росія', 'Туреччина']</text:p>
      <text:p text:style-name="P4">
Type: Article</text:p>
      <!--METADATA-->
      <text:p text:style-name="P4">
<draw:frame draw:style-name="fr1" draw:name="Image177" text:anchor-type="as-char" svg:width="6.9236in" svg:height="3.956343in" draw:z-index="0">
<draw:image xlink:href="../Images/yкринформ/2023-04-10T19-56-42-03-00/630_360_1647525137-562.jpg" xlink:type="simple" xlink:show="embed" xlink:actuate="onLoad" draw:mime-type="image/jpeg"/>
</draw:frame>
 ПрезидентТуреччини Редежеп Таїп Ердоган не має наміру їхати в москву, так само якпрезидент рф володимир путін не має планів відвідувати Туреччину.</text:p>
      <text:p text:style-name="P4">
Про це заявив міністр закордонних справ Туреччини Мевлют Чавушоглу, передаєУкрінформ з посиланням на <text:a xlink:type="simple" xlink:href="http://www.hurriyet.com.tr/dunya/bakan-cavusoglu-duyurdu-kritik-zirve-mayista-moskovada-yapilacak-42249086" text:style-name="Internet_20_link" text:visited-style-name="Visited_20_Internet_20_Link">
 </text:a>
</text:p>
      <text:p text:style-name="P4">
“У путіна немає запланованого візиту до Туреччини, у нашого президента немаєзапланованого візиту до москви, але з президентом Зеленським і путіним унашого президента часто відбуваються телефонні розмови”, - сказав Чавушоглу.</text:p>
      <text:p text:style-name="P4">
Він наголосив на тому, що <text:a xlink:type="simple" xlink:href="https://www.ukrinform.ua/tag-tureccina" text:style-name="Internet_20_link" text:visited-style-name="Visited_20_Internet_20_Link">
 </text:a>
 не хочезагострення війни, розв’язаної росією проти України.</text:p>
      <text:p text:style-name="P4">
<text:span text:style-name="T4">
Читайте також:</text:span>
 <text:a xlink:type="simple" xlink:href="https://www.ukrinform.ua/rubric-world/3690491-u-virmenii-pisla-ratifikacii-rimskogo-statutu-zaavili-so-ne-budut-zatrimuvati-putina.html" text:style-name="Internet_20_link" text:visited-style-name="Visited_20_Internet_20_Link">
 <text:span text:style-name="T4">
Вірменії</text:span>
 <text:span text:style-name="T4">
після</text:span>
 <text:span text:style-name="T4">
ратифікації</text:span>
 <text:span text:style-name="T4">
Римського</text:span>
<text:span text:style-name="T4">
статуту</text:span>
 <text:span text:style-name="T4">
заявили</text:span>
 <text:span text:style-name="T4">
будуть</text:span>
 <text:span text:style-name="T4">
затримувати</text:span>
 <text:span text:style-name="T4">
путіна</text:span>
</text:a>
</text:p>
      <text:p text:style-name="P4">
Як повідомляв Укрінформ, раніше Ердоган заявляв, що <text:a xlink:type="simple" xlink:href="https://www.ukrinform.ua/rubric-world/3689200-erdogan-zaaviv-so-putin-u-kvitni-moze-vidvidati-tureccinu.html" text:style-name="Internet_20_link" text:visited-style-name="Visited_20_Internet_20_Link">
</text:a>
 27 квітня, щоб взяти участь у відкриттіпершої побудованої "росатомом" атомної електростанції "Аккую".</text:p>
      <text:p text:style-name="P4">
Source: <text:a xlink:type="simple" xlink:href="https://www.ukrinform.ua/rubric-world/3694107-erdogan-ne-planue-vidviduvati-moskvu-ak-i-putin-ihati-v-tureccinu-cavusoglu.html" text:style-name="Internet_20_link" text:visited-style-name="Visited_20_Internet_20_Link">
https://www.ukrinform.ua/rubric-world/3694107-erdogan-ne-planue-vidviduvati-moskvu-ak-i-putin-ihati-v-tureccinu-cavusoglu.html</text:a>
</text:p>
      <!--NEWS-->
      <text:h text:style-name="P10" text:outline-level="1">
<text:span text:style-name="T4">
В Україні торік знесли 28 пам'ятників Пушкіну і чотири - Суворову</text:span>
</text:h>
      <text:p text:style-name="P4">
Authors: Ukrinform (Person)</text:p>
      <text:p text:style-name="P4">
Publisher: Укринформ (Organization)</text:p>
      <text:p text:style-name="P4">
Published Time: 2023-04-10T19:57:41+03:00</text:p>
      <text:p text:style-name="P4">
Modified Time: 2023-04-10T19:57:41+03:00</text:p>
      <text:p text:style-name="P4">
Description: У 2022 році в Україні перейменували 9859 топонімів та демонтували 145 пам’ятників, пов’язаних з пропагандою російської імперської політики. — Укрінформ.</text:p>
      <text:p text:style-name="P4">
Images: ["<text:a xlink:type="simple" xlink:href="https://static.ukrinform.com/photos/2022_11/thumb_files/630_360_1668703285-831.jpg" text:style-name="Internet_20_link" text:visited-style-name="Visited_20_Internet_20_Link">
630_360_16687...</text:a>
"]</text:p>
      <text:p text:style-name="P4">
Tags: ['Декомунізація', "Пам'ятник", 'МКІП ', 'Пушкін']</text:p>
      <text:p text:style-name="P4">
Type: Article</text:p>
      <!--METADATA-->
      <text:p text:style-name="P4">
<draw:frame draw:style-name="fr1" draw:name="Image178" text:anchor-type="as-char" svg:width="6.9236in" svg:height="3.956343in" draw:z-index="0">
<draw:image xlink:href="../Images/yкринформ/2023-04-10T19-57-41-03-00/630_360_1668703285-831.jpg" xlink:type="simple" xlink:show="embed" xlink:actuate="onLoad" draw:mime-type="image/jpeg"/>
</draw:frame>
 У 2022році в Україні перейменували 9859 топонімів та демонтували 145 пам’ятників,пов’язаних з пропагандою російської імперської політики.</text:p>
      <text:p text:style-name="P4">
Як передає Укрінформ, про це повідомляє <text:a xlink:type="simple" xlink:href="https://mkip.gov.ua/news/8940.html" text:style-name="Internet_20_link" text:visited-style-name="Visited_20_Internet_20_Link">
</text:a>
 Міністерства культури та інформаційноїполітики.</text:p>
      <text:p text:style-name="P4">
«За інформацією, наданою обласними військовими адміністраціями тарегіональними представниками Українського інституту національної пам’яті,протягом 2022 року в Україні було перейменовано 9859 топонімів та демонтовано145 пам’ятників, пов’язаних з пропагандою російської імперської політики», -йдеться у повідомленні.</text:p>
      <text:p text:style-name="P4">
<text:span text:style-name="T4">
Читайте також:</text:span>
 <text:a xlink:type="simple" xlink:href="https://www.ukrinform.ua/rubric-regions/3693045-v-poltavi-demontuut-pamatniki-ziginu-vatutinu-ta-puskinu.html" text:style-name="Internet_20_link" text:visited-style-name="Visited_20_Internet_20_Link">
 <text:span text:style-name="T4">
пам</text:span>
 <text:span text:style-name="T4">
ятник</text:span>
 </text:a>
</text:p>
      <text:p text:style-name="P4">
Як зазначається, серед демонтованих пам’ятників 28 присвячені російськомуписьменникові Олександру Пушкіну, 4 – російському полководцю ОлександруСуворову, 4 – радянському письменникові Миколі Островському, 9 – радянськомуписьменнику Максиму Горькому, 1 – російській імператриці Катерині ІІ та щепонад 20 пам’ятників та пам’ятних знаків на честь радянських визволителів.</text:p>
      <text:p text:style-name="P4">
У МКІП додали, що інформація наразі не є остаточною, оскільки процесперейменування та демонтажу триває.</text:p>
      <text:p text:style-name="P4">
<text:span text:style-name="T4">
Читайте також:</text:span>
 <text:a xlink:type="simple" xlink:href="https://www.ukrinform.ua/rubric-regions/3688051-v-odesi-demontuvali-memorialnu-dosku-suvorovu.html" text:style-name="Internet_20_link" text:visited-style-name="Visited_20_Internet_20_Link">
 </text:a>
</text:p>
      <text:p text:style-name="P4">
Як повідомляв Укрінформ, при Міністерстві культури та інформаційної політикита Українському інституті національної пам'яті створили раду, яказайматиметься питаннями дерусифікації, <text:a xlink:type="simple" xlink:href="https://www.ukrinform.ua/tag-dekomunizacia" text:style-name="Internet_20_link" text:visited-style-name="Visited_20_Internet_20_Link">
 </text:a>
 та деколонізації.</text:p>
      <text:p text:style-name="P4">
<text:span text:style-name="T5">
Фото: демонтаж пам'ятника Пушкіну/Чернівецька міська рада</text:span>
</text:p>
      <text:p text:style-name="P4">
Source: <text:a xlink:type="simple" xlink:href="https://www.ukrinform.ua/rubric-culture/3694108-v-ukraini-torik-znesli-28-pamatnikiv-puskinu-i-cotiri-suvorovu.html" text:style-name="Internet_20_link" text:visited-style-name="Visited_20_Internet_20_Link">
https://www.ukrinform.ua/rubric-culture/3694108-v-ukraini-torik-znesli-28-pamatnikiv-puskinu-i-cotiri-suvorovu.html</text:a>
</text:p>
      <!--NEWS-->
      <text:h text:style-name="P10" text:outline-level="1">
<text:span text:style-name="T4">
Україна вийшла з протоколу СНД про спільні антитерористичні заходи</text:span>
</text:h>
      <text:p text:style-name="P4">
Authors: Ukrinform (Person)</text:p>
      <text:p text:style-name="P4">
Publisher: Укринформ (Organization)</text:p>
      <text:p text:style-name="P4">
Published Time: 2023-04-10T19:59:00+03:00</text:p>
      <text:p text:style-name="P4">
Modified Time: 2023-04-10T19:59:00+03:00</text:p>
      <text:p text:style-name="P4">
Description: Верховна Рада ухвалила закон “Про вихід України з Протоколу про затвердження Положення про порядок організації і проведення спільних антитерористичних заходів на територіях держав – учасниць Співдружності незалежних держав”. — Укрінформ.</text:p>
      <text:p text:style-name="P4">
Images: ["<text:a xlink:type="simple" xlink:href="https://static.ukrinform.com/photos/2022_01/thumb_files/630_360_1643104229-2598.jpeg" text:style-name="Internet_20_link" text:visited-style-name="Visited_20_Internet_20_Link">
630_360_16431...</text:a>
"]</text:p>
      <text:p text:style-name="P4">
Tags: ['СНД', 'Україна', 'Верховна Рада', 'Антитерористична операція']</text:p>
      <text:p text:style-name="P4">
Type: Article</text:p>
      <!--METADATA-->
      <text:p text:style-name="P4">
<draw:frame draw:style-name="fr1" draw:name="Image179" text:anchor-type="as-char" svg:width="6.9236in" svg:height="3.956343in" draw:z-index="0">
<draw:image xlink:href="../Images/yкринформ/2023-04-10T19-59-00-03-00/630_360_1643104229-2598.jpeg" xlink:type="simple" xlink:show="embed" xlink:actuate="onLoad" draw:mime-type="image/jpeg"/>
</draw:frame>
 ВерховнаРада ухвалила закон “Про вихід України з Протоколу про затвердження Положенняпро порядок організації і проведення спільних антитерористичних заходів натериторіях держав – учасниць Співдружності незалежних держав”.</text:p>
      <text:p text:style-name="P4">
Про це народний депутат із фракції “Голос” Ярослав Железняк повідомив у <text:a xlink:type="simple" xlink:href="https://t.me/yzheleznyak/3843" text:style-name="Internet_20_link" text:visited-style-name="Visited_20_Internet_20_Link">
</text:a>
 , передає Укрінформ.</text:p>
      <text:p text:style-name="P4">
За його словами, ухвалення відповідного законодавчого акту ( <text:a xlink:type="simple" xlink:href="https://itd.rada.gov.ua/billInfo/Bills/Card/41590" text:style-name="Internet_20_link" text:visited-style-name="Visited_20_Internet_20_Link">
</text:a>
 ) підтримали 293парламентарії.</text:p>
      <text:p text:style-name="P4">
У пояснювальній записці до документу зазначається, що Україна з 2014 року небрала участі у практичних заходах, передбачених програмою співробітництвадержав-учасниць СНД у боротьбі з тероризмом та іншими насильницькими проявамиекстремізму. Отже, вихід України з протоколу про затвердження положення щодопорядку організації і проведення спільних антитерористичних i заходів натериторіях держав-учасниць СНД є доцільним.</text:p>
      <text:p text:style-name="P4">
<text:span text:style-name="T4">
Читайте також:</text:span>
 <text:a xlink:type="simple" xlink:href="https://www.ukrinform.ua/rubric-polytics/3694085-ukraina-rozirvala-ugodu-z-rosieu-pro-poradok-peretinu-kordonu.html" text:style-name="Internet_20_link" text:visited-style-name="Visited_20_Internet_20_Link">
 <text:span text:style-name="T4">
розірвала</text:span>
 </text:a>
</text:p>
      <text:p text:style-name="P4">
Як повідомлялося, у зв’язку зі збройною агресією російської федерації Українапоступово виходить з угод, укладених у межах <text:a xlink:type="simple" xlink:href="https://www.ukrinform.ua/tag-snd" text:style-name="Internet_20_link" text:visited-style-name="Visited_20_Internet_20_Link">
 </text:a>
 .</text:p>
      <text:p text:style-name="P4">
Source: <text:a xlink:type="simple" xlink:href="https://www.ukrinform.ua/rubric-polytics/3694103-ukraina-vijsla-z-protokolu-snd-pro-spilni-antiteroristicni-zahodi.html" text:style-name="Internet_20_link" text:visited-style-name="Visited_20_Internet_20_Link">
https://www.ukrinform.ua/rubric-polytics/3694103-ukraina-vijsla-z-protokolu-snd-pro-spilni-antiteroristicni-zahodi.html</text:a>
</text:p>
      <!--NEWS-->
      <text:h text:style-name="P10" text:outline-level="1">
<text:span text:style-name="T4">
Сотні школярок у кількох провінціях Ірану отруїлися - ЗМІ</text:span>
</text:h>
      <text:p text:style-name="P4">
Authors: Ukrinform (Person)</text:p>
      <text:p text:style-name="P4">
Publisher: Укринформ (Organization)</text:p>
      <text:p text:style-name="P4">
Published Time: 2023-04-10T20:03:00+03:00</text:p>
      <text:p text:style-name="P4">
Modified Time: 2023-04-10T20:03:00+03:00</text:p>
      <text:p text:style-name="P4">
Description: В Ірані протягом вихідних симптоми отруєння мали сотні дівчат шкільного віку, двадцятеро з яких перебувають у критичному стані. — Укрінформ.</text:p>
      <text:p text:style-name="P4">
Images: ["<text:a xlink:type="simple" xlink:href="https://static.ukrinform.com/photos/2019_10/thumb_files/630_360_1572005821-673.jpg" text:style-name="Internet_20_link" text:visited-style-name="Visited_20_Internet_20_Link">
630_360_15720...</text:a>
"]</text:p>
      <text:p text:style-name="P4">
Tags: ['Діти', 'Іран', 'Отруєння', 'Школа']</text:p>
      <text:p text:style-name="P4">
Type: Article</text:p>
      <!--METADATA-->
      <text:p text:style-name="P4">
<draw:frame draw:style-name="fr1" draw:name="Image180" text:anchor-type="as-char" svg:width="6.9236in" svg:height="3.956343in" draw:z-index="0">
<draw:image xlink:href="../Images/yкринформ/2023-04-10T20-03-00-03-00/630_360_1572005821-673.jpg" xlink:type="simple" xlink:show="embed" xlink:actuate="onLoad" draw:mime-type="image/jpeg"/>
</draw:frame>
 В Іраніпротягом вихідних симптоми отруєння мали сотні дівчат шкільного віку,двадцятеро з яких перебувають у критичному стані.</text:p>
      <text:p text:style-name="P4">
Як передає Укрінформ, про це повідомляє <text:a xlink:type="simple" xlink:href="https://www.dw.com/uk/v-irani-znovu-povidomlaut-pro-sotni-otruenih-skolarok/a-65273326" text:style-name="Internet_20_link" text:visited-style-name="Visited_20_Internet_20_Link">
 </text:a>
 .</text:p>
      <text:p text:style-name="P4">
Сотні школярок у кількох провінціях Ірану звернулися із симптомами <text:a xlink:type="simple" xlink:href="https://www.ukrinform.ua/tag-otruenna" text:style-name="Internet_20_link" text:visited-style-name="Visited_20_Internet_20_Link">
</text:a>
 до медиків.</text:p>
      <text:p text:style-name="P4">
Станом на понеділок, 10 квітня, у критичному стані перебуває щонайменше двадесятки дівчат. Офіційного підтвердження цих даних поки що не було.</text:p>
      <text:p text:style-name="P4">
Батьки постраждалих, як і раніше, скаржаться на відсутність інформації ізвинувачують владу у бездіяльності.</text:p>
      <text:p text:style-name="P4">
Як повідомлялося, з листопада минулого року понад 1000 дівчат стали жертвамиотруєнь у навчальних закладах Ірану. Наразі невідомо, хто саме стоїть за цимиотруєннями, та чи є вони навмисними, але деякі політики підозрюють радикальнірелігійні угрупування, які виступають проти права жінок на освіту.</text:p>
      <text:p text:style-name="P4">
<text:span text:style-name="T4">
Читайте також:</text:span>
 <text:a xlink:type="simple" xlink:href="https://www.ukrinform.ua/rubric-world/3693366-v-irani-vstanovili-kameri-sob-viavlati-zinok-bez-hidzabu.html" text:style-name="Internet_20_link" text:visited-style-name="Visited_20_Internet_20_Link">
 <text:span text:style-name="T4">
Ірані</text:span>
 </text:a>
</text:p>
      <text:p text:style-name="P4">
На думку верховного лідера Ірану аятолли Алі Хаменеї, отруєння школярок вІрані має каратися смертю.</text:p>
      <text:p text:style-name="P4">
12 березня МЗС Ірану повідомило про затримання 100 осіб у зв'язку зі справоюпро отруєння школярок.</text:p>
      <text:p text:style-name="P4">
Source: <text:a xlink:type="simple" xlink:href="https://www.ukrinform.ua/rubric-world/3694110-sotni-skolarok-u-kilkoh-provinciah-iranu-otruilisa-zmi.html" text:style-name="Internet_20_link" text:visited-style-name="Visited_20_Internet_20_Link">
https://www.ukrinform.ua/rubric-world/3694110-sotni-skolarok-u-kilkoh-provinciah-iranu-otruilisa-zmi.html</text:a>
</text:p>
      <!--NEWS-->
      <text:h text:style-name="P10" text:outline-level="1">
<text:span text:style-name="T4">
Уряд запускає грантові програми для ветеранів на старт або розвиток власного бізнесу</text:span>
</text:h>
      <text:p text:style-name="P4">
Authors: Ukrinform (Person)</text:p>
      <text:p text:style-name="P4">
Publisher: Укринформ (Organization)</text:p>
      <text:p text:style-name="P4">
Published Time: 2023-04-10T20:08:26+03:00</text:p>
      <text:p text:style-name="P4">
Modified Time: 2023-04-10T20:08:26+03:00</text:p>
      <text:p text:style-name="P4">
Description: Із 10 квітня уряд запускає нові грантові програми для ветеранів на старт або розвиток власного бізнесу. Заявки на отримання гранту потрібно подавати через портал Дія. — Укрінформ.</text:p>
      <text:p text:style-name="P4">
Images: ["<text:a xlink:type="simple" xlink:href="https://static.ukrinform.com/photos/2020_12/thumb_files/630_360_1608131272-754.jpg" text:style-name="Internet_20_link" text:visited-style-name="Visited_20_Internet_20_Link">
630_360_16081...</text:a>
", "<text:a xlink:type="simple" xlink:href="https://static.ukrinform.com/photos/2023_04/1681146261-169.jpg" text:style-name="Internet_20_link" text:visited-style-name="Visited_20_Internet_20_Link">
1681146261-16...</text:a>
"]</text:p>
      <text:p text:style-name="P4">
Tags: ['Кабмін', 'Ветерани війни', 'Грант', 'єРобота']</text:p>
      <text:p text:style-name="P4">
Type: Article</text:p>
      <!--METADATA-->
      <text:p text:style-name="P4">
<draw:frame draw:style-name="fr1" draw:name="Image181" text:anchor-type="as-char" svg:width="6.9236in" svg:height="3.949857in" draw:z-index="0">
<draw:image xlink:href="../Images/yкринформ/2023-04-10T20-08-26-03-00/630_360_1608131272-754.jpg" xlink:type="simple" xlink:show="embed" xlink:actuate="onLoad" draw:mime-type="image/jpeg"/>
</draw:frame>
 Із 10квітня уряд запускає нові грантові програми для ветеранів на старт аборозвиток власного бізнесу. Заявки на отримання гранту потрібно подавати черезпортал Дія.</text:p>
      <text:p text:style-name="P4">
Як передає Укрінформ, про це повідомила <text:a xlink:type="simple" xlink:href="http://www.me.gov.ua/News/Detail" text:style-name="Internet_20_link" text:visited-style-name="Visited_20_Internet_20_Link">
</text:a>
.</text:p>
      <text:p text:style-name="P4">
Зазначається, що програмами передбачено надання кількох видів грантів.</text:p>
      <text:p text:style-name="P4">
Так, 250 тис. грн надаються учасникові бойових дій та/або особі з інвалідністювнаслідок війни за умови створення одного робочого місця;</text:p>
      <text:p text:style-name="P4">
500 тис. грн - для дружини/чоловіка учасника бойових дій та/або особи зінвалідністю внаслідок війни за умови створення двох робочих місць;</text:p>
      <text:p text:style-name="P4">
1 млн грн - для учасника бойових дій та/або особи з інвалідністю внаслідоквійни, які зареєстровані як ФОП не менше трьох років, за умови створеннячотирьох робочих місць, мінімум два з яких займуть ветерани або особи зінвалідністю внаслідок війни.</text:p>
      <text:p text:style-name="P4">
Гранти на 500 тис. грн та 1 млн грн надаватимуть за умови співфінансування:30% коштів має вкласти у свою справу отримувач гранту, 70% - надасть держава увигляді гранту.</text:p>
      <text:p text:style-name="P4">
Грантові кошти підприємець може використати на придбання обладнання, сировини,матеріалів, оренду приміщення та транспортних засобів, закупівлю ліцензійногопрограмного забезпечення, оплату послуг з маркетингу та реклами.</text:p>
      <text:p text:style-name="P4">
“Ветерани, які мають підприємницький хист, зможуть отримати від державифінансову підтримку у вигляді гранту на започаткування або розширення власноїсправи. Розвиваючи свій бізнес, вони створять тисячі нових робочих місць,зокрема, й для своїх побратимів. І таким чином долучаться до економічноговідновлення країни”, - зазначила перший віцепрем'єр-міністр - міністрекономіки Юлія Свириденко.</text:p>
      <text:p text:style-name="P4">
<draw:frame draw:style-name="fr1" draw:name="Image182" text:anchor-type="as-char" svg:width="6.9236in" svg:height="6.9236in" draw:z-index="0">
<draw:image xlink:href="../Images/yкринформ/2023-04-10T20-08-26-03-00/1681146261-169.jpg" xlink:type="simple" xlink:show="embed" xlink:actuate="onLoad" draw:mime-type="image/jpeg"/>
</draw:frame>
</text:p>
      <text:p text:style-name="P4">
Для отримання гранту <text:a xlink:type="simple" xlink:href="https://www.ukrinform.ua/tag-veterani-vijni" text:style-name="Internet_20_link" text:visited-style-name="Visited_20_Internet_20_Link">
 </text:a>
 абодругому з подружжя ветерана необхідно подати заявку через портал Дія разом збізнес-планом. Після перевірки кредитної історії заявника, його документів таоцінки бізнес-плану, він має пройти співбесіду з фахівцями Держслужбизайнятості. За результатами співбесіди Служба ухвалює рішення про надання чивідмову у наданні гранту.</text:p>
      <text:p text:style-name="P4">
Отримувачі грантів зможуть також безоплатно пройти навчання з питаньпідприємництва та отримати консультації в регіональних центрах зайнятості.</text:p>
      <text:p text:style-name="P4">
<text:span text:style-name="T4">
Читайте також:</text:span>
 <text:a xlink:type="simple" xlink:href="https://www.ukrinform.ua/rubric-society/3693428-u-veteraniv-zavlatsa-pomicniki-v-ukraini-zapuskaut-pilotnij-proekt.html" text:style-name="Internet_20_link" text:visited-style-name="Visited_20_Internet_20_Link">
 </text:a>
</text:p>
      <text:p text:style-name="P4">
Як повідомлялось, урядовий проєкт <text:a xlink:type="simple" xlink:href="https://www.me.gov.ua/Documents/Detail" text:style-name="Internet_20_link" text:visited-style-name="Visited_20_Internet_20_Link">
</text:a>
 включає грантові програми,спрямовані на стимулювання підприємницької діяльності та створення робочихмісць. Зокрема, це програми мікрогрантів на відкриття чи розвиток власногобізнесу, грантів на створення й розвиток переробних підприємств, закладки садута виноградарства, тепличного господарства.</text:p>
      <text:p text:style-name="P4">
Проєкт запущено з ініціативи Прем’єр-міністра України Дениса Шмигаля,Міністерства економіки спільно з Міністерством цифрової трансформації,Міністерством аграрної політики та продовольства, Державною службою зайнятостіта Ощадбанком. До реалізації ініціативи долучилася Програма розвитку ООН вУкраїні за фінансової підтримки Швеції.</text:p>
      <text:p text:style-name="P4">
Source: <text:a xlink:type="simple" xlink:href="https://www.ukrinform.ua/rubric-economy/3694113-urad-zapuskae-grantovi-programi-dla-veteraniv-na-start-abo-rozvitok-vlasnogo-biznesu.html" text:style-name="Internet_20_link" text:visited-style-name="Visited_20_Internet_20_Link">
https://www.ukrinform.ua/rubric-economy/3694113-urad-zapuskae-grantovi-programi-dla-veteraniv-na-start-abo-rozvitok-vlasnogo-biznesu.html</text:a>
</text:p>
      <!--NEWS-->
      <text:h text:style-name="P10" text:outline-level="1">
<text:span text:style-name="T4">
«Бостон» встановив новий рекорд в НХЛ</text:span>
</text:h>
      <text:p text:style-name="P4">
Authors: Ukrinform (Person)</text:p>
      <text:p text:style-name="P4">
Publisher: Укринформ (Organization)</text:p>
      <text:p text:style-name="P4">
Published Time: 2023-04-10T20:12:21+03:00</text:p>
      <text:p text:style-name="P4">
Modified Time: 2023-04-10T20:12:21+03:00</text:p>
      <text:p text:style-name="P4">
Description: «Брюїнс» оформили досягнення у матчі з «Філадельфією». — Укрінформ.</text:p>
      <text:p text:style-name="P4">
Images: ["<text:a xlink:type="simple" xlink:href="https://static.ukrinform.com/photos/2023_04/thumb_files/630_360_1681146673-478.jpg" text:style-name="Internet_20_link" text:visited-style-name="Visited_20_Internet_20_Link">
630_360_16811...</text:a>
"]</text:p>
      <text:p text:style-name="P4">
Tags: ['хокей', 'НХЛ']</text:p>
      <text:p text:style-name="P4">
Type: Article</text:p>
      <!--METADATA-->
      <text:p text:style-name="P4">
<draw:frame draw:style-name="fr1" draw:name="Image183" text:anchor-type="as-char" svg:width="6.9236in" svg:height="3.956343in" draw:z-index="0">
<draw:image xlink:href="../Images/yкринформ/2023-04-10T20-12-21-03-00/630_360_1681146673-478.jpg" xlink:type="simple" xlink:show="embed" xlink:actuate="onLoad" draw:mime-type="image/jpeg"/>
</draw:frame>
 «Брюїнс»оформили досягнення у матчі з «Філадельфією».</text:p>
      <text:p text:style-name="P4">
«Бостон» встановив новий рекорд Національної хокейної ліги (НХЛ) за кількістюперемог в одному регулярному сезоні, <text:a xlink:type="simple" xlink:href="https://twitter.com/NHL/status/1645225817490829313" text:style-name="Internet_20_link" text:visited-style-name="Visited_20_Internet_20_Link">
</text:a>
 пресслужба ліги, передаєУкрінформ.</text:p>
      <text:p text:style-name="P4">
«Брюїнс» обіграли «Філадельфію» в матчі чергового ігрового дня, здобувши 63перемогу в нинішньому сезоні. «Бостон» обійшов результат «Детройта» урегулярному чемпіонаті-1995/96 та «Тампи-Бей» у розіграші-2018/19.</text:p>
      <text:p text:style-name="P4">
«Бостон» також близький до встановлення рекорду за набраними очками. «Брюїнс»мають 131 очко, підійшовши впритул до результату «Монреаля» в сезоні-1976/77(132 очки).</text:p>
      <text:p text:style-name="P4">
«Бостон» має провести ще два поєдинки в регулярному чемпіонаті.</text:p>
      <text:p text:style-name="P4">
<text:span text:style-name="T4">
Читайте також:</text:span>
 <text:a xlink:type="simple" xlink:href="https://www.ukrinform.ua/rubric-sports/3689806-boston-vigrav-regularnij-cempionat-nhl.html" text:style-name="Internet_20_link" text:visited-style-name="Visited_20_Internet_20_Link">
 <text:span text:style-name="T4">
НХЛ</text:span>
 </text:a>
</text:p>
      <text:p text:style-name="P4">
Як повідомляв Укрінформ, «Бостон» лідирує у Східній конференції НХЛ, унаступному матчі «Брюїнс» зіграють із «Вашингтоном» 12 квітня.</text:p>
      <text:p text:style-name="P4">
Фото: Getty Image</text:p>
      <text:p text:style-name="P4">
Source: <text:a xlink:type="simple" xlink:href="https://www.ukrinform.ua/rubric-sports/3694115-boston-vstanoviv-novij-rekord-v-nhl.html" text:style-name="Internet_20_link" text:visited-style-name="Visited_20_Internet_20_Link">
https://www.ukrinform.ua/rubric-sports/3694115-boston-vstanoviv-novij-rekord-v-nhl.html</text:a>
</text:p>
      <!--NEWS-->
      <text:h text:style-name="P10" text:outline-level="1">
<text:span text:style-name="T4">
«Дивна інформація»: в ОП відповіли на публікацію про те, що Штати нібито шпигували за Зеленським</text:span>
</text:h>
      <text:p text:style-name="P4">
Authors: Ukrinform (Person)</text:p>
      <text:p text:style-name="P4">
Publisher: Укринформ (Organization)</text:p>
      <text:p text:style-name="P4">
Published Time: 2023-04-10T20:13:00+03:00</text:p>
      <text:p text:style-name="P4">
Modified Time: 2023-04-10T20:13:00+03:00</text:p>
      <text:p text:style-name="P4">
Description: Інформація у ЗМІ, що США нібито шпигували за Президентом Володимиром Зеленським, є дивною, українські відповідні служби працюють професійно. — Укрінформ.</text:p>
      <text:p text:style-name="P4">
Images: ["<text:a xlink:type="simple" xlink:href="https://static.ukrinform.com/photos/2022_11/thumb_files/630_360_1669378256-680.jpg" text:style-name="Internet_20_link" text:visited-style-name="Visited_20_Internet_20_Link">
630_360_16693...</text:a>
"]</text:p>
      <text:p text:style-name="P4">
Tags: ['США', 'Зеленський', 'Офіс Президента', 'Подоляк']</text:p>
      <text:p text:style-name="P4">
Type: Article</text:p>
      <!--METADATA-->
      <text:p text:style-name="P4">
<draw:frame draw:style-name="fr1" draw:name="Image184" text:anchor-type="as-char" svg:width="6.9236in" svg:height="3.956343in" draw:z-index="0">
<draw:image xlink:href="../Images/yкринформ/2023-04-10T20-13-00-03-00/630_360_1669378256-680.jpg" xlink:type="simple" xlink:show="embed" xlink:actuate="onLoad" draw:mime-type="image/jpeg"/>
</draw:frame>
 Інформаціяу ЗМІ, що США нібито шпигували за Президентом Володимиром Зеленським, єдивною, українські відповідні служби працюють професійно.</text:p>
      <text:p text:style-name="P4">
Водночас росія вкладає шалені гроші у дискредитацію ідеї передачі Заходомдалекобійних ракет Україні, заявив радник керівника Офісу Президента МихайлоПодоляк в ефірі телемарафону "Єдині новини", передає Укрінформ.</text:p>
      <text:p text:style-name="P4">
"М'яко кажучи, просто дивна інформація. Як ви собі уявляєте прослуховуванняПрезидента в його кабінеті?! Тобто ми всі говоримо про те, що наші розвідникиі наші спецслужби, наш Держспецзв'язок абсолютно професійно сьогоднівідпрацьовують, враховуючи і що відбувається на полі бою, і те, щовідбувається в росії", - прокоментував Подоляк дані CNN.</text:p>
      <text:p text:style-name="P4">
<text:span text:style-name="T4">
Читайте також:</text:span>
 <text:a xlink:type="simple" xlink:href="https://www.ukrinform.ua/rubric-ato/3692907-v-op-nazvali-rosijskim-blefom-publikaciu-nibito-dokumentiv-pro-kontrnastup-ukraini.html" text:style-name="Internet_20_link" text:visited-style-name="Visited_20_Internet_20_Link">
 </text:a>
</text:p>
      <text:p text:style-name="P4">
Він підкреслив, що Президент визначає стратегію, тому немає сенсу йомуабстрактно проговорювати так зване "нанесення безпілотною авіацією ударів поростовській області".</text:p>
      <text:p text:style-name="P4">
Разом із тим радник очільника ОП наголосив, що росія намагається перешкодитиухваленню рішення західними партнерами про передачу далекобійних ракетУкраїні.</text:p>
      <text:p text:style-name="P4">
"Далекобійна зброя нам потрібна тільки для того, щоб знищити ключову логістикуна Кримському півострові - це головне, звідки йде забезпечення всіх російськихугруповань. Тому росія вкладає шалену кількість грошей на різних рівнях черезрізне лобі, я не кажу, що вони (росіяни- ред.) вкладають в CNN, це так непрацює, напряму не можна вкласти гроші, але вони вкладаються в кампанії, якімають дискредитувати головну ідею, для них (росіян - ред.) найбільш страшну:передачу Україні необхідних далекобійних ракет", - зазначив Подоляк.</text:p>
      <text:p text:style-name="P4">
<text:span text:style-name="T4">
Читайте також:</text:span>
 <text:a xlink:type="simple" xlink:href="https://www.ukrinform.ua/rubric-world/3693664-u-ssa-rozpocali-rozsliduvanna-pisla-novogo-vitoku-sekretnih-vijskovih-dokumentiv.html" text:style-name="Internet_20_link" text:visited-style-name="Visited_20_Internet_20_Link">
 </text:a>
</text:p>
      <text:p text:style-name="P4">
Він нагадав, що в Україні зараз 1800 км лінія фронту безпосередніх бойовихдій, а інтенсивність використання зброї на кілометр фронту більша, ніж під часДругої світової війни.</text:p>
      <text:p text:style-name="P4">
Як повідомлялося, раніше CNN оприлюднила інформацію, що "витік" документівПентагону нібито показав, що <text:a xlink:type="simple" xlink:href="https://www.ukrinform.ua/tag-ssa" text:style-name="Internet_20_link" text:visited-style-name="Visited_20_Internet_20_Link">
 </text:a>
 шпигувализа Володимиром Зеленським.</text:p>
      <text:p text:style-name="P4">
СNN пише, що в одному з документів ідеться, що наприкінці лютого Зеленськийнібито «запропонував завдати удару по місцях дислокації російських військ уростовській області, використавши безпілотники», оскільки Україна не має зброїдалекого радіусу дії для атаки на таку відстань.</text:p>
      <text:p text:style-name="P4">
За даними CNN, ці розвіддані можуть пояснити публічні коментарі США пронебажання надавати Україні ракетні системи далекого радіусу дії черезпобоювання, що Київ використовуватиме їх для завдання ударів по територіїросії.</text:p>
      <text:p text:style-name="P4">
Source: <text:a xlink:type="simple" xlink:href="https://www.ukrinform.ua/rubric-polytics/3694116-divna-informacia-v-op-vidpovili-na-publikaciu-pro-te-so-stati-nibito-spiguvali-za-zelenskim.html" text:style-name="Internet_20_link" text:visited-style-name="Visited_20_Internet_20_Link">
https://www.ukrinform.ua/rubric-polytics/3694116-divna-informacia-v-op-vidpovili-na-publikaciu-pro-te-so-stati-nibito-spiguvali-za-zelenskim.html</text:a>
</text:p>
      <!--NEWS-->
      <text:h text:style-name="P10" text:outline-level="1">
<text:span text:style-name="T4">
Молдова за рік скоротила на третину експорт в росію</text:span>
</text:h>
      <text:p text:style-name="P4">
Authors: Ukrinform (Person)</text:p>
      <text:p text:style-name="P4">
Publisher: Укринформ (Organization)</text:p>
      <text:p text:style-name="P4">
Published Time: 2023-04-10T20:23:14+03:00</text:p>
      <text:p text:style-name="P4">
Modified Time: 2023-04-10T20:23:14+03:00</text:p>
      <text:p text:style-name="P4">
Description: За останній рік експорт молдовської продукції в російську федерацію скоротився на 31%. — Укрінформ.</text:p>
      <text:p text:style-name="P4">
Images: ["<text:a xlink:type="simple" xlink:href="https://static.ukrinform.com/photos/2018_08/thumb_files/630_360_1533810040-3390.jpg" text:style-name="Internet_20_link" text:visited-style-name="Visited_20_Internet_20_Link">
630_360_15338...</text:a>
"]</text:p>
      <text:p text:style-name="P4">
Tags: ['Молдова', 'Торгівля', 'росія']</text:p>
      <text:p text:style-name="P4">
Type: Article</text:p>
      <!--METADATA-->
      <text:p text:style-name="P4">
<draw:frame draw:style-name="fr1" draw:name="Image185" text:anchor-type="as-char" svg:width="6.9236in" svg:height="3.956343in" draw:z-index="0">
<draw:image xlink:href="../Images/yкринформ/2023-04-10T20-23-14-03-00/630_360_1533810040-3390.jpg" xlink:type="simple" xlink:show="embed" xlink:actuate="onLoad" draw:mime-type="image/jpeg"/>
</draw:frame>
 Заостанній рік експорт молдовської продукції в російську федерацію скоротився на31%.</text:p>
      <text:p text:style-name="P4">
Як передає Укрінформ, про це повідомляє <text:a xlink:type="simple" xlink:href="http://newsmaker.md/rus/novosti/alayba-moldova-za-god-sokratila-na-31-eksport-v-rossiyu/" text:style-name="Internet_20_link" text:visited-style-name="Visited_20_Internet_20_Link">
</text:a>
 із посиланням на міністра економіки Молдови ДумітруАлайбу.</text:p>
      <text:p text:style-name="P4">
Алайба підкреслив, що в 2022 році <text:a xlink:type="simple" xlink:href="https://www.ukrinform.ua/tag-moldova" text:style-name="Internet_20_link" text:visited-style-name="Visited_20_Internet_20_Link">
 </text:a>
експортувала в країни ЄС продукцію на суму понад 2,54 мільярда доларів США.</text:p>
      <text:p text:style-name="P4">
За його оцінками, об’єм експорту за європейськими напрямками виріс на 32%порівняно з 2021 роком.</text:p>
      <text:p text:style-name="P4">
Алайба зазначив, що за останні 15 років економіка Молдови «радикальнопереорієнтувалася».</text:p>
      <text:p text:style-name="P4">
Найбільше молдовських товарів імпортує Румунія, про що свідчать даніНаціонального бюро статистики Молдови. Сусідня країна отримує 28,6%експортованої молдовської продукції.</text:p>
      <text:p text:style-name="P4">
Міністр сільського господарства Молдови раніше зазначав, що Румуніязалишається головним торговим партнером країни, особливо після російськоговторгнення в Україну, коли показники експорту на ринок СНД різко знизилися.</text:p>
      <text:p text:style-name="P4">
<text:span text:style-name="T4">
Читайте також:</text:span>
 <text:a xlink:type="simple" xlink:href="https://www.ukrinform.ua/rubric-world/3691972-za-rik-vijni-riven-doviri-do-putina-u-moldovi-vpav-na-cvert-ekspert.html" text:style-name="Internet_20_link" text:visited-style-name="Visited_20_Internet_20_Link">
 <text:span text:style-name="T4">
рік</text:span>
 <text:span text:style-name="T4">
війни</text:span>
 <text:span text:style-name="T4">
рівень</text:span>
 <text:span text:style-name="T4">
довіри</text:span>
 <text:span text:style-name="T4">
путіна</text:span>
<text:span text:style-name="T4">
Молдові</text:span>
 <text:span text:style-name="T4">
впав</text:span>
 <text:span text:style-name="T4">
чверть</text:span>
 <text:span text:style-name="T4">
експерт</text:span>
 </text:a>
</text:p>
      <text:p text:style-name="P4">
Як повідомляв Укрінформ, НЕК «Укренерго» провело перший аукціон з розподілупропускної спроможності міждержавних мереж для експорту електроенергії уМолдову; день постачання - 11 квітня.</text:p>
      <text:p text:style-name="P4">
Source: <text:a xlink:type="simple" xlink:href="https://www.ukrinform.ua/rubric-world/3694118-moldova-za-rik-skorotila-na-tretinu-eksport-v-rosiu.html" text:style-name="Internet_20_link" text:visited-style-name="Visited_20_Internet_20_Link">
https://www.ukrinform.ua/rubric-world/3694118-moldova-za-rik-skorotila-na-tretinu-eksport-v-rosiu.html</text:a>
</text:p>
      <!--NEWS-->
      <text:h text:style-name="P10" text:outline-level="1">
<text:span text:style-name="T4">
Суд залишив у силі штрафи для ДТЕК за зловживання монополією на Бурштинському енергоострові</text:span>
</text:h>
      <text:p text:style-name="P4">
Authors: Ukrinform (Person)</text:p>
      <text:p text:style-name="P4">
Publisher: Укринформ (Organization)</text:p>
      <text:p text:style-name="P4">
Published Time: 2023-04-10T20:38:37+03:00</text:p>
      <text:p text:style-name="P4">
Modified Time: 2023-04-10T20:38:37+03:00</text:p>
      <text:p text:style-name="P4">
Description: Господарський суд міста Києва не задовольнив позов ПАТ «ДТЕК Західенерго» про визнання недійсним рішення Антимонопольного комітету України про накладення штрафів за зловживання монополією на Бурштинському енергоострові. — Укрінформ.</text:p>
      <text:p text:style-name="P4">
Images: ["<text:a xlink:type="simple" xlink:href="https://static.ukrinform.com/photos/2018_07/thumb_files/630_360_1532017869-1678.jpg" text:style-name="Internet_20_link" text:visited-style-name="Visited_20_Internet_20_Link">
630_360_15320...</text:a>
"]</text:p>
      <text:p text:style-name="P4">
Tags: ['АМКУ', 'ДТЕК', 'Штраф', 'ТЕС']</text:p>
      <text:p text:style-name="P4">
Type: Article</text:p>
      <!--METADATA-->
      <text:p text:style-name="P4">
<draw:frame draw:style-name="fr1" draw:name="Image186" text:anchor-type="as-char" svg:width="6.9236in" svg:height="3.956343in" draw:z-index="0">
<draw:image xlink:href="../Images/yкринформ/2023-04-10T20-38-37-03-00/630_360_1532017869-1678.jpg" xlink:type="simple" xlink:show="embed" xlink:actuate="onLoad" draw:mime-type="image/jpeg"/>
</draw:frame>
Господарський суд міста Києва не задовольнив позов ПАТ «ДТЕК Західенерго» провизнання недійсним рішення Антимонопольного комітету України про накладенняштрафів за зловживання монополією на Бурштинському енергоострові.</text:p>
      <text:p text:style-name="P4">
Як передає Укрінформ, про це повідомляє <text:a xlink:type="simple" xlink:href="https://amcu.gov.ua/news/gospodarskij-sud-mista-kiyeva-viznav-pravomirnist-rishennya-amku-shchodo-dij-dtek-zahidenergo" text:style-name="Internet_20_link" text:visited-style-name="Visited_20_Internet_20_Link">
</text:a>
 .</text:p>
      <text:p text:style-name="P4">
Зазначається, що відповідно до рішення від 15 грудня 2020 року АМКУ оштрафував«ДТЕК Західенерго» на 48,05 млн грн та 127,95 млн грн за зловживаннямонопольним (домінуючим) становищем на Бурштинському енергоострові.</text:p>
      <text:p text:style-name="P4">
Під час розгляду справи Комітет встановив, що «ДТЕК Західенерго» у липні -жовтні 2019 року займало монопольне становище на регіональному ринкукомерційного продажу електроенергії та балансування в години мінімального тамаксимального навантаження в торговій зоні «Острів Бурштинської ТЕС».</text:p>
      <text:p text:style-name="P4">
<text:span text:style-name="T4">
Читайте також:</text:span>
 <text:a xlink:type="simple" xlink:href="https://www.ukrinform.ua/rubric-economy/3683883-verhovnij-sud-pidtrimav-zakonnist-strafu-antimonopolnogo-komitetu-dla-grupi-wog.html" text:style-name="Internet_20_link" text:visited-style-name="Visited_20_Internet_20_Link">
 <text:span text:style-name="T4">
штрафу</text:span>
 </text:a>
</text:p>
      <text:p text:style-name="P4">
При цьому, товариство починаючи з 29 липня 2019 року, у заявках на продаж на«ринку на добу наперед» (РДН) зменшувало обсяги електроенергії в годинимінімального навантаження. Це призвело до зростання обсягів продажу «ДТЕКЗахіденерго» електроенергії на балансуючому ринку за більш високими цінами.</text:p>
      <text:p text:style-name="P4">
Окрім цього, товариство встановлювало в заявках на продаж електроенергії наРДН завищені та економічно необґрунтовані ціни в години максимальногонавантаження.</text:p>
      <text:p text:style-name="P4">
Такі дії товариства були визнані Комітетом порушенням Закону України «Прозахист економічної конкуренції».</text:p>
      <text:p text:style-name="P4">
<text:span text:style-name="T4">
Читайте також:</text:span>
 <text:a xlink:type="simple" xlink:href="https://www.ukrinform.ua/rubric-economy/3692081-dtek-vidvantaziv-ponad-180-tisac-tonn-vugilla-dla-derzavnih-tes.html" text:style-name="Internet_20_link" text:visited-style-name="Visited_20_Internet_20_Link">
 <text:span text:style-name="T4">
ДТЕК</text:span>
 </text:a>
</text:p>
      <text:p text:style-name="P4">
Крім цього, у межах цього ж рішення АМКУ оштрафував ТОВ «Д.Трейдінг» більш як99,2 млн грн.</text:p>
      <text:p text:style-name="P4">
У Комітеті нагадали, що «Острів Бурштинської ТЕС» – особлива зона на заходіУкраїни в межах Івано-Франківської, Львівської та Закарпатської областей.Близько 90% електроенергії на цьому «острові» на час розгляду справи вироблялоПАТ «ДТЕК Західенерго».</text:p>
      <text:p text:style-name="P4">
<text:span text:style-name="T4">
Читайте також:</text:span>
 <text:a xlink:type="simple" xlink:href="https://www.ukrinform.ua/rubric-economy/3691403-dtek-protagom-opaluvalnogo-sezonu-likviduvav-ponad-5000-avarij.html" text:style-name="Internet_20_link" text:visited-style-name="Visited_20_Internet_20_Link">
 <text:span text:style-name="T4">
ДТЕК</text:span>
 </text:a>
</text:p>
      <text:p text:style-name="P4">
Як повідомляв Укрінформ, <text:a xlink:type="simple" xlink:href="https://www.ukrinform.ua/tag-amku" text:style-name="Internet_20_link" text:visited-style-name="Visited_20_Internet_20_Link">
 </text:a>
 під часрозгляду справи про зловживання монополією на Бурштинському енергоостровівстановив, що ТОВ «Д.Трейдінг», обмежувало доступ імпортованої електричноїенергії з території Словаччини в торгову зону «Острів Бурштинської ТЕС».</text:p>
      <text:p text:style-name="P4">
Компанія впродовж липня – жовтня 2019 року викуповувала більшу частинупропускної спроможності, що призвело до зниження частки імпортованоїелектроенергії та, відповідно, збільшення частки «ДТЕК Західенерго».</text:p>
      <text:p text:style-name="P4">
Source: <text:a xlink:type="simple" xlink:href="https://www.ukrinform.ua/rubric-economy/3694121-sud-zalisiv-u-sili-strafi-dla-dtek-za-zlovzivanna-monopolieu-na-burstinskomu-energoostrovi.html" text:style-name="Internet_20_link" text:visited-style-name="Visited_20_Internet_20_Link">
https://www.ukrinform.ua/rubric-economy/3694121-sud-zalisiv-u-sili-strafi-dla-dtek-za-zlovzivanna-monopolieu-na-burstinskomu-energoostrovi.html</text:a>
</text:p>
      <!--NEWS-->
      <text:h text:style-name="P10" text:outline-level="1">
<text:span text:style-name="T4">
Представник Польщі в ООН порівняв злочини рф в Україні з Катинню</text:span>
</text:h>
      <text:p text:style-name="P4">
Authors: Ukrinform (Person)</text:p>
      <text:p text:style-name="P4">
Publisher: Укринформ (Organization)</text:p>
      <text:p text:style-name="P4">
Published Time: 2023-04-10T20:38:44+03:00</text:p>
      <text:p text:style-name="P4">
Modified Time: 2023-04-10T20:38:44+03:00</text:p>
      <text:p text:style-name="P4">
Description: Польська делегація в ООН пов’язала воєнні злочини, скоєні російськими військами в Бучі та Ірпені, зі своєю великою національною трагедією, коли за наказом сталіна НКВС розстріляв більше 20 тисяч кращих представників Польщі в Катині. — Укрінформ.</text:p>
      <text:p text:style-name="P4">
Images: ["<text:a xlink:type="simple" xlink:href="https://static.ukrinform.com/photos/2023_04/thumb_files/630_360_1681148182-349.jpg" text:style-name="Internet_20_link" text:visited-style-name="Visited_20_Internet_20_Link">
630_360_16811...</text:a>
"]</text:p>
      <text:p text:style-name="P4">
Tags: ['Польща', 'Україна', 'Радбез ООН', 'Війна з росією']</text:p>
      <text:p text:style-name="P4">
Type: Article</text:p>
      <!--METADATA-->
      <text:p text:style-name="P4">
<draw:frame draw:style-name="fr1" draw:name="Image187" text:anchor-type="as-char" svg:width="6.9236in" svg:height="3.956343in" draw:z-index="0">
<draw:image xlink:href="../Images/yкринформ/2023-04-10T20-38-44-03-00/630_360_1681148182-349.jpg" xlink:type="simple" xlink:show="embed" xlink:actuate="onLoad" draw:mime-type="image/jpeg"/>
</draw:frame>
 Польськаделегація в ООН пов’язала воєнні злочини, скоєні російськими військами в Бучіта Ірпені, зі своєю великою національною трагедією, коли за наказом сталінаНКВС розстріляв більше 20 тисяч кращих представників Польщі в Катині.</text:p>
      <text:p text:style-name="P4">
З такою заявою виступив у понеділок під час засідання РБ ООН постійнийпредставник Польщі посол Кшиштоф Щерський, передає власний кореспондентУкрінформу.</text:p>
      <text:p text:style-name="P4">
«У 1940 році за секретним наказом йосипа сталіна НКВС провів низку масовихстрат (у районі Катині – ред.) приблизно 22 тисяч польських офіцерів іполонених з числа інтелігенції», - зазначив Щерський.</text:p>
      <text:p text:style-name="P4">
Він підкреслив, що це сталося через кілька місяців після того, як червонаармія приєдналася до гітлерівського Вермахту у вторгненні в Польщу, що поклалопочаток Другій світовій війні.</text:p>
      <text:p text:style-name="P4">
«Польським полоненим зв’язали руки та вбили пострілами в потилицю, після чогозвалили у викопані ями, які стали безіменними братськими могилами», - нагадавпольський дипломат.</text:p>
      <text:p text:style-name="P4">
Фото того, що відбувалося минулого року в Бучі та Ірпені, за його словами,нагадали полякам «про жахливі події з нашого власного минулого». Дипломатзауважив, що події в Катині є однією з найбільш трагічних сторінок у сучаснійісторії <text:a xlink:type="simple" xlink:href="https://www.ukrinform.ua/tag-polsa" text:style-name="Internet_20_link" text:visited-style-name="Visited_20_Internet_20_Link">
 </text:a>
 .</text:p>
      <text:p text:style-name="P4">
У цьому ж контексті він нагадав про загибель польської урядової делегації начолі з президентом Лєхом Качинським під час авіакатастрофи біля Катині занезрозумілих обставин. Щерський зазначив, що розслідування досі не завершенета звернувся із закликом до росії нарешті передати польській стороні важливідокази, в тому числі уламки президентського літака та записи самописців, щобвстановити реальну причину трагедії.</text:p>
      <text:p text:style-name="P4">
<text:span text:style-name="T4">
Читайте також:</text:span>
 <text:a xlink:type="simple" xlink:href="https://www.ukrinform.ua/rubric-world/3694098-rosia-porusue-sankcii-aki-sama-uhvaluvala-v-oon-proti-iranu-j-pivnicnoi-korei-britania.html" text:style-name="Internet_20_link" text:visited-style-name="Visited_20_Internet_20_Link">
 <text:span text:style-name="T4">
ООН</text:span>
 </text:a>
</text:p>
      <text:p text:style-name="P4">
Як повідомляв Укрінформ, під час виявлення наслідків воєнних злочинів рф узвільнених містах України, міністерство закордонних справ Польщі <text:a xlink:type="simple" xlink:href="https://www.ukrinform.ua/rubric-polytics/3542099-rf-navmisno-vbila-polonenih-v-olenivci-ce-ne-moze-lisitisa-bezkarnim-mzs-polsi.html" text:style-name="Internet_20_link" text:visited-style-name="Visited_20_Internet_20_Link">
</text:a>
 , що цярізанина була здійснена росіянами навмисно, і це не може залишатися безкарним.</text:p>
      <text:p text:style-name="P4">
Source: <text:a xlink:type="simple" xlink:href="https://www.ukrinform.ua/rubric-world/3694122-predstavnik-polsi-v-oon-porivnav-zlocini-rf-v-ukraini-z-katinnu.html" text:style-name="Internet_20_link" text:visited-style-name="Visited_20_Internet_20_Link">
https://www.ukrinform.ua/rubric-world/3694122-predstavnik-polsi-v-oon-porivnav-zlocini-rf-v-ukraini-z-katinnu.html</text:a>
</text:p>
      <!--NEWS-->
      <text:h text:style-name="P10" text:outline-level="1">
<text:span text:style-name="T4">
Світоліна зіграє на турнірі ITF у Швейцарії</text:span>
</text:h>
      <text:p text:style-name="P4">
Authors: Ukrinform (Person)</text:p>
      <text:p text:style-name="P4">
Publisher: Укринформ (Organization)</text:p>
      <text:p text:style-name="P4">
Published Time: 2023-04-10T20:38:50+03:00</text:p>
      <text:p text:style-name="P4">
Modified Time: 2023-04-10T20:38:50+03:00</text:p>
      <text:p text:style-name="P4">
Description: Її суперниця – румунка Єлена-Габріела Русе. — Укрінформ.</text:p>
      <text:p text:style-name="P4">
Images: ["<text:a xlink:type="simple" xlink:href="https://static.ukrinform.com/photos/2023_04/thumb_files/630_360_1681148122-249.jpg" text:style-name="Internet_20_link" text:visited-style-name="Visited_20_Internet_20_Link">
630_360_16811...</text:a>
"]</text:p>
      <text:p text:style-name="P4">
Tags: ['Світоліна', 'Теніс']</text:p>
      <text:p text:style-name="P4">
Type: Article</text:p>
      <!--METADATA-->
      <text:p text:style-name="P4">
<draw:frame draw:style-name="fr1" draw:name="Image188" text:anchor-type="as-char" svg:width="6.9236in" svg:height="3.956343in" draw:z-index="0">
<draw:image xlink:href="../Images/yкринформ/2023-04-10T20-38-50-03-00/630_360_1681148122-249.jpg" xlink:type="simple" xlink:show="embed" xlink:actuate="onLoad" draw:mime-type="image/jpeg"/>
</draw:frame>
 Їїсуперниця – румунка Єлена-Габріела Русе.</text:p>
      <text:p text:style-name="P4">
Еліна Світоліна зіграє із сьомою сіяною румункою Єленою-Габріелою Русе упершому колі турніру ITF60 у швейцарському К’яссо, <text:a xlink:type="simple" xlink:href="https://btu.org.ua/ua/golovne/44580-kyasso-w60-svitolina-startuye-v-osnovnij-sitci.html" text:style-name="Internet_20_link" text:visited-style-name="Visited_20_Internet_20_Link">
</text:a>
 BTU, передає Укрінформ.</text:p>
      <text:p text:style-name="P4">
Еліна зустрічалася з Русе одного разу у 2021 році на турнірі в Чикаго.Українка обіграла Єлену-Габріелу в 1/8 фіналу (6:3, 6:3).</text:p>
      <text:p text:style-name="P4">
Востаннє Еліна брала участь в ITF-турі у 2013 році, коли виграла турнір ізпризовим фондом $75,000 у Донецьку.</text:p>
      <text:p text:style-name="P4">
Турнір у Швейцарії пройде з 10 до 16 квітня.</text:p>
      <text:p text:style-name="P4">
<text:span text:style-name="T4">
Читайте також:</text:span>
 <text:a xlink:type="simple" xlink:href="https://www.ukrinform.ua/rubric-sports/3693763-kostuk-nablizaetsa-do-kalininoi-u-rejtingu-wta.html" text:style-name="Internet_20_link" text:visited-style-name="Visited_20_Internet_20_Link">
 </text:a>
</text:p>
      <text:p text:style-name="P4">
Як повідомляв Укрінформ, у Чарльстоні Світоліна провела перший матч післянародження доньки Скай, вона поступилась у трьох сетах Юлії Путінцевій ізКазахстану.</text:p>
      <text:p text:style-name="P4">
Фото: btu.org.ua</text:p>
      <text:p text:style-name="P4">
Source: <text:a xlink:type="simple" xlink:href="https://www.ukrinform.ua/rubric-sports/3694123-svitolina-zigrae-na-turniri-itf-u-svejcarii.html" text:style-name="Internet_20_link" text:visited-style-name="Visited_20_Internet_20_Link">
https://www.ukrinform.ua/rubric-sports/3694123-svitolina-zigrae-na-turniri-itf-u-svejcarii.html</text:a>
</text:p>
      <!--NEWS-->
      <text:h text:style-name="P10" text:outline-level="1">
<text:span text:style-name="T4">
Бібліотеки можуть взяти участь у проєкті «Польська полиця в Україні»</text:span>
</text:h>
      <text:p text:style-name="P4">
Authors: Ukrinform (Person)</text:p>
      <text:p text:style-name="P4">
Publisher: Укринформ (Organization)</text:p>
      <text:p text:style-name="P4">
Published Time: 2023-04-10T20:42:00+03:00</text:p>
      <text:p text:style-name="P4">
Modified Time: 2023-04-10T20:42:00+03:00</text:p>
      <text:p text:style-name="P4">
Description: Український інститут книги запрошує українські бібліотеки взяти участь у пілотному проєкті «Польська полиця в Україні». — Укрінформ.</text:p>
      <text:p text:style-name="P4">
Images: ["<text:a xlink:type="simple" xlink:href="https://static.ukrinform.com/photos/2017_01/thumb_files/630_360_1485363127-8047.jpg" text:style-name="Internet_20_link" text:visited-style-name="Visited_20_Internet_20_Link">
630_360_14853...</text:a>
"]</text:p>
      <text:p text:style-name="P4">
Tags: ['Бібліотека', 'Книги', 'Польща', 'Україна']</text:p>
      <text:p text:style-name="P4">
Type: Article</text:p>
      <!--METADATA-->
      <text:p text:style-name="P4">
<draw:frame draw:style-name="fr1" draw:name="Image189" text:anchor-type="as-char" svg:width="6.9236in" svg:height="3.956343in" draw:z-index="0">
<draw:image xlink:href="../Images/yкринформ/2023-04-10T20-42-00-03-00/630_360_1485363127-8047.jpg" xlink:type="simple" xlink:show="embed" xlink:actuate="onLoad" draw:mime-type="image/jpeg"/>
</draw:frame>
Український інститут книги запрошує українські бібліотеки взяти участь упілотному проєкті «Польська полиця в Україні».</text:p>
      <text:p text:style-name="P4">
Як передає Укрінформ, про це повідомляє <text:a xlink:type="simple" xlink:href="https://mkip.gov.ua/news/8937.html" text:style-name="Internet_20_link" text:visited-style-name="Visited_20_Internet_20_Link">
</text:a>
 .</text:p>
      <text:p text:style-name="P4">
"У межах проєкту «Польська полиця в Україні» у 2023 році публічні бібліотекиУкраїни, які зголосяться й подадуть заявку, будуть безплатно забезпеченівиданнями книжок польських авторів, перекладених українською мовою. Кожна збібліотек — учасниць проєкту отримає комплект із 10-15 нових книжок длястворення <text:a xlink:type="simple" xlink:href="https://www.ukrinform.ua/tag-kniga" text:style-name="Internet_20_link" text:visited-style-name="Visited_20_Internet_20_Link">
 </text:a>
 полиці польської літературиу своїй бібліотеці", - йдеться у повідомленні.</text:p>
      <text:p text:style-name="P4">
Проєкт ініціювали Міністерство культури та національної спадщини Польщі (МКіНСРП) і Міністерство культури та інформаційної політики України. Вінреалізовуватиметься Інститутом книги в Польщі у співпраці з Українськимінститутом книги. У разі успішної реалізації проєкт буде мультиплікований.</text:p>
      <text:p text:style-name="P4">
Як зазначається, бібліотека, яка готова взяти участь у проєкті та погоджуєтьсяіз визначеними умовами участі, має заповнити анкету до 17 квітня 2023 року.</text:p>
      <text:p text:style-name="P4">
<text:span text:style-name="T4">
Читайте також:</text:span>
 <text:a xlink:type="simple" xlink:href="https://www.ukrinform.ua/rubric-culture/3693938-u-bibliotekah-nimeccini-zavilasa-ukrainska-ditaca-literatura.html" text:style-name="Internet_20_link" text:visited-style-name="Visited_20_Internet_20_Link">
 </text:a>
</text:p>
      <text:p text:style-name="P4">
Книжки польських авторів українською мовою в межах проєкту будуть виданіукраїнськими видавцями на кошти гранту, наданого їм Інститутом книги в Польщі(IK PL).</text:p>
      <text:p text:style-name="P4">
Як повідомлялося, у бібліотеках німецьких міст Філлінгену-Швенінгену таФрайбургу з'явилася українська дитяча література в рамках акції «Українськимдітям – українську книгу».</text:p>
      <text:p text:style-name="P4">
Source: <text:a xlink:type="simple" xlink:href="https://www.ukrinform.ua/rubric-culture/3693950-biblioteki-mozut-vzati-ucast-u-proekti-polska-polica-v-ukraini.html" text:style-name="Internet_20_link" text:visited-style-name="Visited_20_Internet_20_Link">
https://www.ukrinform.ua/rubric-culture/3693950-biblioteki-mozut-vzati-ucast-u-proekti-polska-polica-v-ukraini.html</text:a>
</text:p>
      <!--NEWS-->
      <text:h text:style-name="P10" text:outline-level="1">
<text:span text:style-name="T4">
У Полтаві двох бойовиків «днр» засудили до 15 років ув’язнення</text:span>
</text:h>
      <text:p text:style-name="P4">
Authors: Ukrinform (Person)</text:p>
      <text:p text:style-name="P4">
Publisher: Укринформ (Organization)</text:p>
      <text:p text:style-name="P4">
Published Time: 2023-04-10T20:43:00+03:00</text:p>
      <text:p text:style-name="P4">
Modified Time: 2023-04-10T20:43:00+03:00</text:p>
      <text:p text:style-name="P4">
Description: До 15 років позбавлення волі у Полтаві засуджено двох учасників “днр”, які воювали на боці російських загарбників проти України. — Укрінформ.</text:p>
      <text:p text:style-name="P4">
Images: ["<text:a xlink:type="simple" xlink:href="https://static.ukrinform.com/photos/2020_02/thumb_files/630_360_1582135276-970.jpg" text:style-name="Internet_20_link" text:visited-style-name="Visited_20_Internet_20_Link">
630_360_15821...</text:a>
", "<text:a xlink:type="simple" xlink:href="https://static.ukrinform.com/photos/2023_04/1681123007-430.jpeg" text:style-name="Internet_20_link" text:visited-style-name="Visited_20_Internet_20_Link">
1681123007-43...</text:a>
"]</text:p>
      <text:p text:style-name="P4">
Tags: ['Бойовики', 'Полтава', 'Суд', '"Л/ДНР"']</text:p>
      <text:p text:style-name="P4">
Type: Article</text:p>
      <!--METADATA-->
      <text:p text:style-name="P4">
<draw:frame draw:style-name="fr1" draw:name="Image190" text:anchor-type="as-char" svg:width="6.9236in" svg:height="3.956343in" draw:z-index="0">
<draw:image xlink:href="../Images/yкринформ/2023-04-10T20-43-00-03-00/630_360_1582135276-970.jpg" xlink:type="simple" xlink:show="embed" xlink:actuate="onLoad" draw:mime-type="image/jpeg"/>
</draw:frame>
 До 15років позбавлення волі у Полтаві засуджено двох учасників “днр”, які воювалина боці російських загарбників проти України.</text:p>
      <text:p text:style-name="P4">
Як передає Укрінформ, про це повідомляє <text:a xlink:type="simple" xlink:href="http://www.gp.gov.ua/ua/posts/do-15-rokiv-za-gratami-u-poltavi-zasudzeno-ucasnikiv-dnr" text:style-name="Internet_20_link" text:visited-style-name="Visited_20_Internet_20_Link">
</text:a>
</text:p>
      <text:p text:style-name="P4">
<draw:frame draw:style-name="fr1" draw:name="Image191" text:anchor-type="as-char" svg:width="6.9236in" svg:height="4.275964in" draw:z-index="0">
<draw:image xlink:href="../Images/yкринформ/2023-04-10T20-43-00-03-00/1681123007-430.jpeg" xlink:type="simple" xlink:show="embed" xlink:actuate="onLoad" draw:mime-type="image/jpeg"/>
</draw:frame>
</text:p>
      <text:p text:style-name="P4">
За публічного обвинувачення Полтавської обласної прокуратури двох жителівтимчасово окупованої Горлівки Донецької області визнано винними у державнійзраді, колабораційній діяльності та участі у не передбаченому закономзбройному формуванні (ч. ч. 1, 2 ст. 111, ч. 7 ст. 111-1, ч. 2 ст. 260Кримінального кодексу України).</text:p>
      <text:p text:style-name="P4">
Чоловікам призначено покарання у виді 15 років позбавлення волі з позбавленнямправа обіймати посади в органах державної влади та місцевого самоврядуваннястроком на 10 років та з конфіскацією всього майна.</text:p>
      <text:p text:style-name="P4">
<text:span text:style-name="T4">
Читайте також:</text:span>
 <text:a xlink:type="simple" xlink:href="https://www.ukrinform.ua/rubric-regions/3690888-dopomagav-fsb-prosluhovuvati-ziteliv-donecka-ministru-zvazku-dnr-ogolosili-pidozru.html" text:style-name="Internet_20_link" text:visited-style-name="Visited_20_Internet_20_Link">
 <text:span text:style-name="T4">
днр</text:span>
 </text:a>
</text:p>
      <text:p text:style-name="P4">
Прокуратурою доведено, що у лютому минулого року чоловіки, будучи громадянамиУкраїни, добровільно вступили до так званої “народної міліції донецькоїнародної республіки”.</text:p>
      <text:p text:style-name="P4">
Вони служили в одній із мотострілецьких бригад на посадах стрільців. Їм видаликамуфляжну форму зразка збройних сил рф і зброю.</text:p>
      <text:p text:style-name="P4">
Перебуваючи у Донецькій області, вони виконували накази командирів російськоїармії та незаконного збройного формування, здійснювали захоплення територійУкраїни та інженерно-технічне облаштування позицій.</text:p>
      <text:p text:style-name="P4">
Один із засуджених займався евакуацією поранених і вбитих військовослужбовцівкраїни-агресора та учасників незаконного збройного формування.</text:p>
      <text:p text:style-name="P4">
До набрання вироком законної сили особи перебуватимуть під вартою.</text:p>
      <text:p text:style-name="P4">
<text:span text:style-name="T4">
Читайте також:</text:span>
 <text:a xlink:type="simple" xlink:href="https://www.ukrinform.ua/rubric-regions/3687890-ekskomandir-doneckogo-berkutu-otrimav-pidozru-za-ucast-u-dnr.html" text:style-name="Internet_20_link" text:visited-style-name="Visited_20_Internet_20_Link">
 <text:span text:style-name="T4">
днр</text:span>
 </text:a>
</text:p>
      <text:p text:style-name="P4">
Як повідомляв Укрінформ, у березні Приморський районний суд <text:a xlink:type="simple" xlink:href="https://www.ukrinform.ua/tag-odesa" text:style-name="Internet_20_link" text:visited-style-name="Visited_20_Internet_20_Link">
</text:a>
 заочно засудив до 15 років позбавленняволі з конфіскацією майна бойовика так званої "днр".</text:p>
      <text:p text:style-name="P4">
Source: <text:a xlink:type="simple" xlink:href="https://www.ukrinform.ua/rubric-regions/3693906-u-poltavi-dvoh-bojovikiv-dnr-zasudili-do-15-rokiv-uvaznenna.html" text:style-name="Internet_20_link" text:visited-style-name="Visited_20_Internet_20_Link">
https://www.ukrinform.ua/rubric-regions/3693906-u-poltavi-dvoh-bojovikiv-dnr-zasudili-do-15-rokiv-uvaznenna.html</text:a>
</text:p>
      <!--NEWS-->
      <text:h text:style-name="P10" text:outline-level="1">
<text:span text:style-name="T4">
Колишніх військових США можуть залучити до обслуговування озброєння для України</text:span>
</text:h>
      <text:p text:style-name="P4">
Authors: Ukrinform (Person)</text:p>
      <text:p text:style-name="P4">
Publisher: Укринформ (Organization)</text:p>
      <text:p text:style-name="P4">
Published Time: 2023-04-10T20:44:00+03:00</text:p>
      <text:p text:style-name="P4">
Modified Time: 2023-04-10T20:44:00+03:00</text:p>
      <text:p text:style-name="P4">
Description: Розглядається можливість залучити до обслуговування переданих Україні міжнародними партнерами танків та іншої військової техніки колишніх військовослужбовців США. — Укрінформ.</text:p>
      <text:p text:style-name="P4">
Images: ["<text:a xlink:type="simple" xlink:href="https://static.ukrinform.com/photos/2022_07/thumb_files/630_360_1657198093-494.jpg" text:style-name="Internet_20_link" text:visited-style-name="Visited_20_Internet_20_Link">
630_360_16571...</text:a>
"]</text:p>
      <text:p text:style-name="P4">
Tags: ['США', 'Зброя', 'Військова техніка', 'Ремонт']</text:p>
      <text:p text:style-name="P4">
Type: Article</text:p>
      <!--METADATA-->
      <text:p text:style-name="P4">
<draw:frame draw:style-name="fr1" draw:name="Image192" text:anchor-type="as-char" svg:width="6.9236in" svg:height="3.956343in" draw:z-index="0">
<draw:image xlink:href="../Images/yкринформ/2023-04-10T20-44-00-03-00/630_360_1657198093-494.jpg" xlink:type="simple" xlink:show="embed" xlink:actuate="onLoad" draw:mime-type="image/jpeg"/>
</draw:frame>
Розглядається можливість залучити до обслуговування переданих Україніміжнародними партнерами танків та іншої військової техніки колишніхвійськовослужбовців США.</text:p>
      <text:p text:style-name="P4">
Про це повідомив виконувач обов'язків міністра оборони Данії Троелс ЛундПоулсен під час брифінгу з міністром оборони України Олексієм Резніковим уMedia Center Ukraine – Odesa, передає кореспондент Укрінформ.</text:p>
      <text:p text:style-name="P4">
«Одна річна - передати <text:a xlink:type="simple" xlink:href="https://www.ukrinform.ua/tag-tank" text:style-name="Internet_20_link" text:visited-style-name="Visited_20_Internet_20_Link">
 </text:a>
 Leopard тасистеми Caesar, але вони мають обслуговуватися належним чином в Україні. Миповинні вирішити це питання ще до того, як техніка надійде в Україну, щоб вонапрацювала у довгостроковій перспективі. Є пропозиція залучити підрядників зколишніх військовослужбовців США, які зараз є звичайними цивільнимигромадянами, найняти їх та дати їм можливість приїхати в Україну, щобзабезпечувати обслуговування техніки», - сказав Троелс Поулсен.</text:p>
      <text:p text:style-name="P4">
Своєю чергою Резніков зазначив, що ця звістка є для нього новиною і звучитьдуже розумно.</text:p>
      <text:p text:style-name="P4">
«Я переконаний, що наші партнери могли б найняти таких фахівців. Миорганізуємо все, що від нас залежить для того, щоб вони приїхали в Україну,тому що давно пропонуємо нашим партнерам організувати обстеження,обслуговування та ремонт в умовах, максимально наближених до поля бою», -сказав Резніков.</text:p>
      <text:p text:style-name="P4">
<text:span text:style-name="T4">
Читайте також:</text:span>
 <text:a xlink:type="simple" xlink:href="https://www.ukrinform.ua/rubric-world/3694081-francia-v-oon-postavki-zbroi-v-ukrainu-prodovzatsa-popri-sprobi-rf-ih-zirvati.html" text:style-name="Internet_20_link" text:visited-style-name="Visited_20_Internet_20_Link">
 <text:span text:style-name="T4">
зброї</text:span>
 </text:a>
</text:p>
      <text:p text:style-name="P4">
Також міністр оборони України нагадав, що зараз військова техніка проходитьтри лінії обслуговування. По-перше, безпосередньо на полі бою. По-друге, наукраїнських заводах та підприємствах, які вже обслуговують артилерію та заразпочнуть лагодити танки й броньовані машини. По-третє, що є найскладнішим, засловами Резнікова, це ремонт техніки в Європі.</text:p>
      <text:p text:style-name="P4">
«Тому якщо є інженери, які готові приїхати і мають досвід та доступ довідповідних документів, ми готові підтримати цю ініціативу. До речі, цестосується й пілотів, які вміють керувати винищувачами F-16», - додавРезніков.</text:p>
      <text:p text:style-name="P4">
Як повідомлялося, до літа Україна почне отримувати <text:a xlink:type="simple" xlink:href="https://www.ukrinform.ua/rubric-ato/3694082-dania-peredast-ukraini-100-tankiv-leopard.html" text:style-name="Internet_20_link" text:visited-style-name="Visited_20_Internet_20_Link">
</text:a>
 від Данії.</text:p>
      <text:p text:style-name="P4">
<text:span text:style-name="T5">
Фото: Генштаб ЗСУ</text:span>
</text:p>
      <text:p text:style-name="P4">
Source: <text:a xlink:type="simple" xlink:href="https://www.ukrinform.ua/rubric-ato/3694126-kolisnih-vijskovih-ssa-mozut-zaluciti-do-obslugovuvanna-ozbroenna-dla-ukraini.html" text:style-name="Internet_20_link" text:visited-style-name="Visited_20_Internet_20_Link">
https://www.ukrinform.ua/rubric-ato/3694126-kolisnih-vijskovih-ssa-mozut-zaluciti-do-obslugovuvanna-ozbroenna-dla-ukraini.html</text:a>
</text:p>
      <!--NEWS-->
      <text:h text:style-name="P10" text:outline-level="1">
<text:span text:style-name="T4">
Президент призначив Кравченка головою Київської ОДА</text:span>
</text:h>
      <text:p text:style-name="P4">
Authors: Ukrinform (Person)</text:p>
      <text:p text:style-name="P4">
Publisher: Укринформ (Organization)</text:p>
      <text:p text:style-name="P4">
Published Time: 2023-04-10T21:06:00+03:00</text:p>
      <text:p text:style-name="P4">
Modified Time: 2023-04-10T21:06:00+03:00</text:p>
      <text:p text:style-name="P4">
Description: Президент Володимир Зеленський призначив Руслана Кравченка головою Київської обласної державної адміністрації. — Укрінформ.</text:p>
      <text:p text:style-name="P4">
Images: ["<text:a xlink:type="simple" xlink:href="https://static.ukrinform.com/photos/2023_04/thumb_files/630_360_1681149887-939.jpg" text:style-name="Internet_20_link" text:visited-style-name="Visited_20_Internet_20_Link">
630_360_16811...</text:a>
"]</text:p>
      <text:p text:style-name="P4">
Tags: ['Призначення', 'Київщина', 'Зеленський']</text:p>
      <text:p text:style-name="P4">
Type: Article</text:p>
      <!--METADATA-->
      <text:p text:style-name="P4">
<draw:frame draw:style-name="fr1" draw:name="Image193" text:anchor-type="as-char" svg:width="6.9236in" svg:height="3.956343in" draw:z-index="0">
<draw:image xlink:href="../Images/yкринформ/2023-04-10T21-06-00-03-00/630_360_1681149887-939.jpg" xlink:type="simple" xlink:show="embed" xlink:actuate="onLoad" draw:mime-type="image/jpeg"/>
</draw:frame>
 ПрезидентВолодимир Зеленський призначив Руслана Кравченка головою Київської обласноїдержавної адміністрації.</text:p>
      <text:p text:style-name="P4">
Як передає Укрінформ, відповідний указ <text:a xlink:type="simple" xlink:href="http://www.president.gov.ua/documents/2042023-46409" text:style-name="Internet_20_link" text:visited-style-name="Visited_20_Internet_20_Link">
</text:a>
 опублікований на сайтіглави держави.</text:p>
      <text:p text:style-name="P4">
«Призначити Кравченка Руслана Андрійовича головою Київської обласної державноїадміністрації», - ідеться в документі.</text:p>
      <text:p text:style-name="P4">
<text:span text:style-name="T4">
Читайте також:</text:span>
 <text:a xlink:type="simple" xlink:href="https://www.ukrinform.ua/rubric-regions/3692987-zelenskij-priznaciv-ocilnikiv-troh-vijskovih-administracij-na-lugansini.html" text:style-name="Internet_20_link" text:visited-style-name="Visited_20_Internet_20_Link">
 <text:span text:style-name="T4">
Зеленський</text:span>
 <text:span text:style-name="T4">
призначив</text:span>
</text:a>
</text:p>
      <text:p text:style-name="P4">
Кравченко - колишній керівник Бучанської окружної прокуратури Київськоїобласті, яку очолював із 15 березня 2021 року. Раніше працював у військовійпрокуратурі під керівництвом Анатолія Матіоса, був прокурором у справіекспрезидента Віктора Януковича. Брав участь у конкурсі на посаду директораНАБУ. Нагороджений орденом «За заслуги» III ступеня (23 серпня 2022 року).</text:p>
      <text:p text:style-name="P4">
Як повідомляв Укрінформ, 7 квітня Кабінет Міністрів погодив <text:a xlink:type="simple" xlink:href="https://www.ukrinform.ua/rubric-regions/3693039-urad-pogodiv-priznacenna-ruslana-kravcenka-golovou-kiivskoi-oda.html" text:style-name="Internet_20_link" text:visited-style-name="Visited_20_Internet_20_Link">
</text:a>
 Кравченка головою Київської ОДА.</text:p>
      <text:p text:style-name="P4">
<text:span text:style-name="T5">
Фото: Громадське</text:span>
</text:p>
      <text:p text:style-name="P4">
Source: <text:a xlink:type="simple" xlink:href="https://www.ukrinform.ua/rubric-regions/3694128-prezident-priznaciv-kravcenka-golovou-kiivskoi-oda.html" text:style-name="Internet_20_link" text:visited-style-name="Visited_20_Internet_20_Link">
https://www.ukrinform.ua/rubric-regions/3694128-prezident-priznaciv-kravcenka-golovou-kiivskoi-oda.html</text:a>
</text:p>
      <!--NEWS-->
      <text:h text:style-name="P10" text:outline-level="1">
<text:span text:style-name="T4">
Санду скликає національні збори на підтримку євроінтеграції</text:span>
</text:h>
      <text:p text:style-name="P4">
Authors: Ukrinform (Person)</text:p>
      <text:p text:style-name="P4">
Publisher: Укринформ (Organization)</text:p>
      <text:p text:style-name="P4">
Published Time: 2023-04-10T21:07:00+03:00</text:p>
      <text:p text:style-name="P4">
Modified Time: 2023-04-10T21:07:00+03:00</text:p>
      <text:p text:style-name="P4">
Description: Президент Молдови Мая Санду у понеділок закликала громадян зібратися 21 травня на площі Великого національного зібрання у центрі столиці з метою підтримки європейської інтеграції Молдови. — Укрінформ.</text:p>
      <text:p text:style-name="P4">
Images: ["<text:a xlink:type="simple" xlink:href="https://static.ukrinform.com/photos/2022_10/thumb_files/630_360_1665078007-899.jpeg" text:style-name="Internet_20_link" text:visited-style-name="Visited_20_Internet_20_Link">
630_360_16650...</text:a>
"]</text:p>
      <text:p text:style-name="P4">
Tags: ['Євроінтеграція', 'Молдова', 'Санду']</text:p>
      <text:p text:style-name="P4">
Type: Article</text:p>
      <!--METADATA-->
      <text:p text:style-name="P4">
<draw:frame draw:style-name="fr1" draw:name="Image194" text:anchor-type="as-char" svg:width="6.9236in" svg:height="3.956343in" draw:z-index="0">
<draw:image xlink:href="../Images/yкринформ/2023-04-10T21-07-00-03-00/630_360_1665078007-899.jpeg" xlink:type="simple" xlink:show="embed" xlink:actuate="onLoad" draw:mime-type="image/jpeg"/>
</draw:frame>
 ПрезидентМолдови Мая Санду у понеділок закликала громадян зібратися 21 травня на площіВеликого національного зібрання у центрі столиці з метою підтримкиєвропейської інтеграції Молдови.</text:p>
      <text:p text:style-name="P4">
Як передає Укрінформ, про це повідомляє <text:a xlink:type="simple" xlink:href="https://newsmaker.md/rus/novosti/sandu-sobiraet-velikoe-natsionalnoe-sobranie-v-podderzhku-evrointegratsii-kogda-proydet-aktsiya/" text:style-name="Internet_20_link" text:visited-style-name="Visited_20_Internet_20_Link">
</text:a>
 .</text:p>
      <text:p text:style-name="P4">
«Давайте покажемо, що ми хочемо миру. Ми хочемо, щоб <text:a xlink:type="simple" xlink:href="https://www.ukrinform.ua/tag-evrosouz" text:style-name="Internet_20_link" text:visited-style-name="Visited_20_Internet_20_Link">
</text:a>
 став нашою домівкою», - сказала Сандупід час звернення до громадян Молдови.</text:p>
      <text:p text:style-name="P4">
Мая Санду закликала громадян країни зібратися 21 травня на центральній площіКишинева, щоб довести прагнення народу щодо вступу в Європейський Союз.</text:p>
      <text:p text:style-name="P4">
Вона нагадала про численні акції протесту в центрі Кишинева, і зазначила, що«ті, хто мріяли дестабілізувати ситуацію в Молдові, зазнали невдачі». Проте,за її словами, гроші на дестабілізацію ситуації все ще надходять.</text:p>
      <text:p text:style-name="P4">
<text:span text:style-name="T4">
Читайте також:</text:span>
 <text:a xlink:type="simple" xlink:href="https://www.ukrinform.ua/rubric-polytics/3690097-moldova-pidtrimue-ideu-spectribunalu-proti-rf-i-gotova-dopomogti-u-zbori-informacii-sandu.html" text:style-name="Internet_20_link" text:visited-style-name="Visited_20_Internet_20_Link">
 <text:span text:style-name="T4">
Санду</text:span>
 </text:a>
</text:p>
      <text:p text:style-name="P4">
Президент повідомила, що найближчим часом планує обговорити деталі майбутньогозібрання з громадянським суспільством і політичними силами.</text:p>
      <text:p text:style-name="P4">
Як повідомляв Укрінформ, солдати 22-го миротворчого батальйону «Блакитнішоломи» з 10 до 14 квітня проведуть навчання на полігонах Національної армії вМолдові, до яких залучать бронетранспортери «Піранья».</text:p>
      <text:p text:style-name="P4">
Source: <text:a xlink:type="simple" xlink:href="https://www.ukrinform.ua/rubric-world/3694130-sandu-sklikae-nacionalni-zbori-na-pidtrimku-evrointegracii.html" text:style-name="Internet_20_link" text:visited-style-name="Visited_20_Internet_20_Link">
https://www.ukrinform.ua/rubric-world/3694130-sandu-sklikae-nacionalni-zbori-na-pidtrimku-evrointegracii.html</text:a>
</text:p>
      <!--NEWS-->
      <text:h text:style-name="P10" text:outline-level="1">
<text:span text:style-name="T4">
Резніков: Чекаємо моменту, щоб повторити для кораблів рф історію з крейсером «москва»</text:span>
</text:h>
      <text:p text:style-name="P4">
Authors: Ukrinform (Person)</text:p>
      <text:p text:style-name="P4">
Publisher: Укринформ (Organization)</text:p>
      <text:p text:style-name="P4">
Published Time: 2023-04-10T21:09:38+03:00</text:p>
      <text:p text:style-name="P4">
Modified Time: 2023-04-10T21:09:38+03:00</text:p>
      <text:p text:style-name="P4">
Description: російські військові і досі не знають всіх нюансів потоплення крейсера «москва» навесні минулого року, тож Україна може повторити вдалу атаку при слушній нагоді. — Укрінформ.</text:p>
      <text:p text:style-name="P4">
Images: ["<text:a xlink:type="simple" xlink:href="https://static.ukrinform.com/photos/2023_03/thumb_files/630_360_1678277232-607.jpg" text:style-name="Internet_20_link" text:visited-style-name="Visited_20_Internet_20_Link">
630_360_16782...</text:a>
"]</text:p>
      <text:p text:style-name="P4">
Tags: ['Міноборони', 'Корабель', 'Резніков', 'Війна з росією']</text:p>
      <text:p text:style-name="P4">
Type: Article</text:p>
      <!--METADATA-->
      <text:p text:style-name="P4">
<draw:frame draw:style-name="fr1" draw:name="Image195" text:anchor-type="as-char" svg:width="6.9236in" svg:height="3.956343in" draw:z-index="0">
<draw:image xlink:href="../Images/yкринформ/2023-04-10T21-09-38-03-00/630_360_1678277232-607.jpg" xlink:type="simple" xlink:show="embed" xlink:actuate="onLoad" draw:mime-type="image/jpeg"/>
</draw:frame>
 російськівійськові і досі не знають всіх нюансів потоплення крейсера «москва» навесніминулого року, тож Україна може повторити вдалу атаку при слушній нагоді.</text:p>
      <text:p text:style-name="P4">
Про це на брифінгу в Media Center Ukraine – Odesa розповів міністр оборониУкраїни Олексій Резніков, передає Укрінформ.</text:p>
      <text:p text:style-name="P4">
«Деякі нюанси досі невідомі нашому ворогу, а це означає, що ми можемозапропонувати їм черговий сюрприз на морі. Чергову "бавовну", пов'язану зїхніми кораблями. Ми чекаємо слушного моменту, щоб повторити цю історію», -зазначив Резніков.</text:p>
      <text:p text:style-name="P4">
<text:span text:style-name="T4">
Читайте також:</text:span>
 <text:a xlink:type="simple" xlink:href="https://www.ukrinform.ua/rubric-ato/3694080-cas-pracue-na-ukrainu-i-pidgotovku-kontrnastupu-reznikov.html" text:style-name="Internet_20_link" text:visited-style-name="Visited_20_Internet_20_Link">
 <text:span text:style-name="T4">
Резніков</text:span>
 </text:a>
</text:p>
      <text:p text:style-name="P4">
Міністр оборони нагадав, що корабель такого рангу було потоплено вдруге за всюісторію військового флоту рф. Вперше флагман був затоплений під час російсько-японської війни, вдруге - під час російсько-української.</text:p>
      <text:p text:style-name="P4">
Також Резніков зазначив, що потоплений крейсер увійшов до переліку об'єктівЮНЕСКО, як підводна культурна спадщина <text:a xlink:type="simple" xlink:href="https://www.ukrinform.ua/tag-ukraina" text:style-name="Internet_20_link" text:visited-style-name="Visited_20_Internet_20_Link">
 </text:a>
 .</text:p>
      <text:p text:style-name="P4">
<text:span text:style-name="T4">
Читайте також:</text:span>
 <text:a xlink:type="simple" xlink:href="https://www.ukrinform.ua/rubric-ato/3693006-terminova-i-dovgostrokova-pidtrimka-so-ukraina-otrimae-vid-ssa.html" text:style-name="Internet_20_link" text:visited-style-name="Visited_20_Internet_20_Link">
 </text:a>
</text:p>
      <text:p text:style-name="P4">
«Я пропоную всім підтримати наших друзів тостом, якому я навчив міністрівоборони клубу Рамштайн. Він звучить так: «За російський військовий флот – додна», - пожартував Резніков.</text:p>
      <text:p text:style-name="P4">
Як повідомлялося, до літа Україна почне отримувати <text:a xlink:type="simple" xlink:href="https://www.ukrinform.ua/rubric-ato/3694082-dania-peredast-ukraini-100-tankiv-leopard.html" text:style-name="Internet_20_link" text:visited-style-name="Visited_20_Internet_20_Link">
</text:a>
 від Данії.</text:p>
      <text:p text:style-name="P4">
Source: <text:a xlink:type="simple" xlink:href="https://www.ukrinform.ua/rubric-ato/3694133-reznikov-cekaemo-momentu-sob-povtoriti-dla-korabliv-rf-istoriu-z-krejserom-moskva.html" text:style-name="Internet_20_link" text:visited-style-name="Visited_20_Internet_20_Link">
https://www.ukrinform.ua/rubric-ato/3694133-reznikov-cekaemo-momentu-sob-povtoriti-dla-korabliv-rf-istoriu-z-krejserom-moskva.html</text:a>
</text:p>
      <!--NEWS-->
      <text:h text:style-name="P10" text:outline-level="1">
<text:span text:style-name="T4">
«Злиті» документи Пентагону не розкривають данних про контрнаступ ЗСУ - Подоляк</text:span>
</text:h>
      <text:p text:style-name="P4">
Authors: Ukrinform (Person)</text:p>
      <text:p text:style-name="P4">
Publisher: Укринформ (Organization)</text:p>
      <text:p text:style-name="P4">
Published Time: 2023-04-10T21:13:00+03:00</text:p>
      <text:p text:style-name="P4">
Modified Time: 2023-04-10T21:13:00+03:00</text:p>
      <text:p text:style-name="P4">
Description: Злиті в публічний простір документи Пентагону більше нагадують аналітичні оцінки й не містять оперативно-тактичних сценаріїв українського контрнаступу, оскільки підготовка до нього ще триває. — Укрінформ.</text:p>
      <text:p text:style-name="P4">
Images: ["<text:a xlink:type="simple" xlink:href="https://static.ukrinform.com/photos/2022_11/thumb_files/630_360_1669378255-230.jpg" text:style-name="Internet_20_link" text:visited-style-name="Visited_20_Internet_20_Link">
630_360_16693...</text:a>
"]</text:p>
      <text:p text:style-name="P4">
Tags: ['Пентагон', 'США', 'Україна', 'Подоляк', 'Контрнаступ', 'Єдині новини']</text:p>
      <text:p text:style-name="P4">
Type: Article</text:p>
      <!--METADATA-->
      <text:p text:style-name="P4">
<draw:frame draw:style-name="fr1" draw:name="Image196" text:anchor-type="as-char" svg:width="6.9236in" svg:height="3.956343in" draw:z-index="0">
<draw:image xlink:href="../Images/yкринформ/2023-04-10T21-13-00-03-00/630_360_1669378255-230.jpg" xlink:type="simple" xlink:show="embed" xlink:actuate="onLoad" draw:mime-type="image/jpeg"/>
</draw:frame>
 Злиті впублічний простір документи Пентагону більше нагадують аналітичні оцінки й немістять оперативно-тактичних сценаріїв українського контрнаступу, оскількипідготовка до нього ще триває.</text:p>
      <text:p text:style-name="P4">
Про це заявив радник керівника Офісу Президента Михайло Подоляк в ефірітелемарафону "Єдині новини", повідомляє Укрінформ.</text:p>
      <text:p text:style-name="P4">
"Я не дуже розумію, чому всі говорять, що це (документи - ред.) проконтрнаступ, тому що стратегічно про контрнаступ всі говорять, але оперативно-тактичні дані, оперативно-тактичні сценарії абсолютно відсутні в публічномупросторі, їх просто фізично не може бути, тому що до контрнаступу ще тількиготуються, накопичення йде резерву, ресурсу і т.д. і говорити про те, що хтосьвже чітко розуміє, де, що і як робитиме Україна безпосередньо на полі бою, це,м'яко кажучи, дивно виглядає", - сказав Подоляк.</text:p>
      <text:p text:style-name="P4">
<text:span text:style-name="T4">
Читайте також:</text:span>
 <text:span text:style-name="T4">
<text:a xlink:type="simple" xlink:href="https://www.ukrinform.ua/rubric-world/3693674-u-bellingcat-vstanovili-persodzerela-zlitih-dokumentiv-pentagonu.html" text:style-name="Internet_20_link" text:visited-style-name="Visited_20_Internet_20_Link">
 </text:a>
 </text:span>
</text:p>
      <text:p text:style-name="P4">
За його словами, опубліковані документи "частково виглядають, як аналітичнідокументи" про ставлення до тієї чи іншої проблеми, наприклад, що Україні невистачає певних засобів ППО.</text:p>
      <text:p text:style-name="P4">
Водночас він підкреслив, що про потреби у зброї українська сторона і такпублічно говорить.</text:p>
      <text:p text:style-name="P4">
Радник очільника ОП вважає, що ці документи є "інформаційною складовою, якоюопікується російська федерація", і покликані дискредитувати відносини міжУкраїною й іншими партнерами чи між <text:span text:style-name="T4">
<text:a xlink:type="simple" xlink:href="https://www.ukrinform.ua/tag-ssa" text:style-name="Internet_20_link" text:visited-style-name="Visited_20_Internet_20_Link">
 </text:a>
 </text:span>
й іншими партнерами, включно з Україною; дати людям зрозуміти, що росія нібитоконтролює певні закриті інформаційні потоки, а також відволікти увагу.</text:p>
      <text:p text:style-name="P4">
"Це (витік - ред.) не плутає ніякі плани, бо вони розробляються, вони щеоперативно-тактично відпрацьовуються. З нашими партнерами внесемо певнікорективи щодо виключно кількості зброї, яка нам потрібно", - додав Подоляк.</text:p>
      <text:p text:style-name="P4">
<text:span text:style-name="T4">
Читайте також:</text:span>
 <text:span text:style-name="T4">
<text:a xlink:type="simple" xlink:href="https://www.ukrinform.ua/rubric-world/3693664-u-ssa-rozpocali-rozsliduvanna-pisla-novogo-vitoku-sekretnih-vijskovih-dokumentiv.html" text:style-name="Internet_20_link" text:visited-style-name="Visited_20_Internet_20_Link">
 </text:a>
 </text:span>
</text:p>
      <text:p text:style-name="P4">
Як повідомляв Укрінформ, видання New York Times опублікувало матеріал, у якомуйдеться про те, що _<text:span text:style-name="T4">
<text:a xlink:type="simple" xlink:href="https://www.ukrinform.ua/rubric-ato/3692686-nyt-pentagon-rozslidue-vitik-taemnih-dokumentiv-pro-pidgotovku-kontrnastupu-zsu.html" text:style-name="Internet_20_link" text:visited-style-name="Visited_20_Internet_20_Link">
 </text:a>
 </text:span>
 _ , які стосуються планів США й НАТО щодо контрнаступу ЗСУ.</text:p>
      <text:p text:style-name="P4">
Міністерство юстиції США розпочало розслідування витоку документівамериканської розвідки, які були опубліковані в соціальних мережах упродовжостанніх тижнів.</text:p>
      <text:p text:style-name="P4">
Source: <text:a xlink:type="simple" xlink:href="https://www.ukrinform.ua/rubric-ato/3694131-zliti-dokumenti-pentagonu-ne-rozkrivaut-dannih-pro-kontrnastup-podolak.html" text:style-name="Internet_20_link" text:visited-style-name="Visited_20_Internet_20_Link">
https://www.ukrinform.ua/rubric-ato/3694131-zliti-dokumenti-pentagonu-ne-rozkrivaut-dannih-pro-kontrnastup-podolak.html</text:a>
</text:p>
      <!--NEWS-->
      <text:h text:style-name="P10" text:outline-level="1">
<text:span text:style-name="T4">
Луїш Каштру виграв перший трофей із «Ботафого»</text:span>
</text:h>
      <text:p text:style-name="P4">
Authors: Ukrinform (Person)</text:p>
      <text:p text:style-name="P4">
Publisher: Укринформ (Organization)</text:p>
      <text:p text:style-name="P4">
Published Time: 2023-04-10T21:15:32+03:00</text:p>
      <text:p text:style-name="P4">
Modified Time: 2023-04-10T21:15:32+03:00</text:p>
      <text:p text:style-name="P4">
Description: Колишній коуч «Шахтаря» привів «самотню зірку» до перемоги у Кубку Ріо. — Укрінформ.</text:p>
      <text:p text:style-name="P4">
Images: ["<text:a xlink:type="simple" xlink:href="https://static.ukrinform.com/photos/2023_04/thumb_files/630_360_1681150452-855.jpg" text:style-name="Internet_20_link" text:visited-style-name="Visited_20_Internet_20_Link">
630_360_16811...</text:a>
"]</text:p>
      <text:p text:style-name="P4">
Tags: ['Футбол', 'Луїш Каштру']</text:p>
      <text:p text:style-name="P4">
Type: Article</text:p>
      <!--METADATA-->
      <text:p text:style-name="P4">
<draw:frame draw:style-name="fr1" draw:name="Image197" text:anchor-type="as-char" svg:width="6.9236in" svg:height="3.956343in" draw:z-index="0">
<draw:image xlink:href="../Images/yкринформ/2023-04-10T21-15-32-03-00/630_360_1681150452-855.jpg" xlink:type="simple" xlink:show="embed" xlink:actuate="onLoad" draw:mime-type="image/jpeg"/>
</draw:frame>
 Колишнійкоуч «Шахтаря» привів «самотню зірку» до перемоги у Кубку Ріо.</text:p>
      <text:p text:style-name="P4">
«Ботафого» під керівництвом колишнього наставника «Шахтаря» Луїша Каштру ставпереможцем Кубка Ріо, <text:a xlink:type="simple" xlink:href="http://botafogo.com.br" text:style-name="Internet_20_link" text:visited-style-name="Visited_20_Internet_20_Link">
 </text:a>
 пресслужба клубу, передаєУкрінформ.</text:p>
      <text:p text:style-name="P4">
У фіналі «самотня зірка» з рахунком 5:2 обіграла «Аудакс Ріо».</text:p>
      <text:p text:style-name="P4">
Для Луїша Каштру цей трофей став першим разом із «Ботафого». Усього ж цякоманда перемагала в Кубку Ріо вісім разів в історії, що менше тільки, ніж у«Васко да Гама» (11 титулів) та «Фламенго» (9).</text:p>
      <text:p text:style-name="P4">
Завдяки перемозі у Кубку Ріо «Ботафого» гарантував собі участь в розіграшіКубка Бразилії-2024.</text:p>
      <text:p text:style-name="P4">
<text:span text:style-name="T4">
Читайте також:</text:span>
 <text:a xlink:type="simple" xlink:href="https://www.ukrinform.ua/rubric-sports/3693633-upl-dubl-orihovskogo-dopomig-kolosu-rozgromiti-metalist-1925.html" text:style-name="Internet_20_link" text:visited-style-name="Visited_20_Internet_20_Link">
 </text:a>
</text:p>
      <text:p text:style-name="P4">
Як повідомляв Укрінформ, донецький «Шахтар» проведе гру зі «Львовом» 12квітня.</text:p>
      <text:p text:style-name="P4">
Фото: botafogo.com.br</text:p>
      <text:p text:style-name="P4">
Source: <text:a xlink:type="simple" xlink:href="https://www.ukrinform.ua/rubric-sports/3694135-luis-kastru-vigrav-persij-trofej-iz-botafogo.html" text:style-name="Internet_20_link" text:visited-style-name="Visited_20_Internet_20_Link">
https://www.ukrinform.ua/rubric-sports/3694135-luis-kastru-vigrav-persij-trofej-iz-botafogo.html</text:a>
</text:p>
      <!--NEWS-->
      <text:h text:style-name="P10" text:outline-level="1">
<text:span text:style-name="T4">
Зеленський увів Камишіна до персонального складу Ставки</text:span>
</text:h>
      <text:p text:style-name="P4">
Authors: Ukrinform (Person)</text:p>
      <text:p text:style-name="P4">
Publisher: Укринформ (Organization)</text:p>
      <text:p text:style-name="P4">
Published Time: 2023-04-10T21:21:00+03:00</text:p>
      <text:p text:style-name="P4">
Modified Time: 2023-04-10T21:21:00+03:00</text:p>
      <text:p text:style-name="P4">
Description: Президент Володимир Зеленський увів до складу Ставки Верховного Головнокомандувача міністра з питань стратегічних галузей промисловості України Олександра Камишіна. — Укрінформ.</text:p>
      <text:p text:style-name="P4">
Images: ["<text:a xlink:type="simple" xlink:href="https://static.ukrinform.com/photos/2022_09/thumb_files/630_360_1664387283-922.jpg" text:style-name="Internet_20_link" text:visited-style-name="Visited_20_Internet_20_Link">
630_360_16643...</text:a>
"]</text:p>
      <text:p text:style-name="P4">
Tags: ['Зеленський', 'Камишін']</text:p>
      <text:p text:style-name="P4">
Type: Article</text:p>
      <!--METADATA-->
      <text:p text:style-name="P4">
<draw:frame draw:style-name="fr1" draw:name="Image198" text:anchor-type="as-char" svg:width="6.9236in" svg:height="3.956343in" draw:z-index="0">
<draw:image xlink:href="../Images/yкринформ/2023-04-10T21-21-00-03-00/630_360_1664387283-922.jpg" xlink:type="simple" xlink:show="embed" xlink:actuate="onLoad" draw:mime-type="image/jpeg"/>
</draw:frame>
 ПрезидентВолодимир Зеленський увів до складу Ставки Верховного Головнокомандувачаміністра з питань стратегічних галузей промисловості України ОлександраКамишіна.</text:p>
      <text:p text:style-name="P4">
Відповідний <text:a xlink:type="simple" xlink:href="https://www.president.gov.ua/documents/2052023-46421" text:style-name="Internet_20_link" text:visited-style-name="Visited_20_Internet_20_Link">
 </text:a>
опублікований на сайті Глави держави, передає Укрінформ.</text:p>
      <text:p text:style-name="P4">
"Увести до персонального складу Ставки Верховного Головнокомандувача КамишінаОлександра Миколайовича – міністра з питань стратегічних галузей промисловостіУкраїни", - зазначається в указі.</text:p>
      <text:p text:style-name="P4">
<text:span text:style-name="T4">
Читайте також:</text:span>
 <text:span text:style-name="T4">
<text:a xlink:type="simple" xlink:href="https://www.ukrinform.ua/rubric-polytics/3691424-prezident-uviv-kamisina-do-skladu-rnbo.html" text:style-name="Internet_20_link" text:visited-style-name="Visited_20_Internet_20_Link">
 </text:a>
 </text:span>
</text:p>
      <text:p text:style-name="P4">
Як повідомляв Укрінформ, Верховна Рада призначила Олександра Камишіна напосаду _<text:span text:style-name="T4">
<text:a xlink:type="simple" xlink:href="https://www.ukrinform.ua/rubric-polytics/3685304-rada-priznacila-kamisina-na-posadu-ministra-z-pitan-strategicnih-galuzej-promislovosti.html" text:style-name="Internet_20_link" text:visited-style-name="Visited_20_Internet_20_Link">
 </text:a>
 </text:span>
 _ Раніше високопосадовець очолював акціонернетовариство "Укрзалізниця".</text:p>
      <text:p text:style-name="P4">
Source: <text:a xlink:type="simple" xlink:href="https://www.ukrinform.ua/rubric-polytics/3694136-zelenskij-uviv-kamisina-do-personalnogo-skladu-stavki.html" text:style-name="Internet_20_link" text:visited-style-name="Visited_20_Internet_20_Link">
https://www.ukrinform.ua/rubric-polytics/3694136-zelenskij-uviv-kamisina-do-personalnogo-skladu-stavki.html</text:a>
</text:p>
      <!--NEWS-->
      <text:h text:style-name="P10" text:outline-level="1">
<text:span text:style-name="T4">
Україні потрібно п'ять тисяч фахівців для розмінування – Резніков</text:span>
</text:h>
      <text:p text:style-name="P4">
Authors: Ukrinform (Person)</text:p>
      <text:p text:style-name="P4">
Publisher: Укринформ (Organization)</text:p>
      <text:p text:style-name="P4">
Published Time: 2023-04-10T21:23:00+03:00</text:p>
      <text:p text:style-name="P4">
Modified Time: 2023-04-10T21:23:00+03:00</text:p>
      <text:p text:style-name="P4">
Description: Для розмінування українських територій потрібно близько п'яти тисяч фахівців, а також оператори з інших країн. — Укрінформ.</text:p>
      <text:p text:style-name="P4">
Images: ["<text:a xlink:type="simple" xlink:href="https://static.ukrinform.com/photos/2023_03/thumb_files/630_360_1678806536-855.jpg" text:style-name="Internet_20_link" text:visited-style-name="Visited_20_Internet_20_Link">
630_360_16788...</text:a>
"]</text:p>
      <text:p text:style-name="P4">
Tags: ['Розмінування', 'Україна', 'Резніков', 'Війна з росією']</text:p>
      <text:p text:style-name="P4">
Type: Article</text:p>
      <!--METADATA-->
      <text:p text:style-name="P4">
<draw:frame draw:style-name="fr1" draw:name="Image199" text:anchor-type="as-char" svg:width="6.9236in" svg:height="3.956343in" draw:z-index="0">
<draw:image xlink:href="../Images/yкринформ/2023-04-10T21-23-00-03-00/630_360_1678806536-855.jpg" xlink:type="simple" xlink:show="embed" xlink:actuate="onLoad" draw:mime-type="image/jpeg"/>
</draw:frame>
 Длярозмінування українських територій потрібно близько п'яти тисяч фахівців, атакож оператори з інших країн.</text:p>
      <text:p text:style-name="P4">
Про це на брифінгу в Media Center Ukraine – Odesa розповів міністр оборониУкраїни Олексій Резніков, передає Укрінформ.</text:p>
      <text:p text:style-name="P4">
«В наших планах утворити потенціал як мінімум в п'ять тисяч українськихфахівців, які будуть займатися розмінуванням. Це не враховуючи фахівців зінших країн», - зазначив Резніков.</text:p>
      <text:p text:style-name="P4">
Він додав, що Україні на розмінування знадобиться близько 30 років, якщодержава рухатиметься темпами Хорватії, де й досі знаходять <text:a xlink:type="simple" xlink:href="https://www.ukrinform.ua/tag-mina" text:style-name="Internet_20_link" text:visited-style-name="Visited_20_Internet_20_Link">
</text:a>
 .</text:p>
      <text:p text:style-name="P4">
«Сучасні технології виявлення мін, наприклад дрони (водні, підводні, авіаційніта наземні), можуть скоротити цей процес, але все одно обсяг роботи дужевеликий. Це шалений виклик для відновлення України», - сказав Резніков.</text:p>
      <text:p text:style-name="P4">
<text:span text:style-name="T4">
Читайте також:</text:span>
 <text:a xlink:type="simple" xlink:href="https://www.ukrinform.ua/rubric-ato/3692864-u-minoboroni-rozpovili-ak-mozna-prisvidsiti-rozminuvanna-teritorii-ukraini.html" text:style-name="Internet_20_link" text:visited-style-name="Visited_20_Internet_20_Link">
 <text:span text:style-name="T4">
розмінування</text:span>
 </text:a>
</text:p>
      <text:p text:style-name="P4">
Міністр оборони підкреслив, що обладнання для розмінування в тому числі надаєДанія.</text:p>
      <text:p text:style-name="P4">
Як повідомлялося, розглядається <text:a xlink:type="simple" xlink:href="https://www.ukrinform.ua/rubric-ato/3694126-kolisnih-vijskovih-ssa-mozut-zaluciti-do-obslugovuvanna-ozbroenna-dla-ukraini.html" text:style-name="Internet_20_link" text:visited-style-name="Visited_20_Internet_20_Link">
 </text:a>
 до обслуговування переданих Україні міжнародними партнерамитанків та іншої військової техніки колишніх військовослужбовців США.</text:p>
      <text:p text:style-name="P4">
Source: <text:a xlink:type="simple" xlink:href="https://www.ukrinform.ua/rubric-vidbudova/3694139-ukraini-potribno-pat-tisac-fahivciv-dla-rozminuvanna-reznikov.html" text:style-name="Internet_20_link" text:visited-style-name="Visited_20_Internet_20_Link">
https://www.ukrinform.ua/rubric-vidbudova/3694139-ukraini-potribno-pat-tisac-fahivciv-dla-rozminuvanna-reznikov.html</text:a>
</text:p>
      <!--NEWS-->
      <text:h text:style-name="P10" text:outline-level="1">
<text:span text:style-name="T4">
Виплати 30 тисяч захисникам стануть для уряду «задачею з зірочкою» - депутат</text:span>
</text:h>
      <text:p text:style-name="P4">
Authors: Ukrinform (Person)</text:p>
      <text:p text:style-name="P4">
Publisher: Укринформ (Organization)</text:p>
      <text:p text:style-name="P4">
Published Time: 2023-04-10T21:28:47+03:00</text:p>
      <text:p text:style-name="P4">
Modified Time: 2023-04-10T21:28:47+03:00</text:p>
      <text:p text:style-name="P4">
Description: Задля забезпечення щомісячної додаткової виплати в розмірі 30 тисяч гривень українським захисникам, найімовірніше, доведеться ініціювати зміни до державного бюджету України. — Укрінформ.</text:p>
      <text:p text:style-name="P4">
Images: ["<text:a xlink:type="simple" xlink:href="https://static.ukrinform.com/photos/2022_10/thumb_files/630_360_1664962274-875.jpg" text:style-name="Internet_20_link" text:visited-style-name="Visited_20_Internet_20_Link">
630_360_16649...</text:a>
"]</text:p>
      <text:p text:style-name="P4">
Tags: ['Бюджет', 'Кабмін', 'Гроші', 'Військові']</text:p>
      <text:p text:style-name="P4">
Type: Article</text:p>
      <!--METADATA-->
      <text:p text:style-name="P4">
<draw:frame draw:style-name="fr1" draw:name="Image200" text:anchor-type="as-char" svg:width="6.9236in" svg:height="3.956343in" draw:z-index="0">
<draw:image xlink:href="../Images/yкринформ/2023-04-10T21-28-47-03-00/630_360_1664962274-875.jpg" xlink:type="simple" xlink:show="embed" xlink:actuate="onLoad" draw:mime-type="image/jpeg"/>
</draw:frame>
 Задлязабезпечення щомісячної додаткової виплати в розмірі 30 тисяч гривеньукраїнським захисникам, найімовірніше, доведеться ініціювати зміни додержавного бюджету України.</text:p>
      <text:p text:style-name="P4">
Про це секретар Комітету Верховної Ради з питань національної безпеки, оборонита розвідки, народний депутат із парламентської фракції "Голос" Роман Костенкорозповів у коментарі Укрінформу.</text:p>
      <text:p text:style-name="P4">
Він нагадав, що парламент у понеділок ухвалив закон, в якому міститься правкапро повернення додаткових виплат у розмірі 30 тисяч гривеньвійськовослужбовцям, поліцейським та рятувальникам.</text:p>
      <text:p text:style-name="P4">
<text:span text:style-name="T4">
Читайте також:</text:span>
 <text:a xlink:type="simple" xlink:href="https://www.ukrinform.ua/rubric-society/3694029-30-tisac-dla-vijskovih-venislavskij-kaze-so-dla-doplat-potribni-dodatkovi-kosti-v-budzet.html" text:style-name="Internet_20_link" text:visited-style-name="Visited_20_Internet_20_Link">
 <text:span text:style-name="T4">
Веніславський</text:span>
 </text:a>
</text:p>
      <text:p text:style-name="P4">
Водночас Костенко зауважив, що ця правка містить положення, відповідно доякого заробітна плата працівників органів державної влади, місцевогосамоврядування, державних підприємств, членів уряду, народних депутатів неможе перевищувати десять мінімальних заробітних плат.</text:p>
      <text:p text:style-name="P4">
"Ніби логіка підказує, що ця правка про те, як ми зараз заберемо кошти убагатих чиновників, роздамо їх нашим захисникам і всі будуть задоволені… Однакце тільки на перший погляд", – підкреслив парламентарій.</text:p>
      <text:p text:style-name="P4">
За його словами, ці обмеження не покриють потребу в коштах на поверненнявиплат 30 тисяч військовим, поліцейським та рятувальникам. Посилаючись на даніаналітиків і колег по парламенту, Костенко зазначив, що такої економії невистачить, щоб покрити навіть 2% від необхідного обсягу коштів для доплатзахисникам.</text:p>
      <text:p text:style-name="P4">
<text:span text:style-name="T4">
Читайте також:</text:span>
 <text:a xlink:type="simple" xlink:href="https://www.ukrinform.ua/rubric-society/3693963-rada-pidtrimala-povernenna-viplat-30-tisac-dla-vijskovih-deputat.html" text:style-name="Internet_20_link" text:visited-style-name="Visited_20_Internet_20_Link">
 <text:span text:style-name="T4">
виплат</text:span>
 </text:a>
</text:p>
      <text:p text:style-name="P4">
"Тому повернення додаткових виплат – це, звичайно, добре для людей, але заразце стане для уряду "задачею із зірочкою", звідки взяти кошти. Тому, скоріше завсе, потрібно буде ініціювати зміни до Держбюджету. Ці кошти потрібно будедесь віднайти. А поки ми можемо зіштовхнутися з ситуацією, коли ми обмежилизарплати держслужбовцям та чиновникам, а військовослужбовцям, поліцейським ірятувальникам доплати не повернули", – підсумував народний депутат.</text:p>
      <text:p text:style-name="P4">
Як повідомлялося, <text:a xlink:type="simple" xlink:href="https://www.ukrinform.ua/tag-verhovna-rada" text:style-name="Internet_20_link" text:visited-style-name="Visited_20_Internet_20_Link">
 </text:a>
 10 квітняпід час розгляду законопроєкту "Про внесення змін до деяких законів Українищодо удосконалення правового регулювання питань, пов'язаних із здійсненнямзаходів правового режиму воєнного стану" (№8312) <text:a xlink:type="simple" xlink:href="https://www.ukrinform.ua/rubric-society/3693963-rada-pidtrimala-povernenna-viplat-30-tisac-dla-vijskovih-deputat.html" text:style-name="Internet_20_link" text:visited-style-name="Visited_20_Internet_20_Link">
</text:a>
 про повернення щомісячнихдодаткових виплат у розмірі 30 тисяч гривень для військовослужбовців,поліцейських та рятувальників незалежно від покладених на них завдань чирайонів проходження служби.</text:p>
      <text:p text:style-name="P4">
Член Комітету <text:a xlink:type="simple" xlink:href="https://www.ukrinform.ua/tag-verhovna-rada" text:style-name="Internet_20_link" text:visited-style-name="Visited_20_Internet_20_Link">
 </text:a>
 з питаньнаціональної безпеки, оборони та розвідки, представник Президента у парламентіФедір Веніславський заявив у коментарі Укрінформу, що для реалізації рішенняпро повернення щомісячної виплати в розмірі 30 тисяч гривень українськимзахисникам необхідно знайти додаткові джерела фінансування державного бюджетуУкраїни. За його словами, такі доплати можуть обійтися державі близькогоодного трильйона гривень на рік.</text:p>
      <text:p text:style-name="P4">
Source: <text:a xlink:type="simple" xlink:href="https://www.ukrinform.ua/rubric-society/3694142-viplati-30-tisac-zahisnikam-stanut-dla-uradu-zadaceu-z-zirockou-deputat.html" text:style-name="Internet_20_link" text:visited-style-name="Visited_20_Internet_20_Link">
https://www.ukrinform.ua/rubric-society/3694142-viplati-30-tisac-zahisnikam-stanut-dla-uradu-zadaceu-z-zirockou-deputat.html</text:a>
</text:p>
      <!--NEWS-->
      <text:h text:style-name="P10" text:outline-level="1">
<text:span text:style-name="T4">
росіяни протягом доби обстріляли п’ять громад Сумщини</text:span>
</text:h>
      <text:p text:style-name="P4">
Authors: Ukrinform (Person)</text:p>
      <text:p text:style-name="P4">
Publisher: Укринформ (Organization)</text:p>
      <text:p text:style-name="P4">
Published Time: 2023-04-10T21:30:00+03:00</text:p>
      <text:p text:style-name="P4">
Modified Time: 2023-04-10T21:30:00+03:00</text:p>
      <text:p text:style-name="P4">
Description: російські війська у понеділок, 10 квітня, обстріляли п’ять територіальних громад Сумської області.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201" text:anchor-type="as-char" svg:width="6.9236in" svg:height="3.956343in" draw:z-index="0">
<draw:image xlink:href="../Images/yкринформ/2023-04-10T21-30-00-03-00/630_360_1669987737-966.jpg" xlink:type="simple" xlink:show="embed" xlink:actuate="onLoad" draw:mime-type="image/jpeg"/>
</draw:frame>
 російськівійська у понеділок, 10 квітня, обстріляли п’ять територіальних громадСумської області.</text:p>
      <text:p text:style-name="P4">
Як передає Укрінформ, про це Сумська обласна військова адміністраціяповідомляє у <text:a xlink:type="simple" xlink:href="https://t.me/Sumy_news_ODA/15364" text:style-name="Internet_20_link" text:visited-style-name="Visited_20_Internet_20_Link">
 </text:a>
 .</text:p>
      <text:p text:style-name="P4">
«Протягом дня росіяни здійснили 9 <text:a xlink:type="simple" xlink:href="https://www.ukrinform.ua/tag-obstril" text:style-name="Internet_20_link" text:visited-style-name="Visited_20_Internet_20_Link">
 </text:a>
прикордонних громад - Білопільської, Хотінської, Великописарівської,Миропільської, Шалигинської. Зафіксовано 118 прильотів», - ідеться вповідомленні.</text:p>
      <text:p text:style-name="P4">
По Хотінській громаді з території рф був мінометний обстріл - 6 влучань.Пошкоджено лінію електропередач в одному із сіл громади.</text:p>
      <text:p text:style-name="P4">
По Великописарівській громаді росіяни здійснили обстріл з АГС - 10 пострілів.</text:p>
      <text:p text:style-name="P4">
Крім того, ворог скинув на територію Білопільської громади 34 міни та здійснив58 пострілів з АГС.</text:p>
      <text:p text:style-name="P4">
По Шалигинській громаді було зафіксовано 9 влучань з мінометів.</text:p>
      <text:p text:style-name="P4">
<text:span text:style-name="T4">
Читайте також:</text:span>
 <text:a xlink:type="simple" xlink:href="https://www.ukrinform.ua/rubric-ato/3693603-zsu-zbili-nad-sumsinou-rosijskij-bezpilotnik.html" text:style-name="Internet_20_link" text:visited-style-name="Visited_20_Internet_20_Link">
 <text:span text:style-name="T4">
Сумщино</text:span>
 </text:a>
</text:p>
      <text:p text:style-name="P4">
Також російські загарбники скинули одну міну на територію Миропільськоїгромади.</text:p>
      <text:p text:style-name="P4">
За повідомленнями військових, наразі оперативна обстановка на прикордонніСумщини контрольована. Формування ворожих наступальних угруповань поблизудержавного кордону не виявлено.</text:p>
      <text:p text:style-name="P4">
Як повідомляв Укрінформ, російська армія за добу атакувала <text:a xlink:type="simple" xlink:href="https://www.ukrinform.ua/rubric-regions/3693812-rosijska-armia-za-dobu-atakuvala-visim-oblastej-ukraini-zvedenna-ova.html" text:style-name="Internet_20_link" text:visited-style-name="Visited_20_Internet_20_Link">
</text:a>
 України.</text:p>
      <text:p text:style-name="P4">
Source: <text:a xlink:type="simple" xlink:href="https://www.ukrinform.ua/rubric-ato/3694140-rosiani-protagom-dobi-obstrilali-pat-gromad-sumsini.html" text:style-name="Internet_20_link" text:visited-style-name="Visited_20_Internet_20_Link">
https://www.ukrinform.ua/rubric-ato/3694140-rosiani-protagom-dobi-obstrilali-pat-gromad-sumsini.html</text:a>
</text:p>
      <!--NEWS-->
      <text:h text:style-name="P10" text:outline-level="1">
<text:span text:style-name="T4">
У Бородянці завершили проєктування нового відділення поліції</text:span>
</text:h>
      <text:p text:style-name="P4">
Authors: Ukrinform (Person)</text:p>
      <text:p text:style-name="P4">
Publisher: Укринформ (Organization)</text:p>
      <text:p text:style-name="P4">
Published Time: 2023-04-10T21:37:00+03:00</text:p>
      <text:p text:style-name="P4">
Modified Time: 2023-04-10T21:37:00+03:00</text:p>
      <text:p text:style-name="P4">
Description: Проєктування нового відділення поліції у Бородянці, яке буде збудоване коштом американського бізнесмена Говарда Баффета, вже завершено. — Укрінформ.</text:p>
      <text:p text:style-name="P4">
Images: ["<text:a xlink:type="simple" xlink:href="https://static.ukrinform.com/photos/2023_04/thumb_files/630_360_1681152484-714.jpg" text:style-name="Internet_20_link" text:visited-style-name="Visited_20_Internet_20_Link">
630_360_16811...</text:a>
"]</text:p>
      <text:p text:style-name="P4">
Tags: ['Поліція', 'Баффетт', 'Бородянка']</text:p>
      <text:p text:style-name="P4">
Type: Article</text:p>
      <!--METADATA-->
      <text:p text:style-name="P4">
<draw:frame draw:style-name="fr1" draw:name="Image202" text:anchor-type="as-char" svg:width="6.9236in" svg:height="3.956343in" draw:z-index="0">
<draw:image xlink:href="../Images/yкринформ/2023-04-10T21-37-00-03-00/630_360_1681152484-714.jpg" xlink:type="simple" xlink:show="embed" xlink:actuate="onLoad" draw:mime-type="image/jpeg"/>
</draw:frame>
Проєктування нового відділення поліції у Бородянці, яке буде збудоване коштомамериканського бізнесмена Говарда Баффета, вже завершено.</text:p>
      <text:p text:style-name="P4">
Як передає Укрінформ, про це повідомив у <text:a xlink:type="simple" xlink:href="https://t.me/andrii_nebytov/1178" text:style-name="Internet_20_link" text:visited-style-name="Visited_20_Internet_20_Link">
 </text:a>
очільник поліції Київщини Андрій Нєбитов за підсумком візиту Баффета.</text:p>
      <text:p text:style-name="P4">
Зазначається, що на першій зустрічі з Говардом у листопаді минулого року ійого пропозицію допомогти поліції Київщини, бізнесмена попросили відновитизнищене окупантом поліцейське відділення в багатостраждальній <text:span text:style-name="T4">
<text:a xlink:type="simple" xlink:href="https://www.ukrinform.ua/tag-borodanka" text:style-name="Internet_20_link" text:visited-style-name="Visited_20_Internet_20_Link">
</text:a>
 </text:span>
 .</text:p>
      <text:p text:style-name="P4">
"Нова, сучасна, технологічна і зручна адміністративна будівля поліції - цевагомий крок для безпеки міста, і головне - поштовх для відновлення усіх сфержиття та соціально-економічного розвитку. Вже завершено проєктування, ісьогодні Говардом фактично наданий старт будівництву”, - йдеться уповідомленні.</text:p>
      <text:p text:style-name="P4">
<text:span text:style-name="T4">
Читайте також:</text:span>
 <text:span text:style-name="T4">
<text:a xlink:type="simple" xlink:href="https://www.ukrinform.ua/rubric-regions/3690622-u-borodanci-vstanovili-skulpturu-divcinka-pid-soncem-do-ricnici-deokupacii-kiivsini.html" text:style-name="Internet_20_link" text:visited-style-name="Visited_20_Internet_20_Link">
 </text:a>
 </text:span>
</text:p>
      <text:p text:style-name="P4">
Нєбитов також повідомив, що Київщину відвідав і відомий британський бізнесменРічард Бренсон.</text:p>
      <text:p text:style-name="P4">
“Закони Всесвіту: якщо є ті, хто несе зло і руйнування, завжди є ті, хтоприйдуть з добром і допомогою!” - написав очільник поліції Київщини.</text:p>
      <text:p text:style-name="P4">
<text:span text:style-name="T4">
Читайте також:</text:span>
 <text:span text:style-name="T4">
<text:a xlink:type="simple" xlink:href="https://www.ukrinform.ua/rubric-kyiv/3689933-u-kievi-prezentuvali-dokumentalni-knigi-pro-okupaciu-borodanki.html" text:style-name="Internet_20_link" text:visited-style-name="Visited_20_Internet_20_Link">
 </text:a>
 </text:span>
</text:p>
      <text:p text:style-name="P4">
Як повідомляв Укрінформ, у Бучі на Київщині стартувало будівництво першоїфабрики-кухні, а в Лозовій Харківської області підписали меморандум прореалізацію проєкту другої такої кухні.</text:p>
      <text:p text:style-name="P4">
Source: <text:a xlink:type="simple" xlink:href="https://www.ukrinform.ua/rubric-regions/3694147-u-borodanci-zaversili-proektuvanna-novogo-viddilenna-policii.html" text:style-name="Internet_20_link" text:visited-style-name="Visited_20_Internet_20_Link">
https://www.ukrinform.ua/rubric-regions/3694147-u-borodanci-zaversili-proektuvanna-novogo-viddilenna-policii.html</text:a>
</text:p>
      <!--NEWS-->
      <text:h text:style-name="P10" text:outline-level="1">
<text:span text:style-name="T4">
США взаємодіють із союзниками й партнерами щодо витоку секретних файлів - Держдеп</text:span>
</text:h>
      <text:p text:style-name="P4">
Authors: Ukrinform (Person)</text:p>
      <text:p text:style-name="P4">
Publisher: Укринформ (Organization)</text:p>
      <text:p text:style-name="P4">
Published Time: 2023-04-10T21:42:00+03:00</text:p>
      <text:p text:style-name="P4">
Modified Time: 2023-04-10T21:42:00+03:00</text:p>
      <text:p text:style-name="P4">
Description: Сполучені Штати взаємодіють на високому рівні із союзними країнами й міжнародними партнерами у питаннях, пов’язаних з витоком у мережу чутливої розвідувальної інформації Міністерства оборони США. — Укрінформ.</text:p>
      <text:p text:style-name="P4">
Images: ["<text:a xlink:type="simple" xlink:href="https://static.ukrinform.com/photos/2022_10/thumb_files/630_360_1666031974-150.jpg" text:style-name="Internet_20_link" text:visited-style-name="Visited_20_Internet_20_Link">
630_360_16660...</text:a>
"]</text:p>
      <text:p text:style-name="P4">
Tags: ['Міноборони', 'Розвідка', 'США', 'Держдеп']</text:p>
      <text:p text:style-name="P4">
Type: Article</text:p>
      <!--METADATA-->
      <text:p text:style-name="P4">
<draw:frame draw:style-name="fr1" draw:name="Image203" text:anchor-type="as-char" svg:width="6.9236in" svg:height="3.956343in" draw:z-index="0">
<draw:image xlink:href="../Images/yкринформ/2023-04-10T21-42-00-03-00/630_360_1666031974-150.jpg" xlink:type="simple" xlink:show="embed" xlink:actuate="onLoad" draw:mime-type="image/jpeg"/>
</draw:frame>
 СполученіШтати взаємодіють на високому рівні із союзними країнами й міжнароднимипартнерами у питаннях, пов’язаних з витоком у мережу чутливої розвідувальноїінформації Міністерства оборони США.</text:p>
      <text:p text:style-name="P4">
Про це заявив у понеділок під час брифінгу у Вашингтоні заступник речникаДерждепартаменту США Ведант Пател, повідомляє власний кореспондент Укрінформу.</text:p>
      <text:p text:style-name="P4">
«Представники влади <text:a xlink:type="simple" xlink:href="https://www.ukrinform.ua/tag-ssa" text:style-name="Internet_20_link" text:visited-style-name="Visited_20_Internet_20_Link">
 </text:a>
 в усіх міжвідомчихструктурах взаємодіють із союзниками й партнерами на високому рівні з цьогоприводу, щоб запевнити їх у нашій прихильності до збереження розвідданих, атакож у відданості нашим партнерським відносинам», - зауважив представникДерждепу.</text:p>
      <text:p text:style-name="P4">
Він нагадав, що Пентагон звернувся до Міністерства юстиції США, щоб відкритикримінальне провадження стосовно витоку розвідувальних даних. Крім того, зайого словами, у Пентагоні вжили негайних заходів для обмеження доступу досекретних файлів і наразі взаємодіють з іншими відомствами уряду США,пов’язаними з питаннями національної безпеки, для вивчення наслідків витокуінформації.</text:p>
      <text:p text:style-name="P4">
<text:span text:style-name="T4">
Читайте також:</text:span>
 <text:a xlink:type="simple" xlink:href="https://www.ukrinform.ua/rubric-technology/3694096-ukraina-rozirvala-ugodu-z-bilorussu-pro-spivpracu-v-galuzi-tehnicnogo-zahistu-informacii.html" text:style-name="Internet_20_link" text:visited-style-name="Visited_20_Internet_20_Link">
 <text:span text:style-name="T4">
інформації</text:span>
 </text:a>
</text:p>
      <text:p text:style-name="P4">
Як повідомляв Укрінформ, минулого тижня видання <text:a xlink:type="simple" xlink:href="https://www.nytimes.com/2023/04/06/us/politics/ukraine-war-plan-russia.html" text:style-name="Internet_20_link" text:visited-style-name="Visited_20_Internet_20_Link">
</text:a>
повідомило, що Пентагон розслідує витік секретних документів у соцмережі, якістосуються планів США й НАТО щодо запланованого контрнаступу ЗСУ. Тим часомГрупа розслідувачів <text:a xlink:type="simple" xlink:href="https://www.ukrinform.ua/rubric-world/3693674-u-bellingcat-vstanovili-persodzerela-zlitih-dokumentiv-pentagonu.html" text:style-name="Internet_20_link" text:visited-style-name="Visited_20_Internet_20_Link">
 </text:a>
 провела власне розслідування щодо пошуку першоджерел злитихдокументів Пентагону.</text:p>
      <text:p text:style-name="P4">
Source: <text:a xlink:type="simple" xlink:href="https://www.ukrinform.ua/rubric-world/3694144-ssa-vzaemodiut-iz-souznikami-j-partnerami-sodo-vitoku-sekretnih-fajliv-derzdep.html" text:style-name="Internet_20_link" text:visited-style-name="Visited_20_Internet_20_Link">
https://www.ukrinform.ua/rubric-world/3694144-ssa-vzaemodiut-iz-souznikami-j-partnerami-sodo-vitoku-sekretnih-fajliv-derzdep.html</text:a>
</text:p>
      <!--NEWS-->
      <text:h text:style-name="P10" text:outline-level="1">
<text:span text:style-name="T4">
Зеленський звільнив керівників Обухівської і Фастівської РДА на Київщині</text:span>
</text:h>
      <text:p text:style-name="P4">
Authors: Ukrinform (Person)</text:p>
      <text:p text:style-name="P4">
Publisher: Укринформ (Organization)</text:p>
      <text:p text:style-name="P4">
Published Time: 2023-04-10T21:47:00+03:00</text:p>
      <text:p text:style-name="P4">
Modified Time: 2023-04-10T21:47:00+03:00</text:p>
      <text:p text:style-name="P4">
Description: Президент Володимир Зеленський звільнив із посад голів Обухівської та Фастівської районних державних адміністрацій на Київщині. — Укрінформ.</text:p>
      <text:p text:style-name="P4">
Images: ["<text:a xlink:type="simple" xlink:href="https://static.ukrinform.com/photos/2022_09/thumb_files/630_360_1664387283-922.jpg" text:style-name="Internet_20_link" text:visited-style-name="Visited_20_Internet_20_Link">
630_360_16643...</text:a>
"]</text:p>
      <text:p text:style-name="P4">
Tags: ['Звільнення', 'Київщина', 'Зеленський']</text:p>
      <text:p text:style-name="P4">
Type: Article</text:p>
      <!--METADATA-->
      <text:p text:style-name="P4">
<draw:frame draw:style-name="fr1" draw:name="Image204" text:anchor-type="as-char" svg:width="6.9236in" svg:height="3.956343in" draw:z-index="0">
<draw:image xlink:href="../Images/yкринформ/2023-04-10T21-47-00-03-00/630_360_1664387283-922.jpg" xlink:type="simple" xlink:show="embed" xlink:actuate="onLoad" draw:mime-type="image/jpeg"/>
</draw:frame>
 ПрезидентВолодимир Зеленський звільнив із посад голів Обухівської та Фастівськоїрайонних державних адміністрацій на Київщині.</text:p>
      <text:p text:style-name="P4">
Відповідні документи опубліковані на сайті глави держави, передає Укрінформ.</text:p>
      <text:p text:style-name="P4">
Так, розпорядженням <text:a xlink:type="simple" xlink:href="https://www.president.gov.ua/documents/652023-rp-46417" text:style-name="Internet_20_link" text:visited-style-name="Visited_20_Internet_20_Link">
</text:a>
 звільнено ОлександраГомона з посади голови Обухівської РДА Київської області, а розпорядженням <text:a xlink:type="simple" xlink:href="https://www.president.gov.ua/documents/652023-rp-46417" text:style-name="Internet_20_link" text:visited-style-name="Visited_20_Internet_20_Link">
</text:a>
 - Юрія Волкова зпосади голови Фастівської РДА.</text:p>
      <text:p text:style-name="P4">
Обох посадовців звільнено згідно з поданими ними заявами.</text:p>
      <text:p text:style-name="P4">
<text:span text:style-name="T4">
Читайте також:</text:span>
 <text:a xlink:type="simple" xlink:href="https://www.ukrinform.ua/rubric-regions/3689278-zelenskij-zvilniv-golovu-pavlogradskoi-rda.html" text:style-name="Internet_20_link" text:visited-style-name="Visited_20_Internet_20_Link">
 <text:span text:style-name="T4">
звільнив</text:span>
 </text:a>
</text:p>
      <text:p text:style-name="P4">
Як повідомлялося, <text:a xlink:type="simple" xlink:href="https://www.ukrinform.ua/rubric-regions/3694128-prezident-priznaciv-kravcenka-golovou-kiivskoi-oda.html" text:style-name="Internet_20_link" text:visited-style-name="Visited_20_Internet_20_Link">
 </text:a>
 .</text:p>
      <text:p text:style-name="P4">
Source: <text:a xlink:type="simple" xlink:href="https://www.ukrinform.ua/rubric-regions/3694146-zelenskij-zvilniv-kerivnikiv-obuhivskoi-i-fastivskoi-rda-na-kiivsini.html" text:style-name="Internet_20_link" text:visited-style-name="Visited_20_Internet_20_Link">
https://www.ukrinform.ua/rubric-regions/3694146-zelenskij-zvilniv-kerivnikiv-obuhivskoi-i-fastivskoi-rda-na-kiivsini.html</text:a>
</text:p>
      <!--NEWS-->
      <text:h text:style-name="P10" text:outline-level="1">
<text:span text:style-name="T4">
У Туреччині будують канал до стародавнього міста Ефес</text:span>
</text:h>
      <text:p text:style-name="P4">
Authors: Ukrinform (Person)</text:p>
      <text:p text:style-name="P4">
Publisher: Укринформ (Organization)</text:p>
      <text:p text:style-name="P4">
Published Time: 2023-04-10T21:50:00+03:00</text:p>
      <text:p text:style-name="P4">
Modified Time: 2023-04-10T21:50:00+03:00</text:p>
      <text:p text:style-name="P4">
Description: Перший етап будівництва каналу, який з'єднає Егейське море і стародавнє античне місто Ефес, завершено на 99%. — Укрінформ.</text:p>
      <text:p text:style-name="P4">
Images: ["<text:a xlink:type="simple" xlink:href="https://static.ukrinform.com/photos/2023_04/thumb_files/630_360_1681128004-417.jpg" text:style-name="Internet_20_link" text:visited-style-name="Visited_20_Internet_20_Link">
630_360_16811...</text:a>
", "<text:a xlink:type="simple" xlink:href="https://static.ukrinform.com/photos/2023_04/1681128005-312.jpg" text:style-name="Internet_20_link" text:visited-style-name="Visited_20_Internet_20_Link">
1681128005-31...</text:a>
", "<text:a xlink:type="simple" xlink:href="https://static.ukrinform.com/photos/2023_04/1681128005-293.jpg" text:style-name="Internet_20_link" text:visited-style-name="Visited_20_Internet_20_Link">
1681128005-29...</text:a>
"]</text:p>
      <text:p text:style-name="P4">
Tags: ['Будівництво', 'Туреччина', 'Канал']</text:p>
      <text:p text:style-name="P4">
Type: Article</text:p>
      <!--METADATA-->
      <text:p text:style-name="P4">
<draw:frame draw:style-name="fr1" draw:name="Image205" text:anchor-type="as-char" svg:width="6.9236in" svg:height="3.956343in" draw:z-index="0">
<draw:image xlink:href="../Images/yкринформ/2023-04-10T21-50-00-03-00/630_360_1681128004-417.jpg" xlink:type="simple" xlink:show="embed" xlink:actuate="onLoad" draw:mime-type="image/jpeg"/>
</draw:frame>
 Першийетап будівництва каналу, який з'єднає Егейське море і стародавнє античне містоЕфес, завершено на 99%.</text:p>
      <text:p text:style-name="P4">
Про це повідомляє Укрінформ із посиланням на <text:a xlink:type="simple" xlink:href="https://www.trthaber.com/haber/kultur-sanat/efes-antik-kanal-projesinin-ilk-etabinda-sona-dogru-759564.html" text:style-name="Internet_20_link" text:visited-style-name="Visited_20_Internet_20_Link">
</text:a>
 .</text:p>
      <text:p text:style-name="P4">
“Перший етап <text:a xlink:type="simple" xlink:href="https://www.ukrinform.ua/tag-budivnictvo" text:style-name="Internet_20_link" text:visited-style-name="Visited_20_Internet_20_Link">
 </text:a>
 , який має на метіпоєднати стародавнє місто Ефес разом із морем через 2500 років, завершено на99%. В рамках першої фази проєкту створено вхід до каналу між узбережжямПамучак і дорогою Ізмір-Кушадаси протяжністю 250 метрів і завширшки 100метрів”, - повідомив регіональний директор головного державного управліннягідротехнічних робіт (DSI) Саадеттін Джейлан.</text:p>
      <text:p text:style-name="P4">
<draw:frame draw:style-name="fr1" draw:name="Image206" text:anchor-type="as-char" svg:width="6.9236in" svg:height="3.89773in" draw:z-index="0">
<draw:image xlink:href="../Images/yкринформ/2023-04-10T21-50-00-03-00/1681128005-312.jpg" xlink:type="simple" xlink:show="embed" xlink:actuate="onLoad" draw:mime-type="image/jpeg"/>
</draw:frame>
</text:p>
      <text:p text:style-name="P4">
За його словами, в рамках проєкту вже встановлено 1430 буронабивних паль,завершено роботу зі встановлення мармурового покриття площею 9 тисячквадратних метрів із запланованих 10 тисяч квадратних метрів.</text:p>
      <text:p text:style-name="P4">
<draw:frame draw:style-name="fr1" draw:name="Image207" text:anchor-type="as-char" svg:width="6.9236in" svg:height="4.615733in" draw:z-index="0">
<draw:image xlink:href="../Images/yкринформ/2023-04-10T21-50-00-03-00/1681128005-293.jpg" xlink:type="simple" xlink:show="embed" xlink:actuate="onLoad" draw:mime-type="image/jpeg"/>
</draw:frame>
</text:p>
      <text:p text:style-name="P4">
Як повідомляв Укрінформ, про намір побудувати канал було оголошено наприкінці2021 року. За попереднім планом, реалізація проєкту має два етапи. Першийпередбачає будівництво вхідного каналу завдовжки 600 метрів, хвилерізу тапристані для яхт. На другому етапі територія від шосе Ізмір-Кушадаси до портуЕфес буде очищена та реорганізована відповідно до історичного вигляду. Післяреалізації проєкту античне місто буде зв’язане з морем, що дасть можливістьподорожувати до Ефеса на яхтах.</text:p>
      <text:p text:style-name="P4">
<text:span text:style-name="T4">
Читайте також:</text:span>
 <text:a xlink:type="simple" xlink:href="https://www.ukrinform.ua/rubric-economy/3661967-tureccina-pocala-novi-burovi-roboti-v-cornomu-mori.html" text:style-name="Internet_20_link" text:visited-style-name="Visited_20_Internet_20_Link">
 </text:a>
</text:p>
      <text:p text:style-name="P4">
Ефес - популярна туристична принада, відома в усьому світі. Ефес бувзаснований у 10-7 ст. до н.е. на узбережжі Егейського моря, території сучасноїтурецької провінції Ізмір. Місто унікальне тим, що будівлі тут дуже добрезбереглися і в результаті археологічних розкопок воно набуло первинноговигляду.</text:p>
      <text:p text:style-name="P4">
<text:span text:style-name="T5">
Фото: АА</text:span>
</text:p>
      <text:p text:style-name="P4">
Source: <text:a xlink:type="simple" xlink:href="https://www.ukrinform.ua/rubric-world/3693954-u-tureccini-buduut-kanal-do-starodavnogo-mista-efes.html" text:style-name="Internet_20_link" text:visited-style-name="Visited_20_Internet_20_Link">
https://www.ukrinform.ua/rubric-world/3693954-u-tureccini-buduut-kanal-do-starodavnogo-mista-efes.html</text:a>
</text:p>
      <!--NEWS-->
      <text:h text:style-name="P10" text:outline-level="1">
<text:span text:style-name="T4">
В Україні прогнозують дощі та пориви вітру, вдень до +17°</text:span>
</text:h>
      <text:p text:style-name="P4">
Authors: Ukrinform (Person)</text:p>
      <text:p text:style-name="P4">
Publisher: Укринформ (Organization)</text:p>
      <text:p text:style-name="P4">
Published Time: 2023-04-10T21:52:00+03:00</text:p>
      <text:p text:style-name="P4">
Modified Time: 2023-04-10T21:52:00+03:00</text:p>
      <text:p text:style-name="P4">
Description: В Україні у вівторок дощ очікується у південних, центральних та східних областях, температура вночі 3-8° тепла, вдень 12-17°. — Укрінформ.</text:p>
      <text:p text:style-name="P4">
Images: ["<text:a xlink:type="simple" xlink:href="https://static.ukrinform.com/photos/2020_05/thumb_files/630_360_1590498150-136.jpg" text:style-name="Internet_20_link" text:visited-style-name="Visited_20_Internet_20_Link">
630_360_15904...</text:a>
"]</text:p>
      <text:p text:style-name="P4">
Tags: ['Дощ', 'Погода', 'Прогноз', 'Весна']</text:p>
      <text:p text:style-name="P4">
Type: Article</text:p>
      <!--METADATA-->
      <text:p text:style-name="P4">
<draw:frame draw:style-name="fr1" draw:name="Image208" text:anchor-type="as-char" svg:width="6.9236in" svg:height="3.956343in" draw:z-index="0">
<draw:image xlink:href="../Images/yкринформ/2023-04-10T21-52-00-03-00/630_360_1590498150-136.jpg" xlink:type="simple" xlink:show="embed" xlink:actuate="onLoad" draw:mime-type="image/jpeg"/>
</draw:frame>
 В Україніу вівторок дощ очікується у південних, центральних та східних областях,температура вночі 3-8° тепла, вдень 12-17°.</text:p>
      <text:p text:style-name="P4">
Про це Укрінформу повідомили в Українському гідрометцентрі.</text:p>
      <text:p text:style-name="P4">
"У південній частині, вдень і в центральних та східних областях <text:a xlink:type="simple" xlink:href="https://www.ukrinform.ua/tag-dos" text:style-name="Internet_20_link" text:visited-style-name="Visited_20_Internet_20_Link">
</text:a>
 ; на решті території без істотних опадів.Вітер переважно північно-східний, 5-10 м/с, у південних та східних областяхмісцями пориви 15-20 м/с. Температура вночі 3-8° тепла, вдень 12-17°; вКарпатах вночі близько 0°, вдень 3-8° тепла", - йдеться в повідомленні.</text:p>
      <text:p text:style-name="P4">
У Києві та області 11 квітня без істотних опадів. Вітер північно-східний, 5-10м/с. У столиці температура вночі 4-6° тепла, вдень 13-15°; на Київщині вночі3-8° тепла, вдень 12-17°.</text:p>
      <text:p text:style-name="P4">
Синоптики прогнозують в Україні 12 квітня часом дощ, в Карпатах вночі з мокримснігом; 13 квітня у східних, південно-східних областях очікується помірний, нарешті території місцями невеликий дощ (у західних областях без опадів). 13квітня вночі та вранці місцями туман.</text:p>
      <text:p text:style-name="P4">
Вітер східний з переходом на північно-західний, 5-10 м/с, 12 квітня наЛівобережжі місцями пориви 15-20 м/с.</text:p>
      <text:p text:style-name="P4">
Температура вночі 4-9°, у західних областях 1-6° тепла; вдень 8-13°, на півдніта сході, 13 квітня в Україні 11-16°; в Карпатах вночі близько 0°, вдень 12квітня 3-8° тепла, 13 квітня 7-12°.</text:p>
      <text:p text:style-name="P4">
У Києві та області 12 квітня пройде помірний, 13 квітня місцями невеликий дощ.13 квітня вночі та вранці місцями туман. Вітер східний з переходом напівнічно-західний, 5-10 м/с. У столиці температура вночі 6-8° тепла, вдень 12квітня 9-11°, 13 квітня 13-15°, на Київщині вночі 4-9° тепла, вдень 12 квітня8-13°, 13 квітня 11-16°.</text:p>
      <text:p text:style-name="P4">
<text:span text:style-name="T4">
Читайте також:</text:span>
 <text:a xlink:type="simple" xlink:href="https://www.ukrinform.ua/rubric-regions/3693561-ratuvalniki-poperedzaut-pro-znacnu-lavinnu-nebezpeku-v-karpatah.html" text:style-name="Internet_20_link" text:visited-style-name="Visited_20_Internet_20_Link">
 <text:span text:style-name="T4">
лавинну</text:span>
 </text:a>
</text:p>
      <text:p text:style-name="P4">
Згідно з прогнозом, 14 квітня вночі на Лівобережжі, вдень на сході країнипройдуть помірні дощі; 15 квітня у західних, вдень і в північних областяхпомірні, у більшості центральних областей невеликі дощі; на решті територіїбез істотних опадів.</text:p>
      <text:p text:style-name="P4">
Температура вночі 4-10°, в Карпатах близько 0°; вдень 13-19° тепла, у західнихта східних областях 10-16°.</text:p>
      <text:p text:style-name="P4">
У Києві та області 14-15 без істотних опадів, лише вдень 15 квітня ймовірнийдощ. У столиці температура вночі 7-9° тепла; вдень 14 квітня 17-19°, 15 квітня15-17°; на Київщині вночі 4-9° тепла, вдень 14-19°.</text:p>
      <text:p text:style-name="P4">
Source: <text:a xlink:type="simple" xlink:href="https://www.ukrinform.ua/rubric-regions/3693946-v-ukraini-prognozuut-dosi-ta-porivi-vitru-vden-do-17.html" text:style-name="Internet_20_link" text:visited-style-name="Visited_20_Internet_20_Link">
https://www.ukrinform.ua/rubric-regions/3693946-v-ukraini-prognozuut-dosi-ta-porivi-vitru-vden-do-17.html</text:a>
</text:p>
      <!--NEWS-->
      <text:h text:style-name="P10" text:outline-level="1">
<text:span text:style-name="T4">
Витік секретних файлів Пентагону не вплине на обсяги підтримки України – Держдеп</text:span>
</text:h>
      <text:p text:style-name="P4">
Authors: Ukrinform (Person)</text:p>
      <text:p text:style-name="P4">
Publisher: Укринформ (Organization)</text:p>
      <text:p text:style-name="P4">
Published Time: 2023-04-10T21:54:00+03:00</text:p>
      <text:p text:style-name="P4">
Modified Time: 2023-04-10T21:54:00+03:00</text:p>
      <text:p text:style-name="P4">
Description: Витік документів Міноборони Сполучених Штатів щодо ситуації в Україні, в тому числі із грифами секретності, жодним чином не завадить США надалі надавати українській стороні всі види необхідної допомоги. — Укрінформ.</text:p>
      <text:p text:style-name="P4">
Images: ["<text:a xlink:type="simple" xlink:href="https://static.ukrinform.com/photos/2022_10/thumb_files/630_360_1665117915-570.jpg" text:style-name="Internet_20_link" text:visited-style-name="Visited_20_Internet_20_Link">
630_360_16651...</text:a>
"]</text:p>
      <text:p text:style-name="P4">
Tags: ['США', 'Україна', 'Держдеп', 'допомога']</text:p>
      <text:p text:style-name="P4">
Type: Article</text:p>
      <!--METADATA-->
      <text:p text:style-name="P4">
<draw:frame draw:style-name="fr1" draw:name="Image209" text:anchor-type="as-char" svg:width="6.9236in" svg:height="3.956343in" draw:z-index="0">
<draw:image xlink:href="../Images/yкринформ/2023-04-10T21-54-00-03-00/630_360_1665117915-570.jpg" xlink:type="simple" xlink:show="embed" xlink:actuate="onLoad" draw:mime-type="image/jpeg"/>
</draw:frame>
 Витікдокументів Міноборони Сполучених Штатів щодо ситуації в Україні, в тому числііз грифами секретності, жодним чином не завадить США надалі надаватиукраїнській стороні всі види необхідної допомоги.</text:p>
      <text:p text:style-name="P4">
Про це заявив у понеділок під час брифінгу в Вашингтоні заступник речникаДерждепартаменту США Ведант Пател, передає власний кореспондент Укрінформу.</text:p>
      <text:p text:style-name="P4">
«Ми надалі забезпечуватимемо підтримку <text:a xlink:type="simple" xlink:href="https://www.ukrinform.ua/tag-ukraina" text:style-name="Internet_20_link" text:visited-style-name="Visited_20_Internet_20_Link">
 </text:a>
 на тлі жорстокої агресії рф стільки, скільки буде потрібно»,-зауважив представник Держдепу у відповідь на прохання прокоментувати, як витіксекретних даних може вплинути на поточні операції в Україні.</text:p>
      <text:p text:style-name="P4">
Він також підкреслив, що українське керівництво самостійно приймає рішеннящодо планування та проведення військових операцій.</text:p>
      <text:p text:style-name="P4">
<text:span text:style-name="T4">
Читайте також:</text:span>
 <text:a xlink:type="simple" xlink:href="https://www.ukrinform.ua/rubric-world/3694144-ssa-vzaemodiut-iz-souznikami-j-partnerami-sodo-vitoku-sekretnih-fajliv-derzdep.html" text:style-name="Internet_20_link" text:visited-style-name="Visited_20_Internet_20_Link">
 <text:span text:style-name="T4">
Держдеп</text:span>
 </text:a>
</text:p>
      <text:p text:style-name="P4">
Як повідомляв <text:a xlink:type="simple" xlink:href="https://www.ukrinform.ua/rubric-ato/3694131-zliti-dokumenti-pentagonu-ne-rozkrivaut-dannih-pro-kontrnastup-podolak.html" text:style-name="Internet_20_link" text:visited-style-name="Visited_20_Internet_20_Link">
 </text:a>
 , представник ОПУМихайло Подоляк у понеділок заявив, що поява в публічному доступі секретнихдокументів Пентагону не розкриває даних про контрнаступ ЗСУ.</text:p>
      <text:p text:style-name="P4">
Source: <text:a xlink:type="simple" xlink:href="https://www.ukrinform.ua/rubric-polytics/3694148-vitik-sekretnih-fajliv-pentagonu-ne-vpline-na-obsagi-pidtrimki-ukraini-derzdep.html" text:style-name="Internet_20_link" text:visited-style-name="Visited_20_Internet_20_Link">
https://www.ukrinform.ua/rubric-polytics/3694148-vitik-sekretnih-fajliv-pentagonu-ne-vpline-na-obsagi-pidtrimki-ukraini-derzdep.html</text:a>
</text:p>
      <!--NEWS-->
      <text:h text:style-name="P10" text:outline-level="1">
<text:span text:style-name="T4">
У столиці вимкнули опалення для 95% житлових багатоповерхівок</text:span>
</text:h>
      <text:p text:style-name="P4">
Authors: Ukrinform (Person)</text:p>
      <text:p text:style-name="P4">
Publisher: Укринформ (Organization)</text:p>
      <text:p text:style-name="P4">
Published Time: 2023-04-10T22:11:00+03:00</text:p>
      <text:p text:style-name="P4">
Modified Time: 2023-04-10T22:11:00+03:00</text:p>
      <text:p text:style-name="P4">
Description: У Києві вимкнули опалення для 95% житлових багатоповерхівок, решту вимикають за заявками управителів будинків. — Укрінформ.</text:p>
      <text:p text:style-name="P4">
Images: ["<text:a xlink:type="simple" xlink:href="https://static.ukrinform.com/photos/2018_11/thumb_files/630_360_1542107876-288.jpg" text:style-name="Internet_20_link" text:visited-style-name="Visited_20_Internet_20_Link">
630_360_15421...</text:a>
"]</text:p>
      <text:p text:style-name="P4">
Tags: ['Опалення', 'Опалювальний сезон', 'Київ']</text:p>
      <text:p text:style-name="P4">
Type: Article</text:p>
      <!--METADATA-->
      <text:p text:style-name="P4">
<draw:frame draw:style-name="fr1" draw:name="Image210" text:anchor-type="as-char" svg:width="6.9236in" svg:height="3.956343in" draw:z-index="0">
<draw:image xlink:href="../Images/yкринформ/2023-04-10T22-11-00-03-00/630_360_1542107876-288.jpg" xlink:type="simple" xlink:show="embed" xlink:actuate="onLoad" draw:mime-type="image/jpeg"/>
</draw:frame>
 У Києвівимкнули опалення для 95% житлових багатоповерхівок, решту вимикають зазаявками управителів будинків.</text:p>
      <text:p text:style-name="P4">
Як передає Укрінформ, про це <text:a xlink:type="simple" xlink:href="https://kte.kmda.gov.ua/u-kyyevi-vymknuly-opalennya-dlya-95-zhytlovyh-bagatopoverhivok-reshtu-vymykayut-za-zayavkamy-upravyteliv-budynkiv/" text:style-name="Internet_20_link" text:visited-style-name="Visited_20_Internet_20_Link">
 </text:a>
 комунальне підприємство«Київтеплоенерго».</text:p>
      <text:p text:style-name="P4">
«КП «Київтеплоенерго» завершує згортання системи централізованого опаленнястолиці. Вже відключено 95% багатоповерхівок, що знаходяться в комунальномууправлінні», - ідеться в повідомленні.</text:p>
      <text:p text:style-name="P4">
<text:span text:style-name="T4">
Читайте також:</text:span>
 <text:span text:style-name="T4">
<text:a xlink:type="simple" xlink:href="https://www.ukrinform.ua/rubric-kyiv/3691837-u-stolici-opaluvalnij-sezon-zaversuetsa-8-kvitna-klicko.html" text:style-name="Internet_20_link" text:visited-style-name="Visited_20_Internet_20_Link">
 </text:a>
 </text:span>
</text:p>
      <text:p text:style-name="P4">
У Києві 8 квітня було розпочато згортання системи теплопостачання.Зазначається, що тепло вимикають поступово через особливості тепловоїінфраструктури столиці - інертність системи та розгалуженість трубопроводів,загальна довжина яких перевищує 2,7 тис. кілометрів.</text:p>
      <text:p text:style-name="P4">
«Заклади соціальної сфери - лікарні, школи, дитячі садки тощо - відключаютьсяза заявками керівників. Наразі опалювальний сезон вже завершено для 45%учбових та 7% медичних закладів», - сказано в повідомленні.</text:p>
      <text:p text:style-name="P4">
<text:span text:style-name="T4">
Читайте також:</text:span>
 <text:span text:style-name="T4">
<text:a xlink:type="simple" xlink:href="https://www.ukrinform.ua/rubric-regions/3691874-u-zitomiri-cerez-pogirsenna-pogodnih-umov-prodovzili-opaluvalnij-sezon.html" text:style-name="Internet_20_link" text:visited-style-name="Visited_20_Internet_20_Link">
 </text:a>
 </text:span>
</text:p>
      <text:p text:style-name="P4">
Як повідомляв Укрінформ, понад 60% котелень Київтеплоенерго оснащенігенераторами.</text:p>
      <text:p text:style-name="P4">
Source: <text:a xlink:type="simple" xlink:href="https://www.ukrinform.ua/rubric-kyiv/3694150-u-stolici-vimknuli-opalenna-dla-95-zitlovih-bagatopoverhivok.html" text:style-name="Internet_20_link" text:visited-style-name="Visited_20_Internet_20_Link">
https://www.ukrinform.ua/rubric-kyiv/3694150-u-stolici-vimknuli-opalenna-dla-95-zitlovih-bagatopoverhivok.html</text:a>
</text:p>
      <!--NEWS-->
      <text:h text:style-name="P10" text:outline-level="1">
<text:span text:style-name="T4">
Букінгемський палац оприлюднив нові деталі коронації Чарльза III</text:span>
</text:h>
      <text:p text:style-name="P4">
Authors: Ukrinform (Person)</text:p>
      <text:p text:style-name="P4">
Publisher: Укринформ (Organization)</text:p>
      <text:p text:style-name="P4">
Published Time: 2023-04-10T22:26:00+03:00</text:p>
      <text:p text:style-name="P4">
Modified Time: 2023-04-10T22:26:00+03:00</text:p>
      <text:p text:style-name="P4">
Description: У неділю Букінгемський палац оприлюднив додаткові подробиці майбутньої коронації короля Чарльза III, яка відбудеться у Лондоні менш ніж за місяць. — Укрінформ.</text:p>
      <text:p text:style-name="P4">
Images: ["<text:a xlink:type="simple" xlink:href="https://static.ukrinform.com/photos/2023_03/thumb_files/630_360_1678449083-765.jpg" text:style-name="Internet_20_link" text:visited-style-name="Visited_20_Internet_20_Link">
630_360_16784...</text:a>
"]</text:p>
      <text:p text:style-name="P4">
Tags: ['Британія', 'Чарльз ІІІ', 'Коронація']</text:p>
      <text:p text:style-name="P4">
Type: Article</text:p>
      <!--METADATA-->
      <text:p text:style-name="P4">
<draw:frame draw:style-name="fr1" draw:name="Image211" text:anchor-type="as-char" svg:width="6.9236in" svg:height="3.956343in" draw:z-index="0">
<draw:image xlink:href="../Images/yкринформ/2023-04-10T22-26-00-03-00/630_360_1678449083-765.jpg" xlink:type="simple" xlink:show="embed" xlink:actuate="onLoad" draw:mime-type="image/jpeg"/>
</draw:frame>
 У неділюБукінгемський палац оприлюднив додаткові подробиці майбутньої коронації короляЧарльза III, яка відбудеться у Лондоні менш ніж за місяць.</text:p>
      <text:p text:style-name="P4">
Як передає Укрінформ, про це повідомляє <text:a xlink:type="simple" xlink:href="https://edition.cnn.com/2023/04/09/uk/king-charles-iii-coronation-route-carriages-regalia-intl-scli-gbr/index.html" text:style-name="Internet_20_link" text:visited-style-name="Visited_20_Internet_20_Link">
</text:a>
 .</text:p>
      <text:p text:style-name="P4">
У день коронації вулицями <text:a xlink:type="simple" xlink:href="https://www.ukrinform.ua/tag-london" text:style-name="Internet_20_link" text:visited-style-name="Visited_20_Internet_20_Link">
 </text:a>
 пройдутьдві процесії – коронація Чарльза III та парад у напрямку до Букінгемськогопалацу після історичної служби, де монарх і члени королівської родини вийдутьна балкон.</text:p>
      <text:p text:style-name="P4">
Також для майбутньої коронації було розроблено новий емодзі, який базується назображенні корони Святого Едуарда. Емодзі з’явиться у Твіттері, коли усвяткові дні у соціальній мережі запустять хештеги коронації.</text:p>
      <text:p text:style-name="P4">
Для поїздки на службу король Чарльз обрав автобус Dimond Jubilee State,використаний вперше у 2014 році під час церемонії відкриття Парламенту.</text:p>
      <text:p text:style-name="P4">
Після служби Чарльза та Каміллу перевезуть у кареті Gold State назад допалацу. Карета використовувалася під час кожної коронації починаючи з 1831року. Її висота сягає чотирьох метрів, довжина – понад сім метрів, а вагадорівнює чотирьом тоннам.</text:p>
      <text:p text:style-name="P4">
<text:span text:style-name="T4">
Читайте також:</text:span>
 <text:a xlink:type="simple" xlink:href="https://www.ukrinform.ua/rubric-world/3693353-u-britanii-pocali-drukuvati-banknoti-z-zobrazennam-carlza-iii.html" text:style-name="Internet_20_link" text:visited-style-name="Visited_20_Internet_20_Link">
 </text:a>
</text:p>
      <text:p text:style-name="P4">
У святкові дні також відбудеться музичний концерт у Віндзорському замку.</text:p>
      <text:p text:style-name="P4">
Серед королівських регалій, які символізують «обов’язки монарха», будутьпредставлені Імперська державна корона, яку наприкінці служби Чарльз обміняєна корону Святого Едуарда, дві срібні булави, чотири мечі, куля суверену тадва скіпетри.</text:p>
      <text:p text:style-name="P4">
Як повідомлялося, на церемонію коронації короля Великобританії Чарльза III <text:a xlink:type="simple" xlink:href="https://www.ukrinform.ua/rubric-world/3691690-na-koronaciu-carlza-iii-zaprosili-majze-dvi-tisaci-osib.html" text:style-name="Internet_20_link" text:visited-style-name="Visited_20_Internet_20_Link">
</text:a>
 .</text:p>
      <text:p text:style-name="P4">
<text:span text:style-name="T5">
Фото: The Royal Family</text:span>
</text:p>
      <text:p text:style-name="P4">
Source: <text:a xlink:type="simple" xlink:href="https://www.ukrinform.ua/rubric-world/3694153-bukingemskij-palac-opriludniv-novi-detali-koronacii-carlza-iii.html" text:style-name="Internet_20_link" text:visited-style-name="Visited_20_Internet_20_Link">
https://www.ukrinform.ua/rubric-world/3694153-bukingemskij-palac-opriludniv-novi-detali-koronacii-carlza-iii.html</text:a>
</text:p>
      <!--NEWS-->
      <text:h text:style-name="P10" text:outline-level="1">
<text:span text:style-name="T4">
Юнацька збірна України з хокею обіграла Угорщину в контрольному матчі</text:span>
</text:h>
      <text:p text:style-name="P4">
Authors: Ukrinform (Person)</text:p>
      <text:p text:style-name="P4">
Publisher: Укринформ (Organization)</text:p>
      <text:p text:style-name="P4">
Published Time: 2023-04-10T22:28:00+03:00</text:p>
      <text:p text:style-name="P4">
Modified Time: 2023-04-10T22:28:00+03:00</text:p>
      <text:p text:style-name="P4">
Description: Україна виграла з рахунком 3:0. — Укрінформ.</text:p>
      <text:p text:style-name="P4">
Images: ["<text:a xlink:type="simple" xlink:href="https://static.ukrinform.com/photos/2023_04/thumb_files/630_360_1681154684-519.jpg" text:style-name="Internet_20_link" text:visited-style-name="Visited_20_Internet_20_Link">
630_360_16811...</text:a>
"]</text:p>
      <text:p text:style-name="P4">
Tags: ['хокей']</text:p>
      <text:p text:style-name="P4">
Type: Article</text:p>
      <!--METADATA-->
      <text:p text:style-name="P4">
<draw:frame draw:style-name="fr1" draw:name="Image212" text:anchor-type="as-char" svg:width="6.9236in" svg:height="3.956343in" draw:z-index="0">
<draw:image xlink:href="../Images/yкринформ/2023-04-10T22-28-00-03-00/630_360_1681154684-519.jpg" xlink:type="simple" xlink:show="embed" xlink:actuate="onLoad" draw:mime-type="image/jpeg"/>
</draw:frame>
 Українавиграла з рахунком 3:0.</text:p>
      <text:p text:style-name="P4">
Збірна України з хокею U-18 готується до чемпіонату світу у дивізіоні 1A,передає Укрінформ.</text:p>
      <text:p text:style-name="P4">
У рамках підготовки команда провела матч проти юнацької збірної Угорщини, якастане суперником на ЧС.</text:p>
      <text:p text:style-name="P4">
Україна виграла з рахунком 3:0 завдяки голам Шевчука, Ялового та Чепіля.</text:p>
      <text:p text:style-name="P4">
Минулого року Україна U-18 разом з Угорщиною підвищилася у класі з Дивізіону1B завдяки тому, що дивізіоном вище перейшли дві команди, а не одна.</text:p>
      <text:p text:style-name="P4">
<text:span text:style-name="T4">
Читайте також:</text:span>
 <text:a xlink:type="simple" xlink:href="https://www.ukrinform.ua/rubric-sports/3693662-zinoca-zbirna-ukraini-zaversila-vistupi-na-cs-z-hokeu.html" text:style-name="Internet_20_link" text:visited-style-name="Visited_20_Internet_20_Link">
 <text:span text:style-name="T4">
хокею</text:span>
 </text:a>
</text:p>
      <text:p text:style-name="P4">
Як повідомляв Укрінформ, на ЧС-2023 U18 у дивізіоні 1A суперниками Українибудуть Франція, Казахстан, Данія, Угорщина та Японія.</text:p>
      <text:p text:style-name="P4">
Фото: fhu.com.ua</text:p>
      <text:p text:style-name="P4">
Source: <text:a xlink:type="simple" xlink:href="https://www.ukrinform.ua/rubric-sports/3694154-unacka-zbirna-ukraini-z-hokeu-obigrala-ugorsinu-v-kontrolnomu-matci.html" text:style-name="Internet_20_link" text:visited-style-name="Visited_20_Internet_20_Link">
https://www.ukrinform.ua/rubric-sports/3694154-unacka-zbirna-ukraini-z-hokeu-obigrala-ugorsinu-v-kontrolnomu-matci.html</text:a>
</text:p>
      <!--NEWS-->
      <text:h text:style-name="P10" text:outline-level="1">
<text:span text:style-name="T4">
Британський бізнесмен Річард Бренсон став новим амбасадором United24 — Зеленський</text:span>
</text:h>
      <text:p text:style-name="P4">
Authors: Ukrinform (Person)</text:p>
      <text:p text:style-name="P4">
Publisher: Укринформ (Organization)</text:p>
      <text:p text:style-name="P4">
Published Time: 2023-04-10T22:35:00+03:00</text:p>
      <text:p text:style-name="P4">
Modified Time: 2023-04-10T22:35:00+03:00</text:p>
      <text:p text:style-name="P4">
Description: Засновник компанії Virgin Group та неприбуткового фонду Virgin Unite, британський підприємець Річард Бренсон приєднався до команди амбасадорів фандрейзингової платформи United24. — Укрінформ.</text:p>
      <text:p text:style-name="P4">
Images: ["<text:a xlink:type="simple" xlink:href="https://static.ukrinform.com/photos/2023_04/thumb_files/630_360_1681154815-792.jpeg" text:style-name="Internet_20_link" text:visited-style-name="Visited_20_Internet_20_Link">
630_360_16811...</text:a>
", "<text:a xlink:type="simple" xlink:href="https://static.ukrinform.com/photos/2023_04/1681154815-428.jpeg" text:style-name="Internet_20_link" text:visited-style-name="Visited_20_Internet_20_Link">
1681154815-42...</text:a>
", "<text:a xlink:type="simple" xlink:href="https://static.ukrinform.com/photos/2023_04/1681154815-613.jpeg" text:style-name="Internet_20_link" text:visited-style-name="Visited_20_Internet_20_Link">
1681154815-61...</text:a>
"]</text:p>
      <text:p text:style-name="P4">
Tags: ['Зеленський', 'Бренсон', 'United24', 'Амбасадор']</text:p>
      <text:p text:style-name="P4">
Type: Article</text:p>
      <!--METADATA-->
      <text:p text:style-name="P4">
<draw:frame draw:style-name="fr1" draw:name="Image213" text:anchor-type="as-char" svg:width="6.9236in" svg:height="3.956343in" draw:z-index="0">
<draw:image xlink:href="../Images/yкринформ/2023-04-10T22-35-00-03-00/630_360_1681154815-792.jpeg" xlink:type="simple" xlink:show="embed" xlink:actuate="onLoad" draw:mime-type="image/jpeg"/>
</draw:frame>
 Засновниккомпанії Virgin Group та неприбуткового фонду Virgin Unite, британськийпідприємець Річард Бренсон приєднався до команди амбасадорів фандрейзинговоїплатформи United24.</text:p>
      <text:p text:style-name="P4">
Про це повідомив Президент Володимир Зеленський за результатами зустрічі збізнесменом, передає Укрінформ із <text:a xlink:type="simple" xlink:href="https://www.president.gov.ua/news/volodimir-zelenskij-zustrivsya-z-richardom-brensonom-yakij-s-82181" text:style-name="Internet_20_link" text:visited-style-name="Visited_20_Internet_20_Link">
</text:a>
 на пресслужбу Глави держави.</text:p>
      <text:p text:style-name="P4">
«Я радий, що ви вирішили стати амбасадором United24. Дуже важливо, що до цієїплатформи долучаються нові відомі та впливові особистості. Одне з головнихзавдань – зберігати увагу світу до війни Росії проти України, яка триває вжепонад рік. Крім того, є дуже конкретні питання, щодо яких ми можемо працюватиразом», - сказав Зеленський.</text:p>
      <text:p text:style-name="P4">
<text:span text:style-name="T4">
Читайте також:</text:span>
 <text:span text:style-name="T4">
<text:a xlink:type="simple" xlink:href="https://www.ukrinform.ua/rubric-society/3692794-cerez-united24-zibrali-ponad-300-miljoniv-zelenskij.html" text:style-name="Internet_20_link" text:visited-style-name="Visited_20_Internet_20_Link">
 </text:a>
 </text:span>
</text:p>
      <text:p text:style-name="P4">
Глава держави подякував бізнесмену за потужні меседжі на підтримку України вчаси війни проти російського агресора.</text:p>
      <text:p text:style-name="P4">
<draw:frame draw:style-name="fr1" draw:name="Image214" text:anchor-type="as-char" svg:width="6.9236in" svg:height="4.617948in" draw:z-index="0">
<draw:image xlink:href="../Images/yкринформ/2023-04-10T22-35-00-03-00/1681154815-428.jpeg" xlink:type="simple" xlink:show="embed" xlink:actuate="onLoad" draw:mime-type="image/jpeg"/>
</draw:frame>
</text:p>
      <text:p text:style-name="P4">
Президент також зазначив, що одним із пріоритетів сьогодні є відбудова нашоїкраїни, її інфраструктури, зокрема освітньої.</text:p>
      <text:p text:style-name="P4">
За його словами, українські заклади освіти потребують цифровізації таоснащення відповідним обладнанням, забезпечення бомбосховищами.</text:p>
      <text:p text:style-name="P4">
<text:span text:style-name="T4">
Читайте також:</text:span>
 <text:span text:style-name="T4">
<text:a xlink:type="simple" xlink:href="https://www.ukrinform.ua/rubric-society/3692472-united24-donori-z-usogo-svitu-pozertvuvali-na-pidtrimku-medicini-v-ukraini-ponad-13-milarda.html" text:style-name="Internet_20_link" text:visited-style-name="Visited_20_Internet_20_Link">
 </text:a>
 </text:span>
</text:p>
      <text:p text:style-name="P4">
Крім того, глава держави назвав одним із головних викликів для нашої країнирозмінування територій, що стали ареною інтенсивних бойових дій, для цьогоУкраїні потрібна відповідна допомога, зокрема технологічна.</text:p>
      <text:p text:style-name="P4">
Зеленський також звернув увагу Бренсона до проблеми масової незаконноїдепортації українських дітей до росії й необхідності тиску, зокремаінформаційного, на державу-агресора в цьому питанні.</text:p>
      <text:p text:style-name="P4">
Своєю чергою Бренсон розповів, що він захоплюється мужністю українськогонароду й для нього честь – стати амбасадором United24.</text:p>
      <text:p text:style-name="P4">
«Я з нетерпінням чекаю можливості використати глобальне охоплення та мережіVirgin Unite, щоб допомогти підтримати роботу United24 для народу України», –сказав він.</text:p>
      <text:p text:style-name="P4">
<draw:frame draw:style-name="fr1" draw:name="Image215" text:anchor-type="as-char" svg:width="6.9236in" svg:height="4.617948in" draw:z-index="0">
<draw:image xlink:href="../Images/yкринформ/2023-04-10T22-35-00-03-00/1681154815-613.jpeg" xlink:type="simple" xlink:show="embed" xlink:actuate="onLoad" draw:mime-type="image/jpeg"/>
</draw:frame>
</text:p>
      <text:p text:style-name="P4">
<text:span text:style-name="T4">
Читайте також:</text:span>
 <text:span text:style-name="T4">
<text:a xlink:type="simple" xlink:href="https://www.ukrinform.ua/rubric-regions/3694147-u-borodanci-zaversili-proektuvanna-novogo-viddilenna-policii.html" text:style-name="Internet_20_link" text:visited-style-name="Visited_20_Internet_20_Link">
 </text:a>
 </text:span>
</text:p>
      <text:p text:style-name="P4">
За інформацією ОП, Річард Бренсон послідовно підтримує Україну з 2014 року,виступає за суверенітет і територіальну цілісність Української держави.</text:p>
      <text:p text:style-name="P4">
Як повідомляв Укрінформ, упродовж 11 місяців функціонування фандрейзинговоїплатформи <text:span text:style-name="T4">
<text:a xlink:type="simple" xlink:href="https://www.ukrinform.ua/tag-united24" text:style-name="Internet_20_link" text:visited-style-name="Visited_20_Internet_20_Link">
 </text:a>
 </text:span>
 на допомогу Українібільше 110 країн зібрали понад 300 млн доларів США.</text:p>
      <text:p text:style-name="P4">
<text:span text:style-name="T5">
Фото: ОП</text:span>
</text:p>
      <text:p text:style-name="P4">
Source: <text:a xlink:type="simple" xlink:href="https://www.ukrinform.ua/rubric-society/3694155-britanskij-biznesmen-ricard-brenson-stav-novim-ambasadorom-united24-zelenskij.html" text:style-name="Internet_20_link" text:visited-style-name="Visited_20_Internet_20_Link">
https://www.ukrinform.ua/rubric-society/3694155-britanskij-biznesmen-ricard-brenson-stav-novim-ambasadorom-united24-zelenskij.html</text:a>
</text:p>
      <!--NEWS-->
      <text:h text:style-name="P10" text:outline-level="1">
<text:span text:style-name="T4">
Термін «програш» має стати супутником терміну «агресор» - Президент</text:span>
</text:h>
      <text:p text:style-name="P4">
Authors: Ukrinform (Person)</text:p>
      <text:p text:style-name="P4">
Publisher: Укринформ (Organization)</text:p>
      <text:p text:style-name="P4">
Published Time: 2023-04-10T22:43:00+03:00</text:p>
      <text:p text:style-name="P4">
Modified Time: 2023-04-10T22:43:00+03:00</text:p>
      <text:p text:style-name="P4">
Description: Термін «програш» має стати супутником терміну «агресор», і лише українська перемога це забезпечить. — Укрінформ.</text:p>
      <text:p text:style-name="P4">
Images: ["<text:a xlink:type="simple" xlink:href="https://static.ukrinform.com/photos/2023_04/thumb_files/630_360_1680700465-123.jpg" text:style-name="Internet_20_link" text:visited-style-name="Visited_20_Internet_20_Link">
630_360_16807...</text:a>
"]</text:p>
      <text:p text:style-name="P4">
Tags: None</text:p>
      <text:p text:style-name="P4">
Type: Article</text:p>
      <!--METADATA-->
      <text:p text:style-name="P4">
<draw:frame draw:style-name="fr1" draw:name="Image216" text:anchor-type="as-char" svg:width="6.9236in" svg:height="3.956343in" draw:z-index="0">
<draw:image xlink:href="../Images/yкринформ/2023-04-10T22-43-00-03-00/630_360_1680700465-123.jpg" xlink:type="simple" xlink:show="embed" xlink:actuate="onLoad" draw:mime-type="image/jpeg"/>
</draw:frame>
 Термін«програш» має стати супутником терміну «агресор», і лише українська перемогаце забезпечить.</text:p>
      <text:p text:style-name="P4">
Про це у своєму зверненні сказав Президент України Володимир Зеленський,передає Укрінформ.</text:p>
      <text:p text:style-name="P4">
<text:span text:style-name="T4">
<text:span text:style-name="T5">
Бажаю здоров’я, шановні українці!</text:span>
 </text:span>
</text:p>
      <text:p text:style-name="P4">
Сьогодні – хороша новина від нашої команди, що займається обмінами. Вдалосяповернути додому ще 100 захисників і захисниць. 80 чоловіків і 20 жінок. Цеармійці, прикордонники, воїни Військово-Морських сил, нацгвардійці. Серед них,до речі, оборонці «Азовсталі».</text:p>
      <text:p text:style-name="P4">
Це сотня родин, які перед Пасхою отримали справжню радість. І, звичайно,продовжуємо працювати, щоб повернути всіх наших із російської неволі.Пам’ятаємо про кожного й кожну! І повернемо!</text:p>
      <text:p text:style-name="P4">
Я дякую всім у нашому Координаційному центрі ГУР, дякую кожному, хтозаймається переговорами й підготовкою обмінів: хлопці Буданова, Єрмак, Малюк,Лубінець... Молодці, хлопці!</text:p>
      <text:p text:style-name="P4">
А особливо я вдячний усім, хто підтримує наших людей після звільнення й дбаєпро лікування, про адаптацію. Це важливо.</text:p>
      <text:p text:style-name="P4">
Продовжуємо розширювати зовнішньополітичні можливості нашої держави. Сьогоднідомовились з Прем’єр-міністром Іраку про нову енергію наших міждержавнихвзаємин. Я поінформував пана Прем’єр-міністра про наші зусилля, щоб повернутимир і цілісність Україні, зокрема про нашу формулу миру. І я вдячний заготовність не просто шукати, а реально знайти, як зробити нашу співпрацюсильнішою.</text:p>
      <text:p text:style-name="P4">
Говорив сьогодні з Прем’єр-міністром Греції, переважно щодо наявних викликів.Розказав про безпекову ситуацію, ширше – про нашу активність заради поверненнямиру й захисту людей. Дякую Греції за готовність продовжувати наявну співпрацюта йти разом до більшого.</text:p>
      <text:p text:style-name="P4">
Зустрівся сьогодні з Річардом Бренсоном – дуже відомим британським підприємцемі давнім другом України. Він підтримує нас іще з 14-го року – і словом, іконкретною роботою. Зараз вирішив приєднатися до команди амбасадорів United24.Дякую за це!</text:p>
      <text:p text:style-name="P4">
Обговорили, як саме глобальний вплив пана Бренсона може допомагати нашомувідновленню, відбудові наших освітніх інституцій, залученню технологічноїдопомоги для України, зокрема, щоб проводити гуманітарне розмінування.</text:p>
      <text:p text:style-name="P4">
Маємо й чергові кроки в оборонній допомозі нашій державі від Німеччини, дякуюза них. Два тижні – і посилення від Німеччини по бронетехніці, ППО,боєприпасах, інженерних машинах, медицині...</text:p>
      <text:p text:style-name="P4">
Все, що посилює захист України від російського терору, все, що дає нашимвоїнам більше можливостей для активного руху, – все це захищає й кожного вкраїнах-партнерах, кожного у Європі, кожного у світі.</text:p>
      <text:p text:style-name="P4">
Термін «програш» має стати супутником терміну «агресор». І лише українськаперемога це забезпечить.</text:p>
      <text:p text:style-name="P4">
І я дякую всім, хто її реально наближає. Наближає в боях заради нашої держави– у Марʼїнці та в Бахмуті, під Авдіївкою та під Кремінною, на Запоріжжі йХерсонщині, на Харківщині та в міцності всього нашого прикордоння.</text:p>
      <text:p text:style-name="P4">
Виграти бій для України – це виграти бій і для себе. Варто про це пам’ятати.Завжди. А особливо тим, хто намагається вигравати лише для себе особисто. Ізовсім не на передовій.</text:p>
      <text:p text:style-name="P4">
Дякую всім, хто дбає про Україну!</text:p>
      <text:p text:style-name="P4">
Слава всім, хто зараз у бою, на бойовому чергуванні та на бойових завданнях!</text:p>
      <text:p text:style-name="P4">
<text:span text:style-name="T4">
<text:span text:style-name="T5">
Слава Україні!</text:span>
 </text:span>
</text:p>
      <text:p text:style-name="P4">
Source: <text:a xlink:type="simple" xlink:href="https://www.ukrinform.ua/rubric-ato/3694159-termin-progras-mae-stati-suputnikom-terminu-agresor-prezident.html" text:style-name="Internet_20_link" text:visited-style-name="Visited_20_Internet_20_Link">
https://www.ukrinform.ua/rubric-ato/3694159-termin-progras-mae-stati-suputnikom-terminu-agresor-prezident.html</text:a>
</text:p>
      <!--NEWS-->
      <text:h text:style-name="P10" text:outline-level="1">
<text:span text:style-name="T4">
росіяни атакували цивільний човен на Херсонщині - двоє поранених</text:span>
</text:h>
      <text:p text:style-name="P4">
Authors: Ukrinform (Person)</text:p>
      <text:p text:style-name="P4">
Publisher: Укринформ (Organization)</text:p>
      <text:p text:style-name="P4">
Published Time: 2023-04-10T22:50:00+03:00</text:p>
      <text:p text:style-name="P4">
Modified Time: 2023-04-10T22:50:00+03:00</text:p>
      <text:p text:style-name="P4">
Description: На Херсонщині росіяни атакували човен з цивільними, двоє місцевих жителів отримали важкі поранення.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Херсонщина', 'Обстріл', 'Підводний човен', 'Війна з росією']</text:p>
      <text:p text:style-name="P4">
Type: Article</text:p>
      <!--METADATA-->
      <text:p text:style-name="P4">
<draw:frame draw:style-name="fr1" draw:name="Image217" text:anchor-type="as-char" svg:width="6.9236in" svg:height="3.956343in" draw:z-index="0">
<draw:image xlink:href="../Images/yкринформ/2023-04-10T22-50-00-03-00/630_360_1667124180-530.jpg" xlink:type="simple" xlink:show="embed" xlink:actuate="onLoad" draw:mime-type="image/jpeg"/>
</draw:frame>
 НаХерсонщині росіяни атакували човен з цивільними, двоє місцевих жителівотримали важкі поранення.</text:p>
      <text:p text:style-name="P4">
Як передає Укрінформ, про це повідомляє голова Херсонської ОВА ОлександрПрокудін в <text:a xlink:type="simple" xlink:href="https://t.me/olexandrprokudin/254" text:style-name="Internet_20_link" text:visited-style-name="Visited_20_Internet_20_Link">
 </text:a>
 .</text:p>
      <text:p text:style-name="P4">
«В одному з населених пунктів Бериславської громади 20-річний хлопець та20-річна дівчина, нехтуючи обмеженнями щодо виходу маломірних плавзасобів,запровадженими в рамках воєнного стану, ігноруючи загрози <text:a xlink:type="simple" xlink:href="https://www.ukrinform.ua/tag-obstril" text:style-name="Internet_20_link" text:visited-style-name="Visited_20_Internet_20_Link">
</text:a>
 окупантами з лівого берега, спробуваливийти на човні в затоку», - написав він.</text:p>
      <text:p text:style-name="P4">
Човен негайно був атакований росіянами – з безпілотника на нього скинуторозривну гранату. Обидва місцевих жителі отримали важкі поранення і булитерміново евакуйовані нашими військовими до лікарні, де їм надається медичнадопомога.</text:p>
      <text:p text:style-name="P4">
<text:span text:style-name="T4">
Читайте також:</text:span>
 <text:a xlink:type="simple" xlink:href="https://www.ukrinform.ua/rubric-regions/3693575-rosiani-atakuvali-hersonsinu-kerovanimi-aviabombami.html" text:style-name="Internet_20_link" text:visited-style-name="Visited_20_Internet_20_Link">
 </text:a>
</text:p>
      <text:p text:style-name="P4">
«Звертаю увагу жителів Херсонщини, що обмеження використання водноготранспорту і будь-яких плавзасобів, в першу чергу спрямовані на збереженняваших життів. Не нехтуйте режимними правилами воєнного стану, не наражайте нанебезпеку ані себе, ані тих, хто рятуватиме вас», - додав Прокудін.</text:p>
      <text:p text:style-name="P4">
Як повідомляв Укрінформ, російська армія за добу атакувала <text:a xlink:type="simple" xlink:href="https://www.ukrinform.ua/rubric-regions/3693812-rosijska-armia-za-dobu-atakuvala-visim-oblastej-ukraini-zvedenna-ova.html" text:style-name="Internet_20_link" text:visited-style-name="Visited_20_Internet_20_Link">
</text:a>
 України.</text:p>
      <text:p text:style-name="P4">
Source: <text:a xlink:type="simple" xlink:href="https://www.ukrinform.ua/rubric-ato/3694158-rosiani-atakuvali-civilnij-coven-na-hersonsini-dvoe-poranenih.html" text:style-name="Internet_20_link" text:visited-style-name="Visited_20_Internet_20_Link">
https://www.ukrinform.ua/rubric-ato/3694158-rosiani-atakuvali-civilnij-coven-na-hersonsini-dvoe-poranenih.html</text:a>
</text:p>
      <!--NEWS-->
      <text:h text:style-name="P10" text:outline-level="1">
<text:span text:style-name="T4">
Онук Мохаммеда Алі проведе бій 20 травня</text:span>
</text:h>
      <text:p text:style-name="P4">
Authors: Ukrinform (Person)</text:p>
      <text:p text:style-name="P4">
Publisher: Укринформ (Organization)</text:p>
      <text:p text:style-name="P4">
Published Time: 2023-04-10T23:00:16+03:00</text:p>
      <text:p text:style-name="P4">
Modified Time: 2023-04-10T23:00:16+03:00</text:p>
      <text:p text:style-name="P4">
Description: Бій відбудеться в андеркарді поєдинку Ломаченко – Гейні. — Укрінформ.</text:p>
      <text:p text:style-name="P4">
Images: ["<text:a xlink:type="simple" xlink:href="https://static.ukrinform.com/photos/2023_04/thumb_files/630_360_1681156754-804.jpg" text:style-name="Internet_20_link" text:visited-style-name="Visited_20_Internet_20_Link">
630_360_16811...</text:a>
"]</text:p>
      <text:p text:style-name="P4">
Tags: ['Бокс']</text:p>
      <text:p text:style-name="P4">
Type: Article</text:p>
      <!--METADATA-->
      <text:p text:style-name="P4">
<draw:frame draw:style-name="fr1" draw:name="Image218" text:anchor-type="as-char" svg:width="6.9236in" svg:height="3.956343in" draw:z-index="0">
<draw:image xlink:href="../Images/yкринформ/2023-04-10T23-00-16-03-00/630_360_1681156754-804.jpg" xlink:type="simple" xlink:show="embed" xlink:actuate="onLoad" draw:mime-type="image/jpeg"/>
</draw:frame>
 Бійвідбудеться в андеркарді поєдинку Ломаченко – Гейні.</text:p>
      <text:p text:style-name="P4">
Американець Ніко Алі Волш (8-0, 5 КО), онук легендарного Мухаммеда Алі,проведе бій в андеркарді поєдинку між екс-чемпіоном у трьох вагових категоріяхВасилем Ломаченком і абсолютним чемпіоном у легкій вазі Девіном Гейні, <text:a xlink:type="simple" xlink:href="https://twitter.com/trboxing/status/1645473138585767941" text:style-name="Internet_20_link" text:visited-style-name="Visited_20_Internet_20_Link">
</text:a>
 Top Rank, передаєУкрінформ.</text:p>
      <text:p text:style-name="P4">
Для Ніко організатори запланували восьмираундовий бій. Суперник онукаМухаммеда Алі, який виступає в середній вазі, буде визначений пізніше.</text:p>
      <text:p text:style-name="P4">
Поєдинок відбудеться 20 травня в Лас-Вегасі.</text:p>
      <text:p text:style-name="P4">
Востаннє Ніко виходив у ринг у лютому цього року, тоді він нокаутував ЕдуардоАйала.</text:p>
      <text:p text:style-name="P4">
<text:span text:style-name="T4">
Читайте також:</text:span>
 <text:a xlink:type="simple" xlink:href="https://www.ukrinform.ua/rubric-sports/3694013-berincik-majze-ves-gonorar-vid-bou-z-mendi-a-viddav-na-zsu.html" text:style-name="Internet_20_link" text:visited-style-name="Visited_20_Internet_20_Link">
 <text:span text:style-name="T4">
Берінчик</text:span>
 </text:a>
</text:p>
      <text:p text:style-name="P4">
Як повідомляв Укрінформ, чемпіон EBU та WBO International у легкій вазі ДенисБерінчик (17-0, 9 КО) розповів, як допомагає українським військовим.</text:p>
      <text:p text:style-name="P4">
Фото: Getty Image</text:p>
      <text:p text:style-name="P4">
Source: <text:a xlink:type="simple" xlink:href="https://www.ukrinform.ua/rubric-sports/3694162-onuk-mohammeda-ali-provede-bij-20-travna.html" text:style-name="Internet_20_link" text:visited-style-name="Visited_20_Internet_20_Link">
https://www.ukrinform.ua/rubric-sports/3694162-onuk-mohammeda-ali-provede-bij-20-travna.html</text:a>
</text:p>
      <!--NEWS-->
      <text:h text:style-name="P10" text:outline-level="1">
<text:span text:style-name="T4">
Гуменюк: Загарбники поступово усвідомлюють, що всюди, де Україна, їм не буде спокою</text:span>
</text:h>
      <text:p text:style-name="P4">
Authors: Ukrinform (Person)</text:p>
      <text:p text:style-name="P4">
Publisher: Укринформ (Organization)</text:p>
      <text:p text:style-name="P4">
Published Time: 2023-04-10T23:05:00+03:00</text:p>
      <text:p text:style-name="P4">
Modified Time: 2023-04-10T23:05:00+03:00</text:p>
      <text:p text:style-name="P4">
Description: На півдні України загарбники продовжують відсуватися від лінії зіткнення для того, щоби максимально забезпечити відстань, недосяжну для українських засобів ураження. — Укрінформ.</text:p>
      <text:p text:style-name="P4">
Images: ["<text:a xlink:type="simple" xlink:href="https://static.ukrinform.com/photos/2022_04/thumb_files/630_360_1650300712-324.jpg" text:style-name="Internet_20_link" text:visited-style-name="Visited_20_Internet_20_Link">
630_360_16503...</text:a>
"]</text:p>
      <text:p text:style-name="P4">
Tags: ['Агресія РФ', 'Війна з росією', 'Південь України']</text:p>
      <text:p text:style-name="P4">
Type: Article</text:p>
      <!--METADATA-->
      <text:p text:style-name="P4">
<draw:frame draw:style-name="fr1" draw:name="Image219" text:anchor-type="as-char" svg:width="6.9236in" svg:height="3.956343in" draw:z-index="0">
<draw:image xlink:href="../Images/yкринформ/2023-04-10T23-05-00-03-00/630_360_1650300712-324.jpg" xlink:type="simple" xlink:show="embed" xlink:actuate="onLoad" draw:mime-type="image/jpeg"/>
</draw:frame>
 На півдніУкраїни загарбники продовжують відсуватися від лінії зіткнення для того, щобимаксимально забезпечити відстань, недосяжну для українських засобів ураження.</text:p>
      <text:p text:style-name="P4">
Про це заявила керівниця Об’єднаного координаційного пресцентру Сил оборонипівдня Наталія Гуменюк в ефірі «Радіо Донбас.Реалії», передає Укрінформ ізпосиланням на <text:a xlink:type="simple" xlink:href="https://hromadske.ua/posts/na-pivdni-rosiyani-vidhodyat-vid-liniyi-zitknennya-na-vidstan-nedosyazhnu-dlya-zasobiv-urazhennya-gumenyuk" text:style-name="Internet_20_link" text:visited-style-name="Visited_20_Internet_20_Link">
 </text:a>
 .</text:p>
      <text:p text:style-name="P4">
Вона додала, що водночас українські захисники намагаються тримати вогневийконтроль над транспортними шляхами таким чином, щоб росіяни не могли нимискористатись, навіть для відступу на таку велику відстань.</text:p>
      <text:p text:style-name="P4">
«Тобто ми відстежуємо їхнє (росіян — ред.) просування, намагаємось припинитиїхній рух, зупинити не тільки колони підтяжки техніки і живої сили напередову, так і відступу», — зазначила Гуменюк.</text:p>
      <text:p text:style-name="P4">
<text:span text:style-name="T4">
Читайте також:</text:span>
 <text:span text:style-name="T4">
<text:a xlink:type="simple" xlink:href="https://www.ukrinform.ua/rubric-ato/3693958-rosia-moze-zastosuvati-proti-ukraini-novi-iranski-droni-miraj532-gumenuk.html" text:style-name="Internet_20_link" text:visited-style-name="Visited_20_Internet_20_Link">
 </text:a>
 </text:span>
</text:p>
      <text:p text:style-name="P4">
За її словами, зараз триває «потужний підготовчий етап», на якому українськізахисники нищать потужності окупантів: склади, скупчення техніки, місцядислокації особового складу.</text:p>
      <text:p text:style-name="P4">
«Вони, звісно, вираховують кілометраж так, щоб не бути ураженими нашимизасобами ураження, але виходячи з того, що сезон "бавовни" в Криму вжерозпочато, вони поступово усвідомлюють, що всюди, де Україна, їм не будеспокою», — наголосила Гуменюк.</text:p>
      <text:p text:style-name="P4">
<text:span text:style-name="T4">
Читайте також:</text:span>
 <text:span text:style-name="T4">
<text:a xlink:type="simple" xlink:href="https://www.ukrinform.ua/rubric-ato/3693461-na-hersonsini-rosiani-obstriluut-infrastrukturu-aka-dopomagae-regionu-vidnovluvatisa-gumenuk.html" text:style-name="Internet_20_link" text:visited-style-name="Visited_20_Internet_20_Link">
 </text:a>
 </text:span>
</text:p>
      <text:p text:style-name="P4">
Як раніше повідомляло агентство, на захопленій російськими військами частиніпівдня України _<text:span text:style-name="T4">
<text:a xlink:type="simple" xlink:href="https://www.ukrinform.ua/rubric-ato/3693162-nalakani-kontrnastupom-rosiani-formuut-zivi-siti-z-civilnih-gumenuk.html" text:style-name="Internet_20_link" text:visited-style-name="Visited_20_Internet_20_Link">
 </text:a>
 </text:span>
 _</text:p>
      <text:p text:style-name="P4">
Source: <text:a xlink:type="simple" xlink:href="https://www.ukrinform.ua/rubric-ato/3694164-gumenuk-zagarbniki-postupovo-usvidomluut-so-vsudi-de-ukraina-im-ne-bude-spokou.html" text:style-name="Internet_20_link" text:visited-style-name="Visited_20_Internet_20_Link">
https://www.ukrinform.ua/rubric-ato/3694164-gumenuk-zagarbniki-postupovo-usvidomluut-so-vsudi-de-ukraina-im-ne-bude-spokou.html</text:a>
</text:p>
      <!--NEWS-->
      <text:h text:style-name="P10" text:outline-level="1">
<text:span text:style-name="T4">
Подоляк розкритикував політику Twitter щодо висвітлення війни з рф</text:span>
</text:h>
      <text:p text:style-name="P4">
Authors: Ukrinform (Person)</text:p>
      <text:p text:style-name="P4">
Publisher: Укринформ (Organization)</text:p>
      <text:p text:style-name="P4">
Published Time: 2023-04-10T23:11:00+03:00</text:p>
      <text:p text:style-name="P4">
Modified Time: 2023-04-10T23:11:00+03:00</text:p>
      <text:p text:style-name="P4">
Description: Радник Офісу президента України Михайло Подоляк розкритикував політику Twitter щодо висвітлення інформації про війну в Україні. — Укрінформ.</text:p>
      <text:p text:style-name="P4">
Images: ["<text:a xlink:type="simple" xlink:href="https://static.ukrinform.com/photos/2022_04/thumb_files/630_360_1650530083-444.jpg" text:style-name="Internet_20_link" text:visited-style-name="Visited_20_Internet_20_Link">
630_360_16505...</text:a>
"]</text:p>
      <text:p text:style-name="P4">
Tags: ['Ілон Маск', 'Twitter', 'Подоляк', 'Війна з росією']</text:p>
      <text:p text:style-name="P4">
Type: Article</text:p>
      <!--METADATA-->
      <text:p text:style-name="P4">
<draw:frame draw:style-name="fr1" draw:name="Image220" text:anchor-type="as-char" svg:width="6.9236in" svg:height="3.956343in" draw:z-index="0">
<draw:image xlink:href="../Images/yкринформ/2023-04-10T23-11-00-03-00/630_360_1650530083-444.jpg" xlink:type="simple" xlink:show="embed" xlink:actuate="onLoad" draw:mime-type="image/jpeg"/>
</draw:frame>
 РадникОфісу президента України Михайло Подоляк розкритикував політику Twitter щодовисвітлення інформації про війну в Україні.</text:p>
      <text:p text:style-name="P4">
Як передає Укрінформ, про це він написав на свої <text:a xlink:type="simple" xlink:href="https://mobile.twitter.com/Podolyak_M/status/1645454877118676993" text:style-name="Internet_20_link" text:visited-style-name="Visited_20_Internet_20_Link">
</text:a>
 .</text:p>
      <text:p text:style-name="P4">
«Розблоковані акаунти російської влади, масштабування російських твітів про«вбий Україну» на фоні відвертої песимізації українців – це взагалі не просвободу слова… ## <text:a xlink:type="simple" xlink:href="https://www.ukrinform.ua/tag-twitter" text:style-name="Internet_20_link" text:visited-style-name="Visited_20_Internet_20_Link">
 </text:a>
 не бачить шкоди упоширенні пропаганди, яка прямо заохочує знищення України та масові вбивства.Може, ШІ краще промодерує?», - написав Подоляк.</text:p>
      <text:p text:style-name="P4">
<text:span text:style-name="T4">
Читайте також:</text:span>
 <text:a xlink:type="simple" xlink:href="https://www.ukrinform.ua/rubric-technology/3684146-tvitter-vidkrie-vihidnij-kod-rekomendacij-povidomlen-mask.html" text:style-name="Internet_20_link" text:visited-style-name="Visited_20_Internet_20_Link">
 </text:a>
</text:p>
      <text:p text:style-name="P4">
Як повідомляв <text:a xlink:type="simple" xlink:href="https://www.ukrinform.ua/rubric-technology/3693296-twitter-znav-obmezenna-na-oblikovi-zapisi-povazani-z-kremlem-zmi.html" text:style-name="Internet_20_link" text:visited-style-name="Visited_20_Internet_20_Link">
 </text:a>
 , компаніяTwitter зняла обмеження на облікові записи, пов’язані з кремлем, після того,як її придбав американський мільярдер Ілон Маск.</text:p>
      <text:p text:style-name="P4">
<text:span text:style-name="T5">
Фото: АА</text:span>
</text:p>
      <text:p text:style-name="P4">
Source: <text:a xlink:type="simple" xlink:href="https://www.ukrinform.ua/rubric-technology/3694166-podolak-rozkritikuvav-politiku-twitter-sodo-visvitlenna-vijni-z-rf.html" text:style-name="Internet_20_link" text:visited-style-name="Visited_20_Internet_20_Link">
https://www.ukrinform.ua/rubric-technology/3694166-podolak-rozkritikuvav-politiku-twitter-sodo-visvitlenna-vijni-z-rf.html</text:a>
</text:p>
      <!--NEWS-->
      <text:h text:style-name="P10" text:outline-level="1">
<text:span text:style-name="T4">
Зеленський про обмін полоненими: Сотня родин перед Пасхою отримала справжню радість</text:span>
</text:h>
      <text:p text:style-name="P4">
Authors: Ukrinform (Person)</text:p>
      <text:p text:style-name="P4">
Publisher: Укринформ (Organization)</text:p>
      <text:p text:style-name="P4">
Published Time: 2023-04-10T23:20:00+03:00</text:p>
      <text:p text:style-name="P4">
Modified Time: 2023-04-10T23:20:00+03:00</text:p>
      <text:p text:style-name="P4">
Description: Сотня родин перед Пасхою отримала справжню радість, адже вдалося повернути додому ще 100 захисників і захисниць: 80 чоловіків і 20 жінок. — Укрінформ.</text:p>
      <text:p text:style-name="P4">
Images: ["<text:a xlink:type="simple" xlink:href="https://static.ukrinform.com/photos/2023_04/thumb_files/630_360_1681143069-409.jpg" text:style-name="Internet_20_link" text:visited-style-name="Visited_20_Internet_20_Link">
630_360_16811...</text:a>
"]</text:p>
      <text:p text:style-name="P4">
Tags: ['Обмін', 'Різдво', 'ЗСУ', 'Полонені', 'Зеленський']</text:p>
      <text:p text:style-name="P4">
Type: Article</text:p>
      <!--METADATA-->
      <text:p text:style-name="P4">
<draw:frame draw:style-name="fr1" draw:name="Image221" text:anchor-type="as-char" svg:width="6.9236in" svg:height="3.956343in" draw:z-index="0">
<draw:image xlink:href="../Images/yкринформ/2023-04-10T23-20-00-03-00/630_360_1681143069-409.jpg" xlink:type="simple" xlink:show="embed" xlink:actuate="onLoad" draw:mime-type="image/jpeg"/>
</draw:frame>
 Сотняродин перед Пасхою отримала справжню радість, адже вдалося повернути додому ще100 захисників і захисниць: 80 чоловіків і 20 жінок.</text:p>
      <text:p text:style-name="P4">
Про це зазначив у своєму <text:a xlink:type="simple" xlink:href="https://youtu.be/mLlNZ-WkAeQ" text:style-name="Internet_20_link" text:visited-style-name="Visited_20_Internet_20_Link">
 </text:a>
 наприкінці 411 днявійни Президент Володимир Зеленський, коментуючи звільнення з російськогополону ста українських військових.</text:p>
      <text:p text:style-name="P4">
“Сьогодні – хороша новина від нашої команди, що займається обмінами. Вдалосяповернути додому ще 100 захисників і захисниць. 80 чоловіків і 20 жінок. Цеармійці, прикордонники, воїни Військово-Морських сил, нацгвардійці. Серед них,до речі, оборонці «Азовсталі». Це сотня родин, які перед Пасхою отрималисправжню радість”, - сказав він.</text:p>
      <text:p text:style-name="P4">
<text:span text:style-name="T4">
Читайте також:</text:span>
 <text:span text:style-name="T4">
<text:a xlink:type="simple" xlink:href="https://www.ukrinform.ua/rubric-ato/3694003-velikij-obmin-ukraina-povernula-dodomu-se-100-polonenih.html" text:style-name="Internet_20_link" text:visited-style-name="Visited_20_Internet_20_Link">
 </text:a>
 </text:span>
</text:p>
      <text:p text:style-name="P4">
Президент запевнив, що і надалі триватиме робота по звільненню в’язнів кремля.</text:p>
      <text:p text:style-name="P4">
“Я дякую всім у нашому Координаційному центрі ГУР, дякую кожному, хтозаймається переговорами й підготовкою обмінів: хлопці Буданова, Єрмак, Малюк,Лубінець... Молодці, хлопці! А особливо я вдячний усім, хто підтримує нашихлюдей після звільнення й дбає про лікування, про адаптацію. Це важливо”, -додав Зеленський.</text:p>
      <text:p text:style-name="P4">
Як повідомляв Укрінформ, 10 квітня Україна провела черговий великий обмінполоненими.</text:p>
      <text:p text:style-name="P4">
<text:span text:style-name="T4">
Читайте також:</text:span>
 <text:span text:style-name="T4">
<text:a xlink:type="simple" xlink:href="https://www.ukrinform.ua/rubric-ato/3694072-ak-ukraina-povertala-polonenih-pokazali-unikalni-kadri-z-obminu.html" text:style-name="Internet_20_link" text:visited-style-name="Visited_20_Internet_20_Link">
 </text:a>
 </text:span>
</text:p>
      <text:p text:style-name="P4">
Додому повернулися 100 українських захисників, серед яких - військові, моряки,прикордонники, нацгвардійці. Серед них є оборонці Маріуполя, «Азовсталі»,Гостомеля. Деякі люди отримали серйозні поранення, мають захворювання. Надалівони проходитимуть усю необхідну реабілітацію.</text:p>
      <text:p text:style-name="P4">
Станом на квітень від початку повномасштабного вторгнення рф Україна повернулаз російського <text:span text:style-name="T4">
<text:a xlink:type="simple" xlink:href="https://www.ukrinform.ua/tag-poloneni" text:style-name="Internet_20_link" text:visited-style-name="Visited_20_Internet_20_Link">
 </text:a>
 </text:span>
 2005 осіб.</text:p>
      <text:p text:style-name="P4">
Source: <text:a xlink:type="simple" xlink:href="https://www.ukrinform.ua/rubric-ato/3694165-zelenskij-pro-obmin-polonenimi-sotna-rodin-pered-pashou-otrimala-spravznu-radist.html" text:style-name="Internet_20_link" text:visited-style-name="Visited_20_Internet_20_Link">
https://www.ukrinform.ua/rubric-ato/3694165-zelenskij-pro-obmin-polonenimi-sotna-rodin-pered-pashou-otrimala-spravznu-radist.html</text:a>
</text:p>
      <!--NEWS-->
      <text:h text:style-name="P10" text:outline-level="1">
<text:span text:style-name="T4">
Арсен Мірзоян став амбасадором штурмової бригади «Сталевий Кордон»</text:span>
</text:h>
      <text:p text:style-name="P4">
Authors: Ukrinform (Person)</text:p>
      <text:p text:style-name="P4">
Publisher: Укринформ (Organization)</text:p>
      <text:p text:style-name="P4">
Published Time: 2023-04-10T23:37:00+03:00</text:p>
      <text:p text:style-name="P4">
Modified Time: 2023-04-10T23:37:00+03:00</text:p>
      <text:p text:style-name="P4">
Description: Заслужений артист України, співак Арсен Мірзоян став амбасадором штурмової бригади “Сталевий Кордон” (у складі “Гвардії наступу”). — Укрінформ.</text:p>
      <text:p text:style-name="P4">
Images: ["<text:a xlink:type="simple" xlink:href="https://static.ukrinform.com/photos/2023_04/thumb_files/630_360_1681136230-972.jpg" text:style-name="Internet_20_link" text:visited-style-name="Visited_20_Internet_20_Link">
630_360_16811...</text:a>
", "<text:a xlink:type="simple" xlink:href="https://static.ukrinform.com/photos/2023_04/1681136230-124.jpg" text:style-name="Internet_20_link" text:visited-style-name="Visited_20_Internet_20_Link">
1681136230-12...</text:a>
", "<text:a xlink:type="simple" xlink:href="https://static.ukrinform.com/photos/2023_04/1681136229-702.jpg" text:style-name="Internet_20_link" text:visited-style-name="Visited_20_Internet_20_Link">
1681136229-70...</text:a>
", "<text:a xlink:type="simple" xlink:href="https://static.ukrinform.com/photos/2023_04/1681136230-964.jpg" text:style-name="Internet_20_link" text:visited-style-name="Visited_20_Internet_20_Link">
1681136230-96...</text:a>
"]</text:p>
      <text:p text:style-name="P4">
Tags: ['Музика', 'ЗСУ', 'співак', 'Амбасадор']</text:p>
      <text:p text:style-name="P4">
Type: Article</text:p>
      <!--METADATA-->
      <text:p text:style-name="P4">
<draw:frame draw:style-name="fr1" draw:name="Image222" text:anchor-type="as-char" svg:width="6.9236in" svg:height="3.956343in" draw:z-index="0">
<draw:image xlink:href="../Images/yкринформ/2023-04-10T23-37-00-03-00/630_360_1681136230-972.jpg" xlink:type="simple" xlink:show="embed" xlink:actuate="onLoad" draw:mime-type="image/jpeg"/>
</draw:frame>
 Заслуженийартист України, співак Арсен Мірзоян став амбасадором штурмової бригади“Сталевий Кордон” (у складі “Гвардії наступу”).</text:p>
      <text:p text:style-name="P4">
Про це поінформувала <text:a xlink:type="simple" xlink:href="https://dpsu.gov.ua/ua/news/%20video%20-arsen-mirzoyan-stav-abmasadorom-shturmovoi-brigadi-staleviy-kordon/" text:style-name="Internet_20_link" text:visited-style-name="Visited_20_Internet_20_Link">
 </text:a>
 , передаєУкрінформ.</text:p>
      <text:p text:style-name="P4">
“Під час відвідування одного з підрозділів 15 мобільного <text:a xlink:type="simple" xlink:href="https://www.ukrinform.ua/tag-prikordonniki" text:style-name="Internet_20_link" text:visited-style-name="Visited_20_Internet_20_Link">
</text:a>
 загону заслужений артист УкраїниАрсен Мірзоян та начальник штабу загону Костянтин Безпалько підписали угодупро амбасадорство. Відтепер Арсен, як амбасадор бригади, буде представляти“Сталевий Кордон” в українському та міжнародному медіапросторі”, - розповіли уДержприкордонслужбі.</text:p>
      <text:p text:style-name="P4">
<draw:frame draw:style-name="fr1" draw:name="Image223" text:anchor-type="as-char" svg:width="6.9236in" svg:height="5.198195in" draw:z-index="0">
<draw:image xlink:href="../Images/yкринформ/2023-04-10T23-37-00-03-00/1681136230-124.jpg" xlink:type="simple" xlink:show="embed" xlink:actuate="onLoad" draw:mime-type="image/jpeg"/>
</draw:frame>
<draw:frame draw:style-name="fr1" draw:name="Image224" text:anchor-type="as-char" svg:width="6.9236in" svg:height="5.198195in" draw:z-index="0">
<draw:image xlink:href="../Images/yкринформ/2023-04-10T23-37-00-03-00/1681136229-702.jpg" xlink:type="simple" xlink:show="embed" xlink:actuate="onLoad" draw:mime-type="image/jpeg"/>
</draw:frame>
<draw:frame draw:style-name="fr1" draw:name="Image225" text:anchor-type="as-char" svg:width="6.9236in" svg:height="5.198195in" draw:z-index="0">
<draw:image xlink:href="../Images/yкринформ/2023-04-10T23-37-00-03-00/1681136230-964.jpg" xlink:type="simple" xlink:show="embed" xlink:actuate="onLoad" draw:mime-type="image/jpeg"/>
</draw:frame>
</text:p>
      <text:p text:style-name="P4">
<text:span text:style-name="T4">
Читайте також:</text:span>
 <text:a xlink:type="simple" xlink:href="https://www.ukrinform.ua/rubric-culture/3682760-jerry-heil-stala-ambasadorkou-proektu-zberezit-ukrainsku-kulturu.html" text:style-name="Internet_20_link" text:visited-style-name="Visited_20_Internet_20_Link">
 <text:span text:style-name="T4">
амбасадор</text:span>
 </text:a>
</text:p>
      <text:p text:style-name="P4">
Як повідомлялося, гурт <text:a xlink:type="simple" xlink:href="https://www.ukrinform.ua/rubric-culture/3694025-gurt-probass-hardi-stav-ambasadorom-sturmovoi-brigadi-spartan.html" text:style-name="Internet_20_link" text:visited-style-name="Visited_20_Internet_20_Link">
 </text:a>
 став амбасадором штурмової бригади “Спартан” (у складі “Гвардіїнаступу”).</text:p>
      <text:p text:style-name="P4">
<text:span text:style-name="T5">
Фото: dpsu.gov.ua</text:span>
</text:p>
      <text:p text:style-name="P4">
Source: <text:a xlink:type="simple" xlink:href="https://www.ukrinform.ua/rubric-culture/3694031-arsen-mirzoan-stav-ambasadorom-sturmovoi-brigadi-stalevij-kordon.html" text:style-name="Internet_20_link" text:visited-style-name="Visited_20_Internet_20_Link">
https://www.ukrinform.ua/rubric-culture/3694031-arsen-mirzoan-stav-ambasadorom-sturmovoi-brigadi-stalevij-kordon.html</text:a>
</text:p>
      <!--NEWS-->
      <text:h text:style-name="P10" text:outline-level="1">
<text:span text:style-name="T4">
Лубінець пояснив, як отримати довідку про перебування військового у полоні</text:span>
</text:h>
      <text:p text:style-name="P4">
Authors: Ukrinform (Person)</text:p>
      <text:p text:style-name="P4">
Publisher: Укринформ (Organization)</text:p>
      <text:p text:style-name="P4">
Published Time: 2023-04-10T23:55:00+03:00</text:p>
      <text:p text:style-name="P4">
Modified Time: 2023-04-10T23:55:00+03:00</text:p>
      <text:p text:style-name="P4">
Description: Довідку про перебування військовослужбовця в полоні видають громадянам України та іноземцям — для її отримання людина може звертатися особисто або через законного представника чи члена сім'ї онлайн в електронному вигляді або прийшовши особисто у певну установу. — Укрінформ.</text:p>
      <text:p text:style-name="P4">
Images: ["<text:a xlink:type="simple" xlink:href="https://static.ukrinform.com/photos/2022_12/thumb_files/630_360_1671020279-375.jpg" text:style-name="Internet_20_link" text:visited-style-name="Visited_20_Internet_20_Link">
630_360_16710...</text:a>
"]</text:p>
      <text:p text:style-name="P4">
Tags: ['Омбудсмен', 'Військові', 'Полонені', 'Війна з росією', 'Дмитро Лубінець']</text:p>
      <text:p text:style-name="P4">
Type: Article</text:p>
      <!--METADATA-->
      <text:p text:style-name="P4">
<draw:frame draw:style-name="fr1" draw:name="Image226" text:anchor-type="as-char" svg:width="6.9236in" svg:height="3.956343in" draw:z-index="0">
<draw:image xlink:href="../Images/yкринформ/2023-04-10T23-55-00-03-00/630_360_1671020279-375.jpg" xlink:type="simple" xlink:show="embed" xlink:actuate="onLoad" draw:mime-type="image/jpeg"/>
</draw:frame>
 Довідкупро перебування військовослужбовця в полоні видають громадянам України таіноземцям — для її отримання людина може звертатися особисто або череззаконного представника чи члена сім'ї онлайн в електронному вигляді абоприйшовши особисто у певну установу.</text:p>
      <text:p text:style-name="P4">
Про це у <text:a xlink:type="simple" xlink:href="https://t.me/dmytro_lubinetzs/2090" text:style-name="Internet_20_link" text:visited-style-name="Visited_20_Internet_20_Link">
 </text:a>
 повідомив УповноваженийВерховної Ради з прав людини Дмитро Лубінець, передає Укрінформ.</text:p>
      <text:p text:style-name="P4">
“Для отримання довідки необхідно написати заяву та передати її до: Міноборони;іншого центрального органу виконавчої влади, що здійснює керівництвовійськовими формуваннями, утвореними відповідно до закону; правоохоронногооргану чи державного органу спеціального призначення з правоохороннимифункціями; командира підрозділу ЗСУ; іншого утвореного відповідно до законувійськового формування чи органу, що належить до складу сил безпеки і силоборони України”, - поінформував омбудсмен.</text:p>
      <text:p text:style-name="P4">
За його словами, заява для отримання довідки про перебування військового уполоні може бути написана у довільній формі, проте обовʼязково має містити:військове (спеціальне) звання (у разі наявності) полоненого, його прізвище,ім’я, по батькові та спосіб комунікації (поштова адреса та/або адресаелектронної пошти, номер телефону).</text:p>
      <text:p text:style-name="P4">
<text:span text:style-name="T4">
Читайте також:</text:span>
 <text:a xlink:type="simple" xlink:href="https://www.ukrinform.ua/rubric-ato/3693114-koordstab-nagadav-kudi-peredavati-personalni-dani-polonenih-i-zniklih-bezvisti-vijskovih.html" text:style-name="Internet_20_link" text:visited-style-name="Visited_20_Internet_20_Link">
 </text:a>
</text:p>
      <text:p text:style-name="P4">
Серед даних, вказаних у цій заяві, обов'язково має бути і військовеформування, правоохоронний чи інший державний орган (із зазначеннямструктурного підрозділу, якщо така інформація відома), у штаті якогоперебувала особа на момент полону, та період перебування у місцях несвободивнаслідок <text:a xlink:type="simple" xlink:href="https://www.ukrinform.ua/tag-vijna-z-rosieu" text:style-name="Internet_20_link" text:visited-style-name="Visited_20_Internet_20_Link">
 </text:a>
 або інтернування унейтральних державах.</text:p>
      <text:p text:style-name="P4">
Як зазначив Лубінець, у разі відсутності у заяві зазначених відомостей особі,яка подала таку заяву, довідка не оформлюється, про що їй повідомляєтьсяписьмово.</text:p>
      <text:p text:style-name="P4">
“Довідка про перебування у полоні оформлюється протягом 30 календарних днів здня надходження заяви та може бути видана особисто або надіслана поштою”, -уточнив він.</text:p>
      <text:p text:style-name="P4">
Як повідомляв Укрінформ, 6 квітня Лубінець пояснив, <text:a xlink:type="simple" xlink:href="https://www.ukrinform.ua/rubric-society/3692211-lubinec-poasniv-na-aku-dopomogu-maut-pravo-ludi-z-timcasovou-nepracezdatnistu.html" text:style-name="Internet_20_link" text:visited-style-name="Visited_20_Internet_20_Link">
</text:a>
 .</text:p>
      <text:p text:style-name="P4">
Source: <text:a xlink:type="simple" xlink:href="https://www.ukrinform.ua/rubric-ato/3693781-lubinec-poasniv-ak-otrimati-dovidku-pro-perebuvanna-vijskovogo-u-poloni.html" text:style-name="Internet_20_link" text:visited-style-name="Visited_20_Internet_20_Link">
https://www.ukrinform.ua/rubric-ato/3693781-lubinec-poasniv-ak-otrimati-dovidku-pro-perebuvanna-vijskovogo-u-poloni.html</text:a>
</text:p>
      <!--NEWS-->
      <text:h text:style-name="P10" text:outline-level="1">
<text:span text:style-name="T4">
Ми готуємося до інтеграції в мирне життя наших захисників і захисниць — Юлія Лапутіна</text:span>
</text:h>
      <text:p text:style-name="P4">
Author: ['АРМІЯINFORM']</text:p>
      <text:p text:style-name="P4">
Time: 2023-04-10T31:00:00-04:00</text:p>
      <text:p text:style-name="P4">
Description: Ми готуємося до інтеграції в мирне життя наших захисників і захисниць. Про це розпові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2b9de9c5fcab44-yuliya-laputina.jpeg" text:style-name="Internet_20_link" text:visited-style-name="Visited_20_Internet_20_Link">
62b9de9c5fcab44-yuliya-laputina.jpeg</text:a>
']</text:p>
      <text:p text:style-name="P4">
Tags: ['МІНВЕТЕРАНІВ', 'СОЦІАЛЬНИЙ ЗАХИСТ', 'ЮЛІЯ ЛАПУТІНА']</text:p>
      <text:p text:style-name="P4">
Category: News</text:p>
      <!--METADATA-->
      <text:p text:style-name="P4">
<draw:frame draw:style-name="fr1" draw:name="Image227" text:anchor-type="as-char" svg:width="6.9236in" svg:height="4.699123in" draw:z-index="0">
<draw:image xlink:href="../Images/AРМІЯINFORM/2023-04-10T31-00-00-04-00/62b9de9c5fcab44-yuliya-laputina.jpeg" xlink:type="simple" xlink:show="embed" xlink:actuate="onLoad" draw:mime-type="image/jpeg"/>
</draw:frame>
 Юлія Лапутіна</text:p>
      <text:p text:style-name="P4">
Ми готуємося до інтеграції в мирне життя наших захисників і захисниць. Про церозповіла Міністр у справах ветеранів Юлія Лапутіна. Вона повідомила, що Урядпідтвердив і схвалив ініціативу Мінветеранів переходу від військової кар’єридо цивільного життя. Це нормальна практика для країн НАТО, де ця система існуєна практиці. Наші воїни мають отримувати всю необхідну допомогу.</text:p>
      <text:p text:style-name="P4">
Про це йдеться в <text:a xlink:type="simple" xlink:href="https://www.kmu.gov.ua/news/yuliia-laputina-my-hotuiemosia-do-intehratsii-v-myrne-zhyttia-nashykh-zakhysnykiv-i-zakhysnyts" text:style-name="Internet_20_link" text:visited-style-name="Visited_20_Internet_20_Link">
повідомленні</text:a>
 Урядового порталу.</text:p>
      <text:p text:style-name="P4">
«Після перемоги багато людей повернеться до своїх громад і ми маємо створитивсі умови для них. У цей період ми перейдемо до відновлення країни та сталогорозвитку. Тому тут важливо надати людям інструменти власного розвитку щобивони інтегрувалися в родини та економіку громади, отримали цивільнуспеціальність», — зазначила очільниця Мінветеранів.</text:p>
      <text:p text:style-name="P4">
Вона також повідомила, що завдяки створенню декількох пілотних проектівМіністерство у справах ветеранів разом із Міністерством освіти та наукивідпрацьовує Центри ветеранського розвитку в закладах освіти. Це дає змогустворити гнучкі та доступні інструменти опанування цивільної спеціальності.Також планується багато аспектів розвитку ветеранського спорту.</text:p>
      <text:p text:style-name="P4">
«Ми всі живемо в одній країні та знаємо, які реальні проблеми є увійськовослужбовців, але зараз практично щотижнево відбуваються наради підголовуванням Прем’єр-міністра аби пришвидшити процес дебюрократизації задляотримання медичної та психологічної допомоги», — розповіла Юлія Лапутіна.</text:p>
      <text:p text:style-name="P4">
Вона окремо зазначила, що наразі Міністерство працює над пілотним проектомінституту помічника ветеранів у Львівській, Миколаївській, Дніпропетровській,Вінницькій областях. Координувати їх діяльність будуть Сервісні центри дляветеранів.</text:p>
      <text:p text:style-name="P4">
«Ми створюємо екосистему сприяння інтеграції ветеранів у мирне життя.Паралельно із цим ми відкриваємо „ветеранські вікна“ в ЦНАП де будуть доступнівсі наявні послуги», — резюмувала очільниця Мінветеранів.</text:p>
      <text:p text:style-name="P4">
Нагадаємо, 7 квітня Уряд погодив проект Указу Президента України щодовпровадження цього року Стратегії формування системи переходу від військовоїслужби до цивільного життя на період до 2032 року.</text:p>
      <text:p text:style-name="P4">
Source: <text:a xlink:type="simple" xlink:href="https://armyinform.com.ua/2023/04/10/my-gotuyemosya-do-integracziyi-v-myrne-zhyttya-nashyh-zahysnykiv-i-zahysnycz-yuliya-laputina/" text:style-name="Internet_20_link" text:visited-style-name="Visited_20_Internet_20_Link">
https://armyinform.com.ua/2023/04/10/my-gotuyemosya-do-integracziyi-v-myrne-zhyttya-nashyh-zahysnykiv-i-zahysnycz-yuliya-laputina/</text:a>
</text:p>
      <!--NEWS-->
      <text:h text:style-name="P10" text:outline-level="1">
<text:span text:style-name="T4">
«Ми — бомжі тут, ми — цуценята кинуті» — перехоплення ГУР</text:span>
</text:h>
      <text:p text:style-name="P4">
Author: ['АРМІЯINFORM']</text:p>
      <text:p text:style-name="P4">
Time: 2023-04-10T32:00:00-04:00</text:p>
      <text:p text:style-name="P4">
Description: https://youtu.be/GtH6G2c57no    Головне управління розвідки Міністерств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ОЛОВНЕ УПРАВЛІННЯ РОЗВІДКИ МО УКРАЇНИ', 'ГУР ПЕРЕХОПЛЕННЯ']</text:p>
      <text:p text:style-name="P4">
Category: News</text:p>
      <!--METADATA-->
      <text:p text:style-name="P4">
Головне управління розвідки Міністерства оборони України<text:a xlink:type="simple" xlink:href="https://gur.gov.ua/content/my---bomzhy-zdes-my---shchenky-broshennye.html" text:style-name="Internet_20_link" text:visited-style-name="Visited_20_Internet_20_Link">
оприлюднило</text:a>
 нове перехоплення розмови, в якій окупант розповідає прототальну відсутність військового обладнання та допомоги.</text:p>
      <text:p text:style-name="P4">
При цьому, за його словами, у них немає ні техніки, ні озброєння. Також немаєна чому гріти їжу, бо немає вогню.</text:p>
      <text:p text:style-name="P4">
Крім того окупант скаржиться своїй співрозмовниці на відсутність ротації середпідрозділів окупаційних військ.</text:p>
      <text:p text:style-name="P4">
Source: <text:a xlink:type="simple" xlink:href="https://armyinform.com.ua/2023/04/10/my-bomzhi-tut-my-czuczenyata-kynuti-perehoplennya-gur/" text:style-name="Internet_20_link" text:visited-style-name="Visited_20_Internet_20_Link">
https://armyinform.com.ua/2023/04/10/my-bomzhi-tut-my-czuczenyata-kynuti-perehoplennya-gur/</text:a>
</text:p>
      <!--NEWS-->
      <text:h text:style-name="P10" text:outline-level="1">
<text:span text:style-name="T4">
Центр протидії дезінформації розвінчує нові російські фейки</text:span>
</text:h>
      <text:p text:style-name="P4">
Author: ['АРМІЯINFORM']</text:p>
      <text:p text:style-name="P4">
Time: 2023-04-10T33:00:00-04:00</text:p>
      <text:p text:style-name="P4">
Description: Центр протидії дезінформації при РНБО України інформує про фейки та дезінформацій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ejky.jpg" text:style-name="Internet_20_link" text:visited-style-name="Visited_20_Internet_20_Link">
fejky.jpg</text:a>
']</text:p>
      <text:p text:style-name="P4">
Tags: ['STOPRUSSIA', 'АГРЕСІЯ РФ', 'ВТОРГНЕННЯ РФ', 'РОСІЙСЬКІ ФЕЙКИ', 'ФЕЙКИ РФ']</text:p>
      <text:p text:style-name="P4">
Category: News</text:p>
      <!--METADATA-->
      <text:p text:style-name="P4">
<draw:frame draw:style-name="fr1" draw:name="Image228" text:anchor-type="as-char" svg:width="6.9236in" svg:height="5.181533in" draw:z-index="0">
<draw:image xlink:href="../Images/AРМІЯINFORM/2023-04-10T33-00-00-04-00/fejky.jpg" xlink:type="simple" xlink:show="embed" xlink:actuate="onLoad" draw:mime-type="image/jpeg"/>
</draw:frame>
</text:p>
      <text:p text:style-name="P4">
<text:a xlink:type="simple" xlink:href="https://www.facebook.com/hashtag/%D1%86%D0%BF%D0%B4_%D1%96%D0%BD%D1%84%D0%BE%D1%80%D0%BC%D1%83%D1%94" text:style-name="Internet_20_link" text:visited-style-name="Visited_20_Internet_20_Link">
Центр протидії дезінформації при РНБО Україниінформує</text:a>
про фейки та дезінформаційні кампанії, виявлені з 3.04 по 9.04</text:p>
      <ul>
        <li>
          <text:p text:style-name="P4">
Відео зі зверненням українських захисників із 53 ОМБр імені князя Володимира Мономаха до Головнокомандувача ЗСУ В. Залужного, у якому йдеться про патову ситуацію на Авдіївському відтинку фронту  * Обкладинка французького тижневика Courrier International із зображенням Президента України В. Зеленського, який зі словами «Україні потрібніше» викрадає Великдень у французів  * Реклама у нью-йоркському метро від МЗС України з агітацією вступати до Інтернаціонального легіону всіх місцевих, хто не має роботи  * Наказ Херсонського управління СБУ щодо вбивства військових ЗСУ, які порушили закон  * Відео навмисного підпалу українськими націоналістами «канонічного храму» УПЦ мп в с. Новополтавка Миколаївської обл.</text:p>
        </li>
        <li>
          <text:p text:style-name="P4">
Обкладинка французької газети Charlie Hebdo із зображенням злющого Ісуса, президента росії в.путіна та переляканого Президента України В. Зеленського  * Стенд у Мілані із фотографією Президента В. Зеленського, яка засмоктує грошові пожертви через отвір у ніздрі</text:p>
        </li>
      </ul>
      <text:p text:style-name="P4">
Source: <text:a xlink:type="simple" xlink:href="https://armyinform.com.ua/2023/04/10/czentr-protydiyi-dezinformacziyi-rozvinchuye-rosijski-fejkovi-video/" text:style-name="Internet_20_link" text:visited-style-name="Visited_20_Internet_20_Link">
https://armyinform.com.ua/2023/04/10/czentr-protydiyi-dezinformacziyi-rozvinchuye-rosijski-fejkovi-video/</text:a>
</text:p>
      <!--NEWS-->
      <text:h text:style-name="P10" text:outline-level="1">
<text:span text:style-name="T4">
Для українців продовжено безоплатний проїзд потягом з Польщі до Німеччини</text:span>
</text:h>
      <text:p text:style-name="P4">
Author: ['АРМІЯINFORM']</text:p>
      <text:p text:style-name="P4">
Time: 2023-04-10T34:00:00-04:00</text:p>
      <text:p text:style-name="P4">
Description: Йдеться про поїзд «Перемишль — Ганновер». Безкоштовний проїзд для українців у нь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20230409_105155_656.jpg" text:style-name="Internet_20_link" text:visited-style-name="Visited_20_Internet_20_Link">
img_20230409_105155_656.jpg</text:a>
']</text:p>
      <text:p text:style-name="P4">
Tags: ['МІНРЕІНТЕГРАЦІЇ']</text:p>
      <text:p text:style-name="P4">
Category: News</text:p>
      <!--METADATA-->
      <text:p text:style-name="P4">
<draw:frame draw:style-name="fr1" draw:name="Image229" text:anchor-type="as-char" svg:width="6.9236in" svg:height="3.894525in" draw:z-index="0">
<draw:image xlink:href="../Images/AРМІЯINFORM/2023-04-10T34-00-00-04-00/img_20230409_105155_656.jpg" xlink:type="simple" xlink:show="embed" xlink:actuate="onLoad" draw:mime-type="image/jpeg"/>
</draw:frame>
 Ілюстративне фото</text:p>
      <text:p text:style-name="P4">
Йдеться про поїзд «Перемишль — Ганновер». Безкоштовний проїзд для українців уньому продовжено до кінця травня 2023 року,<text:a xlink:type="simple" xlink:href="https://minre.gov.ua/2023/04/09/bezoplatnyj-proyizd-potyagom-z-polshhi-do-nimechchyny-dlya-ukrayincziv-prodovzheno/" text:style-name="Internet_20_link" text:visited-style-name="Visited_20_Internet_20_Link">
повідомляє</text:a>
 Міністерство з питаньреінтеграції тимчасово окупованих територій України.</text:p>
      <text:p text:style-name="P4">
Відправлення з Перемишля відбуватиметься по непарних числах квітня о 22:30.При собі не потрібно мати посадкові талони. Треба лише пред’явити паспортгромадянина України або інший документ, що посвідчує особу.</text:p>
      <text:p text:style-name="P4">
Пріоритет у перевезенні надається людям, які мають браслети від ПольськогоЧервоного Хреста, сім’ям з дітьми, людям похилого віку й особам зінвалідністю. У разі браку вільних місць необхідно звернутися до волонтерівЧервоного Хреста. Вони допоможуть з розміщенням, а також гарантовано потрапитина наступний потяг.</text:p>
      <text:p text:style-name="P4">
У Ганновері пасажирів зустрічають працівники або волонтери, які вкажутьмаршрут до центрів допомоги.</text:p>
      <text:p text:style-name="P4">
Source: <text:a xlink:type="simple" xlink:href="https://armyinform.com.ua/2023/04/10/dlya-ukrayincziv-prodovzheno-bezoplatnyj-proyizd-potyagom-z-polshhi-do-nimechchyny/" text:style-name="Internet_20_link" text:visited-style-name="Visited_20_Internet_20_Link">
https://armyinform.com.ua/2023/04/10/dlya-ukrayincziv-prodovzheno-bezoplatnyj-proyizd-potyagom-z-polshhi-do-nimechchyny/</text:a>
</text:p>
      <!--NEWS-->
      <text:h text:style-name="P10" text:outline-level="1">
<text:span text:style-name="T4">
Якщо ми не вирішуємо питання «росії», всі інші питання будуть для нас вкрай важкими — Олексій Данілов</text:span>
</text:h>
      <text:p text:style-name="P4">
Author: ['АРМІЯINFORM']</text:p>
      <text:p text:style-name="P4">
Time: 2023-04-10T35:00:00-04:00</text:p>
      <text:p text:style-name="P4">
Description: Про це розповів секретар Ради національної безпеки та оборони Олексій Данілов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260004_961995198578812_8596379817614800417_n.jpg" text:style-name="Internet_20_link" text:visited-style-name="Visited_20_Internet_20_Link">
339260004_961995198578812_8596379817614800417_n.jpg</text:a>
']</text:p>
      <text:p text:style-name="P4">
Tags: ['НАЦІОНАЛЬНА ПЛАНФОРМА СТІЙКОСТІ ТА ЗГУРТОВАНОСТІ', 'ОЛЕКСІЙ ДАНІЛОВ', 'РНБО УКРАЇНИ', 'СТІЙКА УКРАЇНА']</text:p>
      <text:p text:style-name="P4">
Category: News</text:p>
      <!--METADATA-->
      <text:p text:style-name="P4">
<draw:frame draw:style-name="fr1" draw:name="Image230" text:anchor-type="as-char" svg:width="6.9236in" svg:height="4.621503in" draw:z-index="0">
<draw:image xlink:href="../Images/AРМІЯINFORM/2023-04-10T35-00-00-04-00/339260004_961995198578812_8596379817614800417_n.jpg" xlink:type="simple" xlink:show="embed" xlink:actuate="onLoad" draw:mime-type="image/jpeg"/>
</draw:frame>
</text:p>
      <text:p text:style-name="P4">
Про це<text:a xlink:type="simple" xlink:href="https://www.facebook.com/events/728634982233066/" text:style-name="Internet_20_link" text:visited-style-name="Visited_20_Internet_20_Link">
розповів</text:a>
 секретарРади національної безпеки та оборони Олексій Данілов під час дискусії «Українаперед обличчям зовнішніх викликів».</text:p>
      <text:p text:style-name="P4">
Він переконаний, що фрагментація росії вже розпочалася, і рішення проповномасштабне вторгнення 24 лютого 2022 року лише прискорило цей процес.</text:p>
      <text:p text:style-name="P4">
«Ця фрагментація відбувається незалежно від бажання якихось країн, у томучислі, західних. Почнеться все з Кавказу. А продовжиться чи ні, залежить вжене від нас», — підкреслив секретар РНБО.</text:p>
      <text:p text:style-name="P4">
Якщо процес фрагментації не завершиться, питання стійкості України постійноперебуватиме на порядку денному.</text:p>
      <text:p text:style-name="P4">
«Країна, яка перебуває в зоні ризику, не приваблює інвесторів. Не варто віритирозмовам, що поллються гроші, незалежно від безпекової ситуації. Є величезнакількість країн у світі, куди можна вкладати гроші без ризику. Тому якщо ми невирішуємо питання росії, то всі інші питання будуть для нас вкрай складними»,— зазначив Олексій Данілов.</text:p>
      <text:p text:style-name="P4">
На його думку, у світі та регіоні формуватимуться нові союзи і завданняУкраїни зробити так, щоб з їх допомогою убезпечити себе від росії.</text:p>
      <text:p text:style-name="P4">
Також секретар РНБО поділився прогнозом щодо розвитку світу. Рада національноїбезпеки розробила п’ять базових сценаріїв, серед них:</text:p>
      <text:p text:style-name="P4">
1. відродження демократій і однополюсний світ під супроводом США</text:p>
      <text:p text:style-name="P4">
2. мінливий світ під впливом Китаю</text:p>
      <text:p text:style-name="P4">
3. двополюсний світ, в якому пануватимуть США та Китай</text:p>
      <text:p text:style-name="P4">
4. багатополюсний світ, або світ, роздроблений на декілька економічних ібезпекових блоків</text:p>
      <text:p text:style-name="P4">
5. коаліція ЄС та Китаю, яка матиме найбільший вплив</text:p>
      <text:p text:style-name="P4">
Олексій Данілов переконаний, що найбільш ймовірним є сценарій переходу додвополюсного світу, або конкурентного співіснування двох країн.</text:p>
      <text:p text:style-name="P4">
Source: <text:a xlink:type="simple" xlink:href="https://armyinform.com.ua/2023/04/10/yakshho-my-ne-vyrishuyemo-pytannya-rosiyi-vsi-inshi-pytannya-budut-dlya-nas-vkraj-vazhkymy-oleksij-danilov/" text:style-name="Internet_20_link" text:visited-style-name="Visited_20_Internet_20_Link">
https://armyinform.com.ua/2023/04/10/yakshho-my-ne-vyrishuyemo-pytannya-rosiyi-vsi-inshi-pytannya-budut-dlya-nas-vkraj-vazhkymy-oleksij-danilov/</text:a>
</text:p>
      <!--NEWS-->
      <text:h text:style-name="P10" text:outline-level="1">
<text:span text:style-name="T4">
Євросоюз обговорює з країнами G7 спецтрибунал щодо злочину агресії росії — єврокомісар</text:span>
</text:h>
      <text:p text:style-name="P4">
Author: ['АРМІЯINFORM']</text:p>
      <text:p text:style-name="P4">
Time: 2023-04-10T36:00:00-04:00</text:p>
      <text:p text:style-name="P4">
Description: Європейський Союз продовжує обговорювати з країнами «Великої сімки» (G7) можлив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546125589-202.jpeg" text:style-name="Internet_20_link" text:visited-style-name="Visited_20_Internet_20_Link">
630_360_1546125589-202.jpeg</text:a>
']</text:p>
      <text:p text:style-name="P4">
Tags: ['G7', 'STOPRUSSIA', 'YES', 'АГРЕСІЯ РФ', 'ВЕЛИКА СІМКА', 'ВТОРГНЕННЯ РФ', 'ЄВРОКОМІСАР', 'СПЕЦТРИБУНАЛ ПРОТИ РФ']</text:p>
      <text:p text:style-name="P4">
Category: News</text:p>
      <!--METADATA-->
      <text:p text:style-name="P4">
<draw:frame draw:style-name="fr1" draw:name="Image231" text:anchor-type="as-char" svg:width="6.9236in" svg:height="3.956343in" draw:z-index="0">
<draw:image xlink:href="../Images/AРМІЯINFORM/2023-04-10T36-00-00-04-00/630_360_1546125589-202.jpeg" xlink:type="simple" xlink:show="embed" xlink:actuate="onLoad" draw:mime-type="image/jpeg"/>
</draw:frame>
</text:p>
      <text:p text:style-name="P4">
Європейський Союз продовжує обговорювати з країнами «Великої сімки» (G7)можливості створення спеціального трибуналу для судового переслідування росіїза злочин агресії проти України. Про це Єврокомісар з питань юстиції ДідьєРейндерс розповів в інтерв’ю <text:a xlink:type="simple" xlink:href="https://english.kyodonews.net/news/2023/04/b59d43b0083a-eu-justice-chief-seeks-g-7-unity-on-tribunal-for-russia-over-ukraine.html" text:style-name="Internet_20_link" text:visited-style-name="Visited_20_Internet_20_Link">
KyodoNews.</text:a>
</text:p>
      <text:p text:style-name="P4">
«Під час головування Японії в G7 ми продовжимо (обговорення з країнами«Великої сімки». — <text:span text:style-name="T5">
Р</text:span>
 <text:span text:style-name="T5">
ед</text:span>
.), щоб побачити, чи можливий такий самий підхід донашої пропозиції. Те, що зараз поставлено на карту, — це злочин агресії», —сказав Дідьє Рейндерс.</text:p>
      <text:p text:style-name="P4">
Він наголосив, що наразі Євросоюз у співпраці з українськими судовими органамита Міжнародним кримінальним судом ООН вивчає можливість створення спеціальноготрибуналу або змішаного трибуналу за участю українських і міжнародних суддівдля судового переслідування росії за злочин агресії проти України.</text:p>
      <text:p text:style-name="P4">
Міністри юстиції країн G7 — Великої Британії, Канади, Франції, Німеччини,Італії, Японії, Сполучених Штатів та Європейського Союзу — під час зустрічі 7липня в Токіо, серед іншого, планують обговорити шляхи притягнення довідповідальності керівництва росії та громадян рф, підозрюваних у воєннихзлочинах, скоєних в Україні під час розв’язаної москвою війни.</text:p>
      <text:p text:style-name="P4">
Нагадаємо, Президент Володимир Зеленський вважає, що спеціальний трибунал дляпритягнення російського керівництва за агресію проти України буде створенийпісля закінчення війни. Наразі триває робота над його форматом і текстомпроєкту відповідної резолюції ООН.</text:p>
      <text:p text:style-name="P4">
Source: <text:a xlink:type="simple" xlink:href="https://armyinform.com.ua/2023/04/10/yevrosoyuz-obgovoryuye-z-krayinamy-g7-specztrybunal-shhodo-zlochynu-agresiyi-rosiyi-yevrokomisar/" text:style-name="Internet_20_link" text:visited-style-name="Visited_20_Internet_20_Link">
https://armyinform.com.ua/2023/04/10/yevrosoyuz-obgovoryuye-z-krayinamy-g7-specztrybunal-shhodo-zlochynu-agresiyi-rosiyi-yevrokomisar/</text:a>
</text:p>
      <!--NEWS-->
      <text:h text:style-name="P10" text:outline-level="1">
<text:span text:style-name="T4">
росіяни використовують артилерію, щоб компенсувати зниження наступального потенціалу — Інститут вивчення війни</text:span>
</text:h>
      <text:p text:style-name="P4">
Author: ['АРМІЯINFORM']</text:p>
      <text:p text:style-name="P4">
Time: 2023-04-10T37:00:00-04:00</text:p>
      <text:p text:style-name="P4">
Description: Попри те, що армія рф веде бої вздовж усієї лінії фронту, її просування загал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artyleriya-rf.jpg" text:style-name="Internet_20_link" text:visited-style-name="Visited_20_Internet_20_Link">
artyleriya-rf.jpg</text:a>
']</text:p>
      <text:p text:style-name="P4">
Tags: ['АРТИЛЕРІЯ РФ', 'ЗВІТ ІНСТИТУТУ ВИВЧЕННЯ ВІЙНИ', 'ІНСТИТУТ ВИВЧЕННЯ ВІЙНИ']</text:p>
      <text:p text:style-name="P4">
Category: News</text:p>
      <!--METADATA-->
      <text:p text:style-name="P4">
<draw:frame draw:style-name="fr1" draw:name="Image232" text:anchor-type="as-char" svg:width="6.9236in" svg:height="3.750283in" draw:z-index="0">
<draw:image xlink:href="../Images/AРМІЯINFORM/2023-04-10T37-00-00-04-00/artyleriya-rf.jpg" xlink:type="simple" xlink:show="embed" xlink:actuate="onLoad" draw:mime-type="image/jpeg"/>
</draw:frame>
Ілюстративне фото</text:p>
      <text:p text:style-name="P4">
Попри те, що армія рф веде бої вздовж усієї лінії фронту, її просуваннязагалом наближається до кульмінації, тому окупанти використовують артилерію,щоб компенсувати знижений наступальний потенціал.</text:p>
      <text:p text:style-name="P4">
Про це у своєму <text:a xlink:type="simple" xlink:href="https://www.understandingwar.org/backgrounder/russian-offensive-campaign-assessment-april-8-2023" text:style-name="Internet_20_link" text:visited-style-name="Visited_20_Internet_20_Link">
звіті</text:a>
 повідомляє Інститут вивчення війни(ISW).</text:p>
      <text:p text:style-name="P4">
Зазначається, що 8 квітня голова Ради резервістів Сухопутних військ УкраїниІван Тимочко повідомив, що російські війська ведуть бої на всій лінії фронту,але наступальний потенціал росії продовжує знижуватися і що нинішні російськіатаки спрямовані на відволікання і розпорошення українських військ вочікуванні контрнаступальних операцій.</text:p>
      <text:p text:style-name="P4">
Також повідомляється, що Іван Тимочко оцінив атаки рф, зокрема в районіБахмута та Авдіївки. Зазначається, що за його словами російські війська недосягають серйозних успіхів на жодній ділянці фронту, зазначивши, що темпиобстрілів у Бахмуті та навколо нього дещо знизилися на одних ділянках, а наінших — повністю зупинилися.</text:p>
      <text:p text:style-name="P4">
А російський наступ на Авдіївку, за оцінкою Тимочка — «захлинувся». Вінпідкреслив, що рф досі не взяла під контроль Мар’їнку, незважаючи на те, щоперетворила місто на руїни.</text:p>
      <text:p text:style-name="P4">
Водночас російські війська використовують артилерію, щоб компенсувати зниженийнаступальний потенціал, повідомляють в ISW.</text:p>
      <text:p text:style-name="P4">
Аналітики вважають, що високий попит на снаряди свідчить, що росія значноюмірою покладається на артилерію, щоб компенсувати ключові недоліки в бойовійспроможності, зокрема погані навички наземного штурму та недоступність авіаціїв Україні.</text:p>
      <text:p text:style-name="P4">
російські війська використовують важкі артилерійські обстріли, щоб повністюзруйнувати населені пункти, перш ніж захопити їх наземними атаками.</text:p>
      <text:p text:style-name="P4">
«Триваючий дефіцит артилерійських боєприпасів у росії підірве здатністьросійських військових продовжувати компенсувати інші свої недоліки таобмеження», — йдеться у зведенні.</text:p>
      <text:p text:style-name="P4">
Source: <text:a xlink:type="simple" xlink:href="https://armyinform.com.ua/2023/04/10/rosiyany-vykorystovuyut-artyleriyu-shhob-kompensuvaty-znyzhennya-nastupalnogo-potenczialu-instytut-vyvchennya-vijny/" text:style-name="Internet_20_link" text:visited-style-name="Visited_20_Internet_20_Link">
https://armyinform.com.ua/2023/04/10/rosiyany-vykorystovuyut-artyleriyu-shhob-kompensuvaty-znyzhennya-nastupalnogo-potenczialu-instytut-vyvchennya-vijny/</text:a>
</text:p>
      <!--NEWS-->
      <text:h text:style-name="P10" text:outline-level="1">
<text:span text:style-name="T4">
Наша авіація протягом доби завдала шість ударів по ворогу</text:span>
</text:h>
      <text:p text:style-name="P4">
Author: ['АРМІЯINFORM']</text:p>
      <text:p text:style-name="P4">
Time: 2023-04-10T38:00:00-04:00</text:p>
      <text:p text:style-name="P4">
Description: Українська авіація за добу завдала 6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ГЕНЕРАЛЬНИЙ ШТАБ ЗС УКРАЇНИ', 'ОПЕРАТИВНА ІНФОРМАЦІЯ', 'ХРОНІКА ОБОРОНИ']</text:p>
      <text:p text:style-name="P4">
Category: News</text:p>
      <!--METADATA-->
      <text:p text:style-name="P4">
<draw:frame draw:style-name="fr1" draw:name="Image233" text:anchor-type="as-char" svg:width="6.9236in" svg:height="4.658699in" draw:z-index="0">
<draw:image xlink:href="../Images/AРМІЯINFORM/2023-04-10T38-00-00-04-00/avicziya_udar-e1680493056934.jpg" xlink:type="simple" xlink:show="embed" xlink:actuate="onLoad" draw:mime-type="image/jpeg"/>
</draw:frame>
 Ілюстративне фото<text:span text:style-name="T4">
🔥 Ситуація щодо російського вторгнення</text:span>
</text:p>
      <text:p text:style-name="P4">
Українська авіація за добу завдала 6 ударів по районах зосередження окупантів,<text:a xlink:type="simple" xlink:href="https://www.facebook.com/GeneralStaff.ua/posts/pfbid0V5TJKFi17GkmUSbrX348ZJ8WdwHhTAXSbpCHsSByVGv7vVKyFnEP4SZHX1sPTiKil" text:style-name="Internet_20_link" text:visited-style-name="Visited_20_Internet_20_Link">
повідомляє</text:a>
Генеральний штаб Збройних Сил України.</text:p>
      <text:p text:style-name="P4">
«Збито 6 ворожих БПЛА: 3 — типу “Ланцет”, 2 — “Зала” та 1 — “Суперкам”», —йдеться у повідомленні.</text:p>
      <text:p text:style-name="P4">
У Генштабі ЗС України зазначають, що інформація щодо втрат ворога постійноуточнюється.</text:p>
      <text:p text:style-name="P4">
Source: <text:a xlink:type="simple" xlink:href="https://armyinform.com.ua/2023/04/10/nasha-aviacziya-protyagom-doby-zavdala-shist-udariv-po-vorogu-2/" text:style-name="Internet_20_link" text:visited-style-name="Visited_20_Internet_20_Link">
https://armyinform.com.ua/2023/04/10/nasha-aviacziya-protyagom-doby-zavdala-shist-udariv-po-vorogu-2/</text:a>
</text:p>
      <!--NEWS-->
      <text:h text:style-name="P10" text:outline-level="1">
<text:span text:style-name="T4">
росіяни знову обстріляли мирні міста на Донеччині, Харківщині, Запоріжжі — є загиблі та поранені</text:span>
</text:h>
      <text:p text:style-name="P4">
Author: ['АРМІЯINFORM']</text:p>
      <text:p text:style-name="P4">
Time: 2023-04-10T39:00:00-04:00</text:p>
      <text:p text:style-name="P4">
Description: Про це повідомляє Генеральний штаб ЗС України.    «Протягом минулої доби проти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1040728078_0_0_3146_1770_1920x0_80_0_0_1665f11f0531350b041e17426b426c1a.jpg" text:style-name="Internet_20_link" text:visited-style-name="Visited_20_Internet_20_Link">
1040728078_0_0_3146_1770_1920x0_80_0_0_1665f11f0531350b041e17426b426c1a.jpg</text:a>
']</text:p>
      <text:p text:style-name="P4">
Tags: ['STOPRUSSIA', 'АГРЕСІЯ РФ', 'ВТОРГНЕННЯ РФ', 'ГШ ЗСУ']</text:p>
      <text:p text:style-name="P4">
Category: News</text:p>
      <!--METADATA-->
      <text:p text:style-name="P4">
<draw:frame draw:style-name="fr1" draw:name="Image234" text:anchor-type="as-char" svg:width="6.9236in" svg:height="3.894525in" draw:z-index="0">
<draw:image xlink:href="../Images/AРМІЯINFORM/2023-04-10T39-00-00-04-00/1040728078_0_0_3146_1770_1920x0_80_0_0_1665f11f0531350b041e17426b426c1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V5TJKFi17GkmUSbrX348ZJ8WdwHhTAXSbpCHsSByVGv7vVKyFnEP4SZHX1sPTiKil" text:style-name="Internet_20_link" text:visited-style-name="Visited_20_Internet_20_Link">
повідомляє</text:a>
Генеральний штаб ЗС України.</text:p>
      <text:p text:style-name="P4">
«Протягом минулої доби противник завдав 26 авіаційних та 4 ракетних удари. 2російські ракети, випущені із ЗРК С-300, влучили в об’єкти цивільноїінфраструктури Запоріжжя, є загиблі і поранені серед цивільних громадян,зруйновано та пошкоджено житлові будівлі. Також 2 ракети із ЗРК С-300російські окупанти випустили по об’єкту цивільної інфраструктуриКостянтинівки, що на Донеччині. Окрім того ворог здійснив 60 обстрілів зреактивних систем залпового вогню по позиціях наших військ та цивільнійінфраструктурі населених пунктів. Внаслідок влучання постраждали об’єктицивільної інфраструктури міст Куп’янськ на Харківщині та Дружківка наДонеччині. Є поранені серед цивільних громадян, пошкоджено житлові будівлі.</text:p>
      <text:p text:style-name="P4">
Ймовірність завдання ракетних та авіаційних ударів і надалі залишаєтьсявисокою по всій території України», — йдеться в повідомленні.</text:p>
      <text:p text:style-name="P4">
Source: <text:a xlink:type="simple" xlink:href="https://armyinform.com.ua/2023/04/10/rosiyany-znovu-obstrilyaly-myrni-mista-na-donechchyni-harkivshhyni-zaporizhzhi-ye-zagybli-ta-poraneni/" text:style-name="Internet_20_link" text:visited-style-name="Visited_20_Internet_20_Link">
https://armyinform.com.ua/2023/04/10/rosiyany-znovu-obstrilyaly-myrni-mista-na-donechchyni-harkivshhyni-zaporizhzhi-ye-zagybli-ta-poraneni/</text:a>
</text:p>
      <!--NEWS-->
      <text:h text:style-name="P10" text:outline-level="1">
<text:span text:style-name="T4">
Сили оборони за добу відбили 58 атак російських військ, 30 із них — у районі Бахмута</text:span>
</text:h>
      <text:p text:style-name="P4">
Author: ['АРМІЯINFORM']</text:p>
      <text:p text:style-name="P4">
Time: 2023-04-10T40:00:00-04:00</text:p>
      <text:p text:style-name="P4">
Description: Про це повідомляє Генеральний штаб ЗС України.    «Противник продовжує зосере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viyskovi_ef2a6-1.jpg" text:style-name="Internet_20_link" text:visited-style-name="Visited_20_Internet_20_Link">
viyskovi_ef2a6-1.jpg</text:a>
']</text:p>
      <text:p text:style-name="P4">
Tags: ['STOPRUSSIA', 'АГРЕСІЯ РФ', 'ВТОРГНЕННЯ РФ', 'ГШ ЗСУ']</text:p>
      <text:p text:style-name="P4">
Category: News</text:p>
      <!--METADATA-->
      <text:p text:style-name="P4">
<draw:frame draw:style-name="fr1" draw:name="Image235" text:anchor-type="as-char" svg:width="6.9236in" svg:height="4.543613in" draw:z-index="0">
<draw:image xlink:href="../Images/AРМІЯINFORM/2023-04-10T40-00-00-04-00/viyskovi_ef2a6-1.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V5TJKFi17GkmUSbrX348ZJ8WdwHhTAXSbpCHsSByVGv7vVKyFnEP4SZHX1sPTiKil" text:style-name="Internet_20_link" text:visited-style-name="Visited_20_Internet_20_Link">
повідомляє</text:a>
Генеральний штаб ЗС України.</text:p>
      <text:p text:style-name="P4">
«Противник продовжує зосереджувати основні зусилля на веденні наступальних дійна Лиманському, Бахмутському, Авдіївському та Мар’їнському напрямках. Заминулу добу, завдяки мужності кожного воїна, було відбито 58 атак противникана зазначених напрямках.</text:p>
      <text:p text:style-name="P4">
<text:span text:style-name="T4">
На Волинському, Поліському, Сіверському та Слобожанському напрямках</text:span>
оперативна обстановка без суттєвих змін, ознак формування наступальнихугруповань противника не виявлено.</text:p>
      <text:p text:style-name="P4">
Ворог надалі зберігає військову присутність у прикордонних з Україною районахКурської та Бєлгородської областей. У прикордонних районах Курської областіпротивник продовжує інженерне обладнання місцевості.</text:p>
      <text:p text:style-name="P4">
Протягом минулої доби ворог здійснив обстріли населених пунктів Ясна Поляна таГрем’яч <text:span text:style-name="T4">
Чернігівської області</text:span>
 ; Баранівка, Волфине, Запсілля та Попівка<text:span text:style-name="T4">
Сумської області</text:span>
 , а також Ветеринарне, Козача Лопань, Мала Данилівка,Гатище, Устинівка, Мілове, Великий Бурлук та Тополі на <text:span text:style-name="T4">
Харківщині</text:span>
.</text:p>
      <text:p text:style-name="P4">
<text:span text:style-name="T4">
На Куп’янському напрямку</text:span>
 ворожих обстрілів зазнали населені пункти КраснеПерше, Новомлинськ, Дворічна, Западне та Першотравневе Харківської області.</text:p>
      <text:p text:style-name="P4">
<text:span text:style-name="T4">
На Лиманському напрямку</text:span>
 минулої доби противник вів безуспішні наступальнідії в районі південніше Діброви. Артилерійських обстрілів зазналиНовоселівське, Чернещина, Макіївка, Невське, Ямполівка, Білогорівка Луганськоїобласті, а також Колодязі, Торське, Сіверськ, Спірне і Берестове Донецькоїобласті.</text:p>
      <text:p text:style-name="P4">
<text:span text:style-name="T4">
На Бахмутському напрямку</text:span>
 ворог продовжує вести наступальні дії,намагається взяти під повний контроль місто Бахмут, тривають запеклі бої.Протягом минулої доби противник вів безуспішні наступальні дії в районісхідніше населеного пункту Богданівка та біля Хромового. Підрозділи силоборони відбили понад 30 ворожих атак на зазначеній ділянці фронту. Відворожих обстрілів постраждали Васюківка, Залізнянське, Міньківка, Оріхово-Василівка, Маркове, Бахмут, Хромове, Іванівське, Часів Яр, Біла Гора,Озарянівка, Дружба та Залізне Донецької області.</text:p>
      <text:p text:style-name="P4">
<text:span text:style-name="T4">
На Авдіївському та Мар’їнському напрямках</text:span>
 противник вів наступальні дії врайонах Новокалинового, Бердичі, Авдіївки, Сєверного, Водяного та Мар’їнки,успіху не мав. Найзапекліші бої на зазначеній ділянці фронту тривають заАвдіївку та Мар’їнку, де було відбито понад 20 ворожих атак. В той же час,ворожих обстрілів зазнали населені пункти Новокалинове, Бердичі, Степове,Авдіївка, Ласточкине, Сєверне, Первомайське, Красногорівка, Гостре, Георгіївката Мар’їнка Донецької області.</text:p>
      <text:p text:style-name="P4">
<text:span text:style-name="T4">
На Шахтарському напрямку</text:span>
 протягом доби ворог наступальних дій не проводив.Здійснив обстріли населених пунктів Побєда, Новомихайлівка, Богоявленка,Шахтарське, Новоукраїнка, Велика Новосілка, Пречистівка та Золота Нива наДонеччині», — йдеться в повідомленні.</text:p>
      <text:p text:style-name="P4">
Source: <text:a xlink:type="simple" xlink:href="https://armyinform.com.ua/2023/04/10/syly-oborony-za-mynulu-dobu-vidbyly-58-atak-rosijskyh-vijsk-30-iz-nyh-v-rajoni-bahmuta/" text:style-name="Internet_20_link" text:visited-style-name="Visited_20_Internet_20_Link">
https://armyinform.com.ua/2023/04/10/syly-oborony-za-mynulu-dobu-vidbyly-58-atak-rosijskyh-vijsk-30-iz-nyh-v-rajoni-bahmuta/</text:a>
</text:p>
      <!--NEWS-->
      <text:h text:style-name="P10" text:outline-level="1">
<text:span text:style-name="T4">
На Запоріжжі окупанти продовжують примусову паспортизацію населення та беруть відбитки пальців</text:span>
</text:h>
      <text:p text:style-name="P4">
Author: ['АРМІЯINFORM']</text:p>
      <text:p text:style-name="P4">
Time: 2023-04-10T41:00:00-04:00</text:p>
      <text:p text:style-name="P4">
Description: Про це повідомляє Генеральний штаб ЗС України.    «Російські окупанти продов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passports.jpg" text:style-name="Internet_20_link" text:visited-style-name="Visited_20_Internet_20_Link">
passports.jpg</text:a>
']</text:p>
      <text:p text:style-name="P4">
Tags: ['STOPRUSSIA', 'АГРЕСІЯ РФ', 'ВТОРГНЕННЯ РФ', 'ГШ ЗСУ', 'ЗАПОРІЗЬКА ОБЛАСТЬ', 'ПАСПОРТИЗАЦІЯ УКРАЇНЦІВ', 'ПРИМУСОВА ПАСПОРТИЗАЦІЯ']</text:p>
      <text:p text:style-name="P4">
Category: News</text:p>
      <!--METADATA-->
      <text:p text:style-name="P4">
<draw:frame draw:style-name="fr1" draw:name="Image236" text:anchor-type="as-char" svg:width="6.9236in" svg:height="3.894525in" draw:z-index="0">
<draw:image xlink:href="../Images/AРМІЯINFORM/2023-04-10T41-00-00-04-00/passports.jpg" xlink:type="simple" xlink:show="embed" xlink:actuate="onLoad" draw:mime-type="image/jpeg"/>
</draw:frame>
 фотоілюстративне <text:span text:style-name="T4">
🔥 Ситуація щодо російського вторгнення</text:span>
</text:p>
      <text:p text:style-name="P4">
Про це<text:a xlink:type="simple" xlink:href="https://www.facebook.com/GeneralStaff.ua/posts/pfbid0V5TJKFi17GkmUSbrX348ZJ8WdwHhTAXSbpCHsSByVGv7vVKyFnEP4SZHX1sPTiKil" text:style-name="Internet_20_link" text:visited-style-name="Visited_20_Internet_20_Link">
повідомляє</text:a>
Генеральний штаб ЗС України.</text:p>
      <text:p text:style-name="P4">
«Російські окупанти продовжують примусову паспортизацію населення тимчасовозайнятої території Запорізької області. Зокрема, в місті Токмак російськаокупаційна так звана „влада“ повідомила, що для отримання російського паспортапотрібно подати паспорт громадянина України, свідоцтво про народження тазробити відбитки пальців рук. При цьому зазначається, що начебто будутьповертати назад власникам оригінал паспорта громадянина України та свідоцтвапро народження», — йдеться в повідомленні.</text:p>
      <text:p text:style-name="P4">
Source: <text:a xlink:type="simple" xlink:href="https://armyinform.com.ua/2023/04/10/na-zaporizhzhi-okupanty-prodovzhuyut-prymusovu-pasportyzacziyu-naselennya-ta-berut-vidbytky-palcziv/" text:style-name="Internet_20_link" text:visited-style-name="Visited_20_Internet_20_Link">
https://armyinform.com.ua/2023/04/10/na-zaporizhzhi-okupanty-prodovzhuyut-prymusovu-pasportyzacziyu-naselennya-ta-berut-vidbytky-palcziv/</text:a>
</text:p>
      <!--NEWS-->
      <text:h text:style-name="P10" text:outline-level="1">
<text:span text:style-name="T4">
У мережі з’явився фейковий бот, що маскується під офіційне джерело СЗРУ</text:span>
</text:h>
      <text:p text:style-name="P4">
Author: ['АРМІЯINFORM']</text:p>
      <text:p text:style-name="P4">
Time: 2023-04-10T42:00:00-04:00</text:p>
      <text:p text:style-name="P4">
Description: Служба зовнішньої розвідки України повідомляє, що телеграм-бот szru_govua_bot не м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luzhba-zovnishnoyi-rozvidky-ukrayiny-vazhlyvo.jpg" text:style-name="Internet_20_link" text:visited-style-name="Visited_20_Internet_20_Link">
sluzhba-zovnishnoyi-rozvidky-ukrayiny-vazhlyvo.jpg</text:a>
']</text:p>
      <text:p text:style-name="P4">
Tags: ['СЛУЖБА ЗОВНІШНЬОЇ РОЗВІДКИ УКРАЇНИ']</text:p>
      <text:p text:style-name="P4">
Category: News</text:p>
      <!--METADATA-->
      <text:p text:style-name="P4">
<draw:frame draw:style-name="fr1" draw:name="Image237" text:anchor-type="as-char" svg:width="6.9236in" svg:height="3.894525in" draw:z-index="0">
<draw:image xlink:href="../Images/AРМІЯINFORM/2023-04-10T42-00-00-04-00/sluzhba-zovnishnoyi-rozvidky-ukrayiny-vazhlyvo.jpg" xlink:type="simple" xlink:show="embed" xlink:actuate="onLoad" draw:mime-type="image/jpeg"/>
</draw:frame>
</text:p>
      <text:p text:style-name="P4">
<text:span text:style-name="T4">
Служба зовнішньої розвідкиУкраїни<text:a xlink:type="simple" xlink:href="https://www.facebook.com/SZRUkraine/posts/pfbid0tCzSgpsXCfLUbnuhd1QdQ2SttetGRzyMj9AvcnEoTmagteXLxgLsME4ApGxkifcWl" text:style-name="Internet_20_link" text:visited-style-name="Visited_20_Internet_20_Link">
повідомляє</text:a>
,що телеграм-бот szru_govua_bot не має жодного стосунку до діяльності СЗРУ.Дана програма створена шахраями для заволодіння персональними данимикористувачів.</text:span>
</text:p>
      <text:p text:style-name="P4">
Нагадуємо, що єдиними офіційними сторінками СЗРУ в інтернеті є офіційний сайторганізації та верифікована сторінка у Facebook.</text:p>
      <text:p text:style-name="P4">
Наразі Служба вживає усі необхідні заходи для припинення функціонування боту.</text:p>
      <text:p text:style-name="P4">
Будьте пильні і не повідомляйте свої персональні дані шахраям.</text:p>
      <text:p text:style-name="P4">
Source: <text:a xlink:type="simple" xlink:href="https://armyinform.com.ua/2023/04/10/v-merezhi-zyavyvsya-fejkovyj-bot-shho-maskuyetsya-pid-oficzijne-dzherelo-szru/" text:style-name="Internet_20_link" text:visited-style-name="Visited_20_Internet_20_Link">
https://armyinform.com.ua/2023/04/10/v-merezhi-zyavyvsya-fejkovyj-bot-shho-maskuyetsya-pid-oficzijne-dzherelo-szru/</text:a>
</text:p>
      <!--NEWS-->
      <text:h text:style-name="P10" text:outline-level="1">
<text:span text:style-name="T4">
У прикордонних районах Бєлгородської та Курської областей росіяни зберігають військову присутність</text:span>
</text:h>
      <text:p text:style-name="P4">
Author: ['АРМІЯINFORM']</text:p>
      <text:p text:style-name="P4">
Time: 2023-04-10T43:00:00-04:00</text:p>
      <text:p text:style-name="P4">
Description: Про це повідомляє Генеральний штаб ЗС України.    «Ворог надалі зберігає військо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pryhovana-mobilizacziya.jpg" text:style-name="Internet_20_link" text:visited-style-name="Visited_20_Internet_20_Link">
pryhovana-mobilizacziya.jpg</text:a>
']</text:p>
      <text:p text:style-name="P4">
Tags: ['STOPRUSSIA', 'АГРЕСІЯ РФ', 'БЄЛГОРОДСЬКА ОБЛАСЬ', 'ВТОРГНЕННЯ РФ', 'ГШ ЗСУ', 'КУРСЬКА ОБЛАСТЬ', 'ПРИКОРДОННІ РАЙОНИ', 'СКУПЧЕННЯ РОСІЙСЬКИХ ВІЙСЬК НА КОРДОНІ З УКРАЇНОЮ']</text:p>
      <text:p text:style-name="P4">
Category: News</text:p>
      <!--METADATA-->
      <text:p text:style-name="P4">
<draw:frame draw:style-name="fr1" draw:name="Image238" text:anchor-type="as-char" svg:width="6.9236in" svg:height="3.952222in" draw:z-index="0">
<draw:image xlink:href="../Images/AРМІЯINFORM/2023-04-10T43-00-00-04-00/pryhovana-mobilizacziya.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V5TJKFi17GkmUSbrX348ZJ8WdwHhTAXSbpCHsSByVGv7vVKyFnEP4SZHX1sPTiKil" text:style-name="Internet_20_link" text:visited-style-name="Visited_20_Internet_20_Link">
повідомляє</text:a>
Генеральний штаб ЗС України.</text:p>
      <text:p text:style-name="P4">
«Ворог надалі зберігає військову присутність у прикордонних з Україною районахКурської та Бєлгородської областей. У прикордонних районах Курської областіпротивник продовжує інженерне обладнання місцевості», — йдеться вповідомленні.</text:p>
      <text:p text:style-name="P4">
Source: <text:a xlink:type="simple" xlink:href="https://armyinform.com.ua/2023/04/10/u-prykordonnyh-rajonah-byelgorodskoyi-ta-kurskoyi-oblastej-rosiyany-zberigayut-vijskovu-prysutnist/" text:style-name="Internet_20_link" text:visited-style-name="Visited_20_Internet_20_Link">
https://armyinform.com.ua/2023/04/10/u-prykordonnyh-rajonah-byelgorodskoyi-ta-kurskoyi-oblastej-rosiyany-zberigayut-vijskovu-prysutnist/</text:a>
</text:p>
      <!--NEWS-->
      <text:h text:style-name="P10" text:outline-level="1">
<text:span text:style-name="T4">
На Херсонщині та Запоріжжі росіяни обстріляли понад 45 населених пунктів</text:span>
</text:h>
      <text:p text:style-name="P4">
Author: ['АРМІЯINFORM']</text:p>
      <text:p text:style-name="P4">
Time: 2023-04-10T44:00:00-04:00</text:p>
      <text:p text:style-name="P4">
Description: Про це повідомляє Генеральний штаб ЗС України.    «На Запорізькому та Херсо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30_360_1652906572-170.jpg" text:style-name="Internet_20_link" text:visited-style-name="Visited_20_Internet_20_Link">
630_360_1652906572-170.jpg</text:a>
']</text:p>
      <text:p text:style-name="P4">
Tags: ['STOPRUSSIA', 'АГРЕСІЯ РФ', 'ВТОРГНЕННЯ РФ', 'ГШ ЗСУ', 'ОБСТРІЛ ЗАПОРІЖЖЯ', 'ХЕРСОНЩИНА']</text:p>
      <text:p text:style-name="P4">
Category: News</text:p>
      <!--METADATA-->
      <text:p text:style-name="P4">
<draw:frame draw:style-name="fr1" draw:name="Image239" text:anchor-type="as-char" svg:width="6.9236in" svg:height="3.956343in" draw:z-index="0">
<draw:image xlink:href="../Images/AРМІЯINFORM/2023-04-10T44-00-00-04-00/630_360_1652906572-170.jpg" xlink:type="simple" xlink:show="embed" xlink:actuate="onLoad" draw:mime-type="image/jpeg"/>
</draw:frame>
 Ілюстративне фото <text:span text:style-name="T4">
🔥Ситуація щодо російського вторгнення</text:span>
</text:p>
      <text:p text:style-name="P4">
Про це<text:a xlink:type="simple" xlink:href="https://www.facebook.com/GeneralStaff.ua/posts/pfbid0V5TJKFi17GkmUSbrX348ZJ8WdwHhTAXSbpCHsSByVGv7vVKyFnEP4SZHX1sPTiKil" text:style-name="Internet_20_link" text:visited-style-name="Visited_20_Internet_20_Link">
повідомляє</text:a>
Генеральний штаб ЗС України.</text:p>
      <text:p text:style-name="P4">
«На Запорізькому та Херсонському напрямках противник продовжує нарощувати уфортифікаційному відношенні оборонні рубежі та позиції. Здійснив обстрілипонад 45 населених пунктів, що поряд з лінією бойового зіткнення. Серед них —Времівка, Новопіль Донецької області; Запорізьке, Ольгівське, Мала Токмачка,Новоандріївка та Кам’янське Запорізької області; Качкарівка, Миколаївка,Львове, Микільське та Інженерне Херсонської області, а також Херсон», —йдеться в повідомленні.</text:p>
      <text:p text:style-name="P4">
Source: <text:a xlink:type="simple" xlink:href="https://armyinform.com.ua/2023/04/10/na-hersonshhyni-ta-zaporizhzhi-rosiyany-obstrilyaly-ponad-45-naselenyh-punktiv/" text:style-name="Internet_20_link" text:visited-style-name="Visited_20_Internet_20_Link">
https://armyinform.com.ua/2023/04/10/na-hersonshhyni-ta-zaporizhzhi-rosiyany-obstrilyaly-ponad-45-naselenyh-punktiv/</text:a>
</text:p>
      <!--NEWS-->
      <text:h text:style-name="P10" text:outline-level="1">
<text:span text:style-name="T4">
Сили оборони ліквідували майже 700 окупантів, знищили 10 артсистем та 11 БПЛА</text:span>
</text:h>
      <text:p text:style-name="P4">
Author: ['АРМІЯINFORM']</text:p>
      <text:p text:style-name="P4">
Time: 2023-04-10T45:00:00-04:00</text:p>
      <text:p text:style-name="P4">
Description: Загальні бойові втрати противника з 24.02.22 по 10.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acee527-fc45-49ef-b801-ce068a2b8057-scaled.jpg" text:style-name="Internet_20_link" text:visited-style-name="Visited_20_Internet_20_Link">
8acee527-fc45-49ef-b801-ce068a2b8057-scaled.jpg</text:a>
']</text:p>
      <text:p text:style-name="P4">
Tags: ['STOPRUSSIA', 'АГРЕСІЯ РФ', 'ВТОРГНЕННЯ РФ', 'ВТРАТИ ВОРОГА', 'ГШ ЗСУ']</text:p>
      <text:p text:style-name="P4">
Category: News</text:p>
      <!--METADATA-->
      <text:p text:style-name="P4">
<draw:frame draw:style-name="fr1" draw:name="Image240" text:anchor-type="as-char" svg:width="6.9236in" svg:height="6.975527in" draw:z-index="0">
<draw:image xlink:href="../Images/AРМІЯINFORM/2023-04-10T45-00-00-04-00/8acee527-fc45-49ef-b801-ce068a2b8057-scaled.jpg" xlink:type="simple" xlink:show="embed" xlink:actuate="onLoad" draw:mime-type="image/jpeg"/>
</draw:frame>
</text:p>
      <text:p text:style-name="P4">
Загальні бойові втрати противника з 24.02.22 по 10.04.23 орієнтовностановлять:</text:p>
      <ul>
        <li>
<text:span text:style-name="T4">
особового складу ‒</text:span>
 178820 (+670) осіб ліквідовано  * <text:span text:style-name="T4">
танків ‒</text:span>
 3637 (+1)  * <text:span text:style-name="T4">
бойових броньованих машин ‒</text:span>
 7028 (+4)  * <text:span text:style-name="T4">
артилерійських систем ‒</text:span>
 2750 (+10)  * <text:span text:style-name="T4">
РСЗВ ‒</text:span>
 534 (+1)  * <text:span text:style-name="T4">
засоби ППО ‒</text:span>
 282 (0)  * <text:span text:style-name="T4">
літаків ‒</text:span>
 307 (0)  * <text:span text:style-name="T4">
гелікоптерів ‒</text:span>
 292 (0)  * <text:span text:style-name="T4">
БПЛА оперативно-тактичного рівня ‒</text:span>
 2323 (+11)  * <text:span text:style-name="T4">
крилаті ракети ‒</text:span>
 911 (0)  * <text:span text:style-name="T4">
кораблі / катери ‒</text:span>
 18 (0)  * <text:span text:style-name="T4">
автомобільної техніки та автоцистерн ‒</text:span>
 5607 (+5)  * <text:span text:style-name="T4">
спеціальна техніка ‒</text:span>
 311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0.04.23.</text:p>
      <text:p text:style-name="P4">
Source: <text:a xlink:type="simple" xlink:href="https://armyinform.com.ua/2023/04/10/syly-oborony-likviduvaly-majzhe-700-okupantiv-znyshhyly-10-artsystem-ta-11-bpla/" text:style-name="Internet_20_link" text:visited-style-name="Visited_20_Internet_20_Link">
https://armyinform.com.ua/2023/04/10/syly-oborony-likviduvaly-majzhe-700-okupantiv-znyshhyly-10-artsystem-ta-11-bpla/</text:a>
</text:p>
      <!--NEWS-->
      <text:h text:style-name="P10" text:outline-level="1">
<text:span text:style-name="T4">
Гармаші пострілом М777 знищили ворожу РЛС «Реп’яшок»</text:span>
</text:h>
      <text:p text:style-name="P4">
Author: ['АРМІЯINFORM']</text:p>
      <text:p text:style-name="P4">
Time: 2023-04-10T46:00:00-04:00</text:p>
      <text:p text:style-name="P4">
Description: Під час виконання бойового завдання розвідники окремої механізованої бригади імені княз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2.jpg" text:style-name="Internet_20_link" text:visited-style-name="Visited_20_Internet_20_Link">
bez-imeni-2.jpg</text:a>
']</text:p>
      <text:p text:style-name="P4">
Tags: ['STOPRUSSIA', 'АГРЕСІЯ РФ', 'ВТОРГНЕННЯ РФ', 'РЕП’ЯШОК', 'РЛС']</text:p>
      <text:p text:style-name="P4">
Category: News</text:p>
      <!--METADATA-->
      <text:p text:style-name="P4">
<draw:frame draw:style-name="fr1" draw:name="Image241" text:anchor-type="as-char" svg:width="6.9236in" svg:height="4.223396in" draw:z-index="0">
<draw:image xlink:href="../Images/AРМІЯINFORM/2023-04-10T46-00-00-04-00/bez-imeni-2.jpg" xlink:type="simple" xlink:show="embed" xlink:actuate="onLoad" draw:mime-type="image/jpeg"/>
</draw:frame>
</text:p>
      <text:p text:style-name="P4">
Під час виконання бойового завдання розвідники окремої механізованої бригадиімені князя Костянтина Острозького виявили ворожий РЛС «Реп’яшок».</text:p>
      <text:p text:style-name="P4">
Про це <text:a xlink:type="simple" xlink:href="https://fb.watch/jPmLtuusi2/" text:style-name="Internet_20_link" text:visited-style-name="Visited_20_Internet_20_Link">
повідомляє</text:a>
 оперативне командування«Північ».</text:p>
      <text:p text:style-name="P4">
«Розвідники надали координати сусідам з окремої артилерійської бригади. Точнийпостріл М777 — і ціль знищено!» — йдеться в повідомленні.</text:p>
      <text:p text:style-name="P4">
<text:span text:style-name="T4">
РЛС «Реп’яшок»</text:span>
 — сучасна російська радіолокаційна станція виявленнябезпілотників. На озброєнні в окупантів — з 2022 року. За даними на січень2023-го, росіяни виробили лише 11 таких станцій.</text:p>
      <text:p text:style-name="P4">
Source: <text:a xlink:type="simple" xlink:href="https://armyinform.com.ua/2023/04/10/garmashi-postrilom-m777-znyshhyly-vorozhu-rls-repyashok/" text:style-name="Internet_20_link" text:visited-style-name="Visited_20_Internet_20_Link">
https://armyinform.com.ua/2023/04/10/garmashi-postrilom-m777-znyshhyly-vorozhu-rls-repyashok/</text:a>
</text:p>
      <!--NEWS-->
      <text:h text:style-name="P10" text:outline-level="1">
<text:span text:style-name="T4">
В Україні хвилина мовчання</text:span>
</text:h>
      <text:p text:style-name="P4">
Author: ['АРМІЯINFORM']</text:p>
      <text:p text:style-name="P4">
Time: 2023-04-10T47: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2" text:anchor-type="as-char" svg:width="6.9236in" svg:height="3.895992in" draw:z-index="0">
<draw:image xlink:href="../Images/AРМІЯINFORM/2023-04-10T47-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10/v-ukrayini-hvylyna-movchannya/" text:style-name="Internet_20_link" text:visited-style-name="Visited_20_Internet_20_Link">
https://armyinform.com.ua/2023/04/10/v-ukrayini-hvylyna-movchannya/</text:a>
</text:p>
      <!--NEWS-->
      <text:h text:style-name="P10" text:outline-level="1">
<text:span text:style-name="T4">
Латвія зводить паркан на кордоні з білоруссю</text:span>
</text:h>
      <text:p text:style-name="P4">
Author: ['АРМІЯINFORM']</text:p>
      <text:p text:style-name="P4">
Time: 2023-04-10T48:00:00-04:00</text:p>
      <text:p text:style-name="P4">
Description: Латвія розпочинає роботи з будівництва незалежної огорожі на латвійсько-білору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arkan.jpg" text:style-name="Internet_20_link" text:visited-style-name="Visited_20_Internet_20_Link">
parkan.jpg</text:a>
']</text:p>
      <text:p text:style-name="P4">
Tags: ['БІЛОРУСЬ', 'ДЕРЖАВНИЙ КОРДОН', 'ЛИТВА']</text:p>
      <text:p text:style-name="P4">
Category: News</text:p>
      <!--METADATA-->
      <text:p text:style-name="P4">
<draw:frame draw:style-name="fr1" draw:name="Image243" text:anchor-type="as-char" svg:width="6.9236in" svg:height="3.894525in" draw:z-index="0">
<draw:image xlink:href="../Images/AРМІЯINFORM/2023-04-10T48-00-00-04-00/parkan.jpg" xlink:type="simple" xlink:show="embed" xlink:actuate="onLoad" draw:mime-type="image/jpeg"/>
</draw:frame>
</text:p>
      <text:p text:style-name="P4">
Латвія розпочинає роботи з будівництва незалежної огорожі на латвійсько-білоруському кордоні. Мова йде про фізичну огорожу на ділянці 63,9 кілометра.</text:p>
      <text:p text:style-name="P4">
Про це йдеться у <text:a xlink:type="simple" xlink:href="https://www.vni.lv/aktualitates/vni--aprili-saksies-buvdarbi-latvijas--baltkrievijas-robezas-izbuves-otraja-karta-" text:style-name="Internet_20_link" text:visited-style-name="Visited_20_Internet_20_Link">
повідомленні</text:a>
латвійського державного підприємства «Державне нерухоме майно» ( <text:span text:style-name="T5">
державнеакціонерне товариство в Латвії, яке здійснює управління об 'єктаминерухомості, що належать державі — ред.</text:span>
).</text:p>
      <text:p text:style-name="P4">
Водночас на чотирьох ділянках іншої черги (85,8 км) завершено роботи зізведення огорожі.</text:p>
      <text:p text:style-name="P4">
«Наразі ми вже бачимо реальні результати виконаної роботи, що дозволяє беззайвих зволікань розпочати будівництво незалежної огорожі також на етапах, яківходять до другої черги. Завдяки співпраці всіх сторін, які беруть участь упроєкті, вдалося вирішити більшість проблем, які спричинили затримкувідчужувальних робіт минулого року, тому ми впевнені, що згідно з планомбудівництво першої черги огорожі буде завершено на початку осені цього року, ароботи у другій і третій чергах триватимуть згідно з графіком», — зазначивголова правління підприємства «Державне нерухоме майно» Ренарс Гришкевичс.</text:p>
      <text:p text:style-name="P4">
На початку квітня (3 квітня 2023 р.) у першій черзі збудовано приблизно 54 кмогорожі. Забудову невеликої частини болотистих ділянок відклали до літа, колиїх можна буде забудувати з дотриманням вимог безпеки праці.</text:p>
      <text:p text:style-name="P4">
Паралельно з будівництвом огорожі розпочато підготовку до оснащення огорожісучасними технологіями, відповідальність за будівництво та впровадженнятехнологічної інфраструктури кордону покладено на Латвійський державнийрадіотелевізійний центр.</text:p>
      <text:p text:style-name="P4">
Загалом проєкт передбачає будівництво смуги латвійсько-білоруського кордонупротяжністю 173 км.</text:p>
      <text:p text:style-name="P4">
Source: <text:a xlink:type="simple" xlink:href="https://armyinform.com.ua/2023/04/10/latviya-zvodyt-parkan-na-kordoni-z-bilorussyu/" text:style-name="Internet_20_link" text:visited-style-name="Visited_20_Internet_20_Link">
https://armyinform.com.ua/2023/04/10/latviya-zvodyt-parkan-na-kordoni-z-bilorussyu/</text:a>
</text:p>
      <!--NEWS-->
      <text:h text:style-name="P10" text:outline-level="1">
<text:span text:style-name="T4">
У боях за Бахмут ворог перейшов до «сирійської» тактики випаленої землі — Олександр Сирський</text:span>
</text:h>
      <text:p text:style-name="P4">
Author: ['АРМІЯINFORM']</text:p>
      <text:p text:style-name="P4">
Time: 2023-04-10T49:00:00-04:00</text:p>
      <text:p text:style-name="P4">
Description: Командувач Східного угруповання військ генерал-полковник Олександр Сирський регуляр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05375717393023682_y-e1681108043687.jpg" text:style-name="Internet_20_link" text:visited-style-name="Visited_20_Internet_20_Link">
photo_5305375717393023682_y-e1681108043687.jpg</text:a>
', '<text:a xlink:type="simple" xlink:href="https://armyinform.com.ua/wp-content/uploads/2023/04/photo_5305427115266655707_y-150x150.jpg" text:style-name="Internet_20_link" text:visited-style-name="Visited_20_Internet_20_Link">
photo_5305427115266655707_y-150x150.jpg</text:a>
', '<text:a xlink:type="simple" xlink:href="https://armyinform.com.ua/wp-content/uploads/2023/04/photo_5305375717393023684_y-150x150.jpg" text:style-name="Internet_20_link" text:visited-style-name="Visited_20_Internet_20_Link">
photo_5305375717393023684_y-150x150.jpg</text:a>
', '<text:a xlink:type="simple" xlink:href="https://armyinform.com.ua/wp-content/uploads/2023/04/photo_5305375717393023685_y-150x150.jpg" text:style-name="Internet_20_link" text:visited-style-name="Visited_20_Internet_20_Link">
photo_5305375717393023685_y-150x150.jpg</text:a>
']</text:p>
      <text:p text:style-name="P4">
Tags: ['MILITARY MEDIA CENTER', 'STOPRUSSIA', 'АГРЕСІЯ РФ', 'БОЇ ЗА БАХМУТ', 'ВТОРГНЕННЯ РФ', 'ОЛЕКСАНДР СИРСЬКИЙ']</text:p>
      <text:p text:style-name="P4">
Category: News</text:p>
      <!--METADATA-->
      <text:p text:style-name="P4">
<draw:frame draw:style-name="fr1" draw:name="Image244" text:anchor-type="as-char" svg:width="6.9236in" svg:height="3.65799in" draw:z-index="0">
<draw:image xlink:href="../Images/AРМІЯINFORM/2023-04-10T49-00-00-04-00/photo_5305375717393023682_y-e1681108043687.jpg" xlink:type="simple" xlink:show="embed" xlink:actuate="onLoad" draw:mime-type="image/jpeg"/>
</draw:frame>
</text:p>
      <text:p text:style-name="P4">
Командувач Східного угруповання військ генерал-полковник Олександр Сирськийрегулярно працює у районі бойових дій. Зокрема, вчора він відвідав найгарячішіділянки фронту на Бахмутському напрямку.</text:p>
      <text:p text:style-name="P4">
Як <text:a xlink:type="simple" xlink:href="https://t.me/militarymediacenter/1666" text:style-name="Internet_20_link" text:visited-style-name="Visited_20_Internet_20_Link">
повідомляє</text:a>
 Military Media Center,там він заслухав командирів військових частин та угрупувань щодо ходу оборонита проблемних питань, які потребують негайного вирішення.</text:p>
      <text:p text:style-name="P4">
На місці генерал-полковник Олександр Сирський прийняв оперативні рішення тапоставив задачі.</text:p>
      <text:p text:style-name="P4">
«Наші мужні воїни своїми діями виснажили вагнерівців, тому ворог змушенийзараз залучати до боїв за Бахмут спецпризначенців та десантно-штурмовіпідрозділи. Бої мають жорсткий характер з обох боків.</text:p>
      <text:p text:style-name="P4">
Ворог перейшов до так званої «сирійської» тактики випаленої землі. Знищуєбудівлі та позиції ударами авіації і вогнем артилерії. Оборона Бахмута триває.Ситуація складна, але контрольована», — повідомив Олександр Сирський.</text:p>
      <text:p text:style-name="P4">
<text:a xlink:type="simple" xlink:href="https://armyinform.com.ua/wp-content/uploads/2023/04/photo_5305427115266655707_y.jpg" text:style-name="Internet_20_link" text:visited-style-name="Visited_20_Internet_20_Link">
<draw:frame draw:style-name="fr1" draw:name="Image245" text:anchor-type="as-char" svg:width="6.9236in" svg:height="6.9236in" draw:z-index="0">
<draw:image xlink:href="../Images/AРМІЯINFORM/2023-04-10T49-00-00-04-00/photo_5305427115266655707_y-150x150.jpg" xlink:type="simple" xlink:show="embed" xlink:actuate="onLoad" draw:mime-type="image/jpeg"/>
</draw:frame>
</text:a>
</text:p>
      <text:p text:style-name="P4">
<text:a xlink:type="simple" xlink:href="https://armyinform.com.ua/wp-content/uploads/2023/04/photo_5305375717393023684_y.jpg" text:style-name="Internet_20_link" text:visited-style-name="Visited_20_Internet_20_Link">
<draw:frame draw:style-name="fr1" draw:name="Image246" text:anchor-type="as-char" svg:width="6.9236in" svg:height="6.9236in" draw:z-index="0">
<draw:image xlink:href="../Images/AРМІЯINFORM/2023-04-10T49-00-00-04-00/photo_5305375717393023684_y-150x150.jpg" xlink:type="simple" xlink:show="embed" xlink:actuate="onLoad" draw:mime-type="image/jpeg"/>
</draw:frame>
</text:a>
</text:p>
      <text:p text:style-name="P4">
<text:a xlink:type="simple" xlink:href="https://armyinform.com.ua/wp-content/uploads/2023/04/photo_5305375717393023685_y.jpg" text:style-name="Internet_20_link" text:visited-style-name="Visited_20_Internet_20_Link">
<draw:frame draw:style-name="fr1" draw:name="Image247" text:anchor-type="as-char" svg:width="6.9236in" svg:height="6.9236in" draw:z-index="0">
<draw:image xlink:href="../Images/AРМІЯINFORM/2023-04-10T49-00-00-04-00/photo_5305375717393023685_y-150x150.jpg" xlink:type="simple" xlink:show="embed" xlink:actuate="onLoad" draw:mime-type="image/jpeg"/>
</draw:frame>
</text:a>
</text:p>
      <text:p text:style-name="P4">
Також Командувач зустрівся з особовим складом бригад Сухопутних військ,Десантно-штурмових військ, Територіальної оборони, які героїчно протистоятьнаступу ворога на Бахмутському напрямку та відзначив найкращих бійцівнагородами, цінними подарунками та грошовими преміями.</text:p>
      <text:p text:style-name="P4">
Source: <text:a xlink:type="simple" xlink:href="https://armyinform.com.ua/2023/04/10/boyi-za-bahmut-vorog-perejshov-do-tak-zvanoyi-syrijskoyi-taktyky-vypalenoyi-zemli-oleksandr-syrskyj/" text:style-name="Internet_20_link" text:visited-style-name="Visited_20_Internet_20_Link">
https://armyinform.com.ua/2023/04/10/boyi-za-bahmut-vorog-perejshov-do-tak-zvanoyi-syrijskoyi-taktyky-vypalenoyi-zemli-oleksandr-syrskyj/</text:a>
</text:p>
      <!--NEWS-->
      <text:h text:style-name="P10" text:outline-level="1">
<text:span text:style-name="T4">
У Міноборони Великої Британії показали, як військові ЗСУ навчалися на танках Challenger 2</text:span>
</text:h>
      <text:p text:style-name="P4">
Author: ['АРМІЯINFORM']</text:p>
      <text:p text:style-name="P4">
Time: 2023-04-10T50:00:00-04:00</text:p>
      <text:p text:style-name="P4">
Description: Міністерство обоони Великої Британії оприлюднило кадри, як британські інструктори навч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triglvwyaeoti5-e1681109573392.jpg" text:style-name="Internet_20_link" text:visited-style-name="Visited_20_Internet_20_Link">
ftriglvwyaeoti5-e1681109573392.jpg</text:a>
', '<text:a xlink:type="simple" xlink:href="https://armyinform.com.ua/wp-content/uploads/2023/04/ftrigjwwaae3cmh-150x150.jpg" text:style-name="Internet_20_link" text:visited-style-name="Visited_20_Internet_20_Link">
ftrigjwwaae3cmh-150x150.jpg</text:a>
', '<text:a xlink:type="simple" xlink:href="https://armyinform.com.ua/wp-content/uploads/2023/04/ftrigmaxwaq13y6-150x150.jpg" text:style-name="Internet_20_link" text:visited-style-name="Visited_20_Internet_20_Link">
ftrigmaxwaq13y6-150x150.jpg</text:a>
', '<text:a xlink:type="simple" xlink:href="https://armyinform.com.ua/wp-content/uploads/2023/04/ftrigi3xwaqwi3r-150x150.jpg" text:style-name="Internet_20_link" text:visited-style-name="Visited_20_Internet_20_Link">
ftrigi3xwaqwi3r-150x150.jpg</text:a>
', '<text:a xlink:type="simple" xlink:href="https://armyinform.com.ua/wp-content/uploads/2023/04/chellenger2-info2-1536x1132-1-1-1.jpg" text:style-name="Internet_20_link" text:visited-style-name="Visited_20_Internet_20_Link">
chellenger2-info2-1536x1132-1-1-1.jpg</text:a>
']</text:p>
      <text:p text:style-name="P4">
Tags: ['CHALLENGER 2', 'STOPRUSSIA', 'ВЕЛИКА БРИТАНІЯ', 'ВІЙНА']</text:p>
      <text:p text:style-name="P4">
Category: News</text:p>
      <!--METADATA-->
      <text:p text:style-name="P4">
<draw:frame draw:style-name="fr1" draw:name="Image248" text:anchor-type="as-char" svg:width="6.9236in" svg:height="3.828272in" draw:z-index="0">
<draw:image xlink:href="../Images/AРМІЯINFORM/2023-04-10T50-00-00-04-00/ftriglvwyaeoti5-e1681109573392.jpg" xlink:type="simple" xlink:show="embed" xlink:actuate="onLoad" draw:mime-type="image/jpeg"/>
</draw:frame>
</text:p>
      <text:p text:style-name="P4">
Міністерство обоони Великої Британії оприлюднило кадри, як британськіінструктори навчали українські танкові екіпажі керувати танками Challenger 2.</text:p>
      <text:p text:style-name="P4">
Про це<text:a xlink:type="simple" xlink:href="https://twitter.com/DefenceHQ/status/1645019045589143553" text:style-name="Internet_20_link" text:visited-style-name="Visited_20_Internet_20_Link">
йдеться</text:a>
у твіттері Міноборони Великої Британії.</text:p>
      <text:p text:style-name="P4">
«Українські танкісти пройшли навчання на танках Challenger 2 у ВеликійБританії і повернулися додому, щоб продовжити боротьбу за свободу», — йдетьсяу повідомленні.</text:p>
      <text:p text:style-name="P4">
<text:a xlink:type="simple" xlink:href="https://armyinform.com.ua/wp-content/uploads/2023/04/ftrigjwwaae3cmh.jpg" text:style-name="Internet_20_link" text:visited-style-name="Visited_20_Internet_20_Link">
<draw:frame draw:style-name="fr1" draw:name="Image249" text:anchor-type="as-char" svg:width="6.9236in" svg:height="6.9236in" draw:z-index="0">
<draw:image xlink:href="../Images/AРМІЯINFORM/2023-04-10T50-00-00-04-00/ftrigjwwaae3cmh-150x150.jpg" xlink:type="simple" xlink:show="embed" xlink:actuate="onLoad" draw:mime-type="image/jpeg"/>
</draw:frame>
</text:a>
</text:p>
      <text:p text:style-name="P4">
<text:a xlink:type="simple" xlink:href="https://armyinform.com.ua/wp-content/uploads/2023/04/ftrigmaxwaq13y6.jpg" text:style-name="Internet_20_link" text:visited-style-name="Visited_20_Internet_20_Link">
<draw:frame draw:style-name="fr1" draw:name="Image250" text:anchor-type="as-char" svg:width="6.9236in" svg:height="6.9236in" draw:z-index="0">
<draw:image xlink:href="../Images/AРМІЯINFORM/2023-04-10T50-00-00-04-00/ftrigmaxwaq13y6-150x150.jpg" xlink:type="simple" xlink:show="embed" xlink:actuate="onLoad" draw:mime-type="image/jpeg"/>
</draw:frame>
</text:a>
</text:p>
      <text:p text:style-name="P4">
<text:a xlink:type="simple" xlink:href="https://armyinform.com.ua/wp-content/uploads/2023/04/ftrigi3xwaqwi3r.jpg" text:style-name="Internet_20_link" text:visited-style-name="Visited_20_Internet_20_Link">
<draw:frame draw:style-name="fr1" draw:name="Image251" text:anchor-type="as-char" svg:width="6.9236in" svg:height="6.9236in" draw:z-index="0">
<draw:image xlink:href="../Images/AРМІЯINFORM/2023-04-10T50-00-00-04-00/ftrigi3xwaqwi3r-150x150.jpg" xlink:type="simple" xlink:show="embed" xlink:actuate="onLoad" draw:mime-type="image/jpeg"/>
</draw:frame>
</text:a>
</text:p>
      <text:p text:style-name="P4">
Нагадаємо, що навчання розпочалося невдовзі після оголошення в січні про те,що Велика Британія <text:a xlink:type="simple" xlink:href="https://armyinform.com.ua/2023/01/14/rishi-sunak-pidtverdyv-rishennya-velykoyi-brytaniyi-nadaty-ukrayini-tanky-challenger-2/" text:style-name="Internet_20_link" text:visited-style-name="Visited_20_Internet_20_Link">
передасть</text:a>
 Україні 14 танків <text:a xlink:type="simple" xlink:href="https://armyinform.com.ua/2023/01/23/tank-challenger-2-brytanskyj-kremeznyj-panczyrnyk-shho-kydaye-vyklyk/" text:style-name="Internet_20_link" text:visited-style-name="Visited_20_Internet_20_Link">
Challenger2</text:a>
, а також боєприпаси та запчастини доних.</text:p>
      <text:p text:style-name="P4">
<draw:frame draw:style-name="fr1" draw:name="Image252" text:anchor-type="as-char" svg:width="6.9236in" svg:height="5.100385in" draw:z-index="0">
<draw:image xlink:href="../Images/AРМІЯINFORM/2023-04-10T50-00-00-04-00/chellenger2-info2-1536x1132-1-1-1.jpg" xlink:type="simple" xlink:show="embed" xlink:actuate="onLoad" draw:mime-type="image/jpeg"/>
</draw:frame>
</text:p>
      <text:p text:style-name="P4">
Танк Challenger 2 знаменує собою крокову зміну можливостей Збройних СилУкраїни, забезпечуючи кращий захист своїх екіпажів і пропонуючи їм одні знайсучасніших і досконаліших систем стрільби у світі.</text:p>
      <text:p text:style-name="P4">
Source: <text:a xlink:type="simple" xlink:href="https://armyinform.com.ua/2023/04/10/u-minoborony-velykoyi-brytaniyi-pokazaly-yak-vijskovi-zsu-navchalysya-na-tankah-challenger-2/" text:style-name="Internet_20_link" text:visited-style-name="Visited_20_Internet_20_Link">
https://armyinform.com.ua/2023/04/10/u-minoborony-velykoyi-brytaniyi-pokazaly-yak-vijskovi-zsu-navchalysya-na-tankah-challenger-2/</text:a>
</text:p>
      <!--NEWS-->
      <text:h text:style-name="P10" text:outline-level="1">
<text:span text:style-name="T4">
В Україні створюють міжнародну коаліцію для повернення українських дітей-сиріт</text:span>
</text:h>
      <text:p text:style-name="P4">
Author: ['АРМІЯINFORM']</text:p>
      <text:p text:style-name="P4">
Time: 2023-04-10T51:00:00-04:00</text:p>
      <text:p text:style-name="P4">
Description: Формується міжнародна коаліція, щоб змусити росію повернули наших дітей-сиріт додому.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2023-03-28-12-40-56-e1681107719449.jpg" text:style-name="Internet_20_link" text:visited-style-name="Visited_20_Internet_20_Link">
photo-2023-03-28-12-40-56-e1681107719449.jpg</text:a>
']</text:p>
      <text:p text:style-name="P4">
Tags: ['ІРИНА ВЕРЕЩУК', 'МІНРЕІНТЕГРАЦІЇ']</text:p>
      <text:p text:style-name="P4">
Category: News</text:p>
      <!--METADATA-->
      <text:p text:style-name="P4">
<draw:frame draw:style-name="fr1" draw:name="Image253" text:anchor-type="as-char" svg:width="6.9236in" svg:height="3.822705in" draw:z-index="0">
<draw:image xlink:href="../Images/AРМІЯINFORM/2023-04-10T51-00-00-04-00/photo-2023-03-28-12-40-56-e1681107719449.jpg" xlink:type="simple" xlink:show="embed" xlink:actuate="onLoad" draw:mime-type="image/jpeg"/>
</draw:frame>
</text:p>
      <text:p text:style-name="P4">
Формується міжнародна коаліція, щоб змусити росію повернули наших дітей-сирітдодому.</text:p>
      <text:p text:style-name="P4">
Про це<text:a xlink:type="simple" xlink:href="https%3A%2F%2Fwww.facebook.com%2FMReintegration%2Fposts%2Fpfbid0J7XLF7tMDL9SKWWZ8ZK2dHAYTH8UWRPgdBpGHBdMyDHHxfj6nwX3o1sQPbZqgihkl&amp;show_text=true&amp;width=500" text:style-name="Internet_20_link" text:visited-style-name="Visited_20_Internet_20_Link">
повідомила</text:a>
віцепрем'єр-міністр — міністр з питань реінтеграції тимчасово окупованихтериторій України Ірина Верещук.</text:p>
      <text:p text:style-name="P4">
Вона нагадала, що росія незаконно утримує на тимчасово окупованих територіях інезаконно вивезла на російську територію 4396 дітей-сиріт.</text:p>
      <text:p text:style-name="P4">
«Тому Координаційна рада з питань захисту та безпеки дітей під головуваннямАндрія Єрмака працює над формуванням міжнародної коаліції, завданням якої будеповернення українських дітей-сиріт і покарання винних у злочинах протиукраїнських дітей», — зазначила вона.</text:p>
      <text:p text:style-name="P4">
Ірина Верещук наголосила, що у цій справі нам дуже важлива допомога світовоїспільноти.</text:p>
      <text:p text:style-name="P4">
«Наразі вже формується пул міжнародних лідерів, які висловили свою публічнупідтримку такій коаліції. Серед них Урсула фон дер Ляєн, Матеуш Моравецький таінші. Також має бути посередник. Ним може бути будь-хто: Міжнародний КомітетЧервоного Хреста, УВКБ ООН, ЮНІСЕФ тощо. Сподіваюся, що незабаром такаплатформа почне діяти», — резюмувала міністр.</text:p>
      <text:p text:style-name="P4">
Source: <text:a xlink:type="simple" xlink:href="https://armyinform.com.ua/2023/04/10/v-ukrayini-stvoryuyut-mizhnarodnu-koalicziyu-dlya-povernennya-ukrayinskyh-ditej-syrit/" text:style-name="Internet_20_link" text:visited-style-name="Visited_20_Internet_20_Link">
https://armyinform.com.ua/2023/04/10/v-ukrayini-stvoryuyut-mizhnarodnu-koalicziyu-dlya-povernennya-ukrayinskyh-ditej-syrit/</text:a>
</text:p>
      <!--NEWS-->
      <text:h text:style-name="P10" text:outline-level="1">
<text:span text:style-name="T4">
Дістали з того світу: військові хірурги врятували воїна з вогнепальним уламковим пораненням серця</text:span>
</text:h>
      <text:p text:style-name="P4">
Author: ['АРМІЯINFORM']</text:p>
      <text:p text:style-name="P4">
Time: 2023-04-10T52:00:00-04:00</text:p>
      <text:p text:style-name="P4">
Description: Військові хірурги в одному з прифронтових шпиталів врятували життя військовослужбовцю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03127941963695721_y.jpg" text:style-name="Internet_20_link" text:visited-style-name="Visited_20_Internet_20_Link">
photo_5303127941963695721_y.jpg</text:a>
', '<text:a xlink:type="simple" xlink:href="https://armyinform.com.ua/wp-content/uploads/2023/04/photo_5305781033456748366_y.jpg" text:style-name="Internet_20_link" text:visited-style-name="Visited_20_Internet_20_Link">
photo_5305781033456748366_y.jpg</text:a>
']</text:p>
      <text:p text:style-name="P4">
Tags: ['ВІЙСЬКОВІ ХІРУРГИ', 'ГАННА МАЛЯР']</text:p>
      <text:p text:style-name="P4">
Category: News</text:p>
      <!--METADATA-->
      <text:p text:style-name="P4">
<draw:frame draw:style-name="fr1" draw:name="Image254" text:anchor-type="as-char" svg:width="6.9236in" svg:height="4.617987in" draw:z-index="0">
<draw:image xlink:href="../Images/AРМІЯINFORM/2023-04-10T52-00-00-04-00/photo_5303127941963695721_y.jpg" xlink:type="simple" xlink:show="embed" xlink:actuate="onLoad" draw:mime-type="image/jpeg"/>
</draw:frame>
 Ілюстративне фото</text:p>
      <text:p text:style-name="P4">
Військові хірурги в одному з прифронтових шпиталів врятували життявійськовослужбовцю з вогнепальним уламковим пораненням.</text:p>
      <text:p text:style-name="P4">
Про це <text:a xlink:type="simple" xlink:href="https://t.me/annamaliar/631" text:style-name="Internet_20_link" text:visited-style-name="Visited_20_Internet_20_Link">
повідомила</text:a>
 заступник Міністра оборониУкраїни Ганна Маляр.</text:p>
      <text:p text:style-name="P4">
«Операцію, що була втілена днями в одному з прифронтових шпиталів, у народіназивають «дістали з того світу». 8 квітня медики евакуюваливійськовослужбовця з вогнепальним уламковим пораненням лівої плевральноїпорожнини та порожнини перикарда, а також лівих камер серця», — йдеться уповідомленні.</text:p>
      <text:p text:style-name="P4">
За її словами, пацієнт надійшов у важкому стані із множинними уламковимипораненнями черевної порожнини і серця. Лікарі прийняли рішення про негайнеоперативне втручання.</text:p>
      <text:p text:style-name="P4">
«Ними було успішно виконано: ліквідацію парціальної тампонади серця, ушиванняпошкодження бокової поверхні лівого шлуночка між І діагональною гілкою та Ігілкою тупого краю огинаючої артерії, зупинку кровотечі. Ліквідацію масивногозгорнутого лівобічного гемотораксу, дренування порожнини перикарда та лівоїплевральної порожнини. герметизацію грудної клітки.</text:p>
      <text:p text:style-name="P4">
Станом на сьогодні найстрашніше для пацієнта, на щастя, позаду. Стан воїнастабільний. Його транспортовано для подальшого лікування та одужання. Маємонадію у найближчому майбутньому показати нашого врятованого воїна і розповістийого історію», — зазначила заступник Міністра оборони України.</text:p>
      <text:p text:style-name="P4">
<draw:frame draw:style-name="fr1" draw:name="Image255" text:anchor-type="as-char" svg:width="6.9236in" svg:height="9.231467in" draw:z-index="0">
<draw:image xlink:href="../Images/AРМІЯINFORM/2023-04-10T52-00-00-04-00/photo_5305781033456748366_y.jpg" xlink:type="simple" xlink:show="embed" xlink:actuate="onLoad" draw:mime-type="image/jpeg"/>
</draw:frame>
</text:p>
      <text:p text:style-name="P4">
Операцію виконали хірург Дмитро Бешлей та хірургічна команда у складі АндріяСобка, Сергія Заячківського і Романа Собка.</text:p>
      <text:p text:style-name="P4">
«Медичні Сили ЗСУ не перестають дивувати унікальними операціями, яких вжечимало на рахунку військових медиків. Дива не просто трапляються — вонивтілюються руками наших хірургів!» — наголосила Ганна Маляр.</text:p>
      <text:p text:style-name="P4">
Source: <text:a xlink:type="simple" xlink:href="https://armyinform.com.ua/2023/04/10/distaly-z-togo-svitu-vijskovi-hirurgy-vryatuvaly-vijskovogo-z-vognepalnym-ulamkovym-poranennyam-serczya/" text:style-name="Internet_20_link" text:visited-style-name="Visited_20_Internet_20_Link">
https://armyinform.com.ua/2023/04/10/distaly-z-togo-svitu-vijskovi-hirurgy-vryatuvaly-vijskovogo-z-vognepalnym-ulamkovym-poranennyam-serczya/</text:a>
</text:p>
      <!--NEWS-->
      <text:h text:style-name="P10" text:outline-level="1">
<text:span text:style-name="T4">
Понад 400 вибухонебезпечних предметів знешкодили піротехніки за добу</text:span>
</text:h>
      <text:p text:style-name="P4">
Author: ['АРМІЯINFORM']</text:p>
      <text:p text:style-name="P4">
Time: 2023-04-10T53:00:00-04:00</text:p>
      <text:p text:style-name="P4">
Description: Протягом доби піротехнічні підрозділи Державної служби України з надзвичайних ситуацій 94...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626bf4da61ec9-1-1.jpeg" text:style-name="Internet_20_link" text:visited-style-name="Visited_20_Internet_20_Link">
626bf4da61ec9-1-1.jpeg</text:a>
', '<text:a xlink:type="simple" xlink:href="https://armyinform.com.ua/wp-content/uploads/2023/04/d056d2b6-616e-4798-8fc2-694575ec6ada.jpg" text:style-name="Internet_20_link" text:visited-style-name="Visited_20_Internet_20_Link">
d056d2b6-616e-4798-8fc2-694575ec6ada.jpg</text:a>
']</text:p>
      <text:p text:style-name="P4">
Tags: []</text:p>
      <text:p text:style-name="P4">
Category: News</text:p>
      <!--METADATA-->
      <text:p text:style-name="P4">
<draw:frame draw:style-name="fr1" draw:name="Image256" text:anchor-type="as-char" svg:width="6.9236in" svg:height="4.32725in" draw:z-index="0">
<draw:image xlink:href="../Images/AРМІЯINFORM/2023-04-10T53-00-00-04-00/626bf4da61ec9-1-1.jpeg" xlink:type="simple" xlink:show="embed" xlink:actuate="onLoad" draw:mime-type="image/jpeg"/>
</draw:frame>
</text:p>
      <text:p text:style-name="P4">
Протягом доби піротехнічні підрозділи Державної служби України з надзвичайнихситуацій <text:span text:style-name="T4">
94 рази</text:span>
 залучалися до виконання завдань з розмінування.</text:p>
      <text:p text:style-name="P4">
Про це <text:a xlink:type="simple" xlink:href="https://dsns.gov.ua/uk/news/nadzvicaini-podiyi/informaciia-shhodo-diialnosti-pirotexnicnix-pidrozdiliv-dsns-98" text:style-name="Internet_20_link" text:visited-style-name="Visited_20_Internet_20_Link">
повідомляє</text:a>
 ДСНСУкраїни.</text:p>
      <text:p text:style-name="P4">
Піротехніками виявлено, вилучено і знешкоджено <text:span text:style-name="T4">
422 вибухонебезпечнихпредме</text:span>
 <text:span text:style-name="T4">
ти</text:span>
 , обстежено територію площею 17,33 гектара.</text:p>
      <text:p text:style-name="P4">
Найчастіше піротехнічні підрозділи працювали: в Харківській області —16 578разів, на Київщині — 7398, Чернігівщині — 4424, Донеччині — 4561, Миколаївщині— 4259, Херсонщині — 4018, Сумщині — 1788, Черкащині — 1 083.</text:p>
      <text:p text:style-name="P4">
Довідково: всього з початку широкомасштабного військового вторгненняросійської федерації на території України знешкоджено <text:span text:style-name="T4">
343 096вибухонебезпечних предметів</text:span>
 та <text:span text:style-name="T4">
2891</text:span>
 <text:span text:style-name="T4">
кг вибухової речовини,</text:span>
 зокрема<text:span text:style-name="T4">
2204</text:span>
 <text:span text:style-name="T4">
авіаційні бомби</text:span>
. Обстежено територію площею близько <text:span text:style-name="T4">
81 812гектарів</text:span>
.</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draw:frame draw:style-name="fr1" draw:name="Image257" text:anchor-type="as-char" svg:width="6.9236in" svg:height="5.804039in" draw:z-index="0">
<draw:image xlink:href="../Images/AРМІЯINFORM/2023-04-10T53-00-00-04-00/d056d2b6-616e-4798-8fc2-694575ec6ada.jpg" xlink:type="simple" xlink:show="embed" xlink:actuate="onLoad" draw:mime-type="image/jpeg"/>
</draw:frame>
</text:p>
      <text:p text:style-name="P4">
Source: <text:a xlink:type="simple" xlink:href="https://armyinform.com.ua/2023/04/10/ponad-400-vybuhonebezpechnyh-predmetiv-zneshkodzheno-pirotehnikamy-za-dobu/" text:style-name="Internet_20_link" text:visited-style-name="Visited_20_Internet_20_Link">
https://armyinform.com.ua/2023/04/10/ponad-400-vybuhonebezpechnyh-predmetiv-zneshkodzheno-pirotehnikamy-za-dobu/</text:a>
</text:p>
      <!--NEWS-->
      <text:h text:style-name="P10" text:outline-level="1">
<text:span text:style-name="T4">
Затримано ворожого інформатора, який збирав розвіддані про оборону Південноукраїнської АЕС</text:span>
</text:h>
      <text:p text:style-name="P4">
Author: ['АРМІЯINFORM']</text:p>
      <text:p text:style-name="P4">
Time: 2023-04-10T54:00:00-04:00</text:p>
      <text:p text:style-name="P4">
Description: Служба безпеки викрила ще одного інформатора російської спецслужби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9092a39d0d5e16815c4661b22050f0a3-e1681110519123.jpeg" text:style-name="Internet_20_link" text:visited-style-name="Visited_20_Internet_20_Link">
9092a39d0d5e16815c4661b22050f0a3-e1681110519123.jpeg</text:a>
']</text:p>
      <text:p text:style-name="P4">
Tags: ['STOPRUSSIA', 'АГРЕСІЯ РФ', 'СБУ']</text:p>
      <text:p text:style-name="P4">
Category: News</text:p>
      <!--METADATA-->
      <text:p text:style-name="P4">
<draw:frame draw:style-name="fr1" draw:name="Image258" text:anchor-type="as-char" svg:width="6.9236in" svg:height="4.724339in" draw:z-index="0">
<draw:image xlink:href="../Images/AРМІЯINFORM/2023-04-10T54-00-00-04-00/9092a39d0d5e16815c4661b22050f0a3-e1681110519123.jpeg" xlink:type="simple" xlink:show="embed" xlink:actuate="onLoad" draw:mime-type="image/jpeg"/>
</draw:frame>
</text:p>
      <text:p text:style-name="P4">
Служба безпеки викрила ще одного інформатора російської спецслужби під часконтрдиверсійних заходів на Миколаївщині.</text:p>
      <text:p text:style-name="P4">
Зловмисник збирав розвіддані про місця базування та чисельність підрозділівСил оборони, які охороняють Південноукраїнську атомну електростанцію.</text:p>
      <text:p text:style-name="P4">
Закриті відомості потрібні були окупантам для підготовки прицільних ракетнихударів по українських енергооб’єктах.</text:p>
      <text:p text:style-name="P4">
За виконання завдань інформатор отримував гроші від своїх російських«кураторів».</text:p>
      <text:p text:style-name="P4">
Задокументовано, що фігурант одержав від агресора на власну банківську картку2 тис. грн «авансу».</text:p>
      <text:p text:style-name="P4">
Співробітники СБУ затримали зловмисника під час фотофіксації одного з об’єктівкритичної інфраструктури. У затриманого вилучено мобільний телефон з доказамизлочинної діяльності.</text:p>
      <text:p text:style-name="P4">
За даними слідства, поплічником агресора виявився мешканець Южноукраїнська,якого російська спецслужба дистанційно залучила до негласної співпраці улютому цього року.</text:p>
      <text:p text:style-name="P4">
У поле зору ворога він потрапив через свої прокремлівські дописи в одному зросійських Телеграм-каналів.</text:p>
      <text:p text:style-name="P4">
На підставі зібраних доказів слідчі Служби безпеки повідомили фігуранту пропідозру.</text:p>
      <text:p text:style-name="P4">
Йому обрано запобіжний захід у виді тримання під вартою. Триває розслідуваннядля встановлення всіх обставин злочину.</text:p>
      <text:p text:style-name="P4">
Заходи проводили співробітники СБУ у Миколаївській області за процесуальногокерівництва обласної прокуратури.</text:p>
      <text:p text:style-name="P4">
<text:span text:style-name="T4">
Джерело:</text:span>
 <text:span text:style-name="T5">
<text:a xlink:type="simple" xlink:href="https://ssu.gov.ua/novyny/sbu-zatrymala-vorozhoho-informatora-yakyi-zbyrav-rozviddani-pro-oboronu-pivdennoukrainskoi-aes" text:style-name="Internet_20_link" text:visited-style-name="Visited_20_Internet_20_Link">
СБУ</text:a>
</text:span>
</text:p>
      <text:p text:style-name="P4">
Source: <text:a xlink:type="simple" xlink:href="https://armyinform.com.ua/2023/04/10/zatrymano-vorozhogo-informatora-yakyj-zbyrav-rozviddani-pro-oboronu-pivdennoukrayinskoyi-aes/" text:style-name="Internet_20_link" text:visited-style-name="Visited_20_Internet_20_Link">
https://armyinform.com.ua/2023/04/10/zatrymano-vorozhogo-informatora-yakyj-zbyrav-rozviddani-pro-oboronu-pivdennoukrayinskoyi-aes/</text:a>
</text:p>
      <!--NEWS-->
      <text:h text:style-name="P10" text:outline-level="1">
<text:span text:style-name="T4">
Минулої доби російські війська обстріляли територію 8 областей України</text:span>
</text:h>
      <text:p text:style-name="P4">
Author: ['АРМІЯINFORM']</text:p>
      <text:p text:style-name="P4">
Time: 2023-04-10T55:00:00-04:00</text:p>
      <text:p text:style-name="P4">
Description: Впродовж минулої доби російські війська обстріляли територію 8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05427115266655792_y.jpg" text:style-name="Internet_20_link" text:visited-style-name="Visited_20_Internet_20_Link">
photo_5305427115266655792_y.jpg</text:a>
']</text:p>
      <text:p text:style-name="P4">
Tags: ['MILITARY MEDIA CENTER', 'STOPRUSSIA', 'ОБСТРІЛИ РФ']</text:p>
      <text:p text:style-name="P4">
Category: News</text:p>
      <!--METADATA-->
      <text:p text:style-name="P4">
<draw:frame draw:style-name="fr1" draw:name="Image259" text:anchor-type="as-char" svg:width="6.9236in" svg:height="4.849965in" draw:z-index="0">
<draw:image xlink:href="../Images/AРМІЯINFORM/2023-04-10T55-00-00-04-00/photo_5305427115266655792_y.jpg" xlink:type="simple" xlink:show="embed" xlink:actuate="onLoad" draw:mime-type="image/jpeg"/>
</draw:frame>
</text:p>
      <text:p text:style-name="P4">
Впродовж минулої доби російські війська обстріляли територію 8 областейУкраїни.</text:p>
      <text:p text:style-name="P4">
Про це <text:a xlink:type="simple" xlink:href="https://t.me/militarymediacenter/1667" text:style-name="Internet_20_link" text:visited-style-name="Visited_20_Internet_20_Link">
повідомляє</text:a>
 Military MediaCenter.</text:p>
      <text:p text:style-name="P4">
«Загалом із різних видів озброєння (міномети, танки, ствольна та реактивнаартилерія, БПЛА, ЗРК «С-300», тактична авіація) здійснено обстріли 142населених пунктів, підтверджено ураження 83 об’єктів інфраструктури», —йдеться у повідомленні.</text:p>
      <text:p text:style-name="P4">
За попередньою інформацією, є загиблі та поранені, кількість жертвуточнюється.</text:p>
      <text:p text:style-name="P4">
Source: <text:a xlink:type="simple" xlink:href="https://armyinform.com.ua/2023/04/10/mynuloyi-doby-rosijski-vijska-obstrilyaly-terytoriyu-8-oblastej-ukrayiny-2/" text:style-name="Internet_20_link" text:visited-style-name="Visited_20_Internet_20_Link">
https://armyinform.com.ua/2023/04/10/mynuloyi-doby-rosijski-vijska-obstrilyaly-terytoriyu-8-oblastej-ukrayiny-2/</text:a>
</text:p>
      <!--NEWS-->
      <text:h text:style-name="P10" text:outline-level="1">
<text:span text:style-name="T4">
Майже 80 тисяч воєнних злочинів рф задокументував Офіс Генпрокурора</text:span>
</text:h>
      <text:p text:style-name="P4">
Author: ['АРМІЯINFORM']</text:p>
      <text:p text:style-name="P4">
Time: 2023-04-10T56: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32.jpg" text:style-name="Internet_20_link" text:visited-style-name="Visited_20_Internet_20_Link">
1-32.jpg</text:a>
', '<text:a xlink:type="simple" xlink:href="https://armyinform.com.ua/wp-content/uploads/2023/04/2-32.jpg" text:style-name="Internet_20_link" text:visited-style-name="Visited_20_Internet_20_Link">
2-32.jpg</text:a>
']</text:p>
      <text:p text:style-name="P4">
Tags: ['ВОЄННІ ЗЛОЧИНИ РФ', 'ОФІС ГЕНЕРАЛЬНОГО ПРОКУРОРА УКРАЇНИ']</text:p>
      <text:p text:style-name="P4">
Category: News</text:p>
      <!--METADATA-->
      <text:p text:style-name="P4">
<draw:frame draw:style-name="fr1" draw:name="Image260" text:anchor-type="as-char" svg:width="6.9236in" svg:height="4.448413in" draw:z-index="0">
<draw:image xlink:href="../Images/AРМІЯINFORM/2023-04-10T56-00-00-04-00/1-32.jpg" xlink:type="simple" xlink:show="embed" xlink:actuate="onLoad" draw:mime-type="image/jpeg"/>
</draw:frame>
</text:p>
      <text:p text:style-name="P4">
Офіс Генерального прокурора України <text:a xlink:type="simple" xlink:href="https://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07 квітня зареєстровано:</text:p>
      <ul>
        <li>
79 516 воєнних злочинів,  * 17 035 злочинів проти національної безпеки України.</li>
      </ul>
      <text:p text:style-name="P4">
Крім того, за офіційними даними ювенальних прокурорів, 1415 дітей постраждаливнаслідок агресії рф, з них:</text:p>
      <ul>
        <li>
468 — дітей загинули,  * 947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61" text:anchor-type="as-char" svg:width="6.9236in" svg:height="4.448413in" draw:z-index="0">
<draw:image xlink:href="../Images/AРМІЯINFORM/2023-04-10T56-00-00-04-00/2-32.jpg" xlink:type="simple" xlink:show="embed" xlink:actuate="onLoad" draw:mime-type="image/jpeg"/>
</draw:frame>
</text:p>
      <text:p text:style-name="P4">
Source: <text:a xlink:type="simple" xlink:href="https://armyinform.com.ua/2023/04/10/majzhe-80-tysyach-voyennyh-zlochyniv-rf-zadokumentuvav-ofis-genprokurora/" text:style-name="Internet_20_link" text:visited-style-name="Visited_20_Internet_20_Link">
https://armyinform.com.ua/2023/04/10/majzhe-80-tysyach-voyennyh-zlochyniv-rf-zadokumentuvav-ofis-genprokurora/</text:a>
</text:p>
      <!--NEWS-->
      <text:h text:style-name="P10" text:outline-level="1">
<text:span text:style-name="T4">
У Чорному морі на бойовому чергуванні перебувають 4 ворожі кораблі</text:span>
</text:h>
      <text:p text:style-name="P4">
Author: ['АРМІЯINFORM']</text:p>
      <text:p text:style-name="P4">
Time: 2023-04-10T57:00:00-04:00</text:p>
      <text:p text:style-name="P4">
Description: Станом на 10 квітня в акваторіях Чорного, Азовського та Середземного морів на бойов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23-1.jpg" text:style-name="Internet_20_link" text:visited-style-name="Visited_20_Internet_20_Link">
123-1.jpg</text:a>
']</text:p>
      <text:p text:style-name="P4">
Tags: ['STOPRUSSIA', 'ВМС ЗС УКРАЇНИ']</text:p>
      <text:p text:style-name="P4">
Category: News</text:p>
      <!--METADATA-->
      <text:p text:style-name="P4">
<draw:frame draw:style-name="fr1" draw:name="Image262" text:anchor-type="as-char" svg:width="6.9236in" svg:height="5.948526in" draw:z-index="0">
<draw:image xlink:href="../Images/AРМІЯINFORM/2023-04-10T57-00-00-04-00/123-1.jpg" xlink:type="simple" xlink:show="embed" xlink:actuate="onLoad" draw:mime-type="image/jpeg"/>
</draw:frame>
</text:p>
      <text:p text:style-name="P4">
Станом на 10 квітня в акваторіях Чорного, Азовського та Середземного морів набойовому чергуванні перебувають 12 ворожих кораблів, з них 4 носії крилатихракет «Калібр». Загальний залп — до 24 ракет.</text:p>
      <text:p text:style-name="P4">
Про це йдеться у<text:a xlink:type="simple" xlink:href="https://www.facebook.com/navy.mil.gov.ua/posts/pfbid02YwLKbW1pqMb3QWQcuLc4q83E8JxH7npa4iH3w7qtHETzsP4G2vmXQFtWijjeeTKZl" text:style-name="Internet_20_link" text:visited-style-name="Visited_20_Internet_20_Link">
повідомленні</text:a>
Командування Військово-Морських Сил ЗС України.</text:p>
      <text:p text:style-name="P4">
З них:</text:p>
      <ul>
        <li>
у Чорному морі на бойовому чергуванні перебувають 4 ворожих кораблів, з них 1 носій крилатих ракет «Калібр», загальний залп до 4 ракет;  * в Азовському морі ворог продовжує контролювати морські комунікації, утримуючи на бойовому чергуванні 1 корабель;  * у Середземному морі — 7 ворожих кораблів, з них 3 носії крилатих ракет «Калібр», загальний залп складає — 20 ракет.</li>
      </ul>
      <text:p text:style-name="P4">
рф продовжує порушувати Міжнародну конвенцію з охорони людського життя на морі1974 року (SOLAS), вимикаючи системи автоматичної ідентифікації (AIS) нацивільних суднах в акваторії Азовського моря.</text:p>
      <text:p text:style-name="P4">
Source: <text:a xlink:type="simple" xlink:href="https://armyinform.com.ua/2023/04/10/u-chornomu-mori-na-bojovomu-cherguvanni-perebuvaye-4-vorozhi-korabli/" text:style-name="Internet_20_link" text:visited-style-name="Visited_20_Internet_20_Link">
https://armyinform.com.ua/2023/04/10/u-chornomu-mori-na-bojovomu-cherguvanni-perebuvaye-4-vorozhi-korabli/</text:a>
</text:p>
      <!--NEWS-->
      <text:h text:style-name="P10" text:outline-level="1">
<text:span text:style-name="T4">
Для родин зниклих безвісти зберігається виплата грошового забезпечення: як отримувати</text:span>
</text:h>
      <text:p text:style-name="P4">
Author: ['АРМІЯINFORM']</text:p>
      <text:p text:style-name="P4">
Time: 2023-04-10T58:00:00-04:00</text:p>
      <text:p text:style-name="P4">
Description: На визначені державою соціальні гарантії родичі зниклих безвісти військовослужбов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c30e7cf91e8259aaba2beccf8457ab7-1.jpeg" text:style-name="Internet_20_link" text:visited-style-name="Visited_20_Internet_20_Link">
fc30e7cf91e8259aaba2beccf8457ab7-1.jpeg</text:a>
']</text:p>
      <text:p text:style-name="P4">
Tags: ['БЕЗВІСТИ ЗНИКЛІ', 'ВИПЛАТА ГРОШОВОГО ЗАБЕЗПЕЧЕННЯ', 'МІНРЕІНТЕГРАЦІЇ']</text:p>
      <text:p text:style-name="P4">
Category: News</text:p>
      <!--METADATA-->
      <text:p text:style-name="P4">
<draw:frame draw:style-name="fr1" draw:name="Image263" text:anchor-type="as-char" svg:width="6.9236in" svg:height="4.58011in" draw:z-index="0">
<draw:image xlink:href="../Images/AРМІЯINFORM/2023-04-10T58-00-00-04-00/fc30e7cf91e8259aaba2beccf8457ab7-1.jpeg" xlink:type="simple" xlink:show="embed" xlink:actuate="onLoad" draw:mime-type="image/jpeg"/>
</draw:frame>
</text:p>
      <text:p text:style-name="P4">
На визначені державою соціальні гарантії родичі зниклих безвістивійськовослужбовців можуть розраховувати після підтвердження факту зникнення.Зокрема, за військовослужбовцями зберігається виплата грошового забезпечення.</text:p>
      <text:p text:style-name="P4">
Про це <text:a xlink:type="simple" xlink:href="https://minre.gov.ua/2023/04/10/soczialni-garantiyi-dlya-rodyn-znyklyh-bezvisty/" text:style-name="Internet_20_link" text:visited-style-name="Visited_20_Internet_20_Link">
повідомляє</text:a>
 Міністерство з питань реінтеграції тимчасовоокупованих територій України.</text:p>
      <text:p text:style-name="P4">
Щоб оформити виплати, рідним потрібно подати заяву на ім’я командиравійськової частини. Виплати будуть нараховуватися за весь період збереження заособою правового статусу зниклого безвісти.</text:p>
      <text:p text:style-name="P4">
Також непрацездатні члени сім’ї, які були на утриманні зниклого, та його дітимають право на пенсію у зв’язку з втратою годувальника. Для подачі заявкинеобхідно звернутися до територіального підрозділу Пенсійного фонду.</text:p>
      <text:p text:style-name="P4">
Source: <text:a xlink:type="simple" xlink:href="https://armyinform.com.ua/2023/04/10/dlya-rodyn-znyklyh-bezvisty-zberigayetsya-vyplata-groshovogo-zabezpechennya-yak-otrymuvaty/" text:style-name="Internet_20_link" text:visited-style-name="Visited_20_Internet_20_Link">
https://armyinform.com.ua/2023/04/10/dlya-rodyn-znyklyh-bezvisty-zberigayetsya-vyplata-groshovogo-zabezpechennya-yak-otrymuvaty/</text:a>
</text:p>
      <!--NEWS-->
      <text:h text:style-name="P10" text:outline-level="1">
<text:span text:style-name="T4">
Світовий конгрес українців придбав 15 екскаваторів для тероборони ЗСУ</text:span>
</text:h>
      <text:p text:style-name="P4">
Author: ['АРМІЯINFORM']</text:p>
      <text:p text:style-name="P4">
Time: 2023-04-10T59:00:00-04:00</text:p>
      <text:p text:style-name="P4">
Description: Світовий конгрес українців (СКУ) в рамках своєї ініціативи UniteWithUkraine доставив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hatsapp-image-2023-04-09-at-23.26.59-e1681108294393.jpeg" text:style-name="Internet_20_link" text:visited-style-name="Visited_20_Internet_20_Link">
whatsapp-image-2023-04-09-at-23.26.59-e1681108294393.jpeg</text:a>
']</text:p>
      <text:p text:style-name="P4">
Tags: ['ПІДТРИМКА ЗСУ', 'СВІТОВИЙ КОНГРЕС УКРАЇНЦІВ', 'СИЛИ ТЕРИТОРІАЛЬНОЇ ОБОРОНИ ЗСУ']</text:p>
      <text:p text:style-name="P4">
Category: News</text:p>
      <!--METADATA-->
      <text:p text:style-name="P4">
<draw:frame draw:style-name="fr1" draw:name="Image264" text:anchor-type="as-char" svg:width="6.9236in" svg:height="3.046384in" draw:z-index="0">
<draw:image xlink:href="../Images/AРМІЯINFORM/2023-04-10T59-00-00-04-00/whatsapp-image-2023-04-09-at-23.26.59-e1681108294393.jpeg" xlink:type="simple" xlink:show="embed" xlink:actuate="onLoad" draw:mime-type="image/jpeg"/>
</draw:frame>
</text:p>
      <text:p text:style-name="P4">
Світовий конгрес українців (СКУ) в рамках своєї ініціативи UniteWithUkraineдоставив до України 15 екскаваторів JCB 3CX для Сил територіальної оборониЗСУ.</text:p>
      <text:p text:style-name="P4">
Про це <text:a xlink:type="simple" xlink:href="https://www.ukrainianworldcongress.org/ua/svitovij-kon%d2%91res-ukra%d1%97ncziv-zabezpechiv-15-ekskavatoriv-dlya-tro-dlya-oblashtuvannya-oboronnih-poziczij/" text:style-name="Internet_20_link" text:visited-style-name="Visited_20_Internet_20_Link">
йдеться</text:a>
 на сайті СКУ.</text:p>
      <text:p text:style-name="P4">
За словами директора ініціативи Unite With Ukraine Андрія Потічного,екскаватори будуть використовуватись для інженерних проєктів, таких якоблаштування нових оборонних позицій для захисників України.</text:p>
      <text:p text:style-name="P4">
«Екскаватори JCB 3CX були знайдені, придбані та доставлені до України в дужекороткий термін. Ці потужні машини призначені для виконання складнихземлерийних робіт, таких як копання траншей та окопів, переміщення землі таінших важких матеріалів», — повідомив він.</text:p>
      <text:p text:style-name="P4">
Директор зазначив, що екскаватори будуть розподілені між п’ятьма бригадами тавикористовуватимуться для зміцнення українських оборонних позицій у зонахведення бойових дій та прикордонних районах.</text:p>
      <text:p text:style-name="P4">
Командувач Сил територіальної оборони Збройних Сил України генерал-майор ІгорТанцюра подякував СКУ за підтримку та співпрацю з українськими воїнами.</text:p>
      <text:p text:style-name="P4">
«Світовий Конґрес Українців від початку широкомасштабного російськоговторгнення є надійним та стабільним партнером Сил ТрО Збройних Сил України.Їхня надзвичайна підтримказалишається важливою складовою успіху наших сил наполі бою. Разом ми можемо досягти неймовірних результатів», — сказав він.</text:p>
      <text:p text:style-name="P4">
У рамках своєї ініціативи Unite With Ukraine СКУ доставив допомоги на сотнімільйонів гривень, зокрема броньовані транспортні засоби, тактичну медицину,безпілотні літальні апарати, зимове спорядження та інше життєво необхіднеобладнання для наших військ.</text:p>
      <text:p text:style-name="P4">
Source: <text:a xlink:type="simple" xlink:href="https://armyinform.com.ua/2023/04/10/svitovyj-kongres-ukrayincziv-prydbav-15-ekskavatoriv-dlya-teroborony-zsu/" text:style-name="Internet_20_link" text:visited-style-name="Visited_20_Internet_20_Link">
https://armyinform.com.ua/2023/04/10/svitovyj-kongres-ukrayincziv-prydbav-15-ekskavatoriv-dlya-teroborony-zsu/</text:a>
</text:p>
      <!--NEWS-->
      <text:h text:style-name="P10" text:outline-level="1">
<text:span text:style-name="T4">
Німеччина надала Україні новий пакет військової допомоги</text:span>
</text:h>
      <text:p text:style-name="P4">
Author: ['АРМІЯINFORM']</text:p>
      <text:p text:style-name="P4">
Time: 2023-04-10T60:00:00-04:00</text:p>
      <text:p text:style-name="P4">
Description: ФРН із запасів Бундесверу надала Україні чергову військову допомогу.    Повний перелі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achs-1.jpg" text:style-name="Internet_20_link" text:visited-style-name="Visited_20_Internet_20_Link">
dachs-1.jpg</text:a>
']</text:p>
      <text:p text:style-name="P4">
Tags: ['STOPRUSSIA', 'ДОПОМОГА ПАРТНЕРІВ', 'СВІТ ПІДТРИМУЄ УКРАЇНУ', 'УКРАЇНА - ФРН']</text:p>
      <text:p text:style-name="P4">
Category: News</text:p>
      <!--METADATA-->
      <text:p text:style-name="P4">
<draw:frame draw:style-name="fr1" draw:name="Image265" text:anchor-type="as-char" svg:width="6.9236in" svg:height="3.894525in" draw:z-index="0">
<draw:image xlink:href="../Images/AРМІЯINFORM/2023-04-10T60-00-00-04-00/dachs-1.jpg" xlink:type="simple" xlink:show="embed" xlink:actuate="onLoad" draw:mime-type="image/jpeg"/>
</draw:frame>
</text:p>
      <text:p text:style-name="P4">
ФРН із запасів Бундесверу надала Україні чергову військову допомогу.</text:p>
      <text:p text:style-name="P4">
Повний перелік <text:a xlink:type="simple" xlink:href="https://www.bundesregierung.de/breg-de/themen/krieg-in-der-ukraine/lieferungen-ukraine-2054514" text:style-name="Internet_20_link" text:visited-style-name="Visited_20_Internet_20_Link">
представлено</text:a>
 на сайтінімецького оборонного відомства.</text:p>
      <text:p text:style-name="P4">
Зокрема, до нового пакету увійшло:</text:p>
      <ul>
        <li>
броньовані інженерні машини DACHS;  * вантажівки Zetros;  * мобільні антенно-щоглові системи;  * дрони-розвідники;  * патрони калібру 40 міліметрів.</li>
      </ul>
      <text:p text:style-name="P4">
Нагадаємо, раніше Німеччина<text:a xlink:type="simple" xlink:href="https://armyinform.com.ua/2023/03/30/nimechchyna-peredala-ukrayini-chergovu-partiyu-dopomogy-dlya-frontu/" text:style-name="Internet_20_link" text:visited-style-name="Visited_20_Internet_20_Link">
передала</text:a>
 Україні 18 танків Leopard 2A6 збоєприпасами.</text:p>
      <text:p text:style-name="P4">
Source: <text:a xlink:type="simple" xlink:href="https://armyinform.com.ua/2023/04/10/nimechchyna-nadala-ukrayini-novyj-paket-vijskovoyi-dopomogy/" text:style-name="Internet_20_link" text:visited-style-name="Visited_20_Internet_20_Link">
https://armyinform.com.ua/2023/04/10/nimechchyna-nadala-ukrayini-novyj-paket-vijskovoyi-dopomogy/</text:a>
</text:p>
      <!--NEWS-->
      <text:h text:style-name="P10" text:outline-level="1">
<text:span text:style-name="T4">
Президент України у 13-ту річницю Смоленської катастрофи: Єднаймося у скорботі з польським народом</text:span>
</text:h>
      <text:p text:style-name="P4">
Author: ['АРМІЯINFORM']</text:p>
      <text:p text:style-name="P4">
Time: 2023-04-10T61:00:00-04:00</text:p>
      <text:p text:style-name="P4">
Description: Президент України Володимир Зеленський ушанував пам'ять загиблого в авіакатастрофі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11751924_smol-0.jpg" text:style-name="Internet_20_link" text:visited-style-name="Visited_20_Internet_20_Link">
111751924_smol-0.jpg</text:a>
']</text:p>
      <text:p text:style-name="P4">
Tags: ['STOPRUSSIA', "ВШАНУВАННЯ ПАМ'ЯТІ", 'ЗВЕРНЕННЯ ПРЕЗИДЕНТА УКРАЇНИ', 'СМОЛЕНСЬКА КАТАСТРОФА']</text:p>
      <text:p text:style-name="P4">
Category: News</text:p>
      <!--METADATA-->
      <text:p text:style-name="P4">
<draw:frame draw:style-name="fr1" draw:name="Image266" text:anchor-type="as-char" svg:width="6.9236in" svg:height="3.894525in" draw:z-index="0">
<draw:image xlink:href="../Images/AРМІЯINFORM/2023-04-10T61-00-00-04-00/111751924_smol-0.jpg" xlink:type="simple" xlink:show="embed" xlink:actuate="onLoad" draw:mime-type="image/jpeg"/>
</draw:frame>
</text:p>
      <text:p text:style-name="P4">
Президент України Володимир Зеленський ушанував пам'ять загиблого вавіакатастрофі у Смоленську 13 років тому президента Польщі Леха Качинськогота представників польської еліти.</text:p>
      <text:p text:style-name="P4">
Про це він <text:a xlink:type="simple" xlink:href="https://twitter.com/ZelenskyyUa/status/1645343317616459781" text:style-name="Internet_20_link" text:visited-style-name="Visited_20_Internet_20_Link">
написав</text:a>
у Твіттері.</text:p>
      <text:p text:style-name="P4">
«Сьогодні, у 13-ту річницю Смоленської катастрофи, ми єднаємося в скорботі зпольським народом і вшановуємо пам’ять президента Польщі Леха Качинського,його дружини та всіх, хто загинув в ім’я служіння батьківщині. Вічна пам'ять!»— йдеться у повідомленні.</text:p>
      <text:p text:style-name="P4">
Нагадаємо, в авіакатастрофі 10 квітня 2010 року поблизу військового аеродрому«Смоленськ-Північний» розбився польський урядовий літак з 96 особами на борту.В авіакатастрофі загинули президентське подружжя Лєха та Марії Качинських, всевійськове командування польської армії, значна частина польської політичної,релігійної та громадської еліти країни. Вони летіли на жалобні заходи до 70-хроковин Катинського розстрілу.</text:p>
      <text:p text:style-name="P4">
Source: <text:a xlink:type="simple" xlink:href="https://armyinform.com.ua/2023/04/10/prezydent-ukrayiny-u-13-tu-richnyczyu-smolenskoyi-katastrofy-yednajmosya-v-skorboti-z-polskym-narodom/" text:style-name="Internet_20_link" text:visited-style-name="Visited_20_Internet_20_Link">
https://armyinform.com.ua/2023/04/10/prezydent-ukrayiny-u-13-tu-richnyczyu-smolenskoyi-katastrofy-yednajmosya-v-skorboti-z-polskym-narodom/</text:a>
</text:p>
      <!--NEWS-->
      <text:h text:style-name="P10" text:outline-level="1">
<text:span text:style-name="T4">
Колаборантці, яка допомогла рф депортувати понад тисячу українських дітей, повідомлено про підозру</text:span>
</text:h>
      <text:p text:style-name="P4">
Author: ['АРМІЯINFORM']</text:p>
      <text:p text:style-name="P4">
Time: 2023-04-10T62:00:00-04:00</text:p>
      <text:p text:style-name="P4">
Description: Повідомлено про підозру підприємиці з тимчасово анексованого Криму, яка уклала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1677678_605.jpg" text:style-name="Internet_20_link" text:visited-style-name="Visited_20_Internet_20_Link">
61677678_605.jpg</text:a>
']</text:p>
      <text:p text:style-name="P4">
Tags: ['АР КРИМ', 'ДЕПОРТАЦІЯ УКРАЇНСЬКИХ ДІТЕЙ', 'КОЛАБОРАНТКА']</text:p>
      <text:p text:style-name="P4">
Category: News</text:p>
      <!--METADATA-->
      <text:p text:style-name="P4">
<draw:frame draw:style-name="fr1" draw:name="Image267" text:anchor-type="as-char" svg:width="6.9236in" svg:height="3.891999in" draw:z-index="0">
<draw:image xlink:href="../Images/AРМІЯINFORM/2023-04-10T62-00-00-04-00/61677678_605.jpg" xlink:type="simple" xlink:show="embed" xlink:actuate="onLoad" draw:mime-type="image/jpeg"/>
</draw:frame>
</text:p>
      <text:p text:style-name="P4">
Повідомлено про підозру підприємиці з тимчасово анексованого Криму, яка уклалаз державою-окупантом договір щодо перевезення на територію півострову 1000дітей з тимчасово окупованих районів на півдні та сході України.</text:p>
      <text:p text:style-name="P4">
Про це <text:a xlink:type="simple" xlink:href="https://ssu.gov.ua/novyny/sbu-povidomyla-pro-pidozru-kolaboranttsi-yaka-dopomohla-rf-deportuvaty-ponad-1-tys-ukrainskykh-ditei" text:style-name="Internet_20_link" text:visited-style-name="Visited_20_Internet_20_Link">
інформує</text:a>
Служба безпеки України.</text:p>
      <text:p text:style-name="P4">
Неповнолітніх вивозили до Севастополя протягом вересня-жовтня минулого рокупід виглядом «добровільної евакуації». Серед потерпілих — сироти і сотнідітей, батьки яких були незаконно затримані окупантами на спробі виїхати ізрайону бойових дій.</text:p>
      <text:p text:style-name="P4">
Колаборантка — власниця однієї з кримських туристичних агенцій — добровільнопогодилася допомогти окупантам примусово вивезти дітей з Херсона, Мелітополя,Донецька, Луганська та Макіївки на територію тимчасово окупованого півострова.Для цього виділила автобуси і забезпечила подальше розміщення депортованихдітей на базі соціальних об’єктів у Криму.</text:p>
      <text:p text:style-name="P4">
Наразі вона переховується на тимчасово окупованій території півдня України.</text:p>
      <text:p text:style-name="P4">
Тривають комплексні заходи для встановлення всіх обставин злочину тапритягнення винних до відповідальності.</text:p>
      <text:p text:style-name="P4">
Source: <text:a xlink:type="simple" xlink:href="https://armyinform.com.ua/2023/04/10/kolaborantczi-yaka-dopomogla-rf-deportuvaty-ponad-tysyachu-ukrayinskyh-ditej-povidomleno-pro-pidozru/" text:style-name="Internet_20_link" text:visited-style-name="Visited_20_Internet_20_Link">
https://armyinform.com.ua/2023/04/10/kolaborantczi-yaka-dopomogla-rf-deportuvaty-ponad-tysyachu-ukrayinskyh-ditej-povidomleno-pro-pidozru/</text:a>
</text:p>
      <!--NEWS-->
      <text:h text:style-name="P10" text:outline-level="1">
<text:span text:style-name="T4">
Держава-терорист не здолає єдності всіх, хто цінує свободу — Володимир Зеленський</text:span>
</text:h>
      <text:p text:style-name="P4">
Author: ['АРМІЯINFORM']</text:p>
      <text:p text:style-name="P4">
Time: 2023-04-10T63:00:00-04:00</text:p>
      <text:p text:style-name="P4">
Description: Президент України Володимир Зеленський переконаний, що російському прапору не вдас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05767594504078569_y.jpg" text:style-name="Internet_20_link" text:visited-style-name="Visited_20_Internet_20_Link">
photo_5305767594504078569_y.jpg</text:a>
', '<text:a xlink:type="simple" xlink:href="https://armyinform.com.ua/wp-content/uploads/2023/04/photo_5305767594504078580_y-150x150.jpg" text:style-name="Internet_20_link" text:visited-style-name="Visited_20_Internet_20_Link">
photo_5305767594504078580_y-150x150.jpg</text:a>
', '<text:a xlink:type="simple" xlink:href="https://armyinform.com.ua/wp-content/uploads/2023/04/photo_5305767594504078575_y-150x150.jpg" text:style-name="Internet_20_link" text:visited-style-name="Visited_20_Internet_20_Link">
photo_5305767594504078575_y-150x150.jpg</text:a>
', '<text:a xlink:type="simple" xlink:href="https://armyinform.com.ua/wp-content/uploads/2023/04/photo_5305767594504078577_y-150x150.jpg" text:style-name="Internet_20_link" text:visited-style-name="Visited_20_Internet_20_Link">
photo_5305767594504078577_y-150x150.jpg</text:a>
', '<text:a xlink:type="simple" xlink:href="https://armyinform.com.ua/wp-content/uploads/2023/04/photo_5305767594504078578_y-150x150.jpg" text:style-name="Internet_20_link" text:visited-style-name="Visited_20_Internet_20_Link">
photo_5305767594504078578_y-150x150.jpg</text:a>
']</text:p>
      <text:p text:style-name="P4">
Tags: ['STOPRUSSIA', 'ПРЕЗИДЕНТ УКРАЇНИ']</text:p>
      <text:p text:style-name="P4">
Category: News</text:p>
      <!--METADATA-->
      <text:p text:style-name="P4">
<draw:frame draw:style-name="fr1" draw:name="Image268" text:anchor-type="as-char" svg:width="6.9236in" svg:height="4.602912in" draw:z-index="0">
<draw:image xlink:href="../Images/AРМІЯINFORM/2023-04-10T63-00-00-04-00/photo_5305767594504078569_y.jpg" xlink:type="simple" xlink:show="embed" xlink:actuate="onLoad" draw:mime-type="image/jpeg"/>
</draw:frame>
</text:p>
      <text:p text:style-name="P4">
Президент України Володимир Зеленський переконаний, що російському прапору невдасться вкоренитися на тимчасово окупованій території України, адже неможливо здолати єдності тих, хто цінує свободу.</text:p>
      <text:p text:style-name="P4">
Про це він <text:a xlink:type="simple" xlink:href="https://t.me/V_Zelenskiy_official/5815" text:style-name="Internet_20_link" text:visited-style-name="Visited_20_Internet_20_Link">
написав</text:a>
 у своємуТелеграм-каналі.</text:p>
      <text:p text:style-name="P4">
«Держава-терорист не здолає єдності всіх, хто цінує свободу. Окупант незробить залякування й терор новою нормою для Європи. Вони не переконаютьнікого, що вбивати й грабувати — краще, ніж жити за законом і співпрацювати. Іросійський прапор не вкорениться на окупованій території України», — йдеться удописі.</text:p>
      <text:p text:style-name="P4">
<text:a xlink:type="simple" xlink:href="https://armyinform.com.ua/wp-content/uploads/2023/04/photo_5305767594504078580_y.jpg" text:style-name="Internet_20_link" text:visited-style-name="Visited_20_Internet_20_Link">
<draw:frame draw:style-name="fr1" draw:name="Image269" text:anchor-type="as-char" svg:width="6.9236in" svg:height="6.9236in" draw:z-index="0">
<draw:image xlink:href="../Images/AРМІЯINFORM/2023-04-10T63-00-00-04-00/photo_5305767594504078580_y-150x150.jpg" xlink:type="simple" xlink:show="embed" xlink:actuate="onLoad" draw:mime-type="image/jpeg"/>
</draw:frame>
</text:a>
</text:p>
      <text:p text:style-name="P4">
<text:a xlink:type="simple" xlink:href="https://armyinform.com.ua/wp-content/uploads/2023/04/photo_5305767594504078575_y.jpg" text:style-name="Internet_20_link" text:visited-style-name="Visited_20_Internet_20_Link">
<draw:frame draw:style-name="fr1" draw:name="Image270" text:anchor-type="as-char" svg:width="6.9236in" svg:height="6.9236in" draw:z-index="0">
<draw:image xlink:href="../Images/AРМІЯINFORM/2023-04-10T63-00-00-04-00/photo_5305767594504078575_y-150x150.jpg" xlink:type="simple" xlink:show="embed" xlink:actuate="onLoad" draw:mime-type="image/jpeg"/>
</draw:frame>
</text:a>
</text:p>
      <text:p text:style-name="P4">
<text:a xlink:type="simple" xlink:href="https://armyinform.com.ua/wp-content/uploads/2023/04/photo_5305767594504078577_y.jpg" text:style-name="Internet_20_link" text:visited-style-name="Visited_20_Internet_20_Link">
<draw:frame draw:style-name="fr1" draw:name="Image271" text:anchor-type="as-char" svg:width="6.9236in" svg:height="6.9236in" draw:z-index="0">
<draw:image xlink:href="../Images/AРМІЯINFORM/2023-04-10T63-00-00-04-00/photo_5305767594504078577_y-150x150.jpg" xlink:type="simple" xlink:show="embed" xlink:actuate="onLoad" draw:mime-type="image/jpeg"/>
</draw:frame>
</text:a>
</text:p>
      <text:p text:style-name="P4">
<text:a xlink:type="simple" xlink:href="https://armyinform.com.ua/wp-content/uploads/2023/04/photo_5305767594504078578_y.jpg" text:style-name="Internet_20_link" text:visited-style-name="Visited_20_Internet_20_Link">
<draw:frame draw:style-name="fr1" draw:name="Image272" text:anchor-type="as-char" svg:width="6.9236in" svg:height="6.9236in" draw:z-index="0">
<draw:image xlink:href="../Images/AРМІЯINFORM/2023-04-10T63-00-00-04-00/photo_5305767594504078578_y-150x150.jpg" xlink:type="simple" xlink:show="embed" xlink:actuate="onLoad" draw:mime-type="image/jpeg"/>
</draw:frame>
</text:a>
</text:p>
      <text:p text:style-name="P4">
Source: <text:a xlink:type="simple" xlink:href="https://armyinform.com.ua/2023/04/10/derzhava-teroryst-ne-zdolaye-yednosti-vsih-hto-czinuye-svobodu-volodymyr-zelenskyj/" text:style-name="Internet_20_link" text:visited-style-name="Visited_20_Internet_20_Link">
https://armyinform.com.ua/2023/04/10/derzhava-teroryst-ne-zdolaye-yednosti-vsih-hto-czinuye-svobodu-volodymyr-zelenskyj/</text:a>
</text:p>
      <!--NEWS-->
      <text:h text:style-name="P10" text:outline-level="1">
<text:span text:style-name="T4">
За матеріалами ДБР судитимуть «очільника» СІЗО в захопленому окупантами Маріуполі</text:span>
</text:h>
      <text:p text:style-name="P4">
Author: ['АРМІЯINFORM']</text:p>
      <text:p text:style-name="P4">
Time: 2023-04-10T64:00:00-04:00</text:p>
      <text:p text:style-name="P4">
Description: Працівники Державного бюро розслідувань завершили спеціальне досудове розслідування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br.jpg" text:style-name="Internet_20_link" text:visited-style-name="Visited_20_Internet_20_Link">
dbr.jpg</text:a>
']</text:p>
      <text:p text:style-name="P4">
Tags: ['STOPRUSSIA', 'АГРЕСІЯ РФ', 'ВІЙНА', 'ВТОРГНЕННЯ РФ', 'ЗРАДНИК', 'МАРІУПОЛЬ', 'СЛІДЧИЙ ІЗОЛЯТОР']</text:p>
      <text:p text:style-name="P4">
Category: News</text:p>
      <!--METADATA-->
      <text:p text:style-name="P4">
<draw:frame draw:style-name="fr1" draw:name="Image273" text:anchor-type="as-char" svg:width="6.9236in" svg:height="4.684969in" draw:z-index="0">
<draw:image xlink:href="../Images/AРМІЯINFORM/2023-04-10T64-00-00-04-00/dbr.jpg" xlink:type="simple" xlink:show="embed" xlink:actuate="onLoad" draw:mime-type="image/jpeg"/>
</draw:frame>
</text:p>
      <text:p text:style-name="P4">
Працівники Державного бюро розслідувань завершили спеціальне досудоверозслідування щодо колишнього співробітника Державна установа «Маріупольськийслідчий ізолятор». Під час захоплення Маріуполя він ініціативно пішов наспівпрацю з російськими загарбниками.</text:p>
      <text:p text:style-name="P4">
На офіційному сайті ДБР у Facebook<text:a xlink:type="simple" xlink:href="https://dbr.gov.ua/news/za-materialami-dbr-suditimut-ochilnika-sizo-v-zahoplenomu-okupantami-mariupoli" text:style-name="Internet_20_link" text:visited-style-name="Visited_20_Internet_20_Link">
повідомляється</text:a>
, що обвинувальний акт щодоцього зрадника вже направлено до суду.</text:p>
      <text:p text:style-name="P4">
У публікації пресслужба бюро зазначила — експрацівник СІЗО пропустив натериторію слідчого ізолятора військових країни-агресора, які облаштували поручбойову позицію. За активну співпрацю з окупантами фігурант обійняв посадукерівника слідчого ізолятору у Маріуполі у системі так званої «государственнойслужбы исполнения наказаний министерства юстиции днр».</text:p>
      <text:p text:style-name="P4">
Він оперативно повідомив російським кураторам про бунт серед утримуваних СІЗО.За наявною інформацією, окупанти силою «заспокоїли» бунтівників. Ув’язнені,які погодились підтримати окупаційний режим, були звільнені з установи, доляінших невідома.</text:p>
      <text:p text:style-name="P4">
На час захоплення ДУ «Маріупольський слідчий ізолятор» в ньому утримувалося345 осіб.</text:p>
      <text:p text:style-name="P4">
Підозрюваний обвинувачується у державній зраді (ч. 2 ст. 111 КК України).Санкція цієї статті передбачає довічне ув’язнення з конфіскацією майна.</text:p>
      <text:p text:style-name="P4">
Source: <text:a xlink:type="simple" xlink:href="https://armyinform.com.ua/2023/04/10/za-materialamy-dbr-sudytymut-ochilnyka-sizo-v-zahoplenomu-okupantamy-mariupoli/" text:style-name="Internet_20_link" text:visited-style-name="Visited_20_Internet_20_Link">
https://armyinform.com.ua/2023/04/10/za-materialamy-dbr-sudytymut-ochilnyka-sizo-v-zahoplenomu-okupantamy-mariupoli/</text:a>
</text:p>
      <!--NEWS-->
      <text:h text:style-name="P10" text:outline-level="1">
<text:span text:style-name="T4">
Нам вдавалося повернути з полону не одного оборонця, якого вважали загиблим — Координаційний штаб</text:span>
</text:h>
      <text:p text:style-name="P4">
Author: ['АРМІЯINFORM']</text:p>
      <text:p text:style-name="P4">
Time: 2023-04-10T65:00:00-04:00</text:p>
      <text:p text:style-name="P4">
Description: ​​У Координаційному штабі відбулася зустріч з родинами військовослужбовців 30-ї окрем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oord.jpeg" text:style-name="Internet_20_link" text:visited-style-name="Visited_20_Internet_20_Link">
koord.jpeg</text:a>
']</text:p>
      <text:p text:style-name="P4">
Tags: ['STOPRUSSIA', 'АГРЕСІЯ РФ', 'ВТОРГНЕННЯ РФ', 'КООРДИНАЦІЙНИЙ ШТАБ']</text:p>
      <text:p text:style-name="P4">
Category: News</text:p>
      <!--METADATA-->
      <text:p text:style-name="P4">
<draw:frame draw:style-name="fr1" draw:name="Image274" text:anchor-type="as-char" svg:width="6.9236in" svg:height="5.1927in" draw:z-index="0">
<draw:image xlink:href="../Images/AРМІЯINFORM/2023-04-10T65-00-00-04-00/koord.jpeg" xlink:type="simple" xlink:show="embed" xlink:actuate="onLoad" draw:mime-type="image/jpeg"/>
</draw:frame>
</text:p>
      <text:p text:style-name="P4">
<text:a xlink:type="simple" xlink:href="https://telegra.ph/file/866f4f5669b9c2c285de9.jpg" text:style-name="Internet_20_link" text:visited-style-name="Visited_20_Internet_20_Link">
​​</text:a>
У Координаційному штабівідбулася зустріч з родинами військовослужбовців 30-ї окремої механізованоїбригади.</text:p>
      <text:p text:style-name="P4">
Про це <text:a xlink:type="simple" xlink:href="https://koordshtab.gov.ua/archive/1362" text:style-name="Internet_20_link" text:visited-style-name="Visited_20_Internet_20_Link">
інформує</text:a>
 Координаційний штабз питань поводження з військовополоненими.</text:p>
      <text:p text:style-name="P4">
На запитання рідних відповіли представники Координаційного штабу та військовоїчастини.</text:p>
      <text:p text:style-name="P4">
Обговорили труднощі службових розслідувань, які проводять військові частини вумовах бойових дій.</text:p>
      <text:p text:style-name="P4">
«Службові розслідування побудовані на свідченнях військовослужбовців, —пояснив представник Штабу. — Коли ідуть бойові дії, ти часто не бачиш, щовідбувається з побратимом в десяти метрах від тебе. Такі реалії. Або навітьколи побратими кажуть, що бачили як людина отримала поранення, несумісні зжиттям, командир все одно обліковує Захисника зниклим безвісті — поки невдається забрати тіло. Бо такі свідчення часто бувають суб’єктивними. І намвдавалося повернути з полону не одного Оборонця, якого вважали загиблим».</text:p>
      <text:p text:style-name="P4">
Представники військової частини пояснили, що згідно із законом про захистперсональних даних повну інформацію надають тільки на запит прокуратури чиправоохоронних органів.</text:p>
      <text:p text:style-name="P4">
Представник Штабу зауважив, що рідні не можуть подати документи на отриманнястатусу учасника бойових дій, якщо їхній близький у полоні чи зник безвісти.Це може зробити тільки особисто військовослужбовець після повернення з полону.</text:p>
      <text:p text:style-name="P4">
Source: <text:a xlink:type="simple" xlink:href="https://armyinform.com.ua/2023/04/10/nam-vdavalosya-povernuty-z-polonu-ne-odnogo-oboronczya-yakogo-vvazhaly-zagyblym-koordynaczijnyj-shtab/" text:style-name="Internet_20_link" text:visited-style-name="Visited_20_Internet_20_Link">
https://armyinform.com.ua/2023/04/10/nam-vdavalosya-povernuty-z-polonu-ne-odnogo-oboronczya-yakogo-vvazhaly-zagyblym-koordynaczijnyj-shtab/</text:a>
</text:p>
      <!--NEWS-->
      <text:h text:style-name="P10" text:outline-level="1">
<text:span text:style-name="T4">
Інструктори Командування Сил логістики ЗСУ навчали дітей основам мінної безпеки</text:span>
</text:h>
      <text:p text:style-name="P4">
Author: ['АРМІЯINFORM']</text:p>
      <text:p text:style-name="P4">
Time: 2023-04-10T66:00:00-04:00</text:p>
      <text:p text:style-name="P4">
Description: Інструктори Командування Сил логістики ЗСУ провели заняття для дітей віком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yly-logistyky-1.jpg" text:style-name="Internet_20_link" text:visited-style-name="Visited_20_Internet_20_Link">
syly-logistyky-1.jpg</text:a>
', '<text:a xlink:type="simple" xlink:href="https://armyinform.com.ua/wp-content/uploads/2023/04/syly-logistyky-2-150x150.jpg" text:style-name="Internet_20_link" text:visited-style-name="Visited_20_Internet_20_Link">
syly-logistyky-2-150x150.jpg</text:a>
', '<text:a xlink:type="simple" xlink:href="https://armyinform.com.ua/wp-content/uploads/2023/04/syly-logistyky-3-150x150.jpg" text:style-name="Internet_20_link" text:visited-style-name="Visited_20_Internet_20_Link">
syly-logistyky-3-150x150.jpg</text:a>
', '<text:a xlink:type="simple" xlink:href="https://armyinform.com.ua/wp-content/uploads/2023/04/syly-logistyky-4-150x150.jpg" text:style-name="Internet_20_link" text:visited-style-name="Visited_20_Internet_20_Link">
syly-logistyky-4-150x150.jpg</text:a>
', '<text:a xlink:type="simple" xlink:href="https://armyinform.com.ua/wp-content/uploads/2023/04/syly-logistyky-5-150x150.jpg" text:style-name="Internet_20_link" text:visited-style-name="Visited_20_Internet_20_Link">
syly-logistyky-5-150x150.jpg</text:a>
', '<text:a xlink:type="simple" xlink:href="https://armyinform.com.ua/wp-content/uploads/2023/04/syly-logistyky-6-150x150.jpg" text:style-name="Internet_20_link" text:visited-style-name="Visited_20_Internet_20_Link">
syly-logistyky-6-150x150.jpg</text:a>
']</text:p>
      <text:p text:style-name="P4">
Tags: ['STOPRUSSIA', 'АГРЕСІЯ РФ', 'ВІЙНА', 'ВТОРГНЕННЯ РФ', 'КОМАНДУВАННЯ СИЛ ЛОГІСТИКИ ЗС УКРАЇНИ', 'МІННА БЕЗПЕКА']</text:p>
      <text:p text:style-name="P4">
Category: News</text:p>
      <!--METADATA-->
      <text:p text:style-name="P4">
<draw:frame draw:style-name="fr1" draw:name="Image275" text:anchor-type="as-char" svg:width="6.9236in" svg:height="4.615733in" draw:z-index="0">
<draw:image xlink:href="../Images/AРМІЯINFORM/2023-04-10T66-00-00-04-00/syly-logistyky-1.jpg" xlink:type="simple" xlink:show="embed" xlink:actuate="onLoad" draw:mime-type="image/jpeg"/>
</draw:frame>
</text:p>
      <text:p text:style-name="P4">
Інструктори Командування Сил логістики ЗСУ провели заняття для дітей віком від6 до 12 років з Бахмута, Лимана, Нікополя та Бородянки. Це сироти, напівсиротита діти під опікою. Ті, хто втратили домівки чи мають непоправну втрату —загиблих батьків-військовослужбовців Збройних Сил України.</text:p>
      <text:p text:style-name="P4">
Про це<text:a xlink:type="simple" xlink:href="https://www.facebook.com/GeneralStaff.ua/posts/pfbid05GVYBkiwiVyLuCte18akY5X2zQdvxhWdECMKDJRScXM7hXw341RMMwBqP6gfeVx6l" text:style-name="Internet_20_link" text:visited-style-name="Visited_20_Internet_20_Link">
йдеться</text:a>
у фоторепортажі на офіційній сторінці Генерального штабу ЗСУ у Facebook.</text:p>
      <text:p text:style-name="P4">
У стінах дитячого медичного центру психологічної реабілітації, в Києві, понадшістдесят маленьких пацієнтів навчалися основам мінної безпеки, розпізнаваннявибухонебезпечних предметів і тактичної медицини.</text:p>
      <text:p text:style-name="P4">
Повертаючись у дитинство без вибухів, пострілів і воєнної небезпеки, вонимають позбутися не лише панічних атак чи інших психоневрологічних розладів, ай володіти інформацію щодо правил поводження з мінно-вибуховими речовинами.</text:p>
      <text:p text:style-name="P4">
<text:a xlink:type="simple" xlink:href="https://armyinform.com.ua/wp-content/uploads/2023/04/syly-logistyky-2.jpg" text:style-name="Internet_20_link" text:visited-style-name="Visited_20_Internet_20_Link">
<draw:frame draw:style-name="fr1" draw:name="Image276" text:anchor-type="as-char" svg:width="6.9236in" svg:height="6.9236in" draw:z-index="0">
<draw:image xlink:href="../Images/AРМІЯINFORM/2023-04-10T66-00-00-04-00/syly-logistyky-2-150x150.jpg" xlink:type="simple" xlink:show="embed" xlink:actuate="onLoad" draw:mime-type="image/jpeg"/>
</draw:frame>
</text:a>
</text:p>
      <text:p text:style-name="P4">
<text:a xlink:type="simple" xlink:href="https://armyinform.com.ua/wp-content/uploads/2023/04/syly-logistyky-3.jpg" text:style-name="Internet_20_link" text:visited-style-name="Visited_20_Internet_20_Link">
<draw:frame draw:style-name="fr1" draw:name="Image277" text:anchor-type="as-char" svg:width="6.9236in" svg:height="6.9236in" draw:z-index="0">
<draw:image xlink:href="../Images/AРМІЯINFORM/2023-04-10T66-00-00-04-00/syly-logistyky-3-150x150.jpg" xlink:type="simple" xlink:show="embed" xlink:actuate="onLoad" draw:mime-type="image/jpeg"/>
</draw:frame>
</text:a>
</text:p>
      <text:p text:style-name="P4">
<text:a xlink:type="simple" xlink:href="https://armyinform.com.ua/wp-content/uploads/2023/04/syly-logistyky-4.jpg" text:style-name="Internet_20_link" text:visited-style-name="Visited_20_Internet_20_Link">
<draw:frame draw:style-name="fr1" draw:name="Image278" text:anchor-type="as-char" svg:width="6.9236in" svg:height="6.9236in" draw:z-index="0">
<draw:image xlink:href="../Images/AРМІЯINFORM/2023-04-10T66-00-00-04-00/syly-logistyky-4-150x150.jpg" xlink:type="simple" xlink:show="embed" xlink:actuate="onLoad" draw:mime-type="image/jpeg"/>
</draw:frame>
</text:a>
</text:p>
      <text:p text:style-name="P4">
<text:a xlink:type="simple" xlink:href="https://armyinform.com.ua/wp-content/uploads/2023/04/syly-logistyky-5.jpg" text:style-name="Internet_20_link" text:visited-style-name="Visited_20_Internet_20_Link">
<draw:frame draw:style-name="fr1" draw:name="Image279" text:anchor-type="as-char" svg:width="6.9236in" svg:height="6.9236in" draw:z-index="0">
<draw:image xlink:href="../Images/AРМІЯINFORM/2023-04-10T66-00-00-04-00/syly-logistyky-5-150x150.jpg" xlink:type="simple" xlink:show="embed" xlink:actuate="onLoad" draw:mime-type="image/jpeg"/>
</draw:frame>
</text:a>
</text:p>
      <text:p text:style-name="P4">
<text:a xlink:type="simple" xlink:href="https://armyinform.com.ua/wp-content/uploads/2023/04/syly-logistyky-6.jpg" text:style-name="Internet_20_link" text:visited-style-name="Visited_20_Internet_20_Link">
<draw:frame draw:style-name="fr1" draw:name="Image280" text:anchor-type="as-char" svg:width="6.9236in" svg:height="6.9236in" draw:z-index="0">
<draw:image xlink:href="../Images/AРМІЯINFORM/2023-04-10T66-00-00-04-00/syly-logistyky-6-150x150.jpg" xlink:type="simple" xlink:show="embed" xlink:actuate="onLoad" draw:mime-type="image/jpeg"/>
</draw:frame>
</text:a>
</text:p>
      <text:p text:style-name="P4">
Source: <text:a xlink:type="simple" xlink:href="https://armyinform.com.ua/2023/04/10/instruktory-komanduvannya-syl-logistyky-zsu-navchaly-osnovam-minnoyi-bezpeky-ditej-z-bahmuta-lymana-nikopolya-ta-borodyanky/" text:style-name="Internet_20_link" text:visited-style-name="Visited_20_Internet_20_Link">
https://armyinform.com.ua/2023/04/10/instruktory-komanduvannya-syl-logistyky-zsu-navchaly-osnovam-minnoyi-bezpeky-ditej-z-bahmuta-lymana-nikopolya-ta-borodyanky/</text:a>
</text:p>
      <!--NEWS-->
      <text:h text:style-name="P10" text:outline-level="1">
<text:span text:style-name="T4">
Спецпрокурори у Львові повернули у власність Міноборони приміщення вартістю майже 222 000 000 гривень</text:span>
</text:h>
      <text:p text:style-name="P4">
Author: ['АРМІЯINFORM']</text:p>
      <text:p text:style-name="P4">
Time: 2023-04-10T67:00:00-04:00</text:p>
      <text:p text:style-name="P4">
Description: Господарський суд Львівської області задоволив клопотання Спеціалізованої прокурату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2-01-scaled.jpg" text:style-name="Internet_20_link" text:visited-style-name="Visited_20_Internet_20_Link">
82-01-scaled.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81" text:anchor-type="as-char" svg:width="6.9236in" svg:height="3.871446in" draw:z-index="0">
<draw:image xlink:href="../Images/AРМІЯINFORM/2023-04-10T67-00-00-04-00/82-01-scaled.jpg" xlink:type="simple" xlink:show="embed" xlink:actuate="onLoad" draw:mime-type="image/jpeg"/>
</draw:frame>
</text:p>
      <text:p text:style-name="P4">
Господарський суд Львівської області задоволив клопотання Спеціалізованоїпрокуратури у сфері оборони Західного регіону та закрив провадження у справіщодо усунення одним із приватних навчальних закладів перешкод у користуванніМіністерством оборони України приміщенням на вулиці Гетьмана Івана Мазепи ум. Львові орієнтовною вартістю 222 мільйони гривень.</text:p>
      <text:p text:style-name="P4">
Про це повідомляє пресслужба Спеціалізованої прокуратури у сфері оборониЗахідного регіону.</text:p>
      <text:p text:style-name="P4">
З метою захисту інтересів держави прокурори звернулись до суду та у ходітривалих судових процесів довели, що майже 5 тисяч квадратних метрівнерухомого майна підлягають поверненню державі.</text:p>
      <text:p text:style-name="P4">
Так, після беззаперечних доказів, наданих прокурорами, освітній заклад, якийтривалий час не поспішав звільняти приміщення, цьогоріч у березні добровільноповернув вказану нерухомість оборонному відомству.</text:p>
      <text:p text:style-name="P4">
На цей час спецпрокурори вирішують питання щодо достатності підстав длястягнення із колишнього власника майнової шкоди, завданої оборонномувідомству.</text:p>
      <text:p text:style-name="P4">
Source: <text:a xlink:type="simple" xlink:href="https://armyinform.com.ua/2023/04/10/speczprokurory-u-lvovi-povernuly-u-vlasnist-minoborony-prymishhennya-vartistyu-majzhe-222-000-000-gryven/" text:style-name="Internet_20_link" text:visited-style-name="Visited_20_Internet_20_Link">
https://armyinform.com.ua/2023/04/10/speczprokurory-u-lvovi-povernuly-u-vlasnist-minoborony-prymishhennya-vartistyu-majzhe-222-000-000-gryven/</text:a>
</text:p>
      <!--NEWS-->
      <text:h text:style-name="P10" text:outline-level="1">
<text:span text:style-name="T4">
Літак F-16 — найімовірніший кандидат для України</text:span>
</text:h>
      <text:p text:style-name="P4">
Author: ['Віктор Ануфрієв']</text:p>
      <text:p text:style-name="P4">
Time: 2023-04-10T68:00:00-04:00</text:p>
      <text:p text:style-name="P4">
Description: Про це в ефірі телемарафону «Єдині новини» наголосив речник Командування Повітря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pdwhavxeaelq-j-scaled.jpg" text:style-name="Internet_20_link" text:visited-style-name="Visited_20_Internet_20_Link">
fpdwhavxeaelq-j-scaled.jpg</text:a>
']</text:p>
      <text:p text:style-name="P4">
Tags: ['F-16', 'ЮРІЙ ІГНАТ']</text:p>
      <text:p text:style-name="P4">
Category: News</text:p>
      <!--METADATA-->
      <text:p text:style-name="P4">
<draw:frame draw:style-name="fr1" draw:name="Image282" text:anchor-type="as-char" svg:width="6.9236in" svg:height="3.894525in" draw:z-index="0">
<draw:image xlink:href="../Images/AРМІЯINFORM/2023-04-10T68-00-00-04-00/fpdwhavxeaelq-j-scaled.jpg" xlink:type="simple" xlink:show="embed" xlink:actuate="onLoad" draw:mime-type="image/jpeg"/>
</draw:frame>
</text:p>
      <text:p text:style-name="P4">
Про це в ефірі телемарафону «Єдині новини» наголосив речник КомандуванняПовітряних Сил ЗСУ полковник Юрій Ігнат.</text:p>
      <text:p text:style-name="P4">
— Зараз йде дуже багато розмов про різні типи літаків. Але треба розуміти, щонам потрібно завоювати перевагу у повітрі, і щоб наша авіаційна технікапринаймні не поступалась російським літакам. — зазначив офіцер. — Зараз дужевелика різниця у нас з окупантами і в кількості, і в технологіях, наприклад,такі літаки, як Су-30 і Су-35, які досить серйозно модернізовані.</text:p>
      <text:p text:style-name="P4">
У радянської техніки, яка є у нас на озброєнні, практично немає шансів, абипротистояти їм. Тому нам важлива саме авіаційна платформа: судна повинні бутипокоління 4+, повинні мати весь спектр озброєння, яке мають країни НАТО —крилаті, керовані, некеровані та протикорабельні ракети, а також літакиповинні мати потужні радари.</text:p>
      <text:p text:style-name="P4">
Це основні характеристики, котрим повинні відповідати західні винищувачі.Літак F-16 сьогодні є найпоширенішим літаком у світі, його мають 25 країн наозброєнні і це найімовірніший кандидат для України. Проте наголошу — нампотрібні літаки вже і зараз, адже до 20 керованих авіабомб щодня противниквикористовує по прифронтовій зоні України. Це велика загроза, якій ми маємопротидіяти.</text:p>
      <text:p text:style-name="P4">
Source: <text:a xlink:type="simple" xlink:href="https://armyinform.com.ua/2023/04/10/litak-f-16-najimovirnishyj-kandydat-dlya-ukrayiny/" text:style-name="Internet_20_link" text:visited-style-name="Visited_20_Internet_20_Link">
https://armyinform.com.ua/2023/04/10/litak-f-16-najimovirnishyj-kandydat-dlya-ukrayiny/</text:a>
</text:p>
      <!--NEWS-->
      <text:h text:style-name="P10" text:outline-level="1">
<text:span text:style-name="T4">
Українські військовослужбовці повернуться з навчання із-за кордону не з порожніми руками</text:span>
</text:h>
      <text:p text:style-name="P4">
Author: ['Віктор Ануфрієв']</text:p>
      <text:p text:style-name="P4">
Time: 2023-04-10T69:00:00-04:00</text:p>
      <text:p text:style-name="P4">
Description: Про це в ефірі телемарафону «Єдині новини» повідомив речник Командування Повітря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asams-e1681126068106.jpg" text:style-name="Internet_20_link" text:visited-style-name="Visited_20_Internet_20_Link">
nasams-e1681126068106.jpg</text:a>
']</text:p>
      <text:p text:style-name="P4">
Tags: ['ППО ЗСУ', 'ПС ЗС УКРАЇНИ', 'ЮРІЙ ІГНАТ']</text:p>
      <text:p text:style-name="P4">
Category: News</text:p>
      <!--METADATA-->
      <text:p text:style-name="P4">
<draw:frame draw:style-name="fr1" draw:name="Image283" text:anchor-type="as-char" svg:width="6.9236in" svg:height="3.664442in" draw:z-index="0">
<draw:image xlink:href="../Images/AРМІЯINFORM/2023-04-10T69-00-00-04-00/nasams-e1681126068106.jpg" xlink:type="simple" xlink:show="embed" xlink:actuate="onLoad" draw:mime-type="image/jpeg"/>
</draw:frame>
</text:p>
      <text:p text:style-name="P4">
Про це в ефірі телемарафону «Єдині новини» повідомив речник КомандуванняПовітряних Сил ЗСУ полковник Юрій Ігнат.</text:p>
      <text:p text:style-name="P4">
— Коли запрацює система Patriot в Україні, сказати не можемо, бо про це знаєдуже обмежене коло осіб,— сказав Юрій Ігнат. — Проте можу сказати, що термінинавчання на іноземних зразках озброєння ППО, таких, як Patriot, SAMP/T, NASAMSта IRIS/T, добігають кінця. Власне саме навчання на цих системах не є такимвже і важким для наших військовослужбовців, адже ми відправили на навчання вжефактично підготовлених зенітників, які пройшли підготовку в Україні та маютьбойовий досвід на ЗРК «Бук М1» та «С-300».</text:p>
      <text:p text:style-name="P4">
Також додам, що наші військові вчаться значно швидше, ніж це очікували нашізахідні партнери. Це також підтверджують і наші пілоти, котрі проходятьтестування у США для навчання на винищувачах F-16. ****</text:p>
      <text:p text:style-name="P4">
Source: <text:a xlink:type="simple" xlink:href="https://armyinform.com.ua/2023/04/10/ukrayinski-vijskovosluzhbovczi-povernutsya-z-navchannya-iz-za-kordonu-ne-z-porozhnimy-rukamy/" text:style-name="Internet_20_link" text:visited-style-name="Visited_20_Internet_20_Link">
https://armyinform.com.ua/2023/04/10/ukrayinski-vijskovosluzhbovczi-povernutsya-z-navchannya-iz-za-kordonu-ne-z-porozhnimy-rukamy/</text:a>
</text:p>
      <!--NEWS-->
      <text:h text:style-name="P10" text:outline-level="1">
<text:span text:style-name="T4">
Військові Сил тероборони збили російський гелікоптер Мі-24</text:span>
</text:h>
      <text:p text:style-name="P4">
Author: ['АРМІЯINFORM']</text:p>
      <text:p text:style-name="P4">
Time: 2023-04-10T70:00:00-04:00</text:p>
      <text:p text:style-name="P4">
Description: На Авдіївському напрямку військовослужбовці окремої механізованої бригада ім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0914877_533051242334251_635209367704627672_n.jpg" text:style-name="Internet_20_link" text:visited-style-name="Visited_20_Internet_20_Link">
340914877_533051242334251_635209367704627672_n.jpg</text:a>
']</text:p>
      <text:p text:style-name="P4">
Tags: ['STOPRUSSIA', 'АГРЕСІЯ РФ', 'ВТОРГНЕННЯ РФ', 'МІ-24', 'СИЛИ ТЕРИТОРІАЛЬНОЇ ОБОРОНИ', 'ХРОНІКА ОБОРОНИ']</text:p>
      <text:p text:style-name="P4">
Category: News</text:p>
      <!--METADATA-->
      <text:p text:style-name="P4">
<draw:frame draw:style-name="fr1" draw:name="Image284" text:anchor-type="as-char" svg:width="6.9236in" svg:height="4.538804in" draw:z-index="0">
<draw:image xlink:href="../Images/AРМІЯINFORM/2023-04-10T70-00-00-04-00/340914877_533051242334251_635209367704627672_n.jpg" xlink:type="simple" xlink:show="embed" xlink:actuate="onLoad" draw:mime-type="image/jpeg"/>
</draw:frame>
</text:p>
      <text:p text:style-name="P4">
На Авдіївському напрямку військовослужбовці окремої механізованої бригадаімені генерал-хорунжого Марка Безручка знищили ворожий гелікоптер Мі-24.</text:p>
      <text:p text:style-name="P4">
Про це<text:a xlink:type="simple" xlink:href="https://www.facebook.com/UALandForces/posts/pfbid02jedWNUhgL2G7kmTGrLmV5n1NecPh4phAuEHVrUCbsYMW1pe8sAnMwWj6owKFNpMsl" text:style-name="Internet_20_link" text:visited-style-name="Visited_20_Internet_20_Link">
повідомляє</text:a>
служба зв’язків з громадськістю Командування Сухопутних військ ЗСУ.</text:p>
      <text:p text:style-name="P4">
«Сьогодні військовослужбовці нашої бригади знищили ворожий гелікоптер Мі-24.Ворог не припиняє спроби наступальних дій на Авдіївському напрямку, протеотримує гідну відсіч, великі втрати в живій силі та знищену техніку», —зазначили в бригаді.</text:p>
      <text:p text:style-name="P4">
Source: <text:a xlink:type="simple" xlink:href="https://armyinform.com.ua/2023/04/10/vijskovi-syl-teroborony-zbyly-rosijskyj-gelikopter-mi-24/" text:style-name="Internet_20_link" text:visited-style-name="Visited_20_Internet_20_Link">
https://armyinform.com.ua/2023/04/10/vijskovi-syl-teroborony-zbyly-rosijskyj-gelikopter-mi-24/</text:a>
</text:p>
      <!--NEWS-->
      <text:h text:style-name="P10" text:outline-level="1">
<text:span text:style-name="T4">
Як отримати довідку про перебування військового у полоні</text:span>
</text:h>
      <text:p text:style-name="P4">
Author: ['АРМІЯINFORM']</text:p>
      <text:p text:style-name="P4">
Time: 2023-04-10T71:00:00-04:00</text:p>
      <text:p text:style-name="P4">
Description: Довідку про перебування військовослужбовця в полоні видають громадянам України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30_360_1462927657-8164.jpg" text:style-name="Internet_20_link" text:visited-style-name="Visited_20_Internet_20_Link">
630_360_1462927657-8164.jpg</text:a>
']</text:p>
      <text:p text:style-name="P4">
Tags: ['ВІЙСЬКОВОПОЛОНЕНІ', 'ДМИТРО ЛУБІНЕЦЬ', 'ДОВІДКУ ПРО ПЕРЕБУВАННЯ У ПОЛОНІ', 'ОМБУДСМАН']</text:p>
      <text:p text:style-name="P4">
Category: News</text:p>
      <!--METADATA-->
      <text:p text:style-name="P4">
<draw:frame draw:style-name="fr1" draw:name="Image285" text:anchor-type="as-char" svg:width="6.9236in" svg:height="3.954686in" draw:z-index="0">
<draw:image xlink:href="../Images/AРМІЯINFORM/2023-04-10T71-00-00-04-00/630_360_1462927657-8164.jpg" xlink:type="simple" xlink:show="embed" xlink:actuate="onLoad" draw:mime-type="image/jpeg"/>
</draw:frame>
</text:p>
      <text:p text:style-name="P4">
Довідку про перебування військовослужбовця в полоні видають громадянам Українита іноземцям. Для її отримання людина може звертатися особисто або череззаконного представника чи члена сім'ї онлайн в електронному вигляді абоприйшовши особисто в установу.</text:p>
      <text:p text:style-name="P4">
Про це <text:a xlink:type="simple" xlink:href="https://t.me/dmytro_lubinetzs/2090" text:style-name="Internet_20_link" text:visited-style-name="Visited_20_Internet_20_Link">
повідомляє</text:a>
 УповноваженийВерховної Ради України з прав людини Дмитро Лубінець.</text:p>
      <text:p text:style-name="P4">
Для отримання довідки необхідно написати заяву та передати її до:</text:p>
      <ul>
        <li>
Міністерства оборони України;  * іншого центрального органу виконавчої влади, що здійснює керівництво військовими формуваннями, утвореними відповідно до закону;  * правоохоронного органу чи державного органу спеціального призначення з правоохоронними функціями;  * командира підрозділу ЗСУ;  * іншого утвореного відповідно до закону військового формування чи органу, що належить до складу Сил безпеки і Сил оборони України.</li>
      </ul>
      <text:p text:style-name="P4">
Заява для отримання довідки про перебування військового у полоні може бутинаписана у довільній формі, проте обов’язково має містити:</text:p>
      <ul>
        <li>
військове (спеціальне) звання (у разі наявності) полоненого, його прізвище, ім’я, по батькові;  * спосіб комунікації (поштова адреса та/або адреса електронної пошти, номер телефону);  * військове формування, правоохоронний чи інший державний орган (із зазначенням структурного підрозділу, якщо така інформація відома), у штаті якого перебувала особа на момент полону;  * період перебування у місцях несвободи внаслідок збройної агресії проти України або інтернування у нейтральних державах.</li>
      </ul>
      <text:p text:style-name="P4">
У разі відсутності у заяві зазначених відомостей особі, яка подала таку заяву,довідка не оформлюється, про що їй повідомляється письмово.</text:p>
      <text:p text:style-name="P4">
Довідка про перебування у полоні оформлюється протягом 30 календарних днів здня надходження заяви та може бути видана особисто або надіслана поштою.</text:p>
      <text:p text:style-name="P4">
Source: <text:a xlink:type="simple" xlink:href="https://armyinform.com.ua/2023/04/10/yak-otrymaty-dovidku-pro-perebuvannya-vijskovogo-u-poloni-2/" text:style-name="Internet_20_link" text:visited-style-name="Visited_20_Internet_20_Link">
https://armyinform.com.ua/2023/04/10/yak-otrymaty-dovidku-pro-perebuvannya-vijskovogo-u-poloni-2/</text:a>
</text:p>
      <!--NEWS-->
      <text:h text:style-name="P10" text:outline-level="1">
<text:span text:style-name="T4">
На забезпечення житлом захисників України у 2023 році передбачено 5,5 млрд грн</text:span>
</text:h>
      <text:p text:style-name="P4">
Author: ['АРМІЯINFORM']</text:p>
      <text:p text:style-name="P4">
Time: 2023-04-10T72:00:00-04:00</text:p>
      <text:p text:style-name="P4">
Description: На забезпечення житлом захисників у 2023 році передбачено 5,5 млрд грн, повідом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hytlo-400x300-1.jpg" text:style-name="Internet_20_link" text:visited-style-name="Visited_20_Internet_20_Link">
zhytlo-400x300-1.jpg</text:a>
']</text:p>
      <text:p text:style-name="P4">
Tags: ['STOPRUSSIA', 'АГРЕСІЯ РФ', 'ВОЄННИЙ СТАН', 'СОЦІАЛЬНИЙ ЗАХИСТ']</text:p>
      <text:p text:style-name="P4">
Category: News</text:p>
      <!--METADATA-->
      <text:p text:style-name="P4">
<draw:frame draw:style-name="fr1" draw:name="Image286" text:anchor-type="as-char" svg:width="6.9236in" svg:height="5.1927in" draw:z-index="0">
<draw:image xlink:href="../Images/AРМІЯINFORM/2023-04-10T72-00-00-04-00/zhytlo-400x300-1.jpg" xlink:type="simple" xlink:show="embed" xlink:actuate="onLoad" draw:mime-type="image/jpeg"/>
</draw:frame>
</text:p>
      <text:p text:style-name="P4">
На забезпечення житлом захисників у 2023 році передбачено 5,5 млрд грн,повідомив генеральний директор Директорату соціального захисту Міністерства усправах ветеранів України Руслан Приходько.</text:p>
      <text:p text:style-name="P4">
«Завдяки всебічній підтримці Прем'єр-міністра України, Офісу Президента тапарламенту на цей рік за чотирма бюджетними програми Мінветеранів передбачено5,5 мільярдів гривень — на забезпечення житлом ветеранів війни, членів їхніхсімей та родин загиблих захисників і захисниць України. Це більше, ніж за всіпопередні роки разом», — наголосив він.</text:p>
      <text:p text:style-name="P4">
Тож у поточному році Мінветеранів здійснить виплати грошових субвенційбенефіціарам на спеціальні рахунки, які вони відкривають в Ощадбанку. Післяотримання коштів особи придбають житлові приміщення, які вони попередньообрали самостійно. Таке житло може бути як на вторинному ринку, так і напервинному — за умови, що воно обов’язково введене в експлуатацію. Якнаголосив Руслан Приходько, Мінветеранів не займається будівництвом і виборомвідповідного житла.</text:p>
      <text:p text:style-name="P4">
Міністерство також створило механізм реалізації права на отримання грошовоїкомпенсації тими одержувачами, яким така компенсація була призначена у2018-2022 роках і до цього часу не виплачена, та які після широкомасштабноговторгнення рф вимушено перемістилися з території, де ведуться бойові дії, читимчасово окупованої рф, за місцем перебування на обліку в Єдинійінформаційній базі даних про ВПО.</text:p>
      <text:p text:style-name="P4">
Крім того, збережено коефіцієнт збільшення опосередкованої вартості 1,75 дляміст Київ, Дніпро, Львів, Одеса та Харків при розрахунку розміру грошовоїкомпенсації, яким було призначено відповідно до постанов № 719, № 280 та № 214до внесених змін від 29.07.2022.</text:p>
      <text:p text:style-name="P4">
«Для відповіді на більшість питань, які можуть виникати у громадян або удотичних установ щодо забезпечення житлом ветеранів та членів їхніх родин,Мінветеранів підготувало покрокову інструкцію у вигляді інфографіки. Вонарозміщена на сайті Міністерства, тому будь-хто може швидко та зручно отриматинеобхідну інформацію. І таку практику ми започатковуємо по всім пільгам іпослугам, які передбачені для ветеранів війни, членів їхніх сімей та родинполеглих захисників і захисниць України», — наголосив Руслан Приходько.</text:p>
      <text:p text:style-name="P4">
З покроковою інструкцією щодо забезпечення житлом ветеранів та членів їхніхродин можна ознайомитися за цим<text:a xlink:type="simple" xlink:href="https://mva.gov.ua/ua/news/minveteraniv-pidgotuvalo-pokrokovu-instrukciyu-shchodo-zabezpechennya-zhitlom-veteraniv-ta-chleniv-yihnih-rodin" text:style-name="Internet_20_link" text:visited-style-name="Visited_20_Internet_20_Link">
посиланням.</text:a>
</text:p>
      <text:p text:style-name="P4">
<text:span text:style-name="T4">
Джерело:</text:span>
 <text:span text:style-name="T5">
<text:a xlink:type="simple" xlink:href="https://www.kmu.gov.ua/news/ruslan-prykhodko-na-zabezpechennia-zhytlom-zakhysnykiv-u-2023-rotsi-peredbacheno-55-mlrd-hrn-bilshe-nizh-za-vsi-poperedni-roky-razom" text:style-name="Internet_20_link" text:visited-style-name="Visited_20_Internet_20_Link">
Урядовий портал</text:a>
</text:span>
</text:p>
      <text:p text:style-name="P4">
Source: <text:a xlink:type="simple" xlink:href="https://armyinform.com.ua/2023/04/10/na-zabezpechennya-zhytlom-zahysnykiv-ukrayiny-u-2023-roczi-peredbacheno-55-mlrd-grn/" text:style-name="Internet_20_link" text:visited-style-name="Visited_20_Internet_20_Link">
https://armyinform.com.ua/2023/04/10/na-zabezpechennya-zhytlom-zahysnykiv-ukrayiny-u-2023-roczi-peredbacheno-55-mlrd-grn/</text:a>
</text:p>
      <!--NEWS-->
      <text:h text:style-name="P10" text:outline-level="1">
<text:span text:style-name="T4">
Розмови, що час грає на боці ворога, нічого не варті — Секретар РНБО</text:span>
</text:h>
      <text:p text:style-name="P4">
Author: ['АРМІЯINFORM']</text:p>
      <text:p text:style-name="P4">
Time: 2023-04-10T73:00:00-04:00</text:p>
      <text:p text:style-name="P4">
Description: Час у війні росії проти України грає на стороні тих, хто дорожить цінностями, не м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oleksij-danilov.jpg" text:style-name="Internet_20_link" text:visited-style-name="Visited_20_Internet_20_Link">
oleksij-danilov.jpg</text:a>
']</text:p>
      <text:p text:style-name="P4">
Tags: ['STOPRUSSIA', 'ОЛЕКСІЙ ДАНІЛОВ', 'РНБО']</text:p>
      <text:p text:style-name="P4">
Category: News</text:p>
      <!--METADATA-->
      <text:p text:style-name="P4">
<draw:frame draw:style-name="fr1" draw:name="Image287" text:anchor-type="as-char" svg:width="6.9236in" svg:height="4.615733in" draw:z-index="0">
<draw:image xlink:href="../Images/AРМІЯINFORM/2023-04-10T73-00-00-04-00/oleksij-danilov.jpg" xlink:type="simple" xlink:show="embed" xlink:actuate="onLoad" draw:mime-type="image/jpeg"/>
</draw:frame>
</text:p>
      <text:p text:style-name="P4">
Час у війні росії проти України грає на стороні тих, хто дорожить цінностями,не має страху та не відступає.</text:p>
      <text:p text:style-name="P4">
Про це<text:a xlink:type="simple" xlink:href="https://www.facebook.com/danilov.oleksiy/posts/pfbid0bBjQ8i4tjuGFJ2mpGRzFajsXCuWChNRtDbX5NE7i4vJpVh7AsMSBLdHPpwncjyRRl" text:style-name="Internet_20_link" text:visited-style-name="Visited_20_Internet_20_Link">
повідомив</text:a>
Секретар Ради національної безпеки і оборони України Олексій Данілов.</text:p>
      <text:p text:style-name="P4">
«Решта факторів має другорядне значення. Не існує жодної непереборноївизначеності. Всі ці розмови, що час грає на боці ворога, не варті нічого.кремлівський щур, не обмежений термінами виборних процедур, сподіваєтьсяпересидіти в бункері і дочекатися, чи то коли «Захід стомиться від України»,чи то коли допоможе Китай або коли оберуть нового президента в США, чи вУкраїні почнуться «голодні бунти», — пояснив Олексій Данілов, відповідаючи надискусію в суспільстві щодо того, на кого працює час у злочинній російськійвійні проти України.</text:p>
      <text:p text:style-name="P4">
Він наголосив, що очільник кремля вже вичерпав свій часовий ліміт, і те, дочого він готувався 20 років і провалив на старті, неможливо виправити ані зарік, ані за два, ані за три.</text:p>
      <text:p text:style-name="P4">
«Він помилився у найголовнішому рішенні свого життя — напасти на Україну,після чого з п'єдесталу найбільш впливової людини світу перемістився у статуспідозрюваного злочинця Гаазького трибуналу», — зазначив Секретар РНБО.</text:p>
      <text:p text:style-name="P4">
Source: <text:a xlink:type="simple" xlink:href="https://armyinform.com.ua/2023/04/10/rozmovy-shho-chas-graye-na-boczi-voroga-nichogo-ne-varti-sekretar-rnbo/" text:style-name="Internet_20_link" text:visited-style-name="Visited_20_Internet_20_Link">
https://armyinform.com.ua/2023/04/10/rozmovy-shho-chas-graye-na-boczi-voroga-nichogo-ne-varti-sekretar-rnbo/</text:a>
</text:p>
      <!--NEWS-->
      <text:h text:style-name="P10" text:outline-level="1">
<text:span text:style-name="T4">
Жителю Черкащини присудили 15 років тюрми за держзраду. Стало відомо, що передавав окупантам</text:span>
</text:h>
      <text:p text:style-name="P4">
Author: ['АРМІЯINFORM']</text:p>
      <text:p text:style-name="P4">
Time: 2023-04-10T74:00:00-04:00</text:p>
      <text:p text:style-name="P4">
Description: Житель Черкаської області на виконання завдання представників фсб рф збирав та переда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kashhyna.jpg" text:style-name="Internet_20_link" text:visited-style-name="Visited_20_Internet_20_Link">
cherkashhyna.jpg</text:a>
']</text:p>
      <text:p text:style-name="P4">
Tags: ['ОФІС ГЕНЕРАЛЬНОГО ПРОКУРОРА УКРАЇНИ']</text:p>
      <text:p text:style-name="P4">
Category: News</text:p>
      <!--METADATA-->
      <text:p text:style-name="P4">
<draw:frame draw:style-name="fr1" draw:name="Image288" text:anchor-type="as-char" svg:width="6.9236in" svg:height="3.894525in" draw:z-index="0">
<draw:image xlink:href="../Images/AРМІЯINFORM/2023-04-10T74-00-00-04-00/cherkashhyna.jpg" xlink:type="simple" xlink:show="embed" xlink:actuate="onLoad" draw:mime-type="image/jpeg"/>
</draw:frame>
</text:p>
      <text:p text:style-name="P4">
Житель Черкаської області на виконання завдання представників фсб рф збирав тапередавав розвідувальну інформацію на користь держави-агресора. Даністосувалися розміщення блокпостів, військових об’єктів та адмінбудівельправоохоронних органів на території Черкас та області. Усі вони задіяні увідсічі російській військовій агресії.</text:p>
      <text:p text:style-name="P4">
Як <text:a xlink:type="simple" xlink:href="https://gp.gov.ua/ua/posts/zitel-cerkashhini-yakii-zliv-vorogu-rozviddani-pro-misce-dislokaciyi-ukrayinskix-sistem-ppo-postane-pered-sudom" text:style-name="Internet_20_link" text:visited-style-name="Visited_20_Internet_20_Link">
повідомляє</text:a>
 пресслужба Офісу Генерального прокурора України, зловмисник пересилавінформацію своїм кураторам через месенджер Telegram.</text:p>
      <text:p text:style-name="P4">
Також агент спецслужби рф виїхав до одного з міст на Черкащині длявстановлення та передачі ворогу відомостей про дислокацію підрозділупротиповітряної оборони Збройних Сил України, який знаходиться вбезпосередньому оточенні одного з ключових об’єктів критичної інфраструктуриенергетичної галузі.</text:p>
      <text:p text:style-name="P4">
Фігуранта затримано безпосередньо під час передачі здобутих ним відомостей промісце дислокації систем ППО української армії.</text:p>
      <text:p text:style-name="P4">
Наразі до нього застосовано запобіжний захід — тримання під вартою. До судускеровано обвинувальний акт за фактом державної зради.</text:p>
      <text:p text:style-name="P4">
Source: <text:a xlink:type="simple" xlink:href="https://armyinform.com.ua/2023/04/10/zhytelyu-cherkashhyny-prysudyly-15-rokiv-tyurmy-za-derzhzradu-stalo-vidomo-shho-peredavav-okupantam/" text:style-name="Internet_20_link" text:visited-style-name="Visited_20_Internet_20_Link">
https://armyinform.com.ua/2023/04/10/zhytelyu-cherkashhyny-prysudyly-15-rokiv-tyurmy-za-derzhzradu-stalo-vidomo-shho-peredavav-okupantam/</text:a>
</text:p>
      <!--NEWS-->
      <text:h text:style-name="P10" text:outline-level="1">
<text:span text:style-name="T4">
Армія рф зі ствольної артилерії обстріляла Чернігівщину</text:span>
</text:h>
      <text:p text:style-name="P4">
Author: ['АРМІЯINFORM']</text:p>
      <text:p text:style-name="P4">
Time: 2023-04-10T75:00:00-04:00</text:p>
      <text:p text:style-name="P4">
Description: Сьогодні, 10 квітня, російські окупаційні війська вчергове обстріляли з артиле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01379058ae50fdafa91a200e502c1df_l-1.jpg" text:style-name="Internet_20_link" text:visited-style-name="Visited_20_Internet_20_Link">
501379058ae50fdafa91a200e502c1df_l-1.jpg</text:a>
']</text:p>
      <text:p text:style-name="P4">
Tags: ['STOPRUSSIA', 'АГРЕСІЯ РФ', 'ВТОРГНЕННЯ РФ', 'ОБСТРІЛИ ПРИКОРДОННЯ', 'ОК «ПІВНІЧ»']</text:p>
      <text:p text:style-name="P4">
Category: News</text:p>
      <!--METADATA-->
      <text:p text:style-name="P4">
<draw:frame draw:style-name="fr1" draw:name="Image289" text:anchor-type="as-char" svg:width="6.9236in" svg:height="4.286862in" draw:z-index="0">
<draw:image xlink:href="../Images/AРМІЯINFORM/2023-04-10T75-00-00-04-00/501379058ae50fdafa91a200e502c1df_l-1.jpg" xlink:type="simple" xlink:show="embed" xlink:actuate="onLoad" draw:mime-type="image/jpeg"/>
</draw:frame>
</text:p>
      <text:p text:style-name="P4">
Сьогодні, 10 квітня, російські окупаційні війська вчергове обстріляли зартилерії прикордоння Чернігівської області.</text:p>
      <text:p text:style-name="P4">
Про це <text:a xlink:type="simple" xlink:href="https://t.me/ok_pivnich1/1731" text:style-name="Internet_20_link" text:visited-style-name="Visited_20_Internet_20_Link">
повідомляє</text:a>
 Оперативне командування«Північ».</text:p>
      <text:p text:style-name="P4">
З 11:05 до 11:40 зафіксовано 5 приходів, зі ствольної артилерії, в районнаселеного пункту Кам’янська Слобода.</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4/10/armiya-rf-zi-stvolnoyi-artyleriyi-obstrilyala-chernigivshhynu/" text:style-name="Internet_20_link" text:visited-style-name="Visited_20_Internet_20_Link">
https://armyinform.com.ua/2023/04/10/armiya-rf-zi-stvolnoyi-artyleriyi-obstrilyala-chernigivshhynu/</text:a>
</text:p>
      <!--NEWS-->
      <text:h text:style-name="P10" text:outline-level="1">
<text:span text:style-name="T4">
За вбивство та імітацію страти мирних мешканців Київщини судитимуть окупанта-єфрейтора</text:span>
</text:h>
      <text:p text:style-name="P4">
Author: ['АРМІЯINFORM']</text:p>
      <text:p text:style-name="P4">
Time: 2023-04-10T76:00:00-04:00</text:p>
      <text:p text:style-name="P4">
Description: Скеровано до суду обвинувальний акт в порядку спеціального досудового розслід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17.jpg" text:style-name="Internet_20_link" text:visited-style-name="Visited_20_Internet_20_Link">
6-17.jpg</text:a>
']</text:p>
      <text:p text:style-name="P4">
Tags: ['БУЧАНСЬКИЙ РАЙОН', 'ВОЄННІ ЗЛОЧИНИ РФ', 'ВТОРГНЕННЯ РФ', 'ОФІС ГЕНЕРАЛЬНОГО ПРОКУРОРА УКРАЇНИ']</text:p>
      <text:p text:style-name="P4">
Category: News</text:p>
      <!--METADATA-->
      <text:p text:style-name="P4">
<draw:frame draw:style-name="fr1" draw:name="Image290" text:anchor-type="as-char" svg:width="6.9236in" svg:height="5.047719in" draw:z-index="0">
<draw:image xlink:href="../Images/AРМІЯINFORM/2023-04-10T76-00-00-04-00/6-17.jpg" xlink:type="simple" xlink:show="embed" xlink:actuate="onLoad" draw:mime-type="image/jpeg"/>
</draw:frame>
</text:p>
      <text:p text:style-name="P4">
Скеровано до суду обвинувальний акт в порядку спеціального досудовогорозслідування стосовно командира бойової машини – навідника-оператора 37мотострілецької бригади 36 загальновійськової армії за фактом жорстокогоповодження з цивільним населенням, поєднаним з умисним вбивством та іншихпорушеннях законів і звичаїв війни.</text:p>
      <text:p text:style-name="P4">
Про це <text:a xlink:type="simple" xlink:href="https://gp.gov.ua/ua/posts/za-vbivstvo-ta-imitaciyu-strati-mirnix-meskanciv-kiyivshhini-suditimut-zastupnika-komandira-boiovoyi-masini-zs-rf" text:style-name="Internet_20_link" text:visited-style-name="Visited_20_Internet_20_Link">
повідомляє</text:a>
 Офіс Генерального прокурора України.</text:p>
      <text:p text:style-name="P4">
Розслідуванням встановлено, що у березні 2022 року під час окупації селаГавронщина Бучанського району Київської області, обвинувачений зупинив навулиці місцевого беззбройного цивільного мешканця, який не становив для ньогожодної загрози. Погрожуючи зброєю, він змусив чоловіка лягти на землю тавибивав інформацію про його приналежність до Збройних Сил України й іншихвійськових чи громадських формувань. Після побиття поставив потерпілого достіни та вбив його пострілом у голову з автоматичної зброї.</text:p>
      <text:p text:style-name="P4">
Також обвинувачений, перебуваючи в стані алкогольного сп’яніння, спільно зіспівслужбовцями зайшов до будинку та наказав присутнім чотирьом особам пройтидо однієї кімнати. Він тривалий час тримав потерпілих під прицілом і проводивїх допит.</text:p>
      <text:p text:style-name="P4">
Потім наказав всім стати в шеренгу один за одним, аргументуючи це тим, що нехоче витрачати зайві патрони на їх вбивство. Після цього, імітуючи стратубеззбройних мирних мешканців, він здійснив постріл в стелю і залишив будинок,пообіцявши прийти наступного дня та всіх розстріляти.</text:p>
      <text:p text:style-name="P4">
Крім того, єфрейтор разом з іншими військовослужбовцями рф зайшли до будинкужінки та, погрожуючи зброєю, заволоділи її автомобілем. Через декілька тижніваналогічним способом окупанти заволоділи транспортним засобом іншого мешканцясела Гавронщина.</text:p>
      <text:p text:style-name="P4">
Source: <text:a xlink:type="simple" xlink:href="https://armyinform.com.ua/2023/04/10/za-vbyvstvo-ta-imitacziyu-straty-myrnyh-meshkancziv-kyyivshhyny-sudytymut-okupanta-yefrejtora/" text:style-name="Internet_20_link" text:visited-style-name="Visited_20_Internet_20_Link">
https://armyinform.com.ua/2023/04/10/za-vbyvstvo-ta-imitacziyu-straty-myrnyh-meshkancziv-kyyivshhyny-sudytymut-okupanta-yefrejtora/</text:a>
</text:p>
      <!--NEWS-->
      <text:h text:style-name="P10" text:outline-level="1">
<text:span text:style-name="T4">
Окупанти обстріляли Харківщину: пошкоджено будинки, поранено людину</text:span>
</text:h>
      <text:p text:style-name="P4">
Author: ['АРМІЯINFORM']</text:p>
      <text:p text:style-name="P4">
Time: 2023-04-10T77:00:00-04:00</text:p>
      <text:p text:style-name="P4">
Description: Окупанти обстріляли село Караїчне Чугуївського району. Унаслідок ворожого обстрілу жител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05582928090220796_y-e1681133924178.jpg" text:style-name="Internet_20_link" text:visited-style-name="Visited_20_Internet_20_Link">
photo_5305582928090220796_y-e1681133924178.jpg</text:a>
', '<text:a xlink:type="simple" xlink:href="https://armyinform.com.ua/wp-content/uploads/2023/04/photo_5305582928090220794_y.jpg" text:style-name="Internet_20_link" text:visited-style-name="Visited_20_Internet_20_Link">
photo_5305582928090220794_y.jpg</text:a>
', '<text:a xlink:type="simple" xlink:href="https://armyinform.com.ua/wp-content/uploads/2023/04/photo_5305582928090220799_y.jpg" text:style-name="Internet_20_link" text:visited-style-name="Visited_20_Internet_20_Link">
photo_5305582928090220799_y.jpg</text:a>
']</text:p>
      <text:p text:style-name="P4">
Tags: ['STOPRUSSIA', 'ОФІС ГЕНПРОКУРОРА']</text:p>
      <text:p text:style-name="P4">
Category: News</text:p>
      <!--METADATA-->
      <text:p text:style-name="P4">
<draw:frame draw:style-name="fr1" draw:name="Image291" text:anchor-type="as-char" svg:width="6.9236in" svg:height="4.359704in" draw:z-index="0">
<draw:image xlink:href="../Images/AРМІЯINFORM/2023-04-10T77-00-00-04-00/photo_5305582928090220796_y-e1681133924178.jpg" xlink:type="simple" xlink:show="embed" xlink:actuate="onLoad" draw:mime-type="image/jpeg"/>
</draw:frame>
</text:p>
      <text:p text:style-name="P4">
Окупанти обстріляли село Караїчне Чугуївського району. Унаслідок ворожогообстрілу житель села дістав важке поранення.</text:p>
      <text:p text:style-name="P4">
Про це<text:a xlink:type="simple" xlink:href="https://www.facebook.com/pgo.gov.ua/posts/pfbid02WLx83C74dNsijpz4hpbvbMhdzgZZMRbpL5VUrwEF8X2ceHmG8GtZVB2pYfHq9uGGl" text:style-name="Internet_20_link" text:visited-style-name="Visited_20_Internet_20_Link">
повідомляє</text:a>
Офіс Генерального прокурора України.</text:p>
      <text:p text:style-name="P4">
«За процесуального керівництва Чугуївської та Куп’янської окружних прокуратурХарківської області розпочато досудові розслідування за фактами порушеннязаконів та звичаїв війни. За даними слідства, 9 квітня окупанти обстріляли с.Караїчне Чугуївського району. Отримав поранення цивільний чоловік, йогогоспіталізовано до лікарні», — йдеться у повідомленні.</text:p>
      <text:p text:style-name="P4">
<draw:frame draw:style-name="fr1" draw:name="Image292" text:anchor-type="as-char" svg:width="6.9236in" svg:height="5.198109in" draw:z-index="0">
<draw:image xlink:href="../Images/AРМІЯINFORM/2023-04-10T77-00-00-04-00/photo_5305582928090220794_y.jpg" xlink:type="simple" xlink:show="embed" xlink:actuate="onLoad" draw:mime-type="image/jpeg"/>
</draw:frame>
</text:p>
      <text:p text:style-name="P4">
Протягом минулої доби військовослужбовці зс рф обстрілювали з РСЗВ таартилерії Куп‘янський район.</text:p>
      <text:p text:style-name="P4">
Зокрема, під ударом ворога були села Курилівка, Моначинівка, Кучерівка,Петропалівка та смт Дворічна. Пошкоджено та зруйновано житлові будинки мирнихмешканців.</text:p>
      <text:p text:style-name="P4">
<draw:frame draw:style-name="fr1" draw:name="Image293" text:anchor-type="as-char" svg:width="6.9236in" svg:height="5.198109in" draw:z-index="0">
<draw:image xlink:href="../Images/AРМІЯINFORM/2023-04-10T77-00-00-04-00/photo_5305582928090220799_y.jpg" xlink:type="simple" xlink:show="embed" xlink:actuate="onLoad" draw:mime-type="image/jpeg"/>
</draw:frame>
</text:p>
      <text:p text:style-name="P4">
Source: <text:a xlink:type="simple" xlink:href="https://armyinform.com.ua/2023/04/10/okupanty-obstrilyaly-harkivshhynu-poshkodzheno-budynky-poraneno-lyudynu/" text:style-name="Internet_20_link" text:visited-style-name="Visited_20_Internet_20_Link">
https://armyinform.com.ua/2023/04/10/okupanty-obstrilyaly-harkivshhynu-poshkodzheno-budynky-poraneno-lyudynu/</text:a>
</text:p>
      <!--NEWS-->
      <text:h text:style-name="P10" text:outline-level="1">
<text:span text:style-name="T4">
З полону вдалося повернути ще сотню українських військовослужбовців</text:span>
</text:h>
      <text:p text:style-name="P4">
Author: ['АРМІЯINFORM']</text:p>
      <text:p text:style-name="P4">
Time: 2023-04-10T78:00:00-04:00</text:p>
      <text:p text:style-name="P4">
Description: За результатами чергового обміну військовополоненими додому повертаються 80 захисників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882903348162703378_w.jpg" text:style-name="Internet_20_link" text:visited-style-name="Visited_20_Internet_20_Link">
photo_5882903348162703378_w.jpg</text:a>
', '<text:a xlink:type="simple" xlink:href="https://armyinform.com.ua/wp-content/uploads/2023/04/photo_5305327772673099324_w-150x150.jpg" text:style-name="Internet_20_link" text:visited-style-name="Visited_20_Internet_20_Link">
photo_5305327772673099324_w-150x150.jpg</text:a>
', '<text:a xlink:type="simple" xlink:href="https://armyinform.com.ua/wp-content/uploads/2023/04/photo_5305327772673099322_w-150x150.jpg" text:style-name="Internet_20_link" text:visited-style-name="Visited_20_Internet_20_Link">
photo_5305327772673099322_w-150x150.jpg</text:a>
', '<text:a xlink:type="simple" xlink:href="https://armyinform.com.ua/wp-content/uploads/2023/04/photo_5305327772673099320_w-150x150.jpg" text:style-name="Internet_20_link" text:visited-style-name="Visited_20_Internet_20_Link">
photo_5305327772673099320_w-150x150.jpg</text:a>
', '<text:a xlink:type="simple" xlink:href="https://armyinform.com.ua/wp-content/uploads/2023/04/photo_5305327772673099323_w-150x150.jpg" text:style-name="Internet_20_link" text:visited-style-name="Visited_20_Internet_20_Link">
photo_5305327772673099323_w-150x150.jpg</text:a>
']</text:p>
      <text:p text:style-name="P4">
Tags: ['КООРДИНАЦІЙНИЙ ШТАБ З ПИТАНЬ ПОВОДЖЕННЯ З ВІЙСЬКОВОПОЛОНЕНИМИ', 'ОБМІН ПОЛОНЕНИМИ']</text:p>
      <text:p text:style-name="P4">
Category: News</text:p>
      <!--METADATA-->
      <text:p text:style-name="P4">
<draw:frame draw:style-name="fr1" draw:name="Image294" text:anchor-type="as-char" svg:width="6.9236in" svg:height="3.894525in" draw:z-index="0">
<draw:image xlink:href="../Images/AРМІЯINFORM/2023-04-10T78-00-00-04-00/photo_5882903348162703378_w.jpg" xlink:type="simple" xlink:show="embed" xlink:actuate="onLoad" draw:mime-type="image/jpeg"/>
</draw:frame>
</text:p>
      <text:p text:style-name="P4">
За результатами чергового обміну військовополоненими додому повертаються 80захисників та 20 захисниць. Серед них дев’ятеро — офіцерів, інші —представники рядового та сержантського складу.</text:p>
      <text:p text:style-name="P4">
Про це <text:a xlink:type="simple" xlink:href="https://t.me/Koord_shtab/816" text:style-name="Internet_20_link" text:visited-style-name="Visited_20_Internet_20_Link">
інформує</text:a>
 Координаційний штаб з питаньповодження з військовополоненими.</text:p>
      <text:p text:style-name="P4">
Цього разу вдалося визволити:</text:p>
      <ul>
        <li>
24 нацгвардійців,  * 22 прикордонника,  * 22 представника Військово-Морських Сил,  * 21 військовослужбовця Збройних Сил України,  * 11 тероборонців.</li>
      </ul>
      <text:p text:style-name="P4">
Визволені захисники та захисниці брали участь у боях на Херсонському,Харківському, Донецькому, Київському, Запорізькому та Сумському напрямках.Серед них герої — оборонці Маріуполя, Бахмута та Гостомеля, а також захисникиЧонгара, острова Зміїний, ЗАЕС та ЧАЕС.</text:p>
      <text:p text:style-name="P4">
«Майже половина зі звільнених полонених мають важкі поранення, хвороби абозазнали катувань. Наймолодшому з визволених оборонців 19 років», — йдеться вповідомленні.</text:p>
      <text:p text:style-name="P4">
<text:a xlink:type="simple" xlink:href="https://armyinform.com.ua/wp-content/uploads/2023/04/photo_5305327772673099324_w.jpg" text:style-name="Internet_20_link" text:visited-style-name="Visited_20_Internet_20_Link">
<draw:frame draw:style-name="fr1" draw:name="Image295" text:anchor-type="as-char" svg:width="6.9236in" svg:height="6.9236in" draw:z-index="0">
<draw:image xlink:href="../Images/AРМІЯINFORM/2023-04-10T78-00-00-04-00/photo_5305327772673099324_w-150x150.jpg" xlink:type="simple" xlink:show="embed" xlink:actuate="onLoad" draw:mime-type="image/jpeg"/>
</draw:frame>
</text:a>
</text:p>
      <text:p text:style-name="P4">
<text:a xlink:type="simple" xlink:href="https://armyinform.com.ua/wp-content/uploads/2023/04/photo_5305327772673099322_w.jpg" text:style-name="Internet_20_link" text:visited-style-name="Visited_20_Internet_20_Link">
<draw:frame draw:style-name="fr1" draw:name="Image296" text:anchor-type="as-char" svg:width="6.9236in" svg:height="6.9236in" draw:z-index="0">
<draw:image xlink:href="../Images/AРМІЯINFORM/2023-04-10T78-00-00-04-00/photo_5305327772673099322_w-150x150.jpg" xlink:type="simple" xlink:show="embed" xlink:actuate="onLoad" draw:mime-type="image/jpeg"/>
</draw:frame>
</text:a>
</text:p>
      <text:p text:style-name="P4">
<text:a xlink:type="simple" xlink:href="https://armyinform.com.ua/wp-content/uploads/2023/04/photo_5305327772673099320_w.jpg" text:style-name="Internet_20_link" text:visited-style-name="Visited_20_Internet_20_Link">
<draw:frame draw:style-name="fr1" draw:name="Image297" text:anchor-type="as-char" svg:width="6.9236in" svg:height="6.9236in" draw:z-index="0">
<draw:image xlink:href="../Images/AРМІЯINFORM/2023-04-10T78-00-00-04-00/photo_5305327772673099320_w-150x150.jpg" xlink:type="simple" xlink:show="embed" xlink:actuate="onLoad" draw:mime-type="image/jpeg"/>
</draw:frame>
</text:a>
</text:p>
      <text:p text:style-name="P4">
<text:a xlink:type="simple" xlink:href="https://armyinform.com.ua/wp-content/uploads/2023/04/photo_5305327772673099323_w.jpg" text:style-name="Internet_20_link" text:visited-style-name="Visited_20_Internet_20_Link">
<draw:frame draw:style-name="fr1" draw:name="Image298" text:anchor-type="as-char" svg:width="6.9236in" svg:height="6.9236in" draw:z-index="0">
<draw:image xlink:href="../Images/AРМІЯINFORM/2023-04-10T78-00-00-04-00/photo_5305327772673099323_w-150x150.jpg" xlink:type="simple" xlink:show="embed" xlink:actuate="onLoad" draw:mime-type="image/jpeg"/>
</draw:frame>
</text:a>
</text:p>
      <text:p text:style-name="P4">
Source: <text:a xlink:type="simple" xlink:href="https://armyinform.com.ua/2023/04/10/z-polonu-vdalosya-povernuty-shhe-sotnyu-ukrayinskyh-vijskovosluzhbovcziv/" text:style-name="Internet_20_link" text:visited-style-name="Visited_20_Internet_20_Link">
https://armyinform.com.ua/2023/04/10/z-polonu-vdalosya-povernuty-shhe-sotnyu-ukrayinskyh-vijskovosluzhbovcziv/</text:a>
</text:p>
      <!--NEWS-->
      <text:h text:style-name="P10" text:outline-level="1">
<text:span text:style-name="T4">
Правоохоронець, який в Енергодарі організовує перевезення російських військових, отримав підозру</text:span>
</text:h>
      <text:p text:style-name="P4">
Author: ['АРМІЯINFORM']</text:p>
      <text:p text:style-name="P4">
Time: 2023-04-10T79:00:00-04:00</text:p>
      <text:p text:style-name="P4">
Description: Правоохоронцю із Запорізької області, який після початку російського широкомасштаб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sbu-pijmala-zradnykiv-2.jpg" text:style-name="Internet_20_link" text:visited-style-name="Visited_20_Internet_20_Link">
sbu-pijmala-zradnykiv-2.jpg</text:a>
']</text:p>
      <text:p text:style-name="P4">
Tags: ['ДБР', 'КОЛАБОРАНТ']</text:p>
      <text:p text:style-name="P4">
Category: News</text:p>
      <!--METADATA-->
      <text:p text:style-name="P4">
<draw:frame draw:style-name="fr1" draw:name="Image299" text:anchor-type="as-char" svg:width="6.9236in" svg:height="3.63489in" draw:z-index="0">
<draw:image xlink:href="../Images/AРМІЯINFORM/2023-04-10T79-00-00-04-00/sbu-pijmala-zradnykiv-2.jpg" xlink:type="simple" xlink:show="embed" xlink:actuate="onLoad" draw:mime-type="image/jpeg"/>
</draw:frame>
</text:p>
      <text:p text:style-name="P4">
Правоохоронцю із Запорізької області, який після початку російськогоширокомасштабного вторгнення перейшов на бік ворога та допомагає окупантам зтранспортними перевезеннями, заочно повідомлено про підозру.</text:p>
      <text:p text:style-name="P4">
Про це <text:a xlink:type="simple" xlink:href="https://dbr.gov.ua/news/dbr-povidomilo-pro-pidozru-pravoohoroncyu-yakij-v-energodari-organizovue-perevezennya-rosijskih-vijskovih" text:style-name="Internet_20_link" text:visited-style-name="Visited_20_Internet_20_Link">
повідомили</text:a>
 у пресслужбі Державного бюро розслідувань.</text:p>
      <text:p text:style-name="P4">
Після окупації Енергодара російськими військами, працівник правоохороннихорганів залишився у місті та добровільно погодився на пропозицію представниківрф обійняти посаду у незаконному органі влади — військово-цивільноїадміністрації Енергодару.</text:p>
      <text:p text:style-name="P4">
«Колишній правоохоронець став начальником відділу дорожнього господарства татранспорту управління житлово-комунального господарства. Він досі працює наворога, зокрема організовує перевезення військових рф», — йдеться вповідомленні.</text:p>
      <text:p text:style-name="P4">
Фігурант також регулярно стає «героєм» пропагандистських ЗМІ, зокрема в етеріновин він жалівся на українських командирів, хвалив окупантів та розміркувавщодо подальшої долі атомної електростанції — все згідно з кремлівськиминаративами.</text:p>
      <text:p text:style-name="P4">
Фігуранту заочно повідомлено про підозру у добровільному зайнятті посади унезаконному органі влади, створеному на тимчасово окупованій території.Санкція статті передбачає позбавлення волі на строк до 10 років.</text:p>
      <text:p text:style-name="P4">
Source: <text:a xlink:type="simple" xlink:href="https://armyinform.com.ua/2023/04/10/pravoohoronecz-yakyj-v-energodari-organizovuye-perevezennya-rosijskyh-vijskovyh-otrymav-pidozru/" text:style-name="Internet_20_link" text:visited-style-name="Visited_20_Internet_20_Link">
https://armyinform.com.ua/2023/04/10/pravoohoronecz-yakyj-v-energodari-organizovuye-perevezennya-rosijskyh-vijskovyh-otrymav-pidozru/</text:a>
</text:p>
      <!--NEWS-->
      <text:h text:style-name="P10" text:outline-level="1">
<text:span text:style-name="T4">
Поблизу Мар’їнки стрілець-зенітник збив російський СУ-25</text:span>
</text:h>
      <text:p text:style-name="P4">
Author: ['АРМІЯINFORM']</text:p>
      <text:p text:style-name="P4">
Time: 2023-04-10T80:00:00-04:00</text:p>
      <text:p text:style-name="P4">
Description: Днями розрахунок підрозділу протиповітряної оборони окремої десантно-штурмової бриг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rilecz.png" text:style-name="Internet_20_link" text:visited-style-name="Visited_20_Internet_20_Link">
strilecz.png</text:a>
', '<text:a xlink:type="simple" xlink:href="https://armyinform.com.ua/wp-content/uploads/2023/04/znyczennya-su-25.png" text:style-name="Internet_20_link" text:visited-style-name="Visited_20_Internet_20_Link">
znyczennya-su-25.png</text:a>
']</text:p>
      <text:p text:style-name="P4">
Tags: ['STOPRUSSIA', 'АГРЕСІЯ РФ', 'ВІЙНА', 'ВТОРГНЕННЯ РФ', 'ЗНИЩЕННЯ ВОЄННОЇ ТЕХНІКИ ЗС РФ', 'КОМАНДУВАННЯ ДЕСАНТНО-ШТУРМОВИХ ВІЙСЬК', 'СУ-25']</text:p>
      <text:p text:style-name="P4">
Category: News</text:p>
      <!--METADATA-->
      <text:p text:style-name="P4">
<draw:frame draw:style-name="fr1" draw:name="Image300" text:anchor-type="as-char" svg:width="6.9236in" svg:height="3.4618in" draw:z-index="0">
<draw:image xlink:href="../Images/AРМІЯINFORM/2023-04-10T80-00-00-04-00/strilecz.png" xlink:type="simple" xlink:show="embed" xlink:actuate="onLoad" draw:mime-type="image/png"/>
</draw:frame>
</text:p>
      <text:p text:style-name="P4">
Днями розрахунок підрозділу протиповітряної оборони окремої десантно-штурмовоїбригади знищив ворожий штурмовик Су-25.</text:p>
      <text:p text:style-name="P4">
Розповідь про те, як стрілець-зенітник збив ворожий Су-25 та відео йогознищення <text:a xlink:type="simple" xlink:href="https://www.facebook.com/watch/" text:style-name="Internet_20_link" text:visited-style-name="Visited_20_Internet_20_Link">
розмістило</text:a>
 насвоїй офіційній сторінці у Facebook Командування Десантно-штурмових військЗбройних Сил України.</text:p>
      <text:p text:style-name="P4">
<draw:frame draw:style-name="fr1" draw:name="Image301" text:anchor-type="as-char" svg:width="6.9236in" svg:height="3.856567in" draw:z-index="0">
<draw:image xlink:href="../Images/AРМІЯINFORM/2023-04-10T80-00-00-04-00/znyczennya-su-25.png" xlink:type="simple" xlink:show="embed" xlink:actuate="onLoad" draw:mime-type="image/png"/>
</draw:frame>
</text:p>
      <text:p text:style-name="P4">
Автором вдалого пуску став стрілець-зенітник на ім’я Євген. Вінвійськовослужбовець за призовом, який з перших днів широкомасштабноговторгнення встав до лав Десантно-штурмових військ ЗС України. За словамибійця, свою військову спеціальність опановував з нуля.</text:p>
      <text:p text:style-name="P4">
— Строкову службу я проходив в інженерно-саперному батальйоні, тому колипризначили в підрозділ протиповітряної оборони, то заново вчився працювати натих типах озброєння, яке є у нас, — каже зенітник.</text:p>
      <text:p text:style-name="P4">
За словами командира підрозділу, Євген на достатньому рівні опанував усітонкощі роботи з переносними зенітними ракетними комплексами і коли насталаслушна нагода вміло застосував своє штатне озброєння.</text:p>
      <text:p text:style-name="P4">
— У той день ворожі літаки атакували позиції наших підрозділів двома парами, —згадує Євген.</text:p>
      <text:p text:style-name="P4">
І пояснює, що зазвичай літаки противника намагаються наносити удари поназемних цілях не заходячи в зону ураження наших засобів ППО. За ними завждиретельно спостерігають розрахунки підрозділів ППО бригади.</text:p>
      <text:p text:style-name="P4">
— Але в той день ворожий пілот помилився і залетів ближче, ніж мусив, а я вжескористався його помилкою і зробив пуск, який став для нього фатальним, —завершує десантник-зенітник.</text:p>
      <text:p text:style-name="P4">
Source: <text:a xlink:type="simple" xlink:href="https://armyinform.com.ua/2023/04/10/poblyzu-maryinky-strilecz-zenitnyk-zbyv-rosijskyj-su-25/" text:style-name="Internet_20_link" text:visited-style-name="Visited_20_Internet_20_Link">
https://armyinform.com.ua/2023/04/10/poblyzu-maryinky-strilecz-zenitnyk-zbyv-rosijskyj-su-25/</text:a>
</text:p>
      <!--NEWS-->
      <text:h text:style-name="P10" text:outline-level="1">
<text:span text:style-name="T4">
Ворог цілиться навіть по цивільних автівках, котрі намагаються виїхати з Бахмута</text:span>
</text:h>
      <text:p text:style-name="P4">
Author: ['Віктор Ануфрієв']</text:p>
      <text:p text:style-name="P4">
Time: 2023-04-10T81:00:00-04:00</text:p>
      <text:p text:style-name="P4">
Description: Про це в ефірі загальнонаціонального телемарафону «Єдині новини» повідомила заступ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anna-malyar-778.jpg" text:style-name="Internet_20_link" text:visited-style-name="Visited_20_Internet_20_Link">
ganna-malyar-778.jpg</text:a>
']</text:p>
      <text:p text:style-name="P4">
Tags: ['STOPRUSSIA', 'АГРЕСІЯ РФ', 'ВТОРГНЕННЯ РФ', 'ГАННА МАЛЯР']</text:p>
      <text:p text:style-name="P4">
Category: News</text:p>
      <!--METADATA-->
      <text:p text:style-name="P4">
<draw:frame draw:style-name="fr1" draw:name="Image302" text:anchor-type="as-char" svg:width="6.9236in" svg:height="3.894525in" draw:z-index="0">
<draw:image xlink:href="../Images/AРМІЯINFORM/2023-04-10T81-00-00-04-00/ganna-malyar-778.jpg" xlink:type="simple" xlink:show="embed" xlink:actuate="onLoad" draw:mime-type="image/jpeg"/>
</draw:frame>
</text:p>
      <text:p text:style-name="P4">
Про це в ефірі загальнонаціонального телемарафону «Єдині новини» повідомилазаступник Міністра оборони України Ганна Маляр.</text:p>
      <text:p text:style-name="P4">
За її словами, на сьогодні тенденція подій така, що епіцентр бойових дійзалишається на Сході й ворог там наступає одночасно на чотирьох напрямках:Мар’їнському, Лиманському, Авдіївському й Бахмутському.</text:p>
      <text:p text:style-name="P4">
— Запеклі бої точаться скрізь, особливо гаряче поблизу Мар’їнки та Авдіївки,проте ворогу там нічого не вдається. Що стосується Бахмутського напрямку, тобої там точаться як у самому місті, так і в передмісті, ворог застосовує там ідесантно-штурмові підрозділи, і спецпризначенців. Ворог на цьому використовуєтактику «випаленої землі», тобто вони знищують абсолютно все. І треба сказати,що вони це роблять настільки по-звірячому, що навіть ціляться у транспорт,який їде у бік Бахмута або ж з міста, тобто хочуть вбити людей, котрі хочутьвиїхати, — розповіла Ганна Маляр.</text:p>
      <text:p text:style-name="P4">
Source: <text:a xlink:type="simple" xlink:href="https://armyinform.com.ua/2023/04/10/vorog-czilytsya-navit-po-czyvilnyh-avtivkah-kotri-namagayutsya-vyyihaty-z-bahmuta/" text:style-name="Internet_20_link" text:visited-style-name="Visited_20_Internet_20_Link">
https://armyinform.com.ua/2023/04/10/vorog-czilytsya-navit-po-czyvilnyh-avtivkah-kotri-namagayutsya-vyyihaty-z-bahmuta/</text:a>
</text:p>
      <!--NEWS-->
      <text:h text:style-name="P10" text:outline-level="1">
<text:span text:style-name="T4">
На Таврійському напрямку ворог втратив майже три роти особового складу</text:span>
</text:h>
      <text:p text:style-name="P4">
Author: ['Віктор Ануфрієв']</text:p>
      <text:p text:style-name="P4">
Time: 2023-04-10T82:00:00-04:00</text:p>
      <text:p text:style-name="P4">
Description: Про це заявив в ефірі «Єдиних новин» начальник об’єднаного пресцентру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mytrashkivskyj.png" text:style-name="Internet_20_link" text:visited-style-name="Visited_20_Internet_20_Link">
dmytrashkivskyj.png</text:a>
']</text:p>
      <text:p text:style-name="P4">
Tags: ['STOPRUSSIA', 'АГРЕСІЯ РФ', 'ВТОРГНЕННЯ РФ', 'ОЛЕКСІЙ ДМИТРАШКІВСЬКИЙ']</text:p>
      <text:p text:style-name="P4">
Category: News</text:p>
      <!--METADATA-->
      <text:p text:style-name="P4">
<draw:frame draw:style-name="fr1" draw:name="Image303" text:anchor-type="as-char" svg:width="6.9236in" svg:height="4.096023in" draw:z-index="0">
<draw:image xlink:href="../Images/AРМІЯINFORM/2023-04-10T82-00-00-04-00/dmytrashkivskyj.png" xlink:type="simple" xlink:show="embed" xlink:actuate="onLoad" draw:mime-type="image/png"/>
</draw:frame>
</text:p>
      <text:p text:style-name="P4">
Про це заявив в ефірі «Єдиних новин» начальник об’єднаного пресцентру Силоборони Таврійського напрямку полковник Олексій Дмитрашківський.</text:p>
      <text:p text:style-name="P4">
— З білоруських полігонів росіяни відправляють своїх солдатів на Авдіївськийта Мар’їнський напрямки, котрі поповнюють «м’ясні хвилі» загарбників, —повідомив офіцер. — За минулу добу наші артилеристи вдвічі більше завдалиударів по позиціях окупантів, аніж вони по нас: росіяни здійснили 318обстрілів по позиціях ЗСУ, наші ж гармаші здійснили 696 артударів попротивнику. Це відчутний результат, адже українські захисники завдалипротивнику величезних втрат — майже три роти загиблими та пораненими.</text:p>
      <text:p text:style-name="P4">
Олексій Дмитрашківський також додав, що спостерігається тенденція зниженнябойової та артилерійської роботи ворога під кінець тижня. Так само цестосується й авіації. Можливо, існує якась логістична проблема.</text:p>
      <text:p text:style-name="P4">
Source: <text:a xlink:type="simple" xlink:href="https://armyinform.com.ua/2023/04/10/na-tavrijskomu-napryamku-vorog-vtratyv-majzhe-try-roty-osobovogo-skladu/" text:style-name="Internet_20_link" text:visited-style-name="Visited_20_Internet_20_Link">
https://armyinform.com.ua/2023/04/10/na-tavrijskomu-napryamku-vorog-vtratyv-majzhe-try-roty-osobovogo-skladu/</text:a>
</text:p>
      <!--NEWS-->
      <text:h text:style-name="P10" text:outline-level="1">
<text:span text:style-name="T4">
Авіація Сил оборони за добу завдала 8 ударів по районах зосередження особового складу та військової техніки окупантів</text:span>
</text:h>
      <text:p text:style-name="P4">
Author: ['АРМІЯINFORM']</text:p>
      <text:p text:style-name="P4">
Time: 2023-04-10T83:00:00-04:00</text:p>
      <text:p text:style-name="P4">
Description: Про це повідомляє Генеральний штаб ЗСУ на своїй офіційній сторінці у Facebook.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АВІАЦІЯ ЗСУ', 'АГРЕСІЯ РФ', 'ВІЙНА', 'ВТОРГНЕННЯ РФ']</text:p>
      <text:p text:style-name="P4">
Category: News</text:p>
      <!--METADATA-->
      <text:p text:style-name="P4">
<draw:frame draw:style-name="fr1" draw:name="Image304" text:anchor-type="as-char" svg:width="6.9236in" svg:height="4.501139in" draw:z-index="0">
<draw:image xlink:href="../Images/AРМІЯINFORM/2023-04-10T83-00-00-04-00/war-1.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q1Yxei59Ea9tEdAibRDfMkpceqPfTNSvNQ79nCKqV9TjRXgm4XWNTiHzFMPFrwyfl" text:style-name="Internet_20_link" text:visited-style-name="Visited_20_Internet_20_Link">
повідомляє</text:a>
Генеральний штаб ЗСУ на своїй офіційній сторінці у Facebook.</text:p>
      <text:p text:style-name="P4">
Також було збито ворожий гелікоптер Мі-24 і 6 БПЛА різних типів (2 з нихударні, 4 – розвідувальні).</text:p>
      <text:p text:style-name="P4">
Підрозділи ракетних військ і артилерії уразили район зосередження живої сили,озброєння та військової техніки, а також склад боєприпасів противника.</text:p>
      <text:p text:style-name="P4">
Source: <text:a xlink:type="simple" xlink:href="https://armyinform.com.ua/2023/04/10/aviacziya-syl-oborony-za-dobu-zavdala-8-udariv-po-rajonah-zoseredzhennya-osobovogo-skladu-ta-vijskovoyi-tehniky-okupantiv/" text:style-name="Internet_20_link" text:visited-style-name="Visited_20_Internet_20_Link">
https://armyinform.com.ua/2023/04/10/aviacziya-syl-oborony-za-dobu-zavdala-8-udariv-po-rajonah-zoseredzhennya-osobovogo-skladu-ta-vijskovoyi-tehniky-okupantiv/</text:a>
</text:p>
      <!--NEWS-->
      <text:h text:style-name="P10" text:outline-level="1">
<text:span text:style-name="T4">
Про війну та плани Міноборони можуть говорити лише офіційно уповноважені особи</text:span>
</text:h>
      <text:p text:style-name="P4">
Author: ['Віктор Ануфрієв']</text:p>
      <text:p text:style-name="P4">
Time: 2023-04-10T84:00:00-04:00</text:p>
      <text:p text:style-name="P4">
Description: Про це в ефірі «Єдиних новин» повідомила заступник Міністра оборони України Ганна Маляр.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malyar-e1668260601231.jpg" text:style-name="Internet_20_link" text:visited-style-name="Visited_20_Internet_20_Link">
malyar-e1668260601231.jpg</text:a>
']</text:p>
      <text:p text:style-name="P4">
Tags: ['STOPRUSSIA', 'АГРЕСІЯ РФ', 'ВТОРГНЕННЯ РФ', 'ГАННА МАЛЯР']</text:p>
      <text:p text:style-name="P4">
Category: News</text:p>
      <!--METADATA-->
      <text:p text:style-name="P4">
<draw:frame draw:style-name="fr1" draw:name="Image305" text:anchor-type="as-char" svg:width="6.9236in" svg:height="3.974272in" draw:z-index="0">
<draw:image xlink:href="../Images/AРМІЯINFORM/2023-04-10T84-00-00-04-00/malyar-e1668260601231.jpg" xlink:type="simple" xlink:show="embed" xlink:actuate="onLoad" draw:mime-type="image/jpeg"/>
</draw:frame>
</text:p>
      <text:p text:style-name="P4">
Про це в ефірі «Єдиних новин» повідомила заступник Міністра оборони УкраїниГанна Маляр.</text:p>
      <text:p text:style-name="P4">
— Зараз ведеться активна інформаційна війна, і ми повинні бути готові до того,що зараз можуть бути будь-які вкиди та інформаційно-психологічні операції. Добудь-якої інформації потрібно ставитися критично, перевіряти її і шукатиофіційне джерело, — зазначила Ганна Маляр. — Тобто єдина достовірна інформаціящодо ходу бойових дій і, можливо, планів Збройних Сил України може бути тількиз офіційних джерел. Про війну в нас може говорити Верховний ГоловнокомандувачЗбройних Сил України — Президент України, Міністр оборони України йГоловнокомандувач Збройних Сил України. Потім у нас заявляють Генштаб таМіноборони як інституції. Тобто це ті, хто законом наділений правом говоритипро війну і бути першоджерелом інформації. Крім того, у Збройних Силах Україниє офіційно уповноважені особи — це пресофіцери, котрі часто бувають утелеефірах.</text:p>
      <text:p text:style-name="P4">
Плани Міноборони тримаються в секреті, тому будь-які їх обговорення — цеобговорення чиїхось припущень, і їх треба так і сприймати як припущення.</text:p>
      <text:p text:style-name="P4">
Source: <text:a xlink:type="simple" xlink:href="https://armyinform.com.ua/2023/04/10/pro-vijnu-ta-plany-minoborony-mozhut-govoryty-lyshe-oficzijno-upovnovazheni-osoby/" text:style-name="Internet_20_link" text:visited-style-name="Visited_20_Internet_20_Link">
https://armyinform.com.ua/2023/04/10/pro-vijnu-ta-plany-minoborony-mozhut-govoryty-lyshe-oficzijno-upovnovazheni-osoby/</text:a>
</text:p>
      <!--NEWS-->
      <text:h text:style-name="P10" text:outline-level="1">
<text:span text:style-name="T4">
Рашисти здійснили ракетні удари по Краматорську — ГШ ЗСУ</text:span>
</text:h>
      <text:p text:style-name="P4">
Author: ['АРМІЯINFORM']</text:p>
      <text:p text:style-name="P4">
Time: 2023-04-10T85:00:00-04:00</text:p>
      <text:p text:style-name="P4">
Description: Протягом доби противник завдав 21 авіаційний та 5 ракетних ударів, 4 з яких — із ЗР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raketni-udary-voroga.jpg" text:style-name="Internet_20_link" text:visited-style-name="Visited_20_Internet_20_Link">
raketni-udary-voroga.jpg</text:a>
']</text:p>
      <text:p text:style-name="P4">
Tags: ['STOPRUSSIA', 'АГРЕСІЯ РФ', 'ВІЙНА', 'ВТОРГНЕННЯ РФ', 'КРАМАТОРСЬК', 'РАКЕТНІ АТАКИ РФ']</text:p>
      <text:p text:style-name="P4">
Category: News</text:p>
      <!--METADATA-->
      <text:p text:style-name="P4">
<draw:frame draw:style-name="fr1" draw:name="Image306" text:anchor-type="as-char" svg:width="6.9236in" svg:height="3.894525in" draw:z-index="0">
<draw:image xlink:href="../Images/AРМІЯINFORM/2023-04-10T85-00-00-04-00/raketni-udary-voroga.jpg" xlink:type="simple" xlink:show="embed" xlink:actuate="onLoad" draw:mime-type="image/jpeg"/>
</draw:frame>
 <text:span text:style-name="T4">
🔥 Ситуація щодо російського вторгнення</text:span>
</text:p>
      <text:p text:style-name="P4">
Протягом доби противник завдав 21 авіаційний та 5 ракетних ударів, 4 з яких —із ЗРК С-300 по мирному місту Краматорськ. Також окупанти здійснили близько 30обстрілів з реактивних систем залпового вогню по позиціях наших військ тацивільній інфраструктурі населених пунктів.</text:p>
      <text:p text:style-name="P4">
Про це<text:a xlink:type="simple" xlink:href="https://www.facebook.com/GeneralStaff.ua/posts/pfbid02q1Yxei59Ea9tEdAibRDfMkpceqPfTNSvNQ79nCKqV9TjRXgm4XWNTiHzFMPFrwyfl" text:style-name="Internet_20_link" text:visited-style-name="Visited_20_Internet_20_Link">
йдеться</text:a>
у вечірньому оперативному зведенні Генерального штабу Збройних Сил України.</text:p>
      <text:p text:style-name="P4">
Російська федерація продовжує нехтувати законами та звичаями війни, томуймовірність завдання ракетних та авіаційних ударів і надалі залишаєтьсявисокою по всій території України.</text:p>
      <text:p text:style-name="P4">
Source: <text:a xlink:type="simple" xlink:href="https://armyinform.com.ua/2023/04/10/rashysty-zdijsnyly-raketni-udary-po-kramatorsku-gsh-zsu/" text:style-name="Internet_20_link" text:visited-style-name="Visited_20_Internet_20_Link">
https://armyinform.com.ua/2023/04/10/rashysty-zdijsnyly-raketni-udary-po-kramatorsku-gsh-zsu/</text:a>
</text:p>
      <!--NEWS-->
      <text:h text:style-name="P10" text:outline-level="1">
<text:span text:style-name="T4">
Проблем щодо забезпечення літньою формою одягу українських захисників немає</text:span>
</text:h>
      <text:p text:style-name="P4">
Author: ['Віктор Ануфрієв']</text:p>
      <text:p text:style-name="P4">
Time: 2023-04-10T86:00:00-04:00</text:p>
      <text:p text:style-name="P4">
Description: Про це в ефірі «Єдиних новин» повідомила заступник Міністра оборони України Ганна Маляр.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ijskova-litnya-forma-zsu-2.jpg" text:style-name="Internet_20_link" text:visited-style-name="Visited_20_Internet_20_Link">
vijskova-litnya-forma-zsu-2.jpg</text:a>
']</text:p>
      <text:p text:style-name="P4">
Tags: ['STOPRUSSIA', 'АГРЕСІЯ РФ', 'ВТОРГНЕННЯ РФ', 'ГАННА МАЛЯР']</text:p>
      <text:p text:style-name="P4">
Category: News</text:p>
      <!--METADATA-->
      <text:p text:style-name="P4">
<draw:frame draw:style-name="fr1" draw:name="Image307" text:anchor-type="as-char" svg:width="6.9236in" svg:height="6.9236in" draw:z-index="0">
<draw:image xlink:href="../Images/AРМІЯINFORM/2023-04-10T86-00-00-04-00/vijskova-litnya-forma-zsu-2.jpg" xlink:type="simple" xlink:show="embed" xlink:actuate="onLoad" draw:mime-type="image/jpeg"/>
</draw:frame>
</text:p>
      <text:p text:style-name="P4">
Про це в ефірі «Єдиних новин» повідомила заступник Міністра оборони УкраїниГанна Маляр.</text:p>
      <text:p text:style-name="P4">
— Хочу зауважити, що військова форма в наших жінок-військовослужбовців булазавжди — це повсякденна форма й парадна. Не було польової, розроблення якоїзараз ведеться. Зараз проходить другий етап військово-дослідних випробовуваньцієї форми, тобто роздані вже експериментальні комплекти жінкам, які їїноситимуть і потім будуть давати відгуки та оцінку про неї. Потім уже наоснові цих оцінок буде формуватися той зразок, який буде оптимальним і тодівже можна буде говорити про встановлення певної технічної специфікації і самвипуск форми, — зауважила заступник Міністра оборонного відомства.</text:p>
      <text:p text:style-name="P4">
Ганна Маляр також додала, що з літньою формою для чоловіків-військовослужбовців абсолютно все гаразд. Є певні вимоги по часу, скільки вонаможе експлуатуватися, тому літньою формою Збройні Сили України забезпечені.</text:p>
      <text:p text:style-name="P4">
Source: <text:a xlink:type="simple" xlink:href="https://armyinform.com.ua/2023/04/10/problem-shhodo-zabezpechennya-litnoyu-formoyu-odyagu-ukrayinskyh-zahysnykiv-nemaye/" text:style-name="Internet_20_link" text:visited-style-name="Visited_20_Internet_20_Link">
https://armyinform.com.ua/2023/04/10/problem-shhodo-zabezpechennya-litnoyu-formoyu-odyagu-ukrayinskyh-zahysnykiv-nemaye/</text:a>
</text:p>
      <!--NEWS-->
      <text:h text:style-name="P10" text:outline-level="1">
<text:span text:style-name="T4">
Агресор протягом доби вів безуспішні наступальні дії на Бахмутському, Авдіївському та Мар’їнському напрямках</text:span>
</text:h>
      <text:p text:style-name="P4">
Author: ['АРМІЯINFORM']</text:p>
      <text:p text:style-name="P4">
Time: 2023-04-10T87:00:00-04:00</text:p>
      <text:p text:style-name="P4">
Description: Незважаючи на численні втрати в техніці та живій силі, противник не відмовляється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alp.jpg" text:style-name="Internet_20_link" text:visited-style-name="Visited_20_Internet_20_Link">
zalp.jpg</text:a>
']</text:p>
      <text:p text:style-name="P4">
Tags: ['STOPRUSSIA', 'АГРЕСІЯ РФ', 'БАХМУТСЬКИЙ НАПРЯМОК', 'ВІЙНА', 'ВТОРГНЕННЯ РФ']</text:p>
      <text:p text:style-name="P4">
Category: News</text:p>
      <!--METADATA-->
      <text:p text:style-name="P4">
<draw:frame draw:style-name="fr1" draw:name="Image308" text:anchor-type="as-char" svg:width="6.9236in" svg:height="4.611463in" draw:z-index="0">
<draw:image xlink:href="../Images/AРМІЯINFORM/2023-04-10T87-00-00-04-00/zalp.jpg" xlink:type="simple" xlink:show="embed" xlink:actuate="onLoad" draw:mime-type="image/jpeg"/>
</draw:frame>
 <text:span text:style-name="T4">
🔥Ситуація щодо російського вторгнення</text:span>
</text:p>
      <text:p text:style-name="P4">
Незважаючи на численні втрати в техніці та живій силі, противник невідмовляється від ведення загарбницької війни. Продовжує зосереджувати основнізусилля на веденні наступальних дій на Лиманському, Бахмутському, Авдіївськомута Мар’їнському напрямках. Там цієї доби було відбито понад 20 атакпротивника.</text:p>
      <text:p text:style-name="P4">
Про це<text:a xlink:type="simple" xlink:href="https://www.facebook.com/GeneralStaff.ua/posts/pfbid02q1Yxei59Ea9tEdAibRDfMkpceqPfTNSvNQ79nCKqV9TjRXgm4XWNTiHzFMPFrwyfl" text:style-name="Internet_20_link" text:visited-style-name="Visited_20_Internet_20_Link">
повідомляє</text:a>
Генеральний штаб ЗСУ в своєму вечірньому зведенні.</text:p>
      <text:p text:style-name="P4">
На Бахмутському напрямку ворог продовжує вести наступальні дії, намагаєтьсявзяти під повний контроль місто Бахмут, бої тривають. Протягом доби противниквів безуспішні наступальні дії неподалік Богданівки та Хромового. Від ворожихобстрілів постраждали Залізнянське, Міньківка, Оріхово-Василівка, Бахмут,Хромове, Іванівське, Предтечине, Часів Яр, Озарянівка, Дружба та Нью-ЙоркДонецької області.</text:p>
      <text:p text:style-name="P4">
На Авдіївському та Мар’їнському напрямках противник вів наступальні дії врайонах населених пунктів Авдіївка, Сєверне, Невельське та Мар’їнка Донецькоїобласті, успіху не мав. Найзапекліші бої тривають за Авдіївку та Мар’їнку. Втой же час, ворожих обстрілів зазнали Авдіївка, Первомайське, Красногорівка,Гостре, Георгіївка, Мар’їнка та Побєда.</text:p>
      <text:p text:style-name="P4">
Source: <text:a xlink:type="simple" xlink:href="https://armyinform.com.ua/2023/04/10/agresor-protyagom-doby-viv-bezuspishni-nastupalni-diyi-na-bahmutskomu-avdiyivskomu-ta-maryinskomu-napryamkah/" text:style-name="Internet_20_link" text:visited-style-name="Visited_20_Internet_20_Link">
https://armyinform.com.ua/2023/04/10/agresor-protyagom-doby-viv-bezuspishni-nastupalni-diyi-na-bahmutskomu-avdiyivskomu-ta-maryinskomu-napryamkah/</text:a>
</text:p>
      <!--NEWS-->
      <text:h text:style-name="P10" text:outline-level="1">
<text:span text:style-name="T4">
Український контрнаступ посіяв великий переполох у збройних силах рф</text:span>
</text:h>
      <text:p text:style-name="P4">
Author: ['Віктор Ануфрієв']</text:p>
      <text:p text:style-name="P4">
Time: 2023-04-10T88:00:00-04:00</text:p>
      <text:p text:style-name="P4">
Description: Про це заявив в ефірі «Єдиних новин» начальник об’єднаного пресцентру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 'ВТОРГНЕННЯ РФ', 'ОЛЕКСІЙ ДМИТРАШКІВСЬКИЙ']</text:p>
      <text:p text:style-name="P4">
Category: News</text:p>
      <!--METADATA-->
      <text:p text:style-name="P4">
<draw:frame draw:style-name="fr1" draw:name="Image309" text:anchor-type="as-char" svg:width="6.9236in" svg:height="4.615733in" draw:z-index="0">
<draw:image xlink:href="../Images/AРМІЯINFORM/2023-04-10T88-00-00-04-00/poraneni-okupanty.jpg" xlink:type="simple" xlink:show="embed" xlink:actuate="onLoad" draw:mime-type="image/jpeg"/>
</draw:frame>
 Ілюстративне фото</text:p>
      <text:p text:style-name="P4">
Про це заявив в ефірі «Єдиних новин» начальник об’єднаного пресцентру Силоборони Таврійського напрямку полковник Олексій Дмитрашківський.</text:p>
      <text:p text:style-name="P4">
Розмова про український контрнаступ посіяла великий переполох у збройних силахросійської федерації, ворог відчутно запанікував, — зазначив ОлексійДмитрашківський. — Всі ми чули й бачили окоп, який викопаний довжиною в 70кілометрів, крім того, ворог уже другий тиждень поспіль продовжує мінуватиоборонні позиції на території окупованої Запорізької області.</text:p>
      <text:p text:style-name="P4">
Source: <text:a xlink:type="simple" xlink:href="https://armyinform.com.ua/2023/04/10/ukrayinskyj-kontrnastup-posiyav-velykyj-perepoloh-u-zbrojnyh-sylah-rf/" text:style-name="Internet_20_link" text:visited-style-name="Visited_20_Internet_20_Link">
https://armyinform.com.ua/2023/04/10/ukrayinskyj-kontrnastup-posiyav-velykyj-perepoloh-u-zbrojnyh-sylah-rf/</text:a>
</text:p>
      <!--NEWS-->
      <text:h text:style-name="P10" text:outline-level="1">
<text:span text:style-name="T4">
Україну відвідав виконувач обов’язків Міністра оборони Королівства Данія Троелс Лунд Поульсен</text:span>
</text:h>
      <text:p text:style-name="P4">
Author: ['Алла Рядинська']</text:p>
      <text:p text:style-name="P4">
Time: 2023-04-10T89:00:00-04:00</text:p>
      <text:p text:style-name="P4">
Description: 10 квітня в Media Center Ukraine – Odesa на брифінгу разом виступали Міністр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ryfingv_result.jpg" text:style-name="Internet_20_link" text:visited-style-name="Visited_20_Internet_20_Link">
bryfingv_result.jpg</text:a>
']</text:p>
      <text:p text:style-name="P4">
Tags: ['STOPRUSSIA', 'АГРЕСІЯ РФ', 'ВТОРГНЕННЯ РФ', 'МІНІСТР ОБОРОНИ УКРАЇНИ ОЛЕКСІЙ РЕЗНІКОВ']</text:p>
      <text:p text:style-name="P4">
Category: News</text:p>
      <!--METADATA-->
      <text:p text:style-name="P4">
<draw:frame draw:style-name="fr1" draw:name="Image310" text:anchor-type="as-char" svg:width="6.9236in" svg:height="4.615733in" draw:z-index="0">
<draw:image xlink:href="../Images/AРМІЯINFORM/2023-04-10T89-00-00-04-00/bryfingv_result.jpg" xlink:type="simple" xlink:show="embed" xlink:actuate="onLoad" draw:mime-type="image/jpeg"/>
</draw:frame>
</text:p>
      <text:p text:style-name="P4">
10 квітня в Media Center Ukraine – Odesa на брифінгу разом виступали Міністроборони України Олексій Резніков та виконувач обов’язків Міністра оборониДанії Троелс Лунд Поульсен. Його візит є символом триваючої підтримки Україниу вольовій боротьбі проти російського загарбника.</text:p>
      <text:p text:style-name="P4">
Виконувач обов’язків міністра у вступній промові висловив солідарність тазахоплення хоробрістю та мужністю українського народу та запевнив, щопідтримка з боку Данії триватиме і надалі.</text:p>
      <text:p text:style-name="P4">
— Я хочу підкреслити, що Данія впевнено підтримує Україну, ви боретесь засвободу всього європейського континету. Ми пожертвували вам зброю, військовеобладнання, а також тренували українських солдатів у Данії, і мипродовжуватимемо ці зусилля стільки, скільки буде потрібно, — наголосив він.</text:p>
      <text:p text:style-name="P4">
Троелс Поульсен прокоментував застосування українськими військовими ракетHarpoon, які Королівство Данія надало Україні минулого року, а також наслідкицієї співпраці.</text:p>
      <text:p text:style-name="P4">
— Я побачив, як українські солдати працюють на датських системах Harpoon. Уминулому ми змогли переобладнати їх у системи сухопутного базування, і заразпередали вам. Для нас важливо побачити, що ви успішно їх застосовуєте, щодозволило вам убезпечити Одесу та звільнити морський коридор для експортупродуктів харчування. Я щасливий та гордий побачити результати нашоїспівпраці, — повідомив міністр.</text:p>
      <text:p text:style-name="P4">
Поульсен назвав співпрацю з Україною важливим пріоритетом, та висловивсподівання, що ця співпраця у наступні роки буде поглиблюватись. Даніяретельно вивчає усі можливі варіанти та формати співпраці, а також плануєзбільшити обсяг військової допомоги, що пришвидшить перемогу нашої країни надзагарбником.</text:p>
      <text:p text:style-name="P4">
Source: <text:a xlink:type="simple" xlink:href="https://armyinform.com.ua/2023/04/10/ukrayinu-vidvidav-vykonuvach-obovyazkiv-ministra-oborony-korolivstva-daniyi-troels-lund-poulsen/" text:style-name="Internet_20_link" text:visited-style-name="Visited_20_Internet_20_Link">
https://armyinform.com.ua/2023/04/10/ukrayinu-vidvidav-vykonuvach-obovyazkiv-ministra-oborony-korolivstva-daniyi-troels-lund-poulsen/</text:a>
</text:p>
      <!--NEWS-->
      <text:h text:style-name="P10" text:outline-level="1">
<text:span text:style-name="T4">
Ракети Harpoon, які стоять на захисті узбережжя країни, отримано завдяки лідерству та ініціативі Королівства Данія — Олексій Резніков</text:span>
</text:h>
      <text:p text:style-name="P4">
Author: ['Наталія Задверняк']</text:p>
      <text:p text:style-name="P4">
Time: 2023-04-10T90:00:00-04:00</text:p>
      <text:p text:style-name="P4">
Description: В Media Center Ukraine — Odesa під час спільної пресконференції міністрів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ryfingppv_result.jpg" text:style-name="Internet_20_link" text:visited-style-name="Visited_20_Internet_20_Link">
bryfingppv_result.jpg</text:a>
']</text:p>
      <text:p text:style-name="P4">
Tags: ['STOPRUSSIA', 'АГРЕСІЯ РФ', 'БРИФІНГ', 'ВТОРГНЕННЯ РФ', 'ОЛЕКСІЙ РЕЗНІКОВ']</text:p>
      <text:p text:style-name="P4">
Category: News</text:p>
      <!--METADATA-->
      <text:p text:style-name="P4">
<draw:frame draw:style-name="fr1" draw:name="Image311" text:anchor-type="as-char" svg:width="6.9236in" svg:height="4.615733in" draw:z-index="0">
<draw:image xlink:href="../Images/AРМІЯINFORM/2023-04-10T90-00-00-04-00/bryfingppv_result.jpg" xlink:type="simple" xlink:show="embed" xlink:actuate="onLoad" draw:mime-type="image/jpeg"/>
</draw:frame>
</text:p>
      <text:p text:style-name="P4">
В Media Center Ukraine — Odesa під час спільної пресконференції міністрівоборони України та Королівства Данія очільники оборонних відомств обговорилипитання посилення спроможностей Сил оборони України та їх підтримки з бокудатського уряду.</text:p>
      <text:p text:style-name="P4">
— Я хотів би особливо відзначити роль Королівства Данія у допомозі Україні. Цеодна з перших країн, яка надала всі види підтримки з перших днів. Ми отрималине лише великі пакети військової, а й політичну, економічну й емоційнупідтримку. Було запущено декілька дуже важливих програм. Наприклад, утвореноспеціальний фонд , в якому країни-донори збирають кошти разом з нашими друзямиз Великобританії і ми маємо можливість використовувати ці кошти для придбаннянеобхідної нам зброї та амуніції, — зазначив під час заходу міністр оборониУкраїни Олексій Резніков.</text:p>
      <text:p text:style-name="P4">
Також він назвав зустріч в Одесі дуже символічною, адже саме завдякиКоролівству Данія на захисті чорноморського узбережжя знаходяться ракетиHarpoon.</text:p>
      <text:p text:style-name="P4">
— Протикорабельні системи Harpoon було отримано завдяки лідерству таініціативі датських партнерів. Звичайно, їх виробляють й інші країни, алепроблема в тому, що ці ракети Harpoon — корабельного базування. І геніальнерішення інженерів Королівства Данія, про те як можна їх використовувати саме вназемних установках і, відповідно, реалізація цієї ідеї відбулося завдякинашим партнерам, — зазначив Олексій Резніков. — Звільнення Зміїного, якевороги назвали «актом доброї волі», відбулося, в тому числі і завдяки зброї,наданій Королівством Данія.</text:p>
      <text:p text:style-name="P4">
Міністр оборони України повідомив, що під час зустрічі було обговоренодовготривалу перспективу взаємодії України і Королівства Данія.</text:p>
      <text:p text:style-name="P4">
— І після перемоги треба посилювати нашу безпекову складову в Чорному таАзовському морях і для цього нам потрібні спроможності нашого флоту . Тому ядуже щасливий, що ми маємо таку надійну підтримку. Сподіваюся, що всі ціпрограми будуть продовжуватися, — підкреслив він.</text:p>
      <text:p text:style-name="P4">
Source: <text:a xlink:type="simple" xlink:href="https://armyinform.com.ua/2023/04/10/rakety-harpoon-yaki-stoyat-na-zahysti-uzberezhzhya-krayiny-otrymano-zavdyaky-liderstvu-ta-inicziatyvi-korolivstva-daniyi-oleksij-reznikov/" text:style-name="Internet_20_link" text:visited-style-name="Visited_20_Internet_20_Link">
https://armyinform.com.ua/2023/04/10/rakety-harpoon-yaki-stoyat-na-zahysti-uzberezhzhya-krayiny-otrymano-zavdyaky-liderstvu-ta-inicziatyvi-korolivstva-daniyi-oleksij-reznikov/</text:a>
</text:p>
      <!--NEWS-->
      <text:h text:style-name="P10" text:outline-level="1">
<text:span text:style-name="T4">
На території республіки білорусь ознак формування ворожих наступальних угруповань не виявлено</text:span>
</text:h>
      <text:p text:style-name="P4">
Author: ['АРМІЯINFORM']</text:p>
      <text:p text:style-name="P4">
Time: 2023-04-10T91:00:00-04:00</text:p>
      <text:p text:style-name="P4">
Description: Про це повідомляє Генеральний штаб ЗСУ.  На Волинському, Поліському, Сівер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lok-post-rf.jpg" text:style-name="Internet_20_link" text:visited-style-name="Visited_20_Internet_20_Link">
blok-post-rf.jpg</text:a>
']</text:p>
      <text:p text:style-name="P4">
Tags: ['STOPRUSSIA', 'АГРЕСІЯ РФ', 'ВІЙНА', 'ВТОРГНЕННЯ РФ', 'ГШ ЗС УКРАЇНИ', 'ОПЕРАТИВНЕ ЗВЕДЕННЯ']</text:p>
      <text:p text:style-name="P4">
Category: News</text:p>
      <!--METADATA-->
      <text:p text:style-name="P4">
<draw:frame draw:style-name="fr1" draw:name="Image312" text:anchor-type="as-char" svg:width="6.9236in" svg:height="3.956343in" draw:z-index="0">
<draw:image xlink:href="../Images/AРМІЯINFORM/2023-04-10T91-00-00-04-00/blok-post-rf.jpg" xlink:type="simple" xlink:show="embed" xlink:actuate="onLoad" draw:mime-type="image/jpeg"/>
</draw:frame>
</text:p>
      <text:p text:style-name="P4">
<text:span text:style-name="T4">
🔥 Ситуація щодо російського вторгнення</text:span>
</text:p>
      <text:p text:style-name="P4">
Про це<text:a xlink:type="simple" xlink:href="https://www.facebook.com/GeneralStaff.ua/posts/pfbid02q1Yxei59Ea9tEdAibRDfMkpceqPfTNSvNQ79nCKqV9TjRXgm4XWNTiHzFMPFrwyfl" text:style-name="Internet_20_link" text:visited-style-name="Visited_20_Internet_20_Link">
повідомляє</text:a>
Генеральний штаб ЗСУ.</text:p>
      <text:p text:style-name="P4">
На Волинському, Поліському, Сіверському та Слобожанському напрямках оперативнаобстановка без суттєвих змін. Визначені підрозділи територіальних військзбройних сил російської федерації досі перебувають на території республікибілорусь, однак ознак формування наступальних угруповань противника невиявлено.</text:p>
      <text:p text:style-name="P4">
Ворог і надалі зберігає військову присутність у прикордонних з Україноюрайонах Курської та Бєлгородської областей, продовжує здійснювати інженернеобладнання місцевості.</text:p>
      <text:p text:style-name="P4">
На Запорізькому та Херсонському напрямках противник продовжує вести обороннідії.</text:p>
      <text:p text:style-name="P4">
російські окупанти посилюють контррозвідувальний режим на тимчасово захопленихтериторіях. У Старобільську Луганської області, та навколо міста, збільшиласькількість блокпостів та патрулів.</text:p>
      <text:p text:style-name="P4">
Дещо схожа ситуація у місті Токмак Запорізької області. Побоюючись витокуінформації про місця розташування підрозділів окупантів, загарбники сталиобмежувати певні маршрути руху місцевим таксистам.</text:p>
      <text:p text:style-name="P4">
Source: <text:a xlink:type="simple" xlink:href="https://armyinform.com.ua/2023/04/10/na-terytoriyi-respubliky-bilorus-oznak-formuvannya-vorozhyh-nastupalnyh-ugrupovan-ne-vyyavleno/" text:style-name="Internet_20_link" text:visited-style-name="Visited_20_Internet_20_Link">
https://armyinform.com.ua/2023/04/10/na-terytoriyi-respubliky-bilorus-oznak-formuvannya-vorozhyh-nastupalnyh-ugrupovan-ne-vyyavleno/</text:a>
</text:p>
      <!--NEWS-->
      <text:h text:style-name="P10" text:outline-level="1">
<text:span text:style-name="T4">
Сьогодні ми вже використовуємо обладнання для розмінування, яке надало нам Королівство Данія — Міністр оборони України</text:span>
</text:h>
      <text:p text:style-name="P4">
Author: ['Наталія Задверняк']</text:p>
      <text:p text:style-name="P4">
Time: 2023-04-10T92:00:00-04:00</text:p>
      <text:p text:style-name="P4">
Description: Про це Олексій Резніков сказав під час спільної пресконференції Міністрів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rrezn_result.jpg" text:style-name="Internet_20_link" text:visited-style-name="Visited_20_Internet_20_Link">
brrezn_result.jpg</text:a>
']</text:p>
      <text:p text:style-name="P4">
Tags: ['MEDIA CENTER UKRAINE', 'STOPRUSSIA', 'АГРЕСІЯ РФ', 'ВТОРГНЕННЯ РФ', 'ОЛЕКСІЙ РЕЗНІКОВ']</text:p>
      <text:p text:style-name="P4">
Category: News</text:p>
      <!--METADATA-->
      <text:p text:style-name="P4">
<draw:frame draw:style-name="fr1" draw:name="Image313" text:anchor-type="as-char" svg:width="6.9236in" svg:height="4.615733in" draw:z-index="0">
<draw:image xlink:href="../Images/AРМІЯINFORM/2023-04-10T92-00-00-04-00/brrezn_result.jpg" xlink:type="simple" xlink:show="embed" xlink:actuate="onLoad" draw:mime-type="image/jpeg"/>
</draw:frame>
</text:p>
      <text:p text:style-name="P4">
Про це Олексій Резніков сказав під час спільної пресконференції Міністрівоборони України та Королівства Данія в Media Center Ukraine — Odesa.</text:p>
      <text:p text:style-name="P4">
— Хочу нагадати, що наша країна сьогодні, мабуть, найбільш забруднена країнасвіту на рахунок вибухових предметів. Перед нами стоять задачі по розмінуваннюне тільки землі, а й водної акваторії Чорного та Азовських морів. Мова йде пробезпеку судноплавства. Це великий фронт робіт. І обладнання для розмінування,яке вже готове і використовується працівниками нашого флоту, є саме зКоролівства Данія. Ми мали можливість відвідати навчальний центр для нашихфахівців, і подивитися, як вони застосовують це обладнання. Тому дякую нашимпартнерам за ту допомогу яка, була, є і, впевнений, буде і надалі, — сказавМіністр оборони України.</text:p>
      <text:p text:style-name="P4">
Source: <text:a xlink:type="simple" xlink:href="https://armyinform.com.ua/2023/04/10/sogodni-my-vzhe-vykorystovuyemo-obladnannya-dlya-rozminuvannya-yake-nadalo-nam-korolivstvo-daniya-ministr-oborony-ukrayiny/" text:style-name="Internet_20_link" text:visited-style-name="Visited_20_Internet_20_Link">
https://armyinform.com.ua/2023/04/10/sogodni-my-vzhe-vykorystovuyemo-obladnannya-dlya-rozminuvannya-yake-nadalo-nam-korolivstvo-daniya-ministr-oborony-ukrayiny/</text:a>
</text:p>
      <!--NEWS-->
      <text:h text:style-name="P10" text:outline-level="1">
<text:span text:style-name="T4">
Володимир Зеленський зустрівся з Річардом Бренсоном, який став новим амбасадором United24</text:span>
</text:h>
      <text:p text:style-name="P4">
Author: ['АРМІЯINFORM']</text:p>
      <text:p text:style-name="P4">
Time: 2023-04-10T93:00:00-04:00</text:p>
      <text:p text:style-name="P4">
Description: Президент України Володимир Зеленський провів зустріч із засновником компанії Virgi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rez111132.jpeg" text:style-name="Internet_20_link" text:visited-style-name="Visited_20_Internet_20_Link">
prez111132.jpeg</text:a>
', '<text:a xlink:type="simple" xlink:href="https://armyinform.com.ua/wp-content/uploads/2023/04/prezd2132.jpeg" text:style-name="Internet_20_link" text:visited-style-name="Visited_20_Internet_20_Link">
prezd2132.jpeg</text:a>
', '<text:a xlink:type="simple" xlink:href="https://armyinform.com.ua/wp-content/uploads/2023/04/prez244.jpeg" text:style-name="Internet_20_link" text:visited-style-name="Visited_20_Internet_20_Link">
prez244.jpeg</text:a>
']</text:p>
      <text:p text:style-name="P4">
Tags: ['STOPRUSSIA', 'АГРЕСІЯ РФ', 'ВОЛОДИМИР ЗЕЛЕНСЬКИЙ', 'ВТОРГНЕННЯ РФ', 'ОФІС ПРЕЗИДЕНТА УКРАЇНИ']</text:p>
      <text:p text:style-name="P4">
Category: News</text:p>
      <!--METADATA-->
      <text:p text:style-name="P4">
<draw:frame draw:style-name="fr1" draw:name="Image314" text:anchor-type="as-char" svg:width="6.9236in" svg:height="4.617948in" draw:z-index="0">
<draw:image xlink:href="../Images/AРМІЯINFORM/2023-04-10T93-00-00-04-00/prez111132.jpeg" xlink:type="simple" xlink:show="embed" xlink:actuate="onLoad" draw:mime-type="image/jpeg"/>
</draw:frame>
</text:p>
      <text:p text:style-name="P4">
Президент України Володимир Зеленський провів зустріч із засновником компаніїVirgin Group та неприбуткового фонду Virgin Unite, британським підприємцемРічардом Бренсоном, який приєднався до команди амбасадорів фандрейзинговоїплатформи United24.</text:p>
      <text:p text:style-name="P4">
Глава держави подякував бізнесмену за потужні меседжі на підтримку нашоїкраїни в часи війни проти російського агресора.</text:p>
      <text:p text:style-name="P4">
«Я радий, що ви вирішили стати амбасадором United24. Дуже важливо, що до цієїплатформи долучаються нові відомі та впливові особистості. Одне з головнихзавдань — зберігати увагу світу до війни росії проти України, яка триває вжепонад рік. Крім того, є дуже конкретні питання, щодо яких ми можемо працюватиразом», — наголосив Володимир Зеленський.</text:p>
      <text:p text:style-name="P4">
<draw:frame draw:style-name="fr1" draw:name="Image315" text:anchor-type="as-char" svg:width="6.9236in" svg:height="4.617948in" draw:z-index="0">
<draw:image xlink:href="../Images/AРМІЯINFORM/2023-04-10T93-00-00-04-00/prezd2132.jpeg" xlink:type="simple" xlink:show="embed" xlink:actuate="onLoad" draw:mime-type="image/jpeg"/>
</draw:frame>
</text:p>
      <text:p text:style-name="P4">
Президент зазначив, що одним із пріоритетів сьогодні є відбудова нашої країни,її інфраструктури, зокрема освітньої.</text:p>
      <text:p text:style-name="P4">
За його словами, українські заклади освіти потребують цифровізації таоснащення відповідним обладнанням, забезпечення бомбосховищами.</text:p>
      <text:p text:style-name="P4">
Крім того, Глава держави назвав одним із головних викликів для нашої країнирозмінування територій, що стали ареною інтенсивних бойових дій. Для цьогоУкраїні потрібна відповідна допомога, зокрема технологічна.</text:p>
      <text:p text:style-name="P4">
Володимир Зеленський також привернув увагу Річарда Бренсона до проблемимасової незаконної депортації українських дітей до росії й необхідності тиску,зокрема інформаційного, на державу-агресора в цьому питанні.</text:p>
      <text:p text:style-name="P4">
<draw:frame draw:style-name="fr1" draw:name="Image316" text:anchor-type="as-char" svg:width="6.9236in" svg:height="4.617948in" draw:z-index="0">
<draw:image xlink:href="../Images/AРМІЯINFORM/2023-04-10T93-00-00-04-00/prez244.jpeg" xlink:type="simple" xlink:show="embed" xlink:actuate="onLoad" draw:mime-type="image/jpeg"/>
</draw:frame>
</text:p>
      <text:p text:style-name="P4">
Річард Бренсон зазначив, що він захоплюється мужністю українського народу йдля нього честь — стати амбасадором United24.</text:p>
      <text:p text:style-name="P4">
«Я з нетерпінням чекаю можливості використати глобальне охоплення та мережіVirgin Unite, щоб допомогти підтримати роботу United24 для народу України», —сказав він.</text:p>
      <text:p text:style-name="P4">
Річард Бренсон послідовно підтримує Україну з 2014 року, виступає засуверенітет і територіальну цілісність нашої держави.</text:p>
      <text:p text:style-name="P4">
Джерело: <text:a xlink:type="simple" xlink:href="https://www.president.gov.ua/news/volodimir-zelenskij-zustrivsya-z-richardom-brensonom-yakij-s-82181" text:style-name="Internet_20_link" text:visited-style-name="Visited_20_Internet_20_Link">
Офіс ПрезидентаУкраїни</text:a>
</text:p>
      <text:p text:style-name="P4">
Source: <text:a xlink:type="simple" xlink:href="https://armyinform.com.ua/2023/04/10/volodymyr-zelenskyj-zustrivsya-z-richardom-brensonom-yakyj-stav-novym-ambasadorom-united24/" text:style-name="Internet_20_link" text:visited-style-name="Visited_20_Internet_20_Link">
https://armyinform.com.ua/2023/04/10/volodymyr-zelenskyj-zustrivsya-z-richardom-brensonom-yakyj-stav-novym-ambasadorom-united24/</text:a>
</text:p>
      <!--NEWS-->
      <text:h text:style-name="P10" text:outline-level="1">
<text:span text:style-name="T4">
Олексій Резніков вручив Бойовий Прапор військовій частині ВМС України</text:span>
</text:h>
      <text:p text:style-name="P4">
Author: ['Володимир Віват']</text:p>
      <text:p text:style-name="P4">
Time: 2023-04-10T94:00:00-04:00</text:p>
      <text:p text:style-name="P4">
Description: Під час робочої поїздки на південь Міністр оборони України Олексій Резніков за доручення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raaaaaapor_result.jpg" text:style-name="Internet_20_link" text:visited-style-name="Visited_20_Internet_20_Link">
praaaaaapor_result.jpg</text:a>
']</text:p>
      <text:p text:style-name="P4">
Tags: ['STOPRUSSIA', 'АГРЕСІЯ РФ', 'ВМС ЗС УКРАЇНИ', 'ВТОРГНЕННЯ РФ', 'МІНІСТР ОБОРОНИ УКРАЇНИ ОЛЕКСІЙ РЕЗНІКОВ']</text:p>
      <text:p text:style-name="P4">
Category: News</text:p>
      <!--METADATA-->
      <text:p text:style-name="P4">
<draw:frame draw:style-name="fr1" draw:name="Image317" text:anchor-type="as-char" svg:width="6.9236in" svg:height="4.615733in" draw:z-index="0">
<draw:image xlink:href="../Images/AРМІЯINFORM/2023-04-10T94-00-00-04-00/praaaaaapor_result.jpg" xlink:type="simple" xlink:show="embed" xlink:actuate="onLoad" draw:mime-type="image/jpeg"/>
</draw:frame>
</text:p>
      <text:p text:style-name="P4">
Під час робочої поїздки на південь Міністр оборони України Олексій Резніков задорученням Президента України вручив Бойовий Прапор особовому складу однієї звійськово-морських баз Військово-Морських Сил ЗС України.</text:p>
      <text:p text:style-name="P4">
Вручення цього символу честі, доблесті та слави відбулось з нагоди 29-їрічниці від дня створення військової частини. Для особового складу бази, чияісторія тісно вплетена в усі етапи створення, становлення, розвитку наших ВМС,їх боротьби з російським агресором, ця подія ознаменувала визнання нанайвищому рівні їх вкладу в усі здобутки і досягнення Військово-Морських СилЗС України.</text:p>
      <text:p text:style-name="P4">
Міністр оборони України зазначив, що вручення Бойового Прапору в умовах війниє великою честю для кожного військовослужбовця бази, ця подія значно сприятимеяк підвищенню престижу проходження служби у цій частині, так і ще більшсумлінному виконанню завдань за призначенням дружнім колективом військовихморяків.</text:p>
      <text:p text:style-name="P4">
Source: <text:a xlink:type="simple" xlink:href="https://armyinform.com.ua/2023/04/10/oleksij-reznikov-vruchyv-bojovyj-prapor-vijskovij-chastyni-vms-ukrayiny/" text:style-name="Internet_20_link" text:visited-style-name="Visited_20_Internet_20_Link">
https://armyinform.com.ua/2023/04/10/oleksij-reznikov-vruchyv-bojovyj-prapor-vijskovij-chastyni-vms-ukrayiny/</text:a>
</text:p>
      <!--NEWS-->
      <text:h text:style-name="P10" text:outline-level="1">
<text:span text:style-name="T4">
Як відновитись після пережитих травмуючих подій. Мінветеранів видало довідник «Невидимі наслідки війни»</text:span>
</text:h>
      <text:p text:style-name="P4">
Author: ['Володимир Поліщук']</text:p>
      <text:p text:style-name="P4">
Time: 2023-04-10T95:00:00-04:00</text:p>
      <text:p text:style-name="P4">
Description: Мінветеранів презентувало довідник «Невидимі наслідки війни». Його було підготовле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05661233933960612_x.jpg" text:style-name="Internet_20_link" text:visited-style-name="Visited_20_Internet_20_Link">
photo_5305661233933960612_x.jpg</text:a>
', '<text:a xlink:type="simple" xlink:href="https://armyinform.com.ua/wp-content/uploads/2023/04/photo_5305661233933960613_y.jpg" text:style-name="Internet_20_link" text:visited-style-name="Visited_20_Internet_20_Link">
photo_5305661233933960613_y.jpg</text:a>
', '<text:a xlink:type="simple" xlink:href="https://armyinform.com.ua/wp-content/uploads/2023/04/photo_5305661233933960611_x.jpg" text:style-name="Internet_20_link" text:visited-style-name="Visited_20_Internet_20_Link">
photo_5305661233933960611_x.jpg</text:a>
']</text:p>
      <text:p text:style-name="P4">
Tags: ['STOPRUSSIA', 'АГРЕСІЯ РФ', 'ВТОРГНЕННЯ РФ', 'СОЦІАЛЬНИЙ ЗАХИСТ', 'СОЦІАЛЬНИЙ ЗАХИСТ ПІД ЧАС ВІЙНИ']</text:p>
      <text:p text:style-name="P4">
Category: News</text:p>
      <!--METADATA-->
      <text:p text:style-name="P4">
<draw:frame draw:style-name="fr1" draw:name="Image318" text:anchor-type="as-char" svg:width="6.9236in" svg:height="6.70519in" draw:z-index="0">
<draw:image xlink:href="../Images/AРМІЯINFORM/2023-04-10T95-00-00-04-00/photo_5305661233933960612_x.jpg" xlink:type="simple" xlink:show="embed" xlink:actuate="onLoad" draw:mime-type="image/jpeg"/>
</draw:frame>
</text:p>
      <text:p text:style-name="P4">
Мінветеранів презентувало<text:a xlink:type="simple" xlink:href="https://mva.gov.ua/storage/app/sites/1/uploaded-files/%D0%9D%D0%B5%D0%B2%D0%B8%D0%B4%D0%B8%D0%BC%D1%96%20%D0%BD%D0%B0%D1%81%D0%BB%D1%96%D0%B4%D0%BA%D0%B8%20%D0%B2%D1%96%D0%B9%D0%BD%D0%B8%202023.pdf" text:style-name="Internet_20_link" text:visited-style-name="Visited_20_Internet_20_Link">
довідник</text:a>
«Невидимі наслідки війни». Його було підготовлено за Програмою НАТО ще у 2020році, утім, нещодавно оновлено з урахуванням нового досвіду, здобутого післяширокомасштабної агресії рф.</text:p>
      <text:p text:style-name="P4">
Деякі з порад лікарів, працівників соціальної сфери, членів громадських іволонтерських організацій, які опікуються ветеранами на різних етапах їхньоговідновлення, ми пропонуємо читачам АрміяInform.</text:p>
      <text:h text:style-name="P12" text:outline-level="3">
<text:span text:style-name="T4">
<text:span text:style-name="T4">
Як подолати наслідки стресової життєвої події</text:span>
</text:span>
</text:h>
      <text:p text:style-name="P4">
Чимало військовослужбовців ЗСУ та ветеранів брали участь у бойових діях,ризикували життям, мали поранення, бачили смерть, розстріли, були в полоні,зазнавали тортур, самі вбивали, втрачали близьких людей.</text:p>
      <text:p text:style-name="P4">
Аби відновитись після пережитих травмуючих подій та повернутись до мирногожиття, бійці мають впоратися з емоційними переживаннями й водночас подолатитривожне сприйняття світу, почати йому довіряти й не очікувати на небезпеку вмайбутньому. <text:span text:style-name="T4">
Для цього слід:</text:span>
</text:p>
      <ul>
        <li>
Усвідомити все, що з вами сталося і які спогади зараз травмують найбільше. Допомогти може психоедукація, що повинна інформувати про природу травми, як вона впливає на мозок, на когнітивну, фізичну, емоційну, духовну та соціальну сфери.  * Вчасно діагностувати посттравматичний стресовий розлад (ПТСР), звернути увагу на такі симптоми: підвищена тривожність, постійні переживання, нічні жахи, сильні емоційні реакції, сильні фізичні реакції, уникання нагадування про травму.</li>
      </ul>
      <text:p text:style-name="P4">
Якщо ці симптоми не зникають упродовж місяця й більше після потенційнотравматичної події й перешкоджають у стосунках чи роботі, ймовірно, щорозвинувся ПТСР.</text:p>
      <text:p text:style-name="P4">
<draw:frame draw:style-name="fr1" draw:name="Image319" text:anchor-type="as-char" svg:width="6.9236in" svg:height="4.330592in" draw:z-index="0">
<draw:image xlink:href="../Images/AРМІЯINFORM/2023-04-10T95-00-00-04-00/photo_5305661233933960613_y.jpg" xlink:type="simple" xlink:show="embed" xlink:actuate="onLoad" draw:mime-type="image/jpeg"/>
</draw:frame>
Колаж із сайту TSN.UA</text:p>
      <text:h text:style-name="P12" text:outline-level="3">
<text:span text:style-name="T4">
<text:span text:style-name="T4">
Як допомогти ветеранам та їхнім близьким впоратися з наслідками травми</text:span>
</text:span>
</text:h>
      <text:p text:style-name="P4">
<text:span text:style-name="T4">
Чого не варто робити:</text:span>
</text:p>
      <ul>
        <li>
не примушуйте травмовану особу говорити про травматичний досвід. Це може призвести до небажаних наслідків, ретравматизації;  * не пропонуйте людині одразу велику кількість стандартизованих методик і батарею тестів. Навіть якщо ви знаєте, як їх проводити;  * не ігноруйте інформацію, яка може бути дуже важливою;  * не підтримуйте уникання ветеранами наявних психологічних та фізичних симптомів. Вони можуть вважати і вдавати, ніби їх не існує;  * не звинувачуйте травмовану особу й не дорікайте їй через те, як саме вона може реагувати та проявляти емоції. Часто постраждалі не можуть контролювати гнів, агресію, сльози тощо;  * не говоріть людині, що пора припинити поводитися, як на війні;  * не говоріть людині, що час лікує;  * без дозволу не обіймайте та не доторкайтесь до тіла людини. Дотики до певних частин тіла можуть призвести до спалаху;  * не призначайте медикаменти (антидепресанти) для лікування симптомів ПТСР. Потрібно порадитися із психіатром;  * не підтримуйте міфи, що ПТСР не лікується, люди з ПТСР слабкі або небезпечні.</li>
      </ul>
      <text:p text:style-name="P4">
<text:span text:style-name="T4">
Що варто робити:</text:span>
</text:p>
      <ul>
        <li>
пропонувати емоційну підтримку;  * проявляти тепло, довіру й розуміння;  * мати повагу до того досвіду, який ветерани пережили;  * уважно слухати та чути;  * приймати й розуміти спротив травмованої людини, бути виваженими та обережними. Саме ці якості допоможуть підібрати найбільш ефективні для цієї людини форми підтримки й допомоги;  * створити атмосферу психологічної та емоційної безпеки для ветеранів;  * проговорити, що вся інформація, яку ви отримаєте, залишиться конфіденційною;  * якщо ці люди готові прийняти допомогу, заохочуйте їх пройти обстеження й отримати належне лікування.</li>
      </ul>
      <text:p text:style-name="P4">
<text:span text:style-name="T4">
Важливо пам’ятати, що всім, хто взаємодіє та іде поруч із ветеранами, слідговорити:</text:span>
</text:p>
      <ul>
        <li>
«Ми чуємо й ми приймаємо».  * «Ми є свідками, коли допомагаємо вмістити нестерпне, невмістиме».  * «Ми йдемо поруч».  * «Ми починаємо говорити, коли прийде час».  * «Ми слухаємо».  * «Ми допомагаємо почати розуміти проблему».  * «Ми разом ідемо дорогою зцілення».</li>
      </ul>
      <text:p text:style-name="P4">
<draw:frame draw:style-name="fr1" draw:name="Image320" text:anchor-type="as-char" svg:width="6.9236in" svg:height="6.344488in" draw:z-index="0">
<draw:image xlink:href="../Images/AРМІЯINFORM/2023-04-10T95-00-00-04-00/photo_5305661233933960611_x.jpg" xlink:type="simple" xlink:show="embed" xlink:actuate="onLoad" draw:mime-type="image/jpeg"/>
</draw:frame>
</text:p>
      <text:p text:style-name="P4">
Керівник Центру психічного здоров’я і травматерапії «Інтеграція», психіатр,психотерапевт, кандидат медичних наук, капітан ЗСУ Андрій Карачевський під часМіжнародного конгресу «Збереження нації у війні», репортаж з якого робивкореспондент АрміяInform,<text:a xlink:type="simple" xlink:href="https://armyinform.com.ua/2023/02/25/u-kyyevi-projshov-mizhnarodnyj-kongres-zberezhennya-nacziyi-u-vijni/" text:style-name="Internet_20_link" text:visited-style-name="Visited_20_Internet_20_Link">
розповів</text:a>
 про дослідження, проведеніу 2001–2005 роках у Сполучених Штатах Америки. За його словами, середветеранів тих, хто має поранення, вчетверо менше, ніж тих, хто має проблеми зпсихічним здоров’ям. Тож система допомоги ветеранам у нас, як і в Америці,буде надзвичайно актуальною.</text:p>
      <text:p text:style-name="P4">
— Нині багато кажуть про посттравматичний синдром, про медикаментознелікування, але практика показує, що є дуже багато різних розладів: панічних,обсесивно-компульсивних тощо. Але й звичайні зміни в поведінці колишніхвійськовослужбовців потребуватимуть корекції… Психіатрам, неврологам слідзнати, як за таких обставин надати допомогу. І зараз нам важливе не лишеінформування військових, а й усього населення, — зазначив Андрій Карачевський.</text:p>
      <text:p text:style-name="P4">
Вирішувати саме це завдання й допомагатиме довідник «Невидимі наслідки війни».</text:p>
      <text:p text:style-name="P4">
У Міністерстві з питань ветеранів України розповіли кореспонденту АрміяInform,що оновлений довідник підготовлений за допомогою донорів, утім, дістати дієвупідтримку ветерани також можуть за телефоном цілодобової психологічноїдопомоги Всеукраїнського ветеранського фонду при міністерстві — 0800 33 20 29.</text:p>
      <text:p text:style-name="P4">
На телефонній лінії працюють фахові психологи. Крім того, у фонді є групипідтримки, котрі у кризових ситуаціях можуть приїхати на виклик ветерана абойого родини й уже на місці поспілкуватися з ними, надати необхідні поради тадопомогу.</text:p>
      <text:p text:style-name="P4">
Source: <text:a xlink:type="simple" xlink:href="https://armyinform.com.ua/2023/04/10/yak-vidnovytys-pislya-perezhytyh-travmuyuchyh-podij-minveteraniv-vydalo-dovidnyk-nevydymi-naslidky-vijny/" text:style-name="Internet_20_link" text:visited-style-name="Visited_20_Internet_20_Link">
https://armyinform.com.ua/2023/04/10/yak-vidnovytys-pislya-perezhytyh-travmuyuchyh-podij-minveteraniv-vydalo-dovidnyk-nevydymi-naslidky-vijny/</text:a>
</text:p>
      <!--NEWS-->
      <text:h text:style-name="P10" text:outline-level="1">
<text:span text:style-name="T4">
Міністри оборони України і Королівства Данія ознайомились з особливостями служби військових моряків</text:span>
</text:h>
      <text:p text:style-name="P4">
Author: ['Володимир Віват']</text:p>
      <text:p text:style-name="P4">
Time: 2023-04-10T96:00:00-04:00</text:p>
      <text:p text:style-name="P4">
Description: В Одесі Міністр оборони України Олексій Резніков ознайомив свого колегу — виконувач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odolazyor_result.jpg" text:style-name="Internet_20_link" text:visited-style-name="Visited_20_Internet_20_Link">
vodolazyor_result.jpg</text:a>
']</text:p>
      <text:p text:style-name="P4">
Tags: ['STOPRUSSIA', 'АГРЕСІЯ РФ', 'ВМС ЗС УКРАЇНИ', 'ВТОРГНЕННЯ РФ', 'МІНІСТР ОБОРОНИ УКРАЇНИ ОЛЕКСІЙ РЕЗНІКОВ']</text:p>
      <text:p text:style-name="P4">
Category: News</text:p>
      <!--METADATA-->
      <text:p text:style-name="P4">
<draw:frame draw:style-name="fr1" draw:name="Image321" text:anchor-type="as-char" svg:width="6.9236in" svg:height="4.615733in" draw:z-index="0">
<draw:image xlink:href="../Images/AРМІЯINFORM/2023-04-10T96-00-00-04-00/vodolazyor_result.jpg" xlink:type="simple" xlink:show="embed" xlink:actuate="onLoad" draw:mime-type="image/jpeg"/>
</draw:frame>
</text:p>
      <text:p text:style-name="P4">
В Одесі Міністр оборони України Олексій Резніков ознайомив свого колегу —виконувача обов’язків міністра оборони Королівства Данія Троельса ЛундаПоульсена з деякими аспектами служби військових моряків ВМС України.Насамперед міністри оборони двох країн вшанували пам’ять полеглих у війні зросією захисників України, поклавши квіти до Меморіалу загиблимвійськовослужбовцям Військово-Морських Сил ЗС України.</text:p>
      <text:p text:style-name="P4">
Пізніше відвідали майданчик для спусків під воду, де оглянули зразки сучасногообладнання та спорядження водолазів. Серед представлених засобів данськуделегацію особливо зацікавило обладнання, яке свого часу їх країна передалаУкраїні та досвід українських фахівців щодо його використання.</text:p>
      <text:p text:style-name="P4">
В ході візиту міністри оборони спільно з командуванням Військово-Морських СилУкраїни обговорили шляхи подальшої співпраці щодо посилення спроможностейвійськово-морської складової сектору безпеки і оборони України.</text:p>
      <text:p text:style-name="P4">
Source: <text:a xlink:type="simple" xlink:href="https://armyinform.com.ua/2023/04/10/ministry-oborony-ukrayiny-i-korolivstva-daniya-oznajomylys-z-osoblyvostyamy-sluzhby-vijskovyh-moryakiv/" text:style-name="Internet_20_link" text:visited-style-name="Visited_20_Internet_20_Link">
https://armyinform.com.ua/2023/04/10/ministry-oborony-ukrayiny-i-korolivstva-daniya-oznajomylys-z-osoblyvostyamy-sluzhby-vijskovyh-moryakiv/</text:a>
</text:p>
      <!--NEWS-->
      <text:h text:style-name="P10" text:outline-level="1">
<text:span text:style-name="T4">
Термін «програш» має стати супутником терміну «агресор», і лише українська перемога це забезпечить — Президент України</text:span>
</text:h>
      <text:p text:style-name="P4">
Author: ['АРМІЯINFORM']</text:p>
      <text:p text:style-name="P4">
Time: 2023-04-10T97:00:00-04:00</text:p>
      <text:p text:style-name="P4">
Description: Бажаю здоров’я, шановні українці!    Сьогодні — хороша новина від нашої коман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elenskyj-1.png" text:style-name="Internet_20_link" text:visited-style-name="Visited_20_Internet_20_Link">
zelenskyj-1.png</text:a>
']</text:p>
      <text:p text:style-name="P4">
Tags: ['STOPRUSSIA', 'АГРЕСІЯ РФ', 'ВОЛОДИМИР ЗЕЛЕНСЬКИЙ', 'ВТОРГНЕННЯ РФ', 'ПРЕЗИДЕНТ УКРАЇНИ']</text:p>
      <text:p text:style-name="P4">
Category: News</text:p>
      <!--METADATA-->
      <text:p text:style-name="P4">
<draw:frame draw:style-name="fr1" draw:name="Image322" text:anchor-type="as-char" svg:width="6.9236in" svg:height="4.826381in" draw:z-index="0">
<draw:image xlink:href="../Images/AРМІЯINFORM/2023-04-10T97-00-00-04-00/zelenskyj-1.png" xlink:type="simple" xlink:show="embed" xlink:actuate="onLoad" draw:mime-type="image/png"/>
</draw:frame>
</text:p>
      <text:p text:style-name="P4">
<text:span text:style-name="T5">
<text:span text:style-name="T4">
Бажаю здоров’я, шановні українці!</text:span>
</text:span>
</text:p>
      <text:p text:style-name="P4">
Сьогодні — хороша новина від нашої команди, що займається обмінами. Вдалосяповернути додому ще 100 захисників і захисниць. 80 чоловіків і 20 жінок. Цеармійці, прикордонники, воїни Військово-Морських сил, нацгвардійці. Серед них,до речі, оборонці «Азовсталі».</text:p>
      <text:p text:style-name="P4">
Це сотня родин, які перед Пасхою отримали справжню радість. І, звичайно,продовжуємо працювати, щоб повернути всіх наших із російської неволі.Пам’ятаємо про кожного й кожну! І повернемо!</text:p>
      <text:p text:style-name="P4">
Я дякую всім у нашому Координаційному центрі ГУР, дякую кожному, хтозаймається переговорами й підготовкою обмінів: хлопці Буданова, Єрмак, Малюк,Лубінець… Молодці, хлопці!</text:p>
      <text:p text:style-name="P4">
А особливо я вдячний усім, хто підтримує наших людей після звільнення й дбаєпро лікування, про адаптацію. Це важливо.</text:p>
      <text:p text:style-name="P4">
Продовжуємо розширювати зовнішньополітичні можливості нашої держави. Сьогоднідомовились з Прем’єр-міністром Іраку про нову енергію наших міждержавнихвзаємин. Я поінформував пана Прем’єр-міністра про наші зусилля, щоб повернутимир і цілісність Україні, зокрема про нашу формулу миру. І я вдячний заготовність не просто шукати, а реально знайти, як зробити нашу співпрацюсильнішою.</text:p>
      <text:p text:style-name="P4">
Говорив сьогодні з Прем’єр-міністром Греції, переважно щодо наявних викликів.Розказав про безпекову ситуацію, ширше — про нашу активність заради поверненнямиру й захисту людей. Дякую Греції за готовність продовжувати наявну співпрацюта йти разом до більшого.</text:p>
      <text:p text:style-name="P4">
Зустрівся сьогодні з Річардом Бренсоном — дуже відомим британським підприємцемі давнім другом України. Він підтримує нас іще з 14-го року — і словом, іконкретною роботою. Зараз вирішив приєднатися до команди амбасадорів United24.Дякую за це!</text:p>
      <text:p text:style-name="P4">
Обговорили, як саме глобальний вплив пана Бренсона може допомагати нашомувідновленню, відбудові наших освітніх інституцій, залученню технологічноїдопомоги для України, зокрема, щоб проводити гуманітарне розмінування.</text:p>
      <text:p text:style-name="P4">
Маємо й чергові кроки в оборонній допомозі нашій державі від Німеччини, дякуюза них. Два тижні — і посилення від Німеччини по бронетехніці, ППО,боєприпасах, інженерних машинах, медицині…</text:p>
      <text:p text:style-name="P4">
Все, що посилює захист України від російського терору, все, що дає нашимвоїнам більше можливостей для активного руху, — все це захищає й кожного вкраїнах-партнерах, кожного у Європі, кожного у світі.</text:p>
      <text:p text:style-name="P4">
Термін «програш» має стати супутником терміну «агресор». І лише українськаперемога це забезпечить.</text:p>
      <text:p text:style-name="P4">
І я дякую всім, хто її реально наближає. Наближає в боях заради нашої держави— у Марʼїнці та в Бахмуті, під Авдіївкою та під Кремінною, на Запоріжжі йХерсонщині, на Харківщині та в міцності всього нашого прикордоння.</text:p>
      <text:p text:style-name="P4">
Виграти бій для України — це виграти бій і для себе. Варто про це пам’ятати.Завжди. А особливо тим, хто намагається вигравати лише для себе особисто. Ізовсім не на передовій.</text:p>
      <text:p text:style-name="P4">
Дякую всім, хто дбає про Україну!</text:p>
      <text:p text:style-name="P4">
Слава всім, хто зараз у бою, на бойовому чергуванні та на бойових завданнях!</text:p>
      <text:p text:style-name="P4">
<text:span text:style-name="T5">
<text:span text:style-name="T4">
Слава Україні!</text:span>
</text:span>
</text:p>
      <text:p text:style-name="P4">
Джерело: <text:a xlink:type="simple" xlink:href="https://www.president.gov.ua/news/termin-progrash-maye-stati-suputnikom-terminu-agresor-i-lish-82185" text:style-name="Internet_20_link" text:visited-style-name="Visited_20_Internet_20_Link">
Офіс Президента України</text:a>
</text:p>
      <text:p text:style-name="P4">
Source: <text:a xlink:type="simple" xlink:href="https://armyinform.com.ua/2023/04/10/termin-progrash-maye-staty-suputnykom-terminu-agresor-i-lyshe-ukrayinska-peremoga-cze-zabezpechyt-prezydent-ukrayiny/" text:style-name="Internet_20_link" text:visited-style-name="Visited_20_Internet_20_Link">
https://armyinform.com.ua/2023/04/10/termin-progrash-maye-staty-suputnykom-terminu-agresor-i-lyshe-ukrayinska-peremoga-cze-zabezpechyt-prezydent-ukrayiny/</text:a>
</text:p>
      <!--NEWS-->
      <text:h text:style-name="P10" text:outline-level="1">
<text:span text:style-name="T4">
Дезінформаційний дайджест за 10 квітня</text:span>
</text:h>
      <text:p text:style-name="P4">
Author: ['АРМІЯINFORM']</text:p>
      <text:p text:style-name="P4">
Time: 2023-04-10T98:00:00-04:00</text:p>
      <text:p text:style-name="P4">
Description: Добірку сьогоднішніх фейків оприлюднив на своїй сторінці у Facebook Центр проти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zpd-11_04_23.jpg" text:style-name="Internet_20_link" text:visited-style-name="Visited_20_Internet_20_Link">
czpd-11_04_23.jpg</text:a>
']</text:p>
      <text:p text:style-name="P4">
Tags: ['STOPRUSSIA', 'АГРЕСІЯ РФ', 'ВІЙНА', 'ВТОРГНЕННЯ РФ', 'РОСІЙСЬКІ ФЕЙКИ', 'ЦПД РНБО']</text:p>
      <text:p text:style-name="P4">
Category: News</text:p>
      <!--METADATA-->
      <text:p text:style-name="P4">
<draw:frame draw:style-name="fr1" draw:name="Image323" text:anchor-type="as-char" svg:width="6.9236in" svg:height="6.9236in" draw:z-index="0">
<draw:image xlink:href="../Images/AРМІЯINFORM/2023-04-10T98-00-00-04-00/czpd-11_04_23.jpg" xlink:type="simple" xlink:show="embed" xlink:actuate="onLoad" draw:mime-type="image/jpeg"/>
</draw:frame>
</text:p>
      <text:p text:style-name="P4">
Добірку сьогоднішніх фейків<text:a xlink:type="simple" xlink:href="https://www.facebook.com/photo" text:style-name="Internet_20_link" text:visited-style-name="Visited_20_Internet_20_Link">
оприлюднив</text:a>
на своїй сторінці у Facebook Центр протидії дезінформації.</text:p>
      <text:p text:style-name="P4">
<text:span text:style-name="T4">
ЦПД_виявив:</text:span>
</text:p>
      <ul>
        <li>
<text:span text:style-name="T4">
дезінформацію.</text:span>
 У мзс рф повідомили про проведення організованої росією неформальної зустрічі членів Радбезу ООН, яку було присвячено «евакуації дітей із зони конфлікту». Основним доповідачем на заході була уповноважена президента рф з прав дитини м.львова-бєлова, яка повідомила «про зусилля щодо пошуку батьків, возз’єднання сімей та роботу російських оздоровчих центрів, … а також про важке становище мирних жителів через постійні обстріли ЗСУ з використанням натовського озброєння»;  * <text:span text:style-name="T4">
маніпуляцію.</text:span>
 У міністерстві оборони рф заявили: «Внаслідок переговорів із підконтрольної київському режиму території повернуто 106 російських військовослужбовців, яким у полоні загрожувала смертельна небезпека»;  * <text:span text:style-name="T4">
дезінформацію.</text:span>
 Донецький колаборант д.пушилін заявив, що командуванню ЗСУ байдуже на власні підрозділи у Бахмуті: «Противник не шкодує ні місто, ні своїх. Женуть у м’ясорубку».</li>
      </ul>
      <text:p text:style-name="P4">
Source: <text:a xlink:type="simple" xlink:href="https://armyinform.com.ua/2023/04/10/dezinformaczijnyj-dajdzhest-za-10-kvitnya/" text:style-name="Internet_20_link" text:visited-style-name="Visited_20_Internet_20_Link">
https://armyinform.com.ua/2023/04/10/dezinformaczijnyj-dajdzhest-za-10-kvitnya/</text:a>
</text:p>
      <!--NEWS-->
      <text:h text:style-name="P10" text:outline-level="1">
<text:span text:style-name="T4">
Коротко. Війна. День 412. Відеодайджест…</text:span>
</text:h>
      <text:p text:style-name="P4">
Author: ['АРМІЯINFORM']</text:p>
      <text:p text:style-name="P4">
Time: 2023-04-10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ДАЙДЖЕСТ', 'ВІЙНА', 'ВТОРГНЕННЯ РФ', 'ГШ ЗС УКРАЇНИ']</text:p>
      <text:p text:style-name="P4">
Category: News</text:p>
      <!--METADATA-->
      <text:p text:style-name="P4">
Source: <text:a xlink:type="simple" xlink:href="https://armyinform.com.ua/2023/04/10/korotko-vijna-den-412-videodajdzhest/" text:style-name="Internet_20_link" text:visited-style-name="Visited_20_Internet_20_Link">
https://armyinform.com.ua/2023/04/10/korotko-vijna-den-412-videodajdzhest/</text:a>
</text:p>
      <!--NEWS-->
      <text:h text:style-name="P10" text:outline-level="1">
<text:span text:style-name="T4">
До суду передали справи ще понад 60 колаборантів з Луганщини</text:span>
</text:h>
      <text:p text:style-name="P4">
Authors: Ukrinform (Person)</text:p>
      <text:p text:style-name="P4">
Publisher: Укринформ (Organization)</text:p>
      <text:p text:style-name="P4">
Published Time: 2023-04-11T-30:37:00+03:00</text:p>
      <text:p text:style-name="P4">
Modified Time: 2023-04-11T00:37:00+03:00</text:p>
      <text:p text:style-name="P4">
Description: Від початку року слідчі СБУ скерували до суду обвинувальні акти проти більш ніж 60 колаборантів на тимчасово окупованій території Луганщини. — Укрінформ.</text:p>
      <text:p text:style-name="P4">
Images: ["<text:a xlink:type="simple" xlink:href="https://static.ukrinform.com/photos/2017_12/thumb_files/630_360_1514464397-1884.jpg" text:style-name="Internet_20_link" text:visited-style-name="Visited_20_Internet_20_Link">
630_360_15144...</text:a>
"]</text:p>
      <text:p text:style-name="P4">
Tags: ['Луганщина', 'СБУ', 'Суд', 'Колаборант', 'Війна з росією']</text:p>
      <text:p text:style-name="P4">
Type: Article</text:p>
      <!--METADATA-->
      <text:p text:style-name="P4">
<draw:frame draw:style-name="fr1" draw:name="Image324" text:anchor-type="as-char" svg:width="6.9236in" svg:height="3.956343in" draw:z-index="0">
<draw:image xlink:href="../Images/yкринформ/2023-04-11T-30-37-00-03-00/630_360_1514464397-1884.jpg" xlink:type="simple" xlink:show="embed" xlink:actuate="onLoad" draw:mime-type="image/jpeg"/>
</draw:frame>
 Відпочатку року слідчі СБУ скерували до суду обвинувальні акти проти більш ніж 60колаборантів на тимчасово окупованій території Луганщини.</text:p>
      <text:p text:style-name="P4">
Як передає Укрінформ, про це 3 Управління ГУ СБУ в Донецькій та Луганськійобластях повідомило у <text:a xlink:type="simple" xlink:href="https://www.facebook.com/ssu.sievierodonetsk/posts/pfbid02UAbVZwWvM36wcskHBzCGCe5izhTr4TiZUR1d8yKr2zpLKvgyvfTjo4YFkrg6R6oZl" text:style-name="Internet_20_link" text:visited-style-name="Visited_20_Internet_20_Link">
</text:a>
.</text:p>
      <text:p text:style-name="P4">
Зазначається, що частині колаборантів вже винесено вироки.</text:p>
      <text:p text:style-name="P4">
«Правопорушників засуджено до тривалих термінів позбавлення волі зконфіскацією майна. Зазвичай вирок передбачає також заборону обіймати посади ворганах державної влади та місцевого самоврядування на строк до 15 років», -йдеться в повідомленні.</text:p>
      <text:p text:style-name="P4">
<text:span text:style-name="T4">
Читайте також:</text:span>
 <text:span text:style-name="T4">
<text:a xlink:type="simple" xlink:href="https://www.ukrinform.ua/rubric-regions/3694006-u-melitopoli-zradnikam-i-kolaborantam-zaboronili-viizdzati-za-mezi-mista.html" text:style-name="Internet_20_link" text:visited-style-name="Visited_20_Internet_20_Link">
 </text:a>
 </text:span>
</text:p>
      <text:p text:style-name="P4">
Так, судами на Волині та Івано-Франківщині за ст. 111-1 Кримінального кодексуУкраїни (колабораційна діяльність) засуджено мешканців Луганської області, якідобровільно обійняли посади «заступників прокурорів» Новопсковського таМарківського районів так званої «генпрокуратури лнр». Обидва зловмисникиотримали по 15 років ув’язнення з конфіскацією майна.</text:p>
      <text:p text:style-name="P4">
На Буковині до 10 та 12 років ув’язнення засуджено «прокурорів» з окупаційних«прокуратур» Біловодського та Марківського районів.</text:p>
      <text:p text:style-name="P4">
До 10 років за ґратами з конфіскацією усього майна засуджено ексдепутаткуСтаробільської міськради, яка вступила в злочинну змову з окупантами і заразобіймає посаду «заступника голови адміністрації Старобільського району лнр».</text:p>
      <text:p text:style-name="P4">
<text:span text:style-name="T4">
Читайте також:</text:span>
 <text:span text:style-name="T4">
<text:a xlink:type="simple" xlink:href="https://www.ukrinform.ua/rubric-regions/3693251-na-harkivsini-direktoru-skoli-dali-dva-roki-turmi-za-spivpracu-z-rosianami.html" text:style-name="Internet_20_link" text:visited-style-name="Visited_20_Internet_20_Link">
 </text:a>
</text:span>
</text:p>
      <text:p text:style-name="P4">
Оскільки фігуранти цих справ переховуються на тимчасово окупованій територіїУкраїни, до них застосовано спеціальну процедуру заочного засудження. Усі вониоголошені у розшук. Початок строку відбування покарання засудженимобчислюватиметься з дати їх затримання та реального виконання покарання,зазначили в СБУ.</text:p>
      <text:p text:style-name="P4">
<text:span text:style-name="T4">
Читайте також:</text:span>
 <text:span text:style-name="T4">
<text:a xlink:type="simple" xlink:href="https://www.ukrinform.ua/rubric-regions/3691887-spivpracuvati-z-vorogom-pogodilis-700-meskanciv-melitopolskogo-rajonu-mer.html" text:style-name="Internet_20_link" text:visited-style-name="Visited_20_Internet_20_Link">
 </text:a>
 </text:span>
</text:p>
      <text:p text:style-name="P4">
Як повідомляв Укрінформ, Служба безпеки України _<text:span text:style-name="T4">
<text:a xlink:type="simple" xlink:href="https://www.ukrinform.ua/rubric-regions/3693713-prokurorovi-severodonecka-i-se-dvom-kolaborantam-povidomili-pro-pidozru.html" text:style-name="Internet_20_link" text:visited-style-name="Visited_20_Internet_20_Link">
</text:a>
 </text:span>
 _ , начальників «ровд» та«арестного дома».</text:p>
      <text:p text:style-name="P4">
Source: <text:a xlink:type="simple" xlink:href="https://www.ukrinform.ua/rubric-regions/3694174-do-sudu-peredali-spravi-se-ponad-60-kolaborantiv-z-lugansini.html" text:style-name="Internet_20_link" text:visited-style-name="Visited_20_Internet_20_Link">
https://www.ukrinform.ua/rubric-regions/3694174-do-sudu-peredali-spravi-se-ponad-60-kolaborantiv-z-lugansini.html</text:a>
</text:p>
      <!--NEWS-->
      <text:h text:style-name="P10" text:outline-level="1">
<text:span text:style-name="T4">
Французькі законодавці планують відвідати Тайвань</text:span>
</text:h>
      <text:p text:style-name="P4">
Authors: Ukrinform (Person)</text:p>
      <text:p text:style-name="P4">
Publisher: Укринформ (Organization)</text:p>
      <text:p text:style-name="P4">
Published Time: 2023-04-11T-32:25:00+03:00</text:p>
      <text:p text:style-name="P4">
Modified Time: 2023-04-11T00:25:00+03:00</text:p>
      <text:p text:style-name="P4">
Description: Французькі законодавці планують відвідати Тайбей на тлі зростання напруженості у відносинах з Китаєм. — Укрінформ.</text:p>
      <text:p text:style-name="P4">
Images: ["<text:a xlink:type="simple" xlink:href="https://static.ukrinform.com/photos/2019_05/thumb_files/630_360_1558134259-930.jpg" text:style-name="Internet_20_link" text:visited-style-name="Visited_20_Internet_20_Link">
630_360_15581...</text:a>
"]</text:p>
      <text:p text:style-name="P4">
Tags: ['Франція', 'Тайвань', 'Візит']</text:p>
      <text:p text:style-name="P4">
Type: Article</text:p>
      <!--METADATA-->
      <text:p text:style-name="P4">
<draw:frame draw:style-name="fr1" draw:name="Image325" text:anchor-type="as-char" svg:width="6.9236in" svg:height="3.956343in" draw:z-index="0">
<draw:image xlink:href="../Images/yкринформ/2023-04-11T-32-25-00-03-00/630_360_1558134259-930.jpg" xlink:type="simple" xlink:show="embed" xlink:actuate="onLoad" draw:mime-type="image/jpeg"/>
</draw:frame>
Французькі законодавці планують відвідати Тайбей на тлі зростання напруженостіу відносинах з Китаєм.</text:p>
      <text:p text:style-name="P4">
Про це заявив міністр закордонних справ Тайваню Джозеф Ву, передає Укрінформіз посиланням на <text:a xlink:type="simple" xlink:href="https://www.bloomberg.com/news/articles/2023-04-10/french-lawmakers-to-visit-taiwan-amid-tensions-with-china" text:style-name="Internet_20_link" text:visited-style-name="Visited_20_Internet_20_Link">
</text:a>
 .</text:p>
      <text:p text:style-name="P4">
Ву сказав в інтерв’ю в понеділок, що Сенат і Національна асамблея <text:a xlink:type="simple" xlink:href="https://www.ukrinform.ua/tag-francia" text:style-name="Internet_20_link" text:visited-style-name="Visited_20_Internet_20_Link">
</text:a>
 висловили підтримку Тайваню і що деякізаконодавці відвідають «дуже скоро». Уряд Тайваню «звірить з ними, якадодаткова підтримка нам знадобиться», — сказав Ву.</text:p>
      <text:p text:style-name="P4">
За словами французького посадовця, який увійде до групи, делегація поїде наострів у неділю.</text:p>
      <text:p text:style-name="P4">
Як повідомляв <text:a xlink:type="simple" xlink:href="https://www.ukrinform.ua/rubric-world/3694004-kitaj-zaversiv-tridenni-vijskovi-navcanna-poblizu-tajvanu.html" text:style-name="Internet_20_link" text:visited-style-name="Visited_20_Internet_20_Link">
 </text:a>
 , Китай завершивтриденні військові навчання довкола Тайваню, під час яких сили Східноговійськового округу Народно-визвольної армії Китаю (НВАК) відпрацьовувализавдання ракетних ударів по цілях на острові та блокування його морського іповітряного простору.</text:p>
      <text:p text:style-name="P4">
<text:span text:style-name="T4">
Читайте також:</text:span>
 <text:a xlink:type="simple" xlink:href="https://www.ukrinform.ua/rubric-world/3694044-mzs-knr-tajvanske-pitanna-e-viklucno-vnutrisnou-spravou-kitau.html" text:style-name="Internet_20_link" text:visited-style-name="Visited_20_Internet_20_Link">
 </text:a>
</text:p>
      <text:p text:style-name="P4">
Голова КНР Сі Цзіньпін у ході тристоронньої зустрічі з президентомЄвропейської комісії Урсулою фон дер Ляєн та президентом Франції ЕммануелемМакроном наголосив, що позиція Китаю стосовно «кризи в Україні» зводиться допідтримки переговорів про мир.</text:p>
      <text:p text:style-name="P4">
Source: <text:a xlink:type="simple" xlink:href="https://www.ukrinform.ua/rubric-world/3694086-francuzki-zakonodavci-planuut-vidvidati-tajvan.html" text:style-name="Internet_20_link" text:visited-style-name="Visited_20_Internet_20_Link">
https://www.ukrinform.ua/rubric-world/3694086-francuzki-zakonodavci-planuut-vidvidati-tajvan.html</text:a>
</text:p>
      <!--NEWS-->
      <text:h text:style-name="P10" text:outline-level="1">
<text:span text:style-name="T4">
Чотиристороння зустріч щодо Сирії може відбутися на початку травня - МЗС Туреччини</text:span>
</text:h>
      <text:p text:style-name="P4">
Authors: Ukrinform (Person)</text:p>
      <text:p text:style-name="P4">
Publisher: Укринформ (Organization)</text:p>
      <text:p text:style-name="P4">
Published Time: 2023-04-11T-34:10:00+03:00</text:p>
      <text:p text:style-name="P4">
Modified Time: 2023-04-11T00:10:00+03:00</text:p>
      <text:p text:style-name="P4">
Description: Чотиристороння зустріч на рівні міністрів закордонних справ щодо Сирії може відбутися на початку травня цього року. — Укрінформ.</text:p>
      <text:p text:style-name="P4">
Images: ["<text:a xlink:type="simple" xlink:href="https://static.ukrinform.com/photos/2021_10/thumb_files/630_360_1633611633-6111.jpeg" text:style-name="Internet_20_link" text:visited-style-name="Visited_20_Internet_20_Link">
630_360_16336...</text:a>
"]</text:p>
      <text:p text:style-name="P4">
Tags: ['МЗС', 'Сирія', 'Туреччина']</text:p>
      <text:p text:style-name="P4">
Type: Article</text:p>
      <!--METADATA-->
      <text:p text:style-name="P4">
<draw:frame draw:style-name="fr1" draw:name="Image326" text:anchor-type="as-char" svg:width="6.9236in" svg:height="3.956343in" draw:z-index="0">
<draw:image xlink:href="../Images/yкринформ/2023-04-11T-34-10-00-03-00/630_360_1633611633-6111.jpeg" xlink:type="simple" xlink:show="embed" xlink:actuate="onLoad" draw:mime-type="image/jpeg"/>
</draw:frame>
Чотиристороння зустріч на рівні міністрів закордонних справ щодо Сирії можевідбутися на початку травня цього року.</text:p>
      <text:p text:style-name="P4">
Про це повідомив міністр закордонних справ Туреччини Мевлют Чавушоглу, передаєУкрінформ із посиланням на <text:a xlink:type="simple" xlink:href="https://www.hurriyet.com.tr/dunya/bakan-cavusoglu-duyurdu-kritik-zirve-mayista-moskovada-yapilacak-42249086" text:style-name="Internet_20_link" text:visited-style-name="Visited_20_Internet_20_Link">
 </text:a>
 .</text:p>
      <text:p text:style-name="P4">
“Найближчим часом запланована чотиристороння зустріч на рівні міністрівзакордонних справ… Ми думаємо, що це станеться на початку травня. Запопередньою інформацією, вона відбудеться в москві”, - повідомив Чавушоглу.</text:p>
      <text:p text:style-name="P4">
<text:span text:style-name="T4">
Читайте також:</text:span>
 <text:span text:style-name="T4">
<text:a xlink:type="simple" xlink:href="https://www.ukrinform.ua/rubric-world/3691681-tureccina-iran-siria-ta-rf-domovlautsa-pro-zustric-na-rivni-ocilnikiv-mzs.html" text:style-name="Internet_20_link" text:visited-style-name="Visited_20_Internet_20_Link">
 </text:a>
 </text:span>
</text:p>
      <text:p text:style-name="P4">
За його словами, контакти відбуваються відповідно до узгодженої “дорожньоїкарти”: спочатку на рівні міністерств оборони та розвідки, згодом на рівніпомічників МЗС щодо підготовки зустрічі глав МЗС.</text:p>
      <text:p text:style-name="P4">
<text:span text:style-name="T4">
Читайте також:</text:span>
 <text:span text:style-name="T4">
<text:a xlink:type="simple" xlink:href="https://www.ukrinform.ua/rubric-world/3688670-ssa-ta-britania-zaprovadili-sankcii-proti-narkobiznesu-rodini-asada.html" text:style-name="Internet_20_link" text:visited-style-name="Visited_20_Internet_20_Link">
 </text:a>
 </text:span>
</text:p>
      <text:p text:style-name="P4">
Як повідомляв Укрінформ, 3-4 квітня в москві відбулася зустріч заступниківміністрів закордонних справ Туреччини, Ірану, Сирії та рф.</text:p>
      <text:p text:style-name="P4">
Source: <text:a xlink:type="simple" xlink:href="https://www.ukrinform.ua/rubric-world/3694172-cotiristoronna-zustric-sodo-sirii-moze-vidbutisa-na-pocatku-travna-mzs-tureccini.html" text:style-name="Internet_20_link" text:visited-style-name="Visited_20_Internet_20_Link">
https://www.ukrinform.ua/rubric-world/3694172-cotiristoronna-zustric-sodo-sirii-moze-vidbutisa-na-pocatku-travna-mzs-tureccini.html</text:a>
</text:p>
      <!--NEWS-->
      <text:h text:style-name="P10" text:outline-level="1">
<text:span text:style-name="T4">
Чотиристороння зустріч щодо Сирії може відбутися на початку травня - МЗС Туреччини</text:span>
</text:h>
      <text:p text:style-name="P4">
Authors: Ukrinform (Person)</text:p>
      <text:p text:style-name="P4">
Publisher: Укринформ (Organization)</text:p>
      <text:p text:style-name="P4">
Published Time: 2023-04-11T00:10:00+03:00</text:p>
      <text:p text:style-name="P4">
Modified Time: 2023-04-11T00:10:00+03:00</text:p>
      <text:p text:style-name="P4">
Description: Чотиристороння зустріч на рівні міністрів закордонних справ щодо Сирії може відбутися на початку травня цього року. — Укрінформ.</text:p>
      <text:p text:style-name="P4">
Images: ["<text:a xlink:type="simple" xlink:href="https://static.ukrinform.com/photos/2021_10/thumb_files/630_360_1633611633-6111.jpeg" text:style-name="Internet_20_link" text:visited-style-name="Visited_20_Internet_20_Link">
630_360_16336...</text:a>
"]</text:p>
      <text:p text:style-name="P4">
Tags: ['МЗС', 'Сирія', 'Туреччина']</text:p>
      <text:p text:style-name="P4">
Type: Article</text:p>
      <!--METADATA-->
      <text:p text:style-name="P4">
<draw:frame draw:style-name="fr1" draw:name="Image327" text:anchor-type="as-char" svg:width="6.9236in" svg:height="3.956343in" draw:z-index="0">
<draw:image xlink:href="../Images/yкринформ/2023-04-11T00-10-00-03-00/630_360_1633611633-6111.jpeg" xlink:type="simple" xlink:show="embed" xlink:actuate="onLoad" draw:mime-type="image/jpeg"/>
</draw:frame>
Чотиристороння зустріч на рівні міністрів закордонних справ щодо Сирії можевідбутися на початку травня цього року.</text:p>
      <text:p text:style-name="P4">
Про це повідомив міністр закордонних справ Туреччини Мевлют Чавушоглу, передаєУкрінформ із посиланням на <text:a xlink:type="simple" xlink:href="https://www.hurriyet.com.tr/dunya/bakan-cavusoglu-duyurdu-kritik-zirve-mayista-moskovada-yapilacak-42249086" text:style-name="Internet_20_link" text:visited-style-name="Visited_20_Internet_20_Link">
 </text:a>
 .</text:p>
      <text:p text:style-name="P4">
“Найближчим часом запланована чотиристороння зустріч на рівні міністрівзакордонних справ… Ми думаємо, що це станеться на початку травня. Запопередньою інформацією, вона відбудеться в москві”, - повідомив Чавушоглу.</text:p>
      <text:p text:style-name="P4">
<text:span text:style-name="T4">
Читайте також:</text:span>
 <text:span text:style-name="T4">
<text:a xlink:type="simple" xlink:href="https://www.ukrinform.ua/rubric-world/3691681-tureccina-iran-siria-ta-rf-domovlautsa-pro-zustric-na-rivni-ocilnikiv-mzs.html" text:style-name="Internet_20_link" text:visited-style-name="Visited_20_Internet_20_Link">
 </text:a>
 </text:span>
</text:p>
      <text:p text:style-name="P4">
За його словами, контакти відбуваються відповідно до узгодженої “дорожньоїкарти”: спочатку на рівні міністерств оборони та розвідки, згодом на рівніпомічників МЗС щодо підготовки зустрічі глав МЗС.</text:p>
      <text:p text:style-name="P4">
<text:span text:style-name="T4">
Читайте також:</text:span>
 <text:span text:style-name="T4">
<text:a xlink:type="simple" xlink:href="https://www.ukrinform.ua/rubric-world/3688670-ssa-ta-britania-zaprovadili-sankcii-proti-narkobiznesu-rodini-asada.html" text:style-name="Internet_20_link" text:visited-style-name="Visited_20_Internet_20_Link">
 </text:a>
 </text:span>
</text:p>
      <text:p text:style-name="P4">
Як повідомляв Укрінформ, 3-4 квітня в москві відбулася зустріч заступниківміністрів закордонних справ Туреччини, Ірану, Сирії та рф.</text:p>
      <text:p text:style-name="P4">
Source: <text:a xlink:type="simple" xlink:href="https://www.ukrinform.ua/rubric-world/3694172-cotiristoronna-zustric-sodo-sirii-moze-vidbutisa-na-pocatku-travna-mzs-tureccini.html" text:style-name="Internet_20_link" text:visited-style-name="Visited_20_Internet_20_Link">
https://www.ukrinform.ua/rubric-world/3694172-cotiristoronna-zustric-sodo-sirii-moze-vidbutisa-na-pocatku-travna-mzs-tureccini.html</text:a>
</text:p>
      <!--NEWS-->
      <text:h text:style-name="P10" text:outline-level="1">
<text:span text:style-name="T4">
Французькі законодавці планують відвідати Тайвань</text:span>
</text:h>
      <text:p text:style-name="P4">
Authors: Ukrinform (Person)</text:p>
      <text:p text:style-name="P4">
Publisher: Укринформ (Organization)</text:p>
      <text:p text:style-name="P4">
Published Time: 2023-04-11T00:25:00+03:00</text:p>
      <text:p text:style-name="P4">
Modified Time: 2023-04-11T00:25:00+03:00</text:p>
      <text:p text:style-name="P4">
Description: Французькі законодавці планують відвідати Тайбей на тлі зростання напруженості у відносинах з Китаєм. — Укрінформ.</text:p>
      <text:p text:style-name="P4">
Images: ["<text:a xlink:type="simple" xlink:href="https://static.ukrinform.com/photos/2019_05/thumb_files/630_360_1558134259-930.jpg" text:style-name="Internet_20_link" text:visited-style-name="Visited_20_Internet_20_Link">
630_360_15581...</text:a>
"]</text:p>
      <text:p text:style-name="P4">
Tags: ['Франція', 'Тайвань', 'Візит']</text:p>
      <text:p text:style-name="P4">
Type: Article</text:p>
      <!--METADATA-->
      <text:p text:style-name="P4">
<draw:frame draw:style-name="fr1" draw:name="Image328" text:anchor-type="as-char" svg:width="6.9236in" svg:height="3.956343in" draw:z-index="0">
<draw:image xlink:href="../Images/yкринформ/2023-04-11T00-25-00-03-00/630_360_1558134259-930.jpg" xlink:type="simple" xlink:show="embed" xlink:actuate="onLoad" draw:mime-type="image/jpeg"/>
</draw:frame>
 Французькізаконодавці планують відвідати Тайбей на тлі зростання напруженості увідносинах з Китаєм.</text:p>
      <text:p text:style-name="P4">
Про це заявив міністр закордонних справ Тайваню Джозеф Ву, передає Укрінформіз посиланням на <text:a xlink:type="simple" xlink:href="https://www.bloomberg.com/news/articles/2023-04-10/french-lawmakers-to-visit-taiwan-amid-tensions-with-china" text:style-name="Internet_20_link" text:visited-style-name="Visited_20_Internet_20_Link">
</text:a>
 .</text:p>
      <text:p text:style-name="P4">
Ву сказав в інтерв’ю в понеділок, що Сенат і Національна асамблея <text:a xlink:type="simple" xlink:href="https://www.ukrinform.ua/tag-francia" text:style-name="Internet_20_link" text:visited-style-name="Visited_20_Internet_20_Link">
</text:a>
 висловили підтримку Тайваню і що деякізаконодавці відвідають «дуже скоро». Уряд Тайваню «звірить з ними, якадодаткова підтримка нам знадобиться», — сказав Ву.</text:p>
      <text:p text:style-name="P4">
За словами французького посадовця, який увійде до групи, делегація поїде наострів у неділю.</text:p>
      <text:p text:style-name="P4">
Як повідомляв <text:a xlink:type="simple" xlink:href="https://www.ukrinform.ua/rubric-world/3694004-kitaj-zaversiv-tridenni-vijskovi-navcanna-poblizu-tajvanu.html" text:style-name="Internet_20_link" text:visited-style-name="Visited_20_Internet_20_Link">
 </text:a>
 , Китай завершивтриденні військові навчання довкола Тайваню, під час яких сили Східноговійськового округу Народно-визвольної армії Китаю (НВАК) відпрацьовувализавдання ракетних ударів по цілях на острові та блокування його морського іповітряного простору.</text:p>
      <text:p text:style-name="P4">
<text:span text:style-name="T4">
Читайте також:</text:span>
 <text:a xlink:type="simple" xlink:href="https://www.ukrinform.ua/rubric-world/3694044-mzs-knr-tajvanske-pitanna-e-viklucno-vnutrisnou-spravou-kitau.html" text:style-name="Internet_20_link" text:visited-style-name="Visited_20_Internet_20_Link">
 </text:a>
</text:p>
      <text:p text:style-name="P4">
Голова КНР Сі Цзіньпін у ході тристоронньої зустрічі з президентомЄвропейської комісії Урсулою фон дер Ляєн та президентом Франції ЕммануелемМакроном наголосив, що позиція Китаю стосовно «кризи в Україні» зводиться допідтримки переговорів про мир.</text:p>
      <text:p text:style-name="P4">
Source: <text:a xlink:type="simple" xlink:href="https://www.ukrinform.ua/rubric-world/3694086-francuzki-zakonodavci-planuut-vidvidati-tajvan.html" text:style-name="Internet_20_link" text:visited-style-name="Visited_20_Internet_20_Link">
https://www.ukrinform.ua/rubric-world/3694086-francuzki-zakonodavci-planuut-vidvidati-tajvan.html</text:a>
</text:p>
      <!--NEWS-->
      <text:h text:style-name="P10" text:outline-level="1">
<text:span text:style-name="T4">
До суду передали справи ще понад 60 колаборантів з Луганщини</text:span>
</text:h>
      <text:p text:style-name="P4">
Authors: Ukrinform (Person)</text:p>
      <text:p text:style-name="P4">
Publisher: Укринформ (Organization)</text:p>
      <text:p text:style-name="P4">
Published Time: 2023-04-11T00:37:00+03:00</text:p>
      <text:p text:style-name="P4">
Modified Time: 2023-04-11T00:37:00+03:00</text:p>
      <text:p text:style-name="P4">
Description: Від початку року слідчі СБУ скерували до суду обвинувальні акти проти більш ніж 60 колаборантів на тимчасово окупованій території Луганщини. — Укрінформ.</text:p>
      <text:p text:style-name="P4">
Images: ["<text:a xlink:type="simple" xlink:href="https://static.ukrinform.com/photos/2017_12/thumb_files/630_360_1514464397-1884.jpg" text:style-name="Internet_20_link" text:visited-style-name="Visited_20_Internet_20_Link">
630_360_15144...</text:a>
"]</text:p>
      <text:p text:style-name="P4">
Tags: ['Луганщина', 'СБУ', 'Суд', 'Колаборант', 'Війна з росією']</text:p>
      <text:p text:style-name="P4">
Type: Article</text:p>
      <!--METADATA-->
      <text:p text:style-name="P4">
<draw:frame draw:style-name="fr1" draw:name="Image329" text:anchor-type="as-char" svg:width="6.9236in" svg:height="3.956343in" draw:z-index="0">
<draw:image xlink:href="../Images/yкринформ/2023-04-11T00-37-00-03-00/630_360_1514464397-1884.jpg" xlink:type="simple" xlink:show="embed" xlink:actuate="onLoad" draw:mime-type="image/jpeg"/>
</draw:frame>
 Відпочатку року слідчі СБУ скерували до суду обвинувальні акти проти більш ніж 60колаборантів на тимчасово окупованій території Луганщини.</text:p>
      <text:p text:style-name="P4">
Як передає Укрінформ, про це 3 Управління ГУ СБУ в Донецькій та Луганськійобластях повідомило у <text:a xlink:type="simple" xlink:href="https://www.facebook.com/ssu.sievierodonetsk/posts/pfbid02UAbVZwWvM36wcskHBzCGCe5izhTr4TiZUR1d8yKr2zpLKvgyvfTjo4YFkrg6R6oZl" text:style-name="Internet_20_link" text:visited-style-name="Visited_20_Internet_20_Link">
</text:a>
.</text:p>
      <text:p text:style-name="P4">
Зазначається, що частині колаборантів вже винесено вироки.</text:p>
      <text:p text:style-name="P4">
«Правопорушників засуджено до тривалих термінів позбавлення волі зконфіскацією майна. Зазвичай вирок передбачає також заборону обіймати посади ворганах державної влади та місцевого самоврядування на строк до 15 років», -йдеться в повідомленні.</text:p>
      <text:p text:style-name="P4">
<text:span text:style-name="T4">
Читайте також:</text:span>
 <text:span text:style-name="T4">
<text:a xlink:type="simple" xlink:href="https://www.ukrinform.ua/rubric-regions/3694006-u-melitopoli-zradnikam-i-kolaborantam-zaboronili-viizdzati-za-mezi-mista.html" text:style-name="Internet_20_link" text:visited-style-name="Visited_20_Internet_20_Link">
 </text:a>
 </text:span>
</text:p>
      <text:p text:style-name="P4">
Так, судами на Волині та Івано-Франківщині за ст. 111-1 Кримінального кодексуУкраїни (колабораційна діяльність) засуджено мешканців Луганської області, якідобровільно обійняли посади «заступників прокурорів» Новопсковського таМарківського районів так званої «генпрокуратури лнр». Обидва зловмисникиотримали по 15 років ув’язнення з конфіскацією майна.</text:p>
      <text:p text:style-name="P4">
На Буковині до 10 та 12 років ув’язнення засуджено «прокурорів» з окупаційних«прокуратур» Біловодського та Марківського районів.</text:p>
      <text:p text:style-name="P4">
До 10 років за ґратами з конфіскацією усього майна засуджено ексдепутаткуСтаробільської міськради, яка вступила в злочинну змову з окупантами і заразобіймає посаду «заступника голови адміністрації Старобільського району лнр».</text:p>
      <text:p text:style-name="P4">
<text:span text:style-name="T4">
Читайте також:</text:span>
 <text:span text:style-name="T4">
<text:a xlink:type="simple" xlink:href="https://www.ukrinform.ua/rubric-regions/3693251-na-harkivsini-direktoru-skoli-dali-dva-roki-turmi-za-spivpracu-z-rosianami.html" text:style-name="Internet_20_link" text:visited-style-name="Visited_20_Internet_20_Link">
 </text:a>
</text:span>
</text:p>
      <text:p text:style-name="P4">
Оскільки фігуранти цих справ переховуються на тимчасово окупованій територіїУкраїни, до них застосовано спеціальну процедуру заочного засудження. Усі вониоголошені у розшук. Початок строку відбування покарання засудженимобчислюватиметься з дати їх затримання та реального виконання покарання,зазначили в СБУ.</text:p>
      <text:p text:style-name="P4">
<text:span text:style-name="T4">
Читайте також:</text:span>
 <text:span text:style-name="T4">
<text:a xlink:type="simple" xlink:href="https://www.ukrinform.ua/rubric-regions/3691887-spivpracuvati-z-vorogom-pogodilis-700-meskanciv-melitopolskogo-rajonu-mer.html" text:style-name="Internet_20_link" text:visited-style-name="Visited_20_Internet_20_Link">
 </text:a>
 </text:span>
</text:p>
      <text:p text:style-name="P4">
Як повідомляв Укрінформ, Служба безпеки України _<text:span text:style-name="T4">
<text:a xlink:type="simple" xlink:href="https://www.ukrinform.ua/rubric-regions/3693713-prokurorovi-severodonecka-i-se-dvom-kolaborantam-povidomili-pro-pidozru.html" text:style-name="Internet_20_link" text:visited-style-name="Visited_20_Internet_20_Link">
</text:a>
 </text:span>
 _ , начальників «ровд» та«арестного дома».</text:p>
      <text:p text:style-name="P4">
Source: <text:a xlink:type="simple" xlink:href="https://www.ukrinform.ua/rubric-regions/3694174-do-sudu-peredali-spravi-se-ponad-60-kolaborantiv-z-lugansini.html" text:style-name="Internet_20_link" text:visited-style-name="Visited_20_Internet_20_Link">
https://www.ukrinform.ua/rubric-regions/3694174-do-sudu-peredali-spravi-se-ponad-60-kolaborantiv-z-lugansini.html</text:a>
</text:p>
      <!--NEWS-->
      <text:h text:style-name="P10" text:outline-level="1">
<text:span text:style-name="T4">
Україна планує залучити мінімум 5 тисяч саперів для розмінування українських територій — Олексій Резніков</text:span>
</text:h>
      <text:p text:style-name="P4">
Author: ['Алла Рядинська']</text:p>
      <text:p text:style-name="P4">
Time: 2023-04-11T97:00:00-04:00</text:p>
      <text:p text:style-name="P4">
Description: На брифінгу Міністрів оборони України та Королівства Данія в Media Center Ukraine – Odesa...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nistr_result.jpg" text:style-name="Internet_20_link" text:visited-style-name="Visited_20_Internet_20_Link">
ministr_result.jpg</text:a>
']</text:p>
      <text:p text:style-name="P4">
Tags: ['STOPRUSSIA', 'АГРЕСІЯ РФ', 'ВТОРГНЕННЯ РФ', 'МІНІСТР ОБОРОНИ УКРАЇНИ ОЛЕКСІЙ РЕЗНІКОВ']</text:p>
      <text:p text:style-name="P4">
Category: News</text:p>
      <!--METADATA-->
      <text:p text:style-name="P4">
<draw:frame draw:style-name="fr1" draw:name="Image330" text:anchor-type="as-char" svg:width="6.9236in" svg:height="4.615733in" draw:z-index="0">
<draw:image xlink:href="../Images/AРМІЯINFORM/2023-04-11T97-00-00-04-00/ministr_result.jpg" xlink:type="simple" xlink:show="embed" xlink:actuate="onLoad" draw:mime-type="image/jpeg"/>
</draw:frame>
</text:p>
      <text:p text:style-name="P4">
На брифінгу Міністрів оборони України та Королівства Данія в Media CenterUkraine – Odesa Олексій Резніков поділився планами щодо убезпечення цивільнихгромадян від наслідків російського широкомасштабного вторгнення, а саме зрозмінування територій. Він зазначив, що процес буде складатись з декількохетапів.</text:p>
      <text:p text:style-name="P4">
— Після деокупації буде зроблений аудит землі і води. На сьогоднішній деньчасто бувають ситуації, коли навіть морські міни потрапляють на пляжі, і нелише українські. Друге — це обладнання для розмінування. Це не тількиідентифікація, встановлення і фіксація, а й одночасно можливість розмінуватиці елементи. І Королівство Данія може нам в цьому допомогти, — пояснює він.</text:p>
      <text:p text:style-name="P4">
За його словами, Данія має спеціалізовані дрони — підводні апарати, які маютьсенсори, що здатні виявляти, фіксувати та передавати координати саперам, якізможуть проводити саперні роботи під водою. В Україні ще з 2014 року працюєкомпанія, фонд якої представляє Королівство Данія. Ця компанія має великіможливості з експертизи для проводження гуманітарного розмінування, тобторозмінування на ділянках, які не знаходяться в зоні бойових дій.</text:p>
      <text:p text:style-name="P4">
Інша інституція, яка займається розмінуванням в Україні є ДСНС. Вонизаймаються розмінуванням цивільної інфраструктури.</text:p>
      <text:p text:style-name="P4">
— ДСНС є лідером у розмінуванні, але вони роблять оперативне розмінування.Умовно кажучи — звільнили територію, треба розмінувати лінію електропередач,щоб далі прийшли представники Міністерства енергетики і подали електрикумісцевому населенню. Але це оперативне розмінування. А повномасштабнерозмінування того ж аграрного сектору, коли наші фермери благають: «розмінуйтеполя, щоб ми могли сіяти та вирощувати їжу» — це величезна задача, —прокоментував Міністр.</text:p>
      <text:p text:style-name="P4">
Наразі існує міжвідомча група, яку очолює Юлія Свириденко, Перший віце-прем’єрміністр та міністр економіки. Вона, як економіст, розуміє, які галузі єпріоритетними у цьому питанні. І досвід Королівства Данія буде незамінним дляефективної роботи наших саперів.</text:p>
      <text:p text:style-name="P4">
— У наших планах утворити власний потенціал принаймні у 5 тисяч українськихфахівців, які будуть займатись розмінуванням. І це з розрахунком, що такожбудуть залучені фахівці з інших країн, — розповів Олексій Резніков.</text:p>
      <text:p text:style-name="P4">
Окрім Данії, корисним буде також досвід Хорватії — країни, яка в кінціминулого сторіччя також пройшла через війну, і зіштовхнулась з проблемоюгуманітарного розмінування великих територій. На думку Міністра, якщо мибудемо рухатись такими самими темпами, то весь процес займе принаймні 30років.</text:p>
      <text:p text:style-name="P4">
— У Хорватії війна закінчилась 28 років тому. До сих пір територія Хорватії нерозмінована повністю. Тобто хорватський національний центр досі має роботу. Зарік вони в середньому можуть розміновувати до 50 квадратних кілометрів землі,в тому числі пересічену місцевість — скелі, лісові хащі тощо, — підсумовавОлексій Резніков.</text:p>
      <text:p text:style-name="P4">
Source: <text:a xlink:type="simple" xlink:href="https://armyinform.com.ua/2023/04/11/ukrayina-planuye-zaluchyty-minimum-5-tysyach-saperiv-dlya-rozminuvannya-ukrayinskyh-terytorij-oleksij-reznikov/" text:style-name="Internet_20_link" text:visited-style-name="Visited_20_Internet_20_Link">
https://armyinform.com.ua/2023/04/11/ukrayina-planuye-zaluchyty-minimum-5-tysyach-saperiv-dlya-rozminuvannya-ukrayinskyh-terytorij-oleksij-reznikov/</text:a>
</text:p>
      <!--NEWS-->
      <text:h text:style-name="P10" text:outline-level="1">
<text:span text:style-name="T4">
Викрито шахраїв, які виманювали гроші в охочих виїхати із Бахмута</text:span>
</text:h>
      <text:p text:style-name="P4">
Author: ['АРМІЯINFORM']</text:p>
      <text:p text:style-name="P4">
Time: 2023-04-11T98:00:00-04:00</text:p>
      <text:p text:style-name="P4">
Description: Кіберфахівці Служби безпеки спільно з правоохоронними органами Республіки Польщ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bu11.jpeg" text:style-name="Internet_20_link" text:visited-style-name="Visited_20_Internet_20_Link">
sbu11.jpeg</text:a>
', '<text:a xlink:type="simple" xlink:href="https://armyinform.com.ua/wp-content/uploads/2023/04/sbu33.jpeg" text:style-name="Internet_20_link" text:visited-style-name="Visited_20_Internet_20_Link">
sbu33.jpeg</text:a>
', '<text:a xlink:type="simple" xlink:href="https://armyinform.com.ua/wp-content/uploads/2023/04/sbu22.jpeg" text:style-name="Internet_20_link" text:visited-style-name="Visited_20_Internet_20_Link">
sbu22.jpeg</text:a>
']</text:p>
      <text:p text:style-name="P4">
Tags: ['STOPRUSSIA', 'АГРЕСІЯ РФ', 'ВТОРГНЕННЯ РФ', 'СБУ']</text:p>
      <text:p text:style-name="P4">
Category: News</text:p>
      <!--METADATA-->
      <text:p text:style-name="P4">
<draw:frame draw:style-name="fr1" draw:name="Image331" text:anchor-type="as-char" svg:width="6.9236in" svg:height="4.615733in" draw:z-index="0">
<draw:image xlink:href="../Images/AРМІЯINFORM/2023-04-11T98-00-00-04-00/sbu11.jpeg" xlink:type="simple" xlink:show="embed" xlink:actuate="onLoad" draw:mime-type="image/jpeg"/>
</draw:frame>
</text:p>
      <text:p text:style-name="P4">
Кіберфахівці Служби безпеки спільно з правоохоронними органами РеспублікиПольща нейтралізували транснаціональне злочинне угруповання шахраїв.</text:p>
      <text:p text:style-name="P4">
Про це <text:a xlink:type="simple" xlink:href="https://ssu.gov.ua/novyny/sbu-ta-pravookhorontsi-polshchi-likviduvaly-shakhraisku-skhemu-vymaniuvannia-hroshei-iz-myrnykh-zhyteliv-yaki-khochut-vyikhaty-z-bakhmuta" text:style-name="Internet_20_link" text:visited-style-name="Visited_20_Internet_20_Link">
повідомляє</text:a>
 пресслужба СБУ.</text:p>
      <text:p text:style-name="P4">
Зловмисники видурювали гроші з мешканців фронтових регіонів України, якіпланували виїхати із зони бойових дій, у тому числі з Бахмута і Вугледара. Зарізні суми ділки «гарантували» місцевим жителям вивезти їх до безпечнішихрегіонів нашої держави. Середня вартість таких «послуг» становила 30 тис. грн.</text:p>
      <text:p text:style-name="P4">
В основному шахраї «роздавали» свої обіцянки інвалідам та батькам малолітніхдітей. Для цього використовували групи у соцмережах і популярних месенджерах.У своїх клієнтів брали «передоплату» у розмірі 50% від заявленої суми. Грошіотримували на банківські картки, оформлені на підставних осіб. Після отриманнякоштів ділки припиняли спілкування з потерпілими і більше не виходили назв’язок. Таким чином шахраї видурили у людей понад 1,5 млн грн.</text:p>
      <text:p text:style-name="P4">
<draw:frame draw:style-name="fr1" draw:name="Image332" text:anchor-type="as-char" svg:width="6.9236in" svg:height="4.615733in" draw:z-index="0">
<draw:image xlink:href="../Images/AРМІЯINFORM/2023-04-11T98-00-00-04-00/sbu33.jpeg" xlink:type="simple" xlink:show="embed" xlink:actuate="onLoad" draw:mime-type="image/jpeg"/>
</draw:frame>
</text:p>
      <text:p text:style-name="P4">
Ще однією «цільовою аудиторією» шахраїв були чоловіки призовного віку. За«окрему плату» зловмисники обіцяли військовозобов’язаним виготовити фальшивідокументи для виїзду за кордон.</text:p>
      <text:p text:style-name="P4">
У результаті спецоперації у різних регіонах України затримано одного зорганізаторів угруповання. Ним виявився мешканець Житомирщини, якийбезпосередньо контактував з клієнтами і пропонував їм «умови» для евакуації.За даними слідства, ще двоє українських громадян, організаторів злочинноїгрупи, наразі перебувають в одній з країн Євросоюзу.</text:p>
      <text:p text:style-name="P4">
Співробітники СБУ спільно з європейськими партнерами проводять комплекснізаходи щодо затримання обох зловмисників та їхньої екстрадиції в Україну.</text:p>
      <text:p text:style-name="P4">
<text:span text:style-name="T4">
Під час обшуків за адресами проживання фігурантів у декількох областяхУкраїни виявлено:</text:span>
</text:p>
      <ul>
        <li>
мобільні телефони із доказами незаконної діяльності;  * 10 банківських карток, на які зловмисники отримували гроші від потерпілих.</li>
      </ul>
      <text:p text:style-name="P4">
<draw:frame draw:style-name="fr1" draw:name="Image333" text:anchor-type="as-char" svg:width="6.9236in" svg:height="4.615733in" draw:z-index="0">
<draw:image xlink:href="../Images/AРМІЯINFORM/2023-04-11T98-00-00-04-00/sbu22.jpeg" xlink:type="simple" xlink:show="embed" xlink:actuate="onLoad" draw:mime-type="image/jpeg"/>
</draw:frame>
</text:p>
      <text:p text:style-name="P4">
Наразі одному із зловмисників, мешканцю Житомирщини, повідомлено про підозруза ч. 3 ст. 190 Кримінального кодексу України (шахрайство). Вирішуєтьсяпитання щодо обрання запобіжного заходу ˗ тримання під вартою. Триваєрозслідування для встановлення всіх обставин злочину і притягнення винних довідповідальності.</text:p>
      <text:p text:style-name="P4">
Заходи проводили спільно з Національною поліцією за процесуального керівництваКиївської міської прокуратури.</text:p>
      <text:p text:style-name="P4">
Source: <text:a xlink:type="simple" xlink:href="https://armyinform.com.ua/2023/04/11/vykryto-shahrayiv-yaki-vymanyuvaly-groshi-v-ohochyh-vyyihaty-iz-bahmuta/" text:style-name="Internet_20_link" text:visited-style-name="Visited_20_Internet_20_Link">
https://armyinform.com.ua/2023/04/11/vykryto-shahrayiv-yaki-vymanyuvaly-groshi-v-ohochyh-vyyihaty-iz-bahmuta/</text:a>
</text:p>
      <!--NEWS-->
      <text:h text:style-name="P10" text:outline-level="1">
<text:span text:style-name="T4">
Україна передала російській стороні ще п’ятьох важкопоранених полонених</text:span>
</text:h>
      <text:p text:style-name="P4">
Author: ['АРМІЯINFORM']</text:p>
      <text:p text:style-name="P4">
Time: 2023-04-11T99:00:00-04:00</text:p>
      <text:p text:style-name="P4">
Description: Згідно з нормами Женевських конвенцій, українська сторона репатріювала на територ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oooord.jpeg" text:style-name="Internet_20_link" text:visited-style-name="Visited_20_Internet_20_Link">
koooord.jpeg</text:a>
']</text:p>
      <text:p text:style-name="P4">
Tags: ['STOPRUSSIA', 'АГРЕСІЯ РФ', 'ВТОРГНЕННЯ РФ', 'КООРДИНАЦІЙНИЙ ШТАБ']</text:p>
      <text:p text:style-name="P4">
Category: News</text:p>
      <!--METADATA-->
      <text:p text:style-name="P4">
<draw:frame draw:style-name="fr1" draw:name="Image334" text:anchor-type="as-char" svg:width="6.9236in" svg:height="3.894525in" draw:z-index="0">
<draw:image xlink:href="../Images/AРМІЯINFORM/2023-04-11T99-00-00-04-00/koooord.jpeg" xlink:type="simple" xlink:show="embed" xlink:actuate="onLoad" draw:mime-type="image/jpeg"/>
</draw:frame>
</text:p>
      <text:p text:style-name="P4">
Згідно з нормами Женевських конвенцій, українська сторона репатріювала натериторію держави-агресорки ще п’ятьох важкопоранених полонених окупантів, втому числі єдину жінку, яка перебувала в українському полоні.</text:p>
      <text:p text:style-name="P4">
Про це <text:a xlink:type="simple" xlink:href="https://koordshtab.gov.ua/archive/1368" text:style-name="Internet_20_link" text:visited-style-name="Visited_20_Internet_20_Link">
повідомляє</text:a>
 Координаційнийштаб з питань поводження з військовополоненими.</text:p>
      <text:p text:style-name="P4">
Стан цих осіб вдалося стабілізувати, аби вони стали придатними длятранспортування. Репатріація, як і передбачає міжнародне гуманітарне право,відбулася без жодних умов для російської сторони.</text:p>
      <text:p text:style-name="P4">
Крім того, у Рамадан — священний місяць для всіх мусульман — Україна передаладвох військовополонених мусульман, які воювали у складі окупаційної армії. Цебуло зроблено на підтвердження нашої пропозиції державі-агресорці обмінятимусульман «всіх на всіх» з обох сторін на знак поваги до культури і традицій.</text:p>
      <text:p text:style-name="P4">
Нагадаємо, що 24 березня українська сторона вже репатріювала п’ятьохтранспортабельних важкопоранених російських окупантів. Проте в місцяхутримання в росії та на тимчасово окупованих територіях зараз перебуває значнобільше поранених військовополонених, яких держава-окупант згідно з Женевськимиконвенціями має негайно повернути без попередніх умов.</text:p>
      <text:p text:style-name="P4">
Source: <text:a xlink:type="simple" xlink:href="https://armyinform.com.ua/2023/04/11/ukrayina-peredala-rosijskij-storoni-shhe-pyatoh-vazhkoporanenyh-polonenyh/" text:style-name="Internet_20_link" text:visited-style-name="Visited_20_Internet_20_Link">
https://armyinform.com.ua/2023/04/11/ukrayina-peredala-rosijskij-storoni-shhe-pyatoh-vazhkoporanenyh-polonenyh/</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